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1.412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3.53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2.118cm"/>
    </style:style>
    <style:style style:name="co1" style:family="table-column">
      <style:table-column-properties fo:break-before="auto" style:column-width="5.66208333333333cm"/>
    </style:style>
    <style:style style:name="co2" style:family="table-column">
      <style:table-column-properties fo:break-before="auto" style:column-width="4.70958333333333cm"/>
    </style:style>
    <style:style style:name="co3" style:family="table-column">
      <style:table-column-properties fo:break-before="auto" style:column-width="3.46604166666667cm"/>
    </style:style>
    <style:style style:name="co4" style:family="table-column">
      <style:table-column-properties fo:break-before="auto" style:column-width="3.43958333333333cm"/>
    </style:style>
    <style:style style:name="co5" style:family="table-column">
      <style:table-column-properties fo:break-before="auto" style:column-width="4.49791666666667cm"/>
    </style:style>
    <style:style style:name="co6" style:family="table-column">
      <style:table-column-properties fo:break-before="auto" style:column-width="4.57729166666667cm" style:use-optimal-column-width="true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" style:family="table-cell">
      <style:map style:condition="of:cell-content()=1" style:apply-style-name="cf1"/>
      <style:map style:condition="of:cell-content()=2" style:apply-style-name="cf2"/>
      <style:map style:condition="of:cell-content()=3" style:apply-style-name="cf3"/>
      <style:map style:condition="of:cell-content()=4" style:apply-style-name="cf4"/>
      <style:map style:condition="of:cell-content()=5" style:apply-style-name="cf5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2.118cm"/>
      <style:map style:condition="of:is-true-formula([.$Q$2]&lt;0)" style:apply-style-name="cf2" style:base-cell-address="results_all.P2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sults_all" table:style-name="ta1">
        <table:table-column table:style-name="co1" table:default-cell-style-name="ce1"/>
        <table:table-column table:style-name="co2" table:default-cell-style-name="ce2" table:visibility="collapse"/>
        <table:table-column table:style-name="co3" table:number-columns-repeated="6" table:default-cell-style-name="ce1" table:visibility="collapse"/>
        <table:table-column table:style-name="co4" table:default-cell-style-name="ce1" table:visibility="collapse"/>
        <table:table-column table:style-name="co3" table:number-columns-repeated="4" table:default-cell-style-name="ce1" table:visibility="collapse"/>
        <table:table-column table:style-name="co4" table:default-cell-style-name="ce1" table:visibility="collapse"/>
        <table:table-column table:style-name="co5" table:default-cell-style-name="ce1" table:visibility="collapse"/>
        <table:table-column table:style-name="co6" table:default-cell-style-name="ce1"/>
        <table:table-column table:style-name="co7" table:number-columns-repeated="24" table:default-cell-style-name="ce1"/>
        <table:table-column table:style-name="co8" table:number-columns-repeated="16344" table:default-cell-style-name="ce1"/>
        <table:table-row table:style-name="ro1">
          <table:table-cell office:value-type="string" table:style-name="ce1">
            <text:p>TESTACC</text:p>
          </table:table-cell>
          <table:table-cell office:value-type="string" table:style-name="ce2">
            <text:p>TS-CHIEF</text:p>
          </table:table-cell>
          <table:table-cell office:value-type="string" table:style-name="ce1">
            <text:p>HIVE-COTE v1.0</text:p>
          </table:table-cell>
          <table:table-cell office:value-type="string" table:style-name="ce1">
            <text:p>ROCKET</text:p>
          </table:table-cell>
          <table:table-cell office:value-type="string" table:style-name="ce1">
            <text:p>InceptionTime</text:p>
          </table:table-cell>
          <table:table-cell office:value-type="string" table:style-name="ce1">
            <text:p>STC</text:p>
          </table:table-cell>
          <table:table-cell office:value-type="string" table:style-name="ce1">
            <text:p>ResNet</text:p>
          </table:table-cell>
          <table:table-cell office:value-type="string" table:style-name="ce1">
            <text:p>ProximityForest</text:p>
          </table:table-cell>
          <table:table-cell office:value-type="string" table:style-name="ce1">
            <text:p>WEASEL</text:p>
          </table:table-cell>
          <table:table-cell office:value-type="string" table:style-name="ce1">
            <text:p>S-BOSS</text:p>
          </table:table-cell>
          <table:table-cell office:value-type="string" table:style-name="ce1">
            <text:p>cBOSS</text:p>
          </table:table-cell>
          <table:table-cell office:value-type="string" table:style-name="ce1">
            <text:p>BOSS</text:p>
          </table:table-cell>
          <table:table-cell office:value-type="string" table:style-name="ce1">
            <text:p>RISE</text:p>
          </table:table-cell>
          <table:table-cell office:value-type="string" table:style-name="ce1">
            <text:p>TSF</text:p>
          </table:table-cell>
          <table:table-cell office:value-type="string" table:style-name="ce1">
            <text:p>Catch22</text:p>
          </table:table-cell>
          <table:table-cell office:value-type="string" table:style-name="ce1">
            <text:p>Our results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ACSF1</text:p>
          </table:table-cell>
          <table:table-cell office:value-type="float" office:value="0.80700000000000005" table:style-name="ce3">
            <text:p>0,807</text:p>
          </table:table-cell>
          <table:table-cell office:value-type="float" office:value="0.85" table:style-name="ce4">
            <text:p>0,85</text:p>
          </table:table-cell>
          <table:table-cell office:value-type="float" office:value="0.80700000000000005" table:style-name="ce4">
            <text:p>0,807</text:p>
          </table:table-cell>
          <table:table-cell office:value-type="float" office:value="0.82666666666666599" table:style-name="ce4">
            <text:p>0,826666667</text:p>
          </table:table-cell>
          <table:table-cell office:value-type="float" office:value="0.83833333333333304" table:style-name="ce4">
            <text:p>0,838333333</text:p>
          </table:table-cell>
          <table:table-cell office:value-type="float" office:value="0.82399999999999995" table:style-name="ce4">
            <text:p>0,824</text:p>
          </table:table-cell>
          <table:table-cell office:value-type="float" office:value="0.63833333333333298" table:style-name="ce4">
            <text:p>0,638333333</text:p>
          </table:table-cell>
          <table:table-cell office:value-type="float" office:value="0.81799999999999995" table:style-name="ce4">
            <text:p>0,818</text:p>
          </table:table-cell>
          <table:table-cell office:value-type="float" office:value="0.81499999999999995" table:style-name="ce4">
            <text:p>0,815</text:p>
          </table:table-cell>
          <table:table-cell office:value-type="float" office:value="0.75733333333333297" table:style-name="ce4">
            <text:p>0,757333333</text:p>
          </table:table-cell>
          <table:table-cell office:value-type="float" office:value="0.76833333333333298" table:style-name="ce4">
            <text:p>0,768333333</text:p>
          </table:table-cell>
          <table:table-cell office:value-type="float" office:value="0.76" table:style-name="ce4">
            <text:p>0,76</text:p>
          </table:table-cell>
          <table:table-cell office:value-type="float" office:value="0.63500000000000001" table:style-name="ce4">
            <text:p>0,635</text:p>
          </table:table-cell>
          <table:table-cell office:value-type="float" office:value="0.77766666666666695" table:style-name="ce4">
            <text:p>0,777666667</text:p>
          </table:table-cell>
          <table:table-cell office:value-type="float" office:value="0.50999999046325595" table:style-name="ce6">
            <text:p>0,50999999</text:p>
          </table:table-cell>
          <table:table-cell office:value-type="float" office:value="0.19685040871928194" table:formula="of:=IF([.P2]; 1-[.P2]/MIN([.B2:.O2]); &quot;&quot;)" table:style-name="ce1">
            <text:p>0,196850409</text:p>
          </table:table-cell>
          <table:table-cell office:value-type="float" office:value="0.40000001121969886" table:formula="of:=IF([.P2]; 1-[.P2]/MAX([.B2:.O2]); &quot;&quot;)" table:style-name="ce1">
            <text:p>0,400000011</text:p>
          </table:table-cell>
          <table:table-cell office:value-type="float" office:value="0.34631348878610968" table:formula="of:=IF([.P2]; 1-[.P2]/AVERAGE([.B2:.O2]); &quot;&quot;)" table:style-name="ce1">
            <text:p>0,346313489</text:p>
          </table:table-cell>
          <table:table-cell office:value-type="float" office:value="5" table:formula="of:=IF([.P2]&gt;MAX([.B2:.O2]); 1; IF([.P2]&gt;AVERAGE([.B2:.O2]); 2; IF([.P2]&gt;MIN([.B2:.O2]); 3; IF([.P2]&gt;MAX([.B2:.O2])*0.75; 4; 5))))" table:style-name="ce5">
            <text:p>5</text:p>
          </table:table-cell>
          <table:table-cell table:style-name="ce1"/>
          <table:table-cell office:value-type="float" office:value="0.36000001430511502" table:style-name="ce1">
            <text:p>0,360000014</text:p>
          </table:table-cell>
          <table:table-cell table:style-name="ce1"/>
          <table:table-cell office:value-type="string" office:string-value="80,7\%" table:formula="of:=ROUND([.B2];4)*100 &amp;&quot;\%&quot;" table:style-name="ce1">
            <text:p>80,7\%</text:p>
          </table:table-cell>
          <table:table-cell office:value-type="string" office:string-value="85\%" table:formula="of:=ROUND([.C2];4)*100 &amp;&quot;\%&quot;" table:style-name="ce1">
            <text:p>85\%</text:p>
          </table:table-cell>
          <table:table-cell office:value-type="string" office:string-value="80,7\%" table:formula="of:=ROUND([.D2];4)*100 &amp;&quot;\%&quot;" table:style-name="ce1">
            <text:p>80,7\%</text:p>
          </table:table-cell>
          <table:table-cell office:value-type="string" office:string-value="82,67\%" table:formula="of:=ROUND([.E2];4)*100 &amp;&quot;\%&quot;" table:style-name="ce1">
            <text:p>82,67\%</text:p>
          </table:table-cell>
          <table:table-cell office:value-type="string" office:string-value="83,83\%" table:formula="of:=ROUND([.F2];4)*100 &amp;&quot;\%&quot;" table:style-name="ce1">
            <text:p>83,83\%</text:p>
          </table:table-cell>
          <table:table-cell office:value-type="string" office:string-value="82,4\%" table:formula="of:=ROUND([.G2];4)*100 &amp;&quot;\%&quot;" table:style-name="ce1">
            <text:p>82,4\%</text:p>
          </table:table-cell>
          <table:table-cell office:value-type="string" office:string-value="63,83\%" table:formula="of:=ROUND([.H2];4)*100 &amp;&quot;\%&quot;" table:style-name="ce1">
            <text:p>63,83\%</text:p>
          </table:table-cell>
          <table:table-cell office:value-type="string" office:string-value="81,8\%" table:formula="of:=ROUND([.I2];4)*100 &amp;&quot;\%&quot;" table:style-name="ce1">
            <text:p>81,8\%</text:p>
          </table:table-cell>
          <table:table-cell office:value-type="string" office:string-value="81,5\%" table:formula="of:=ROUND([.J2];4)*100 &amp;&quot;\%&quot;" table:style-name="ce1">
            <text:p>81,5\%</text:p>
          </table:table-cell>
          <table:table-cell office:value-type="string" office:string-value="75,73\%" table:formula="of:=ROUND([.K2];4)*100 &amp;&quot;\%&quot;" table:style-name="ce1">
            <text:p>75,73\%</text:p>
          </table:table-cell>
          <table:table-cell office:value-type="string" office:string-value="76,83\%" table:formula="of:=ROUND([.L2];4)*100 &amp;&quot;\%&quot;" table:style-name="ce1">
            <text:p>76,83\%</text:p>
          </table:table-cell>
          <table:table-cell office:value-type="string" office:string-value="76\%" table:formula="of:=ROUND([.M2];4)*100 &amp;&quot;\%&quot;" table:style-name="ce1">
            <text:p>76\%</text:p>
          </table:table-cell>
          <table:table-cell office:value-type="string" office:string-value="63,5\%" table:formula="of:=ROUND([.N2];4)*100 &amp;&quot;\%&quot;" table:style-name="ce1">
            <text:p>63,5\%</text:p>
          </table:table-cell>
          <table:table-cell office:value-type="string" office:string-value="77,77\%" table:formula="of:=ROUND([.O2];4)*100 &amp;&quot;\%&quot;" table:style-name="ce1">
            <text:p>77,77\%</text:p>
          </table:table-cell>
          <table:table-cell office:value-type="string" office:string-value="78,02\%" table:formula="of:=ROUND(AVERAGE([.B2:.O2]);4)*100&amp;&quot;\%&quot;" table:style-name="ce1">
            <text:p>78,02\%</text:p>
          </table:table-cell>
          <table:table-cell office:value-type="string" office:string-value="51\%" table:formula="of:=ROUND([.P2];4)*100 &amp;&quot;\%&quot;" table:style-name="ce1">
            <text:p>51\%</text:p>
          </table:table-cell>
          <table:table-cell office:value-type="string" office:string-value="\hline 80,7\% &amp; 85\% &amp; 80,7\% &amp; 82,67\% &amp; 83,83\% &amp; 82,4\% &amp; 63,83\% &amp; 81,8\% &amp; 81,5\% &amp; 75,73\% &amp; 76,83\% &amp; 76\% &amp; 63,5\% &amp; 77,77\% &amp; 78,02\% &amp; 51\% \\" table:formula="of:=&quot;\hline &quot;&amp;[.X2]&amp;&quot; &amp; &quot;&amp;[.Y2]&amp;&quot; &amp; &quot;&amp;[.Z2]&amp;&quot; &amp; &quot;&amp;[.AA2]&amp;&quot; &amp; &quot;&amp;[.AB2]&amp;&quot; &amp; &quot;&amp;[.AC2]&amp;&quot; &amp; &quot;&amp;[.AD2]&amp;&quot; &amp; &quot;&amp;[.AE2]&amp;&quot; &amp; &quot;&amp;[.AF2]&amp;&quot; &amp; &quot;&amp;[.AG2]&amp;&quot; &amp; &quot;&amp;[.AH2]&amp;&quot; &amp; &quot;&amp;[.AI2]&amp;&quot; &amp; &quot;&amp;[.AJ2]&amp;&quot; &amp; &quot;&amp;[.AK2]&amp;&quot; &amp; &quot;&amp;[.AL2]&amp;&quot; &amp; &quot;&amp;[.AM2]&amp;&quot; \\&quot;" table:style-name="ce1">
            <text:p>\hline 80,7\% &amp; 85\% &amp; 80,7\% &amp; 82,67\% &amp; 83,83\% &amp; 82,4\% &amp; 63,83\% &amp; 81,8\% &amp; 81,5\% &amp; 75,73\% &amp; 76,83\% &amp; 76\% &amp; 63,5\% &amp; 77,77\% &amp; 78,02\% &amp; 51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Adiac</text:p>
          </table:table-cell>
          <table:table-cell office:value-type="float" office:value="0.77971014492753599" table:style-name="ce3">
            <text:p>0,779710145</text:p>
          </table:table-cell>
          <table:table-cell office:value-type="float" office:value="0.79624893435635102" table:style-name="ce4">
            <text:p>0,796248934</text:p>
          </table:table-cell>
          <table:table-cell office:value-type="float" office:value="0.77195225916453503" table:style-name="ce4">
            <text:p>0,771952259</text:p>
          </table:table-cell>
          <table:table-cell office:value-type="float" office:value="0.82208013640238697" table:style-name="ce4">
            <text:p>0,822080136</text:p>
          </table:table-cell>
          <table:table-cell office:value-type="float" office:value="0.79317988064791101" table:style-name="ce4">
            <text:p>0,793179881</text:p>
          </table:table-cell>
          <table:table-cell office:value-type="float" office:value="0.81543052003410099" table:style-name="ce4">
            <text:p>0,81543052</text:p>
          </table:table-cell>
          <table:table-cell office:value-type="float" office:value="0.72216538789428797" table:style-name="ce4">
            <text:p>0,722165388</text:p>
          </table:table-cell>
          <table:table-cell office:value-type="float" office:value="0.79880647911338498" table:style-name="ce4">
            <text:p>0,798806479</text:p>
          </table:table-cell>
          <table:table-cell office:value-type="float" office:value="0.74271099744245495" table:style-name="ce4">
            <text:p>0,742710997</text:p>
          </table:table-cell>
          <table:table-cell office:value-type="float" office:value="0.74629156010230202" table:style-name="ce4">
            <text:p>0,74629156</text:p>
          </table:table-cell>
          <table:table-cell office:value-type="float" office:value="0.74901960784313704" table:style-name="ce4">
            <text:p>0,749019608</text:p>
          </table:table-cell>
          <table:table-cell office:value-type="float" office:value="0.75797101449275295" table:style-name="ce4">
            <text:p>0,757971014</text:p>
          </table:table-cell>
          <table:table-cell office:value-type="float" office:value="0.71193520886615502" table:style-name="ce4">
            <text:p>0,711935209</text:p>
          </table:table-cell>
          <table:table-cell office:value-type="float" office:value="0.68465473145780098" table:style-name="ce4">
            <text:p>0,684654731</text:p>
          </table:table-cell>
          <table:table-cell office:value-type="float" office:value="0.58567774295806796" table:style-name="ce4">
            <text:p>0,585677743</text:p>
          </table:table-cell>
          <table:table-cell office:value-type="float" office:value="0.14456482070749188" table:formula="of:=IF([.P3]; 1-[.P3]/MIN([.B3:.O3]); &quot;&quot;)" table:style-name="ce1">
            <text:p>0,144564821</text:p>
          </table:table-cell>
          <table:table-cell office:value-type="float" office:value="0.28756611791992759" table:formula="of:=IF([.P3]; 1-[.P3]/MAX([.B3:.O3]); &quot;&quot;)" table:style-name="ce1">
            <text:p>0,287566118</text:p>
          </table:table-cell>
          <table:table-cell office:value-type="float" office:value="0.23313055479174649" table:formula="of:=IF([.P3]; 1-[.P3]/AVERAGE([.B3:.O3]); &quot;&quot;)" table:style-name="ce1">
            <text:p>0,233130555</text:p>
          </table:table-cell>
          <table:table-cell office:value-type="float" office:value="5" table:formula="of:=IF([.P3]&gt;MAX([.B3:.O3]); 1; IF([.P3]&gt;AVERAGE([.B3:.O3]); 2; IF([.P3]&gt;MIN([.B3:.O3]); 3; IF([.P3]&gt;MAX([.B3:.O3])*0.75; 4; 5))))" table:style-name="ce5">
            <text:p>5</text:p>
          </table:table-cell>
          <table:table-cell table:style-name="ce1"/>
          <table:table-cell office:value-type="float" office:value="0.32225063443183899" table:style-name="ce1">
            <text:p>0,322250634</text:p>
          </table:table-cell>
          <table:table-cell table:style-name="ce1"/>
          <table:table-cell office:value-type="string" office:string-value="77,97\%" table:formula="of:=ROUND([.B3];4)*100 &amp;&quot;\%&quot;" table:style-name="ce1">
            <text:p>77,97\%</text:p>
          </table:table-cell>
          <table:table-cell office:value-type="string" office:string-value="79,62\%" table:formula="of:=ROUND([.C3];4)*100 &amp;&quot;\%&quot;" table:style-name="ce1">
            <text:p>79,62\%</text:p>
          </table:table-cell>
          <table:table-cell office:value-type="string" office:string-value="77,2\%" table:formula="of:=ROUND([.D3];4)*100 &amp;&quot;\%&quot;" table:style-name="ce1">
            <text:p>77,2\%</text:p>
          </table:table-cell>
          <table:table-cell office:value-type="string" office:string-value="82,21\%" table:formula="of:=ROUND([.E3];4)*100 &amp;&quot;\%&quot;" table:style-name="ce1">
            <text:p>82,21\%</text:p>
          </table:table-cell>
          <table:table-cell office:value-type="string" office:string-value="79,32\%" table:formula="of:=ROUND([.F3];4)*100 &amp;&quot;\%&quot;" table:style-name="ce1">
            <text:p>79,32\%</text:p>
          </table:table-cell>
          <table:table-cell office:value-type="string" office:string-value="81,54\%" table:formula="of:=ROUND([.G3];4)*100 &amp;&quot;\%&quot;" table:style-name="ce1">
            <text:p>81,54\%</text:p>
          </table:table-cell>
          <table:table-cell office:value-type="string" office:string-value="72,22\%" table:formula="of:=ROUND([.H3];4)*100 &amp;&quot;\%&quot;" table:style-name="ce1">
            <text:p>72,22\%</text:p>
          </table:table-cell>
          <table:table-cell office:value-type="string" office:string-value="79,88\%" table:formula="of:=ROUND([.I3];4)*100 &amp;&quot;\%&quot;" table:style-name="ce1">
            <text:p>79,88\%</text:p>
          </table:table-cell>
          <table:table-cell office:value-type="string" office:string-value="74,27\%" table:formula="of:=ROUND([.J3];4)*100 &amp;&quot;\%&quot;" table:style-name="ce1">
            <text:p>74,27\%</text:p>
          </table:table-cell>
          <table:table-cell office:value-type="string" office:string-value="74,63\%" table:formula="of:=ROUND([.K3];4)*100 &amp;&quot;\%&quot;" table:style-name="ce1">
            <text:p>74,63\%</text:p>
          </table:table-cell>
          <table:table-cell office:value-type="string" office:string-value="74,9\%" table:formula="of:=ROUND([.L3];4)*100 &amp;&quot;\%&quot;" table:style-name="ce1">
            <text:p>74,9\%</text:p>
          </table:table-cell>
          <table:table-cell office:value-type="string" office:string-value="75,8\%" table:formula="of:=ROUND([.M3];4)*100 &amp;&quot;\%&quot;" table:style-name="ce1">
            <text:p>75,8\%</text:p>
          </table:table-cell>
          <table:table-cell office:value-type="string" office:string-value="71,19\%" table:formula="of:=ROUND([.N3];4)*100 &amp;&quot;\%&quot;" table:style-name="ce1">
            <text:p>71,19\%</text:p>
          </table:table-cell>
          <table:table-cell office:value-type="string" office:string-value="68,47\%" table:formula="of:=ROUND([.O3];4)*100 &amp;&quot;\%&quot;" table:style-name="ce1">
            <text:p>68,47\%</text:p>
          </table:table-cell>
          <table:table-cell office:value-type="string" office:string-value="76,37\%" table:formula="of:=ROUND(AVERAGE([.B3:.O3]);4)*100&amp;&quot;\%&quot;" table:style-name="ce1">
            <text:p>76,37\%</text:p>
          </table:table-cell>
          <table:table-cell office:value-type="string" office:string-value="58,57\%" table:formula="of:=ROUND([.P3];4)*100 &amp;&quot;\%&quot;" table:style-name="ce1">
            <text:p>58,57\%</text:p>
          </table:table-cell>
          <table:table-cell office:value-type="string" office:string-value="\hline 77,97\% &amp; 79,62\% &amp; 77,2\% &amp; 82,21\% &amp; 79,32\% &amp; 81,54\% &amp; 72,22\% &amp; 79,88\% &amp; 74,27\% &amp; 74,63\% &amp; 74,9\% &amp; 75,8\% &amp; 71,19\% &amp; 68,47\% &amp; 76,37\% &amp; 58,57\% \\" table:formula="of:=&quot;\hline &quot;&amp;[.X3]&amp;&quot; &amp; &quot;&amp;[.Y3]&amp;&quot; &amp; &quot;&amp;[.Z3]&amp;&quot; &amp; &quot;&amp;[.AA3]&amp;&quot; &amp; &quot;&amp;[.AB3]&amp;&quot; &amp; &quot;&amp;[.AC3]&amp;&quot; &amp; &quot;&amp;[.AD3]&amp;&quot; &amp; &quot;&amp;[.AE3]&amp;&quot; &amp; &quot;&amp;[.AF3]&amp;&quot; &amp; &quot;&amp;[.AG3]&amp;&quot; &amp; &quot;&amp;[.AH3]&amp;&quot; &amp; &quot;&amp;[.AI3]&amp;&quot; &amp; &quot;&amp;[.AJ3]&amp;&quot; &amp; &quot;&amp;[.AK3]&amp;&quot; &amp; &quot;&amp;[.AL3]&amp;&quot; &amp; &quot;&amp;[.AM3]&amp;&quot; \\&quot;" table:style-name="ce1">
            <text:p>\hline 77,97\% &amp; 79,62\% &amp; 77,2\% &amp; 82,21\% &amp; 79,32\% &amp; 81,54\% &amp; 72,22\% &amp; 79,88\% &amp; 74,27\% &amp; 74,63\% &amp; 74,9\% &amp; 75,8\% &amp; 71,19\% &amp; 68,47\% &amp; 76,37\% &amp; 58,57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ArrowHead</text:p>
          </table:table-cell>
          <table:table-cell office:value-type="float" office:value="0.88114285714285701" table:style-name="ce3">
            <text:p>0,881142857</text:p>
          </table:table-cell>
          <table:table-cell office:value-type="float" office:value="0.876" table:style-name="ce4">
            <text:p>0,876</text:p>
          </table:table-cell>
          <table:table-cell office:value-type="float" office:value="0.85904761904761895" table:style-name="ce4">
            <text:p>0,859047619</text:p>
          </table:table-cell>
          <table:table-cell office:value-type="float" office:value="0.88038095238095204" table:style-name="ce4">
            <text:p>0,880380952</text:p>
          </table:table-cell>
          <table:table-cell office:value-type="float" office:value="0.80666666666666598" table:style-name="ce4">
            <text:p>0,806666667</text:p>
          </table:table-cell>
          <table:table-cell office:value-type="float" office:value="0.85866666666666602" table:style-name="ce4">
            <text:p>0,858666667</text:p>
          </table:table-cell>
          <table:table-cell office:value-type="float" office:value="0.88361904761904797" table:style-name="ce4">
            <text:p>0,883619048</text:p>
          </table:table-cell>
          <table:table-cell office:value-type="float" office:value="0.84838095238095201" table:style-name="ce4">
            <text:p>0,848380952</text:p>
          </table:table-cell>
          <table:table-cell office:value-type="float" office:value="0.88780952380952405" table:style-name="ce4">
            <text:p>0,887809524</text:p>
          </table:table-cell>
          <table:table-cell office:value-type="float" office:value="0.87790476190476197" table:style-name="ce4">
            <text:p>0,877904762</text:p>
          </table:table-cell>
          <table:table-cell office:value-type="float" office:value="0.86876190476190496" table:style-name="ce4">
            <text:p>0,868761905</text:p>
          </table:table-cell>
          <table:table-cell office:value-type="float" office:value="0.82819047619047603" table:style-name="ce4">
            <text:p>0,828190476</text:p>
          </table:table-cell>
          <table:table-cell office:value-type="float" office:value="0.796761904761905" table:style-name="ce4">
            <text:p>0,796761905</text:p>
          </table:table-cell>
          <table:table-cell office:value-type="float" office:value="0.750285714285714" table:style-name="ce4">
            <text:p>0,750285714</text:p>
          </table:table-cell>
          <table:table-cell office:value-type="float" office:value="0.75428569316864003" table:style-name="ce4">
            <text:p>0,754285693</text:p>
          </table:table-cell>
          <table:table-cell office:value-type="float" office:value="-5.3312742156288451E-3" table:formula="of:=IF([.P4]; 1-[.P4]/MIN([.B4:.O4]); &quot;&quot;)" table:style-name="ce1">
            <text:p>-0,005331274</text:p>
          </table:table-cell>
          <table:table-cell office:value-type="float" office:value="0.15039693431981138" table:formula="of:=IF([.P4]; 1-[.P4]/MAX([.B4:.O4]); &quot;&quot;)" table:style-name="ce1">
            <text:p>0,150396934</text:p>
          </table:table-cell>
          <table:table-cell office:value-type="float" office:value="0.11287486082031817" table:formula="of:=IF([.P4]; 1-[.P4]/AVERAGE([.B4:.O4]); &quot;&quot;)" table:style-name="ce1">
            <text:p>0,112874861</text:p>
          </table:table-cell>
          <table:table-cell office:value-type="float" office:value="3" table:formula="of:=IF([.P4]&gt;MAX([.B4:.O4]); 1; IF([.P4]&gt;AVERAGE([.B4:.O4]); 2; IF([.P4]&gt;MIN([.B4:.O4]); 3; IF([.P4]&gt;MAX([.B4:.O4])*0.75; 4; 5))))" table:style-name="ce5">
            <text:p>3</text:p>
          </table:table-cell>
          <table:table-cell table:style-name="ce1"/>
          <table:table-cell office:value-type="float" office:value="0.54857140779495195" table:style-name="ce1">
            <text:p>0,548571408</text:p>
          </table:table-cell>
          <table:table-cell table:style-name="ce1"/>
          <table:table-cell office:value-type="string" office:string-value="88,11\%" table:formula="of:=ROUND([.B4];4)*100 &amp;&quot;\%&quot;" table:style-name="ce1">
            <text:p>88,11\%</text:p>
          </table:table-cell>
          <table:table-cell office:value-type="string" office:string-value="87,6\%" table:formula="of:=ROUND([.C4];4)*100 &amp;&quot;\%&quot;" table:style-name="ce1">
            <text:p>87,6\%</text:p>
          </table:table-cell>
          <table:table-cell office:value-type="string" office:string-value="85,9\%" table:formula="of:=ROUND([.D4];4)*100 &amp;&quot;\%&quot;" table:style-name="ce1">
            <text:p>85,9\%</text:p>
          </table:table-cell>
          <table:table-cell office:value-type="string" office:string-value="88,04\%" table:formula="of:=ROUND([.E4];4)*100 &amp;&quot;\%&quot;" table:style-name="ce1">
            <text:p>88,04\%</text:p>
          </table:table-cell>
          <table:table-cell office:value-type="string" office:string-value="80,67\%" table:formula="of:=ROUND([.F4];4)*100 &amp;&quot;\%&quot;" table:style-name="ce1">
            <text:p>80,67\%</text:p>
          </table:table-cell>
          <table:table-cell office:value-type="string" office:string-value="85,87\%" table:formula="of:=ROUND([.G4];4)*100 &amp;&quot;\%&quot;" table:style-name="ce1">
            <text:p>85,87\%</text:p>
          </table:table-cell>
          <table:table-cell office:value-type="string" office:string-value="88,36\%" table:formula="of:=ROUND([.H4];4)*100 &amp;&quot;\%&quot;" table:style-name="ce1">
            <text:p>88,36\%</text:p>
          </table:table-cell>
          <table:table-cell office:value-type="string" office:string-value="84,84\%" table:formula="of:=ROUND([.I4];4)*100 &amp;&quot;\%&quot;" table:style-name="ce1">
            <text:p>84,84\%</text:p>
          </table:table-cell>
          <table:table-cell office:value-type="string" office:string-value="88,78\%" table:formula="of:=ROUND([.J4];4)*100 &amp;&quot;\%&quot;" table:style-name="ce1">
            <text:p>88,78\%</text:p>
          </table:table-cell>
          <table:table-cell office:value-type="string" office:string-value="87,79\%" table:formula="of:=ROUND([.K4];4)*100 &amp;&quot;\%&quot;" table:style-name="ce1">
            <text:p>87,79\%</text:p>
          </table:table-cell>
          <table:table-cell office:value-type="string" office:string-value="86,88\%" table:formula="of:=ROUND([.L4];4)*100 &amp;&quot;\%&quot;" table:style-name="ce1">
            <text:p>86,88\%</text:p>
          </table:table-cell>
          <table:table-cell office:value-type="string" office:string-value="82,82\%" table:formula="of:=ROUND([.M4];4)*100 &amp;&quot;\%&quot;" table:style-name="ce1">
            <text:p>82,82\%</text:p>
          </table:table-cell>
          <table:table-cell office:value-type="string" office:string-value="79,68\%" table:formula="of:=ROUND([.N4];4)*100 &amp;&quot;\%&quot;" table:style-name="ce1">
            <text:p>79,68\%</text:p>
          </table:table-cell>
          <table:table-cell office:value-type="string" office:string-value="75,03\%" table:formula="of:=ROUND([.O4];4)*100 &amp;&quot;\%&quot;" table:style-name="ce1">
            <text:p>75,03\%</text:p>
          </table:table-cell>
          <table:table-cell office:value-type="string" office:string-value="85,03\%" table:formula="of:=ROUND(AVERAGE([.B4:.O4]);4)*100&amp;&quot;\%&quot;" table:style-name="ce1">
            <text:p>85,03\%</text:p>
          </table:table-cell>
          <table:table-cell office:value-type="string" office:string-value="75,43\%" table:formula="of:=ROUND([.P4];4)*100 &amp;&quot;\%&quot;" table:style-name="ce1">
            <text:p>75,43\%</text:p>
          </table:table-cell>
          <table:table-cell office:value-type="string" office:string-value="\hline 88,11\% &amp; 87,6\% &amp; 85,9\% &amp; 88,04\% &amp; 80,67\% &amp; 85,87\% &amp; 88,36\% &amp; 84,84\% &amp; 88,78\% &amp; 87,79\% &amp; 86,88\% &amp; 82,82\% &amp; 79,68\% &amp; 75,03\% &amp; 85,03\% &amp; 75,43\% \\" table:formula="of:=&quot;\hline &quot;&amp;[.X4]&amp;&quot; &amp; &quot;&amp;[.Y4]&amp;&quot; &amp; &quot;&amp;[.Z4]&amp;&quot; &amp; &quot;&amp;[.AA4]&amp;&quot; &amp; &quot;&amp;[.AB4]&amp;&quot; &amp; &quot;&amp;[.AC4]&amp;&quot; &amp; &quot;&amp;[.AD4]&amp;&quot; &amp; &quot;&amp;[.AE4]&amp;&quot; &amp; &quot;&amp;[.AF4]&amp;&quot; &amp; &quot;&amp;[.AG4]&amp;&quot; &amp; &quot;&amp;[.AH4]&amp;&quot; &amp; &quot;&amp;[.AI4]&amp;&quot; &amp; &quot;&amp;[.AJ4]&amp;&quot; &amp; &quot;&amp;[.AK4]&amp;&quot; &amp; &quot;&amp;[.AL4]&amp;&quot; &amp; &quot;&amp;[.AM4]&amp;&quot; \\&quot;" table:style-name="ce1">
            <text:p>\hline 88,11\% &amp; 87,6\% &amp; 85,9\% &amp; 88,04\% &amp; 80,67\% &amp; 85,87\% &amp; 88,36\% &amp; 84,84\% &amp; 88,78\% &amp; 87,79\% &amp; 86,88\% &amp; 82,82\% &amp; 79,68\% &amp; 75,03\% &amp; 85,03\% &amp; 75,43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Beef</text:p>
          </table:table-cell>
          <table:table-cell office:value-type="float" office:value="0.63222222222222202" table:style-name="ce3">
            <text:p>0,632222222</text:p>
          </table:table-cell>
          <table:table-cell office:value-type="float" office:value="0.73555555555555596" table:style-name="ce4">
            <text:p>0,735555556</text:p>
          </table:table-cell>
          <table:table-cell office:value-type="float" office:value="0.76" table:style-name="ce4">
            <text:p>0,76</text:p>
          </table:table-cell>
          <table:table-cell office:value-type="float" office:value="0.68222222222222195" table:style-name="ce4">
            <text:p>0,682222222</text:p>
          </table:table-cell>
          <table:table-cell office:value-type="float" office:value="0.73555555555555496" table:style-name="ce4">
            <text:p>0,735555556</text:p>
          </table:table-cell>
          <table:table-cell office:value-type="float" office:value="0.67666666666666697" table:style-name="ce4">
            <text:p>0,676666667</text:p>
          </table:table-cell>
          <table:table-cell office:value-type="float" office:value="0.594444444444444" table:style-name="ce4">
            <text:p>0,594444444</text:p>
          </table:table-cell>
          <table:table-cell office:value-type="float" office:value="0.74" table:style-name="ce4">
            <text:p>0,74</text:p>
          </table:table-cell>
          <table:table-cell office:value-type="float" office:value="0.655555555555555" table:style-name="ce4">
            <text:p>0,655555556</text:p>
          </table:table-cell>
          <table:table-cell office:value-type="float" office:value="0.57111111111111101" table:style-name="ce4">
            <text:p>0,571111111</text:p>
          </table:table-cell>
          <table:table-cell office:value-type="float" office:value="0.612222222222222" table:style-name="ce4">
            <text:p>0,612222222</text:p>
          </table:table-cell>
          <table:table-cell office:value-type="float" office:value="0.74222222222222201" table:style-name="ce4">
            <text:p>0,742222222</text:p>
          </table:table-cell>
          <table:table-cell office:value-type="float" office:value="0.68888888888888899" table:style-name="ce4">
            <text:p>0,688888889</text:p>
          </table:table-cell>
          <table:table-cell office:value-type="float" office:value="0.473333333333333" table:style-name="ce4">
            <text:p>0,473333333</text:p>
          </table:table-cell>
          <table:table-cell office:value-type="float" office:value="0.69999998807907104" table:style-name="ce4">
            <text:p>0,699999988</text:p>
          </table:table-cell>
          <table:table-cell office:value-type="float" office:value="-0.47887321425155971" table:formula="of:=IF([.P5]; 1-[.P5]/MIN([.B5:.O5]); &quot;&quot;)" table:style-name="ce1">
            <text:p>-0,478873214</text:p>
          </table:table-cell>
          <table:table-cell office:value-type="float" office:value="7.8947384106485496E-2" table:formula="of:=IF([.P5]; 1-[.P5]/MAX([.B5:.O5]); &quot;&quot;)" table:style-name="ce1">
            <text:p>0,078947384</text:p>
          </table:table-cell>
          <table:table-cell office:value-type="float" office:value="-5.3763422914731018E-2" table:formula="of:=IF([.P5]; 1-[.P5]/AVERAGE([.B5:.O5]); &quot;&quot;)" table:style-name="ce1">
            <text:p>-0,053763423</text:p>
          </table:table-cell>
          <table:table-cell office:value-type="float" office:value="2" table:formula="of:=IF([.P5]&gt;MAX([.B5:.O5]); 1; IF([.P5]&gt;AVERAGE([.B5:.O5]); 2; IF([.P5]&gt;MIN([.B5:.O5]); 3; IF([.P5]&gt;MAX([.B5:.O5])*0.75; 4; 5))))" table:style-name="ce5">
            <text:p>2</text:p>
          </table:table-cell>
          <table:table-cell table:style-name="ce1"/>
          <table:table-cell office:value-type="float" office:value="0.33333334326744102" table:style-name="ce1">
            <text:p>0,333333343</text:p>
          </table:table-cell>
          <table:table-cell table:style-name="ce1"/>
          <table:table-cell office:value-type="string" office:string-value="63,22\%" table:formula="of:=ROUND([.B5];4)*100 &amp;&quot;\%&quot;" table:style-name="ce1">
            <text:p>63,22\%</text:p>
          </table:table-cell>
          <table:table-cell office:value-type="string" office:string-value="73,56\%" table:formula="of:=ROUND([.C5];4)*100 &amp;&quot;\%&quot;" table:style-name="ce1">
            <text:p>73,56\%</text:p>
          </table:table-cell>
          <table:table-cell office:value-type="string" office:string-value="76\%" table:formula="of:=ROUND([.D5];4)*100 &amp;&quot;\%&quot;" table:style-name="ce1">
            <text:p>76\%</text:p>
          </table:table-cell>
          <table:table-cell office:value-type="string" office:string-value="68,22\%" table:formula="of:=ROUND([.E5];4)*100 &amp;&quot;\%&quot;" table:style-name="ce1">
            <text:p>68,22\%</text:p>
          </table:table-cell>
          <table:table-cell office:value-type="string" office:string-value="73,56\%" table:formula="of:=ROUND([.F5];4)*100 &amp;&quot;\%&quot;" table:style-name="ce1">
            <text:p>73,56\%</text:p>
          </table:table-cell>
          <table:table-cell office:value-type="string" office:string-value="67,67\%" table:formula="of:=ROUND([.G5];4)*100 &amp;&quot;\%&quot;" table:style-name="ce1">
            <text:p>67,67\%</text:p>
          </table:table-cell>
          <table:table-cell office:value-type="string" office:string-value="59,44\%" table:formula="of:=ROUND([.H5];4)*100 &amp;&quot;\%&quot;" table:style-name="ce1">
            <text:p>59,44\%</text:p>
          </table:table-cell>
          <table:table-cell office:value-type="string" office:string-value="74\%" table:formula="of:=ROUND([.I5];4)*100 &amp;&quot;\%&quot;" table:style-name="ce1">
            <text:p>74\%</text:p>
          </table:table-cell>
          <table:table-cell office:value-type="string" office:string-value="65,56\%" table:formula="of:=ROUND([.J5];4)*100 &amp;&quot;\%&quot;" table:style-name="ce1">
            <text:p>65,56\%</text:p>
          </table:table-cell>
          <table:table-cell office:value-type="string" office:string-value="57,11\%" table:formula="of:=ROUND([.K5];4)*100 &amp;&quot;\%&quot;" table:style-name="ce1">
            <text:p>57,11\%</text:p>
          </table:table-cell>
          <table:table-cell office:value-type="string" office:string-value="61,22\%" table:formula="of:=ROUND([.L5];4)*100 &amp;&quot;\%&quot;" table:style-name="ce1">
            <text:p>61,22\%</text:p>
          </table:table-cell>
          <table:table-cell office:value-type="string" office:string-value="74,22\%" table:formula="of:=ROUND([.M5];4)*100 &amp;&quot;\%&quot;" table:style-name="ce1">
            <text:p>74,22\%</text:p>
          </table:table-cell>
          <table:table-cell office:value-type="string" office:string-value="68,89\%" table:formula="of:=ROUND([.N5];4)*100 &amp;&quot;\%&quot;" table:style-name="ce1">
            <text:p>68,89\%</text:p>
          </table:table-cell>
          <table:table-cell office:value-type="string" office:string-value="47,33\%" table:formula="of:=ROUND([.O5];4)*100 &amp;&quot;\%&quot;" table:style-name="ce1">
            <text:p>47,33\%</text:p>
          </table:table-cell>
          <table:table-cell office:value-type="string" office:string-value="66,43\%" table:formula="of:=ROUND(AVERAGE([.B5:.O5]);4)*100&amp;&quot;\%&quot;" table:style-name="ce1">
            <text:p>66,43\%</text:p>
          </table:table-cell>
          <table:table-cell office:value-type="string" office:string-value="70\%" table:formula="of:=ROUND([.P5];4)*100 &amp;&quot;\%&quot;" table:style-name="ce1">
            <text:p>70\%</text:p>
          </table:table-cell>
          <table:table-cell office:value-type="string" office:string-value="\hline 63,22\% &amp; 73,56\% &amp; 76\% &amp; 68,22\% &amp; 73,56\% &amp; 67,67\% &amp; 59,44\% &amp; 74\% &amp; 65,56\% &amp; 57,11\% &amp; 61,22\% &amp; 74,22\% &amp; 68,89\% &amp; 47,33\% &amp; 66,43\% &amp; 70\% \\" table:formula="of:=&quot;\hline &quot;&amp;[.X5]&amp;&quot; &amp; &quot;&amp;[.Y5]&amp;&quot; &amp; &quot;&amp;[.Z5]&amp;&quot; &amp; &quot;&amp;[.AA5]&amp;&quot; &amp; &quot;&amp;[.AB5]&amp;&quot; &amp; &quot;&amp;[.AC5]&amp;&quot; &amp; &quot;&amp;[.AD5]&amp;&quot; &amp; &quot;&amp;[.AE5]&amp;&quot; &amp; &quot;&amp;[.AF5]&amp;&quot; &amp; &quot;&amp;[.AG5]&amp;&quot; &amp; &quot;&amp;[.AH5]&amp;&quot; &amp; &quot;&amp;[.AI5]&amp;&quot; &amp; &quot;&amp;[.AJ5]&amp;&quot; &amp; &quot;&amp;[.AK5]&amp;&quot; &amp; &quot;&amp;[.AL5]&amp;&quot; &amp; &quot;&amp;[.AM5]&amp;&quot; \\&quot;" table:style-name="ce1">
            <text:p>\hline 63,22\% &amp; 73,56\% &amp; 76\% &amp; 68,22\% &amp; 73,56\% &amp; 67,67\% &amp; 59,44\% &amp; 74\% &amp; 65,56\% &amp; 57,11\% &amp; 61,22\% &amp; 74,22\% &amp; 68,89\% &amp; 47,33\% &amp; 66,43\% &amp; 70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BeetleFly</text:p>
          </table:table-cell>
          <table:table-cell office:value-type="float" office:value="0.95833333333333304" table:style-name="ce3">
            <text:p>0,958333333</text:p>
          </table:table-cell>
          <table:table-cell office:value-type="float" office:value="0.96333333333333304" table:style-name="ce4">
            <text:p>0,963333333</text:p>
          </table:table-cell>
          <table:table-cell office:value-type="float" office:value="0.88500000000000001" table:style-name="ce4">
            <text:p>0,885</text:p>
          </table:table-cell>
          <table:table-cell office:value-type="float" office:value="0.89333333333333298" table:style-name="ce4">
            <text:p>0,893333333</text:p>
          </table:table-cell>
          <table:table-cell office:value-type="float" office:value="0.93333333333333302" table:style-name="ce4">
            <text:p>0,933333333</text:p>
          </table:table-cell>
          <table:table-cell office:value-type="float" office:value="0.85333333333333306" table:style-name="ce4">
            <text:p>0,853333333</text:p>
          </table:table-cell>
          <table:table-cell office:value-type="float" office:value="0.86" table:style-name="ce4">
            <text:p>0,86</text:p>
          </table:table-cell>
          <table:table-cell office:value-type="float" office:value="0.88666666666666605" table:style-name="ce4">
            <text:p>0,886666667</text:p>
          </table:table-cell>
          <table:table-cell office:value-type="float" office:value="0.93666666666666698" table:style-name="ce4">
            <text:p>0,936666667</text:p>
          </table:table-cell>
          <table:table-cell office:value-type="float" office:value="0.97499999999999998" table:style-name="ce4">
            <text:p>0,975</text:p>
          </table:table-cell>
          <table:table-cell office:value-type="float" office:value="0.94333333333333302" table:style-name="ce4">
            <text:p>0,943333333</text:p>
          </table:table-cell>
          <table:table-cell office:value-type="float" office:value="0.87166666666666703" table:style-name="ce4">
            <text:p>0,871666667</text:p>
          </table:table-cell>
          <table:table-cell office:value-type="float" office:value="0.83333333333333304" table:style-name="ce4">
            <text:p>0,833333333</text:p>
          </table:table-cell>
          <table:table-cell office:value-type="float" office:value="0.84" table:style-name="ce4">
            <text:p>0,84</text:p>
          </table:table-cell>
          <table:table-cell office:value-type="float" office:value="0.85000002384185702" table:style-name="ce4">
            <text:p>0,850000024</text:p>
          </table:table-cell>
          <table:table-cell office:value-type="float" office:value="-2.000002861022887E-2" table:formula="of:=IF([.P6]; 1-[.P6]/MIN([.B6:.O6]); &quot;&quot;)" table:style-name="ce1">
            <text:p>-0,020000029</text:p>
          </table:table-cell>
          <table:table-cell office:value-type="float" office:value="0.1282051037519415" table:formula="of:=IF([.P6]; 1-[.P6]/MAX([.B6:.O6]); &quot;&quot;)" table:style-name="ce1">
            <text:p>0,128205104</text:p>
          </table:table-cell>
          <table:table-cell office:value-type="float" office:value="5.8047466982638296E-2" table:formula="of:=IF([.P6]; 1-[.P6]/AVERAGE([.B6:.O6]); &quot;&quot;)" table:style-name="ce1">
            <text:p>0,058047467</text:p>
          </table:table-cell>
          <table:table-cell office:value-type="float" office:value="3" table:formula="of:=IF([.P6]&gt;MAX([.B6:.O6]); 1; IF([.P6]&gt;AVERAGE([.B6:.O6]); 2; IF([.P6]&gt;MIN([.B6:.O6]); 3; IF([.P6]&gt;MAX([.B6:.O6])*0.75; 4; 5))))" table:style-name="ce5">
            <text:p>3</text:p>
          </table:table-cell>
          <table:table-cell table:style-name="ce1"/>
          <table:table-cell office:value-type="float" office:value="0.64999997615814198" table:style-name="ce1">
            <text:p>0,649999976</text:p>
          </table:table-cell>
          <table:table-cell table:style-name="ce1"/>
          <table:table-cell office:value-type="string" office:string-value="95,83\%" table:formula="of:=ROUND([.B6];4)*100 &amp;&quot;\%&quot;" table:style-name="ce1">
            <text:p>95,83\%</text:p>
          </table:table-cell>
          <table:table-cell office:value-type="string" office:string-value="96,33\%" table:formula="of:=ROUND([.C6];4)*100 &amp;&quot;\%&quot;" table:style-name="ce1">
            <text:p>96,33\%</text:p>
          </table:table-cell>
          <table:table-cell office:value-type="string" office:string-value="88,5\%" table:formula="of:=ROUND([.D6];4)*100 &amp;&quot;\%&quot;" table:style-name="ce1">
            <text:p>88,5\%</text:p>
          </table:table-cell>
          <table:table-cell office:value-type="string" office:string-value="89,33\%" table:formula="of:=ROUND([.E6];4)*100 &amp;&quot;\%&quot;" table:style-name="ce1">
            <text:p>89,33\%</text:p>
          </table:table-cell>
          <table:table-cell office:value-type="string" office:string-value="93,33\%" table:formula="of:=ROUND([.F6];4)*100 &amp;&quot;\%&quot;" table:style-name="ce1">
            <text:p>93,33\%</text:p>
          </table:table-cell>
          <table:table-cell office:value-type="string" office:string-value="85,33\%" table:formula="of:=ROUND([.G6];4)*100 &amp;&quot;\%&quot;" table:style-name="ce1">
            <text:p>85,33\%</text:p>
          </table:table-cell>
          <table:table-cell office:value-type="string" office:string-value="86\%" table:formula="of:=ROUND([.H6];4)*100 &amp;&quot;\%&quot;" table:style-name="ce1">
            <text:p>86\%</text:p>
          </table:table-cell>
          <table:table-cell office:value-type="string" office:string-value="88,67\%" table:formula="of:=ROUND([.I6];4)*100 &amp;&quot;\%&quot;" table:style-name="ce1">
            <text:p>88,67\%</text:p>
          </table:table-cell>
          <table:table-cell office:value-type="string" office:string-value="93,67\%" table:formula="of:=ROUND([.J6];4)*100 &amp;&quot;\%&quot;" table:style-name="ce1">
            <text:p>93,67\%</text:p>
          </table:table-cell>
          <table:table-cell office:value-type="string" office:string-value="97,5\%" table:formula="of:=ROUND([.K6];4)*100 &amp;&quot;\%&quot;" table:style-name="ce1">
            <text:p>97,5\%</text:p>
          </table:table-cell>
          <table:table-cell office:value-type="string" office:string-value="94,33\%" table:formula="of:=ROUND([.L6];4)*100 &amp;&quot;\%&quot;" table:style-name="ce1">
            <text:p>94,33\%</text:p>
          </table:table-cell>
          <table:table-cell office:value-type="string" office:string-value="87,17\%" table:formula="of:=ROUND([.M6];4)*100 &amp;&quot;\%&quot;" table:style-name="ce1">
            <text:p>87,17\%</text:p>
          </table:table-cell>
          <table:table-cell office:value-type="string" office:string-value="83,33\%" table:formula="of:=ROUND([.N6];4)*100 &amp;&quot;\%&quot;" table:style-name="ce1">
            <text:p>83,33\%</text:p>
          </table:table-cell>
          <table:table-cell office:value-type="string" office:string-value="84\%" table:formula="of:=ROUND([.O6];4)*100 &amp;&quot;\%&quot;" table:style-name="ce1">
            <text:p>84\%</text:p>
          </table:table-cell>
          <table:table-cell office:value-type="string" office:string-value="90,24\%" table:formula="of:=ROUND(AVERAGE([.B6:.O6]);4)*100&amp;&quot;\%&quot;" table:style-name="ce1">
            <text:p>90,24\%</text:p>
          </table:table-cell>
          <table:table-cell office:value-type="string" office:string-value="85\%" table:formula="of:=ROUND([.P6];4)*100 &amp;&quot;\%&quot;" table:style-name="ce1">
            <text:p>85\%</text:p>
          </table:table-cell>
          <table:table-cell office:value-type="string" office:string-value="\hline 95,83\% &amp; 96,33\% &amp; 88,5\% &amp; 89,33\% &amp; 93,33\% &amp; 85,33\% &amp; 86\% &amp; 88,67\% &amp; 93,67\% &amp; 97,5\% &amp; 94,33\% &amp; 87,17\% &amp; 83,33\% &amp; 84\% &amp; 90,24\% &amp; 85\% \\" table:formula="of:=&quot;\hline &quot;&amp;[.X6]&amp;&quot; &amp; &quot;&amp;[.Y6]&amp;&quot; &amp; &quot;&amp;[.Z6]&amp;&quot; &amp; &quot;&amp;[.AA6]&amp;&quot; &amp; &quot;&amp;[.AB6]&amp;&quot; &amp; &quot;&amp;[.AC6]&amp;&quot; &amp; &quot;&amp;[.AD6]&amp;&quot; &amp; &quot;&amp;[.AE6]&amp;&quot; &amp; &quot;&amp;[.AF6]&amp;&quot; &amp; &quot;&amp;[.AG6]&amp;&quot; &amp; &quot;&amp;[.AH6]&amp;&quot; &amp; &quot;&amp;[.AI6]&amp;&quot; &amp; &quot;&amp;[.AJ6]&amp;&quot; &amp; &quot;&amp;[.AK6]&amp;&quot; &amp; &quot;&amp;[.AL6]&amp;&quot; &amp; &quot;&amp;[.AM6]&amp;&quot; \\&quot;" table:style-name="ce1">
            <text:p>\hline 95,83\% &amp; 96,33\% &amp; 88,5\% &amp; 89,33\% &amp; 93,33\% &amp; 85,33\% &amp; 86\% &amp; 88,67\% &amp; 93,67\% &amp; 97,5\% &amp; 94,33\% &amp; 87,17\% &amp; 83,33\% &amp; 84\% &amp; 90,24\% &amp; 85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BirdChicken</text:p>
          </table:table-cell>
          <table:table-cell office:value-type="float" office:value="0.96333333333333304" table:style-name="ce3">
            <text:p>0,963333333</text:p>
          </table:table-cell>
          <table:table-cell office:value-type="float" office:value="0.94" table:style-name="ce4">
            <text:p>0,94</text:p>
          </table:table-cell>
          <table:table-cell office:value-type="float" office:value="0.88166666666666604" table:style-name="ce4">
            <text:p>0,881666667</text:p>
          </table:table-cell>
          <table:table-cell office:value-type="float" office:value="0.95166666666666699" table:style-name="ce4">
            <text:p>0,951666667</text:p>
          </table:table-cell>
          <table:table-cell office:value-type="float" office:value="0.87" table:style-name="ce4">
            <text:p>0,87</text:p>
          </table:table-cell>
          <table:table-cell office:value-type="float" office:value="0.94499999999999995" table:style-name="ce4">
            <text:p>0,945</text:p>
          </table:table-cell>
          <table:table-cell office:value-type="float" office:value="0.90333333333333299" table:style-name="ce4">
            <text:p>0,903333333</text:p>
          </table:table-cell>
          <table:table-cell office:value-type="float" office:value="0.86499999999999999" table:style-name="ce4">
            <text:p>0,865</text:p>
          </table:table-cell>
          <table:table-cell office:value-type="float" office:value="0.96833333333333305" table:style-name="ce4">
            <text:p>0,968333333</text:p>
          </table:table-cell>
          <table:table-cell office:value-type="float" office:value="0.97666666666666702" table:style-name="ce4">
            <text:p>0,976666667</text:p>
          </table:table-cell>
          <table:table-cell office:value-type="float" office:value="0.98333333333333295" table:style-name="ce4">
            <text:p>0,983333333</text:p>
          </table:table-cell>
          <table:table-cell office:value-type="float" office:value="0.86833333333333296" table:style-name="ce4">
            <text:p>0,868333333</text:p>
          </table:table-cell>
          <table:table-cell office:value-type="float" office:value="0.81499999999999995" table:style-name="ce4">
            <text:p>0,815</text:p>
          </table:table-cell>
          <table:table-cell office:value-type="float" office:value="0.89333333333333298" table:style-name="ce4">
            <text:p>0,893333333</text:p>
          </table:table-cell>
          <table:table-cell office:value-type="float" office:value="0.89999997615814198" table:style-name="ce4">
            <text:p>0,899999976</text:p>
          </table:table-cell>
          <table:table-cell office:value-type="float" office:value="-0.10429444927379383" table:formula="of:=IF([.P7]; 1-[.P7]/MIN([.B7:.O7]); &quot;&quot;)" table:style-name="ce1">
            <text:p>-0,104294449</text:p>
          </table:table-cell>
          <table:table-cell office:value-type="float" office:value="8.4745786957821312E-2" table:formula="of:=IF([.P7]; 1-[.P7]/MAX([.B7:.O7]); &quot;&quot;)" table:style-name="ce1">
            <text:p>0,084745787</text:p>
          </table:table-cell>
          <table:table-cell office:value-type="float" office:value="1.7543885675322279E-2" table:formula="of:=IF([.P7]; 1-[.P7]/AVERAGE([.B7:.O7]); &quot;&quot;)" table:style-name="ce1">
            <text:p>0,017543886</text:p>
          </table:table-cell>
          <table:table-cell office:value-type="float" office:value="3" table:formula="of:=IF([.P7]&gt;MAX([.B7:.O7]); 1; IF([.P7]&gt;AVERAGE([.B7:.O7]); 2; IF([.P7]&gt;MIN([.B7:.O7]); 3; IF([.P7]&gt;MAX([.B7:.O7])*0.75; 4; 5))))" table:style-name="ce5">
            <text:p>3</text:p>
          </table:table-cell>
          <table:table-cell table:style-name="ce1"/>
          <table:table-cell office:value-type="float" office:value="0.60000002384185802" table:style-name="ce1">
            <text:p>0,600000024</text:p>
          </table:table-cell>
          <table:table-cell table:style-name="ce1"/>
          <table:table-cell office:value-type="string" office:string-value="96,33\%" table:formula="of:=ROUND([.B7];4)*100 &amp;&quot;\%&quot;" table:style-name="ce1">
            <text:p>96,33\%</text:p>
          </table:table-cell>
          <table:table-cell office:value-type="string" office:string-value="94\%" table:formula="of:=ROUND([.C7];4)*100 &amp;&quot;\%&quot;" table:style-name="ce1">
            <text:p>94\%</text:p>
          </table:table-cell>
          <table:table-cell office:value-type="string" office:string-value="88,17\%" table:formula="of:=ROUND([.D7];4)*100 &amp;&quot;\%&quot;" table:style-name="ce1">
            <text:p>88,17\%</text:p>
          </table:table-cell>
          <table:table-cell office:value-type="string" office:string-value="95,17\%" table:formula="of:=ROUND([.E7];4)*100 &amp;&quot;\%&quot;" table:style-name="ce1">
            <text:p>95,17\%</text:p>
          </table:table-cell>
          <table:table-cell office:value-type="string" office:string-value="87\%" table:formula="of:=ROUND([.F7];4)*100 &amp;&quot;\%&quot;" table:style-name="ce1">
            <text:p>87\%</text:p>
          </table:table-cell>
          <table:table-cell office:value-type="string" office:string-value="94,5\%" table:formula="of:=ROUND([.G7];4)*100 &amp;&quot;\%&quot;" table:style-name="ce1">
            <text:p>94,5\%</text:p>
          </table:table-cell>
          <table:table-cell office:value-type="string" office:string-value="90,33\%" table:formula="of:=ROUND([.H7];4)*100 &amp;&quot;\%&quot;" table:style-name="ce1">
            <text:p>90,33\%</text:p>
          </table:table-cell>
          <table:table-cell office:value-type="string" office:string-value="86,5\%" table:formula="of:=ROUND([.I7];4)*100 &amp;&quot;\%&quot;" table:style-name="ce1">
            <text:p>86,5\%</text:p>
          </table:table-cell>
          <table:table-cell office:value-type="string" office:string-value="96,83\%" table:formula="of:=ROUND([.J7];4)*100 &amp;&quot;\%&quot;" table:style-name="ce1">
            <text:p>96,83\%</text:p>
          </table:table-cell>
          <table:table-cell office:value-type="string" office:string-value="97,67\%" table:formula="of:=ROUND([.K7];4)*100 &amp;&quot;\%&quot;" table:style-name="ce1">
            <text:p>97,67\%</text:p>
          </table:table-cell>
          <table:table-cell office:value-type="string" office:string-value="98,33\%" table:formula="of:=ROUND([.L7];4)*100 &amp;&quot;\%&quot;" table:style-name="ce1">
            <text:p>98,33\%</text:p>
          </table:table-cell>
          <table:table-cell office:value-type="string" office:string-value="86,83\%" table:formula="of:=ROUND([.M7];4)*100 &amp;&quot;\%&quot;" table:style-name="ce1">
            <text:p>86,83\%</text:p>
          </table:table-cell>
          <table:table-cell office:value-type="string" office:string-value="81,5\%" table:formula="of:=ROUND([.N7];4)*100 &amp;&quot;\%&quot;" table:style-name="ce1">
            <text:p>81,5\%</text:p>
          </table:table-cell>
          <table:table-cell office:value-type="string" office:string-value="89,33\%" table:formula="of:=ROUND([.O7];4)*100 &amp;&quot;\%&quot;" table:style-name="ce1">
            <text:p>89,33\%</text:p>
          </table:table-cell>
          <table:table-cell office:value-type="string" office:string-value="91,61\%" table:formula="of:=ROUND(AVERAGE([.B7:.O7]);4)*100&amp;&quot;\%&quot;" table:style-name="ce1">
            <text:p>91,61\%</text:p>
          </table:table-cell>
          <table:table-cell office:value-type="string" office:string-value="90\%" table:formula="of:=ROUND([.P7];4)*100 &amp;&quot;\%&quot;" table:style-name="ce1">
            <text:p>90\%</text:p>
          </table:table-cell>
          <table:table-cell office:value-type="string" office:string-value="\hline 96,33\% &amp; 94\% &amp; 88,17\% &amp; 95,17\% &amp; 87\% &amp; 94,5\% &amp; 90,33\% &amp; 86,5\% &amp; 96,83\% &amp; 97,67\% &amp; 98,33\% &amp; 86,83\% &amp; 81,5\% &amp; 89,33\% &amp; 91,61\% &amp; 90\% \\" table:formula="of:=&quot;\hline &quot;&amp;[.X7]&amp;&quot; &amp; &quot;&amp;[.Y7]&amp;&quot; &amp; &quot;&amp;[.Z7]&amp;&quot; &amp; &quot;&amp;[.AA7]&amp;&quot; &amp; &quot;&amp;[.AB7]&amp;&quot; &amp; &quot;&amp;[.AC7]&amp;&quot; &amp; &quot;&amp;[.AD7]&amp;&quot; &amp; &quot;&amp;[.AE7]&amp;&quot; &amp; &quot;&amp;[.AF7]&amp;&quot; &amp; &quot;&amp;[.AG7]&amp;&quot; &amp; &quot;&amp;[.AH7]&amp;&quot; &amp; &quot;&amp;[.AI7]&amp;&quot; &amp; &quot;&amp;[.AJ7]&amp;&quot; &amp; &quot;&amp;[.AK7]&amp;&quot; &amp; &quot;&amp;[.AL7]&amp;&quot; &amp; &quot;&amp;[.AM7]&amp;&quot; \\&quot;" table:style-name="ce1">
            <text:p>\hline 96,33\% &amp; 94\% &amp; 88,17\% &amp; 95,17\% &amp; 87\% &amp; 94,5\% &amp; 90,33\% &amp; 86,5\% &amp; 96,83\% &amp; 97,67\% &amp; 98,33\% &amp; 86,83\% &amp; 81,5\% &amp; 89,33\% &amp; 91,61\% &amp; 90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BME</text:p>
          </table:table-cell>
          <table:table-cell office:value-type="float" office:value="0.99644444444444402" table:style-name="ce3">
            <text:p>0,996444444</text:p>
          </table:table-cell>
          <table:table-cell office:value-type="float" office:value="0.982222222222222" table:style-name="ce4">
            <text:p>0,982222222</text:p>
          </table:table-cell>
          <table:table-cell office:value-type="float" office:value="0.99733333333333296" table:style-name="ce4">
            <text:p>0,997333333</text:p>
          </table:table-cell>
          <table:table-cell office:value-type="float" office:value="0.99644444444444402" table:style-name="ce4">
            <text:p>0,996444444</text:p>
          </table:table-cell>
          <table:table-cell office:value-type="float" office:value="0.92977777777777804" table:style-name="ce4">
            <text:p>0,929777778</text:p>
          </table:table-cell>
          <table:table-cell office:value-type="float" office:value="0.99911111111111095" table:style-name="ce4">
            <text:p>0,999111111</text:p>
          </table:table-cell>
          <table:table-cell office:value-type="float" office:value="0.99911111111111095" table:style-name="ce4">
            <text:p>0,999111111</text:p>
          </table:table-cell>
          <table:table-cell office:value-type="float" office:value="0.94777777777777805" table:style-name="ce4">
            <text:p>0,947777778</text:p>
          </table:table-cell>
          <table:table-cell office:value-type="float" office:value="0.86511111111111105" table:style-name="ce4">
            <text:p>0,865111111</text:p>
          </table:table-cell>
          <table:table-cell office:value-type="float" office:value="0.78466666666666696" table:style-name="ce4">
            <text:p>0,784666667</text:p>
          </table:table-cell>
          <table:table-cell office:value-type="float" office:value="0.86577777777777798" table:style-name="ce4">
            <text:p>0,865777778</text:p>
          </table:table-cell>
          <table:table-cell office:value-type="float" office:value="0.78600000000000003" table:style-name="ce4">
            <text:p>0,786</text:p>
          </table:table-cell>
          <table:table-cell office:value-type="float" office:value="0.96244444444444499" table:style-name="ce4">
            <text:p>0,962444444</text:p>
          </table:table-cell>
          <table:table-cell office:value-type="float" office:value="0.90488888888888896" table:style-name="ce4">
            <text:p>0,904888889</text:p>
          </table:table-cell>
          <table:table-cell office:value-type="float" office:value="0.986666679382324" table:style-name="ce4">
            <text:p>0,986666679</text:p>
          </table:table-cell>
          <table:table-cell office:value-type="float" office:value="-0.25743417083558651" table:formula="of:=IF([.P8]; 1-[.P8]/MIN([.B8:.O8]); &quot;&quot;)" table:style-name="ce1">
            <text:p>-0,257434171</text:p>
          </table:table-cell>
          <table:table-cell office:value-type="float" office:value="1.2455503287264524E-2" table:formula="of:=IF([.P8]; 1-[.P8]/MAX([.B8:.O8]); &quot;&quot;)" table:style-name="ce1">
            <text:p>0,012455503</text:p>
          </table:table-cell>
          <table:table-cell office:value-type="float" office:value="-6.1167366049582839E-2" table:formula="of:=IF([.P8]; 1-[.P8]/AVERAGE([.B8:.O8]); &quot;&quot;)" table:style-name="ce1">
            <text:p>-0,061167366</text:p>
          </table:table-cell>
          <table:table-cell office:value-type="float" office:value="2" table:formula="of:=IF([.P8]&gt;MAX([.B8:.O8]); 1; IF([.P8]&gt;AVERAGE([.B8:.O8]); 2; IF([.P8]&gt;MIN([.B8:.O8]); 3; IF([.P8]&gt;MAX([.B8:.O8])*0.75; 4; 5))))" table:style-name="ce5">
            <text:p>2</text:p>
          </table:table-cell>
          <table:table-cell table:style-name="ce1"/>
          <table:table-cell office:value-type="float" office:value="0.93999999761581399" table:style-name="ce1">
            <text:p>0,939999998</text:p>
          </table:table-cell>
          <table:table-cell table:style-name="ce1"/>
          <table:table-cell office:value-type="string" office:string-value="99,64\%" table:formula="of:=ROUND([.B8];4)*100 &amp;&quot;\%&quot;" table:style-name="ce1">
            <text:p>99,64\%</text:p>
          </table:table-cell>
          <table:table-cell office:value-type="string" office:string-value="98,22\%" table:formula="of:=ROUND([.C8];4)*100 &amp;&quot;\%&quot;" table:style-name="ce1">
            <text:p>98,22\%</text:p>
          </table:table-cell>
          <table:table-cell office:value-type="string" office:string-value="99,73\%" table:formula="of:=ROUND([.D8];4)*100 &amp;&quot;\%&quot;" table:style-name="ce1">
            <text:p>99,73\%</text:p>
          </table:table-cell>
          <table:table-cell office:value-type="string" office:string-value="99,64\%" table:formula="of:=ROUND([.E8];4)*100 &amp;&quot;\%&quot;" table:style-name="ce1">
            <text:p>99,64\%</text:p>
          </table:table-cell>
          <table:table-cell office:value-type="string" office:string-value="92,98\%" table:formula="of:=ROUND([.F8];4)*100 &amp;&quot;\%&quot;" table:style-name="ce1">
            <text:p>92,98\%</text:p>
          </table:table-cell>
          <table:table-cell office:value-type="string" office:string-value="99,91\%" table:formula="of:=ROUND([.G8];4)*100 &amp;&quot;\%&quot;" table:style-name="ce1">
            <text:p>99,91\%</text:p>
          </table:table-cell>
          <table:table-cell office:value-type="string" office:string-value="99,91\%" table:formula="of:=ROUND([.H8];4)*100 &amp;&quot;\%&quot;" table:style-name="ce1">
            <text:p>99,91\%</text:p>
          </table:table-cell>
          <table:table-cell office:value-type="string" office:string-value="94,78\%" table:formula="of:=ROUND([.I8];4)*100 &amp;&quot;\%&quot;" table:style-name="ce1">
            <text:p>94,78\%</text:p>
          </table:table-cell>
          <table:table-cell office:value-type="string" office:string-value="86,51\%" table:formula="of:=ROUND([.J8];4)*100 &amp;&quot;\%&quot;" table:style-name="ce1">
            <text:p>86,51\%</text:p>
          </table:table-cell>
          <table:table-cell office:value-type="string" office:string-value="78,47\%" table:formula="of:=ROUND([.K8];4)*100 &amp;&quot;\%&quot;" table:style-name="ce1">
            <text:p>78,47\%</text:p>
          </table:table-cell>
          <table:table-cell office:value-type="string" office:string-value="86,58\%" table:formula="of:=ROUND([.L8];4)*100 &amp;&quot;\%&quot;" table:style-name="ce1">
            <text:p>86,58\%</text:p>
          </table:table-cell>
          <table:table-cell office:value-type="string" office:string-value="78,6\%" table:formula="of:=ROUND([.M8];4)*100 &amp;&quot;\%&quot;" table:style-name="ce1">
            <text:p>78,6\%</text:p>
          </table:table-cell>
          <table:table-cell office:value-type="string" office:string-value="96,24\%" table:formula="of:=ROUND([.N8];4)*100 &amp;&quot;\%&quot;" table:style-name="ce1">
            <text:p>96,24\%</text:p>
          </table:table-cell>
          <table:table-cell office:value-type="string" office:string-value="90,49\%" table:formula="of:=ROUND([.O8];4)*100 &amp;&quot;\%&quot;" table:style-name="ce1">
            <text:p>90,49\%</text:p>
          </table:table-cell>
          <table:table-cell office:value-type="string" office:string-value="92,98\%" table:formula="of:=ROUND(AVERAGE([.B8:.O8]);4)*100&amp;&quot;\%&quot;" table:style-name="ce1">
            <text:p>92,98\%</text:p>
          </table:table-cell>
          <table:table-cell office:value-type="string" office:string-value="98,67\%" table:formula="of:=ROUND([.P8];4)*100 &amp;&quot;\%&quot;" table:style-name="ce1">
            <text:p>98,67\%</text:p>
          </table:table-cell>
          <table:table-cell office:value-type="string" office:string-value="\hline 99,64\% &amp; 98,22\% &amp; 99,73\% &amp; 99,64\% &amp; 92,98\% &amp; 99,91\% &amp; 99,91\% &amp; 94,78\% &amp; 86,51\% &amp; 78,47\% &amp; 86,58\% &amp; 78,6\% &amp; 96,24\% &amp; 90,49\% &amp; 92,98\% &amp; 98,67\% \\" table:formula="of:=&quot;\hline &quot;&amp;[.X8]&amp;&quot; &amp; &quot;&amp;[.Y8]&amp;&quot; &amp; &quot;&amp;[.Z8]&amp;&quot; &amp; &quot;&amp;[.AA8]&amp;&quot; &amp; &quot;&amp;[.AB8]&amp;&quot; &amp; &quot;&amp;[.AC8]&amp;&quot; &amp; &quot;&amp;[.AD8]&amp;&quot; &amp; &quot;&amp;[.AE8]&amp;&quot; &amp; &quot;&amp;[.AF8]&amp;&quot; &amp; &quot;&amp;[.AG8]&amp;&quot; &amp; &quot;&amp;[.AH8]&amp;&quot; &amp; &quot;&amp;[.AI8]&amp;&quot; &amp; &quot;&amp;[.AJ8]&amp;&quot; &amp; &quot;&amp;[.AK8]&amp;&quot; &amp; &quot;&amp;[.AL8]&amp;&quot; &amp; &quot;&amp;[.AM8]&amp;&quot; \\&quot;" table:style-name="ce1">
            <text:p>\hline 99,64\% &amp; 98,22\% &amp; 99,73\% &amp; 99,64\% &amp; 92,98\% &amp; 99,91\% &amp; 99,91\% &amp; 94,78\% &amp; 86,51\% &amp; 78,47\% &amp; 86,58\% &amp; 78,6\% &amp; 96,24\% &amp; 90,49\% &amp; 92,98\% &amp; 98,67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Car</text:p>
          </table:table-cell>
          <table:table-cell office:value-type="float" office:value="0.87888888888888905" table:style-name="ce3">
            <text:p>0,878888889</text:p>
          </table:table-cell>
          <table:table-cell office:value-type="float" office:value="0.86888888888888904" table:style-name="ce4">
            <text:p>0,868888889</text:p>
          </table:table-cell>
          <table:table-cell office:value-type="float" office:value="0.91166666666666696" table:style-name="ce4">
            <text:p>0,911666667</text:p>
          </table:table-cell>
          <table:table-cell office:value-type="float" office:value="0.90111111111111097" table:style-name="ce4">
            <text:p>0,901111111</text:p>
          </table:table-cell>
          <table:table-cell office:value-type="float" office:value="0.85833333333333295" table:style-name="ce4">
            <text:p>0,858333333</text:p>
          </table:table-cell>
          <table:table-cell office:value-type="float" office:value="0.90833333333333399" table:style-name="ce4">
            <text:p>0,908333333</text:p>
          </table:table-cell>
          <table:table-cell office:value-type="float" office:value="0.80555555555555602" table:style-name="ce4">
            <text:p>0,805555556</text:p>
          </table:table-cell>
          <table:table-cell office:value-type="float" office:value="0.83444444444444499" table:style-name="ce4">
            <text:p>0,834444444</text:p>
          </table:table-cell>
          <table:table-cell office:value-type="float" office:value="0.85944444444444401" table:style-name="ce4">
            <text:p>0,859444444</text:p>
          </table:table-cell>
          <table:table-cell office:value-type="float" office:value="0.84333333333333305" table:style-name="ce4">
            <text:p>0,843333333</text:p>
          </table:table-cell>
          <table:table-cell office:value-type="float" office:value="0.84833333333333305" table:style-name="ce4">
            <text:p>0,848333333</text:p>
          </table:table-cell>
          <table:table-cell office:value-type="float" office:value="0.75333333333333397" table:style-name="ce4">
            <text:p>0,753333333</text:p>
          </table:table-cell>
          <table:table-cell office:value-type="float" office:value="0.76611111111111097" table:style-name="ce4">
            <text:p>0,766111111</text:p>
          </table:table-cell>
          <table:table-cell office:value-type="float" office:value="0.74611111111111095" table:style-name="ce4">
            <text:p>0,746111111</text:p>
          </table:table-cell>
          <table:table-cell office:value-type="float" office:value="0.61666667461395197" table:style-name="ce4">
            <text:p>0,616666675</text:p>
          </table:table-cell>
          <table:table-cell office:value-type="float" office:value="0.17349217103118852" table:formula="of:=IF([.P9]; 1-[.P9]/MIN([.B9:.O9]); &quot;&quot;)" table:style-name="ce1">
            <text:p>0,173492171</text:p>
          </table:table-cell>
          <table:table-cell office:value-type="float" office:value="0.32358317226988842" table:formula="of:=IF([.P9]; 1-[.P9]/MAX([.B9:.O9]); &quot;&quot;)" table:style-name="ce1">
            <text:p>0,323583172</text:p>
          </table:table-cell>
          <table:table-cell office:value-type="float" office:value="0.26736126536836613" table:formula="of:=IF([.P9]; 1-[.P9]/AVERAGE([.B9:.O9]); &quot;&quot;)" table:style-name="ce1">
            <text:p>0,267361265</text:p>
          </table:table-cell>
          <table:table-cell office:value-type="float" office:value="5" table:formula="of:=IF([.P9]&gt;MAX([.B9:.O9]); 1; IF([.P9]&gt;AVERAGE([.B9:.O9]); 2; IF([.P9]&gt;MIN([.B9:.O9]); 3; IF([.P9]&gt;MAX([.B9:.O9])*0.75; 4; 5))))" table:style-name="ce5">
            <text:p>5</text:p>
          </table:table-cell>
          <table:table-cell table:style-name="ce1"/>
          <table:table-cell office:value-type="float" office:value="0.56666666269302401" table:style-name="ce1">
            <text:p>0,566666663</text:p>
          </table:table-cell>
          <table:table-cell table:style-name="ce1"/>
          <table:table-cell office:value-type="string" office:string-value="87,89\%" table:formula="of:=ROUND([.B9];4)*100 &amp;&quot;\%&quot;" table:style-name="ce1">
            <text:p>87,89\%</text:p>
          </table:table-cell>
          <table:table-cell office:value-type="string" office:string-value="86,89\%" table:formula="of:=ROUND([.C9];4)*100 &amp;&quot;\%&quot;" table:style-name="ce1">
            <text:p>86,89\%</text:p>
          </table:table-cell>
          <table:table-cell office:value-type="string" office:string-value="91,17\%" table:formula="of:=ROUND([.D9];4)*100 &amp;&quot;\%&quot;" table:style-name="ce1">
            <text:p>91,17\%</text:p>
          </table:table-cell>
          <table:table-cell office:value-type="string" office:string-value="90,11\%" table:formula="of:=ROUND([.E9];4)*100 &amp;&quot;\%&quot;" table:style-name="ce1">
            <text:p>90,11\%</text:p>
          </table:table-cell>
          <table:table-cell office:value-type="string" office:string-value="85,83\%" table:formula="of:=ROUND([.F9];4)*100 &amp;&quot;\%&quot;" table:style-name="ce1">
            <text:p>85,83\%</text:p>
          </table:table-cell>
          <table:table-cell office:value-type="string" office:string-value="90,83\%" table:formula="of:=ROUND([.G9];4)*100 &amp;&quot;\%&quot;" table:style-name="ce1">
            <text:p>90,83\%</text:p>
          </table:table-cell>
          <table:table-cell office:value-type="string" office:string-value="80,56\%" table:formula="of:=ROUND([.H9];4)*100 &amp;&quot;\%&quot;" table:style-name="ce1">
            <text:p>80,56\%</text:p>
          </table:table-cell>
          <table:table-cell office:value-type="string" office:string-value="83,44\%" table:formula="of:=ROUND([.I9];4)*100 &amp;&quot;\%&quot;" table:style-name="ce1">
            <text:p>83,44\%</text:p>
          </table:table-cell>
          <table:table-cell office:value-type="string" office:string-value="85,94\%" table:formula="of:=ROUND([.J9];4)*100 &amp;&quot;\%&quot;" table:style-name="ce1">
            <text:p>85,94\%</text:p>
          </table:table-cell>
          <table:table-cell office:value-type="string" office:string-value="84,33\%" table:formula="of:=ROUND([.K9];4)*100 &amp;&quot;\%&quot;" table:style-name="ce1">
            <text:p>84,33\%</text:p>
          </table:table-cell>
          <table:table-cell office:value-type="string" office:string-value="84,83\%" table:formula="of:=ROUND([.L9];4)*100 &amp;&quot;\%&quot;" table:style-name="ce1">
            <text:p>84,83\%</text:p>
          </table:table-cell>
          <table:table-cell office:value-type="string" office:string-value="75,33\%" table:formula="of:=ROUND([.M9];4)*100 &amp;&quot;\%&quot;" table:style-name="ce1">
            <text:p>75,33\%</text:p>
          </table:table-cell>
          <table:table-cell office:value-type="string" office:string-value="76,61\%" table:formula="of:=ROUND([.N9];4)*100 &amp;&quot;\%&quot;" table:style-name="ce1">
            <text:p>76,61\%</text:p>
          </table:table-cell>
          <table:table-cell office:value-type="string" office:string-value="74,61\%" table:formula="of:=ROUND([.O9];4)*100 &amp;&quot;\%&quot;" table:style-name="ce1">
            <text:p>74,61\%</text:p>
          </table:table-cell>
          <table:table-cell office:value-type="string" office:string-value="84,17\%" table:formula="of:=ROUND(AVERAGE([.B9:.O9]);4)*100&amp;&quot;\%&quot;" table:style-name="ce1">
            <text:p>84,17\%</text:p>
          </table:table-cell>
          <table:table-cell office:value-type="string" office:string-value="61,67\%" table:formula="of:=ROUND([.P9];4)*100 &amp;&quot;\%&quot;" table:style-name="ce1">
            <text:p>61,67\%</text:p>
          </table:table-cell>
          <table:table-cell office:value-type="string" office:string-value="\hline 87,89\% &amp; 86,89\% &amp; 91,17\% &amp; 90,11\% &amp; 85,83\% &amp; 90,83\% &amp; 80,56\% &amp; 83,44\% &amp; 85,94\% &amp; 84,33\% &amp; 84,83\% &amp; 75,33\% &amp; 76,61\% &amp; 74,61\% &amp; 84,17\% &amp; 61,67\% \\" table:formula="of:=&quot;\hline &quot;&amp;[.X9]&amp;&quot; &amp; &quot;&amp;[.Y9]&amp;&quot; &amp; &quot;&amp;[.Z9]&amp;&quot; &amp; &quot;&amp;[.AA9]&amp;&quot; &amp; &quot;&amp;[.AB9]&amp;&quot; &amp; &quot;&amp;[.AC9]&amp;&quot; &amp; &quot;&amp;[.AD9]&amp;&quot; &amp; &quot;&amp;[.AE9]&amp;&quot; &amp; &quot;&amp;[.AF9]&amp;&quot; &amp; &quot;&amp;[.AG9]&amp;&quot; &amp; &quot;&amp;[.AH9]&amp;&quot; &amp; &quot;&amp;[.AI9]&amp;&quot; &amp; &quot;&amp;[.AJ9]&amp;&quot; &amp; &quot;&amp;[.AK9]&amp;&quot; &amp; &quot;&amp;[.AL9]&amp;&quot; &amp; &quot;&amp;[.AM9]&amp;&quot; \\&quot;" table:style-name="ce1">
            <text:p>\hline 87,89\% &amp; 86,89\% &amp; 91,17\% &amp; 90,11\% &amp; 85,83\% &amp; 90,83\% &amp; 80,56\% &amp; 83,44\% &amp; 85,94\% &amp; 84,33\% &amp; 84,83\% &amp; 75,33\% &amp; 76,61\% &amp; 74,61\% &amp; 84,17\% &amp; 61,67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CBF</text:p>
          </table:table-cell>
          <table:table-cell office:value-type="float" office:value="0.99844444444444402" table:style-name="ce3">
            <text:p>0,998444444</text:p>
          </table:table-cell>
          <table:table-cell office:value-type="float" office:value="0.99825925925925896" table:style-name="ce4">
            <text:p>0,998259259</text:p>
          </table:table-cell>
          <table:table-cell office:value-type="float" office:value="0.99592592592592599" table:style-name="ce4">
            <text:p>0,995925926</text:p>
          </table:table-cell>
          <table:table-cell office:value-type="float" office:value="0.99611111111111095" table:style-name="ce4">
            <text:p>0,996111111</text:p>
          </table:table-cell>
          <table:table-cell office:value-type="float" office:value="0.985296296296296" table:style-name="ce4">
            <text:p>0,985296296</text:p>
          </table:table-cell>
          <table:table-cell office:value-type="float" office:value="0.988222222222222" table:style-name="ce4">
            <text:p>0,988222222</text:p>
          </table:table-cell>
          <table:table-cell office:value-type="float" office:value="0.99362962962962897" table:style-name="ce4">
            <text:p>0,99362963</text:p>
          </table:table-cell>
          <table:table-cell office:value-type="float" office:value="0.97977777777777697" table:style-name="ce4">
            <text:p>0,979777778</text:p>
          </table:table-cell>
          <table:table-cell office:value-type="float" office:value="0.999074074074074" table:style-name="ce4">
            <text:p>0,999074074</text:p>
          </table:table-cell>
          <table:table-cell office:value-type="float" office:value="0.99837037037037002" table:style-name="ce4">
            <text:p>0,99837037</text:p>
          </table:table-cell>
          <table:table-cell office:value-type="float" office:value="0.99892592592592599" table:style-name="ce4">
            <text:p>0,998925926</text:p>
          </table:table-cell>
          <table:table-cell office:value-type="float" office:value="0.94903703703703701" table:style-name="ce4">
            <text:p>0,949037037</text:p>
          </table:table-cell>
          <table:table-cell office:value-type="float" office:value="0.97185185185185197" table:style-name="ce4">
            <text:p>0,971851852</text:p>
          </table:table-cell>
          <table:table-cell office:value-type="float" office:value="0.953666666666667" table:style-name="ce4">
            <text:p>0,953666667</text:p>
          </table:table-cell>
          <table:table-cell office:value-type="float" office:value="0.91222220659255904" table:style-name="ce4">
            <text:p>0,912222207</text:p>
          </table:table-cell>
          <table:table-cell office:value-type="float" office:value="3.8791774196101469E-2" table:formula="of:=IF([.P10]; 1-[.P10]/MIN([.B10:.O10]); &quot;&quot;)" table:style-name="ce1">
            <text:p>0,038791774</text:p>
          </table:table-cell>
          <table:table-cell office:value-type="float" office:value="8.6932360407818488E-2" table:formula="of:=IF([.P10]; 1-[.P10]/MAX([.B10:.O10]); &quot;&quot;)" table:style-name="ce1">
            <text:p>0,08693236</text:p>
          </table:table-cell>
          <table:table-cell office:value-type="float" office:value="7.4999076951999921E-2" table:formula="of:=IF([.P10]; 1-[.P10]/AVERAGE([.B10:.O10]); &quot;&quot;)" table:style-name="ce1">
            <text:p>0,074999077</text:p>
          </table:table-cell>
          <table:table-cell office:value-type="float" office:value="4" table:formula="of:=IF([.P10]&gt;MAX([.B10:.O10]); 1; IF([.P10]&gt;AVERAGE([.B10:.O10]); 2; IF([.P10]&gt;MIN([.B10:.O10]); 3; IF([.P10]&gt;MAX([.B10:.O10])*0.75; 4; 5))))" table:style-name="ce5">
            <text:p>4</text:p>
          </table:table-cell>
          <table:table-cell table:style-name="ce1"/>
          <table:table-cell office:value-type="float" office:value="0.85777777433395397" table:style-name="ce1">
            <text:p>0,857777774</text:p>
          </table:table-cell>
          <table:table-cell table:style-name="ce1"/>
          <table:table-cell office:value-type="string" office:string-value="99,84\%" table:formula="of:=ROUND([.B10];4)*100 &amp;&quot;\%&quot;" table:style-name="ce1">
            <text:p>99,84\%</text:p>
          </table:table-cell>
          <table:table-cell office:value-type="string" office:string-value="99,83\%" table:formula="of:=ROUND([.C10];4)*100 &amp;&quot;\%&quot;" table:style-name="ce1">
            <text:p>99,83\%</text:p>
          </table:table-cell>
          <table:table-cell office:value-type="string" office:string-value="99,59\%" table:formula="of:=ROUND([.D10];4)*100 &amp;&quot;\%&quot;" table:style-name="ce1">
            <text:p>99,59\%</text:p>
          </table:table-cell>
          <table:table-cell office:value-type="string" office:string-value="99,61\%" table:formula="of:=ROUND([.E10];4)*100 &amp;&quot;\%&quot;" table:style-name="ce1">
            <text:p>99,61\%</text:p>
          </table:table-cell>
          <table:table-cell office:value-type="string" office:string-value="98,53\%" table:formula="of:=ROUND([.F10];4)*100 &amp;&quot;\%&quot;" table:style-name="ce1">
            <text:p>98,53\%</text:p>
          </table:table-cell>
          <table:table-cell office:value-type="string" office:string-value="98,82\%" table:formula="of:=ROUND([.G10];4)*100 &amp;&quot;\%&quot;" table:style-name="ce1">
            <text:p>98,82\%</text:p>
          </table:table-cell>
          <table:table-cell office:value-type="string" office:string-value="99,36\%" table:formula="of:=ROUND([.H10];4)*100 &amp;&quot;\%&quot;" table:style-name="ce1">
            <text:p>99,36\%</text:p>
          </table:table-cell>
          <table:table-cell office:value-type="string" office:string-value="97,98\%" table:formula="of:=ROUND([.I10];4)*100 &amp;&quot;\%&quot;" table:style-name="ce1">
            <text:p>97,98\%</text:p>
          </table:table-cell>
          <table:table-cell office:value-type="string" office:string-value="99,91\%" table:formula="of:=ROUND([.J10];4)*100 &amp;&quot;\%&quot;" table:style-name="ce1">
            <text:p>99,91\%</text:p>
          </table:table-cell>
          <table:table-cell office:value-type="string" office:string-value="99,84\%" table:formula="of:=ROUND([.K10];4)*100 &amp;&quot;\%&quot;" table:style-name="ce1">
            <text:p>99,84\%</text:p>
          </table:table-cell>
          <table:table-cell office:value-type="string" office:string-value="99,89\%" table:formula="of:=ROUND([.L10];4)*100 &amp;&quot;\%&quot;" table:style-name="ce1">
            <text:p>99,89\%</text:p>
          </table:table-cell>
          <table:table-cell office:value-type="string" office:string-value="94,9\%" table:formula="of:=ROUND([.M10];4)*100 &amp;&quot;\%&quot;" table:style-name="ce1">
            <text:p>94,9\%</text:p>
          </table:table-cell>
          <table:table-cell office:value-type="string" office:string-value="97,19\%" table:formula="of:=ROUND([.N10];4)*100 &amp;&quot;\%&quot;" table:style-name="ce1">
            <text:p>97,19\%</text:p>
          </table:table-cell>
          <table:table-cell office:value-type="string" office:string-value="95,37\%" table:formula="of:=ROUND([.O10];4)*100 &amp;&quot;\%&quot;" table:style-name="ce1">
            <text:p>95,37\%</text:p>
          </table:table-cell>
          <table:table-cell office:value-type="string" office:string-value="98,62\%" table:formula="of:=ROUND(AVERAGE([.B10:.O10]);4)*100&amp;&quot;\%&quot;" table:style-name="ce1">
            <text:p>98,62\%</text:p>
          </table:table-cell>
          <table:table-cell office:value-type="string" office:string-value="91,22\%" table:formula="of:=ROUND([.P10];4)*100 &amp;&quot;\%&quot;" table:style-name="ce1">
            <text:p>91,22\%</text:p>
          </table:table-cell>
          <table:table-cell office:value-type="string" office:string-value="\hline 99,84\% &amp; 99,83\% &amp; 99,59\% &amp; 99,61\% &amp; 98,53\% &amp; 98,82\% &amp; 99,36\% &amp; 97,98\% &amp; 99,91\% &amp; 99,84\% &amp; 99,89\% &amp; 94,9\% &amp; 97,19\% &amp; 95,37\% &amp; 98,62\% &amp; 91,22\% \\" table:formula="of:=&quot;\hline &quot;&amp;[.X10]&amp;&quot; &amp; &quot;&amp;[.Y10]&amp;&quot; &amp; &quot;&amp;[.Z10]&amp;&quot; &amp; &quot;&amp;[.AA10]&amp;&quot; &amp; &quot;&amp;[.AB10]&amp;&quot; &amp; &quot;&amp;[.AC10]&amp;&quot; &amp; &quot;&amp;[.AD10]&amp;&quot; &amp; &quot;&amp;[.AE10]&amp;&quot; &amp; &quot;&amp;[.AF10]&amp;&quot; &amp; &quot;&amp;[.AG10]&amp;&quot; &amp; &quot;&amp;[.AH10]&amp;&quot; &amp; &quot;&amp;[.AI10]&amp;&quot; &amp; &quot;&amp;[.AJ10]&amp;&quot; &amp; &quot;&amp;[.AK10]&amp;&quot; &amp; &quot;&amp;[.AL10]&amp;&quot; &amp; &quot;&amp;[.AM10]&amp;&quot; \\&quot;" table:style-name="ce1">
            <text:p>\hline 99,84\% &amp; 99,83\% &amp; 99,59\% &amp; 99,61\% &amp; 98,53\% &amp; 98,82\% &amp; 99,36\% &amp; 97,98\% &amp; 99,91\% &amp; 99,84\% &amp; 99,89\% &amp; 94,9\% &amp; 97,19\% &amp; 95,37\% &amp; 98,62\% &amp; 91,22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Chinatown</text:p>
          </table:table-cell>
          <table:table-cell office:value-type="float" office:value="0.96183574879226996" table:style-name="ce3">
            <text:p>0,961835749</text:p>
          </table:table-cell>
          <table:table-cell office:value-type="float" office:value="0.96277939747327501" table:style-name="ce4">
            <text:p>0,962779397</text:p>
          </table:table-cell>
          <table:table-cell office:value-type="float" office:value="0.96686103012633595" table:style-name="ce4">
            <text:p>0,96686103</text:p>
          </table:table-cell>
          <table:table-cell office:value-type="float" office:value="0.96482021379980598" table:style-name="ce4">
            <text:p>0,964820214</text:p>
          </table:table-cell>
          <table:table-cell office:value-type="float" office:value="0.96297376093294396" table:style-name="ce4">
            <text:p>0,962973761</text:p>
          </table:table-cell>
          <table:table-cell office:value-type="float" office:value="0.97014492753623205" table:style-name="ce4">
            <text:p>0,970144928</text:p>
          </table:table-cell>
          <table:table-cell office:value-type="float" office:value="0.94801932367149699" table:style-name="ce4">
            <text:p>0,948019324</text:p>
          </table:table-cell>
          <table:table-cell office:value-type="float" office:value="0.95733722060252702" table:style-name="ce4">
            <text:p>0,957337221</text:p>
          </table:table-cell>
          <table:table-cell office:value-type="float" office:value="0.87910592808552002" table:style-name="ce4">
            <text:p>0,879105928</text:p>
          </table:table-cell>
          <table:table-cell office:value-type="float" office:value="0.94763285024154598" table:style-name="ce4">
            <text:p>0,94763285</text:p>
          </table:table-cell>
          <table:table-cell office:value-type="float" office:value="0.87706511175898905" table:style-name="ce4">
            <text:p>0,877065112</text:p>
          </table:table-cell>
          <table:table-cell office:value-type="float" office:value="0.88853255587949498" table:style-name="ce4">
            <text:p>0,888532556</text:p>
          </table:table-cell>
          <table:table-cell office:value-type="float" office:value="0.95296404275996105" table:style-name="ce4">
            <text:p>0,952964043</text:p>
          </table:table-cell>
          <table:table-cell office:value-type="float" office:value="0.93449275362318796" table:style-name="ce4">
            <text:p>0,934492754</text:p>
          </table:table-cell>
          <table:table-cell office:value-type="float" office:value="0.95043730735778797" table:style-name="ce4">
            <text:p>0,950437307</text:p>
          </table:table-cell>
          <table:table-cell office:value-type="float" office:value="-8.3656497807384156E-2" table:formula="of:=IF([.P11]; 1-[.P11]/MIN([.B11:.O11]); &quot;&quot;)" table:style-name="ce1">
            <text:p>-0,083656498</text:p>
          </table:table-cell>
          <table:table-cell office:value-type="float" office:value="2.0314099078467929E-2" table:formula="of:=IF([.P11]; 1-[.P11]/MAX([.B11:.O11]); &quot;&quot;)" table:style-name="ce1">
            <text:p>0,020314099</text:p>
          </table:table-cell>
          <table:table-cell office:value-type="float" office:value="-9.9857140687897861E-3" table:formula="of:=IF([.P11]; 1-[.P11]/AVERAGE([.B11:.O11]); &quot;&quot;)" table:style-name="ce1">
            <text:p>-0,009985714</text:p>
          </table:table-cell>
          <table:table-cell office:value-type="float" office:value="2" table:formula="of:=IF([.P11]&gt;MAX([.B11:.O11]); 1; IF([.P11]&gt;AVERAGE([.B11:.O11]); 2; IF([.P11]&gt;MIN([.B11:.O11]); 3; IF([.P11]&gt;MAX([.B11:.O11])*0.75; 4; 5))))" table:style-name="ce5">
            <text:p>2</text:p>
          </table:table-cell>
          <table:table-cell table:style-name="ce1"/>
          <table:table-cell office:value-type="float" office:value="0.96209913492202803" table:style-name="ce1">
            <text:p>0,962099135</text:p>
          </table:table-cell>
          <table:table-cell table:style-name="ce1"/>
          <table:table-cell office:value-type="string" office:string-value="96,18\%" table:formula="of:=ROUND([.B11];4)*100 &amp;&quot;\%&quot;" table:style-name="ce1">
            <text:p>96,18\%</text:p>
          </table:table-cell>
          <table:table-cell office:value-type="string" office:string-value="96,28\%" table:formula="of:=ROUND([.C11];4)*100 &amp;&quot;\%&quot;" table:style-name="ce1">
            <text:p>96,28\%</text:p>
          </table:table-cell>
          <table:table-cell office:value-type="string" office:string-value="96,69\%" table:formula="of:=ROUND([.D11];4)*100 &amp;&quot;\%&quot;" table:style-name="ce1">
            <text:p>96,69\%</text:p>
          </table:table-cell>
          <table:table-cell office:value-type="string" office:string-value="96,48\%" table:formula="of:=ROUND([.E11];4)*100 &amp;&quot;\%&quot;" table:style-name="ce1">
            <text:p>96,48\%</text:p>
          </table:table-cell>
          <table:table-cell office:value-type="string" office:string-value="96,3\%" table:formula="of:=ROUND([.F11];4)*100 &amp;&quot;\%&quot;" table:style-name="ce1">
            <text:p>96,3\%</text:p>
          </table:table-cell>
          <table:table-cell office:value-type="string" office:string-value="97,01\%" table:formula="of:=ROUND([.G11];4)*100 &amp;&quot;\%&quot;" table:style-name="ce1">
            <text:p>97,01\%</text:p>
          </table:table-cell>
          <table:table-cell office:value-type="string" office:string-value="94,8\%" table:formula="of:=ROUND([.H11];4)*100 &amp;&quot;\%&quot;" table:style-name="ce1">
            <text:p>94,8\%</text:p>
          </table:table-cell>
          <table:table-cell office:value-type="string" office:string-value="95,73\%" table:formula="of:=ROUND([.I11];4)*100 &amp;&quot;\%&quot;" table:style-name="ce1">
            <text:p>95,73\%</text:p>
          </table:table-cell>
          <table:table-cell office:value-type="string" office:string-value="87,91\%" table:formula="of:=ROUND([.J11];4)*100 &amp;&quot;\%&quot;" table:style-name="ce1">
            <text:p>87,91\%</text:p>
          </table:table-cell>
          <table:table-cell office:value-type="string" office:string-value="94,76\%" table:formula="of:=ROUND([.K11];4)*100 &amp;&quot;\%&quot;" table:style-name="ce1">
            <text:p>94,76\%</text:p>
          </table:table-cell>
          <table:table-cell office:value-type="string" office:string-value="87,71\%" table:formula="of:=ROUND([.L11];4)*100 &amp;&quot;\%&quot;" table:style-name="ce1">
            <text:p>87,71\%</text:p>
          </table:table-cell>
          <table:table-cell office:value-type="string" office:string-value="88,85\%" table:formula="of:=ROUND([.M11];4)*100 &amp;&quot;\%&quot;" table:style-name="ce1">
            <text:p>88,85\%</text:p>
          </table:table-cell>
          <table:table-cell office:value-type="string" office:string-value="95,3\%" table:formula="of:=ROUND([.N11];4)*100 &amp;&quot;\%&quot;" table:style-name="ce1">
            <text:p>95,3\%</text:p>
          </table:table-cell>
          <table:table-cell office:value-type="string" office:string-value="93,45\%" table:formula="of:=ROUND([.O11];4)*100 &amp;&quot;\%&quot;" table:style-name="ce1">
            <text:p>93,45\%</text:p>
          </table:table-cell>
          <table:table-cell office:value-type="string" office:string-value="94,1\%" table:formula="of:=ROUND(AVERAGE([.B11:.O11]);4)*100&amp;&quot;\%&quot;" table:style-name="ce1">
            <text:p>94,1\%</text:p>
          </table:table-cell>
          <table:table-cell office:value-type="string" office:string-value="95,04\%" table:formula="of:=ROUND([.P11];4)*100 &amp;&quot;\%&quot;" table:style-name="ce1">
            <text:p>95,04\%</text:p>
          </table:table-cell>
          <table:table-cell office:value-type="string" office:string-value="\hline 96,18\% &amp; 96,28\% &amp; 96,69\% &amp; 96,48\% &amp; 96,3\% &amp; 97,01\% &amp; 94,8\% &amp; 95,73\% &amp; 87,91\% &amp; 94,76\% &amp; 87,71\% &amp; 88,85\% &amp; 95,3\% &amp; 93,45\% &amp; 94,1\% &amp; 95,04\% \\" table:formula="of:=&quot;\hline &quot;&amp;[.X11]&amp;&quot; &amp; &quot;&amp;[.Y11]&amp;&quot; &amp; &quot;&amp;[.Z11]&amp;&quot; &amp; &quot;&amp;[.AA11]&amp;&quot; &amp; &quot;&amp;[.AB11]&amp;&quot; &amp; &quot;&amp;[.AC11]&amp;&quot; &amp; &quot;&amp;[.AD11]&amp;&quot; &amp; &quot;&amp;[.AE11]&amp;&quot; &amp; &quot;&amp;[.AF11]&amp;&quot; &amp; &quot;&amp;[.AG11]&amp;&quot; &amp; &quot;&amp;[.AH11]&amp;&quot; &amp; &quot;&amp;[.AI11]&amp;&quot; &amp; &quot;&amp;[.AJ11]&amp;&quot; &amp; &quot;&amp;[.AK11]&amp;&quot; &amp; &quot;&amp;[.AL11]&amp;&quot; &amp; &quot;&amp;[.AM11]&amp;&quot; \\&quot;" table:style-name="ce1">
            <text:p>\hline 96,18\% &amp; 96,28\% &amp; 96,69\% &amp; 96,48\% &amp; 96,3\% &amp; 97,01\% &amp; 94,8\% &amp; 95,73\% &amp; 87,91\% &amp; 94,76\% &amp; 87,71\% &amp; 88,85\% &amp; 95,3\% &amp; 93,45\% &amp; 94,1\% &amp; 95,04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ChlorineConcentration</text:p>
          </table:table-cell>
          <table:table-cell office:value-type="float" office:value="0.66084201388888897" table:style-name="ce3">
            <text:p>0,660842014</text:p>
          </table:table-cell>
          <table:table-cell office:value-type="float" office:value="0.73394965277777802" table:style-name="ce4">
            <text:p>0,733949653</text:p>
          </table:table-cell>
          <table:table-cell office:value-type="float" office:value="0.79613715277777797" table:style-name="ce4">
            <text:p>0,796137153</text:p>
          </table:table-cell>
          <table:table-cell office:value-type="float" office:value="0.863611111111111" table:style-name="ce4">
            <text:p>0,863611111</text:p>
          </table:table-cell>
          <table:table-cell office:value-type="float" office:value="0.73522569444444397" table:style-name="ce4">
            <text:p>0,735225694</text:p>
          </table:table-cell>
          <table:table-cell office:value-type="float" office:value="0.84100694444444501" table:style-name="ce4">
            <text:p>0,841006944</text:p>
          </table:table-cell>
          <table:table-cell office:value-type="float" office:value="0.63113715277777804" table:style-name="ce4">
            <text:p>0,631137153</text:p>
          </table:table-cell>
          <table:table-cell office:value-type="float" office:value="0.75486111111111098" table:style-name="ce4">
            <text:p>0,754861111</text:p>
          </table:table-cell>
          <table:table-cell office:value-type="float" office:value="0.65911458333333295" table:style-name="ce4">
            <text:p>0,659114583</text:p>
          </table:table-cell>
          <table:table-cell office:value-type="float" office:value="0.664956597222222" table:style-name="ce4">
            <text:p>0,664956597</text:p>
          </table:table-cell>
          <table:table-cell office:value-type="float" office:value="0.65824652777777803" table:style-name="ce4">
            <text:p>0,658246528</text:p>
          </table:table-cell>
          <table:table-cell office:value-type="float" office:value="0.76475694444444398" table:style-name="ce4">
            <text:p>0,764756944</text:p>
          </table:table-cell>
          <table:table-cell office:value-type="float" office:value="0.72306423611111104" table:style-name="ce4">
            <text:p>0,723064236</text:p>
          </table:table-cell>
          <table:table-cell office:value-type="float" office:value="0.59795138888888899" table:style-name="ce4">
            <text:p>0,597951389</text:p>
          </table:table-cell>
          <table:table-cell office:value-type="float" office:value="0.60390627384185702" table:style-name="ce4">
            <text:p>0,603906274</text:p>
          </table:table-cell>
          <table:table-cell office:value-type="float" office:value="-9.9588111402055812E-3" table:formula="of:=IF([.P12]; 1-[.P12]/MIN([.B12:.O12]); &quot;&quot;)" table:style-name="ce1">
            <text:p>-0,009958811</text:p>
          </table:table-cell>
          <table:table-cell office:value-type="float" office:value="0.30071965717893678" table:formula="of:=IF([.P12]; 1-[.P12]/MAX([.B12:.O12]); &quot;&quot;)" table:style-name="ce1">
            <text:p>0,300719657</text:p>
          </table:table-cell>
          <table:table-cell office:value-type="float" office:value="0.16164558533474016" table:formula="of:=IF([.P12]; 1-[.P12]/AVERAGE([.B12:.O12]); &quot;&quot;)" table:style-name="ce1">
            <text:p>0,161645585</text:p>
          </table:table-cell>
          <table:table-cell office:value-type="float" office:value="3" table:formula="of:=IF([.P12]&gt;MAX([.B12:.O12]); 1; IF([.P12]&gt;AVERAGE([.B12:.O12]); 2; IF([.P12]&gt;MIN([.B12:.O12]); 3; IF([.P12]&gt;MAX([.B12:.O12])*0.75; 4; 5))))" table:style-name="ce5">
            <text:p>3</text:p>
          </table:table-cell>
          <table:table-cell table:style-name="ce1"/>
          <table:table-cell office:value-type="float" office:value="0.56953126192092896" table:style-name="ce1">
            <text:p>0,569531262</text:p>
          </table:table-cell>
          <table:table-cell table:style-name="ce1"/>
          <table:table-cell office:value-type="string" office:string-value="66,08\%" table:formula="of:=ROUND([.B12];4)*100 &amp;&quot;\%&quot;" table:style-name="ce1">
            <text:p>66,08\%</text:p>
          </table:table-cell>
          <table:table-cell office:value-type="string" office:string-value="73,39\%" table:formula="of:=ROUND([.C12];4)*100 &amp;&quot;\%&quot;" table:style-name="ce1">
            <text:p>73,39\%</text:p>
          </table:table-cell>
          <table:table-cell office:value-type="string" office:string-value="79,61\%" table:formula="of:=ROUND([.D12];4)*100 &amp;&quot;\%&quot;" table:style-name="ce1">
            <text:p>79,61\%</text:p>
          </table:table-cell>
          <table:table-cell office:value-type="string" office:string-value="86,36\%" table:formula="of:=ROUND([.E12];4)*100 &amp;&quot;\%&quot;" table:style-name="ce1">
            <text:p>86,36\%</text:p>
          </table:table-cell>
          <table:table-cell office:value-type="string" office:string-value="73,52\%" table:formula="of:=ROUND([.F12];4)*100 &amp;&quot;\%&quot;" table:style-name="ce1">
            <text:p>73,52\%</text:p>
          </table:table-cell>
          <table:table-cell office:value-type="string" office:string-value="84,1\%" table:formula="of:=ROUND([.G12];4)*100 &amp;&quot;\%&quot;" table:style-name="ce1">
            <text:p>84,1\%</text:p>
          </table:table-cell>
          <table:table-cell office:value-type="string" office:string-value="63,11\%" table:formula="of:=ROUND([.H12];4)*100 &amp;&quot;\%&quot;" table:style-name="ce1">
            <text:p>63,11\%</text:p>
          </table:table-cell>
          <table:table-cell office:value-type="string" office:string-value="75,49\%" table:formula="of:=ROUND([.I12];4)*100 &amp;&quot;\%&quot;" table:style-name="ce1">
            <text:p>75,49\%</text:p>
          </table:table-cell>
          <table:table-cell office:value-type="string" office:string-value="65,91\%" table:formula="of:=ROUND([.J12];4)*100 &amp;&quot;\%&quot;" table:style-name="ce1">
            <text:p>65,91\%</text:p>
          </table:table-cell>
          <table:table-cell office:value-type="string" office:string-value="66,5\%" table:formula="of:=ROUND([.K12];4)*100 &amp;&quot;\%&quot;" table:style-name="ce1">
            <text:p>66,5\%</text:p>
          </table:table-cell>
          <table:table-cell office:value-type="string" office:string-value="65,82\%" table:formula="of:=ROUND([.L12];4)*100 &amp;&quot;\%&quot;" table:style-name="ce1">
            <text:p>65,82\%</text:p>
          </table:table-cell>
          <table:table-cell office:value-type="string" office:string-value="76,48\%" table:formula="of:=ROUND([.M12];4)*100 &amp;&quot;\%&quot;" table:style-name="ce1">
            <text:p>76,48\%</text:p>
          </table:table-cell>
          <table:table-cell office:value-type="string" office:string-value="72,31\%" table:formula="of:=ROUND([.N12];4)*100 &amp;&quot;\%&quot;" table:style-name="ce1">
            <text:p>72,31\%</text:p>
          </table:table-cell>
          <table:table-cell office:value-type="string" office:string-value="59,8\%" table:formula="of:=ROUND([.O12];4)*100 &amp;&quot;\%&quot;" table:style-name="ce1">
            <text:p>59,8\%</text:p>
          </table:table-cell>
          <table:table-cell office:value-type="string" office:string-value="72,03\%" table:formula="of:=ROUND(AVERAGE([.B12:.O12]);4)*100&amp;&quot;\%&quot;" table:style-name="ce1">
            <text:p>72,03\%</text:p>
          </table:table-cell>
          <table:table-cell office:value-type="string" office:string-value="60,39\%" table:formula="of:=ROUND([.P12];4)*100 &amp;&quot;\%&quot;" table:style-name="ce1">
            <text:p>60,39\%</text:p>
          </table:table-cell>
          <table:table-cell office:value-type="string" office:string-value="\hline 66,08\% &amp; 73,39\% &amp; 79,61\% &amp; 86,36\% &amp; 73,52\% &amp; 84,1\% &amp; 63,11\% &amp; 75,49\% &amp; 65,91\% &amp; 66,5\% &amp; 65,82\% &amp; 76,48\% &amp; 72,31\% &amp; 59,8\% &amp; 72,03\% &amp; 60,39\% \\" table:formula="of:=&quot;\hline &quot;&amp;[.X12]&amp;&quot; &amp; &quot;&amp;[.Y12]&amp;&quot; &amp; &quot;&amp;[.Z12]&amp;&quot; &amp; &quot;&amp;[.AA12]&amp;&quot; &amp; &quot;&amp;[.AB12]&amp;&quot; &amp; &quot;&amp;[.AC12]&amp;&quot; &amp; &quot;&amp;[.AD12]&amp;&quot; &amp; &quot;&amp;[.AE12]&amp;&quot; &amp; &quot;&amp;[.AF12]&amp;&quot; &amp; &quot;&amp;[.AG12]&amp;&quot; &amp; &quot;&amp;[.AH12]&amp;&quot; &amp; &quot;&amp;[.AI12]&amp;&quot; &amp; &quot;&amp;[.AJ12]&amp;&quot; &amp; &quot;&amp;[.AK12]&amp;&quot; &amp; &quot;&amp;[.AL12]&amp;&quot; &amp; &quot;&amp;[.AM12]&amp;&quot; \\&quot;" table:style-name="ce1">
            <text:p>\hline 66,08\% &amp; 73,39\% &amp; 79,61\% &amp; 86,36\% &amp; 73,52\% &amp; 84,1\% &amp; 63,11\% &amp; 75,49\% &amp; 65,91\% &amp; 66,5\% &amp; 65,82\% &amp; 76,48\% &amp; 72,31\% &amp; 59,8\% &amp; 72,03\% &amp; 60,39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CinCECGTorso</text:p>
          </table:table-cell>
          <table:table-cell office:value-type="float" office:value="0.95342995169082101" table:style-name="ce3">
            <text:p>0,953429952</text:p>
          </table:table-cell>
          <table:table-cell office:value-type="float" office:value="0.99374396135265697" table:style-name="ce4">
            <text:p>0,993743961</text:p>
          </table:table-cell>
          <table:table-cell office:value-type="float" office:value="0.86413043478260798" table:style-name="ce4">
            <text:p>0,864130435</text:p>
          </table:table-cell>
          <table:table-cell office:value-type="float" office:value="0.832125603864734" table:style-name="ce4">
            <text:p>0,832125604</text:p>
          </table:table-cell>
          <table:table-cell office:value-type="float" office:value="0.97777777777777797" table:style-name="ce4">
            <text:p>0,977777778</text:p>
          </table:table-cell>
          <table:table-cell office:value-type="float" office:value="0.76787439613526598" table:style-name="ce4">
            <text:p>0,767874396</text:p>
          </table:table-cell>
          <table:table-cell office:value-type="float" office:value="0.93765700483091796" table:style-name="ce4">
            <text:p>0,937657005</text:p>
          </table:table-cell>
          <table:table-cell office:value-type="float" office:value="0.98497584541062799" table:style-name="ce4">
            <text:p>0,984975845</text:p>
          </table:table-cell>
          <table:table-cell office:value-type="float" office:value="0.94263285024154597" table:style-name="ce4">
            <text:p>0,94263285</text:p>
          </table:table-cell>
          <table:table-cell office:value-type="float" office:value="0.82915458937198105" table:style-name="ce4">
            <text:p>0,829154589</text:p>
          </table:table-cell>
          <table:table-cell office:value-type="float" office:value="0.91475845410627998" table:style-name="ce4">
            <text:p>0,914758454</text:p>
          </table:table-cell>
          <table:table-cell office:value-type="float" office:value="0.94743961352657002" table:style-name="ce4">
            <text:p>0,947439614</text:p>
          </table:table-cell>
          <table:table-cell office:value-type="float" office:value="0.95818840579710096" table:style-name="ce4">
            <text:p>0,958188406</text:p>
          </table:table-cell>
          <table:table-cell office:value-type="float" office:value="0.80299516908212598" table:style-name="ce4">
            <text:p>0,802995169</text:p>
          </table:table-cell>
          <table:table-cell office:value-type="float" office:value="0.921739101409912" table:style-name="ce4">
            <text:p>0,921739101</text:p>
          </table:table-cell>
          <table:table-cell office:value-type="float" office:value="-0.20037743939510366" table:formula="of:=IF([.P13]; 1-[.P13]/MIN([.B13:.O13]); &quot;&quot;)" table:style-name="ce1">
            <text:p>-0,200377439</text:p>
          </table:table-cell>
          <table:table-cell office:value-type="float" office:value="7.2458160998265519E-2" table:formula="of:=IF([.P13]; 1-[.P13]/MAX([.B13:.O13]); &quot;&quot;)" table:style-name="ce1">
            <text:p>0,072458161</text:p>
          </table:table-cell>
          <table:table-cell office:value-type="float" office:value="-1.5539872786034303E-2" table:formula="of:=IF([.P13]; 1-[.P13]/AVERAGE([.B13:.O13]); &quot;&quot;)" table:style-name="ce1">
            <text:p>-0,015539873</text:p>
          </table:table-cell>
          <table:table-cell office:value-type="float" office:value="2" table:formula="of:=IF([.P13]&gt;MAX([.B13:.O13]); 1; IF([.P13]&gt;AVERAGE([.B13:.O13]); 2; IF([.P13]&gt;MIN([.B13:.O13]); 3; IF([.P13]&gt;MAX([.B13:.O13])*0.75; 4; 5))))" table:style-name="ce5">
            <text:p>2</text:p>
          </table:table-cell>
          <table:table-cell table:number-columns-repeated="3" table:style-name="ce1"/>
          <table:table-cell office:value-type="string" office:string-value="95,34\%" table:formula="of:=ROUND([.B13];4)*100 &amp;&quot;\%&quot;" table:style-name="ce1">
            <text:p>95,34\%</text:p>
          </table:table-cell>
          <table:table-cell office:value-type="string" office:string-value="99,37\%" table:formula="of:=ROUND([.C13];4)*100 &amp;&quot;\%&quot;" table:style-name="ce1">
            <text:p>99,37\%</text:p>
          </table:table-cell>
          <table:table-cell office:value-type="string" office:string-value="86,41\%" table:formula="of:=ROUND([.D13];4)*100 &amp;&quot;\%&quot;" table:style-name="ce1">
            <text:p>86,41\%</text:p>
          </table:table-cell>
          <table:table-cell office:value-type="string" office:string-value="83,21\%" table:formula="of:=ROUND([.E13];4)*100 &amp;&quot;\%&quot;" table:style-name="ce1">
            <text:p>83,21\%</text:p>
          </table:table-cell>
          <table:table-cell office:value-type="string" office:string-value="97,78\%" table:formula="of:=ROUND([.F13];4)*100 &amp;&quot;\%&quot;" table:style-name="ce1">
            <text:p>97,78\%</text:p>
          </table:table-cell>
          <table:table-cell office:value-type="string" office:string-value="76,79\%" table:formula="of:=ROUND([.G13];4)*100 &amp;&quot;\%&quot;" table:style-name="ce1">
            <text:p>76,79\%</text:p>
          </table:table-cell>
          <table:table-cell office:value-type="string" office:string-value="93,77\%" table:formula="of:=ROUND([.H13];4)*100 &amp;&quot;\%&quot;" table:style-name="ce1">
            <text:p>93,77\%</text:p>
          </table:table-cell>
          <table:table-cell office:value-type="string" office:string-value="98,5\%" table:formula="of:=ROUND([.I13];4)*100 &amp;&quot;\%&quot;" table:style-name="ce1">
            <text:p>98,5\%</text:p>
          </table:table-cell>
          <table:table-cell office:value-type="string" office:string-value="94,26\%" table:formula="of:=ROUND([.J13];4)*100 &amp;&quot;\%&quot;" table:style-name="ce1">
            <text:p>94,26\%</text:p>
          </table:table-cell>
          <table:table-cell office:value-type="string" office:string-value="82,92\%" table:formula="of:=ROUND([.K13];4)*100 &amp;&quot;\%&quot;" table:style-name="ce1">
            <text:p>82,92\%</text:p>
          </table:table-cell>
          <table:table-cell office:value-type="string" office:string-value="91,48\%" table:formula="of:=ROUND([.L13];4)*100 &amp;&quot;\%&quot;" table:style-name="ce1">
            <text:p>91,48\%</text:p>
          </table:table-cell>
          <table:table-cell office:value-type="string" office:string-value="94,74\%" table:formula="of:=ROUND([.M13];4)*100 &amp;&quot;\%&quot;" table:style-name="ce1">
            <text:p>94,74\%</text:p>
          </table:table-cell>
          <table:table-cell office:value-type="string" office:string-value="95,82\%" table:formula="of:=ROUND([.N13];4)*100 &amp;&quot;\%&quot;" table:style-name="ce1">
            <text:p>95,82\%</text:p>
          </table:table-cell>
          <table:table-cell office:value-type="string" office:string-value="80,3\%" table:formula="of:=ROUND([.O13];4)*100 &amp;&quot;\%&quot;" table:style-name="ce1">
            <text:p>80,3\%</text:p>
          </table:table-cell>
          <table:table-cell office:value-type="string" office:string-value="90,76\%" table:formula="of:=ROUND(AVERAGE([.B13:.O13]);4)*100&amp;&quot;\%&quot;" table:style-name="ce1">
            <text:p>90,76\%</text:p>
          </table:table-cell>
          <table:table-cell office:value-type="string" office:string-value="92,17\%" table:formula="of:=ROUND([.P13];4)*100 &amp;&quot;\%&quot;" table:style-name="ce1">
            <text:p>92,17\%</text:p>
          </table:table-cell>
          <table:table-cell office:value-type="string" office:string-value="\hline 95,34\% &amp; 99,37\% &amp; 86,41\% &amp; 83,21\% &amp; 97,78\% &amp; 76,79\% &amp; 93,77\% &amp; 98,5\% &amp; 94,26\% &amp; 82,92\% &amp; 91,48\% &amp; 94,74\% &amp; 95,82\% &amp; 80,3\% &amp; 90,76\% &amp; 92,17\% \\" table:formula="of:=&quot;\hline &quot;&amp;[.X13]&amp;&quot; &amp; &quot;&amp;[.Y13]&amp;&quot; &amp; &quot;&amp;[.Z13]&amp;&quot; &amp; &quot;&amp;[.AA13]&amp;&quot; &amp; &quot;&amp;[.AB13]&amp;&quot; &amp; &quot;&amp;[.AC13]&amp;&quot; &amp; &quot;&amp;[.AD13]&amp;&quot; &amp; &quot;&amp;[.AE13]&amp;&quot; &amp; &quot;&amp;[.AF13]&amp;&quot; &amp; &quot;&amp;[.AG13]&amp;&quot; &amp; &quot;&amp;[.AH13]&amp;&quot; &amp; &quot;&amp;[.AI13]&amp;&quot; &amp; &quot;&amp;[.AJ13]&amp;&quot; &amp; &quot;&amp;[.AK13]&amp;&quot; &amp; &quot;&amp;[.AL13]&amp;&quot; &amp; &quot;&amp;[.AM13]&amp;&quot; \\&quot;" table:style-name="ce1">
            <text:p>\hline 95,34\% &amp; 99,37\% &amp; 86,41\% &amp; 83,21\% &amp; 97,78\% &amp; 76,79\% &amp; 93,77\% &amp; 98,5\% &amp; 94,26\% &amp; 82,92\% &amp; 91,48\% &amp; 94,74\% &amp; 95,82\% &amp; 80,3\% &amp; 90,76\% &amp; 92,17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Coffee</text:p>
          </table:table-cell>
          <table:table-cell office:value-type="float" office:value="0.99047619047619095" table:style-name="ce3">
            <text:p>0,99047619</text:p>
          </table:table-cell>
          <table:table-cell office:value-type="float" office:value="0.99285714285714299" table:style-name="ce4">
            <text:p>0,992857143</text:p>
          </table:table-cell>
          <table:table-cell office:value-type="float" office:value="1" table:style-name="ce4">
            <text:p>1</text:p>
          </table:table-cell>
          <table:table-cell office:value-type="float" office:value="0.99880952380952404" table:style-name="ce4">
            <text:p>0,998809524</text:p>
          </table:table-cell>
          <table:table-cell office:value-type="float" office:value="0.98928571428571399" table:style-name="ce4">
            <text:p>0,989285714</text:p>
          </table:table-cell>
          <table:table-cell office:value-type="float" office:value="0.996428571428572" table:style-name="ce4">
            <text:p>0,996428571</text:p>
          </table:table-cell>
          <table:table-cell office:value-type="float" office:value="0.99166666666666703" table:style-name="ce4">
            <text:p>0,991666667</text:p>
          </table:table-cell>
          <table:table-cell office:value-type="float" office:value="0.98928571428571399" table:style-name="ce4">
            <text:p>0,989285714</text:p>
          </table:table-cell>
          <table:table-cell office:value-type="float" office:value="0.98095238095238102" table:style-name="ce4">
            <text:p>0,980952381</text:p>
          </table:table-cell>
          <table:table-cell office:value-type="float" office:value="0.99047619047619095" table:style-name="ce4">
            <text:p>0,99047619</text:p>
          </table:table-cell>
          <table:table-cell office:value-type="float" office:value="0.98571428571428599" table:style-name="ce4">
            <text:p>0,985714286</text:p>
          </table:table-cell>
          <table:table-cell office:value-type="float" office:value="0.98452380952381002" table:style-name="ce4">
            <text:p>0,98452381</text:p>
          </table:table-cell>
          <table:table-cell office:value-type="float" office:value="0.98690476190476195" table:style-name="ce4">
            <text:p>0,986904762</text:p>
          </table:table-cell>
          <table:table-cell office:value-type="float" office:value="0.97976190476190494" table:style-name="ce4">
            <text:p>0,979761905</text:p>
          </table:table-cell>
          <table:table-cell office:value-type="float" office:value="1" table:style-name="ce4">
            <text:p>1</text:p>
          </table:table-cell>
          <table:table-cell office:value-type="float" office:value="-2.0656136087484622E-2" table:formula="of:=IF([.P14]; 1-[.P14]/MIN([.B14:.O14]); &quot;&quot;)" table:style-name="ce1">
            <text:p>-0,020656136</text:p>
          </table:table-cell>
          <table:table-cell office:value-type="float" office:value="0" table:formula="of:=IF([.P14]; 1-[.P14]/MAX([.B14:.O14]); &quot;&quot;)" table:style-name="ce1">
            <text:p>0</text:p>
          </table:table-cell>
          <table:table-cell office:value-type="float" office:value="-1.0309278350515205E-2" table:formula="of:=IF([.P14]; 1-[.P14]/AVERAGE([.B14:.O14]); &quot;&quot;)" table:style-name="ce1">
            <text:p>-0,010309278</text:p>
          </table:table-cell>
          <table:table-cell office:value-type="float" office:value="2" table:formula="of:=IF([.P14]&gt;MAX([.B14:.O14]); 1; IF([.P14]&gt;AVERAGE([.B14:.O14]); 2; IF([.P14]&gt;MIN([.B14:.O14]); 3; IF([.P14]&gt;MAX([.B14:.O14])*0.75; 4; 5))))" table:style-name="ce5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99,05\%" table:formula="of:=ROUND([.B14];4)*100 &amp;&quot;\%&quot;" table:style-name="ce1">
            <text:p>99,05\%</text:p>
          </table:table-cell>
          <table:table-cell office:value-type="string" office:string-value="99,29\%" table:formula="of:=ROUND([.C14];4)*100 &amp;&quot;\%&quot;" table:style-name="ce1">
            <text:p>99,29\%</text:p>
          </table:table-cell>
          <table:table-cell office:value-type="string" office:string-value="100\%" table:formula="of:=ROUND([.D14];4)*100 &amp;&quot;\%&quot;" table:style-name="ce1">
            <text:p>100\%</text:p>
          </table:table-cell>
          <table:table-cell office:value-type="string" office:string-value="99,88\%" table:formula="of:=ROUND([.E14];4)*100 &amp;&quot;\%&quot;" table:style-name="ce1">
            <text:p>99,88\%</text:p>
          </table:table-cell>
          <table:table-cell office:value-type="string" office:string-value="98,93\%" table:formula="of:=ROUND([.F14];4)*100 &amp;&quot;\%&quot;" table:style-name="ce1">
            <text:p>98,93\%</text:p>
          </table:table-cell>
          <table:table-cell office:value-type="string" office:string-value="99,64\%" table:formula="of:=ROUND([.G14];4)*100 &amp;&quot;\%&quot;" table:style-name="ce1">
            <text:p>99,64\%</text:p>
          </table:table-cell>
          <table:table-cell office:value-type="string" office:string-value="99,17\%" table:formula="of:=ROUND([.H14];4)*100 &amp;&quot;\%&quot;" table:style-name="ce1">
            <text:p>99,17\%</text:p>
          </table:table-cell>
          <table:table-cell office:value-type="string" office:string-value="98,93\%" table:formula="of:=ROUND([.I14];4)*100 &amp;&quot;\%&quot;" table:style-name="ce1">
            <text:p>98,93\%</text:p>
          </table:table-cell>
          <table:table-cell office:value-type="string" office:string-value="98,1\%" table:formula="of:=ROUND([.J14];4)*100 &amp;&quot;\%&quot;" table:style-name="ce1">
            <text:p>98,1\%</text:p>
          </table:table-cell>
          <table:table-cell office:value-type="string" office:string-value="99,05\%" table:formula="of:=ROUND([.K14];4)*100 &amp;&quot;\%&quot;" table:style-name="ce1">
            <text:p>99,05\%</text:p>
          </table:table-cell>
          <table:table-cell office:value-type="string" office:string-value="98,57\%" table:formula="of:=ROUND([.L14];4)*100 &amp;&quot;\%&quot;" table:style-name="ce1">
            <text:p>98,57\%</text:p>
          </table:table-cell>
          <table:table-cell office:value-type="string" office:string-value="98,45\%" table:formula="of:=ROUND([.M14];4)*100 &amp;&quot;\%&quot;" table:style-name="ce1">
            <text:p>98,45\%</text:p>
          </table:table-cell>
          <table:table-cell office:value-type="string" office:string-value="98,69\%" table:formula="of:=ROUND([.N14];4)*100 &amp;&quot;\%&quot;" table:style-name="ce1">
            <text:p>98,69\%</text:p>
          </table:table-cell>
          <table:table-cell office:value-type="string" office:string-value="97,98\%" table:formula="of:=ROUND([.O14];4)*100 &amp;&quot;\%&quot;" table:style-name="ce1">
            <text:p>97,98\%</text:p>
          </table:table-cell>
          <table:table-cell office:value-type="string" office:string-value="98,98\%" table:formula="of:=ROUND(AVERAGE([.B14:.O14]);4)*100&amp;&quot;\%&quot;" table:style-name="ce1">
            <text:p>98,98\%</text:p>
          </table:table-cell>
          <table:table-cell office:value-type="string" office:string-value="100\%" table:formula="of:=ROUND([.P14];4)*100 &amp;&quot;\%&quot;" table:style-name="ce1">
            <text:p>100\%</text:p>
          </table:table-cell>
          <table:table-cell office:value-type="string" office:string-value="\hline 99,05\% &amp; 99,29\% &amp; 100\% &amp; 99,88\% &amp; 98,93\% &amp; 99,64\% &amp; 99,17\% &amp; 98,93\% &amp; 98,1\% &amp; 99,05\% &amp; 98,57\% &amp; 98,45\% &amp; 98,69\% &amp; 97,98\% &amp; 98,98\% &amp; 100\% \\" table:formula="of:=&quot;\hline &quot;&amp;[.X14]&amp;&quot; &amp; &quot;&amp;[.Y14]&amp;&quot; &amp; &quot;&amp;[.Z14]&amp;&quot; &amp; &quot;&amp;[.AA14]&amp;&quot; &amp; &quot;&amp;[.AB14]&amp;&quot; &amp; &quot;&amp;[.AC14]&amp;&quot; &amp; &quot;&amp;[.AD14]&amp;&quot; &amp; &quot;&amp;[.AE14]&amp;&quot; &amp; &quot;&amp;[.AF14]&amp;&quot; &amp; &quot;&amp;[.AG14]&amp;&quot; &amp; &quot;&amp;[.AH14]&amp;&quot; &amp; &quot;&amp;[.AI14]&amp;&quot; &amp; &quot;&amp;[.AJ14]&amp;&quot; &amp; &quot;&amp;[.AK14]&amp;&quot; &amp; &quot;&amp;[.AL14]&amp;&quot; &amp; &quot;&amp;[.AM14]&amp;&quot; \\&quot;" table:style-name="ce1">
            <text:p>\hline 99,05\% &amp; 99,29\% &amp; 100\% &amp; 99,88\% &amp; 98,93\% &amp; 99,64\% &amp; 99,17\% &amp; 98,93\% &amp; 98,1\% &amp; 99,05\% &amp; 98,57\% &amp; 98,45\% &amp; 98,69\% &amp; 97,98\% &amp; 98,98\% &amp; 100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Computers</text:p>
          </table:table-cell>
          <table:table-cell office:value-type="float" office:value="0.75386666666666702" table:style-name="ce3">
            <text:p>0,753866667</text:p>
          </table:table-cell>
          <table:table-cell office:value-type="float" office:value="0.81106666666666705" table:style-name="ce4">
            <text:p>0,811066667</text:p>
          </table:table-cell>
          <table:table-cell office:value-type="float" office:value="0.84293333333333298" table:style-name="ce4">
            <text:p>0,842933333</text:p>
          </table:table-cell>
          <table:table-cell office:value-type="float" office:value="0.86586666666666701" table:style-name="ce4">
            <text:p>0,865866667</text:p>
          </table:table-cell>
          <table:table-cell office:value-type="float" office:value="0.79906666666666704" table:style-name="ce4">
            <text:p>0,799066667</text:p>
          </table:table-cell>
          <table:table-cell office:value-type="float" office:value="0.86040000000000005" table:style-name="ce4">
            <text:p>0,8604</text:p>
          </table:table-cell>
          <table:table-cell office:value-type="float" office:value="0.71426666666666705" table:style-name="ce4">
            <text:p>0,714266667</text:p>
          </table:table-cell>
          <table:table-cell office:value-type="float" office:value="0.77853333333333297" table:style-name="ce4">
            <text:p>0,778533333</text:p>
          </table:table-cell>
          <table:table-cell office:value-type="float" office:value="0.82" table:style-name="ce4">
            <text:p>0,82</text:p>
          </table:table-cell>
          <table:table-cell office:value-type="float" office:value="0.77880000000000005" table:style-name="ce4">
            <text:p>0,7788</text:p>
          </table:table-cell>
          <table:table-cell office:value-type="float" office:value="0.80053333333333299" table:style-name="ce4">
            <text:p>0,800533333</text:p>
          </table:table-cell>
          <table:table-cell office:value-type="float" office:value="0.77893333333333303" table:style-name="ce4">
            <text:p>0,778933333</text:p>
          </table:table-cell>
          <table:table-cell office:value-type="float" office:value="0.64880000000000004" table:style-name="ce4">
            <text:p>0,6488</text:p>
          </table:table-cell>
          <table:table-cell office:value-type="float" office:value="0.780266666666667" table:style-name="ce4">
            <text:p>0,780266667</text:p>
          </table:table-cell>
          <table:table-cell office:value-type="float" office:value="0.56000000238418501" table:style-name="ce4">
            <text:p>0,560000002</text:p>
          </table:table-cell>
          <table:table-cell office:value-type="float" office:value="0.13686806044361133" table:formula="of:=IF([.P15]; 1-[.P15]/MIN([.B15:.O15]); &quot;&quot;)" table:style-name="ce1">
            <text:p>0,13686806</text:p>
          </table:table-cell>
          <table:table-cell office:value-type="float" office:value="0.35324915031084292" table:formula="of:=IF([.P15]; 1-[.P15]/MAX([.B15:.O15]); &quot;&quot;)" table:style-name="ce1">
            <text:p>0,35324915</text:p>
          </table:table-cell>
          <table:table-cell office:value-type="float" office:value="0.28942597884786192" table:formula="of:=IF([.P15]; 1-[.P15]/AVERAGE([.B15:.O15]); &quot;&quot;)" table:style-name="ce1">
            <text:p>0,289425979</text:p>
          </table:table-cell>
          <table:table-cell office:value-type="float" office:value="5" table:formula="of:=IF([.P15]&gt;MAX([.B15:.O15]); 1; IF([.P15]&gt;AVERAGE([.B15:.O15]); 2; IF([.P15]&gt;MIN([.B15:.O15]); 3; IF([.P15]&gt;MAX([.B15:.O15])*0.75; 4; 5))))" table:style-name="ce5">
            <text:p>5</text:p>
          </table:table-cell>
          <table:table-cell table:style-name="ce1"/>
          <table:table-cell office:value-type="float" office:value="0.61199998855590798" table:style-name="ce1">
            <text:p>0,611999989</text:p>
          </table:table-cell>
          <table:table-cell table:style-name="ce1"/>
          <table:table-cell office:value-type="string" office:string-value="75,39\%" table:formula="of:=ROUND([.B15];4)*100 &amp;&quot;\%&quot;" table:style-name="ce1">
            <text:p>75,39\%</text:p>
          </table:table-cell>
          <table:table-cell office:value-type="string" office:string-value="81,11\%" table:formula="of:=ROUND([.C15];4)*100 &amp;&quot;\%&quot;" table:style-name="ce1">
            <text:p>81,11\%</text:p>
          </table:table-cell>
          <table:table-cell office:value-type="string" office:string-value="84,29\%" table:formula="of:=ROUND([.D15];4)*100 &amp;&quot;\%&quot;" table:style-name="ce1">
            <text:p>84,29\%</text:p>
          </table:table-cell>
          <table:table-cell office:value-type="string" office:string-value="86,59\%" table:formula="of:=ROUND([.E15];4)*100 &amp;&quot;\%&quot;" table:style-name="ce1">
            <text:p>86,59\%</text:p>
          </table:table-cell>
          <table:table-cell office:value-type="string" office:string-value="79,91\%" table:formula="of:=ROUND([.F15];4)*100 &amp;&quot;\%&quot;" table:style-name="ce1">
            <text:p>79,91\%</text:p>
          </table:table-cell>
          <table:table-cell office:value-type="string" office:string-value="86,04\%" table:formula="of:=ROUND([.G15];4)*100 &amp;&quot;\%&quot;" table:style-name="ce1">
            <text:p>86,04\%</text:p>
          </table:table-cell>
          <table:table-cell office:value-type="string" office:string-value="71,43\%" table:formula="of:=ROUND([.H15];4)*100 &amp;&quot;\%&quot;" table:style-name="ce1">
            <text:p>71,43\%</text:p>
          </table:table-cell>
          <table:table-cell office:value-type="string" office:string-value="77,85\%" table:formula="of:=ROUND([.I15];4)*100 &amp;&quot;\%&quot;" table:style-name="ce1">
            <text:p>77,85\%</text:p>
          </table:table-cell>
          <table:table-cell office:value-type="string" office:string-value="82\%" table:formula="of:=ROUND([.J15];4)*100 &amp;&quot;\%&quot;" table:style-name="ce1">
            <text:p>82\%</text:p>
          </table:table-cell>
          <table:table-cell office:value-type="string" office:string-value="77,88\%" table:formula="of:=ROUND([.K15];4)*100 &amp;&quot;\%&quot;" table:style-name="ce1">
            <text:p>77,88\%</text:p>
          </table:table-cell>
          <table:table-cell office:value-type="string" office:string-value="80,05\%" table:formula="of:=ROUND([.L15];4)*100 &amp;&quot;\%&quot;" table:style-name="ce1">
            <text:p>80,05\%</text:p>
          </table:table-cell>
          <table:table-cell office:value-type="string" office:string-value="77,89\%" table:formula="of:=ROUND([.M15];4)*100 &amp;&quot;\%&quot;" table:style-name="ce1">
            <text:p>77,89\%</text:p>
          </table:table-cell>
          <table:table-cell office:value-type="string" office:string-value="64,88\%" table:formula="of:=ROUND([.N15];4)*100 &amp;&quot;\%&quot;" table:style-name="ce1">
            <text:p>64,88\%</text:p>
          </table:table-cell>
          <table:table-cell office:value-type="string" office:string-value="78,03\%" table:formula="of:=ROUND([.O15];4)*100 &amp;&quot;\%&quot;" table:style-name="ce1">
            <text:p>78,03\%</text:p>
          </table:table-cell>
          <table:table-cell office:value-type="string" office:string-value="78,81\%" table:formula="of:=ROUND(AVERAGE([.B15:.O15]);4)*100&amp;&quot;\%&quot;" table:style-name="ce1">
            <text:p>78,81\%</text:p>
          </table:table-cell>
          <table:table-cell office:value-type="string" office:string-value="56\%" table:formula="of:=ROUND([.P15];4)*100 &amp;&quot;\%&quot;" table:style-name="ce1">
            <text:p>56\%</text:p>
          </table:table-cell>
          <table:table-cell office:value-type="string" office:string-value="\hline 75,39\% &amp; 81,11\% &amp; 84,29\% &amp; 86,59\% &amp; 79,91\% &amp; 86,04\% &amp; 71,43\% &amp; 77,85\% &amp; 82\% &amp; 77,88\% &amp; 80,05\% &amp; 77,89\% &amp; 64,88\% &amp; 78,03\% &amp; 78,81\% &amp; 56\% \\" table:formula="of:=&quot;\hline &quot;&amp;[.X15]&amp;&quot; &amp; &quot;&amp;[.Y15]&amp;&quot; &amp; &quot;&amp;[.Z15]&amp;&quot; &amp; &quot;&amp;[.AA15]&amp;&quot; &amp; &quot;&amp;[.AB15]&amp;&quot; &amp; &quot;&amp;[.AC15]&amp;&quot; &amp; &quot;&amp;[.AD15]&amp;&quot; &amp; &quot;&amp;[.AE15]&amp;&quot; &amp; &quot;&amp;[.AF15]&amp;&quot; &amp; &quot;&amp;[.AG15]&amp;&quot; &amp; &quot;&amp;[.AH15]&amp;&quot; &amp; &quot;&amp;[.AI15]&amp;&quot; &amp; &quot;&amp;[.AJ15]&amp;&quot; &amp; &quot;&amp;[.AK15]&amp;&quot; &amp; &quot;&amp;[.AL15]&amp;&quot; &amp; &quot;&amp;[.AM15]&amp;&quot; \\&quot;" table:style-name="ce1">
            <text:p>\hline 75,39\% &amp; 81,11\% &amp; 84,29\% &amp; 86,59\% &amp; 79,91\% &amp; 86,04\% &amp; 71,43\% &amp; 77,85\% &amp; 82\% &amp; 77,88\% &amp; 80,05\% &amp; 77,89\% &amp; 64,88\% &amp; 78,03\% &amp; 78,81\% &amp; 56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CricketX</text:p>
          </table:table-cell>
          <table:table-cell office:value-type="float" office:value="0.83042735042735005" table:style-name="ce3">
            <text:p>0,83042735</text:p>
          </table:table-cell>
          <table:table-cell office:value-type="float" office:value="0.81615384615384601" table:style-name="ce4">
            <text:p>0,816153846</text:p>
          </table:table-cell>
          <table:table-cell office:value-type="float" office:value="0.83897435897435901" table:style-name="ce4">
            <text:p>0,838974359</text:p>
          </table:table-cell>
          <table:table-cell office:value-type="float" office:value="0.85333333333333306" table:style-name="ce4">
            <text:p>0,853333333</text:p>
          </table:table-cell>
          <table:table-cell office:value-type="float" office:value="0.79205128205128195" table:style-name="ce4">
            <text:p>0,792051282</text:p>
          </table:table-cell>
          <table:table-cell office:value-type="float" office:value="0.80811965811965802" table:style-name="ce4">
            <text:p>0,808119658</text:p>
          </table:table-cell>
          <table:table-cell office:value-type="float" office:value="0.80042735042735003" table:style-name="ce4">
            <text:p>0,80042735</text:p>
          </table:table-cell>
          <table:table-cell office:value-type="float" office:value="0.77572649572649599" table:style-name="ce4">
            <text:p>0,775726496</text:p>
          </table:table-cell>
          <table:table-cell office:value-type="float" office:value="0.78410256410256396" table:style-name="ce4">
            <text:p>0,784102564</text:p>
          </table:table-cell>
          <table:table-cell office:value-type="float" office:value="0.76427350427350405" table:style-name="ce4">
            <text:p>0,764273504</text:p>
          </table:table-cell>
          <table:table-cell office:value-type="float" office:value="0.76239316239316302" table:style-name="ce4">
            <text:p>0,762393162</text:p>
          </table:table-cell>
          <table:table-cell office:value-type="float" office:value="0.70623931623931602" table:style-name="ce4">
            <text:p>0,706239316</text:p>
          </table:table-cell>
          <table:table-cell office:value-type="float" office:value="0.69273504273504305" table:style-name="ce4">
            <text:p>0,692735043</text:p>
          </table:table-cell>
          <table:table-cell office:value-type="float" office:value="0.60888888888888903" table:style-name="ce4">
            <text:p>0,608888889</text:p>
          </table:table-cell>
          <table:table-cell office:value-type="float" office:value="0.94444441795349099" table:style-name="ce4">
            <text:p>0,944444418</text:p>
          </table:table-cell>
          <table:table-cell office:value-type="float" office:value="-0.55109484700390809" table:formula="of:=IF([.P16]; 1-[.P16]/MIN([.B16:.O16]); &quot;&quot;)" table:style-name="ce1">
            <text:p>-0,551094847</text:p>
          </table:table-cell>
          <table:table-cell office:value-type="float" office:value="-0.10677080228924751" table:formula="of:=IF([.P16]; 1-[.P16]/MAX([.B16:.O16]); &quot;&quot;)" table:style-name="ce1">
            <text:p>-0,106770802</text:p>
          </table:table-cell>
          <table:table-cell office:value-type="float" office:value="-0.22045501325997852" table:formula="of:=IF([.P16]; 1-[.P16]/AVERAGE([.B16:.O16]); &quot;&quot;)" table:style-name="ce1">
            <text:p>-0,220455013</text:p>
          </table:table-cell>
          <table:table-cell office:value-type="float" office:value="1" table:formula="of:=IF([.P16]&gt;MAX([.B16:.O16]); 1; IF([.P16]&gt;AVERAGE([.B16:.O16]); 2; IF([.P16]&gt;MIN([.B16:.O16]); 3; IF([.P16]&gt;MAX([.B16:.O16])*0.75; 4; 5))))" table:style-name="ce5">
            <text:p>1</text:p>
          </table:table-cell>
          <table:table-cell table:style-name="ce1"/>
          <table:table-cell office:value-type="float" office:value="0.62564104795455899" table:style-name="ce1">
            <text:p>0,625641048</text:p>
          </table:table-cell>
          <table:table-cell table:style-name="ce1"/>
          <table:table-cell office:value-type="string" office:string-value="83,04\%" table:formula="of:=ROUND([.B16];4)*100 &amp;&quot;\%&quot;" table:style-name="ce1">
            <text:p>83,04\%</text:p>
          </table:table-cell>
          <table:table-cell office:value-type="string" office:string-value="81,62\%" table:formula="of:=ROUND([.C16];4)*100 &amp;&quot;\%&quot;" table:style-name="ce1">
            <text:p>81,62\%</text:p>
          </table:table-cell>
          <table:table-cell office:value-type="string" office:string-value="83,9\%" table:formula="of:=ROUND([.D16];4)*100 &amp;&quot;\%&quot;" table:style-name="ce1">
            <text:p>83,9\%</text:p>
          </table:table-cell>
          <table:table-cell office:value-type="string" office:string-value="85,33\%" table:formula="of:=ROUND([.E16];4)*100 &amp;&quot;\%&quot;" table:style-name="ce1">
            <text:p>85,33\%</text:p>
          </table:table-cell>
          <table:table-cell office:value-type="string" office:string-value="79,21\%" table:formula="of:=ROUND([.F16];4)*100 &amp;&quot;\%&quot;" table:style-name="ce1">
            <text:p>79,21\%</text:p>
          </table:table-cell>
          <table:table-cell office:value-type="string" office:string-value="80,81\%" table:formula="of:=ROUND([.G16];4)*100 &amp;&quot;\%&quot;" table:style-name="ce1">
            <text:p>80,81\%</text:p>
          </table:table-cell>
          <table:table-cell office:value-type="string" office:string-value="80,04\%" table:formula="of:=ROUND([.H16];4)*100 &amp;&quot;\%&quot;" table:style-name="ce1">
            <text:p>80,04\%</text:p>
          </table:table-cell>
          <table:table-cell office:value-type="string" office:string-value="77,57\%" table:formula="of:=ROUND([.I16];4)*100 &amp;&quot;\%&quot;" table:style-name="ce1">
            <text:p>77,57\%</text:p>
          </table:table-cell>
          <table:table-cell office:value-type="string" office:string-value="78,41\%" table:formula="of:=ROUND([.J16];4)*100 &amp;&quot;\%&quot;" table:style-name="ce1">
            <text:p>78,41\%</text:p>
          </table:table-cell>
          <table:table-cell office:value-type="string" office:string-value="76,43\%" table:formula="of:=ROUND([.K16];4)*100 &amp;&quot;\%&quot;" table:style-name="ce1">
            <text:p>76,43\%</text:p>
          </table:table-cell>
          <table:table-cell office:value-type="string" office:string-value="76,24\%" table:formula="of:=ROUND([.L16];4)*100 &amp;&quot;\%&quot;" table:style-name="ce1">
            <text:p>76,24\%</text:p>
          </table:table-cell>
          <table:table-cell office:value-type="string" office:string-value="70,62\%" table:formula="of:=ROUND([.M16];4)*100 &amp;&quot;\%&quot;" table:style-name="ce1">
            <text:p>70,62\%</text:p>
          </table:table-cell>
          <table:table-cell office:value-type="string" office:string-value="69,27\%" table:formula="of:=ROUND([.N16];4)*100 &amp;&quot;\%&quot;" table:style-name="ce1">
            <text:p>69,27\%</text:p>
          </table:table-cell>
          <table:table-cell office:value-type="string" office:string-value="60,89\%" table:formula="of:=ROUND([.O16];4)*100 &amp;&quot;\%&quot;" table:style-name="ce1">
            <text:p>60,89\%</text:p>
          </table:table-cell>
          <table:table-cell office:value-type="string" office:string-value="77,38\%" table:formula="of:=ROUND(AVERAGE([.B16:.O16]);4)*100&amp;&quot;\%&quot;" table:style-name="ce1">
            <text:p>77,38\%</text:p>
          </table:table-cell>
          <table:table-cell office:value-type="string" office:string-value="94,44\%" table:formula="of:=ROUND([.P16];4)*100 &amp;&quot;\%&quot;" table:style-name="ce1">
            <text:p>94,44\%</text:p>
          </table:table-cell>
          <table:table-cell office:value-type="string" office:string-value="\hline 83,04\% &amp; 81,62\% &amp; 83,9\% &amp; 85,33\% &amp; 79,21\% &amp; 80,81\% &amp; 80,04\% &amp; 77,57\% &amp; 78,41\% &amp; 76,43\% &amp; 76,24\% &amp; 70,62\% &amp; 69,27\% &amp; 60,89\% &amp; 77,38\% &amp; 94,44\% \\" table:formula="of:=&quot;\hline &quot;&amp;[.X16]&amp;&quot; &amp; &quot;&amp;[.Y16]&amp;&quot; &amp; &quot;&amp;[.Z16]&amp;&quot; &amp; &quot;&amp;[.AA16]&amp;&quot; &amp; &quot;&amp;[.AB16]&amp;&quot; &amp; &quot;&amp;[.AC16]&amp;&quot; &amp; &quot;&amp;[.AD16]&amp;&quot; &amp; &quot;&amp;[.AE16]&amp;&quot; &amp; &quot;&amp;[.AF16]&amp;&quot; &amp; &quot;&amp;[.AG16]&amp;&quot; &amp; &quot;&amp;[.AH16]&amp;&quot; &amp; &quot;&amp;[.AI16]&amp;&quot; &amp; &quot;&amp;[.AJ16]&amp;&quot; &amp; &quot;&amp;[.AK16]&amp;&quot; &amp; &quot;&amp;[.AL16]&amp;&quot; &amp; &quot;&amp;[.AM16]&amp;&quot; \\&quot;" table:style-name="ce1">
            <text:p>\hline 83,04\% &amp; 81,62\% &amp; 83,9\% &amp; 85,33\% &amp; 79,21\% &amp; 80,81\% &amp; 80,04\% &amp; 77,57\% &amp; 78,41\% &amp; 76,43\% &amp; 76,24\% &amp; 70,62\% &amp; 69,27\% &amp; 60,89\% &amp; 77,38\% &amp; 94,44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CricketY</text:p>
          </table:table-cell>
          <table:table-cell office:value-type="float" office:value="0.81700854700854697" table:style-name="ce3">
            <text:p>0,817008547</text:p>
          </table:table-cell>
          <table:table-cell office:value-type="float" office:value="0.80982905982905995" table:style-name="ce4">
            <text:p>0,80982906</text:p>
          </table:table-cell>
          <table:table-cell office:value-type="float" office:value="0.84504273504273497" table:style-name="ce4">
            <text:p>0,845042735</text:p>
          </table:table-cell>
          <table:table-cell office:value-type="float" office:value="0.85982905982905999" table:style-name="ce4">
            <text:p>0,85982906</text:p>
          </table:table-cell>
          <table:table-cell office:value-type="float" office:value="0.777948717948718" table:style-name="ce4">
            <text:p>0,777948718</text:p>
          </table:table-cell>
          <table:table-cell office:value-type="float" office:value="0.81017094017094005" table:style-name="ce4">
            <text:p>0,81017094</text:p>
          </table:table-cell>
          <table:table-cell office:value-type="float" office:value="0.79982905982906005" table:style-name="ce4">
            <text:p>0,79982906</text:p>
          </table:table-cell>
          <table:table-cell office:value-type="float" office:value="0.77957264957265004" table:style-name="ce4">
            <text:p>0,77957265</text:p>
          </table:table-cell>
          <table:table-cell office:value-type="float" office:value="0.77136752136752096" table:style-name="ce4">
            <text:p>0,771367521</text:p>
          </table:table-cell>
          <table:table-cell office:value-type="float" office:value="0.75128205128205106" table:style-name="ce4">
            <text:p>0,751282051</text:p>
          </table:table-cell>
          <table:table-cell office:value-type="float" office:value="0.75042735042734998" table:style-name="ce4">
            <text:p>0,75042735</text:p>
          </table:table-cell>
          <table:table-cell office:value-type="float" office:value="0.709145299145299" table:style-name="ce4">
            <text:p>0,709145299</text:p>
          </table:table-cell>
          <table:table-cell office:value-type="float" office:value="0.68589743589743601" table:style-name="ce4">
            <text:p>0,685897436</text:p>
          </table:table-cell>
          <table:table-cell office:value-type="float" office:value="0.59051282051281995" table:style-name="ce4">
            <text:p>0,590512821</text:p>
          </table:table-cell>
          <table:table-cell office:value-type="float" office:value="0.64615386724472001" table:style-name="ce4">
            <text:p>0,646153867</text:p>
          </table:table-cell>
          <table:table-cell office:value-type="float" office:value="-9.422495972835887E-2" table:formula="of:=IF([.P17]; 1-[.P17]/MIN([.B17:.O17]); &quot;&quot;)" table:style-name="ce1">
            <text:p>-0,09422496</text:p>
          </table:table-cell>
          <table:table-cell office:value-type="float" office:value="0.24850892179292017" table:formula="of:=IF([.P17]; 1-[.P17]/MAX([.B17:.O17]); &quot;&quot;)" table:style-name="ce1">
            <text:p>0,248508922</text:p>
          </table:table-cell>
          <table:table-cell office:value-type="float" office:value="0.15911236897133352" table:formula="of:=IF([.P17]; 1-[.P17]/AVERAGE([.B17:.O17]); &quot;&quot;)" table:style-name="ce1">
            <text:p>0,159112369</text:p>
          </table:table-cell>
          <table:table-cell office:value-type="float" office:value="3" table:formula="of:=IF([.P17]&gt;MAX([.B17:.O17]); 1; IF([.P17]&gt;AVERAGE([.B17:.O17]); 2; IF([.P17]&gt;MIN([.B17:.O17]); 3; IF([.P17]&gt;MAX([.B17:.O17])*0.75; 4; 5))))" table:style-name="ce5">
            <text:p>3</text:p>
          </table:table-cell>
          <table:table-cell table:style-name="ce1"/>
          <table:table-cell office:value-type="float" office:value="0.65384614467620905" table:style-name="ce1">
            <text:p>0,653846145</text:p>
          </table:table-cell>
          <table:table-cell table:style-name="ce1"/>
          <table:table-cell office:value-type="string" office:string-value="81,7\%" table:formula="of:=ROUND([.B17];4)*100 &amp;&quot;\%&quot;" table:style-name="ce1">
            <text:p>81,7\%</text:p>
          </table:table-cell>
          <table:table-cell office:value-type="string" office:string-value="80,98\%" table:formula="of:=ROUND([.C17];4)*100 &amp;&quot;\%&quot;" table:style-name="ce1">
            <text:p>80,98\%</text:p>
          </table:table-cell>
          <table:table-cell office:value-type="string" office:string-value="84,5\%" table:formula="of:=ROUND([.D17];4)*100 &amp;&quot;\%&quot;" table:style-name="ce1">
            <text:p>84,5\%</text:p>
          </table:table-cell>
          <table:table-cell office:value-type="string" office:string-value="85,98\%" table:formula="of:=ROUND([.E17];4)*100 &amp;&quot;\%&quot;" table:style-name="ce1">
            <text:p>85,98\%</text:p>
          </table:table-cell>
          <table:table-cell office:value-type="string" office:string-value="77,79\%" table:formula="of:=ROUND([.F17];4)*100 &amp;&quot;\%&quot;" table:style-name="ce1">
            <text:p>77,79\%</text:p>
          </table:table-cell>
          <table:table-cell office:value-type="string" office:string-value="81,02\%" table:formula="of:=ROUND([.G17];4)*100 &amp;&quot;\%&quot;" table:style-name="ce1">
            <text:p>81,02\%</text:p>
          </table:table-cell>
          <table:table-cell office:value-type="string" office:string-value="79,98\%" table:formula="of:=ROUND([.H17];4)*100 &amp;&quot;\%&quot;" table:style-name="ce1">
            <text:p>79,98\%</text:p>
          </table:table-cell>
          <table:table-cell office:value-type="string" office:string-value="77,96\%" table:formula="of:=ROUND([.I17];4)*100 &amp;&quot;\%&quot;" table:style-name="ce1">
            <text:p>77,96\%</text:p>
          </table:table-cell>
          <table:table-cell office:value-type="string" office:string-value="77,14\%" table:formula="of:=ROUND([.J17];4)*100 &amp;&quot;\%&quot;" table:style-name="ce1">
            <text:p>77,14\%</text:p>
          </table:table-cell>
          <table:table-cell office:value-type="string" office:string-value="75,13\%" table:formula="of:=ROUND([.K17];4)*100 &amp;&quot;\%&quot;" table:style-name="ce1">
            <text:p>75,13\%</text:p>
          </table:table-cell>
          <table:table-cell office:value-type="string" office:string-value="75,04\%" table:formula="of:=ROUND([.L17];4)*100 &amp;&quot;\%&quot;" table:style-name="ce1">
            <text:p>75,04\%</text:p>
          </table:table-cell>
          <table:table-cell office:value-type="string" office:string-value="70,91\%" table:formula="of:=ROUND([.M17];4)*100 &amp;&quot;\%&quot;" table:style-name="ce1">
            <text:p>70,91\%</text:p>
          </table:table-cell>
          <table:table-cell office:value-type="string" office:string-value="68,59\%" table:formula="of:=ROUND([.N17];4)*100 &amp;&quot;\%&quot;" table:style-name="ce1">
            <text:p>68,59\%</text:p>
          </table:table-cell>
          <table:table-cell office:value-type="string" office:string-value="59,05\%" table:formula="of:=ROUND([.O17];4)*100 &amp;&quot;\%&quot;" table:style-name="ce1">
            <text:p>59,05\%</text:p>
          </table:table-cell>
          <table:table-cell office:value-type="string" office:string-value="76,84\%" table:formula="of:=ROUND(AVERAGE([.B17:.O17]);4)*100&amp;&quot;\%&quot;" table:style-name="ce1">
            <text:p>76,84\%</text:p>
          </table:table-cell>
          <table:table-cell office:value-type="string" office:string-value="64,62\%" table:formula="of:=ROUND([.P17];4)*100 &amp;&quot;\%&quot;" table:style-name="ce1">
            <text:p>64,62\%</text:p>
          </table:table-cell>
          <table:table-cell office:value-type="string" office:string-value="\hline 81,7\% &amp; 80,98\% &amp; 84,5\% &amp; 85,98\% &amp; 77,79\% &amp; 81,02\% &amp; 79,98\% &amp; 77,96\% &amp; 77,14\% &amp; 75,13\% &amp; 75,04\% &amp; 70,91\% &amp; 68,59\% &amp; 59,05\% &amp; 76,84\% &amp; 64,62\% \\" table:formula="of:=&quot;\hline &quot;&amp;[.X17]&amp;&quot; &amp; &quot;&amp;[.Y17]&amp;&quot; &amp; &quot;&amp;[.Z17]&amp;&quot; &amp; &quot;&amp;[.AA17]&amp;&quot; &amp; &quot;&amp;[.AB17]&amp;&quot; &amp; &quot;&amp;[.AC17]&amp;&quot; &amp; &quot;&amp;[.AD17]&amp;&quot; &amp; &quot;&amp;[.AE17]&amp;&quot; &amp; &quot;&amp;[.AF17]&amp;&quot; &amp; &quot;&amp;[.AG17]&amp;&quot; &amp; &quot;&amp;[.AH17]&amp;&quot; &amp; &quot;&amp;[.AI17]&amp;&quot; &amp; &quot;&amp;[.AJ17]&amp;&quot; &amp; &quot;&amp;[.AK17]&amp;&quot; &amp; &quot;&amp;[.AL17]&amp;&quot; &amp; &quot;&amp;[.AM17]&amp;&quot; \\&quot;" table:style-name="ce1">
            <text:p>\hline 81,7\% &amp; 80,98\% &amp; 84,5\% &amp; 85,98\% &amp; 77,79\% &amp; 81,02\% &amp; 79,98\% &amp; 77,96\% &amp; 77,14\% &amp; 75,13\% &amp; 75,04\% &amp; 70,91\% &amp; 68,59\% &amp; 59,05\% &amp; 76,84\% &amp; 64,62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CricketZ</text:p>
          </table:table-cell>
          <table:table-cell office:value-type="float" office:value="0.83820512820512805" table:style-name="ce3">
            <text:p>0,838205128</text:p>
          </table:table-cell>
          <table:table-cell office:value-type="float" office:value="0.83393162393162401" table:style-name="ce4">
            <text:p>0,833931624</text:p>
          </table:table-cell>
          <table:table-cell office:value-type="float" office:value="0.85324786324786295" table:style-name="ce4">
            <text:p>0,853247863</text:p>
          </table:table-cell>
          <table:table-cell office:value-type="float" office:value="0.86094017094017095" table:style-name="ce4">
            <text:p>0,860940171</text:p>
          </table:table-cell>
          <table:table-cell office:value-type="float" office:value="0.80717948717948695" table:style-name="ce4">
            <text:p>0,807179487</text:p>
          </table:table-cell>
          <table:table-cell office:value-type="float" office:value="0.81324786324786302" table:style-name="ce4">
            <text:p>0,813247863</text:p>
          </table:table-cell>
          <table:table-cell office:value-type="float" office:value="0.80282051282051303" table:style-name="ce4">
            <text:p>0,802820513</text:p>
          </table:table-cell>
          <table:table-cell office:value-type="float" office:value="0.78991452991453004" table:style-name="ce4">
            <text:p>0,78991453</text:p>
          </table:table-cell>
          <table:table-cell office:value-type="float" office:value="0.78675213675213695" table:style-name="ce4">
            <text:p>0,786752137</text:p>
          </table:table-cell>
          <table:table-cell office:value-type="float" office:value="0.77247863247863302" table:style-name="ce4">
            <text:p>0,772478632</text:p>
          </table:table-cell>
          <table:table-cell office:value-type="float" office:value="0.76931623931623905" table:style-name="ce4">
            <text:p>0,769316239</text:p>
          </table:table-cell>
          <table:table-cell office:value-type="float" office:value="0.72162393162393101" table:style-name="ce4">
            <text:p>0,721623932</text:p>
          </table:table-cell>
          <table:table-cell office:value-type="float" office:value="0.70589743589743603" table:style-name="ce4">
            <text:p>0,705897436</text:p>
          </table:table-cell>
          <table:table-cell office:value-type="float" office:value="0.62820512820512797" table:style-name="ce4">
            <text:p>0,628205128</text:p>
          </table:table-cell>
          <table:table-cell office:value-type="float" office:value="0.635897457599639" table:style-name="ce4">
            <text:p>0,635897458</text:p>
          </table:table-cell>
          <table:table-cell office:value-type="float" office:value="-1.2244932505548256E-2" table:formula="of:=IF([.P18]; 1-[.P18]/MIN([.B18:.O18]); &quot;&quot;)" table:style-name="ce1">
            <text:p>-0,012244933</text:p>
          </table:table-cell>
          <table:table-cell office:value-type="float" office:value="0.26139181436356829" table:formula="of:=IF([.P18]; 1-[.P18]/MAX([.B18:.O18]); &quot;&quot;)" table:style-name="ce1">
            <text:p>0,261391814</text:p>
          </table:table-cell>
          <table:table-cell office:value-type="float" office:value="0.18947939028230576" table:formula="of:=IF([.P18]; 1-[.P18]/AVERAGE([.B18:.O18]); &quot;&quot;)" table:style-name="ce1">
            <text:p>0,18947939</text:p>
          </table:table-cell>
          <table:table-cell office:value-type="float" office:value="3" table:formula="of:=IF([.P18]&gt;MAX([.B18:.O18]); 1; IF([.P18]&gt;AVERAGE([.B18:.O18]); 2; IF([.P18]&gt;MIN([.B18:.O18]); 3; IF([.P18]&gt;MAX([.B18:.O18])*0.75; 4; 5))))" table:style-name="ce5">
            <text:p>3</text:p>
          </table:table-cell>
          <table:table-cell table:style-name="ce1"/>
          <table:table-cell office:value-type="float" office:value="0.64871793985366799" table:style-name="ce1">
            <text:p>0,64871794</text:p>
          </table:table-cell>
          <table:table-cell table:style-name="ce1"/>
          <table:table-cell office:value-type="string" office:string-value="83,82\%" table:formula="of:=ROUND([.B18];4)*100 &amp;&quot;\%&quot;" table:style-name="ce1">
            <text:p>83,82\%</text:p>
          </table:table-cell>
          <table:table-cell office:value-type="string" office:string-value="83,39\%" table:formula="of:=ROUND([.C18];4)*100 &amp;&quot;\%&quot;" table:style-name="ce1">
            <text:p>83,39\%</text:p>
          </table:table-cell>
          <table:table-cell office:value-type="string" office:string-value="85,32\%" table:formula="of:=ROUND([.D18];4)*100 &amp;&quot;\%&quot;" table:style-name="ce1">
            <text:p>85,32\%</text:p>
          </table:table-cell>
          <table:table-cell office:value-type="string" office:string-value="86,09\%" table:formula="of:=ROUND([.E18];4)*100 &amp;&quot;\%&quot;" table:style-name="ce1">
            <text:p>86,09\%</text:p>
          </table:table-cell>
          <table:table-cell office:value-type="string" office:string-value="80,72\%" table:formula="of:=ROUND([.F18];4)*100 &amp;&quot;\%&quot;" table:style-name="ce1">
            <text:p>80,72\%</text:p>
          </table:table-cell>
          <table:table-cell office:value-type="string" office:string-value="81,32\%" table:formula="of:=ROUND([.G18];4)*100 &amp;&quot;\%&quot;" table:style-name="ce1">
            <text:p>81,32\%</text:p>
          </table:table-cell>
          <table:table-cell office:value-type="string" office:string-value="80,28\%" table:formula="of:=ROUND([.H18];4)*100 &amp;&quot;\%&quot;" table:style-name="ce1">
            <text:p>80,28\%</text:p>
          </table:table-cell>
          <table:table-cell office:value-type="string" office:string-value="78,99\%" table:formula="of:=ROUND([.I18];4)*100 &amp;&quot;\%&quot;" table:style-name="ce1">
            <text:p>78,99\%</text:p>
          </table:table-cell>
          <table:table-cell office:value-type="string" office:string-value="78,68\%" table:formula="of:=ROUND([.J18];4)*100 &amp;&quot;\%&quot;" table:style-name="ce1">
            <text:p>78,68\%</text:p>
          </table:table-cell>
          <table:table-cell office:value-type="string" office:string-value="77,25\%" table:formula="of:=ROUND([.K18];4)*100 &amp;&quot;\%&quot;" table:style-name="ce1">
            <text:p>77,25\%</text:p>
          </table:table-cell>
          <table:table-cell office:value-type="string" office:string-value="76,93\%" table:formula="of:=ROUND([.L18];4)*100 &amp;&quot;\%&quot;" table:style-name="ce1">
            <text:p>76,93\%</text:p>
          </table:table-cell>
          <table:table-cell office:value-type="string" office:string-value="72,16\%" table:formula="of:=ROUND([.M18];4)*100 &amp;&quot;\%&quot;" table:style-name="ce1">
            <text:p>72,16\%</text:p>
          </table:table-cell>
          <table:table-cell office:value-type="string" office:string-value="70,59\%" table:formula="of:=ROUND([.N18];4)*100 &amp;&quot;\%&quot;" table:style-name="ce1">
            <text:p>70,59\%</text:p>
          </table:table-cell>
          <table:table-cell office:value-type="string" office:string-value="62,82\%" table:formula="of:=ROUND([.O18];4)*100 &amp;&quot;\%&quot;" table:style-name="ce1">
            <text:p>62,82\%</text:p>
          </table:table-cell>
          <table:table-cell office:value-type="string" office:string-value="78,46\%" table:formula="of:=ROUND(AVERAGE([.B18:.O18]);4)*100&amp;&quot;\%&quot;" table:style-name="ce1">
            <text:p>78,46\%</text:p>
          </table:table-cell>
          <table:table-cell office:value-type="string" office:string-value="63,59\%" table:formula="of:=ROUND([.P18];4)*100 &amp;&quot;\%&quot;" table:style-name="ce1">
            <text:p>63,59\%</text:p>
          </table:table-cell>
          <table:table-cell office:value-type="string" office:string-value="\hline 83,82\% &amp; 83,39\% &amp; 85,32\% &amp; 86,09\% &amp; 80,72\% &amp; 81,32\% &amp; 80,28\% &amp; 78,99\% &amp; 78,68\% &amp; 77,25\% &amp; 76,93\% &amp; 72,16\% &amp; 70,59\% &amp; 62,82\% &amp; 78,46\% &amp; 63,59\% \\" table:formula="of:=&quot;\hline &quot;&amp;[.X18]&amp;&quot; &amp; &quot;&amp;[.Y18]&amp;&quot; &amp; &quot;&amp;[.Z18]&amp;&quot; &amp; &quot;&amp;[.AA18]&amp;&quot; &amp; &quot;&amp;[.AB18]&amp;&quot; &amp; &quot;&amp;[.AC18]&amp;&quot; &amp; &quot;&amp;[.AD18]&amp;&quot; &amp; &quot;&amp;[.AE18]&amp;&quot; &amp; &quot;&amp;[.AF18]&amp;&quot; &amp; &quot;&amp;[.AG18]&amp;&quot; &amp; &quot;&amp;[.AH18]&amp;&quot; &amp; &quot;&amp;[.AI18]&amp;&quot; &amp; &quot;&amp;[.AJ18]&amp;&quot; &amp; &quot;&amp;[.AK18]&amp;&quot; &amp; &quot;&amp;[.AL18]&amp;&quot; &amp; &quot;&amp;[.AM18]&amp;&quot; \\&quot;" table:style-name="ce1">
            <text:p>\hline 83,82\% &amp; 83,39\% &amp; 85,32\% &amp; 86,09\% &amp; 80,72\% &amp; 81,32\% &amp; 80,28\% &amp; 78,99\% &amp; 78,68\% &amp; 77,25\% &amp; 76,93\% &amp; 72,16\% &amp; 70,59\% &amp; 62,82\% &amp; 78,46\% &amp; 63,59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Crop</text:p>
          </table:table-cell>
          <table:table-cell office:value-type="float" office:value="0.76210119047619096" table:style-name="ce3">
            <text:p>0,76210119</text:p>
          </table:table-cell>
          <table:table-cell office:value-type="float" office:value="0.76816269841269802" table:style-name="ce4">
            <text:p>0,768162698</text:p>
          </table:table-cell>
          <table:table-cell office:value-type="float" office:value="0.751684523809524" table:style-name="ce4">
            <text:p>0,751684524</text:p>
          </table:table-cell>
          <table:table-cell office:value-type="float" office:value="0.79325595238095203" table:style-name="ce4">
            <text:p>0,793255952</text:p>
          </table:table-cell>
          <table:table-cell office:value-type="float" office:value="0.73670039682539701" table:style-name="ce4">
            <text:p>0,736700397</text:p>
          </table:table-cell>
          <table:table-cell office:value-type="float" office:value="0.76380158730158798" table:style-name="ce4">
            <text:p>0,763801587</text:p>
          </table:table-cell>
          <table:table-cell office:value-type="float" office:value="0.75310912698412702" table:style-name="ce4">
            <text:p>0,753109127</text:p>
          </table:table-cell>
          <table:table-cell office:value-type="float" office:value="0.72382539682539704" table:style-name="ce4">
            <text:p>0,723825397</text:p>
          </table:table-cell>
          <table:table-cell office:value-type="float" office:value="0.70778571428571402" table:style-name="ce4">
            <text:p>0,707785714</text:p>
          </table:table-cell>
          <table:table-cell office:value-type="float" office:value="0.70088888888888901" table:style-name="ce4">
            <text:p>0,700888889</text:p>
          </table:table-cell>
          <table:table-cell office:value-type="float" office:value="0.68568849206349203" table:style-name="ce4">
            <text:p>0,685688492</text:p>
          </table:table-cell>
          <table:table-cell office:value-type="float" office:value="0.73" table:style-name="ce4">
            <text:p>0,73</text:p>
          </table:table-cell>
          <table:table-cell office:value-type="float" office:value="0.74559325396825404" table:style-name="ce4">
            <text:p>0,745593254</text:p>
          </table:table-cell>
          <table:table-cell office:value-type="float" office:value="0.65314087301587298" table:style-name="ce4">
            <text:p>0,653140873</text:p>
          </table:table-cell>
          <table:table-cell office:value-type="float" office:value="0.73529762029647805" table:style-name="ce4">
            <text:p>0,73529762</text:p>
          </table:table-cell>
          <table:table-cell office:value-type="float" office:value="-0.12578717804207673" table:formula="of:=IF([.P19]; 1-[.P19]/MIN([.B19:.O19]); &quot;&quot;)" table:style-name="ce1">
            <text:p>-0,125787178</text:p>
          </table:table-cell>
          <table:table-cell office:value-type="float" office:value="7.3063847690663319E-2" table:formula="of:=IF([.P19]; 1-[.P19]/MAX([.B19:.O19]); &quot;&quot;)" table:style-name="ce1">
            <text:p>0,073063848</text:p>
          </table:table-cell>
          <table:table-cell office:value-type="float" office:value="-1.7934078060179992E-3" table:formula="of:=IF([.P19]; 1-[.P19]/AVERAGE([.B19:.O19]); &quot;&quot;)" table:style-name="ce1">
            <text:p>-0,001793408</text:p>
          </table:table-cell>
          <table:table-cell office:value-type="float" office:value="2" table:formula="of:=IF([.P19]&gt;MAX([.B19:.O19]); 1; IF([.P19]&gt;AVERAGE([.B19:.O19]); 2; IF([.P19]&gt;MIN([.B19:.O19]); 3; IF([.P19]&gt;MAX([.B19:.O19])*0.75; 4; 5))))" table:style-name="ce5">
            <text:p>2</text:p>
          </table:table-cell>
          <table:table-cell table:style-name="ce1"/>
          <table:table-cell office:value-type="float" office:value="0.73029762506484996" table:style-name="ce1">
            <text:p>0,730297625</text:p>
          </table:table-cell>
          <table:table-cell table:style-name="ce1"/>
          <table:table-cell office:value-type="string" office:string-value="76,21\%" table:formula="of:=ROUND([.B19];4)*100 &amp;&quot;\%&quot;" table:style-name="ce1">
            <text:p>76,21\%</text:p>
          </table:table-cell>
          <table:table-cell office:value-type="string" office:string-value="76,82\%" table:formula="of:=ROUND([.C19];4)*100 &amp;&quot;\%&quot;" table:style-name="ce1">
            <text:p>76,82\%</text:p>
          </table:table-cell>
          <table:table-cell office:value-type="string" office:string-value="75,17\%" table:formula="of:=ROUND([.D19];4)*100 &amp;&quot;\%&quot;" table:style-name="ce1">
            <text:p>75,17\%</text:p>
          </table:table-cell>
          <table:table-cell office:value-type="string" office:string-value="79,33\%" table:formula="of:=ROUND([.E19];4)*100 &amp;&quot;\%&quot;" table:style-name="ce1">
            <text:p>79,33\%</text:p>
          </table:table-cell>
          <table:table-cell office:value-type="string" office:string-value="73,67\%" table:formula="of:=ROUND([.F19];4)*100 &amp;&quot;\%&quot;" table:style-name="ce1">
            <text:p>73,67\%</text:p>
          </table:table-cell>
          <table:table-cell office:value-type="string" office:string-value="76,38\%" table:formula="of:=ROUND([.G19];4)*100 &amp;&quot;\%&quot;" table:style-name="ce1">
            <text:p>76,38\%</text:p>
          </table:table-cell>
          <table:table-cell office:value-type="string" office:string-value="75,31\%" table:formula="of:=ROUND([.H19];4)*100 &amp;&quot;\%&quot;" table:style-name="ce1">
            <text:p>75,31\%</text:p>
          </table:table-cell>
          <table:table-cell office:value-type="string" office:string-value="72,38\%" table:formula="of:=ROUND([.I19];4)*100 &amp;&quot;\%&quot;" table:style-name="ce1">
            <text:p>72,38\%</text:p>
          </table:table-cell>
          <table:table-cell office:value-type="string" office:string-value="70,78\%" table:formula="of:=ROUND([.J19];4)*100 &amp;&quot;\%&quot;" table:style-name="ce1">
            <text:p>70,78\%</text:p>
          </table:table-cell>
          <table:table-cell office:value-type="string" office:string-value="70,09\%" table:formula="of:=ROUND([.K19];4)*100 &amp;&quot;\%&quot;" table:style-name="ce1">
            <text:p>70,09\%</text:p>
          </table:table-cell>
          <table:table-cell office:value-type="string" office:string-value="68,57\%" table:formula="of:=ROUND([.L19];4)*100 &amp;&quot;\%&quot;" table:style-name="ce1">
            <text:p>68,57\%</text:p>
          </table:table-cell>
          <table:table-cell office:value-type="string" office:string-value="73\%" table:formula="of:=ROUND([.M19];4)*100 &amp;&quot;\%&quot;" table:style-name="ce1">
            <text:p>73\%</text:p>
          </table:table-cell>
          <table:table-cell office:value-type="string" office:string-value="74,56\%" table:formula="of:=ROUND([.N19];4)*100 &amp;&quot;\%&quot;" table:style-name="ce1">
            <text:p>74,56\%</text:p>
          </table:table-cell>
          <table:table-cell office:value-type="string" office:string-value="65,31\%" table:formula="of:=ROUND([.O19];4)*100 &amp;&quot;\%&quot;" table:style-name="ce1">
            <text:p>65,31\%</text:p>
          </table:table-cell>
          <table:table-cell office:value-type="string" office:string-value="73,4\%" table:formula="of:=ROUND(AVERAGE([.B19:.O19]);4)*100&amp;&quot;\%&quot;" table:style-name="ce1">
            <text:p>73,4\%</text:p>
          </table:table-cell>
          <table:table-cell office:value-type="string" office:string-value="73,53\%" table:formula="of:=ROUND([.P19];4)*100 &amp;&quot;\%&quot;" table:style-name="ce1">
            <text:p>73,53\%</text:p>
          </table:table-cell>
          <table:table-cell office:value-type="string" office:string-value="\hline 76,21\% &amp; 76,82\% &amp; 75,17\% &amp; 79,33\% &amp; 73,67\% &amp; 76,38\% &amp; 75,31\% &amp; 72,38\% &amp; 70,78\% &amp; 70,09\% &amp; 68,57\% &amp; 73\% &amp; 74,56\% &amp; 65,31\% &amp; 73,4\% &amp; 73,53\% \\" table:formula="of:=&quot;\hline &quot;&amp;[.X19]&amp;&quot; &amp; &quot;&amp;[.Y19]&amp;&quot; &amp; &quot;&amp;[.Z19]&amp;&quot; &amp; &quot;&amp;[.AA19]&amp;&quot; &amp; &quot;&amp;[.AB19]&amp;&quot; &amp; &quot;&amp;[.AC19]&amp;&quot; &amp; &quot;&amp;[.AD19]&amp;&quot; &amp; &quot;&amp;[.AE19]&amp;&quot; &amp; &quot;&amp;[.AF19]&amp;&quot; &amp; &quot;&amp;[.AG19]&amp;&quot; &amp; &quot;&amp;[.AH19]&amp;&quot; &amp; &quot;&amp;[.AI19]&amp;&quot; &amp; &quot;&amp;[.AJ19]&amp;&quot; &amp; &quot;&amp;[.AK19]&amp;&quot; &amp; &quot;&amp;[.AL19]&amp;&quot; &amp; &quot;&amp;[.AM19]&amp;&quot; \\&quot;" table:style-name="ce1">
            <text:p>\hline 76,21\% &amp; 76,82\% &amp; 75,17\% &amp; 79,33\% &amp; 73,67\% &amp; 76,38\% &amp; 75,31\% &amp; 72,38\% &amp; 70,78\% &amp; 70,09\% &amp; 68,57\% &amp; 73\% &amp; 74,56\% &amp; 65,31\% &amp; 73,4\% &amp; 73,53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DiatomSizeReduction</text:p>
          </table:table-cell>
          <table:table-cell office:value-type="float" office:value="0.94586056644880101" table:style-name="ce3">
            <text:p>0,945860566</text:p>
          </table:table-cell>
          <table:table-cell office:value-type="float" office:value="0.91427015250544597" table:style-name="ce4">
            <text:p>0,914270153</text:p>
          </table:table-cell>
          <table:table-cell office:value-type="float" office:value="0.95795206971677505" table:style-name="ce4">
            <text:p>0,95795207</text:p>
          </table:table-cell>
          <table:table-cell office:value-type="float" office:value="0.95087145969498899" table:style-name="ce4">
            <text:p>0,95087146</text:p>
          </table:table-cell>
          <table:table-cell office:value-type="float" office:value="0.85925925925925895" table:style-name="ce4">
            <text:p>0,859259259</text:p>
          </table:table-cell>
          <table:table-cell office:value-type="float" office:value="0.30620915032679702" table:style-name="ce4">
            <text:p>0,30620915</text:p>
          </table:table-cell>
          <table:table-cell office:value-type="float" office:value="0.95675381263616499" table:style-name="ce4">
            <text:p>0,956753813</text:p>
          </table:table-cell>
          <table:table-cell office:value-type="float" office:value="0.90806100217864905" table:style-name="ce4">
            <text:p>0,908061002</text:p>
          </table:table-cell>
          <table:table-cell office:value-type="float" office:value="0.94542483660130705" table:style-name="ce4">
            <text:p>0,945424837</text:p>
          </table:table-cell>
          <table:table-cell office:value-type="float" office:value="0.88355119825707995" table:style-name="ce4">
            <text:p>0,883551198</text:p>
          </table:table-cell>
          <table:table-cell office:value-type="float" office:value="0.94520697167755996" table:style-name="ce4">
            <text:p>0,945206972</text:p>
          </table:table-cell>
          <table:table-cell office:value-type="float" office:value="0.93213507625272296" table:style-name="ce4">
            <text:p>0,932135076</text:p>
          </table:table-cell>
          <table:table-cell office:value-type="float" office:value="0.94172113289760295" table:style-name="ce4">
            <text:p>0,941721133</text:p>
          </table:table-cell>
          <table:table-cell office:value-type="float" office:value="0.92472766884531599" table:style-name="ce4">
            <text:p>0,924727669</text:p>
          </table:table-cell>
          <table:table-cell office:value-type="float" office:value="0.89542484283447199" table:style-name="ce4">
            <text:p>0,895424843</text:p>
          </table:table-cell>
          <table:table-cell office:value-type="float" office:value="-1.9242262743580443" table:formula="of:=IF([.P20]; 1-[.P20]/MIN([.B20:.O20]); &quot;&quot;)" table:style-name="ce1">
            <text:p>-1,924226274</text:p>
          </table:table-cell>
          <table:table-cell office:value-type="float" office:value="6.5271769704291827E-2" table:formula="of:=IF([.P20]; 1-[.P20]/MAX([.B20:.O20]); &quot;&quot;)" table:style-name="ce1">
            <text:p>0,06527177</text:p>
          </table:table-cell>
          <table:table-cell office:value-type="float" office:value="-1.3251162677405892E-2" table:formula="of:=IF([.P20]; 1-[.P20]/AVERAGE([.B20:.O20]); &quot;&quot;)" table:style-name="ce1">
            <text:p>-0,013251163</text:p>
          </table:table-cell>
          <table:table-cell office:value-type="float" office:value="2" table:formula="of:=IF([.P20]&gt;MAX([.B20:.O20]); 1; IF([.P20]&gt;AVERAGE([.B20:.O20]); 2; IF([.P20]&gt;MIN([.B20:.O20]); 3; IF([.P20]&gt;MAX([.B20:.O20])*0.75; 4; 5))))" table:style-name="ce5">
            <text:p>2</text:p>
          </table:table-cell>
          <table:table-cell table:style-name="ce1"/>
          <table:table-cell office:value-type="float" office:value="0.300653606653213" table:style-name="ce1">
            <text:p>0,300653607</text:p>
          </table:table-cell>
          <table:table-cell table:style-name="ce1"/>
          <table:table-cell office:value-type="string" office:string-value="94,59\%" table:formula="of:=ROUND([.B20];4)*100 &amp;&quot;\%&quot;" table:style-name="ce1">
            <text:p>94,59\%</text:p>
          </table:table-cell>
          <table:table-cell office:value-type="string" office:string-value="91,43\%" table:formula="of:=ROUND([.C20];4)*100 &amp;&quot;\%&quot;" table:style-name="ce1">
            <text:p>91,43\%</text:p>
          </table:table-cell>
          <table:table-cell office:value-type="string" office:string-value="95,8\%" table:formula="of:=ROUND([.D20];4)*100 &amp;&quot;\%&quot;" table:style-name="ce1">
            <text:p>95,8\%</text:p>
          </table:table-cell>
          <table:table-cell office:value-type="string" office:string-value="95,09\%" table:formula="of:=ROUND([.E20];4)*100 &amp;&quot;\%&quot;" table:style-name="ce1">
            <text:p>95,09\%</text:p>
          </table:table-cell>
          <table:table-cell office:value-type="string" office:string-value="85,93\%" table:formula="of:=ROUND([.F20];4)*100 &amp;&quot;\%&quot;" table:style-name="ce1">
            <text:p>85,93\%</text:p>
          </table:table-cell>
          <table:table-cell office:value-type="string" office:string-value="30,62\%" table:formula="of:=ROUND([.G20];4)*100 &amp;&quot;\%&quot;" table:style-name="ce1">
            <text:p>30,62\%</text:p>
          </table:table-cell>
          <table:table-cell office:value-type="string" office:string-value="95,68\%" table:formula="of:=ROUND([.H20];4)*100 &amp;&quot;\%&quot;" table:style-name="ce1">
            <text:p>95,68\%</text:p>
          </table:table-cell>
          <table:table-cell office:value-type="string" office:string-value="90,81\%" table:formula="of:=ROUND([.I20];4)*100 &amp;&quot;\%&quot;" table:style-name="ce1">
            <text:p>90,81\%</text:p>
          </table:table-cell>
          <table:table-cell office:value-type="string" office:string-value="94,54\%" table:formula="of:=ROUND([.J20];4)*100 &amp;&quot;\%&quot;" table:style-name="ce1">
            <text:p>94,54\%</text:p>
          </table:table-cell>
          <table:table-cell office:value-type="string" office:string-value="88,36\%" table:formula="of:=ROUND([.K20];4)*100 &amp;&quot;\%&quot;" table:style-name="ce1">
            <text:p>88,36\%</text:p>
          </table:table-cell>
          <table:table-cell office:value-type="string" office:string-value="94,52\%" table:formula="of:=ROUND([.L20];4)*100 &amp;&quot;\%&quot;" table:style-name="ce1">
            <text:p>94,52\%</text:p>
          </table:table-cell>
          <table:table-cell office:value-type="string" office:string-value="93,21\%" table:formula="of:=ROUND([.M20];4)*100 &amp;&quot;\%&quot;" table:style-name="ce1">
            <text:p>93,21\%</text:p>
          </table:table-cell>
          <table:table-cell office:value-type="string" office:string-value="94,17\%" table:formula="of:=ROUND([.N20];4)*100 &amp;&quot;\%&quot;" table:style-name="ce1">
            <text:p>94,17\%</text:p>
          </table:table-cell>
          <table:table-cell office:value-type="string" office:string-value="92,47\%" table:formula="of:=ROUND([.O20];4)*100 &amp;&quot;\%&quot;" table:style-name="ce1">
            <text:p>92,47\%</text:p>
          </table:table-cell>
          <table:table-cell office:value-type="string" office:string-value="88,37\%" table:formula="of:=ROUND(AVERAGE([.B20:.O20]);4)*100&amp;&quot;\%&quot;" table:style-name="ce1">
            <text:p>88,37\%</text:p>
          </table:table-cell>
          <table:table-cell office:value-type="string" office:string-value="89,54\%" table:formula="of:=ROUND([.P20];4)*100 &amp;&quot;\%&quot;" table:style-name="ce1">
            <text:p>89,54\%</text:p>
          </table:table-cell>
          <table:table-cell office:value-type="string" office:string-value="\hline 94,59\% &amp; 91,43\% &amp; 95,8\% &amp; 95,09\% &amp; 85,93\% &amp; 30,62\% &amp; 95,68\% &amp; 90,81\% &amp; 94,54\% &amp; 88,36\% &amp; 94,52\% &amp; 93,21\% &amp; 94,17\% &amp; 92,47\% &amp; 88,37\% &amp; 89,54\% \\" table:formula="of:=&quot;\hline &quot;&amp;[.X20]&amp;&quot; &amp; &quot;&amp;[.Y20]&amp;&quot; &amp; &quot;&amp;[.Z20]&amp;&quot; &amp; &quot;&amp;[.AA20]&amp;&quot; &amp; &quot;&amp;[.AB20]&amp;&quot; &amp; &quot;&amp;[.AC20]&amp;&quot; &amp; &quot;&amp;[.AD20]&amp;&quot; &amp; &quot;&amp;[.AE20]&amp;&quot; &amp; &quot;&amp;[.AF20]&amp;&quot; &amp; &quot;&amp;[.AG20]&amp;&quot; &amp; &quot;&amp;[.AH20]&amp;&quot; &amp; &quot;&amp;[.AI20]&amp;&quot; &amp; &quot;&amp;[.AJ20]&amp;&quot; &amp; &quot;&amp;[.AK20]&amp;&quot; &amp; &quot;&amp;[.AL20]&amp;&quot; &amp; &quot;&amp;[.AM20]&amp;&quot; \\&quot;" table:style-name="ce1">
            <text:p>\hline 94,59\% &amp; 91,43\% &amp; 95,8\% &amp; 95,09\% &amp; 85,93\% &amp; 30,62\% &amp; 95,68\% &amp; 90,81\% &amp; 94,54\% &amp; 88,36\% &amp; 94,52\% &amp; 93,21\% &amp; 94,17\% &amp; 92,47\% &amp; 88,37\% &amp; 89,54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DistalPhalanxOutlineAgeGroup</text:p>
          </table:table-cell>
          <table:table-cell office:value-type="float" office:value="0.828057553956834" table:style-name="ce3">
            <text:p>0,828057554</text:p>
          </table:table-cell>
          <table:table-cell office:value-type="float" office:value="0.82398081534772205" table:style-name="ce4">
            <text:p>0,823980815</text:p>
          </table:table-cell>
          <table:table-cell office:value-type="float" office:value="0.81151079136690596" table:style-name="ce4">
            <text:p>0,811510791</text:p>
          </table:table-cell>
          <table:table-cell office:value-type="float" office:value="0.76570743405275798" table:style-name="ce4">
            <text:p>0,765707434</text:p>
          </table:table-cell>
          <table:table-cell office:value-type="float" office:value="0.796163069544365" table:style-name="ce4">
            <text:p>0,79616307</text:p>
          </table:table-cell>
          <table:table-cell office:value-type="float" office:value="0.77601918465227804" table:style-name="ce4">
            <text:p>0,776019185</text:p>
          </table:table-cell>
          <table:table-cell office:value-type="float" office:value="0.80215827338129497" table:style-name="ce4">
            <text:p>0,802158273</text:p>
          </table:table-cell>
          <table:table-cell office:value-type="float" office:value="0.79280575539568299" table:style-name="ce4">
            <text:p>0,792805755</text:p>
          </table:table-cell>
          <table:table-cell office:value-type="float" office:value="0.82134292565947298" table:style-name="ce4">
            <text:p>0,821342926</text:p>
          </table:table-cell>
          <table:table-cell office:value-type="float" office:value="0.80551558752997598" table:style-name="ce4">
            <text:p>0,805515588</text:p>
          </table:table-cell>
          <table:table-cell office:value-type="float" office:value="0.82062350119904104" table:style-name="ce4">
            <text:p>0,820623501</text:p>
          </table:table-cell>
          <table:table-cell office:value-type="float" office:value="0.821582733812949" table:style-name="ce4">
            <text:p>0,821582734</text:p>
          </table:table-cell>
          <table:table-cell office:value-type="float" office:value="0.80935251798561203" table:style-name="ce4">
            <text:p>0,809352518</text:p>
          </table:table-cell>
          <table:table-cell office:value-type="float" office:value="0.78297362110311797" table:style-name="ce4">
            <text:p>0,782973621</text:p>
          </table:table-cell>
          <table:table-cell office:value-type="float" office:value="0.762589931488037" table:style-name="ce4">
            <text:p>0,762589931</text:p>
          </table:table-cell>
          <table:table-cell office:value-type="float" office:value="4.0714017209165787E-3" table:formula="of:=IF([.P21]; 1-[.P21]/MIN([.B21:.O21]); &quot;&quot;)" table:style-name="ce1">
            <text:p>0,004071402</text:p>
          </table:table-cell>
          <table:table-cell office:value-type="float" office:value="7.9061681348069457E-2" table:formula="of:=IF([.P21]; 1-[.P21]/MAX([.B21:.O21]); &quot;&quot;)" table:style-name="ce1">
            <text:p>0,079061681</text:p>
          </table:table-cell>
          <table:table-cell office:value-type="float" office:value="5.1656189151739307E-2" table:formula="of:=IF([.P21]; 1-[.P21]/AVERAGE([.B21:.O21]); &quot;&quot;)" table:style-name="ce1">
            <text:p>0,051656189</text:p>
          </table:table-cell>
          <table:table-cell office:value-type="float" office:value="4" table:formula="of:=IF([.P21]&gt;MAX([.B21:.O21]); 1; IF([.P21]&gt;AVERAGE([.B21:.O21]); 2; IF([.P21]&gt;MIN([.B21:.O21]); 3; IF([.P21]&gt;MAX([.B21:.O21])*0.75; 4; 5))))" table:style-name="ce5">
            <text:p>4</text:p>
          </table:table-cell>
          <table:table-cell table:style-name="ce1"/>
          <table:table-cell office:value-type="float" office:value="0.75539571046829201" table:style-name="ce1">
            <text:p>0,75539571</text:p>
          </table:table-cell>
          <table:table-cell table:style-name="ce1"/>
          <table:table-cell office:value-type="string" office:string-value="82,81\%" table:formula="of:=ROUND([.B21];4)*100 &amp;&quot;\%&quot;" table:style-name="ce1">
            <text:p>82,81\%</text:p>
          </table:table-cell>
          <table:table-cell office:value-type="string" office:string-value="82,4\%" table:formula="of:=ROUND([.C21];4)*100 &amp;&quot;\%&quot;" table:style-name="ce1">
            <text:p>82,4\%</text:p>
          </table:table-cell>
          <table:table-cell office:value-type="string" office:string-value="81,15\%" table:formula="of:=ROUND([.D21];4)*100 &amp;&quot;\%&quot;" table:style-name="ce1">
            <text:p>81,15\%</text:p>
          </table:table-cell>
          <table:table-cell office:value-type="string" office:string-value="76,57\%" table:formula="of:=ROUND([.E21];4)*100 &amp;&quot;\%&quot;" table:style-name="ce1">
            <text:p>76,57\%</text:p>
          </table:table-cell>
          <table:table-cell office:value-type="string" office:string-value="79,62\%" table:formula="of:=ROUND([.F21];4)*100 &amp;&quot;\%&quot;" table:style-name="ce1">
            <text:p>79,62\%</text:p>
          </table:table-cell>
          <table:table-cell office:value-type="string" office:string-value="77,6\%" table:formula="of:=ROUND([.G21];4)*100 &amp;&quot;\%&quot;" table:style-name="ce1">
            <text:p>77,6\%</text:p>
          </table:table-cell>
          <table:table-cell office:value-type="string" office:string-value="80,22\%" table:formula="of:=ROUND([.H21];4)*100 &amp;&quot;\%&quot;" table:style-name="ce1">
            <text:p>80,22\%</text:p>
          </table:table-cell>
          <table:table-cell office:value-type="string" office:string-value="79,28\%" table:formula="of:=ROUND([.I21];4)*100 &amp;&quot;\%&quot;" table:style-name="ce1">
            <text:p>79,28\%</text:p>
          </table:table-cell>
          <table:table-cell office:value-type="string" office:string-value="82,13\%" table:formula="of:=ROUND([.J21];4)*100 &amp;&quot;\%&quot;" table:style-name="ce1">
            <text:p>82,13\%</text:p>
          </table:table-cell>
          <table:table-cell office:value-type="string" office:string-value="80,55\%" table:formula="of:=ROUND([.K21];4)*100 &amp;&quot;\%&quot;" table:style-name="ce1">
            <text:p>80,55\%</text:p>
          </table:table-cell>
          <table:table-cell office:value-type="string" office:string-value="82,06\%" table:formula="of:=ROUND([.L21];4)*100 &amp;&quot;\%&quot;" table:style-name="ce1">
            <text:p>82,06\%</text:p>
          </table:table-cell>
          <table:table-cell office:value-type="string" office:string-value="82,16\%" table:formula="of:=ROUND([.M21];4)*100 &amp;&quot;\%&quot;" table:style-name="ce1">
            <text:p>82,16\%</text:p>
          </table:table-cell>
          <table:table-cell office:value-type="string" office:string-value="80,94\%" table:formula="of:=ROUND([.N21];4)*100 &amp;&quot;\%&quot;" table:style-name="ce1">
            <text:p>80,94\%</text:p>
          </table:table-cell>
          <table:table-cell office:value-type="string" office:string-value="78,3\%" table:formula="of:=ROUND([.O21];4)*100 &amp;&quot;\%&quot;" table:style-name="ce1">
            <text:p>78,3\%</text:p>
          </table:table-cell>
          <table:table-cell office:value-type="string" office:string-value="80,41\%" table:formula="of:=ROUND(AVERAGE([.B21:.O21]);4)*100&amp;&quot;\%&quot;" table:style-name="ce1">
            <text:p>80,41\%</text:p>
          </table:table-cell>
          <table:table-cell office:value-type="string" office:string-value="76,26\%" table:formula="of:=ROUND([.P21];4)*100 &amp;&quot;\%&quot;" table:style-name="ce1">
            <text:p>76,26\%</text:p>
          </table:table-cell>
          <table:table-cell office:value-type="string" office:string-value="\hline 82,81\% &amp; 82,4\% &amp; 81,15\% &amp; 76,57\% &amp; 79,62\% &amp; 77,6\% &amp; 80,22\% &amp; 79,28\% &amp; 82,13\% &amp; 80,55\% &amp; 82,06\% &amp; 82,16\% &amp; 80,94\% &amp; 78,3\% &amp; 80,41\% &amp; 76,26\% \\" table:formula="of:=&quot;\hline &quot;&amp;[.X21]&amp;&quot; &amp; &quot;&amp;[.Y21]&amp;&quot; &amp; &quot;&amp;[.Z21]&amp;&quot; &amp; &quot;&amp;[.AA21]&amp;&quot; &amp; &quot;&amp;[.AB21]&amp;&quot; &amp; &quot;&amp;[.AC21]&amp;&quot; &amp; &quot;&amp;[.AD21]&amp;&quot; &amp; &quot;&amp;[.AE21]&amp;&quot; &amp; &quot;&amp;[.AF21]&amp;&quot; &amp; &quot;&amp;[.AG21]&amp;&quot; &amp; &quot;&amp;[.AH21]&amp;&quot; &amp; &quot;&amp;[.AI21]&amp;&quot; &amp; &quot;&amp;[.AJ21]&amp;&quot; &amp; &quot;&amp;[.AK21]&amp;&quot; &amp; &quot;&amp;[.AL21]&amp;&quot; &amp; &quot;&amp;[.AM21]&amp;&quot; \\&quot;" table:style-name="ce1">
            <text:p>\hline 82,81\% &amp; 82,4\% &amp; 81,15\% &amp; 76,57\% &amp; 79,62\% &amp; 77,6\% &amp; 80,22\% &amp; 79,28\% &amp; 82,13\% &amp; 80,55\% &amp; 82,06\% &amp; 82,16\% &amp; 80,94\% &amp; 78,3\% &amp; 80,41\% &amp; 76,26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DistalPhalanxOutlineCorrect</text:p>
          </table:table-cell>
          <table:table-cell office:value-type="float" office:value="0.819323671497585" table:style-name="ce3">
            <text:p>0,819323671</text:p>
          </table:table-cell>
          <table:table-cell office:value-type="float" office:value="0.82355072463768098" table:style-name="ce4">
            <text:p>0,823550725</text:p>
          </table:table-cell>
          <table:table-cell office:value-type="float" office:value="0.82439613526569999" table:style-name="ce4">
            <text:p>0,824396135</text:p>
          </table:table-cell>
          <table:table-cell office:value-type="float" office:value="0.81533816425120798" table:style-name="ce4">
            <text:p>0,815338164</text:p>
          </table:table-cell>
          <table:table-cell office:value-type="float" office:value="0.82729468599033795" table:style-name="ce4">
            <text:p>0,827294686</text:p>
          </table:table-cell>
          <table:table-cell office:value-type="float" office:value="0.80917874396135203" table:style-name="ce4">
            <text:p>0,809178744</text:p>
          </table:table-cell>
          <table:table-cell office:value-type="float" office:value="0.823429951690821" table:style-name="ce4">
            <text:p>0,823429952</text:p>
          </table:table-cell>
          <table:table-cell office:value-type="float" office:value="0.81920289855072403" table:style-name="ce4">
            <text:p>0,819202899</text:p>
          </table:table-cell>
          <table:table-cell office:value-type="float" office:value="0.81099033816425103" table:style-name="ce4">
            <text:p>0,810990338</text:p>
          </table:table-cell>
          <table:table-cell office:value-type="float" office:value="0.78019323671497598" table:style-name="ce4">
            <text:p>0,780193237</text:p>
          </table:table-cell>
          <table:table-cell office:value-type="float" office:value="0.81171497584540997" table:style-name="ce4">
            <text:p>0,811714976</text:p>
          </table:table-cell>
          <table:table-cell office:value-type="float" office:value="0.81123188405797098" table:style-name="ce4">
            <text:p>0,811231884</text:p>
          </table:table-cell>
          <table:table-cell office:value-type="float" office:value="0.80579710144927497" table:style-name="ce4">
            <text:p>0,805797101</text:p>
          </table:table-cell>
          <table:table-cell office:value-type="float" office:value="0.81207729468598999" table:style-name="ce4">
            <text:p>0,812077295</text:p>
          </table:table-cell>
          <table:table-cell office:value-type="float" office:value="0.72826087474822998" table:style-name="ce4">
            <text:p>0,728260875</text:p>
          </table:table-cell>
          <table:table-cell office:value-type="float" office:value="6.6563460849018097E-2" table:formula="of:=IF([.P22]; 1-[.P22]/MIN([.B22:.O22]); &quot;&quot;)" table:style-name="ce1">
            <text:p>0,066563461</text:p>
          </table:table-cell>
          <table:table-cell office:value-type="float" office:value="0.11970802293206628" table:formula="of:=IF([.P22]; 1-[.P22]/MAX([.B22:.O22]); &quot;&quot;)" table:style-name="ce1">
            <text:p>0,119708023</text:p>
          </table:table-cell>
          <table:table-cell office:value-type="float" office:value="0.10515157302507061" table:formula="of:=IF([.P22]; 1-[.P22]/AVERAGE([.B22:.O22]); &quot;&quot;)" table:style-name="ce1">
            <text:p>0,105151573</text:p>
          </table:table-cell>
          <table:table-cell office:value-type="float" office:value="4" table:formula="of:=IF([.P22]&gt;MAX([.B22:.O22]); 1; IF([.P22]&gt;AVERAGE([.B22:.O22]); 2; IF([.P22]&gt;MIN([.B22:.O22]); 3; IF([.P22]&gt;MAX([.B22:.O22])*0.75; 4; 5))))" table:style-name="ce5">
            <text:p>4</text:p>
          </table:table-cell>
          <table:table-cell table:style-name="ce1"/>
          <table:table-cell office:value-type="float" office:value="0.753623187541962" table:style-name="ce1">
            <text:p>0,753623188</text:p>
          </table:table-cell>
          <table:table-cell table:style-name="ce1"/>
          <table:table-cell office:value-type="string" office:string-value="81,93\%" table:formula="of:=ROUND([.B22];4)*100 &amp;&quot;\%&quot;" table:style-name="ce1">
            <text:p>81,93\%</text:p>
          </table:table-cell>
          <table:table-cell office:value-type="string" office:string-value="82,36\%" table:formula="of:=ROUND([.C22];4)*100 &amp;&quot;\%&quot;" table:style-name="ce1">
            <text:p>82,36\%</text:p>
          </table:table-cell>
          <table:table-cell office:value-type="string" office:string-value="82,44\%" table:formula="of:=ROUND([.D22];4)*100 &amp;&quot;\%&quot;" table:style-name="ce1">
            <text:p>82,44\%</text:p>
          </table:table-cell>
          <table:table-cell office:value-type="string" office:string-value="81,53\%" table:formula="of:=ROUND([.E22];4)*100 &amp;&quot;\%&quot;" table:style-name="ce1">
            <text:p>81,53\%</text:p>
          </table:table-cell>
          <table:table-cell office:value-type="string" office:string-value="82,73\%" table:formula="of:=ROUND([.F22];4)*100 &amp;&quot;\%&quot;" table:style-name="ce1">
            <text:p>82,73\%</text:p>
          </table:table-cell>
          <table:table-cell office:value-type="string" office:string-value="80,92\%" table:formula="of:=ROUND([.G22];4)*100 &amp;&quot;\%&quot;" table:style-name="ce1">
            <text:p>80,92\%</text:p>
          </table:table-cell>
          <table:table-cell office:value-type="string" office:string-value="82,34\%" table:formula="of:=ROUND([.H22];4)*100 &amp;&quot;\%&quot;" table:style-name="ce1">
            <text:p>82,34\%</text:p>
          </table:table-cell>
          <table:table-cell office:value-type="string" office:string-value="81,92\%" table:formula="of:=ROUND([.I22];4)*100 &amp;&quot;\%&quot;" table:style-name="ce1">
            <text:p>81,92\%</text:p>
          </table:table-cell>
          <table:table-cell office:value-type="string" office:string-value="81,1\%" table:formula="of:=ROUND([.J22];4)*100 &amp;&quot;\%&quot;" table:style-name="ce1">
            <text:p>81,1\%</text:p>
          </table:table-cell>
          <table:table-cell office:value-type="string" office:string-value="78,02\%" table:formula="of:=ROUND([.K22];4)*100 &amp;&quot;\%&quot;" table:style-name="ce1">
            <text:p>78,02\%</text:p>
          </table:table-cell>
          <table:table-cell office:value-type="string" office:string-value="81,17\%" table:formula="of:=ROUND([.L22];4)*100 &amp;&quot;\%&quot;" table:style-name="ce1">
            <text:p>81,17\%</text:p>
          </table:table-cell>
          <table:table-cell office:value-type="string" office:string-value="81,12\%" table:formula="of:=ROUND([.M22];4)*100 &amp;&quot;\%&quot;" table:style-name="ce1">
            <text:p>81,12\%</text:p>
          </table:table-cell>
          <table:table-cell office:value-type="string" office:string-value="80,58\%" table:formula="of:=ROUND([.N22];4)*100 &amp;&quot;\%&quot;" table:style-name="ce1">
            <text:p>80,58\%</text:p>
          </table:table-cell>
          <table:table-cell office:value-type="string" office:string-value="81,21\%" table:formula="of:=ROUND([.O22];4)*100 &amp;&quot;\%&quot;" table:style-name="ce1">
            <text:p>81,21\%</text:p>
          </table:table-cell>
          <table:table-cell office:value-type="string" office:string-value="81,38\%" table:formula="of:=ROUND(AVERAGE([.B22:.O22]);4)*100&amp;&quot;\%&quot;" table:style-name="ce1">
            <text:p>81,38\%</text:p>
          </table:table-cell>
          <table:table-cell office:value-type="string" office:string-value="72,83\%" table:formula="of:=ROUND([.P22];4)*100 &amp;&quot;\%&quot;" table:style-name="ce1">
            <text:p>72,83\%</text:p>
          </table:table-cell>
          <table:table-cell office:value-type="string" office:string-value="\hline 81,93\% &amp; 82,36\% &amp; 82,44\% &amp; 81,53\% &amp; 82,73\% &amp; 80,92\% &amp; 82,34\% &amp; 81,92\% &amp; 81,1\% &amp; 78,02\% &amp; 81,17\% &amp; 81,12\% &amp; 80,58\% &amp; 81,21\% &amp; 81,38\% &amp; 72,83\% \\" table:formula="of:=&quot;\hline &quot;&amp;[.X22]&amp;&quot; &amp; &quot;&amp;[.Y22]&amp;&quot; &amp; &quot;&amp;[.Z22]&amp;&quot; &amp; &quot;&amp;[.AA22]&amp;&quot; &amp; &quot;&amp;[.AB22]&amp;&quot; &amp; &quot;&amp;[.AC22]&amp;&quot; &amp; &quot;&amp;[.AD22]&amp;&quot; &amp; &quot;&amp;[.AE22]&amp;&quot; &amp; &quot;&amp;[.AF22]&amp;&quot; &amp; &quot;&amp;[.AG22]&amp;&quot; &amp; &quot;&amp;[.AH22]&amp;&quot; &amp; &quot;&amp;[.AI22]&amp;&quot; &amp; &quot;&amp;[.AJ22]&amp;&quot; &amp; &quot;&amp;[.AK22]&amp;&quot; &amp; &quot;&amp;[.AL22]&amp;&quot; &amp; &quot;&amp;[.AM22]&amp;&quot; \\&quot;" table:style-name="ce1">
            <text:p>\hline 81,93\% &amp; 82,36\% &amp; 82,44\% &amp; 81,53\% &amp; 82,73\% &amp; 80,92\% &amp; 82,34\% &amp; 81,92\% &amp; 81,1\% &amp; 78,02\% &amp; 81,17\% &amp; 81,12\% &amp; 80,58\% &amp; 81,21\% &amp; 81,38\% &amp; 72,83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DistalPhalanxTW</text:p>
          </table:table-cell>
          <table:table-cell office:value-type="float" office:value="0.69184652278177505" table:style-name="ce3">
            <text:p>0,691846523</text:p>
          </table:table-cell>
          <table:table-cell office:value-type="float" office:value="0.69616306954436402" table:style-name="ce4">
            <text:p>0,69616307</text:p>
          </table:table-cell>
          <table:table-cell office:value-type="float" office:value="0.70119904076738604" table:style-name="ce4">
            <text:p>0,701199041</text:p>
          </table:table-cell>
          <table:table-cell office:value-type="float" office:value="0.66546762589928099" table:style-name="ce4">
            <text:p>0,665467626</text:p>
          </table:table-cell>
          <table:table-cell office:value-type="float" office:value="0.68992805755395703" table:style-name="ce4">
            <text:p>0,689928058</text:p>
          </table:table-cell>
          <table:table-cell office:value-type="float" office:value="0.667146282973621" table:style-name="ce4">
            <text:p>0,667146283</text:p>
          </table:table-cell>
          <table:table-cell office:value-type="float" office:value="0.69208633093525196" table:style-name="ce4">
            <text:p>0,692086331</text:p>
          </table:table-cell>
          <table:table-cell office:value-type="float" office:value="0.67865707434052802" table:style-name="ce4">
            <text:p>0,678657074</text:p>
          </table:table-cell>
          <table:table-cell office:value-type="float" office:value="0.66954436450839305" table:style-name="ce4">
            <text:p>0,669544365</text:p>
          </table:table-cell>
          <table:table-cell office:value-type="float" office:value="0.67314148681055197" table:style-name="ce4">
            <text:p>0,673141487</text:p>
          </table:table-cell>
          <table:table-cell office:value-type="float" office:value="0.67146282973621096" table:style-name="ce4">
            <text:p>0,67146283</text:p>
          </table:table-cell>
          <table:table-cell office:value-type="float" office:value="0.69448441247002402" table:style-name="ce4">
            <text:p>0,694484412</text:p>
          </table:table-cell>
          <table:table-cell office:value-type="float" office:value="0.691127098321343" table:style-name="ce4">
            <text:p>0,691127098</text:p>
          </table:table-cell>
          <table:table-cell office:value-type="float" office:value="0.68105515587529997" table:style-name="ce4">
            <text:p>0,681055156</text:p>
          </table:table-cell>
          <table:table-cell office:value-type="float" office:value="0.69064748287200906" table:style-name="ce4">
            <text:p>0,690647483</text:p>
          </table:table-cell>
          <table:table-cell office:value-type="float" office:value="-3.7837839126585893E-2" table:formula="of:=IF([.P23]; 1-[.P23]/MIN([.B23:.O23]); &quot;&quot;)" table:style-name="ce1">
            <text:p>-0,037837839</text:p>
          </table:table-cell>
          <table:table-cell office:value-type="float" office:value="1.5047878393885772E-2" table:formula="of:=IF([.P23]; 1-[.P23]/MAX([.B23:.O23]); &quot;&quot;)" table:style-name="ce1">
            <text:p>0,015047878</text:p>
          </table:table-cell>
          <table:table-cell office:value-type="float" office:value="-1.1058453072240182E-2" table:formula="of:=IF([.P23]; 1-[.P23]/AVERAGE([.B23:.O23]); &quot;&quot;)" table:style-name="ce1">
            <text:p>-0,011058453</text:p>
          </table:table-cell>
          <table:table-cell office:value-type="float" office:value="2" table:formula="of:=IF([.P23]&gt;MAX([.B23:.O23]); 1; IF([.P23]&gt;AVERAGE([.B23:.O23]); 2; IF([.P23]&gt;MIN([.B23:.O23]); 3; IF([.P23]&gt;MAX([.B23:.O23])*0.75; 4; 5))))" table:style-name="ce5">
            <text:p>2</text:p>
          </table:table-cell>
          <table:table-cell table:style-name="ce1"/>
          <table:table-cell office:value-type="float" office:value="0.66187047958374001" table:style-name="ce1">
            <text:p>0,66187048</text:p>
          </table:table-cell>
          <table:table-cell table:style-name="ce1"/>
          <table:table-cell office:value-type="string" office:string-value="69,18\%" table:formula="of:=ROUND([.B23];4)*100 &amp;&quot;\%&quot;" table:style-name="ce1">
            <text:p>69,18\%</text:p>
          </table:table-cell>
          <table:table-cell office:value-type="string" office:string-value="69,62\%" table:formula="of:=ROUND([.C23];4)*100 &amp;&quot;\%&quot;" table:style-name="ce1">
            <text:p>69,62\%</text:p>
          </table:table-cell>
          <table:table-cell office:value-type="string" office:string-value="70,12\%" table:formula="of:=ROUND([.D23];4)*100 &amp;&quot;\%&quot;" table:style-name="ce1">
            <text:p>70,12\%</text:p>
          </table:table-cell>
          <table:table-cell office:value-type="string" office:string-value="66,55\%" table:formula="of:=ROUND([.E23];4)*100 &amp;&quot;\%&quot;" table:style-name="ce1">
            <text:p>66,55\%</text:p>
          </table:table-cell>
          <table:table-cell office:value-type="string" office:string-value="68,99\%" table:formula="of:=ROUND([.F23];4)*100 &amp;&quot;\%&quot;" table:style-name="ce1">
            <text:p>68,99\%</text:p>
          </table:table-cell>
          <table:table-cell office:value-type="string" office:string-value="66,71\%" table:formula="of:=ROUND([.G23];4)*100 &amp;&quot;\%&quot;" table:style-name="ce1">
            <text:p>66,71\%</text:p>
          </table:table-cell>
          <table:table-cell office:value-type="string" office:string-value="69,21\%" table:formula="of:=ROUND([.H23];4)*100 &amp;&quot;\%&quot;" table:style-name="ce1">
            <text:p>69,21\%</text:p>
          </table:table-cell>
          <table:table-cell office:value-type="string" office:string-value="67,87\%" table:formula="of:=ROUND([.I23];4)*100 &amp;&quot;\%&quot;" table:style-name="ce1">
            <text:p>67,87\%</text:p>
          </table:table-cell>
          <table:table-cell office:value-type="string" office:string-value="66,95\%" table:formula="of:=ROUND([.J23];4)*100 &amp;&quot;\%&quot;" table:style-name="ce1">
            <text:p>66,95\%</text:p>
          </table:table-cell>
          <table:table-cell office:value-type="string" office:string-value="67,31\%" table:formula="of:=ROUND([.K23];4)*100 &amp;&quot;\%&quot;" table:style-name="ce1">
            <text:p>67,31\%</text:p>
          </table:table-cell>
          <table:table-cell office:value-type="string" office:string-value="67,15\%" table:formula="of:=ROUND([.L23];4)*100 &amp;&quot;\%&quot;" table:style-name="ce1">
            <text:p>67,15\%</text:p>
          </table:table-cell>
          <table:table-cell office:value-type="string" office:string-value="69,45\%" table:formula="of:=ROUND([.M23];4)*100 &amp;&quot;\%&quot;" table:style-name="ce1">
            <text:p>69,45\%</text:p>
          </table:table-cell>
          <table:table-cell office:value-type="string" office:string-value="69,11\%" table:formula="of:=ROUND([.N23];4)*100 &amp;&quot;\%&quot;" table:style-name="ce1">
            <text:p>69,11\%</text:p>
          </table:table-cell>
          <table:table-cell office:value-type="string" office:string-value="68,11\%" table:formula="of:=ROUND([.O23];4)*100 &amp;&quot;\%&quot;" table:style-name="ce1">
            <text:p>68,11\%</text:p>
          </table:table-cell>
          <table:table-cell office:value-type="string" office:string-value="68,31\%" table:formula="of:=ROUND(AVERAGE([.B23:.O23]);4)*100&amp;&quot;\%&quot;" table:style-name="ce1">
            <text:p>68,31\%</text:p>
          </table:table-cell>
          <table:table-cell office:value-type="string" office:string-value="69,06\%" table:formula="of:=ROUND([.P23];4)*100 &amp;&quot;\%&quot;" table:style-name="ce1">
            <text:p>69,06\%</text:p>
          </table:table-cell>
          <table:table-cell office:value-type="string" office:string-value="\hline 69,18\% &amp; 69,62\% &amp; 70,12\% &amp; 66,55\% &amp; 68,99\% &amp; 66,71\% &amp; 69,21\% &amp; 67,87\% &amp; 66,95\% &amp; 67,31\% &amp; 67,15\% &amp; 69,45\% &amp; 69,11\% &amp; 68,11\% &amp; 68,31\% &amp; 69,06\% \\" table:formula="of:=&quot;\hline &quot;&amp;[.X23]&amp;&quot; &amp; &quot;&amp;[.Y23]&amp;&quot; &amp; &quot;&amp;[.Z23]&amp;&quot; &amp; &quot;&amp;[.AA23]&amp;&quot; &amp; &quot;&amp;[.AB23]&amp;&quot; &amp; &quot;&amp;[.AC23]&amp;&quot; &amp; &quot;&amp;[.AD23]&amp;&quot; &amp; &quot;&amp;[.AE23]&amp;&quot; &amp; &quot;&amp;[.AF23]&amp;&quot; &amp; &quot;&amp;[.AG23]&amp;&quot; &amp; &quot;&amp;[.AH23]&amp;&quot; &amp; &quot;&amp;[.AI23]&amp;&quot; &amp; &quot;&amp;[.AJ23]&amp;&quot; &amp; &quot;&amp;[.AK23]&amp;&quot; &amp; &quot;&amp;[.AL23]&amp;&quot; &amp; &quot;&amp;[.AM23]&amp;&quot; \\&quot;" table:style-name="ce1">
            <text:p>\hline 69,18\% &amp; 69,62\% &amp; 70,12\% &amp; 66,55\% &amp; 68,99\% &amp; 66,71\% &amp; 69,21\% &amp; 67,87\% &amp; 66,95\% &amp; 67,31\% &amp; 67,15\% &amp; 69,45\% &amp; 69,11\% &amp; 68,11\% &amp; 68,31\% &amp; 69,06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Earthquakes</text:p>
          </table:table-cell>
          <table:table-cell office:value-type="float" office:value="0.74820143884892099" table:style-name="ce3">
            <text:p>0,748201439</text:p>
          </table:table-cell>
          <table:table-cell office:value-type="float" office:value="0.74748201438848905" table:style-name="ce4">
            <text:p>0,747482014</text:p>
          </table:table-cell>
          <table:table-cell office:value-type="float" office:value="0.748441247002398" table:style-name="ce4">
            <text:p>0,748441247</text:p>
          </table:table-cell>
          <table:table-cell office:value-type="float" office:value="0.73117505995203802" table:style-name="ce4">
            <text:p>0,73117506</text:p>
          </table:table-cell>
          <table:table-cell office:value-type="float" office:value="0.741966426858513" table:style-name="ce4">
            <text:p>0,741966427</text:p>
          </table:table-cell>
          <table:table-cell office:value-type="float" office:value="0.71702637889688203" table:style-name="ce4">
            <text:p>0,717026379</text:p>
          </table:table-cell>
          <table:table-cell office:value-type="float" office:value="0.74964028776978398" table:style-name="ce4">
            <text:p>0,749640288</text:p>
          </table:table-cell>
          <table:table-cell office:value-type="float" office:value="0.74748201438848905" table:style-name="ce4">
            <text:p>0,747482014</text:p>
          </table:table-cell>
          <table:table-cell office:value-type="float" office:value="0.74748201438848905" table:style-name="ce4">
            <text:p>0,747482014</text:p>
          </table:table-cell>
          <table:table-cell office:value-type="float" office:value="0.74748201438848905" table:style-name="ce4">
            <text:p>0,747482014</text:p>
          </table:table-cell>
          <table:table-cell office:value-type="float" office:value="0.74604316546762595" table:style-name="ce4">
            <text:p>0,746043165</text:p>
          </table:table-cell>
          <table:table-cell office:value-type="float" office:value="0.74820143884892099" table:style-name="ce4">
            <text:p>0,748201439</text:p>
          </table:table-cell>
          <table:table-cell office:value-type="float" office:value="0.74748201438848905" table:style-name="ce4">
            <text:p>0,747482014</text:p>
          </table:table-cell>
          <table:table-cell office:value-type="float" office:value="0.73884892086331" table:style-name="ce4">
            <text:p>0,738848921</text:p>
          </table:table-cell>
          <table:table-cell office:value-type="float" office:value="0.74820142984390203" table:style-name="ce4">
            <text:p>0,74820143</text:p>
          </table:table-cell>
          <table:table-cell office:value-type="float" office:value="-4.3478248310726997E-2" table:formula="of:=IF([.P24]; 1-[.P24]/MIN([.B24:.O24]); &quot;&quot;)" table:style-name="ce1">
            <text:p>-0,043478248</text:p>
          </table:table-cell>
          <table:table-cell office:value-type="float" office:value="1.9193978089979691E-3" table:formula="of:=IF([.P24]; 1-[.P24]/MAX([.B24:.O24]); &quot;&quot;)" table:style-name="ce1">
            <text:p>0,001919398</text:p>
          </table:table-cell>
          <table:table-cell office:value-type="float" office:value="-6.5211759865198005E-3" table:formula="of:=IF([.P24]; 1-[.P24]/AVERAGE([.B24:.O24]); &quot;&quot;)" table:style-name="ce1">
            <text:p>-0,006521176</text:p>
          </table:table-cell>
          <table:table-cell office:value-type="float" office:value="2" table:formula="of:=IF([.P24]&gt;MAX([.B24:.O24]); 1; IF([.P24]&gt;AVERAGE([.B24:.O24]); 2; IF([.P24]&gt;MIN([.B24:.O24]); 3; IF([.P24]&gt;MAX([.B24:.O24])*0.75; 4; 5))))" table:style-name="ce5">
            <text:p>2</text:p>
          </table:table-cell>
          <table:table-cell table:style-name="ce1"/>
          <table:table-cell office:value-type="float" office:value="0.74820142984390303" table:style-name="ce1">
            <text:p>0,74820143</text:p>
          </table:table-cell>
          <table:table-cell table:style-name="ce1"/>
          <table:table-cell office:value-type="string" office:string-value="74,82\%" table:formula="of:=ROUND([.B24];4)*100 &amp;&quot;\%&quot;" table:style-name="ce1">
            <text:p>74,82\%</text:p>
          </table:table-cell>
          <table:table-cell office:value-type="string" office:string-value="74,75\%" table:formula="of:=ROUND([.C24];4)*100 &amp;&quot;\%&quot;" table:style-name="ce1">
            <text:p>74,75\%</text:p>
          </table:table-cell>
          <table:table-cell office:value-type="string" office:string-value="74,84\%" table:formula="of:=ROUND([.D24];4)*100 &amp;&quot;\%&quot;" table:style-name="ce1">
            <text:p>74,84\%</text:p>
          </table:table-cell>
          <table:table-cell office:value-type="string" office:string-value="73,12\%" table:formula="of:=ROUND([.E24];4)*100 &amp;&quot;\%&quot;" table:style-name="ce1">
            <text:p>73,12\%</text:p>
          </table:table-cell>
          <table:table-cell office:value-type="string" office:string-value="74,2\%" table:formula="of:=ROUND([.F24];4)*100 &amp;&quot;\%&quot;" table:style-name="ce1">
            <text:p>74,2\%</text:p>
          </table:table-cell>
          <table:table-cell office:value-type="string" office:string-value="71,7\%" table:formula="of:=ROUND([.G24];4)*100 &amp;&quot;\%&quot;" table:style-name="ce1">
            <text:p>71,7\%</text:p>
          </table:table-cell>
          <table:table-cell office:value-type="string" office:string-value="74,96\%" table:formula="of:=ROUND([.H24];4)*100 &amp;&quot;\%&quot;" table:style-name="ce1">
            <text:p>74,96\%</text:p>
          </table:table-cell>
          <table:table-cell office:value-type="string" office:string-value="74,75\%" table:formula="of:=ROUND([.I24];4)*100 &amp;&quot;\%&quot;" table:style-name="ce1">
            <text:p>74,75\%</text:p>
          </table:table-cell>
          <table:table-cell office:value-type="string" office:string-value="74,75\%" table:formula="of:=ROUND([.J24];4)*100 &amp;&quot;\%&quot;" table:style-name="ce1">
            <text:p>74,75\%</text:p>
          </table:table-cell>
          <table:table-cell office:value-type="string" office:string-value="74,75\%" table:formula="of:=ROUND([.K24];4)*100 &amp;&quot;\%&quot;" table:style-name="ce1">
            <text:p>74,75\%</text:p>
          </table:table-cell>
          <table:table-cell office:value-type="string" office:string-value="74,6\%" table:formula="of:=ROUND([.L24];4)*100 &amp;&quot;\%&quot;" table:style-name="ce1">
            <text:p>74,6\%</text:p>
          </table:table-cell>
          <table:table-cell office:value-type="string" office:string-value="74,82\%" table:formula="of:=ROUND([.M24];4)*100 &amp;&quot;\%&quot;" table:style-name="ce1">
            <text:p>74,82\%</text:p>
          </table:table-cell>
          <table:table-cell office:value-type="string" office:string-value="74,75\%" table:formula="of:=ROUND([.N24];4)*100 &amp;&quot;\%&quot;" table:style-name="ce1">
            <text:p>74,75\%</text:p>
          </table:table-cell>
          <table:table-cell office:value-type="string" office:string-value="73,88\%" table:formula="of:=ROUND([.O24];4)*100 &amp;&quot;\%&quot;" table:style-name="ce1">
            <text:p>73,88\%</text:p>
          </table:table-cell>
          <table:table-cell office:value-type="string" office:string-value="74,34\%" table:formula="of:=ROUND(AVERAGE([.B24:.O24]);4)*100&amp;&quot;\%&quot;" table:style-name="ce1">
            <text:p>74,34\%</text:p>
          </table:table-cell>
          <table:table-cell office:value-type="string" office:string-value="74,82\%" table:formula="of:=ROUND([.P24];4)*100 &amp;&quot;\%&quot;" table:style-name="ce1">
            <text:p>74,82\%</text:p>
          </table:table-cell>
          <table:table-cell office:value-type="string" office:string-value="\hline 74,82\% &amp; 74,75\% &amp; 74,84\% &amp; 73,12\% &amp; 74,2\% &amp; 71,7\% &amp; 74,96\% &amp; 74,75\% &amp; 74,75\% &amp; 74,75\% &amp; 74,6\% &amp; 74,82\% &amp; 74,75\% &amp; 73,88\% &amp; 74,34\% &amp; 74,82\% \\" table:formula="of:=&quot;\hline &quot;&amp;[.X24]&amp;&quot; &amp; &quot;&amp;[.Y24]&amp;&quot; &amp; &quot;&amp;[.Z24]&amp;&quot; &amp; &quot;&amp;[.AA24]&amp;&quot; &amp; &quot;&amp;[.AB24]&amp;&quot; &amp; &quot;&amp;[.AC24]&amp;&quot; &amp; &quot;&amp;[.AD24]&amp;&quot; &amp; &quot;&amp;[.AE24]&amp;&quot; &amp; &quot;&amp;[.AF24]&amp;&quot; &amp; &quot;&amp;[.AG24]&amp;&quot; &amp; &quot;&amp;[.AH24]&amp;&quot; &amp; &quot;&amp;[.AI24]&amp;&quot; &amp; &quot;&amp;[.AJ24]&amp;&quot; &amp; &quot;&amp;[.AK24]&amp;&quot; &amp; &quot;&amp;[.AL24]&amp;&quot; &amp; &quot;&amp;[.AM24]&amp;&quot; \\&quot;" table:style-name="ce1">
            <text:p>\hline 74,82\% &amp; 74,75\% &amp; 74,84\% &amp; 73,12\% &amp; 74,2\% &amp; 71,7\% &amp; 74,96\% &amp; 74,75\% &amp; 74,75\% &amp; 74,75\% &amp; 74,6\% &amp; 74,82\% &amp; 74,75\% &amp; 73,88\% &amp; 74,34\% &amp; 74,82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ECG200</text:p>
          </table:table-cell>
          <table:table-cell office:value-type="float" office:value="0.85499999999999998" table:style-name="ce3">
            <text:p>0,855</text:p>
          </table:table-cell>
          <table:table-cell office:value-type="float" office:value="0.85866666666666702" table:style-name="ce4">
            <text:p>0,858666667</text:p>
          </table:table-cell>
          <table:table-cell office:value-type="float" office:value="0.89900000000000002" table:style-name="ce4">
            <text:p>0,899</text:p>
          </table:table-cell>
          <table:table-cell office:value-type="float" office:value="0.89666666666666694" table:style-name="ce4">
            <text:p>0,896666667</text:p>
          </table:table-cell>
          <table:table-cell office:value-type="float" office:value="0.83899999999999997" table:style-name="ce4">
            <text:p>0,839</text:p>
          </table:table-cell>
          <table:table-cell office:value-type="float" office:value="0.88366666666666704" table:style-name="ce4">
            <text:p>0,883666667</text:p>
          </table:table-cell>
          <table:table-cell office:value-type="float" office:value="0.873" table:style-name="ce4">
            <text:p>0,873</text:p>
          </table:table-cell>
          <table:table-cell office:value-type="float" office:value="0.85899999999999999" table:style-name="ce4">
            <text:p>0,859</text:p>
          </table:table-cell>
          <table:table-cell office:value-type="float" office:value="0.87166666666666703" table:style-name="ce4">
            <text:p>0,871666667</text:p>
          </table:table-cell>
          <table:table-cell office:value-type="float" office:value="0.829666666666667" table:style-name="ce4">
            <text:p>0,829666667</text:p>
          </table:table-cell>
          <table:table-cell office:value-type="float" office:value="0.87833333333333397" table:style-name="ce4">
            <text:p>0,878333333</text:p>
          </table:table-cell>
          <table:table-cell office:value-type="float" office:value="0.85099999999999998" table:style-name="ce4">
            <text:p>0,851</text:p>
          </table:table-cell>
          <table:table-cell office:value-type="float" office:value="0.86" table:style-name="ce4">
            <text:p>0,86</text:p>
          </table:table-cell>
          <table:table-cell office:value-type="float" office:value="0.78866666666666696" table:style-name="ce4">
            <text:p>0,788666667</text:p>
          </table:table-cell>
          <table:table-cell office:value-type="float" office:value="0.85000002384185702" table:style-name="ce4">
            <text:p>0,850000024</text:p>
          </table:table-cell>
          <table:table-cell office:value-type="float" office:value="-7.776841569128079E-2" table:formula="of:=IF([.P25]; 1-[.P25]/MIN([.B25:.O25]); &quot;&quot;)" table:style-name="ce1">
            <text:p>-0,077768416</text:p>
          </table:table-cell>
          <table:table-cell office:value-type="float" office:value="5.4504979041315904E-2" table:formula="of:=IF([.P25]; 1-[.P25]/MAX([.B25:.O25]); &quot;&quot;)" table:style-name="ce1">
            <text:p>0,054504979</text:p>
          </table:table-cell>
          <table:table-cell office:value-type="float" office:value="1.1901439209576981E-2" table:formula="of:=IF([.P25]; 1-[.P25]/AVERAGE([.B25:.O25]); &quot;&quot;)" table:style-name="ce1">
            <text:p>0,011901439</text:p>
          </table:table-cell>
          <table:table-cell office:value-type="float" office:value="3" table:formula="of:=IF([.P25]&gt;MAX([.B25:.O25]); 1; IF([.P25]&gt;AVERAGE([.B25:.O25]); 2; IF([.P25]&gt;MIN([.B25:.O25]); 3; IF([.P25]&gt;MAX([.B25:.O25])*0.75; 4; 5))))" table:style-name="ce5">
            <text:p>3</text:p>
          </table:table-cell>
          <table:table-cell table:style-name="ce1"/>
          <table:table-cell office:value-type="float" office:value="0.83999997377395597" table:style-name="ce1">
            <text:p>0,839999974</text:p>
          </table:table-cell>
          <table:table-cell table:style-name="ce1"/>
          <table:table-cell office:value-type="string" office:string-value="85,5\%" table:formula="of:=ROUND([.B25];4)*100 &amp;&quot;\%&quot;" table:style-name="ce1">
            <text:p>85,5\%</text:p>
          </table:table-cell>
          <table:table-cell office:value-type="string" office:string-value="85,87\%" table:formula="of:=ROUND([.C25];4)*100 &amp;&quot;\%&quot;" table:style-name="ce1">
            <text:p>85,87\%</text:p>
          </table:table-cell>
          <table:table-cell office:value-type="string" office:string-value="89,9\%" table:formula="of:=ROUND([.D25];4)*100 &amp;&quot;\%&quot;" table:style-name="ce1">
            <text:p>89,9\%</text:p>
          </table:table-cell>
          <table:table-cell office:value-type="string" office:string-value="89,67\%" table:formula="of:=ROUND([.E25];4)*100 &amp;&quot;\%&quot;" table:style-name="ce1">
            <text:p>89,67\%</text:p>
          </table:table-cell>
          <table:table-cell office:value-type="string" office:string-value="83,9\%" table:formula="of:=ROUND([.F25];4)*100 &amp;&quot;\%&quot;" table:style-name="ce1">
            <text:p>83,9\%</text:p>
          </table:table-cell>
          <table:table-cell office:value-type="string" office:string-value="88,37\%" table:formula="of:=ROUND([.G25];4)*100 &amp;&quot;\%&quot;" table:style-name="ce1">
            <text:p>88,37\%</text:p>
          </table:table-cell>
          <table:table-cell office:value-type="string" office:string-value="87,3\%" table:formula="of:=ROUND([.H25];4)*100 &amp;&quot;\%&quot;" table:style-name="ce1">
            <text:p>87,3\%</text:p>
          </table:table-cell>
          <table:table-cell office:value-type="string" office:string-value="85,9\%" table:formula="of:=ROUND([.I25];4)*100 &amp;&quot;\%&quot;" table:style-name="ce1">
            <text:p>85,9\%</text:p>
          </table:table-cell>
          <table:table-cell office:value-type="string" office:string-value="87,17\%" table:formula="of:=ROUND([.J25];4)*100 &amp;&quot;\%&quot;" table:style-name="ce1">
            <text:p>87,17\%</text:p>
          </table:table-cell>
          <table:table-cell office:value-type="string" office:string-value="82,97\%" table:formula="of:=ROUND([.K25];4)*100 &amp;&quot;\%&quot;" table:style-name="ce1">
            <text:p>82,97\%</text:p>
          </table:table-cell>
          <table:table-cell office:value-type="string" office:string-value="87,83\%" table:formula="of:=ROUND([.L25];4)*100 &amp;&quot;\%&quot;" table:style-name="ce1">
            <text:p>87,83\%</text:p>
          </table:table-cell>
          <table:table-cell office:value-type="string" office:string-value="85,1\%" table:formula="of:=ROUND([.M25];4)*100 &amp;&quot;\%&quot;" table:style-name="ce1">
            <text:p>85,1\%</text:p>
          </table:table-cell>
          <table:table-cell office:value-type="string" office:string-value="86\%" table:formula="of:=ROUND([.N25];4)*100 &amp;&quot;\%&quot;" table:style-name="ce1">
            <text:p>86\%</text:p>
          </table:table-cell>
          <table:table-cell office:value-type="string" office:string-value="78,87\%" table:formula="of:=ROUND([.O25];4)*100 &amp;&quot;\%&quot;" table:style-name="ce1">
            <text:p>78,87\%</text:p>
          </table:table-cell>
          <table:table-cell office:value-type="string" office:string-value="86,02\%" table:formula="of:=ROUND(AVERAGE([.B25:.O25]);4)*100&amp;&quot;\%&quot;" table:style-name="ce1">
            <text:p>86,02\%</text:p>
          </table:table-cell>
          <table:table-cell office:value-type="string" office:string-value="85\%" table:formula="of:=ROUND([.P25];4)*100 &amp;&quot;\%&quot;" table:style-name="ce1">
            <text:p>85\%</text:p>
          </table:table-cell>
          <table:table-cell office:value-type="string" office:string-value="\hline 85,5\% &amp; 85,87\% &amp; 89,9\% &amp; 89,67\% &amp; 83,9\% &amp; 88,37\% &amp; 87,3\% &amp; 85,9\% &amp; 87,17\% &amp; 82,97\% &amp; 87,83\% &amp; 85,1\% &amp; 86\% &amp; 78,87\% &amp; 86,02\% &amp; 85\% \\" table:formula="of:=&quot;\hline &quot;&amp;[.X25]&amp;&quot; &amp; &quot;&amp;[.Y25]&amp;&quot; &amp; &quot;&amp;[.Z25]&amp;&quot; &amp; &quot;&amp;[.AA25]&amp;&quot; &amp; &quot;&amp;[.AB25]&amp;&quot; &amp; &quot;&amp;[.AC25]&amp;&quot; &amp; &quot;&amp;[.AD25]&amp;&quot; &amp; &quot;&amp;[.AE25]&amp;&quot; &amp; &quot;&amp;[.AF25]&amp;&quot; &amp; &quot;&amp;[.AG25]&amp;&quot; &amp; &quot;&amp;[.AH25]&amp;&quot; &amp; &quot;&amp;[.AI25]&amp;&quot; &amp; &quot;&amp;[.AJ25]&amp;&quot; &amp; &quot;&amp;[.AK25]&amp;&quot; &amp; &quot;&amp;[.AL25]&amp;&quot; &amp; &quot;&amp;[.AM25]&amp;&quot; \\&quot;" table:style-name="ce1">
            <text:p>\hline 85,5\% &amp; 85,87\% &amp; 89,9\% &amp; 89,67\% &amp; 83,9\% &amp; 88,37\% &amp; 87,3\% &amp; 85,9\% &amp; 87,17\% &amp; 82,97\% &amp; 87,83\% &amp; 85,1\% &amp; 86\% &amp; 78,87\% &amp; 86,02\% &amp; 85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ECG5000</text:p>
          </table:table-cell>
          <table:table-cell office:value-type="float" office:value="0.948459259259259" table:style-name="ce3">
            <text:p>0,948459259</text:p>
          </table:table-cell>
          <table:table-cell office:value-type="float" office:value="0.94562222222222203" table:style-name="ce4">
            <text:p>0,945622222</text:p>
          </table:table-cell>
          <table:table-cell office:value-type="float" office:value="0.947385185185185" table:style-name="ce4">
            <text:p>0,947385185</text:p>
          </table:table-cell>
          <table:table-cell office:value-type="float" office:value="0.94211851851851802" table:style-name="ce4">
            <text:p>0,942118519</text:p>
          </table:table-cell>
          <table:table-cell office:value-type="float" office:value="0.94177777777777805" table:style-name="ce4">
            <text:p>0,941777778</text:p>
          </table:table-cell>
          <table:table-cell office:value-type="float" office:value="0.93702222222222198" table:style-name="ce4">
            <text:p>0,937022222</text:p>
          </table:table-cell>
          <table:table-cell office:value-type="float" office:value="0.93951111111111096" table:style-name="ce4">
            <text:p>0,939511111</text:p>
          </table:table-cell>
          <table:table-cell office:value-type="float" office:value="0.94588148148148099" table:style-name="ce4">
            <text:p>0,945881481</text:p>
          </table:table-cell>
          <table:table-cell office:value-type="float" office:value="0.94069629629629603" table:style-name="ce4">
            <text:p>0,940696296</text:p>
          </table:table-cell>
          <table:table-cell office:value-type="float" office:value="0.94321481481481495" table:style-name="ce4">
            <text:p>0,943214815</text:p>
          </table:table-cell>
          <table:table-cell office:value-type="float" office:value="0.94005925925925904" table:style-name="ce4">
            <text:p>0,940059259</text:p>
          </table:table-cell>
          <table:table-cell office:value-type="float" office:value="0.93668888888888902" table:style-name="ce4">
            <text:p>0,936688889</text:p>
          </table:table-cell>
          <table:table-cell office:value-type="float" office:value="0.94337777777777798" table:style-name="ce4">
            <text:p>0,943377778</text:p>
          </table:table-cell>
          <table:table-cell office:value-type="float" office:value="0.93623703703703698" table:style-name="ce4">
            <text:p>0,936237037</text:p>
          </table:table-cell>
          <table:table-cell office:value-type="float" office:value="0.941999971866607" table:style-name="ce4">
            <text:p>0,941999972</text:p>
          </table:table-cell>
          <table:table-cell office:value-type="float" office:value="-6.1554228273303924E-3" table:formula="of:=IF([.P26]; 1-[.P26]/MIN([.B26:.O26]); &quot;&quot;)" table:style-name="ce1">
            <text:p>-0,006155423</text:p>
          </table:table-cell>
          <table:table-cell office:value-type="float" office:value="6.8102950438764243E-3" table:formula="of:=IF([.P26]; 1-[.P26]/MAX([.B26:.O26]); &quot;&quot;)" table:style-name="ce1">
            <text:p>0,006810295</text:p>
          </table:table-cell>
          <table:table-cell office:value-type="float" office:value="3.9615949302129749E-6" table:formula="of:=IF([.P26]; 1-[.P26]/AVERAGE([.B26:.O26]); &quot;&quot;)" table:style-name="ce1">
            <text:p>3,96159E-06</text:p>
          </table:table-cell>
          <table:table-cell office:value-type="float" office:value="3" table:formula="of:=IF([.P26]&gt;MAX([.B26:.O26]); 1; IF([.P26]&gt;AVERAGE([.B26:.O26]); 2; IF([.P26]&gt;MIN([.B26:.O26]); 3; IF([.P26]&gt;MAX([.B26:.O26])*0.75; 4; 5))))" table:style-name="ce5">
            <text:p>3</text:p>
          </table:table-cell>
          <table:table-cell table:style-name="ce1"/>
          <table:table-cell office:value-type="float" office:value="0.92911112308502197" table:style-name="ce1">
            <text:p>0,929111123</text:p>
          </table:table-cell>
          <table:table-cell table:style-name="ce1"/>
          <table:table-cell office:value-type="string" office:string-value="94,85\%" table:formula="of:=ROUND([.B26];4)*100 &amp;&quot;\%&quot;" table:style-name="ce1">
            <text:p>94,85\%</text:p>
          </table:table-cell>
          <table:table-cell office:value-type="string" office:string-value="94,56\%" table:formula="of:=ROUND([.C26];4)*100 &amp;&quot;\%&quot;" table:style-name="ce1">
            <text:p>94,56\%</text:p>
          </table:table-cell>
          <table:table-cell office:value-type="string" office:string-value="94,74\%" table:formula="of:=ROUND([.D26];4)*100 &amp;&quot;\%&quot;" table:style-name="ce1">
            <text:p>94,74\%</text:p>
          </table:table-cell>
          <table:table-cell office:value-type="string" office:string-value="94,21\%" table:formula="of:=ROUND([.E26];4)*100 &amp;&quot;\%&quot;" table:style-name="ce1">
            <text:p>94,21\%</text:p>
          </table:table-cell>
          <table:table-cell office:value-type="string" office:string-value="94,18\%" table:formula="of:=ROUND([.F26];4)*100 &amp;&quot;\%&quot;" table:style-name="ce1">
            <text:p>94,18\%</text:p>
          </table:table-cell>
          <table:table-cell office:value-type="string" office:string-value="93,7\%" table:formula="of:=ROUND([.G26];4)*100 &amp;&quot;\%&quot;" table:style-name="ce1">
            <text:p>93,7\%</text:p>
          </table:table-cell>
          <table:table-cell office:value-type="string" office:string-value="93,95\%" table:formula="of:=ROUND([.H26];4)*100 &amp;&quot;\%&quot;" table:style-name="ce1">
            <text:p>93,95\%</text:p>
          </table:table-cell>
          <table:table-cell office:value-type="string" office:string-value="94,59\%" table:formula="of:=ROUND([.I26];4)*100 &amp;&quot;\%&quot;" table:style-name="ce1">
            <text:p>94,59\%</text:p>
          </table:table-cell>
          <table:table-cell office:value-type="string" office:string-value="94,07\%" table:formula="of:=ROUND([.J26];4)*100 &amp;&quot;\%&quot;" table:style-name="ce1">
            <text:p>94,07\%</text:p>
          </table:table-cell>
          <table:table-cell office:value-type="string" office:string-value="94,32\%" table:formula="of:=ROUND([.K26];4)*100 &amp;&quot;\%&quot;" table:style-name="ce1">
            <text:p>94,32\%</text:p>
          </table:table-cell>
          <table:table-cell office:value-type="string" office:string-value="94,01\%" table:formula="of:=ROUND([.L26];4)*100 &amp;&quot;\%&quot;" table:style-name="ce1">
            <text:p>94,01\%</text:p>
          </table:table-cell>
          <table:table-cell office:value-type="string" office:string-value="93,67\%" table:formula="of:=ROUND([.M26];4)*100 &amp;&quot;\%&quot;" table:style-name="ce1">
            <text:p>93,67\%</text:p>
          </table:table-cell>
          <table:table-cell office:value-type="string" office:string-value="94,34\%" table:formula="of:=ROUND([.N26];4)*100 &amp;&quot;\%&quot;" table:style-name="ce1">
            <text:p>94,34\%</text:p>
          </table:table-cell>
          <table:table-cell office:value-type="string" office:string-value="93,62\%" table:formula="of:=ROUND([.O26];4)*100 &amp;&quot;\%&quot;" table:style-name="ce1">
            <text:p>93,62\%</text:p>
          </table:table-cell>
          <table:table-cell office:value-type="string" office:string-value="94,2\%" table:formula="of:=ROUND(AVERAGE([.B26:.O26]);4)*100&amp;&quot;\%&quot;" table:style-name="ce1">
            <text:p>94,2\%</text:p>
          </table:table-cell>
          <table:table-cell office:value-type="string" office:string-value="94,2\%" table:formula="of:=ROUND([.P26];4)*100 &amp;&quot;\%&quot;" table:style-name="ce1">
            <text:p>94,2\%</text:p>
          </table:table-cell>
          <table:table-cell office:value-type="string" office:string-value="\hline 94,85\% &amp; 94,56\% &amp; 94,74\% &amp; 94,21\% &amp; 94,18\% &amp; 93,7\% &amp; 93,95\% &amp; 94,59\% &amp; 94,07\% &amp; 94,32\% &amp; 94,01\% &amp; 93,67\% &amp; 94,34\% &amp; 93,62\% &amp; 94,2\% &amp; 94,2\% \\" table:formula="of:=&quot;\hline &quot;&amp;[.X26]&amp;&quot; &amp; &quot;&amp;[.Y26]&amp;&quot; &amp; &quot;&amp;[.Z26]&amp;&quot; &amp; &quot;&amp;[.AA26]&amp;&quot; &amp; &quot;&amp;[.AB26]&amp;&quot; &amp; &quot;&amp;[.AC26]&amp;&quot; &amp; &quot;&amp;[.AD26]&amp;&quot; &amp; &quot;&amp;[.AE26]&amp;&quot; &amp; &quot;&amp;[.AF26]&amp;&quot; &amp; &quot;&amp;[.AG26]&amp;&quot; &amp; &quot;&amp;[.AH26]&amp;&quot; &amp; &quot;&amp;[.AI26]&amp;&quot; &amp; &quot;&amp;[.AJ26]&amp;&quot; &amp; &quot;&amp;[.AK26]&amp;&quot; &amp; &quot;&amp;[.AL26]&amp;&quot; &amp; &quot;&amp;[.AM26]&amp;&quot; \\&quot;" table:style-name="ce1">
            <text:p>\hline 94,85\% &amp; 94,56\% &amp; 94,74\% &amp; 94,21\% &amp; 94,18\% &amp; 93,7\% &amp; 93,95\% &amp; 94,59\% &amp; 94,07\% &amp; 94,32\% &amp; 94,01\% &amp; 93,67\% &amp; 94,34\% &amp; 93,62\% &amp; 94,2\% &amp; 94,2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ECGFiveDays</text:p>
          </table:table-cell>
          <table:table-cell office:value-type="float" office:value="0.99442508710801403" table:style-name="ce3">
            <text:p>0,994425087</text:p>
          </table:table-cell>
          <table:table-cell office:value-type="float" office:value="0.99376693766937696" table:style-name="ce4">
            <text:p>0,993766938</text:p>
          </table:table-cell>
          <table:table-cell office:value-type="float" office:value="0.99597367402245496" table:style-name="ce4">
            <text:p>0,995973674</text:p>
          </table:table-cell>
          <table:table-cell office:value-type="float" office:value="0.995857530003872" table:style-name="ce4">
            <text:p>0,99585753</text:p>
          </table:table-cell>
          <table:table-cell office:value-type="float" office:value="0.97789392179636103" table:style-name="ce4">
            <text:p>0,977893922</text:p>
          </table:table-cell>
          <table:table-cell office:value-type="float" office:value="0.95102593883081699" table:style-name="ce4">
            <text:p>0,951025939</text:p>
          </table:table-cell>
          <table:table-cell office:value-type="float" office:value="0.88281068524970996" table:style-name="ce4">
            <text:p>0,882810685</text:p>
          </table:table-cell>
          <table:table-cell office:value-type="float" office:value="0.99353464963221105" table:style-name="ce4">
            <text:p>0,99353465</text:p>
          </table:table-cell>
          <table:table-cell office:value-type="float" office:value="0.99221835075493603" table:style-name="ce4">
            <text:p>0,992218351</text:p>
          </table:table-cell>
          <table:table-cell office:value-type="float" office:value="0.98393341076267904" table:style-name="ce4">
            <text:p>0,983933411</text:p>
          </table:table-cell>
          <table:table-cell office:value-type="float" office:value="0.992295780100658" table:style-name="ce4">
            <text:p>0,99229578</text:p>
          </table:table-cell>
          <table:table-cell office:value-type="float" office:value="0.97286101432442895" table:style-name="ce4">
            <text:p>0,972861014</text:p>
          </table:table-cell>
          <table:table-cell office:value-type="float" office:value="0.95195509097948094" table:style-name="ce4">
            <text:p>0,951955091</text:p>
          </table:table-cell>
          <table:table-cell office:value-type="float" office:value="0.81587301587301597" table:style-name="ce4">
            <text:p>0,815873016</text:p>
          </table:table-cell>
          <table:table-cell office:value-type="float" office:value="0.95934957265853804" table:style-name="ce4">
            <text:p>0,959349573</text:p>
          </table:table-cell>
          <table:table-cell office:value-type="float" office:value="-0.17585648010676835" table:formula="of:=IF([.P27]; 1-[.P27]/MIN([.B27:.O27]); &quot;&quot;)" table:style-name="ce1">
            <text:p>-0,17585648</text:p>
          </table:table-cell>
          <table:table-cell office:value-type="float" office:value="3.6772158059160898E-2" table:formula="of:=IF([.P27]; 1-[.P27]/MAX([.B27:.O27]); &quot;&quot;)" table:style-name="ce1">
            <text:p>0,036772158</text:p>
          </table:table-cell>
          <table:table-cell office:value-type="float" office:value="4.7079493552623086E-3" table:formula="of:=IF([.P27]; 1-[.P27]/AVERAGE([.B27:.O27]); &quot;&quot;)" table:style-name="ce1">
            <text:p>0,004707949</text:p>
          </table:table-cell>
          <table:table-cell office:value-type="float" office:value="3" table:formula="of:=IF([.P27]&gt;MAX([.B27:.O27]); 1; IF([.P27]&gt;AVERAGE([.B27:.O27]); 2; IF([.P27]&gt;MIN([.B27:.O27]); 3; IF([.P27]&gt;MAX([.B27:.O27])*0.75; 4; 5))))" table:style-name="ce5">
            <text:p>3</text:p>
          </table:table-cell>
          <table:table-cell table:style-name="ce1"/>
          <table:table-cell office:value-type="float" office:value="0.49709638953208901" table:style-name="ce1">
            <text:p>0,49709639</text:p>
          </table:table-cell>
          <table:table-cell table:style-name="ce1"/>
          <table:table-cell office:value-type="string" office:string-value="99,44\%" table:formula="of:=ROUND([.B27];4)*100 &amp;&quot;\%&quot;" table:style-name="ce1">
            <text:p>99,44\%</text:p>
          </table:table-cell>
          <table:table-cell office:value-type="string" office:string-value="99,38\%" table:formula="of:=ROUND([.C27];4)*100 &amp;&quot;\%&quot;" table:style-name="ce1">
            <text:p>99,38\%</text:p>
          </table:table-cell>
          <table:table-cell office:value-type="string" office:string-value="99,6\%" table:formula="of:=ROUND([.D27];4)*100 &amp;&quot;\%&quot;" table:style-name="ce1">
            <text:p>99,6\%</text:p>
          </table:table-cell>
          <table:table-cell office:value-type="string" office:string-value="99,59\%" table:formula="of:=ROUND([.E27];4)*100 &amp;&quot;\%&quot;" table:style-name="ce1">
            <text:p>99,59\%</text:p>
          </table:table-cell>
          <table:table-cell office:value-type="string" office:string-value="97,79\%" table:formula="of:=ROUND([.F27];4)*100 &amp;&quot;\%&quot;" table:style-name="ce1">
            <text:p>97,79\%</text:p>
          </table:table-cell>
          <table:table-cell office:value-type="string" office:string-value="95,1\%" table:formula="of:=ROUND([.G27];4)*100 &amp;&quot;\%&quot;" table:style-name="ce1">
            <text:p>95,1\%</text:p>
          </table:table-cell>
          <table:table-cell office:value-type="string" office:string-value="88,28\%" table:formula="of:=ROUND([.H27];4)*100 &amp;&quot;\%&quot;" table:style-name="ce1">
            <text:p>88,28\%</text:p>
          </table:table-cell>
          <table:table-cell office:value-type="string" office:string-value="99,35\%" table:formula="of:=ROUND([.I27];4)*100 &amp;&quot;\%&quot;" table:style-name="ce1">
            <text:p>99,35\%</text:p>
          </table:table-cell>
          <table:table-cell office:value-type="string" office:string-value="99,22\%" table:formula="of:=ROUND([.J27];4)*100 &amp;&quot;\%&quot;" table:style-name="ce1">
            <text:p>99,22\%</text:p>
          </table:table-cell>
          <table:table-cell office:value-type="string" office:string-value="98,39\%" table:formula="of:=ROUND([.K27];4)*100 &amp;&quot;\%&quot;" table:style-name="ce1">
            <text:p>98,39\%</text:p>
          </table:table-cell>
          <table:table-cell office:value-type="string" office:string-value="99,23\%" table:formula="of:=ROUND([.L27];4)*100 &amp;&quot;\%&quot;" table:style-name="ce1">
            <text:p>99,23\%</text:p>
          </table:table-cell>
          <table:table-cell office:value-type="string" office:string-value="97,29\%" table:formula="of:=ROUND([.M27];4)*100 &amp;&quot;\%&quot;" table:style-name="ce1">
            <text:p>97,29\%</text:p>
          </table:table-cell>
          <table:table-cell office:value-type="string" office:string-value="95,2\%" table:formula="of:=ROUND([.N27];4)*100 &amp;&quot;\%&quot;" table:style-name="ce1">
            <text:p>95,2\%</text:p>
          </table:table-cell>
          <table:table-cell office:value-type="string" office:string-value="81,59\%" table:formula="of:=ROUND([.O27];4)*100 &amp;&quot;\%&quot;" table:style-name="ce1">
            <text:p>81,59\%</text:p>
          </table:table-cell>
          <table:table-cell office:value-type="string" office:string-value="96,39\%" table:formula="of:=ROUND(AVERAGE([.B27:.O27]);4)*100&amp;&quot;\%&quot;" table:style-name="ce1">
            <text:p>96,39\%</text:p>
          </table:table-cell>
          <table:table-cell office:value-type="string" office:string-value="95,93\%" table:formula="of:=ROUND([.P27];4)*100 &amp;&quot;\%&quot;" table:style-name="ce1">
            <text:p>95,93\%</text:p>
          </table:table-cell>
          <table:table-cell office:value-type="string" office:string-value="\hline 99,44\% &amp; 99,38\% &amp; 99,6\% &amp; 99,59\% &amp; 97,79\% &amp; 95,1\% &amp; 88,28\% &amp; 99,35\% &amp; 99,22\% &amp; 98,39\% &amp; 99,23\% &amp; 97,29\% &amp; 95,2\% &amp; 81,59\% &amp; 96,39\% &amp; 95,93\% \\" table:formula="of:=&quot;\hline &quot;&amp;[.X27]&amp;&quot; &amp; &quot;&amp;[.Y27]&amp;&quot; &amp; &quot;&amp;[.Z27]&amp;&quot; &amp; &quot;&amp;[.AA27]&amp;&quot; &amp; &quot;&amp;[.AB27]&amp;&quot; &amp; &quot;&amp;[.AC27]&amp;&quot; &amp; &quot;&amp;[.AD27]&amp;&quot; &amp; &quot;&amp;[.AE27]&amp;&quot; &amp; &quot;&amp;[.AF27]&amp;&quot; &amp; &quot;&amp;[.AG27]&amp;&quot; &amp; &quot;&amp;[.AH27]&amp;&quot; &amp; &quot;&amp;[.AI27]&amp;&quot; &amp; &quot;&amp;[.AJ27]&amp;&quot; &amp; &quot;&amp;[.AK27]&amp;&quot; &amp; &quot;&amp;[.AL27]&amp;&quot; &amp; &quot;&amp;[.AM27]&amp;&quot; \\&quot;" table:style-name="ce1">
            <text:p>\hline 99,44\% &amp; 99,38\% &amp; 99,6\% &amp; 99,59\% &amp; 97,79\% &amp; 95,1\% &amp; 88,28\% &amp; 99,35\% &amp; 99,22\% &amp; 98,39\% &amp; 99,23\% &amp; 97,29\% &amp; 95,2\% &amp; 81,59\% &amp; 96,39\% &amp; 95,93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ElectricDevices</text:p>
          </table:table-cell>
          <table:table-cell office:value-type="float" office:value="0.86504128301560501" table:style-name="ce3">
            <text:p>0,865041283</text:p>
          </table:table-cell>
          <table:table-cell office:value-type="float" office:value="0.87970864133489002" table:style-name="ce4">
            <text:p>0,879708641</text:p>
          </table:table-cell>
          <table:table-cell office:value-type="float" office:value="0.89315696191587801" table:style-name="ce4">
            <text:p>0,893156962</text:p>
          </table:table-cell>
          <table:table-cell office:value-type="float" office:value="0.89016988717416701" table:style-name="ce4">
            <text:p>0,890169887</text:p>
          </table:table-cell>
          <table:table-cell office:value-type="float" office:value="0.88177495352959001" table:style-name="ce4">
            <text:p>0,881774954</text:p>
          </table:table-cell>
          <table:table-cell office:value-type="float" office:value="0.88838023602645599" table:style-name="ce4">
            <text:p>0,888380236</text:p>
          </table:table-cell>
          <table:table-cell office:value-type="float" office:value="0.842441533739679" table:style-name="ce4">
            <text:p>0,842441534</text:p>
          </table:table-cell>
          <table:table-cell office:value-type="float" office:value="0.871698439458782" table:style-name="ce4">
            <text:p>0,871698439</text:p>
          </table:table-cell>
          <table:table-cell office:value-type="float" office:value="0.80596982665456296" table:style-name="ce4">
            <text:p>0,805969827</text:p>
          </table:table-cell>
          <table:table-cell office:value-type="float" office:value="0.81314572256084405" table:style-name="ce4">
            <text:p>0,813145723</text:p>
          </table:table-cell>
          <table:table-cell office:value-type="float" office:value="0.79738468854018096" table:style-name="ce4">
            <text:p>0,797384689</text:p>
          </table:table-cell>
          <table:table-cell office:value-type="float" office:value="0.82403060562832298" table:style-name="ce4">
            <text:p>0,824030606</text:p>
          </table:table-cell>
          <table:table-cell office:value-type="float" office:value="0.79306185968097498" table:style-name="ce4">
            <text:p>0,79306186</text:p>
          </table:table-cell>
          <table:table-cell office:value-type="float" office:value="0.87214369083127996" table:style-name="ce4">
            <text:p>0,872143691</text:p>
          </table:table-cell>
          <table:table-cell office:value-type="float" office:value="0.67604720592498702" table:style-name="ce4">
            <text:p>0,676047206</text:p>
          </table:table-cell>
          <table:table-cell office:value-type="float" office:value="0.14754795269445875" table:formula="of:=IF([.P28]; 1-[.P28]/MIN([.B28:.O28]); &quot;&quot;)" table:style-name="ce1">
            <text:p>0,147547953</text:p>
          </table:table-cell>
          <table:table-cell office:value-type="float" office:value="0.24308130065422862" table:formula="of:=IF([.P28]; 1-[.P28]/MAX([.B28:.O28]); &quot;&quot;)" table:style-name="ce1">
            <text:p>0,243081301</text:p>
          </table:table-cell>
          <table:table-cell office:value-type="float" office:value="0.20585879731826673" table:formula="of:=IF([.P28]; 1-[.P28]/AVERAGE([.B28:.O28]); &quot;&quot;)" table:style-name="ce1">
            <text:p>0,205858797</text:p>
          </table:table-cell>
          <table:table-cell office:value-type="float" office:value="4" table:formula="of:=IF([.P28]&gt;MAX([.B28:.O28]); 1; IF([.P28]&gt;AVERAGE([.B28:.O28]); 2; IF([.P28]&gt;MIN([.B28:.O28]); 3; IF([.P28]&gt;MAX([.B28:.O28])*0.75; 4; 5))))" table:style-name="ce5">
            <text:p>4</text:p>
          </table:table-cell>
          <table:table-cell table:style-name="ce1"/>
          <table:table-cell office:value-type="float" office:value="0.70626378059387196" table:style-name="ce1">
            <text:p>0,706263781</text:p>
          </table:table-cell>
          <table:table-cell table:style-name="ce1"/>
          <table:table-cell office:value-type="string" office:string-value="86,5\%" table:formula="of:=ROUND([.B28];4)*100 &amp;&quot;\%&quot;" table:style-name="ce1">
            <text:p>86,5\%</text:p>
          </table:table-cell>
          <table:table-cell office:value-type="string" office:string-value="87,97\%" table:formula="of:=ROUND([.C28];4)*100 &amp;&quot;\%&quot;" table:style-name="ce1">
            <text:p>87,97\%</text:p>
          </table:table-cell>
          <table:table-cell office:value-type="string" office:string-value="89,32\%" table:formula="of:=ROUND([.D28];4)*100 &amp;&quot;\%&quot;" table:style-name="ce1">
            <text:p>89,32\%</text:p>
          </table:table-cell>
          <table:table-cell office:value-type="string" office:string-value="89,02\%" table:formula="of:=ROUND([.E28];4)*100 &amp;&quot;\%&quot;" table:style-name="ce1">
            <text:p>89,02\%</text:p>
          </table:table-cell>
          <table:table-cell office:value-type="string" office:string-value="88,18\%" table:formula="of:=ROUND([.F28];4)*100 &amp;&quot;\%&quot;" table:style-name="ce1">
            <text:p>88,18\%</text:p>
          </table:table-cell>
          <table:table-cell office:value-type="string" office:string-value="88,84\%" table:formula="of:=ROUND([.G28];4)*100 &amp;&quot;\%&quot;" table:style-name="ce1">
            <text:p>88,84\%</text:p>
          </table:table-cell>
          <table:table-cell office:value-type="string" office:string-value="84,24\%" table:formula="of:=ROUND([.H28];4)*100 &amp;&quot;\%&quot;" table:style-name="ce1">
            <text:p>84,24\%</text:p>
          </table:table-cell>
          <table:table-cell office:value-type="string" office:string-value="87,17\%" table:formula="of:=ROUND([.I28];4)*100 &amp;&quot;\%&quot;" table:style-name="ce1">
            <text:p>87,17\%</text:p>
          </table:table-cell>
          <table:table-cell office:value-type="string" office:string-value="80,6\%" table:formula="of:=ROUND([.J28];4)*100 &amp;&quot;\%&quot;" table:style-name="ce1">
            <text:p>80,6\%</text:p>
          </table:table-cell>
          <table:table-cell office:value-type="string" office:string-value="81,31\%" table:formula="of:=ROUND([.K28];4)*100 &amp;&quot;\%&quot;" table:style-name="ce1">
            <text:p>81,31\%</text:p>
          </table:table-cell>
          <table:table-cell office:value-type="string" office:string-value="79,74\%" table:formula="of:=ROUND([.L28];4)*100 &amp;&quot;\%&quot;" table:style-name="ce1">
            <text:p>79,74\%</text:p>
          </table:table-cell>
          <table:table-cell office:value-type="string" office:string-value="82,4\%" table:formula="of:=ROUND([.M28];4)*100 &amp;&quot;\%&quot;" table:style-name="ce1">
            <text:p>82,4\%</text:p>
          </table:table-cell>
          <table:table-cell office:value-type="string" office:string-value="79,31\%" table:formula="of:=ROUND([.N28];4)*100 &amp;&quot;\%&quot;" table:style-name="ce1">
            <text:p>79,31\%</text:p>
          </table:table-cell>
          <table:table-cell office:value-type="string" office:string-value="87,21\%" table:formula="of:=ROUND([.O28];4)*100 &amp;&quot;\%&quot;" table:style-name="ce1">
            <text:p>87,21\%</text:p>
          </table:table-cell>
          <table:table-cell office:value-type="string" office:string-value="85,13\%" table:formula="of:=ROUND(AVERAGE([.B28:.O28]);4)*100&amp;&quot;\%&quot;" table:style-name="ce1">
            <text:p>85,13\%</text:p>
          </table:table-cell>
          <table:table-cell office:value-type="string" office:string-value="67,6\%" table:formula="of:=ROUND([.P28];4)*100 &amp;&quot;\%&quot;" table:style-name="ce1">
            <text:p>67,6\%</text:p>
          </table:table-cell>
          <table:table-cell office:value-type="string" office:string-value="\hline 86,5\% &amp; 87,97\% &amp; 89,32\% &amp; 89,02\% &amp; 88,18\% &amp; 88,84\% &amp; 84,24\% &amp; 87,17\% &amp; 80,6\% &amp; 81,31\% &amp; 79,74\% &amp; 82,4\% &amp; 79,31\% &amp; 87,21\% &amp; 85,13\% &amp; 67,6\% \\" table:formula="of:=&quot;\hline &quot;&amp;[.X28]&amp;&quot; &amp; &quot;&amp;[.Y28]&amp;&quot; &amp; &quot;&amp;[.Z28]&amp;&quot; &amp; &quot;&amp;[.AA28]&amp;&quot; &amp; &quot;&amp;[.AB28]&amp;&quot; &amp; &quot;&amp;[.AC28]&amp;&quot; &amp; &quot;&amp;[.AD28]&amp;&quot; &amp; &quot;&amp;[.AE28]&amp;&quot; &amp; &quot;&amp;[.AF28]&amp;&quot; &amp; &quot;&amp;[.AG28]&amp;&quot; &amp; &quot;&amp;[.AH28]&amp;&quot; &amp; &quot;&amp;[.AI28]&amp;&quot; &amp; &quot;&amp;[.AJ28]&amp;&quot; &amp; &quot;&amp;[.AK28]&amp;&quot; &amp; &quot;&amp;[.AL28]&amp;&quot; &amp; &quot;&amp;[.AM28]&amp;&quot; \\&quot;" table:style-name="ce1">
            <text:p>\hline 86,5\% &amp; 87,97\% &amp; 89,32\% &amp; 89,02\% &amp; 88,18\% &amp; 88,84\% &amp; 84,24\% &amp; 87,17\% &amp; 80,6\% &amp; 81,31\% &amp; 79,74\% &amp; 82,4\% &amp; 79,31\% &amp; 87,21\% &amp; 85,13\% &amp; 67,6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EOGHorizontalSignal</text:p>
          </table:table-cell>
          <table:table-cell office:value-type="float" office:value="0.85368324125230199" table:style-name="ce3">
            <text:p>0,853683241</text:p>
          </table:table-cell>
          <table:table-cell office:value-type="float" office:value="0.79567219152854496" table:style-name="ce4">
            <text:p>0,795672192</text:p>
          </table:table-cell>
          <table:table-cell office:value-type="float" office:value="0.813812154696132" table:style-name="ce4">
            <text:p>0,813812155</text:p>
          </table:table-cell>
          <table:table-cell office:value-type="float" office:value="0.88351749539594804" table:style-name="ce4">
            <text:p>0,883517495</text:p>
          </table:table-cell>
          <table:table-cell office:value-type="float" office:value="0.759852670349908" table:style-name="ce4">
            <text:p>0,75985267</text:p>
          </table:table-cell>
          <table:table-cell office:value-type="float" office:value="0.86473296500920804" table:style-name="ce4">
            <text:p>0,864732965</text:p>
          </table:table-cell>
          <table:table-cell office:value-type="float" office:value="0.82440147329650104" table:style-name="ce4">
            <text:p>0,824401473</text:p>
          </table:table-cell>
          <table:table-cell office:value-type="float" office:value="0.74732965009208097" table:style-name="ce4">
            <text:p>0,74732965</text:p>
          </table:table-cell>
          <table:table-cell office:value-type="float" office:value="0.70828729281767999" table:style-name="ce4">
            <text:p>0,708287293</text:p>
          </table:table-cell>
          <table:table-cell office:value-type="float" office:value="0.720441988950276" table:style-name="ce4">
            <text:p>0,720441989</text:p>
          </table:table-cell>
          <table:table-cell office:value-type="float" office:value="0.70672191528545103" table:style-name="ce4">
            <text:p>0,706721915</text:p>
          </table:table-cell>
          <table:table-cell office:value-type="float" office:value="0.62486187845303898" table:style-name="ce4">
            <text:p>0,624861878</text:p>
          </table:table-cell>
          <table:table-cell office:value-type="float" office:value="0.70598526703499098" table:style-name="ce4">
            <text:p>0,705985267</text:p>
          </table:table-cell>
          <table:table-cell office:value-type="float" office:value="0.67302025782688801" table:style-name="ce4">
            <text:p>0,673020258</text:p>
          </table:table-cell>
          <table:table-cell office:value-type="float" office:value="0.54696130752563399" table:style-name="ce4">
            <text:p>0,546961308</text:p>
          </table:table-cell>
          <table:table-cell office:value-type="float" office:value="0.1246684645257321" table:formula="of:=IF([.P29]; 1-[.P29]/MIN([.B29:.O29]); &quot;&quot;)" table:style-name="ce1">
            <text:p>0,124668465</text:p>
          </table:table-cell>
          <table:table-cell office:value-type="float" office:value="0.38092758731335197" table:formula="of:=IF([.P29]; 1-[.P29]/MAX([.B29:.O29]); &quot;&quot;)" table:style-name="ce1">
            <text:p>0,380927587</text:p>
          </table:table-cell>
          <table:table-cell office:value-type="float" office:value="0.28316526854411361" table:formula="of:=IF([.P29]; 1-[.P29]/AVERAGE([.B29:.O29]); &quot;&quot;)" table:style-name="ce1">
            <text:p>0,283165269</text:p>
          </table:table-cell>
          <table:table-cell office:value-type="float" office:value="5" table:formula="of:=IF([.P29]&gt;MAX([.B29:.O29]); 1; IF([.P29]&gt;AVERAGE([.B29:.O29]); 2; IF([.P29]&gt;MIN([.B29:.O29]); 3; IF([.P29]&gt;MAX([.B29:.O29])*0.75; 4; 5))))" table:style-name="ce5">
            <text:p>5</text:p>
          </table:table-cell>
          <table:table-cell table:style-name="ce1"/>
          <table:table-cell office:value-type="float" office:value="0.54696130752563499" table:style-name="ce1">
            <text:p>0,546961308</text:p>
          </table:table-cell>
          <table:table-cell table:style-name="ce1"/>
          <table:table-cell office:value-type="string" office:string-value="85,37\%" table:formula="of:=ROUND([.B29];4)*100 &amp;&quot;\%&quot;" table:style-name="ce1">
            <text:p>85,37\%</text:p>
          </table:table-cell>
          <table:table-cell office:value-type="string" office:string-value="79,57\%" table:formula="of:=ROUND([.C29];4)*100 &amp;&quot;\%&quot;" table:style-name="ce1">
            <text:p>79,57\%</text:p>
          </table:table-cell>
          <table:table-cell office:value-type="string" office:string-value="81,38\%" table:formula="of:=ROUND([.D29];4)*100 &amp;&quot;\%&quot;" table:style-name="ce1">
            <text:p>81,38\%</text:p>
          </table:table-cell>
          <table:table-cell office:value-type="string" office:string-value="88,35\%" table:formula="of:=ROUND([.E29];4)*100 &amp;&quot;\%&quot;" table:style-name="ce1">
            <text:p>88,35\%</text:p>
          </table:table-cell>
          <table:table-cell office:value-type="string" office:string-value="75,99\%" table:formula="of:=ROUND([.F29];4)*100 &amp;&quot;\%&quot;" table:style-name="ce1">
            <text:p>75,99\%</text:p>
          </table:table-cell>
          <table:table-cell office:value-type="string" office:string-value="86,47\%" table:formula="of:=ROUND([.G29];4)*100 &amp;&quot;\%&quot;" table:style-name="ce1">
            <text:p>86,47\%</text:p>
          </table:table-cell>
          <table:table-cell office:value-type="string" office:string-value="82,44\%" table:formula="of:=ROUND([.H29];4)*100 &amp;&quot;\%&quot;" table:style-name="ce1">
            <text:p>82,44\%</text:p>
          </table:table-cell>
          <table:table-cell office:value-type="string" office:string-value="74,73\%" table:formula="of:=ROUND([.I29];4)*100 &amp;&quot;\%&quot;" table:style-name="ce1">
            <text:p>74,73\%</text:p>
          </table:table-cell>
          <table:table-cell office:value-type="string" office:string-value="70,83\%" table:formula="of:=ROUND([.J29];4)*100 &amp;&quot;\%&quot;" table:style-name="ce1">
            <text:p>70,83\%</text:p>
          </table:table-cell>
          <table:table-cell office:value-type="string" office:string-value="72,04\%" table:formula="of:=ROUND([.K29];4)*100 &amp;&quot;\%&quot;" table:style-name="ce1">
            <text:p>72,04\%</text:p>
          </table:table-cell>
          <table:table-cell office:value-type="string" office:string-value="70,67\%" table:formula="of:=ROUND([.L29];4)*100 &amp;&quot;\%&quot;" table:style-name="ce1">
            <text:p>70,67\%</text:p>
          </table:table-cell>
          <table:table-cell office:value-type="string" office:string-value="62,49\%" table:formula="of:=ROUND([.M29];4)*100 &amp;&quot;\%&quot;" table:style-name="ce1">
            <text:p>62,49\%</text:p>
          </table:table-cell>
          <table:table-cell office:value-type="string" office:string-value="70,6\%" table:formula="of:=ROUND([.N29];4)*100 &amp;&quot;\%&quot;" table:style-name="ce1">
            <text:p>70,6\%</text:p>
          </table:table-cell>
          <table:table-cell office:value-type="string" office:string-value="67,3\%" table:formula="of:=ROUND([.O29];4)*100 &amp;&quot;\%&quot;" table:style-name="ce1">
            <text:p>67,3\%</text:p>
          </table:table-cell>
          <table:table-cell office:value-type="string" office:string-value="76,3\%" table:formula="of:=ROUND(AVERAGE([.B29:.O29]);4)*100&amp;&quot;\%&quot;" table:style-name="ce1">
            <text:p>76,3\%</text:p>
          </table:table-cell>
          <table:table-cell office:value-type="string" office:string-value="54,7\%" table:formula="of:=ROUND([.P29];4)*100 &amp;&quot;\%&quot;" table:style-name="ce1">
            <text:p>54,7\%</text:p>
          </table:table-cell>
          <table:table-cell office:value-type="string" office:string-value="\hline 85,37\% &amp; 79,57\% &amp; 81,38\% &amp; 88,35\% &amp; 75,99\% &amp; 86,47\% &amp; 82,44\% &amp; 74,73\% &amp; 70,83\% &amp; 72,04\% &amp; 70,67\% &amp; 62,49\% &amp; 70,6\% &amp; 67,3\% &amp; 76,3\% &amp; 54,7\% \\" table:formula="of:=&quot;\hline &quot;&amp;[.X29]&amp;&quot; &amp; &quot;&amp;[.Y29]&amp;&quot; &amp; &quot;&amp;[.Z29]&amp;&quot; &amp; &quot;&amp;[.AA29]&amp;&quot; &amp; &quot;&amp;[.AB29]&amp;&quot; &amp; &quot;&amp;[.AC29]&amp;&quot; &amp; &quot;&amp;[.AD29]&amp;&quot; &amp; &quot;&amp;[.AE29]&amp;&quot; &amp; &quot;&amp;[.AF29]&amp;&quot; &amp; &quot;&amp;[.AG29]&amp;&quot; &amp; &quot;&amp;[.AH29]&amp;&quot; &amp; &quot;&amp;[.AI29]&amp;&quot; &amp; &quot;&amp;[.AJ29]&amp;&quot; &amp; &quot;&amp;[.AK29]&amp;&quot; &amp; &quot;&amp;[.AL29]&amp;&quot; &amp; &quot;&amp;[.AM29]&amp;&quot; \\&quot;" table:style-name="ce1">
            <text:p>\hline 85,37\% &amp; 79,57\% &amp; 81,38\% &amp; 88,35\% &amp; 75,99\% &amp; 86,47\% &amp; 82,44\% &amp; 74,73\% &amp; 70,83\% &amp; 72,04\% &amp; 70,67\% &amp; 62,49\% &amp; 70,6\% &amp; 67,3\% &amp; 76,3\% &amp; 54,7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EOGVerticalSignal</text:p>
          </table:table-cell>
          <table:table-cell office:value-type="float" office:value="0.80948434622467802" table:style-name="ce3">
            <text:p>0,809484346</text:p>
          </table:table-cell>
          <table:table-cell office:value-type="float" office:value="0.76298342541436504" table:style-name="ce4">
            <text:p>0,762983425</text:p>
          </table:table-cell>
          <table:table-cell office:value-type="float" office:value="0.78112338858195196" table:style-name="ce4">
            <text:p>0,781123389</text:p>
          </table:table-cell>
          <table:table-cell office:value-type="float" office:value="0.814732965009208" table:style-name="ce4">
            <text:p>0,814732965</text:p>
          </table:table-cell>
          <table:table-cell office:value-type="float" office:value="0.71316758747697995" table:style-name="ce4">
            <text:p>0,713167587</text:p>
          </table:table-cell>
          <table:table-cell office:value-type="float" office:value="0.75174953959484403" table:style-name="ce4">
            <text:p>0,75174954</text:p>
          </table:table-cell>
          <table:table-cell office:value-type="float" office:value="0.77762430939226501" table:style-name="ce4">
            <text:p>0,777624309</text:p>
          </table:table-cell>
          <table:table-cell office:value-type="float" office:value="0.69751381215469599" table:style-name="ce4">
            <text:p>0,697513812</text:p>
          </table:table-cell>
          <table:table-cell office:value-type="float" office:value="0.68305709023941097" table:style-name="ce4">
            <text:p>0,68305709</text:p>
          </table:table-cell>
          <table:table-cell office:value-type="float" office:value="0.66869244935543304" table:style-name="ce4">
            <text:p>0,668692449</text:p>
          </table:table-cell>
          <table:table-cell office:value-type="float" office:value="0.66031307550644602" table:style-name="ce4">
            <text:p>0,660313076</text:p>
          </table:table-cell>
          <table:table-cell office:value-type="float" office:value="0.60349907918968704" table:style-name="ce4">
            <text:p>0,603499079</text:p>
          </table:table-cell>
          <table:table-cell office:value-type="float" office:value="0.67255985267035001" table:style-name="ce4">
            <text:p>0,672559853</text:p>
          </table:table-cell>
          <table:table-cell office:value-type="float" office:value="0.614917127071823" table:style-name="ce4">
            <text:p>0,614917127</text:p>
          </table:table-cell>
          <table:table-cell office:value-type="float" office:value="0.47790056467056202" table:style-name="ce4">
            <text:p>0,477900565</text:p>
          </table:table-cell>
          <table:table-cell office:value-type="float" office:value="0.20811716015833037" table:formula="of:=IF([.P30]; 1-[.P30]/MIN([.B30:.O30]); &quot;&quot;)" table:style-name="ce1">
            <text:p>0,20811716</text:p>
          </table:table-cell>
          <table:table-cell office:value-type="float" office:value="0.41342674815525493" table:formula="of:=IF([.P30]; 1-[.P30]/MAX([.B30:.O30]); &quot;&quot;)" table:style-name="ce1">
            <text:p>0,413426748</text:p>
          </table:table-cell>
          <table:table-cell office:value-type="float" office:value="0.33170227500356653" table:formula="of:=IF([.P30]; 1-[.P30]/AVERAGE([.B30:.O30]); &quot;&quot;)" table:style-name="ce1">
            <text:p>0,331702275</text:p>
          </table:table-cell>
          <table:table-cell office:value-type="float" office:value="5" table:formula="of:=IF([.P30]&gt;MAX([.B30:.O30]); 1; IF([.P30]&gt;AVERAGE([.B30:.O30]); 2; IF([.P30]&gt;MIN([.B30:.O30]); 3; IF([.P30]&gt;MAX([.B30:.O30])*0.75; 4; 5))))" table:style-name="ce5">
            <text:p>5</text:p>
          </table:table-cell>
          <table:table-cell table:style-name="ce1"/>
          <table:table-cell office:value-type="float" office:value="0.43370166420936601" table:style-name="ce1">
            <text:p>0,433701664</text:p>
          </table:table-cell>
          <table:table-cell table:style-name="ce1"/>
          <table:table-cell office:value-type="string" office:string-value="80,95\%" table:formula="of:=ROUND([.B30];4)*100 &amp;&quot;\%&quot;" table:style-name="ce1">
            <text:p>80,95\%</text:p>
          </table:table-cell>
          <table:table-cell office:value-type="string" office:string-value="76,3\%" table:formula="of:=ROUND([.C30];4)*100 &amp;&quot;\%&quot;" table:style-name="ce1">
            <text:p>76,3\%</text:p>
          </table:table-cell>
          <table:table-cell office:value-type="string" office:string-value="78,11\%" table:formula="of:=ROUND([.D30];4)*100 &amp;&quot;\%&quot;" table:style-name="ce1">
            <text:p>78,11\%</text:p>
          </table:table-cell>
          <table:table-cell office:value-type="string" office:string-value="81,47\%" table:formula="of:=ROUND([.E30];4)*100 &amp;&quot;\%&quot;" table:style-name="ce1">
            <text:p>81,47\%</text:p>
          </table:table-cell>
          <table:table-cell office:value-type="string" office:string-value="71,32\%" table:formula="of:=ROUND([.F30];4)*100 &amp;&quot;\%&quot;" table:style-name="ce1">
            <text:p>71,32\%</text:p>
          </table:table-cell>
          <table:table-cell office:value-type="string" office:string-value="75,17\%" table:formula="of:=ROUND([.G30];4)*100 &amp;&quot;\%&quot;" table:style-name="ce1">
            <text:p>75,17\%</text:p>
          </table:table-cell>
          <table:table-cell office:value-type="string" office:string-value="77,76\%" table:formula="of:=ROUND([.H30];4)*100 &amp;&quot;\%&quot;" table:style-name="ce1">
            <text:p>77,76\%</text:p>
          </table:table-cell>
          <table:table-cell office:value-type="string" office:string-value="69,75\%" table:formula="of:=ROUND([.I30];4)*100 &amp;&quot;\%&quot;" table:style-name="ce1">
            <text:p>69,75\%</text:p>
          </table:table-cell>
          <table:table-cell office:value-type="string" office:string-value="68,31\%" table:formula="of:=ROUND([.J30];4)*100 &amp;&quot;\%&quot;" table:style-name="ce1">
            <text:p>68,31\%</text:p>
          </table:table-cell>
          <table:table-cell office:value-type="string" office:string-value="66,87\%" table:formula="of:=ROUND([.K30];4)*100 &amp;&quot;\%&quot;" table:style-name="ce1">
            <text:p>66,87\%</text:p>
          </table:table-cell>
          <table:table-cell office:value-type="string" office:string-value="66,03\%" table:formula="of:=ROUND([.L30];4)*100 &amp;&quot;\%&quot;" table:style-name="ce1">
            <text:p>66,03\%</text:p>
          </table:table-cell>
          <table:table-cell office:value-type="string" office:string-value="60,35\%" table:formula="of:=ROUND([.M30];4)*100 &amp;&quot;\%&quot;" table:style-name="ce1">
            <text:p>60,35\%</text:p>
          </table:table-cell>
          <table:table-cell office:value-type="string" office:string-value="67,26\%" table:formula="of:=ROUND([.N30];4)*100 &amp;&quot;\%&quot;" table:style-name="ce1">
            <text:p>67,26\%</text:p>
          </table:table-cell>
          <table:table-cell office:value-type="string" office:string-value="61,49\%" table:formula="of:=ROUND([.O30];4)*100 &amp;&quot;\%&quot;" table:style-name="ce1">
            <text:p>61,49\%</text:p>
          </table:table-cell>
          <table:table-cell office:value-type="string" office:string-value="71,51\%" table:formula="of:=ROUND(AVERAGE([.B30:.O30]);4)*100&amp;&quot;\%&quot;" table:style-name="ce1">
            <text:p>71,51\%</text:p>
          </table:table-cell>
          <table:table-cell office:value-type="string" office:string-value="47,79\%" table:formula="of:=ROUND([.P30];4)*100 &amp;&quot;\%&quot;" table:style-name="ce1">
            <text:p>47,79\%</text:p>
          </table:table-cell>
          <table:table-cell office:value-type="string" office:string-value="\hline 80,95\% &amp; 76,3\% &amp; 78,11\% &amp; 81,47\% &amp; 71,32\% &amp; 75,17\% &amp; 77,76\% &amp; 69,75\% &amp; 68,31\% &amp; 66,87\% &amp; 66,03\% &amp; 60,35\% &amp; 67,26\% &amp; 61,49\% &amp; 71,51\% &amp; 47,79\% \\" table:formula="of:=&quot;\hline &quot;&amp;[.X30]&amp;&quot; &amp; &quot;&amp;[.Y30]&amp;&quot; &amp; &quot;&amp;[.Z30]&amp;&quot; &amp; &quot;&amp;[.AA30]&amp;&quot; &amp; &quot;&amp;[.AB30]&amp;&quot; &amp; &quot;&amp;[.AC30]&amp;&quot; &amp; &quot;&amp;[.AD30]&amp;&quot; &amp; &quot;&amp;[.AE30]&amp;&quot; &amp; &quot;&amp;[.AF30]&amp;&quot; &amp; &quot;&amp;[.AG30]&amp;&quot; &amp; &quot;&amp;[.AH30]&amp;&quot; &amp; &quot;&amp;[.AI30]&amp;&quot; &amp; &quot;&amp;[.AJ30]&amp;&quot; &amp; &quot;&amp;[.AK30]&amp;&quot; &amp; &quot;&amp;[.AL30]&amp;&quot; &amp; &quot;&amp;[.AM30]&amp;&quot; \\&quot;" table:style-name="ce1">
            <text:p>\hline 80,95\% &amp; 76,3\% &amp; 78,11\% &amp; 81,47\% &amp; 71,32\% &amp; 75,17\% &amp; 77,76\% &amp; 69,75\% &amp; 68,31\% &amp; 66,87\% &amp; 66,03\% &amp; 60,35\% &amp; 67,26\% &amp; 61,49\% &amp; 71,51\% &amp; 47,79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EthanolLevel</text:p>
          </table:table-cell>
          <table:table-cell office:value-type="float" office:value="0.60560000000000003" table:style-name="ce3">
            <text:p>0,6056</text:p>
          </table:table-cell>
          <table:table-cell office:value-type="float" office:value="0.84899999999999998" table:style-name="ce4">
            <text:p>0,849</text:p>
          </table:table-cell>
          <table:table-cell office:value-type="float" office:value="0.62526666666666697" table:style-name="ce4">
            <text:p>0,625266667</text:p>
          </table:table-cell>
          <table:table-cell office:value-type="float" office:value="0.87513333333333398" table:style-name="ce4">
            <text:p>0,875133333</text:p>
          </table:table-cell>
          <table:table-cell office:value-type="float" office:value="0.85573333333333301" table:style-name="ce4">
            <text:p>0,855733333</text:p>
          </table:table-cell>
          <table:table-cell office:value-type="float" office:value="0.85253333333333303" table:style-name="ce4">
            <text:p>0,852533333</text:p>
          </table:table-cell>
          <table:table-cell office:value-type="float" office:value="0.324066666666667" table:style-name="ce4">
            <text:p>0,324066667</text:p>
          </table:table-cell>
          <table:table-cell office:value-type="float" office:value="0.70506666666666695" table:style-name="ce4">
            <text:p>0,705066667</text:p>
          </table:table-cell>
          <table:table-cell office:value-type="float" office:value="0.50560000000000005" table:style-name="ce4">
            <text:p>0,5056</text:p>
          </table:table-cell>
          <table:table-cell office:value-type="float" office:value="0.49073333333333302" table:style-name="ce4">
            <text:p>0,490733333</text:p>
          </table:table-cell>
          <table:table-cell office:value-type="float" office:value="0.50873333333333304" table:style-name="ce4">
            <text:p>0,508733333</text:p>
          </table:table-cell>
          <table:table-cell office:value-type="float" office:value="0.66106666666666702" table:style-name="ce4">
            <text:p>0,661066667</text:p>
          </table:table-cell>
          <table:table-cell office:value-type="float" office:value="0.66926666666666701" table:style-name="ce4">
            <text:p>0,669266667</text:p>
          </table:table-cell>
          <table:table-cell office:value-type="float" office:value="0.39739999999999998" table:style-name="ce4">
            <text:p>0,3974</text:p>
          </table:table-cell>
          <table:table-cell office:value-type="float" office:value="0.25200000405311501" table:style-name="ce4">
            <text:p>0,252000004</text:p>
          </table:table-cell>
          <table:table-cell office:value-type="float" office:value="0.22238221337240871" table:formula="of:=IF([.P31]; 1-[.P31]/MIN([.B31:.O31]); &quot;&quot;)" table:style-name="ce1">
            <text:p>0,222382213</text:p>
          </table:table-cell>
          <table:table-cell office:value-type="float" office:value="0.71204387439653216" table:formula="of:=IF([.P31]; 1-[.P31]/MAX([.B31:.O31]); &quot;&quot;)" table:style-name="ce1">
            <text:p>0,712043874</text:p>
          </table:table-cell>
          <table:table-cell office:value-type="float" office:value="0.60471473392824704" table:formula="of:=IF([.P31]; 1-[.P31]/AVERAGE([.B31:.O31]); &quot;&quot;)" table:style-name="ce1">
            <text:p>0,604714734</text:p>
          </table:table-cell>
          <table:table-cell office:value-type="float" office:value="5" table:formula="of:=IF([.P31]&gt;MAX([.B31:.O31]); 1; IF([.P31]&gt;AVERAGE([.B31:.O31]); 2; IF([.P31]&gt;MIN([.B31:.O31]); 3; IF([.P31]&gt;MAX([.B31:.O31])*0.75; 4; 5))))" table:style-name="ce5">
            <text:p>5</text:p>
          </table:table-cell>
          <table:table-cell table:style-name="ce1"/>
          <table:table-cell office:value-type="float" office:value="0.25200000405311601" table:style-name="ce1">
            <text:p>0,252000004</text:p>
          </table:table-cell>
          <table:table-cell table:style-name="ce1"/>
          <table:table-cell office:value-type="string" office:string-value="60,56\%" table:formula="of:=ROUND([.B31];4)*100 &amp;&quot;\%&quot;" table:style-name="ce1">
            <text:p>60,56\%</text:p>
          </table:table-cell>
          <table:table-cell office:value-type="string" office:string-value="84,9\%" table:formula="of:=ROUND([.C31];4)*100 &amp;&quot;\%&quot;" table:style-name="ce1">
            <text:p>84,9\%</text:p>
          </table:table-cell>
          <table:table-cell office:value-type="string" office:string-value="62,53\%" table:formula="of:=ROUND([.D31];4)*100 &amp;&quot;\%&quot;" table:style-name="ce1">
            <text:p>62,53\%</text:p>
          </table:table-cell>
          <table:table-cell office:value-type="string" office:string-value="87,51\%" table:formula="of:=ROUND([.E31];4)*100 &amp;&quot;\%&quot;" table:style-name="ce1">
            <text:p>87,51\%</text:p>
          </table:table-cell>
          <table:table-cell office:value-type="string" office:string-value="85,57\%" table:formula="of:=ROUND([.F31];4)*100 &amp;&quot;\%&quot;" table:style-name="ce1">
            <text:p>85,57\%</text:p>
          </table:table-cell>
          <table:table-cell office:value-type="string" office:string-value="85,25\%" table:formula="of:=ROUND([.G31];4)*100 &amp;&quot;\%&quot;" table:style-name="ce1">
            <text:p>85,25\%</text:p>
          </table:table-cell>
          <table:table-cell office:value-type="string" office:string-value="32,41\%" table:formula="of:=ROUND([.H31];4)*100 &amp;&quot;\%&quot;" table:style-name="ce1">
            <text:p>32,41\%</text:p>
          </table:table-cell>
          <table:table-cell office:value-type="string" office:string-value="70,51\%" table:formula="of:=ROUND([.I31];4)*100 &amp;&quot;\%&quot;" table:style-name="ce1">
            <text:p>70,51\%</text:p>
          </table:table-cell>
          <table:table-cell office:value-type="string" office:string-value="50,56\%" table:formula="of:=ROUND([.J31];4)*100 &amp;&quot;\%&quot;" table:style-name="ce1">
            <text:p>50,56\%</text:p>
          </table:table-cell>
          <table:table-cell office:value-type="string" office:string-value="49,07\%" table:formula="of:=ROUND([.K31];4)*100 &amp;&quot;\%&quot;" table:style-name="ce1">
            <text:p>49,07\%</text:p>
          </table:table-cell>
          <table:table-cell office:value-type="string" office:string-value="50,87\%" table:formula="of:=ROUND([.L31];4)*100 &amp;&quot;\%&quot;" table:style-name="ce1">
            <text:p>50,87\%</text:p>
          </table:table-cell>
          <table:table-cell office:value-type="string" office:string-value="66,11\%" table:formula="of:=ROUND([.M31];4)*100 &amp;&quot;\%&quot;" table:style-name="ce1">
            <text:p>66,11\%</text:p>
          </table:table-cell>
          <table:table-cell office:value-type="string" office:string-value="66,93\%" table:formula="of:=ROUND([.N31];4)*100 &amp;&quot;\%&quot;" table:style-name="ce1">
            <text:p>66,93\%</text:p>
          </table:table-cell>
          <table:table-cell office:value-type="string" office:string-value="39,74\%" table:formula="of:=ROUND([.O31];4)*100 &amp;&quot;\%&quot;" table:style-name="ce1">
            <text:p>39,74\%</text:p>
          </table:table-cell>
          <table:table-cell office:value-type="string" office:string-value="63,75\%" table:formula="of:=ROUND(AVERAGE([.B31:.O31]);4)*100&amp;&quot;\%&quot;" table:style-name="ce1">
            <text:p>63,75\%</text:p>
          </table:table-cell>
          <table:table-cell office:value-type="string" office:string-value="25,2\%" table:formula="of:=ROUND([.P31];4)*100 &amp;&quot;\%&quot;" table:style-name="ce1">
            <text:p>25,2\%</text:p>
          </table:table-cell>
          <table:table-cell office:value-type="string" office:string-value="\hline 60,56\% &amp; 84,9\% &amp; 62,53\% &amp; 87,51\% &amp; 85,57\% &amp; 85,25\% &amp; 32,41\% &amp; 70,51\% &amp; 50,56\% &amp; 49,07\% &amp; 50,87\% &amp; 66,11\% &amp; 66,93\% &amp; 39,74\% &amp; 63,75\% &amp; 25,2\% \\" table:formula="of:=&quot;\hline &quot;&amp;[.X31]&amp;&quot; &amp; &quot;&amp;[.Y31]&amp;&quot; &amp; &quot;&amp;[.Z31]&amp;&quot; &amp; &quot;&amp;[.AA31]&amp;&quot; &amp; &quot;&amp;[.AB31]&amp;&quot; &amp; &quot;&amp;[.AC31]&amp;&quot; &amp; &quot;&amp;[.AD31]&amp;&quot; &amp; &quot;&amp;[.AE31]&amp;&quot; &amp; &quot;&amp;[.AF31]&amp;&quot; &amp; &quot;&amp;[.AG31]&amp;&quot; &amp; &quot;&amp;[.AH31]&amp;&quot; &amp; &quot;&amp;[.AI31]&amp;&quot; &amp; &quot;&amp;[.AJ31]&amp;&quot; &amp; &quot;&amp;[.AK31]&amp;&quot; &amp; &quot;&amp;[.AL31]&amp;&quot; &amp; &quot;&amp;[.AM31]&amp;&quot; \\&quot;" table:style-name="ce1">
            <text:p>\hline 60,56\% &amp; 84,9\% &amp; 62,53\% &amp; 87,51\% &amp; 85,57\% &amp; 85,25\% &amp; 32,41\% &amp; 70,51\% &amp; 50,56\% &amp; 49,07\% &amp; 50,87\% &amp; 66,11\% &amp; 66,93\% &amp; 39,74\% &amp; 63,75\% &amp; 25,2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FaceAll</text:p>
          </table:table-cell>
          <table:table-cell office:value-type="float" office:value="0.98272189349112404" table:style-name="ce3">
            <text:p>0,982721893</text:p>
          </table:table-cell>
          <table:table-cell office:value-type="float" office:value="0.97972386587771199" table:style-name="ce4">
            <text:p>0,979723866</text:p>
          </table:table-cell>
          <table:table-cell office:value-type="float" office:value="0.98800788954635099" table:style-name="ce4">
            <text:p>0,98800789</text:p>
          </table:table-cell>
          <table:table-cell office:value-type="float" office:value="0.98319526627218901" table:style-name="ce4">
            <text:p>0,983195266</text:p>
          </table:table-cell>
          <table:table-cell office:value-type="float" office:value="0.95368836291913195" table:style-name="ce4">
            <text:p>0,953688363</text:p>
          </table:table-cell>
          <table:table-cell office:value-type="float" office:value="0.98185404339250504" table:style-name="ce4">
            <text:p>0,981854043</text:p>
          </table:table-cell>
          <table:table-cell office:value-type="float" office:value="0.97706114398422095" table:style-name="ce4">
            <text:p>0,977061144</text:p>
          </table:table-cell>
          <table:table-cell office:value-type="float" office:value="0.97311637080867897" table:style-name="ce4">
            <text:p>0,973116371</text:p>
          </table:table-cell>
          <table:table-cell office:value-type="float" office:value="0.97506903353057195" table:style-name="ce4">
            <text:p>0,975069034</text:p>
          </table:table-cell>
          <table:table-cell office:value-type="float" office:value="0.96903353057199204" table:style-name="ce4">
            <text:p>0,969033531</text:p>
          </table:table-cell>
          <table:table-cell office:value-type="float" office:value="0.97009861932938801" table:style-name="ce4">
            <text:p>0,970098619</text:p>
          </table:table-cell>
          <table:table-cell office:value-type="float" office:value="0.96485207100591697" table:style-name="ce4">
            <text:p>0,964852071</text:p>
          </table:table-cell>
          <table:table-cell office:value-type="float" office:value="0.94996055226824505" table:style-name="ce4">
            <text:p>0,949960552</text:p>
          </table:table-cell>
          <table:table-cell office:value-type="float" office:value="0.81084812623274205" table:style-name="ce4">
            <text:p>0,810848126</text:p>
          </table:table-cell>
          <table:table-cell office:value-type="float" office:value="0.742603540420532" table:style-name="ce4">
            <text:p>0,74260354</text:p>
          </table:table-cell>
          <table:table-cell office:value-type="float" office:value="8.416444905568099E-2" table:formula="of:=IF([.P32]; 1-[.P32]/MIN([.B32:.O32]); &quot;&quot;)" table:style-name="ce1">
            <text:p>0,084164449</text:p>
          </table:table-cell>
          <table:table-cell office:value-type="float" office:value="0.24838298532059055" table:formula="of:=IF([.P32]; 1-[.P32]/MAX([.B32:.O32]); &quot;&quot;)" table:style-name="ce1">
            <text:p>0,248382985</text:p>
          </table:table-cell>
          <table:table-cell office:value-type="float" office:value="0.227559899659731" table:formula="of:=IF([.P32]; 1-[.P32]/AVERAGE([.B32:.O32]); &quot;&quot;)" table:style-name="ce1">
            <text:p>0,2275599</text:p>
          </table:table-cell>
          <table:table-cell office:value-type="float" office:value="4" table:formula="of:=IF([.P32]&gt;MAX([.B32:.O32]); 1; IF([.P32]&gt;AVERAGE([.B32:.O32]); 2; IF([.P32]&gt;MIN([.B32:.O32]); 3; IF([.P32]&gt;MAX([.B32:.O32])*0.75; 4; 5))))" table:style-name="ce5">
            <text:p>4</text:p>
          </table:table-cell>
          <table:table-cell table:style-name="ce1"/>
          <table:table-cell office:value-type="float" office:value="0.74497044086456299" table:style-name="ce1">
            <text:p>0,744970441</text:p>
          </table:table-cell>
          <table:table-cell table:style-name="ce1"/>
          <table:table-cell office:value-type="string" office:string-value="98,27\%" table:formula="of:=ROUND([.B32];4)*100 &amp;&quot;\%&quot;" table:style-name="ce1">
            <text:p>98,27\%</text:p>
          </table:table-cell>
          <table:table-cell office:value-type="string" office:string-value="97,97\%" table:formula="of:=ROUND([.C32];4)*100 &amp;&quot;\%&quot;" table:style-name="ce1">
            <text:p>97,97\%</text:p>
          </table:table-cell>
          <table:table-cell office:value-type="string" office:string-value="98,8\%" table:formula="of:=ROUND([.D32];4)*100 &amp;&quot;\%&quot;" table:style-name="ce1">
            <text:p>98,8\%</text:p>
          </table:table-cell>
          <table:table-cell office:value-type="string" office:string-value="98,32\%" table:formula="of:=ROUND([.E32];4)*100 &amp;&quot;\%&quot;" table:style-name="ce1">
            <text:p>98,32\%</text:p>
          </table:table-cell>
          <table:table-cell office:value-type="string" office:string-value="95,37\%" table:formula="of:=ROUND([.F32];4)*100 &amp;&quot;\%&quot;" table:style-name="ce1">
            <text:p>95,37\%</text:p>
          </table:table-cell>
          <table:table-cell office:value-type="string" office:string-value="98,19\%" table:formula="of:=ROUND([.G32];4)*100 &amp;&quot;\%&quot;" table:style-name="ce1">
            <text:p>98,19\%</text:p>
          </table:table-cell>
          <table:table-cell office:value-type="string" office:string-value="97,71\%" table:formula="of:=ROUND([.H32];4)*100 &amp;&quot;\%&quot;" table:style-name="ce1">
            <text:p>97,71\%</text:p>
          </table:table-cell>
          <table:table-cell office:value-type="string" office:string-value="97,31\%" table:formula="of:=ROUND([.I32];4)*100 &amp;&quot;\%&quot;" table:style-name="ce1">
            <text:p>97,31\%</text:p>
          </table:table-cell>
          <table:table-cell office:value-type="string" office:string-value="97,51\%" table:formula="of:=ROUND([.J32];4)*100 &amp;&quot;\%&quot;" table:style-name="ce1">
            <text:p>97,51\%</text:p>
          </table:table-cell>
          <table:table-cell office:value-type="string" office:string-value="96,9\%" table:formula="of:=ROUND([.K32];4)*100 &amp;&quot;\%&quot;" table:style-name="ce1">
            <text:p>96,9\%</text:p>
          </table:table-cell>
          <table:table-cell office:value-type="string" office:string-value="97,01\%" table:formula="of:=ROUND([.L32];4)*100 &amp;&quot;\%&quot;" table:style-name="ce1">
            <text:p>97,01\%</text:p>
          </table:table-cell>
          <table:table-cell office:value-type="string" office:string-value="96,49\%" table:formula="of:=ROUND([.M32];4)*100 &amp;&quot;\%&quot;" table:style-name="ce1">
            <text:p>96,49\%</text:p>
          </table:table-cell>
          <table:table-cell office:value-type="string" office:string-value="95\%" table:formula="of:=ROUND([.N32];4)*100 &amp;&quot;\%&quot;" table:style-name="ce1">
            <text:p>95\%</text:p>
          </table:table-cell>
          <table:table-cell office:value-type="string" office:string-value="81,08\%" table:formula="of:=ROUND([.O32];4)*100 &amp;&quot;\%&quot;" table:style-name="ce1">
            <text:p>81,08\%</text:p>
          </table:table-cell>
          <table:table-cell office:value-type="string" office:string-value="96,14\%" table:formula="of:=ROUND(AVERAGE([.B32:.O32]);4)*100&amp;&quot;\%&quot;" table:style-name="ce1">
            <text:p>96,14\%</text:p>
          </table:table-cell>
          <table:table-cell office:value-type="string" office:string-value="74,26\%" table:formula="of:=ROUND([.P32];4)*100 &amp;&quot;\%&quot;" table:style-name="ce1">
            <text:p>74,26\%</text:p>
          </table:table-cell>
          <table:table-cell office:value-type="string" office:string-value="\hline 98,27\% &amp; 97,97\% &amp; 98,8\% &amp; 98,32\% &amp; 95,37\% &amp; 98,19\% &amp; 97,71\% &amp; 97,31\% &amp; 97,51\% &amp; 96,9\% &amp; 97,01\% &amp; 96,49\% &amp; 95\% &amp; 81,08\% &amp; 96,14\% &amp; 74,26\% \\" table:formula="of:=&quot;\hline &quot;&amp;[.X32]&amp;&quot; &amp; &quot;&amp;[.Y32]&amp;&quot; &amp; &quot;&amp;[.Z32]&amp;&quot; &amp; &quot;&amp;[.AA32]&amp;&quot; &amp; &quot;&amp;[.AB32]&amp;&quot; &amp; &quot;&amp;[.AC32]&amp;&quot; &amp; &quot;&amp;[.AD32]&amp;&quot; &amp; &quot;&amp;[.AE32]&amp;&quot; &amp; &quot;&amp;[.AF32]&amp;&quot; &amp; &quot;&amp;[.AG32]&amp;&quot; &amp; &quot;&amp;[.AH32]&amp;&quot; &amp; &quot;&amp;[.AI32]&amp;&quot; &amp; &quot;&amp;[.AJ32]&amp;&quot; &amp; &quot;&amp;[.AK32]&amp;&quot; &amp; &quot;&amp;[.AL32]&amp;&quot; &amp; &quot;&amp;[.AM32]&amp;&quot; \\&quot;" table:style-name="ce1">
            <text:p>\hline 98,27\% &amp; 97,97\% &amp; 98,8\% &amp; 98,32\% &amp; 95,37\% &amp; 98,19\% &amp; 97,71\% &amp; 97,31\% &amp; 97,51\% &amp; 96,9\% &amp; 97,01\% &amp; 96,49\% &amp; 95\% &amp; 81,08\% &amp; 96,14\% &amp; 74,26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FaceFour</text:p>
          </table:table-cell>
          <table:table-cell office:value-type="float" office:value="0.99962121212121202" table:style-name="ce3">
            <text:p>0,999621212</text:p>
          </table:table-cell>
          <table:table-cell office:value-type="float" office:value="0.97310606060605997" table:style-name="ce4">
            <text:p>0,973106061</text:p>
          </table:table-cell>
          <table:table-cell office:value-type="float" office:value="0.93143939393939401" table:style-name="ce4">
            <text:p>0,931439394</text:p>
          </table:table-cell>
          <table:table-cell office:value-type="float" office:value="0.93863636363636405" table:style-name="ce4">
            <text:p>0,938636364</text:p>
          </table:table-cell>
          <table:table-cell office:value-type="float" office:value="0.65643939393939399" table:style-name="ce4">
            <text:p>0,656439394</text:p>
          </table:table-cell>
          <table:table-cell office:value-type="float" office:value="0.92500000000000004" table:style-name="ce4">
            <text:p>0,925</text:p>
          </table:table-cell>
          <table:table-cell office:value-type="float" office:value="0.94545454545454599" table:style-name="ce4">
            <text:p>0,945454545</text:p>
          </table:table-cell>
          <table:table-cell office:value-type="float" office:value="0.98106060606060597" table:style-name="ce4">
            <text:p>0,981060606</text:p>
          </table:table-cell>
          <table:table-cell office:value-type="float" office:value="0.98181818181818203" table:style-name="ce4">
            <text:p>0,981818182</text:p>
          </table:table-cell>
          <table:table-cell office:value-type="float" office:value="0.99696969696969695" table:style-name="ce4">
            <text:p>0,996969697</text:p>
          </table:table-cell>
          <table:table-cell office:value-type="float" office:value="0.99545454545454504" table:style-name="ce4">
            <text:p>0,995454545</text:p>
          </table:table-cell>
          <table:table-cell office:value-type="float" office:value="0.876893939393939" table:style-name="ce4">
            <text:p>0,876893939</text:p>
          </table:table-cell>
          <table:table-cell office:value-type="float" office:value="0.90681818181818197" table:style-name="ce4">
            <text:p>0,906818182</text:p>
          </table:table-cell>
          <table:table-cell office:value-type="float" office:value="0.67954545454545501" table:style-name="ce4">
            <text:p>0,679545455</text:p>
          </table:table-cell>
          <table:table-cell office:value-type="float" office:value="0.943181812763214" table:style-name="ce4">
            <text:p>0,943181813</text:p>
          </table:table-cell>
          <table:table-cell office:value-type="float" office:value="-0.43681476381701367" table:formula="of:=IF([.P33]; 1-[.P33]/MIN([.B33:.O33]); &quot;&quot;)" table:style-name="ce1">
            <text:p>-0,436814764</text:p>
          </table:table-cell>
          <table:table-cell office:value-type="float" office:value="5.6460786019368991E-2" table:formula="of:=IF([.P33]; 1-[.P33]/MAX([.B33:.O33]); &quot;&quot;)" table:style-name="ce1">
            <text:p>0,056460786</text:p>
          </table:table-cell>
          <table:table-cell office:value-type="float" office:value="-3.2552347375030211E-2" table:formula="of:=IF([.P33]; 1-[.P33]/AVERAGE([.B33:.O33]); &quot;&quot;)" table:style-name="ce1">
            <text:p>-0,032552347</text:p>
          </table:table-cell>
          <table:table-cell office:value-type="float" office:value="2" table:formula="of:=IF([.P33]&gt;MAX([.B33:.O33]); 1; IF([.P33]&gt;AVERAGE([.B33:.O33]); 2; IF([.P33]&gt;MIN([.B33:.O33]); 3; IF([.P33]&gt;MAX([.B33:.O33])*0.75; 4; 5))))" table:style-name="ce5">
            <text:p>2</text:p>
          </table:table-cell>
          <table:table-cell table:style-name="ce1"/>
          <table:table-cell office:value-type="float" office:value="0.420454531908035" table:style-name="ce1">
            <text:p>0,420454532</text:p>
          </table:table-cell>
          <table:table-cell table:style-name="ce1"/>
          <table:table-cell office:value-type="string" office:string-value="99,96\%" table:formula="of:=ROUND([.B33];4)*100 &amp;&quot;\%&quot;" table:style-name="ce1">
            <text:p>99,96\%</text:p>
          </table:table-cell>
          <table:table-cell office:value-type="string" office:string-value="97,31\%" table:formula="of:=ROUND([.C33];4)*100 &amp;&quot;\%&quot;" table:style-name="ce1">
            <text:p>97,31\%</text:p>
          </table:table-cell>
          <table:table-cell office:value-type="string" office:string-value="93,14\%" table:formula="of:=ROUND([.D33];4)*100 &amp;&quot;\%&quot;" table:style-name="ce1">
            <text:p>93,14\%</text:p>
          </table:table-cell>
          <table:table-cell office:value-type="string" office:string-value="93,86\%" table:formula="of:=ROUND([.E33];4)*100 &amp;&quot;\%&quot;" table:style-name="ce1">
            <text:p>93,86\%</text:p>
          </table:table-cell>
          <table:table-cell office:value-type="string" office:string-value="65,64\%" table:formula="of:=ROUND([.F33];4)*100 &amp;&quot;\%&quot;" table:style-name="ce1">
            <text:p>65,64\%</text:p>
          </table:table-cell>
          <table:table-cell office:value-type="string" office:string-value="92,5\%" table:formula="of:=ROUND([.G33];4)*100 &amp;&quot;\%&quot;" table:style-name="ce1">
            <text:p>92,5\%</text:p>
          </table:table-cell>
          <table:table-cell office:value-type="string" office:string-value="94,55\%" table:formula="of:=ROUND([.H33];4)*100 &amp;&quot;\%&quot;" table:style-name="ce1">
            <text:p>94,55\%</text:p>
          </table:table-cell>
          <table:table-cell office:value-type="string" office:string-value="98,11\%" table:formula="of:=ROUND([.I33];4)*100 &amp;&quot;\%&quot;" table:style-name="ce1">
            <text:p>98,11\%</text:p>
          </table:table-cell>
          <table:table-cell office:value-type="string" office:string-value="98,18\%" table:formula="of:=ROUND([.J33];4)*100 &amp;&quot;\%&quot;" table:style-name="ce1">
            <text:p>98,18\%</text:p>
          </table:table-cell>
          <table:table-cell office:value-type="string" office:string-value="99,7\%" table:formula="of:=ROUND([.K33];4)*100 &amp;&quot;\%&quot;" table:style-name="ce1">
            <text:p>99,7\%</text:p>
          </table:table-cell>
          <table:table-cell office:value-type="string" office:string-value="99,55\%" table:formula="of:=ROUND([.L33];4)*100 &amp;&quot;\%&quot;" table:style-name="ce1">
            <text:p>99,55\%</text:p>
          </table:table-cell>
          <table:table-cell office:value-type="string" office:string-value="87,69\%" table:formula="of:=ROUND([.M33];4)*100 &amp;&quot;\%&quot;" table:style-name="ce1">
            <text:p>87,69\%</text:p>
          </table:table-cell>
          <table:table-cell office:value-type="string" office:string-value="90,68\%" table:formula="of:=ROUND([.N33];4)*100 &amp;&quot;\%&quot;" table:style-name="ce1">
            <text:p>90,68\%</text:p>
          </table:table-cell>
          <table:table-cell office:value-type="string" office:string-value="67,95\%" table:formula="of:=ROUND([.O33];4)*100 &amp;&quot;\%&quot;" table:style-name="ce1">
            <text:p>67,95\%</text:p>
          </table:table-cell>
          <table:table-cell office:value-type="string" office:string-value="91,34\%" table:formula="of:=ROUND(AVERAGE([.B33:.O33]);4)*100&amp;&quot;\%&quot;" table:style-name="ce1">
            <text:p>91,34\%</text:p>
          </table:table-cell>
          <table:table-cell office:value-type="string" office:string-value="94,32\%" table:formula="of:=ROUND([.P33];4)*100 &amp;&quot;\%&quot;" table:style-name="ce1">
            <text:p>94,32\%</text:p>
          </table:table-cell>
          <table:table-cell office:value-type="string" office:string-value="\hline 99,96\% &amp; 97,31\% &amp; 93,14\% &amp; 93,86\% &amp; 65,64\% &amp; 92,5\% &amp; 94,55\% &amp; 98,11\% &amp; 98,18\% &amp; 99,7\% &amp; 99,55\% &amp; 87,69\% &amp; 90,68\% &amp; 67,95\% &amp; 91,34\% &amp; 94,32\% \\" table:formula="of:=&quot;\hline &quot;&amp;[.X33]&amp;&quot; &amp; &quot;&amp;[.Y33]&amp;&quot; &amp; &quot;&amp;[.Z33]&amp;&quot; &amp; &quot;&amp;[.AA33]&amp;&quot; &amp; &quot;&amp;[.AB33]&amp;&quot; &amp; &quot;&amp;[.AC33]&amp;&quot; &amp; &quot;&amp;[.AD33]&amp;&quot; &amp; &quot;&amp;[.AE33]&amp;&quot; &amp; &quot;&amp;[.AF33]&amp;&quot; &amp; &quot;&amp;[.AG33]&amp;&quot; &amp; &quot;&amp;[.AH33]&amp;&quot; &amp; &quot;&amp;[.AI33]&amp;&quot; &amp; &quot;&amp;[.AJ33]&amp;&quot; &amp; &quot;&amp;[.AK33]&amp;&quot; &amp; &quot;&amp;[.AL33]&amp;&quot; &amp; &quot;&amp;[.AM33]&amp;&quot; \\&quot;" table:style-name="ce1">
            <text:p>\hline 99,96\% &amp; 97,31\% &amp; 93,14\% &amp; 93,86\% &amp; 65,64\% &amp; 92,5\% &amp; 94,55\% &amp; 98,11\% &amp; 98,18\% &amp; 99,7\% &amp; 99,55\% &amp; 87,69\% &amp; 90,68\% &amp; 67,95\% &amp; 91,34\% &amp; 94,32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FacesUCR</text:p>
          </table:table-cell>
          <table:table-cell office:value-type="float" office:value="0.97292682926829299" table:style-name="ce3">
            <text:p>0,972926829</text:p>
          </table:table-cell>
          <table:table-cell office:value-type="float" office:value="0.96134959349593496" table:style-name="ce4">
            <text:p>0,961349593</text:p>
          </table:table-cell>
          <table:table-cell office:value-type="float" office:value="0.97128455284552895" table:style-name="ce4">
            <text:p>0,971284553</text:p>
          </table:table-cell>
          <table:table-cell office:value-type="float" office:value="0.97695934959349595" table:style-name="ce4">
            <text:p>0,97695935</text:p>
          </table:table-cell>
          <table:table-cell office:value-type="float" office:value="0.91009756097561001" table:style-name="ce4">
            <text:p>0,910097561</text:p>
          </table:table-cell>
          <table:table-cell office:value-type="float" office:value="0.96426016260162595" table:style-name="ce4">
            <text:p>0,964260163</text:p>
          </table:table-cell>
          <table:table-cell office:value-type="float" office:value="0.95609756097561005" table:style-name="ce4">
            <text:p>0,956097561</text:p>
          </table:table-cell>
          <table:table-cell office:value-type="float" office:value="0.95619512195121903" table:style-name="ce4">
            <text:p>0,956195122</text:p>
          </table:table-cell>
          <table:table-cell office:value-type="float" office:value="0.95695934959349604" table:style-name="ce4">
            <text:p>0,95695935</text:p>
          </table:table-cell>
          <table:table-cell office:value-type="float" office:value="0.95247154471544704" table:style-name="ce4">
            <text:p>0,952471545</text:p>
          </table:table-cell>
          <table:table-cell office:value-type="float" office:value="0.95130081300812996" table:style-name="ce4">
            <text:p>0,951300813</text:p>
          </table:table-cell>
          <table:table-cell office:value-type="float" office:value="0.89195121951219503" table:style-name="ce4">
            <text:p>0,89195122</text:p>
          </table:table-cell>
          <table:table-cell office:value-type="float" office:value="0.90398373983739799" table:style-name="ce4">
            <text:p>0,90398374</text:p>
          </table:table-cell>
          <table:table-cell office:value-type="float" office:value="0.70868292682926903" table:style-name="ce4">
            <text:p>0,708682927</text:p>
          </table:table-cell>
          <table:table-cell office:value-type="float" office:value="0.7868292927742" table:style-name="ce4">
            <text:p>0,786829293</text:p>
          </table:table-cell>
          <table:table-cell office:value-type="float" office:value="-0.11026985833363723" table:formula="of:=IF([.P34]; 1-[.P34]/MIN([.B34:.O34]); &quot;&quot;)" table:style-name="ce1">
            <text:p>-0,110269858</text:p>
          </table:table-cell>
          <table:table-cell office:value-type="float" office:value="0.19461409207906899" table:formula="of:=IF([.P34]; 1-[.P34]/MAX([.B34:.O34]); &quot;&quot;)" table:style-name="ce1">
            <text:p>0,194614092</text:p>
          </table:table-cell>
          <table:table-cell office:value-type="float" office:value="0.15488949159569254" table:formula="of:=IF([.P34]; 1-[.P34]/AVERAGE([.B34:.O34]); &quot;&quot;)" table:style-name="ce1">
            <text:p>0,154889492</text:p>
          </table:table-cell>
          <table:table-cell office:value-type="float" office:value="3" table:formula="of:=IF([.P34]&gt;MAX([.B34:.O34]); 1; IF([.P34]&gt;AVERAGE([.B34:.O34]); 2; IF([.P34]&gt;MIN([.B34:.O34]); 3; IF([.P34]&gt;MAX([.B34:.O34])*0.75; 4; 5))))" table:style-name="ce5">
            <text:p>3</text:p>
          </table:table-cell>
          <table:table-cell table:style-name="ce1"/>
          <table:table-cell office:value-type="float" office:value="0.72048783302307096" table:style-name="ce1">
            <text:p>0,720487833</text:p>
          </table:table-cell>
          <table:table-cell table:style-name="ce1"/>
          <table:table-cell office:value-type="string" office:string-value="97,29\%" table:formula="of:=ROUND([.B34];4)*100 &amp;&quot;\%&quot;" table:style-name="ce1">
            <text:p>97,29\%</text:p>
          </table:table-cell>
          <table:table-cell office:value-type="string" office:string-value="96,13\%" table:formula="of:=ROUND([.C34];4)*100 &amp;&quot;\%&quot;" table:style-name="ce1">
            <text:p>96,13\%</text:p>
          </table:table-cell>
          <table:table-cell office:value-type="string" office:string-value="97,13\%" table:formula="of:=ROUND([.D34];4)*100 &amp;&quot;\%&quot;" table:style-name="ce1">
            <text:p>97,13\%</text:p>
          </table:table-cell>
          <table:table-cell office:value-type="string" office:string-value="97,7\%" table:formula="of:=ROUND([.E34];4)*100 &amp;&quot;\%&quot;" table:style-name="ce1">
            <text:p>97,7\%</text:p>
          </table:table-cell>
          <table:table-cell office:value-type="string" office:string-value="91,01\%" table:formula="of:=ROUND([.F34];4)*100 &amp;&quot;\%&quot;" table:style-name="ce1">
            <text:p>91,01\%</text:p>
          </table:table-cell>
          <table:table-cell office:value-type="string" office:string-value="96,43\%" table:formula="of:=ROUND([.G34];4)*100 &amp;&quot;\%&quot;" table:style-name="ce1">
            <text:p>96,43\%</text:p>
          </table:table-cell>
          <table:table-cell office:value-type="string" office:string-value="95,61\%" table:formula="of:=ROUND([.H34];4)*100 &amp;&quot;\%&quot;" table:style-name="ce1">
            <text:p>95,61\%</text:p>
          </table:table-cell>
          <table:table-cell office:value-type="string" office:string-value="95,62\%" table:formula="of:=ROUND([.I34];4)*100 &amp;&quot;\%&quot;" table:style-name="ce1">
            <text:p>95,62\%</text:p>
          </table:table-cell>
          <table:table-cell office:value-type="string" office:string-value="95,7\%" table:formula="of:=ROUND([.J34];4)*100 &amp;&quot;\%&quot;" table:style-name="ce1">
            <text:p>95,7\%</text:p>
          </table:table-cell>
          <table:table-cell office:value-type="string" office:string-value="95,25\%" table:formula="of:=ROUND([.K34];4)*100 &amp;&quot;\%&quot;" table:style-name="ce1">
            <text:p>95,25\%</text:p>
          </table:table-cell>
          <table:table-cell office:value-type="string" office:string-value="95,13\%" table:formula="of:=ROUND([.L34];4)*100 &amp;&quot;\%&quot;" table:style-name="ce1">
            <text:p>95,13\%</text:p>
          </table:table-cell>
          <table:table-cell office:value-type="string" office:string-value="89,2\%" table:formula="of:=ROUND([.M34];4)*100 &amp;&quot;\%&quot;" table:style-name="ce1">
            <text:p>89,2\%</text:p>
          </table:table-cell>
          <table:table-cell office:value-type="string" office:string-value="90,4\%" table:formula="of:=ROUND([.N34];4)*100 &amp;&quot;\%&quot;" table:style-name="ce1">
            <text:p>90,4\%</text:p>
          </table:table-cell>
          <table:table-cell office:value-type="string" office:string-value="70,87\%" table:formula="of:=ROUND([.O34];4)*100 &amp;&quot;\%&quot;" table:style-name="ce1">
            <text:p>70,87\%</text:p>
          </table:table-cell>
          <table:table-cell office:value-type="string" office:string-value="93,1\%" table:formula="of:=ROUND(AVERAGE([.B34:.O34]);4)*100&amp;&quot;\%&quot;" table:style-name="ce1">
            <text:p>93,1\%</text:p>
          </table:table-cell>
          <table:table-cell office:value-type="string" office:string-value="78,68\%" table:formula="of:=ROUND([.P34];4)*100 &amp;&quot;\%&quot;" table:style-name="ce1">
            <text:p>78,68\%</text:p>
          </table:table-cell>
          <table:table-cell office:value-type="string" office:string-value="\hline 97,29\% &amp; 96,13\% &amp; 97,13\% &amp; 97,7\% &amp; 91,01\% &amp; 96,43\% &amp; 95,61\% &amp; 95,62\% &amp; 95,7\% &amp; 95,25\% &amp; 95,13\% &amp; 89,2\% &amp; 90,4\% &amp; 70,87\% &amp; 93,1\% &amp; 78,68\% \\" table:formula="of:=&quot;\hline &quot;&amp;[.X34]&amp;&quot; &amp; &quot;&amp;[.Y34]&amp;&quot; &amp; &quot;&amp;[.Z34]&amp;&quot; &amp; &quot;&amp;[.AA34]&amp;&quot; &amp; &quot;&amp;[.AB34]&amp;&quot; &amp; &quot;&amp;[.AC34]&amp;&quot; &amp; &quot;&amp;[.AD34]&amp;&quot; &amp; &quot;&amp;[.AE34]&amp;&quot; &amp; &quot;&amp;[.AF34]&amp;&quot; &amp; &quot;&amp;[.AG34]&amp;&quot; &amp; &quot;&amp;[.AH34]&amp;&quot; &amp; &quot;&amp;[.AI34]&amp;&quot; &amp; &quot;&amp;[.AJ34]&amp;&quot; &amp; &quot;&amp;[.AK34]&amp;&quot; &amp; &quot;&amp;[.AL34]&amp;&quot; &amp; &quot;&amp;[.AM34]&amp;&quot; \\&quot;" table:style-name="ce1">
            <text:p>\hline 97,29\% &amp; 96,13\% &amp; 97,13\% &amp; 97,7\% &amp; 91,01\% &amp; 96,43\% &amp; 95,61\% &amp; 95,62\% &amp; 95,7\% &amp; 95,25\% &amp; 95,13\% &amp; 89,2\% &amp; 90,4\% &amp; 70,87\% &amp; 93,1\% &amp; 78,68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FiftyWords</text:p>
          </table:table-cell>
          <table:table-cell office:value-type="float" office:value="0.84271062271062303" table:style-name="ce3">
            <text:p>0,842710623</text:p>
          </table:table-cell>
          <table:table-cell office:value-type="float" office:value="0.77164835164835199" table:style-name="ce4">
            <text:p>0,771648352</text:p>
          </table:table-cell>
          <table:table-cell office:value-type="float" office:value="0.82505494505494603" table:style-name="ce4">
            <text:p>0,825054945</text:p>
          </table:table-cell>
          <table:table-cell office:value-type="float" office:value="0.82673992673992702" table:style-name="ce4">
            <text:p>0,826739927</text:p>
          </table:table-cell>
          <table:table-cell office:value-type="float" office:value="0.73655677655677698" table:style-name="ce4">
            <text:p>0,736556777</text:p>
          </table:table-cell>
          <table:table-cell office:value-type="float" office:value="0.72395604395604396" table:style-name="ce4">
            <text:p>0,723956044</text:p>
          </table:table-cell>
          <table:table-cell office:value-type="float" office:value="0.82593406593406604" table:style-name="ce4">
            <text:p>0,825934066</text:p>
          </table:table-cell>
          <table:table-cell office:value-type="float" office:value="0.77699633699633697" table:style-name="ce4">
            <text:p>0,776996337</text:p>
          </table:table-cell>
          <table:table-cell office:value-type="float" office:value="0.76505494505494498" table:style-name="ce4">
            <text:p>0,765054945</text:p>
          </table:table-cell>
          <table:table-cell office:value-type="float" office:value="0.71787545787545803" table:style-name="ce4">
            <text:p>0,717875458</text:p>
          </table:table-cell>
          <table:table-cell office:value-type="float" office:value="0.70586080586080602" table:style-name="ce4">
            <text:p>0,705860806</text:p>
          </table:table-cell>
          <table:table-cell office:value-type="float" office:value="0.66659340659340705" table:style-name="ce4">
            <text:p>0,666593407</text:p>
          </table:table-cell>
          <table:table-cell office:value-type="float" office:value="0.72168498168498196" table:style-name="ce4">
            <text:p>0,721684982</text:p>
          </table:table-cell>
          <table:table-cell office:value-type="float" office:value="0.59780219780219801" table:style-name="ce4">
            <text:p>0,597802198</text:p>
          </table:table-cell>
          <table:table-cell office:value-type="float" office:value="0.71648353338241499" table:style-name="ce4">
            <text:p>0,716483533</text:p>
          </table:table-cell>
          <table:table-cell office:value-type="float" office:value="-0.19852944003308348" table:formula="of:=IF([.P35]; 1-[.P35]/MIN([.B35:.O35]); &quot;&quot;)" table:style-name="ce1">
            <text:p>-0,19852944</text:p>
          </table:table-cell>
          <table:table-cell office:value-type="float" office:value="0.14978699203077794" table:formula="of:=IF([.P35]; 1-[.P35]/MAX([.B35:.O35]); &quot;&quot;)" table:style-name="ce1">
            <text:p>0,149786992</text:p>
          </table:table-cell>
          <table:table-cell office:value-type="float" office:value="4.5095035572653597E-2" table:formula="of:=IF([.P35]; 1-[.P35]/AVERAGE([.B35:.O35]); &quot;&quot;)" table:style-name="ce1">
            <text:p>0,045095036</text:p>
          </table:table-cell>
          <table:table-cell office:value-type="float" office:value="3" table:formula="of:=IF([.P35]&gt;MAX([.B35:.O35]); 1; IF([.P35]&gt;AVERAGE([.B35:.O35]); 2; IF([.P35]&gt;MIN([.B35:.O35]); 3; IF([.P35]&gt;MAX([.B35:.O35])*0.75; 4; 5))))" table:style-name="ce5">
            <text:p>3</text:p>
          </table:table-cell>
          <table:table-cell table:style-name="ce1"/>
          <table:table-cell office:value-type="float" office:value="0.66593408584594704" table:style-name="ce1">
            <text:p>0,665934086</text:p>
          </table:table-cell>
          <table:table-cell table:style-name="ce1"/>
          <table:table-cell office:value-type="string" office:string-value="84,27\%" table:formula="of:=ROUND([.B35];4)*100 &amp;&quot;\%&quot;" table:style-name="ce1">
            <text:p>84,27\%</text:p>
          </table:table-cell>
          <table:table-cell office:value-type="string" office:string-value="77,16\%" table:formula="of:=ROUND([.C35];4)*100 &amp;&quot;\%&quot;" table:style-name="ce1">
            <text:p>77,16\%</text:p>
          </table:table-cell>
          <table:table-cell office:value-type="string" office:string-value="82,51\%" table:formula="of:=ROUND([.D35];4)*100 &amp;&quot;\%&quot;" table:style-name="ce1">
            <text:p>82,51\%</text:p>
          </table:table-cell>
          <table:table-cell office:value-type="string" office:string-value="82,67\%" table:formula="of:=ROUND([.E35];4)*100 &amp;&quot;\%&quot;" table:style-name="ce1">
            <text:p>82,67\%</text:p>
          </table:table-cell>
          <table:table-cell office:value-type="string" office:string-value="73,66\%" table:formula="of:=ROUND([.F35];4)*100 &amp;&quot;\%&quot;" table:style-name="ce1">
            <text:p>73,66\%</text:p>
          </table:table-cell>
          <table:table-cell office:value-type="string" office:string-value="72,4\%" table:formula="of:=ROUND([.G35];4)*100 &amp;&quot;\%&quot;" table:style-name="ce1">
            <text:p>72,4\%</text:p>
          </table:table-cell>
          <table:table-cell office:value-type="string" office:string-value="82,59\%" table:formula="of:=ROUND([.H35];4)*100 &amp;&quot;\%&quot;" table:style-name="ce1">
            <text:p>82,59\%</text:p>
          </table:table-cell>
          <table:table-cell office:value-type="string" office:string-value="77,7\%" table:formula="of:=ROUND([.I35];4)*100 &amp;&quot;\%&quot;" table:style-name="ce1">
            <text:p>77,7\%</text:p>
          </table:table-cell>
          <table:table-cell office:value-type="string" office:string-value="76,51\%" table:formula="of:=ROUND([.J35];4)*100 &amp;&quot;\%&quot;" table:style-name="ce1">
            <text:p>76,51\%</text:p>
          </table:table-cell>
          <table:table-cell office:value-type="string" office:string-value="71,79\%" table:formula="of:=ROUND([.K35];4)*100 &amp;&quot;\%&quot;" table:style-name="ce1">
            <text:p>71,79\%</text:p>
          </table:table-cell>
          <table:table-cell office:value-type="string" office:string-value="70,59\%" table:formula="of:=ROUND([.L35];4)*100 &amp;&quot;\%&quot;" table:style-name="ce1">
            <text:p>70,59\%</text:p>
          </table:table-cell>
          <table:table-cell office:value-type="string" office:string-value="66,66\%" table:formula="of:=ROUND([.M35];4)*100 &amp;&quot;\%&quot;" table:style-name="ce1">
            <text:p>66,66\%</text:p>
          </table:table-cell>
          <table:table-cell office:value-type="string" office:string-value="72,17\%" table:formula="of:=ROUND([.N35];4)*100 &amp;&quot;\%&quot;" table:style-name="ce1">
            <text:p>72,17\%</text:p>
          </table:table-cell>
          <table:table-cell office:value-type="string" office:string-value="59,78\%" table:formula="of:=ROUND([.O35];4)*100 &amp;&quot;\%&quot;" table:style-name="ce1">
            <text:p>59,78\%</text:p>
          </table:table-cell>
          <table:table-cell office:value-type="string" office:string-value="75,03\%" table:formula="of:=ROUND(AVERAGE([.B35:.O35]);4)*100&amp;&quot;\%&quot;" table:style-name="ce1">
            <text:p>75,03\%</text:p>
          </table:table-cell>
          <table:table-cell office:value-type="string" office:string-value="71,65\%" table:formula="of:=ROUND([.P35];4)*100 &amp;&quot;\%&quot;" table:style-name="ce1">
            <text:p>71,65\%</text:p>
          </table:table-cell>
          <table:table-cell office:value-type="string" office:string-value="\hline 84,27\% &amp; 77,16\% &amp; 82,51\% &amp; 82,67\% &amp; 73,66\% &amp; 72,4\% &amp; 82,59\% &amp; 77,7\% &amp; 76,51\% &amp; 71,79\% &amp; 70,59\% &amp; 66,66\% &amp; 72,17\% &amp; 59,78\% &amp; 75,03\% &amp; 71,65\% \\" table:formula="of:=&quot;\hline &quot;&amp;[.X35]&amp;&quot; &amp; &quot;&amp;[.Y35]&amp;&quot; &amp; &quot;&amp;[.Z35]&amp;&quot; &amp; &quot;&amp;[.AA35]&amp;&quot; &amp; &quot;&amp;[.AB35]&amp;&quot; &amp; &quot;&amp;[.AC35]&amp;&quot; &amp; &quot;&amp;[.AD35]&amp;&quot; &amp; &quot;&amp;[.AE35]&amp;&quot; &amp; &quot;&amp;[.AF35]&amp;&quot; &amp; &quot;&amp;[.AG35]&amp;&quot; &amp; &quot;&amp;[.AH35]&amp;&quot; &amp; &quot;&amp;[.AI35]&amp;&quot; &amp; &quot;&amp;[.AJ35]&amp;&quot; &amp; &quot;&amp;[.AK35]&amp;&quot; &amp; &quot;&amp;[.AL35]&amp;&quot; &amp; &quot;&amp;[.AM35]&amp;&quot; \\&quot;" table:style-name="ce1">
            <text:p>\hline 84,27\% &amp; 77,16\% &amp; 82,51\% &amp; 82,67\% &amp; 73,66\% &amp; 72,4\% &amp; 82,59\% &amp; 77,7\% &amp; 76,51\% &amp; 71,79\% &amp; 70,59\% &amp; 66,66\% &amp; 72,17\% &amp; 59,78\% &amp; 75,03\% &amp; 71,65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Fish</text:p>
          </table:table-cell>
          <table:table-cell office:value-type="float" office:value="0.98152380952380902" table:style-name="ce3">
            <text:p>0,98152381</text:p>
          </table:table-cell>
          <table:table-cell office:value-type="float" office:value="0.97942857142857098" table:style-name="ce4">
            <text:p>0,979428571</text:p>
          </table:table-cell>
          <table:table-cell office:value-type="float" office:value="0.97409523809523801" table:style-name="ce4">
            <text:p>0,974095238</text:p>
          </table:table-cell>
          <table:table-cell office:value-type="float" office:value="0.97276190476190505" table:style-name="ce4">
            <text:p>0,972761905</text:p>
          </table:table-cell>
          <table:table-cell office:value-type="float" office:value="0.94990476190476203" table:style-name="ce4">
            <text:p>0,949904762</text:p>
          </table:table-cell>
          <table:table-cell office:value-type="float" office:value="0.96990476190476205" table:style-name="ce4">
            <text:p>0,969904762</text:p>
          </table:table-cell>
          <table:table-cell office:value-type="float" office:value="0.93390476190476202" table:style-name="ce4">
            <text:p>0,933904762</text:p>
          </table:table-cell>
          <table:table-cell office:value-type="float" office:value="0.95085714285714296" table:style-name="ce4">
            <text:p>0,950857143</text:p>
          </table:table-cell>
          <table:table-cell office:value-type="float" office:value="0.97123809523809501" table:style-name="ce4">
            <text:p>0,971238095</text:p>
          </table:table-cell>
          <table:table-cell office:value-type="float" office:value="0.97447619047619005" table:style-name="ce4">
            <text:p>0,97447619</text:p>
          </table:table-cell>
          <table:table-cell office:value-type="float" office:value="0.96971428571428597" table:style-name="ce4">
            <text:p>0,969714286</text:p>
          </table:table-cell>
          <table:table-cell office:value-type="float" office:value="0.85904761904761895" table:style-name="ce4">
            <text:p>0,859047619</text:p>
          </table:table-cell>
          <table:table-cell office:value-type="float" office:value="0.83047619047619003" table:style-name="ce4">
            <text:p>0,83047619</text:p>
          </table:table-cell>
          <table:table-cell office:value-type="float" office:value="0.77257142857142902" table:style-name="ce4">
            <text:p>0,772571429</text:p>
          </table:table-cell>
          <table:table-cell office:value-type="float" office:value="0.788571417331695" table:style-name="ce4">
            <text:p>0,788571417</text:p>
          </table:table-cell>
          <table:table-cell office:value-type="float" office:value="-2.0710044623125423E-2" table:formula="of:=IF([.P36]; 1-[.P36]/MIN([.B36:.O36]); &quot;&quot;)" table:style-name="ce1">
            <text:p>-0,020710045</text:p>
          </table:table-cell>
          <table:table-cell office:value-type="float" office:value="0.1965845253267221" table:formula="of:=IF([.P36]; 1-[.P36]/MAX([.B36:.O36]); &quot;&quot;)" table:style-name="ce1">
            <text:p>0,196584525</text:p>
          </table:table-cell>
          <table:table-cell office:value-type="float" office:value="0.15660197354734173" table:formula="of:=IF([.P36]; 1-[.P36]/AVERAGE([.B36:.O36]); &quot;&quot;)" table:style-name="ce1">
            <text:p>0,156601974</text:p>
          </table:table-cell>
          <table:table-cell office:value-type="float" office:value="3" table:formula="of:=IF([.P36]&gt;MAX([.B36:.O36]); 1; IF([.P36]&gt;AVERAGE([.B36:.O36]); 2; IF([.P36]&gt;MIN([.B36:.O36]); 3; IF([.P36]&gt;MAX([.B36:.O36])*0.75; 4; 5))))" table:style-name="ce5">
            <text:p>3</text:p>
          </table:table-cell>
          <table:table-cell table:style-name="ce1"/>
          <table:table-cell office:value-type="float" office:value="0.69714283943176303" table:style-name="ce1">
            <text:p>0,697142839</text:p>
          </table:table-cell>
          <table:table-cell table:style-name="ce1"/>
          <table:table-cell office:value-type="string" office:string-value="98,15\%" table:formula="of:=ROUND([.B36];4)*100 &amp;&quot;\%&quot;" table:style-name="ce1">
            <text:p>98,15\%</text:p>
          </table:table-cell>
          <table:table-cell office:value-type="string" office:string-value="97,94\%" table:formula="of:=ROUND([.C36];4)*100 &amp;&quot;\%&quot;" table:style-name="ce1">
            <text:p>97,94\%</text:p>
          </table:table-cell>
          <table:table-cell office:value-type="string" office:string-value="97,41\%" table:formula="of:=ROUND([.D36];4)*100 &amp;&quot;\%&quot;" table:style-name="ce1">
            <text:p>97,41\%</text:p>
          </table:table-cell>
          <table:table-cell office:value-type="string" office:string-value="97,28\%" table:formula="of:=ROUND([.E36];4)*100 &amp;&quot;\%&quot;" table:style-name="ce1">
            <text:p>97,28\%</text:p>
          </table:table-cell>
          <table:table-cell office:value-type="string" office:string-value="94,99\%" table:formula="of:=ROUND([.F36];4)*100 &amp;&quot;\%&quot;" table:style-name="ce1">
            <text:p>94,99\%</text:p>
          </table:table-cell>
          <table:table-cell office:value-type="string" office:string-value="96,99\%" table:formula="of:=ROUND([.G36];4)*100 &amp;&quot;\%&quot;" table:style-name="ce1">
            <text:p>96,99\%</text:p>
          </table:table-cell>
          <table:table-cell office:value-type="string" office:string-value="93,39\%" table:formula="of:=ROUND([.H36];4)*100 &amp;&quot;\%&quot;" table:style-name="ce1">
            <text:p>93,39\%</text:p>
          </table:table-cell>
          <table:table-cell office:value-type="string" office:string-value="95,09\%" table:formula="of:=ROUND([.I36];4)*100 &amp;&quot;\%&quot;" table:style-name="ce1">
            <text:p>95,09\%</text:p>
          </table:table-cell>
          <table:table-cell office:value-type="string" office:string-value="97,12\%" table:formula="of:=ROUND([.J36];4)*100 &amp;&quot;\%&quot;" table:style-name="ce1">
            <text:p>97,12\%</text:p>
          </table:table-cell>
          <table:table-cell office:value-type="string" office:string-value="97,45\%" table:formula="of:=ROUND([.K36];4)*100 &amp;&quot;\%&quot;" table:style-name="ce1">
            <text:p>97,45\%</text:p>
          </table:table-cell>
          <table:table-cell office:value-type="string" office:string-value="96,97\%" table:formula="of:=ROUND([.L36];4)*100 &amp;&quot;\%&quot;" table:style-name="ce1">
            <text:p>96,97\%</text:p>
          </table:table-cell>
          <table:table-cell office:value-type="string" office:string-value="85,9\%" table:formula="of:=ROUND([.M36];4)*100 &amp;&quot;\%&quot;" table:style-name="ce1">
            <text:p>85,9\%</text:p>
          </table:table-cell>
          <table:table-cell office:value-type="string" office:string-value="83,05\%" table:formula="of:=ROUND([.N36];4)*100 &amp;&quot;\%&quot;" table:style-name="ce1">
            <text:p>83,05\%</text:p>
          </table:table-cell>
          <table:table-cell office:value-type="string" office:string-value="77,26\%" table:formula="of:=ROUND([.O36];4)*100 &amp;&quot;\%&quot;" table:style-name="ce1">
            <text:p>77,26\%</text:p>
          </table:table-cell>
          <table:table-cell office:value-type="string" office:string-value="93,5\%" table:formula="of:=ROUND(AVERAGE([.B36:.O36]);4)*100&amp;&quot;\%&quot;" table:style-name="ce1">
            <text:p>93,5\%</text:p>
          </table:table-cell>
          <table:table-cell office:value-type="string" office:string-value="78,86\%" table:formula="of:=ROUND([.P36];4)*100 &amp;&quot;\%&quot;" table:style-name="ce1">
            <text:p>78,86\%</text:p>
          </table:table-cell>
          <table:table-cell office:value-type="string" office:string-value="\hline 98,15\% &amp; 97,94\% &amp; 97,41\% &amp; 97,28\% &amp; 94,99\% &amp; 96,99\% &amp; 93,39\% &amp; 95,09\% &amp; 97,12\% &amp; 97,45\% &amp; 96,97\% &amp; 85,9\% &amp; 83,05\% &amp; 77,26\% &amp; 93,5\% &amp; 78,86\% \\" table:formula="of:=&quot;\hline &quot;&amp;[.X36]&amp;&quot; &amp; &quot;&amp;[.Y36]&amp;&quot; &amp; &quot;&amp;[.Z36]&amp;&quot; &amp; &quot;&amp;[.AA36]&amp;&quot; &amp; &quot;&amp;[.AB36]&amp;&quot; &amp; &quot;&amp;[.AC36]&amp;&quot; &amp; &quot;&amp;[.AD36]&amp;&quot; &amp; &quot;&amp;[.AE36]&amp;&quot; &amp; &quot;&amp;[.AF36]&amp;&quot; &amp; &quot;&amp;[.AG36]&amp;&quot; &amp; &quot;&amp;[.AH36]&amp;&quot; &amp; &quot;&amp;[.AI36]&amp;&quot; &amp; &quot;&amp;[.AJ36]&amp;&quot; &amp; &quot;&amp;[.AK36]&amp;&quot; &amp; &quot;&amp;[.AL36]&amp;&quot; &amp; &quot;&amp;[.AM36]&amp;&quot; \\&quot;" table:style-name="ce1">
            <text:p>\hline 98,15\% &amp; 97,94\% &amp; 97,41\% &amp; 97,28\% &amp; 94,99\% &amp; 96,99\% &amp; 93,39\% &amp; 95,09\% &amp; 97,12\% &amp; 97,45\% &amp; 96,97\% &amp; 85,9\% &amp; 83,05\% &amp; 77,26\% &amp; 93,5\% &amp; 78,86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FordA</text:p>
          </table:table-cell>
          <table:table-cell office:value-type="float" office:value="0.94739898989898996" table:style-name="ce3">
            <text:p>0,94739899</text:p>
          </table:table-cell>
          <table:table-cell office:value-type="float" office:value="0.94411616161616196" table:style-name="ce4">
            <text:p>0,944116162</text:p>
          </table:table-cell>
          <table:table-cell office:value-type="float" office:value="0.94244949494949504" table:style-name="ce4">
            <text:p>0,942449495</text:p>
          </table:table-cell>
          <table:table-cell office:value-type="float" office:value="0.95904040404040403" table:style-name="ce4">
            <text:p>0,959040404</text:p>
          </table:table-cell>
          <table:table-cell office:value-type="float" office:value="0.93424242424242399" table:style-name="ce4">
            <text:p>0,934242424</text:p>
          </table:table-cell>
          <table:table-cell office:value-type="float" office:value="0.93151515151515096" table:style-name="ce4">
            <text:p>0,931515152</text:p>
          </table:table-cell>
          <table:table-cell office:value-type="float" office:value="0.85002525252525196" table:style-name="ce4">
            <text:p>0,850025253</text:p>
          </table:table-cell>
          <table:table-cell office:value-type="float" office:value="0.96868686868686904" table:style-name="ce4">
            <text:p>0,968686869</text:p>
          </table:table-cell>
          <table:table-cell office:value-type="float" office:value="0.90757575757575804" table:style-name="ce4">
            <text:p>0,907575758</text:p>
          </table:table-cell>
          <table:table-cell office:value-type="float" office:value="0.91573232323232301" table:style-name="ce4">
            <text:p>0,915732323</text:p>
          </table:table-cell>
          <table:table-cell office:value-type="float" office:value="0.92136363636363705" table:style-name="ce4">
            <text:p>0,921363636</text:p>
          </table:table-cell>
          <table:table-cell office:value-type="float" office:value="0.94002525252525204" table:style-name="ce4">
            <text:p>0,940025253</text:p>
          </table:table-cell>
          <table:table-cell office:value-type="float" office:value="0.81575757575757601" table:style-name="ce4">
            <text:p>0,815757576</text:p>
          </table:table-cell>
          <table:table-cell office:value-type="float" office:value="0.909191919191919" table:style-name="ce4">
            <text:p>0,909191919</text:p>
          </table:table-cell>
          <table:table-cell office:value-type="float" office:value="0.87878787517547596" table:style-name="ce4">
            <text:p>0,878787875</text:p>
          </table:table-cell>
          <table:table-cell office:value-type="float" office:value="-7.7265968825805942E-2" table:formula="of:=IF([.P37]; 1-[.P37]/MIN([.B37:.O37]); &quot;&quot;)" table:style-name="ce1">
            <text:p>-0,077265969</text:p>
          </table:table-cell>
          <table:table-cell office:value-type="float" office:value="9.2805008942939637E-2" table:formula="of:=IF([.P37]; 1-[.P37]/MAX([.B37:.O37]); &quot;&quot;)" table:style-name="ce1">
            <text:p>0,092805009</text:p>
          </table:table-cell>
          <table:table-cell office:value-type="float" office:value="4.5323618056387294E-2" table:formula="of:=IF([.P37]; 1-[.P37]/AVERAGE([.B37:.O37]); &quot;&quot;)" table:style-name="ce1">
            <text:p>0,045323618</text:p>
          </table:table-cell>
          <table:table-cell office:value-type="float" office:value="3" table:formula="of:=IF([.P37]&gt;MAX([.B37:.O37]); 1; IF([.P37]&gt;AVERAGE([.B37:.O37]); 2; IF([.P37]&gt;MIN([.B37:.O37]); 3; IF([.P37]&gt;MAX([.B37:.O37])*0.75; 4; 5))))" table:style-name="ce5">
            <text:p>3</text:p>
          </table:table-cell>
          <table:table-cell table:style-name="ce1"/>
          <table:table-cell office:value-type="float" office:value="0.88712120056152299" table:style-name="ce1">
            <text:p>0,887121201</text:p>
          </table:table-cell>
          <table:table-cell table:style-name="ce1"/>
          <table:table-cell office:value-type="string" office:string-value="94,74\%" table:formula="of:=ROUND([.B37];4)*100 &amp;&quot;\%&quot;" table:style-name="ce1">
            <text:p>94,74\%</text:p>
          </table:table-cell>
          <table:table-cell office:value-type="string" office:string-value="94,41\%" table:formula="of:=ROUND([.C37];4)*100 &amp;&quot;\%&quot;" table:style-name="ce1">
            <text:p>94,41\%</text:p>
          </table:table-cell>
          <table:table-cell office:value-type="string" office:string-value="94,24\%" table:formula="of:=ROUND([.D37];4)*100 &amp;&quot;\%&quot;" table:style-name="ce1">
            <text:p>94,24\%</text:p>
          </table:table-cell>
          <table:table-cell office:value-type="string" office:string-value="95,9\%" table:formula="of:=ROUND([.E37];4)*100 &amp;&quot;\%&quot;" table:style-name="ce1">
            <text:p>95,9\%</text:p>
          </table:table-cell>
          <table:table-cell office:value-type="string" office:string-value="93,42\%" table:formula="of:=ROUND([.F37];4)*100 &amp;&quot;\%&quot;" table:style-name="ce1">
            <text:p>93,42\%</text:p>
          </table:table-cell>
          <table:table-cell office:value-type="string" office:string-value="93,15\%" table:formula="of:=ROUND([.G37];4)*100 &amp;&quot;\%&quot;" table:style-name="ce1">
            <text:p>93,15\%</text:p>
          </table:table-cell>
          <table:table-cell office:value-type="string" office:string-value="85\%" table:formula="of:=ROUND([.H37];4)*100 &amp;&quot;\%&quot;" table:style-name="ce1">
            <text:p>85\%</text:p>
          </table:table-cell>
          <table:table-cell office:value-type="string" office:string-value="96,87\%" table:formula="of:=ROUND([.I37];4)*100 &amp;&quot;\%&quot;" table:style-name="ce1">
            <text:p>96,87\%</text:p>
          </table:table-cell>
          <table:table-cell office:value-type="string" office:string-value="90,76\%" table:formula="of:=ROUND([.J37];4)*100 &amp;&quot;\%&quot;" table:style-name="ce1">
            <text:p>90,76\%</text:p>
          </table:table-cell>
          <table:table-cell office:value-type="string" office:string-value="91,57\%" table:formula="of:=ROUND([.K37];4)*100 &amp;&quot;\%&quot;" table:style-name="ce1">
            <text:p>91,57\%</text:p>
          </table:table-cell>
          <table:table-cell office:value-type="string" office:string-value="92,14\%" table:formula="of:=ROUND([.L37];4)*100 &amp;&quot;\%&quot;" table:style-name="ce1">
            <text:p>92,14\%</text:p>
          </table:table-cell>
          <table:table-cell office:value-type="string" office:string-value="94\%" table:formula="of:=ROUND([.M37];4)*100 &amp;&quot;\%&quot;" table:style-name="ce1">
            <text:p>94\%</text:p>
          </table:table-cell>
          <table:table-cell office:value-type="string" office:string-value="81,58\%" table:formula="of:=ROUND([.N37];4)*100 &amp;&quot;\%&quot;" table:style-name="ce1">
            <text:p>81,58\%</text:p>
          </table:table-cell>
          <table:table-cell office:value-type="string" office:string-value="90,92\%" table:formula="of:=ROUND([.O37];4)*100 &amp;&quot;\%&quot;" table:style-name="ce1">
            <text:p>90,92\%</text:p>
          </table:table-cell>
          <table:table-cell office:value-type="string" office:string-value="92,05\%" table:formula="of:=ROUND(AVERAGE([.B37:.O37]);4)*100&amp;&quot;\%&quot;" table:style-name="ce1">
            <text:p>92,05\%</text:p>
          </table:table-cell>
          <table:table-cell office:value-type="string" office:string-value="87,88\%" table:formula="of:=ROUND([.P37];4)*100 &amp;&quot;\%&quot;" table:style-name="ce1">
            <text:p>87,88\%</text:p>
          </table:table-cell>
          <table:table-cell office:value-type="string" office:string-value="\hline 94,74\% &amp; 94,41\% &amp; 94,24\% &amp; 95,9\% &amp; 93,42\% &amp; 93,15\% &amp; 85\% &amp; 96,87\% &amp; 90,76\% &amp; 91,57\% &amp; 92,14\% &amp; 94\% &amp; 81,58\% &amp; 90,92\% &amp; 92,05\% &amp; 87,88\% \\" table:formula="of:=&quot;\hline &quot;&amp;[.X37]&amp;&quot; &amp; &quot;&amp;[.Y37]&amp;&quot; &amp; &quot;&amp;[.Z37]&amp;&quot; &amp; &quot;&amp;[.AA37]&amp;&quot; &amp; &quot;&amp;[.AB37]&amp;&quot; &amp; &quot;&amp;[.AC37]&amp;&quot; &amp; &quot;&amp;[.AD37]&amp;&quot; &amp; &quot;&amp;[.AE37]&amp;&quot; &amp; &quot;&amp;[.AF37]&amp;&quot; &amp; &quot;&amp;[.AG37]&amp;&quot; &amp; &quot;&amp;[.AH37]&amp;&quot; &amp; &quot;&amp;[.AI37]&amp;&quot; &amp; &quot;&amp;[.AJ37]&amp;&quot; &amp; &quot;&amp;[.AK37]&amp;&quot; &amp; &quot;&amp;[.AL37]&amp;&quot; &amp; &quot;&amp;[.AM37]&amp;&quot; \\&quot;" table:style-name="ce1">
            <text:p>\hline 94,74\% &amp; 94,41\% &amp; 94,24\% &amp; 95,9\% &amp; 93,42\% &amp; 93,15\% &amp; 85\% &amp; 96,87\% &amp; 90,76\% &amp; 91,57\% &amp; 92,14\% &amp; 94\% &amp; 81,58\% &amp; 90,92\% &amp; 92,05\% &amp; 87,88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FreezerRegularTrain</text:p>
          </table:table-cell>
          <table:table-cell office:value-type="float" office:value="0.99849122807017598" table:style-name="ce3">
            <text:p>0,998491228</text:p>
          </table:table-cell>
          <table:table-cell office:value-type="float" office:value="0.99908771929824602" table:style-name="ce4">
            <text:p>0,999087719</text:p>
          </table:table-cell>
          <table:table-cell office:value-type="float" office:value="0.99437426900584802" table:style-name="ce4">
            <text:p>0,994374269</text:p>
          </table:table-cell>
          <table:table-cell office:value-type="float" office:value="0.99574269005847904" table:style-name="ce4">
            <text:p>0,99574269</text:p>
          </table:table-cell>
          <table:table-cell office:value-type="float" office:value="0.99925146198830395" table:style-name="ce4">
            <text:p>0,999251462</text:p>
          </table:table-cell>
          <table:table-cell office:value-type="float" office:value="0.99673684210526403" table:style-name="ce4">
            <text:p>0,996736842</text:p>
          </table:table-cell>
          <table:table-cell office:value-type="float" office:value="0.94235087719298205" table:style-name="ce4">
            <text:p>0,942350877</text:p>
          </table:table-cell>
          <table:table-cell office:value-type="float" office:value="0.99060818713450305" table:style-name="ce4">
            <text:p>0,990608187</text:p>
          </table:table-cell>
          <table:table-cell office:value-type="float" office:value="0.97610526315789503" table:style-name="ce4">
            <text:p>0,976105263</text:p>
          </table:table-cell>
          <table:table-cell office:value-type="float" office:value="0.993929824561404" table:style-name="ce4">
            <text:p>0,993929825</text:p>
          </table:table-cell>
          <table:table-cell office:value-type="float" office:value="0.98805847953216397" table:style-name="ce4">
            <text:p>0,98805848</text:p>
          </table:table-cell>
          <table:table-cell office:value-type="float" office:value="0.95225730994152002" table:style-name="ce4">
            <text:p>0,95225731</text:p>
          </table:table-cell>
          <table:table-cell office:value-type="float" office:value="0.997076023391813" table:style-name="ce4">
            <text:p>0,997076023</text:p>
          </table:table-cell>
          <table:table-cell office:value-type="float" office:value="0.99818713450292396" table:style-name="ce4">
            <text:p>0,998187135</text:p>
          </table:table-cell>
          <table:table-cell office:value-type="float" office:value="0.95122808218002297" table:style-name="ce4">
            <text:p>0,951228082</text:p>
          </table:table-cell>
          <table:table-cell office:value-type="float" office:value="-9.4202756127141907E-3" table:formula="of:=IF([.P38]; 1-[.P38]/MIN([.B38:.O38]); &quot;&quot;)" table:style-name="ce1">
            <text:p>-0,009420276</text:p>
          </table:table-cell>
          <table:table-cell office:value-type="float" office:value="4.8059354061613657E-2" table:formula="of:=IF([.P38]; 1-[.P38]/MAX([.B38:.O38]); &quot;&quot;)" table:style-name="ce1">
            <text:p>0,048059354</text:p>
          </table:table-cell>
          <table:table-cell office:value-type="float" office:value="3.6539918777082736E-2" table:formula="of:=IF([.P38]; 1-[.P38]/AVERAGE([.B38:.O38]); &quot;&quot;)" table:style-name="ce1">
            <text:p>0,036539919</text:p>
          </table:table-cell>
          <table:table-cell office:value-type="float" office:value="3" table:formula="of:=IF([.P38]&gt;MAX([.B38:.O38]); 1; IF([.P38]&gt;AVERAGE([.B38:.O38]); 2; IF([.P38]&gt;MIN([.B38:.O38]); 3; IF([.P38]&gt;MAX([.B38:.O38])*0.75; 4; 5))))" table:style-name="ce5">
            <text:p>3</text:p>
          </table:table-cell>
          <table:table-cell table:style-name="ce1"/>
          <table:table-cell office:value-type="float" office:value="0.97894734144210804" table:style-name="ce1">
            <text:p>0,978947341</text:p>
          </table:table-cell>
          <table:table-cell table:style-name="ce1"/>
          <table:table-cell office:value-type="string" office:string-value="99,85\%" table:formula="of:=ROUND([.B38];4)*100 &amp;&quot;\%&quot;" table:style-name="ce1">
            <text:p>99,85\%</text:p>
          </table:table-cell>
          <table:table-cell office:value-type="string" office:string-value="99,91\%" table:formula="of:=ROUND([.C38];4)*100 &amp;&quot;\%&quot;" table:style-name="ce1">
            <text:p>99,91\%</text:p>
          </table:table-cell>
          <table:table-cell office:value-type="string" office:string-value="99,44\%" table:formula="of:=ROUND([.D38];4)*100 &amp;&quot;\%&quot;" table:style-name="ce1">
            <text:p>99,44\%</text:p>
          </table:table-cell>
          <table:table-cell office:value-type="string" office:string-value="99,57\%" table:formula="of:=ROUND([.E38];4)*100 &amp;&quot;\%&quot;" table:style-name="ce1">
            <text:p>99,57\%</text:p>
          </table:table-cell>
          <table:table-cell office:value-type="string" office:string-value="99,93\%" table:formula="of:=ROUND([.F38];4)*100 &amp;&quot;\%&quot;" table:style-name="ce1">
            <text:p>99,93\%</text:p>
          </table:table-cell>
          <table:table-cell office:value-type="string" office:string-value="99,67\%" table:formula="of:=ROUND([.G38];4)*100 &amp;&quot;\%&quot;" table:style-name="ce1">
            <text:p>99,67\%</text:p>
          </table:table-cell>
          <table:table-cell office:value-type="string" office:string-value="94,24\%" table:formula="of:=ROUND([.H38];4)*100 &amp;&quot;\%&quot;" table:style-name="ce1">
            <text:p>94,24\%</text:p>
          </table:table-cell>
          <table:table-cell office:value-type="string" office:string-value="99,06\%" table:formula="of:=ROUND([.I38];4)*100 &amp;&quot;\%&quot;" table:style-name="ce1">
            <text:p>99,06\%</text:p>
          </table:table-cell>
          <table:table-cell office:value-type="string" office:string-value="97,61\%" table:formula="of:=ROUND([.J38];4)*100 &amp;&quot;\%&quot;" table:style-name="ce1">
            <text:p>97,61\%</text:p>
          </table:table-cell>
          <table:table-cell office:value-type="string" office:string-value="99,39\%" table:formula="of:=ROUND([.K38];4)*100 &amp;&quot;\%&quot;" table:style-name="ce1">
            <text:p>99,39\%</text:p>
          </table:table-cell>
          <table:table-cell office:value-type="string" office:string-value="98,81\%" table:formula="of:=ROUND([.L38];4)*100 &amp;&quot;\%&quot;" table:style-name="ce1">
            <text:p>98,81\%</text:p>
          </table:table-cell>
          <table:table-cell office:value-type="string" office:string-value="95,23\%" table:formula="of:=ROUND([.M38];4)*100 &amp;&quot;\%&quot;" table:style-name="ce1">
            <text:p>95,23\%</text:p>
          </table:table-cell>
          <table:table-cell office:value-type="string" office:string-value="99,71\%" table:formula="of:=ROUND([.N38];4)*100 &amp;&quot;\%&quot;" table:style-name="ce1">
            <text:p>99,71\%</text:p>
          </table:table-cell>
          <table:table-cell office:value-type="string" office:string-value="99,82\%" table:formula="of:=ROUND([.O38];4)*100 &amp;&quot;\%&quot;" table:style-name="ce1">
            <text:p>99,82\%</text:p>
          </table:table-cell>
          <table:table-cell office:value-type="string" office:string-value="98,73\%" table:formula="of:=ROUND(AVERAGE([.B38:.O38]);4)*100&amp;&quot;\%&quot;" table:style-name="ce1">
            <text:p>98,73\%</text:p>
          </table:table-cell>
          <table:table-cell office:value-type="string" office:string-value="95,12\%" table:formula="of:=ROUND([.P38];4)*100 &amp;&quot;\%&quot;" table:style-name="ce1">
            <text:p>95,12\%</text:p>
          </table:table-cell>
          <table:table-cell office:value-type="string" office:string-value="\hline 99,85\% &amp; 99,91\% &amp; 99,44\% &amp; 99,57\% &amp; 99,93\% &amp; 99,67\% &amp; 94,24\% &amp; 99,06\% &amp; 97,61\% &amp; 99,39\% &amp; 98,81\% &amp; 95,23\% &amp; 99,71\% &amp; 99,82\% &amp; 98,73\% &amp; 95,12\% \\" table:formula="of:=&quot;\hline &quot;&amp;[.X38]&amp;&quot; &amp; &quot;&amp;[.Y38]&amp;&quot; &amp; &quot;&amp;[.Z38]&amp;&quot; &amp; &quot;&amp;[.AA38]&amp;&quot; &amp; &quot;&amp;[.AB38]&amp;&quot; &amp; &quot;&amp;[.AC38]&amp;&quot; &amp; &quot;&amp;[.AD38]&amp;&quot; &amp; &quot;&amp;[.AE38]&amp;&quot; &amp; &quot;&amp;[.AF38]&amp;&quot; &amp; &quot;&amp;[.AG38]&amp;&quot; &amp; &quot;&amp;[.AH38]&amp;&quot; &amp; &quot;&amp;[.AI38]&amp;&quot; &amp; &quot;&amp;[.AJ38]&amp;&quot; &amp; &quot;&amp;[.AK38]&amp;&quot; &amp; &quot;&amp;[.AL38]&amp;&quot; &amp; &quot;&amp;[.AM38]&amp;&quot; \\&quot;" table:style-name="ce1">
            <text:p>\hline 99,85\% &amp; 99,91\% &amp; 99,44\% &amp; 99,57\% &amp; 99,93\% &amp; 99,67\% &amp; 94,24\% &amp; 99,06\% &amp; 97,61\% &amp; 99,39\% &amp; 98,81\% &amp; 95,23\% &amp; 99,71\% &amp; 99,82\% &amp; 98,73\% &amp; 95,12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FreezerSmallTrain</text:p>
          </table:table-cell>
          <table:table-cell office:value-type="float" office:value="0.99546198830409405" table:style-name="ce3">
            <text:p>0,995461988</text:p>
          </table:table-cell>
          <table:table-cell office:value-type="float" office:value="0.98366081871345101" table:style-name="ce4">
            <text:p>0,983660819</text:p>
          </table:table-cell>
          <table:table-cell office:value-type="float" office:value="0.98720467836257297" table:style-name="ce4">
            <text:p>0,987204678</text:p>
          </table:table-cell>
          <table:table-cell office:value-type="float" office:value="0.94883040935672502" table:style-name="ce4">
            <text:p>0,948830409</text:p>
          </table:table-cell>
          <table:table-cell office:value-type="float" office:value="0.98856140350877197" table:style-name="ce4">
            <text:p>0,988561404</text:p>
          </table:table-cell>
          <table:table-cell office:value-type="float" office:value="0.94947368421052603" table:style-name="ce4">
            <text:p>0,949473684</text:p>
          </table:table-cell>
          <table:table-cell office:value-type="float" office:value="0.82338011695906399" table:style-name="ce4">
            <text:p>0,823380117</text:p>
          </table:table-cell>
          <table:table-cell office:value-type="float" office:value="0.90057309941520503" table:style-name="ce4">
            <text:p>0,900573099</text:p>
          </table:table-cell>
          <table:table-cell office:value-type="float" office:value="0.947602339181286" table:style-name="ce4">
            <text:p>0,947602339</text:p>
          </table:table-cell>
          <table:table-cell office:value-type="float" office:value="0.96681871345029202" table:style-name="ce4">
            <text:p>0,966818713</text:p>
          </table:table-cell>
          <table:table-cell office:value-type="float" office:value="0.96163742690058496" table:style-name="ce4">
            <text:p>0,961637427</text:p>
          </table:table-cell>
          <table:table-cell office:value-type="float" office:value="0.87872514619883002" table:style-name="ce4">
            <text:p>0,878725146</text:p>
          </table:table-cell>
          <table:table-cell office:value-type="float" office:value="0.96143859649122798" table:style-name="ce4">
            <text:p>0,961438596</text:p>
          </table:table-cell>
          <table:table-cell office:value-type="float" office:value="0.95976608187134504" table:style-name="ce4">
            <text:p>0,959766082</text:p>
          </table:table-cell>
          <table:table-cell office:value-type="float" office:value="0.72385966777801503" table:style-name="ce4">
            <text:p>0,723859668</text:p>
          </table:table-cell>
          <table:table-cell office:value-type="float" office:value="0.12086817149362472" table:formula="of:=IF([.P39]; 1-[.P39]/MIN([.B39:.O39]); &quot;&quot;)" table:style-name="ce1">
            <text:p>0,120868171</text:p>
          </table:table-cell>
          <table:table-cell office:value-type="float" office:value="0.27284047378724208" table:formula="of:=IF([.P39]; 1-[.P39]/MAX([.B39:.O39]); &quot;&quot;)" table:style-name="ce1">
            <text:p>0,272840474</text:p>
          </table:table-cell>
          <table:table-cell office:value-type="float" office:value="0.23534803433433915" table:formula="of:=IF([.P39]; 1-[.P39]/AVERAGE([.B39:.O39]); &quot;&quot;)" table:style-name="ce1">
            <text:p>0,235348034</text:p>
          </table:table-cell>
          <table:table-cell office:value-type="float" office:value="5" table:formula="of:=IF([.P39]&gt;MAX([.B39:.O39]); 1; IF([.P39]&gt;AVERAGE([.B39:.O39]); 2; IF([.P39]&gt;MIN([.B39:.O39]); 3; IF([.P39]&gt;MAX([.B39:.O39])*0.75; 4; 5))))" table:style-name="ce5">
            <text:p>5</text:p>
          </table:table-cell>
          <table:table-cell table:style-name="ce1"/>
          <table:table-cell office:value-type="float" office:value="0.76385962963104304" table:style-name="ce1">
            <text:p>0,76385963</text:p>
          </table:table-cell>
          <table:table-cell table:style-name="ce1"/>
          <table:table-cell office:value-type="string" office:string-value="99,55\%" table:formula="of:=ROUND([.B39];4)*100 &amp;&quot;\%&quot;" table:style-name="ce1">
            <text:p>99,55\%</text:p>
          </table:table-cell>
          <table:table-cell office:value-type="string" office:string-value="98,37\%" table:formula="of:=ROUND([.C39];4)*100 &amp;&quot;\%&quot;" table:style-name="ce1">
            <text:p>98,37\%</text:p>
          </table:table-cell>
          <table:table-cell office:value-type="string" office:string-value="98,72\%" table:formula="of:=ROUND([.D39];4)*100 &amp;&quot;\%&quot;" table:style-name="ce1">
            <text:p>98,72\%</text:p>
          </table:table-cell>
          <table:table-cell office:value-type="string" office:string-value="94,88\%" table:formula="of:=ROUND([.E39];4)*100 &amp;&quot;\%&quot;" table:style-name="ce1">
            <text:p>94,88\%</text:p>
          </table:table-cell>
          <table:table-cell office:value-type="string" office:string-value="98,86\%" table:formula="of:=ROUND([.F39];4)*100 &amp;&quot;\%&quot;" table:style-name="ce1">
            <text:p>98,86\%</text:p>
          </table:table-cell>
          <table:table-cell office:value-type="string" office:string-value="94,95\%" table:formula="of:=ROUND([.G39];4)*100 &amp;&quot;\%&quot;" table:style-name="ce1">
            <text:p>94,95\%</text:p>
          </table:table-cell>
          <table:table-cell office:value-type="string" office:string-value="82,34\%" table:formula="of:=ROUND([.H39];4)*100 &amp;&quot;\%&quot;" table:style-name="ce1">
            <text:p>82,34\%</text:p>
          </table:table-cell>
          <table:table-cell office:value-type="string" office:string-value="90,06\%" table:formula="of:=ROUND([.I39];4)*100 &amp;&quot;\%&quot;" table:style-name="ce1">
            <text:p>90,06\%</text:p>
          </table:table-cell>
          <table:table-cell office:value-type="string" office:string-value="94,76\%" table:formula="of:=ROUND([.J39];4)*100 &amp;&quot;\%&quot;" table:style-name="ce1">
            <text:p>94,76\%</text:p>
          </table:table-cell>
          <table:table-cell office:value-type="string" office:string-value="96,68\%" table:formula="of:=ROUND([.K39];4)*100 &amp;&quot;\%&quot;" table:style-name="ce1">
            <text:p>96,68\%</text:p>
          </table:table-cell>
          <table:table-cell office:value-type="string" office:string-value="96,16\%" table:formula="of:=ROUND([.L39];4)*100 &amp;&quot;\%&quot;" table:style-name="ce1">
            <text:p>96,16\%</text:p>
          </table:table-cell>
          <table:table-cell office:value-type="string" office:string-value="87,87\%" table:formula="of:=ROUND([.M39];4)*100 &amp;&quot;\%&quot;" table:style-name="ce1">
            <text:p>87,87\%</text:p>
          </table:table-cell>
          <table:table-cell office:value-type="string" office:string-value="96,14\%" table:formula="of:=ROUND([.N39];4)*100 &amp;&quot;\%&quot;" table:style-name="ce1">
            <text:p>96,14\%</text:p>
          </table:table-cell>
          <table:table-cell office:value-type="string" office:string-value="95,98\%" table:formula="of:=ROUND([.O39];4)*100 &amp;&quot;\%&quot;" table:style-name="ce1">
            <text:p>95,98\%</text:p>
          </table:table-cell>
          <table:table-cell office:value-type="string" office:string-value="94,67\%" table:formula="of:=ROUND(AVERAGE([.B39:.O39]);4)*100&amp;&quot;\%&quot;" table:style-name="ce1">
            <text:p>94,67\%</text:p>
          </table:table-cell>
          <table:table-cell office:value-type="string" office:string-value="72,39\%" table:formula="of:=ROUND([.P39];4)*100 &amp;&quot;\%&quot;" table:style-name="ce1">
            <text:p>72,39\%</text:p>
          </table:table-cell>
          <table:table-cell office:value-type="string" office:string-value="\hline 99,55\% &amp; 98,37\% &amp; 98,72\% &amp; 94,88\% &amp; 98,86\% &amp; 94,95\% &amp; 82,34\% &amp; 90,06\% &amp; 94,76\% &amp; 96,68\% &amp; 96,16\% &amp; 87,87\% &amp; 96,14\% &amp; 95,98\% &amp; 94,67\% &amp; 72,39\% \\" table:formula="of:=&quot;\hline &quot;&amp;[.X39]&amp;&quot; &amp; &quot;&amp;[.Y39]&amp;&quot; &amp; &quot;&amp;[.Z39]&amp;&quot; &amp; &quot;&amp;[.AA39]&amp;&quot; &amp; &quot;&amp;[.AB39]&amp;&quot; &amp; &quot;&amp;[.AC39]&amp;&quot; &amp; &quot;&amp;[.AD39]&amp;&quot; &amp; &quot;&amp;[.AE39]&amp;&quot; &amp; &quot;&amp;[.AF39]&amp;&quot; &amp; &quot;&amp;[.AG39]&amp;&quot; &amp; &quot;&amp;[.AH39]&amp;&quot; &amp; &quot;&amp;[.AI39]&amp;&quot; &amp; &quot;&amp;[.AJ39]&amp;&quot; &amp; &quot;&amp;[.AK39]&amp;&quot; &amp; &quot;&amp;[.AL39]&amp;&quot; &amp; &quot;&amp;[.AM39]&amp;&quot; \\&quot;" table:style-name="ce1">
            <text:p>\hline 99,55\% &amp; 98,37\% &amp; 98,72\% &amp; 94,88\% &amp; 98,86\% &amp; 94,95\% &amp; 82,34\% &amp; 90,06\% &amp; 94,76\% &amp; 96,68\% &amp; 96,16\% &amp; 87,87\% &amp; 96,14\% &amp; 95,98\% &amp; 94,67\% &amp; 72,39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GunPoint</text:p>
          </table:table-cell>
          <table:table-cell office:value-type="float" office:value="1" table:style-name="ce3">
            <text:p>1</text:p>
          </table:table-cell>
          <table:table-cell office:value-type="float" office:value="0.99822222222222201" table:style-name="ce4">
            <text:p>0,998222222</text:p>
          </table:table-cell>
          <table:table-cell office:value-type="float" office:value="0.99199999999999999" table:style-name="ce4">
            <text:p>0,992</text:p>
          </table:table-cell>
          <table:table-cell office:value-type="float" office:value="0.99511111111111095" table:style-name="ce4">
            <text:p>0,995111111</text:p>
          </table:table-cell>
          <table:table-cell office:value-type="float" office:value="0.98644444444444401" table:style-name="ce4">
            <text:p>0,986444444</text:p>
          </table:table-cell>
          <table:table-cell office:value-type="float" office:value="0.99088888888888904" table:style-name="ce4">
            <text:p>0,990888889</text:p>
          </table:table-cell>
          <table:table-cell office:value-type="float" office:value="0.99133333333333296" table:style-name="ce4">
            <text:p>0,991333333</text:p>
          </table:table-cell>
          <table:table-cell office:value-type="float" office:value="0.99311111111111094" table:style-name="ce4">
            <text:p>0,993111111</text:p>
          </table:table-cell>
          <table:table-cell office:value-type="float" office:value="0.99666666666666703" table:style-name="ce4">
            <text:p>0,996666667</text:p>
          </table:table-cell>
          <table:table-cell office:value-type="float" office:value="0.99977777777777799" table:style-name="ce4">
            <text:p>0,999777778</text:p>
          </table:table-cell>
          <table:table-cell office:value-type="float" office:value="0.99644444444444402" table:style-name="ce4">
            <text:p>0,996444444</text:p>
          </table:table-cell>
          <table:table-cell office:value-type="float" office:value="0.98088888888888903" table:style-name="ce4">
            <text:p>0,980888889</text:p>
          </table:table-cell>
          <table:table-cell office:value-type="float" office:value="0.95533333333333303" table:style-name="ce4">
            <text:p>0,955333333</text:p>
          </table:table-cell>
          <table:table-cell office:value-type="float" office:value="0.94311111111111101" table:style-name="ce4">
            <text:p>0,943111111</text:p>
          </table:table-cell>
          <table:table-cell office:value-type="float" office:value="0.95999997854232699" table:style-name="ce4">
            <text:p>0,959999979</text:p>
          </table:table-cell>
          <table:table-cell office:value-type="float" office:value="-1.7907611555247893E-2" table:formula="of:=IF([.P40]; 1-[.P40]/MIN([.B40:.O40]); &quot;&quot;)" table:style-name="ce1">
            <text:p>-0,017907612</text:p>
          </table:table-cell>
          <table:table-cell office:value-type="float" office:value="4.0000021457673007E-2" table:formula="of:=IF([.P40]; 1-[.P40]/MAX([.B40:.O40]); &quot;&quot;)" table:style-name="ce1">
            <text:p>0,040000021</text:p>
          </table:table-cell>
          <table:table-cell office:value-type="float" office:value="2.7449488668586763E-2" table:formula="of:=IF([.P40]; 1-[.P40]/AVERAGE([.B40:.O40]); &quot;&quot;)" table:style-name="ce1">
            <text:p>0,027449489</text:p>
          </table:table-cell>
          <table:table-cell office:value-type="float" office:value="3" table:formula="of:=IF([.P40]&gt;MAX([.B40:.O40]); 1; IF([.P40]&gt;AVERAGE([.B40:.O40]); 2; IF([.P40]&gt;MIN([.B40:.O40]); 3; IF([.P40]&gt;MAX([.B40:.O40])*0.75; 4; 5))))" table:style-name="ce5">
            <text:p>3</text:p>
          </table:table-cell>
          <table:table-cell table:style-name="ce1"/>
          <table:table-cell office:value-type="float" office:value="0.90666669607162498" table:style-name="ce1">
            <text:p>0,906666696</text:p>
          </table:table-cell>
          <table:table-cell table:style-name="ce1"/>
          <table:table-cell office:value-type="string" office:string-value="100\%" table:formula="of:=ROUND([.B40];4)*100 &amp;&quot;\%&quot;" table:style-name="ce1">
            <text:p>100\%</text:p>
          </table:table-cell>
          <table:table-cell office:value-type="string" office:string-value="99,82\%" table:formula="of:=ROUND([.C40];4)*100 &amp;&quot;\%&quot;" table:style-name="ce1">
            <text:p>99,82\%</text:p>
          </table:table-cell>
          <table:table-cell office:value-type="string" office:string-value="99,2\%" table:formula="of:=ROUND([.D40];4)*100 &amp;&quot;\%&quot;" table:style-name="ce1">
            <text:p>99,2\%</text:p>
          </table:table-cell>
          <table:table-cell office:value-type="string" office:string-value="99,51\%" table:formula="of:=ROUND([.E40];4)*100 &amp;&quot;\%&quot;" table:style-name="ce1">
            <text:p>99,51\%</text:p>
          </table:table-cell>
          <table:table-cell office:value-type="string" office:string-value="98,64\%" table:formula="of:=ROUND([.F40];4)*100 &amp;&quot;\%&quot;" table:style-name="ce1">
            <text:p>98,64\%</text:p>
          </table:table-cell>
          <table:table-cell office:value-type="string" office:string-value="99,09\%" table:formula="of:=ROUND([.G40];4)*100 &amp;&quot;\%&quot;" table:style-name="ce1">
            <text:p>99,09\%</text:p>
          </table:table-cell>
          <table:table-cell office:value-type="string" office:string-value="99,13\%" table:formula="of:=ROUND([.H40];4)*100 &amp;&quot;\%&quot;" table:style-name="ce1">
            <text:p>99,13\%</text:p>
          </table:table-cell>
          <table:table-cell office:value-type="string" office:string-value="99,31\%" table:formula="of:=ROUND([.I40];4)*100 &amp;&quot;\%&quot;" table:style-name="ce1">
            <text:p>99,31\%</text:p>
          </table:table-cell>
          <table:table-cell office:value-type="string" office:string-value="99,67\%" table:formula="of:=ROUND([.J40];4)*100 &amp;&quot;\%&quot;" table:style-name="ce1">
            <text:p>99,67\%</text:p>
          </table:table-cell>
          <table:table-cell office:value-type="string" office:string-value="99,98\%" table:formula="of:=ROUND([.K40];4)*100 &amp;&quot;\%&quot;" table:style-name="ce1">
            <text:p>99,98\%</text:p>
          </table:table-cell>
          <table:table-cell office:value-type="string" office:string-value="99,64\%" table:formula="of:=ROUND([.L40];4)*100 &amp;&quot;\%&quot;" table:style-name="ce1">
            <text:p>99,64\%</text:p>
          </table:table-cell>
          <table:table-cell office:value-type="string" office:string-value="98,09\%" table:formula="of:=ROUND([.M40];4)*100 &amp;&quot;\%&quot;" table:style-name="ce1">
            <text:p>98,09\%</text:p>
          </table:table-cell>
          <table:table-cell office:value-type="string" office:string-value="95,53\%" table:formula="of:=ROUND([.N40];4)*100 &amp;&quot;\%&quot;" table:style-name="ce1">
            <text:p>95,53\%</text:p>
          </table:table-cell>
          <table:table-cell office:value-type="string" office:string-value="94,31\%" table:formula="of:=ROUND([.O40];4)*100 &amp;&quot;\%&quot;" table:style-name="ce1">
            <text:p>94,31\%</text:p>
          </table:table-cell>
          <table:table-cell office:value-type="string" office:string-value="98,71\%" table:formula="of:=ROUND(AVERAGE([.B40:.O40]);4)*100&amp;&quot;\%&quot;" table:style-name="ce1">
            <text:p>98,71\%</text:p>
          </table:table-cell>
          <table:table-cell office:value-type="string" office:string-value="96\%" table:formula="of:=ROUND([.P40];4)*100 &amp;&quot;\%&quot;" table:style-name="ce1">
            <text:p>96\%</text:p>
          </table:table-cell>
          <table:table-cell office:value-type="string" office:string-value="\hline 100\% &amp; 99,82\% &amp; 99,2\% &amp; 99,51\% &amp; 98,64\% &amp; 99,09\% &amp; 99,13\% &amp; 99,31\% &amp; 99,67\% &amp; 99,98\% &amp; 99,64\% &amp; 98,09\% &amp; 95,53\% &amp; 94,31\% &amp; 98,71\% &amp; 96\% \\" table:formula="of:=&quot;\hline &quot;&amp;[.X40]&amp;&quot; &amp; &quot;&amp;[.Y40]&amp;&quot; &amp; &quot;&amp;[.Z40]&amp;&quot; &amp; &quot;&amp;[.AA40]&amp;&quot; &amp; &quot;&amp;[.AB40]&amp;&quot; &amp; &quot;&amp;[.AC40]&amp;&quot; &amp; &quot;&amp;[.AD40]&amp;&quot; &amp; &quot;&amp;[.AE40]&amp;&quot; &amp; &quot;&amp;[.AF40]&amp;&quot; &amp; &quot;&amp;[.AG40]&amp;&quot; &amp; &quot;&amp;[.AH40]&amp;&quot; &amp; &quot;&amp;[.AI40]&amp;&quot; &amp; &quot;&amp;[.AJ40]&amp;&quot; &amp; &quot;&amp;[.AK40]&amp;&quot; &amp; &quot;&amp;[.AL40]&amp;&quot; &amp; &quot;&amp;[.AM40]&amp;&quot; \\&quot;" table:style-name="ce1">
            <text:p>\hline 100\% &amp; 99,82\% &amp; 99,2\% &amp; 99,51\% &amp; 98,64\% &amp; 99,09\% &amp; 99,13\% &amp; 99,31\% &amp; 99,67\% &amp; 99,98\% &amp; 99,64\% &amp; 98,09\% &amp; 95,53\% &amp; 94,31\% &amp; 98,71\% &amp; 96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GunPointAgeSpan</text:p>
          </table:table-cell>
          <table:table-cell office:value-type="float" office:value="0.99957805907173003" table:style-name="ce3">
            <text:p>0,999578059</text:p>
          </table:table-cell>
          <table:table-cell office:value-type="float" office:value="0.99662447257383902" table:style-name="ce4">
            <text:p>0,996624473</text:p>
          </table:table-cell>
          <table:table-cell office:value-type="float" office:value="0.99345991561181402" table:style-name="ce4">
            <text:p>0,993459916</text:p>
          </table:table-cell>
          <table:table-cell office:value-type="float" office:value="0.98407172995780601" table:style-name="ce4">
            <text:p>0,98407173</text:p>
          </table:table-cell>
          <table:table-cell office:value-type="float" office:value="0.96603375527426205" table:style-name="ce4">
            <text:p>0,966033755</text:p>
          </table:table-cell>
          <table:table-cell office:value-type="float" office:value="0.99440928270042195" table:style-name="ce4">
            <text:p>0,994409283</text:p>
          </table:table-cell>
          <table:table-cell office:value-type="float" office:value="0.99694092827004199" table:style-name="ce4">
            <text:p>0,996940928</text:p>
          </table:table-cell>
          <table:table-cell office:value-type="float" office:value="0.98132911392405098" table:style-name="ce4">
            <text:p>0,981329114</text:p>
          </table:table-cell>
          <table:table-cell office:value-type="float" office:value="0.99535864978902899" table:style-name="ce4">
            <text:p>0,99535865</text:p>
          </table:table-cell>
          <table:table-cell office:value-type="float" office:value="0.99862869198312199" table:style-name="ce4">
            <text:p>0,998628692</text:p>
          </table:table-cell>
          <table:table-cell office:value-type="float" office:value="0.99493670886075902" table:style-name="ce4">
            <text:p>0,994936709</text:p>
          </table:table-cell>
          <table:table-cell office:value-type="float" office:value="0.98628691983122396" table:style-name="ce4">
            <text:p>0,98628692</text:p>
          </table:table-cell>
          <table:table-cell office:value-type="float" office:value="0.97774261603375501" table:style-name="ce4">
            <text:p>0,977742616</text:p>
          </table:table-cell>
          <table:table-cell office:value-type="float" office:value="0.94388185654008505" table:style-name="ce4">
            <text:p>0,943881857</text:p>
          </table:table-cell>
          <table:table-cell office:value-type="float" office:value="0.879746854305267" table:style-name="ce4">
            <text:p>0,879746854</text:p>
          </table:table-cell>
          <table:table-cell office:value-type="float" office:value="6.794812485315993E-2" table:formula="of:=IF([.P41]; 1-[.P41]/MIN([.B41:.O41]); &quot;&quot;)" table:style-name="ce1">
            <text:p>0,067948125</text:p>
          </table:table-cell>
          <table:table-cell office:value-type="float" office:value="0.11988178779928971" table:formula="of:=IF([.P41]; 1-[.P41]/MAX([.B41:.O41]); &quot;&quot;)" table:style-name="ce1">
            <text:p>0,119881788</text:p>
          </table:table-cell>
          <table:table-cell office:value-type="float" office:value="0.10810313414052908" table:formula="of:=IF([.P41]; 1-[.P41]/AVERAGE([.B41:.O41]); &quot;&quot;)" table:style-name="ce1">
            <text:p>0,108103134</text:p>
          </table:table-cell>
          <table:table-cell office:value-type="float" office:value="4" table:formula="of:=IF([.P41]&gt;MAX([.B41:.O41]); 1; IF([.P41]&gt;AVERAGE([.B41:.O41]); 2; IF([.P41]&gt;MIN([.B41:.O41]); 3; IF([.P41]&gt;MAX([.B41:.O41])*0.75; 4; 5))))" table:style-name="ce5">
            <text:p>4</text:p>
          </table:table-cell>
          <table:table-cell table:style-name="ce1"/>
          <table:table-cell office:value-type="float" office:value="0.88291138410568204" table:style-name="ce1">
            <text:p>0,882911384</text:p>
          </table:table-cell>
          <table:table-cell table:style-name="ce1"/>
          <table:table-cell office:value-type="string" office:string-value="99,96\%" table:formula="of:=ROUND([.B41];4)*100 &amp;&quot;\%&quot;" table:style-name="ce1">
            <text:p>99,96\%</text:p>
          </table:table-cell>
          <table:table-cell office:value-type="string" office:string-value="99,66\%" table:formula="of:=ROUND([.C41];4)*100 &amp;&quot;\%&quot;" table:style-name="ce1">
            <text:p>99,66\%</text:p>
          </table:table-cell>
          <table:table-cell office:value-type="string" office:string-value="99,35\%" table:formula="of:=ROUND([.D41];4)*100 &amp;&quot;\%&quot;" table:style-name="ce1">
            <text:p>99,35\%</text:p>
          </table:table-cell>
          <table:table-cell office:value-type="string" office:string-value="98,41\%" table:formula="of:=ROUND([.E41];4)*100 &amp;&quot;\%&quot;" table:style-name="ce1">
            <text:p>98,41\%</text:p>
          </table:table-cell>
          <table:table-cell office:value-type="string" office:string-value="96,6\%" table:formula="of:=ROUND([.F41];4)*100 &amp;&quot;\%&quot;" table:style-name="ce1">
            <text:p>96,6\%</text:p>
          </table:table-cell>
          <table:table-cell office:value-type="string" office:string-value="99,44\%" table:formula="of:=ROUND([.G41];4)*100 &amp;&quot;\%&quot;" table:style-name="ce1">
            <text:p>99,44\%</text:p>
          </table:table-cell>
          <table:table-cell office:value-type="string" office:string-value="99,69\%" table:formula="of:=ROUND([.H41];4)*100 &amp;&quot;\%&quot;" table:style-name="ce1">
            <text:p>99,69\%</text:p>
          </table:table-cell>
          <table:table-cell office:value-type="string" office:string-value="98,13\%" table:formula="of:=ROUND([.I41];4)*100 &amp;&quot;\%&quot;" table:style-name="ce1">
            <text:p>98,13\%</text:p>
          </table:table-cell>
          <table:table-cell office:value-type="string" office:string-value="99,54\%" table:formula="of:=ROUND([.J41];4)*100 &amp;&quot;\%&quot;" table:style-name="ce1">
            <text:p>99,54\%</text:p>
          </table:table-cell>
          <table:table-cell office:value-type="string" office:string-value="99,86\%" table:formula="of:=ROUND([.K41];4)*100 &amp;&quot;\%&quot;" table:style-name="ce1">
            <text:p>99,86\%</text:p>
          </table:table-cell>
          <table:table-cell office:value-type="string" office:string-value="99,49\%" table:formula="of:=ROUND([.L41];4)*100 &amp;&quot;\%&quot;" table:style-name="ce1">
            <text:p>99,49\%</text:p>
          </table:table-cell>
          <table:table-cell office:value-type="string" office:string-value="98,63\%" table:formula="of:=ROUND([.M41];4)*100 &amp;&quot;\%&quot;" table:style-name="ce1">
            <text:p>98,63\%</text:p>
          </table:table-cell>
          <table:table-cell office:value-type="string" office:string-value="97,77\%" table:formula="of:=ROUND([.N41];4)*100 &amp;&quot;\%&quot;" table:style-name="ce1">
            <text:p>97,77\%</text:p>
          </table:table-cell>
          <table:table-cell office:value-type="string" office:string-value="94,39\%" table:formula="of:=ROUND([.O41];4)*100 &amp;&quot;\%&quot;" table:style-name="ce1">
            <text:p>94,39\%</text:p>
          </table:table-cell>
          <table:table-cell office:value-type="string" office:string-value="98,64\%" table:formula="of:=ROUND(AVERAGE([.B41:.O41]);4)*100&amp;&quot;\%&quot;" table:style-name="ce1">
            <text:p>98,64\%</text:p>
          </table:table-cell>
          <table:table-cell office:value-type="string" office:string-value="87,97\%" table:formula="of:=ROUND([.P41];4)*100 &amp;&quot;\%&quot;" table:style-name="ce1">
            <text:p>87,97\%</text:p>
          </table:table-cell>
          <table:table-cell office:value-type="string" office:string-value="\hline 99,96\% &amp; 99,66\% &amp; 99,35\% &amp; 98,41\% &amp; 96,6\% &amp; 99,44\% &amp; 99,69\% &amp; 98,13\% &amp; 99,54\% &amp; 99,86\% &amp; 99,49\% &amp; 98,63\% &amp; 97,77\% &amp; 94,39\% &amp; 98,64\% &amp; 87,97\% \\" table:formula="of:=&quot;\hline &quot;&amp;[.X41]&amp;&quot; &amp; &quot;&amp;[.Y41]&amp;&quot; &amp; &quot;&amp;[.Z41]&amp;&quot; &amp; &quot;&amp;[.AA41]&amp;&quot; &amp; &quot;&amp;[.AB41]&amp;&quot; &amp; &quot;&amp;[.AC41]&amp;&quot; &amp; &quot;&amp;[.AD41]&amp;&quot; &amp; &quot;&amp;[.AE41]&amp;&quot; &amp; &quot;&amp;[.AF41]&amp;&quot; &amp; &quot;&amp;[.AG41]&amp;&quot; &amp; &quot;&amp;[.AH41]&amp;&quot; &amp; &quot;&amp;[.AI41]&amp;&quot; &amp; &quot;&amp;[.AJ41]&amp;&quot; &amp; &quot;&amp;[.AK41]&amp;&quot; &amp; &quot;&amp;[.AL41]&amp;&quot; &amp; &quot;&amp;[.AM41]&amp;&quot; \\&quot;" table:style-name="ce1">
            <text:p>\hline 99,96\% &amp; 99,66\% &amp; 99,35\% &amp; 98,41\% &amp; 96,6\% &amp; 99,44\% &amp; 99,69\% &amp; 98,13\% &amp; 99,54\% &amp; 99,86\% &amp; 99,49\% &amp; 98,63\% &amp; 97,77\% &amp; 94,39\% &amp; 98,64\% &amp; 87,97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GunPointMaleVersusFemale</text:p>
          </table:table-cell>
          <table:table-cell office:value-type="float" office:value="0.99936708860759504" table:style-name="ce3">
            <text:p>0,999367089</text:p>
          </table:table-cell>
          <table:table-cell office:value-type="float" office:value="0.99989451476793201" table:style-name="ce4">
            <text:p>0,999894515</text:p>
          </table:table-cell>
          <table:table-cell office:value-type="float" office:value="0.99989451476793201" table:style-name="ce4">
            <text:p>0,999894515</text:p>
          </table:table-cell>
          <table:table-cell office:value-type="float" office:value="0.99831223628692001" table:style-name="ce4">
            <text:p>0,998312236</text:p>
          </table:table-cell>
          <table:table-cell office:value-type="float" office:value="0.98649789029535795" table:style-name="ce4">
            <text:p>0,98649789</text:p>
          </table:table-cell>
          <table:table-cell office:value-type="float" office:value="0.99008438818565403" table:style-name="ce4">
            <text:p>0,990084388</text:p>
          </table:table-cell>
          <table:table-cell office:value-type="float" office:value="0.99936708860759504" table:style-name="ce4">
            <text:p>0,999367089</text:p>
          </table:table-cell>
          <table:table-cell office:value-type="float" office:value="0.99388185654008399" table:style-name="ce4">
            <text:p>0,993881857</text:p>
          </table:table-cell>
          <table:table-cell office:value-type="float" office:value="0.99957805907173003" table:style-name="ce4">
            <text:p>0,999578059</text:p>
          </table:table-cell>
          <table:table-cell office:value-type="float" office:value="0.99915611814345995" table:style-name="ce4">
            <text:p>0,999156118</text:p>
          </table:table-cell>
          <table:table-cell office:value-type="float" office:value="0.99957805907173003" table:style-name="ce4">
            <text:p>0,999578059</text:p>
          </table:table-cell>
          <table:table-cell office:value-type="float" office:value="0.99113924050632896" table:style-name="ce4">
            <text:p>0,991139241</text:p>
          </table:table-cell>
          <table:table-cell office:value-type="float" office:value="0.99599156118143395" table:style-name="ce4">
            <text:p>0,995991561</text:p>
          </table:table-cell>
          <table:table-cell office:value-type="float" office:value="0.99345991561181402" table:style-name="ce4">
            <text:p>0,993459916</text:p>
          </table:table-cell>
          <table:table-cell office:value-type="float" office:value="0.99683547019958496" table:style-name="ce4">
            <text:p>0,99683547</text:p>
          </table:table-cell>
          <table:table-cell office:value-type="float" office:value="-1.0479069449537137E-2" table:formula="of:=IF([.P42]; 1-[.P42]/MIN([.B42:.O42]); &quot;&quot;)" table:style-name="ce1">
            <text:p>-0,010479069</text:p>
          </table:table-cell>
          <table:table-cell office:value-type="float" office:value="3.0593672864152044E-3" table:formula="of:=IF([.P42]; 1-[.P42]/MAX([.B42:.O42]); &quot;&quot;)" table:style-name="ce1">
            <text:p>0,003059367</text:p>
          </table:table-cell>
          <table:table-cell office:value-type="float" office:value="-6.8076246039594501E-4" table:formula="of:=IF([.P42]; 1-[.P42]/AVERAGE([.B42:.O42]); &quot;&quot;)" table:style-name="ce1">
            <text:p>-0,000680762</text:p>
          </table:table-cell>
          <table:table-cell office:value-type="float" office:value="2" table:formula="of:=IF([.P42]&gt;MAX([.B42:.O42]); 1; IF([.P42]&gt;AVERAGE([.B42:.O42]); 2; IF([.P42]&gt;MIN([.B42:.O42]); 3; IF([.P42]&gt;MAX([.B42:.O42])*0.75; 4; 5))))" table:style-name="ce5">
            <text:p>2</text:p>
          </table:table-cell>
          <table:table-cell table:style-name="ce1"/>
          <table:table-cell office:value-type="float" office:value="0.99683547019958496" table:style-name="ce1">
            <text:p>0,99683547</text:p>
          </table:table-cell>
          <table:table-cell table:style-name="ce1"/>
          <table:table-cell office:value-type="string" office:string-value="99,94\%" table:formula="of:=ROUND([.B42];4)*100 &amp;&quot;\%&quot;" table:style-name="ce1">
            <text:p>99,94\%</text:p>
          </table:table-cell>
          <table:table-cell office:value-type="string" office:string-value="99,99\%" table:formula="of:=ROUND([.C42];4)*100 &amp;&quot;\%&quot;" table:style-name="ce1">
            <text:p>99,99\%</text:p>
          </table:table-cell>
          <table:table-cell office:value-type="string" office:string-value="99,99\%" table:formula="of:=ROUND([.D42];4)*100 &amp;&quot;\%&quot;" table:style-name="ce1">
            <text:p>99,99\%</text:p>
          </table:table-cell>
          <table:table-cell office:value-type="string" office:string-value="99,83\%" table:formula="of:=ROUND([.E42];4)*100 &amp;&quot;\%&quot;" table:style-name="ce1">
            <text:p>99,83\%</text:p>
          </table:table-cell>
          <table:table-cell office:value-type="string" office:string-value="98,65\%" table:formula="of:=ROUND([.F42];4)*100 &amp;&quot;\%&quot;" table:style-name="ce1">
            <text:p>98,65\%</text:p>
          </table:table-cell>
          <table:table-cell office:value-type="string" office:string-value="99,01\%" table:formula="of:=ROUND([.G42];4)*100 &amp;&quot;\%&quot;" table:style-name="ce1">
            <text:p>99,01\%</text:p>
          </table:table-cell>
          <table:table-cell office:value-type="string" office:string-value="99,94\%" table:formula="of:=ROUND([.H42];4)*100 &amp;&quot;\%&quot;" table:style-name="ce1">
            <text:p>99,94\%</text:p>
          </table:table-cell>
          <table:table-cell office:value-type="string" office:string-value="99,39\%" table:formula="of:=ROUND([.I42];4)*100 &amp;&quot;\%&quot;" table:style-name="ce1">
            <text:p>99,39\%</text:p>
          </table:table-cell>
          <table:table-cell office:value-type="string" office:string-value="99,96\%" table:formula="of:=ROUND([.J42];4)*100 &amp;&quot;\%&quot;" table:style-name="ce1">
            <text:p>99,96\%</text:p>
          </table:table-cell>
          <table:table-cell office:value-type="string" office:string-value="99,92\%" table:formula="of:=ROUND([.K42];4)*100 &amp;&quot;\%&quot;" table:style-name="ce1">
            <text:p>99,92\%</text:p>
          </table:table-cell>
          <table:table-cell office:value-type="string" office:string-value="99,96\%" table:formula="of:=ROUND([.L42];4)*100 &amp;&quot;\%&quot;" table:style-name="ce1">
            <text:p>99,96\%</text:p>
          </table:table-cell>
          <table:table-cell office:value-type="string" office:string-value="99,11\%" table:formula="of:=ROUND([.M42];4)*100 &amp;&quot;\%&quot;" table:style-name="ce1">
            <text:p>99,11\%</text:p>
          </table:table-cell>
          <table:table-cell office:value-type="string" office:string-value="99,6\%" table:formula="of:=ROUND([.N42];4)*100 &amp;&quot;\%&quot;" table:style-name="ce1">
            <text:p>99,6\%</text:p>
          </table:table-cell>
          <table:table-cell office:value-type="string" office:string-value="99,35\%" table:formula="of:=ROUND([.O42];4)*100 &amp;&quot;\%&quot;" table:style-name="ce1">
            <text:p>99,35\%</text:p>
          </table:table-cell>
          <table:table-cell office:value-type="string" office:string-value="99,62\%" table:formula="of:=ROUND(AVERAGE([.B42:.O42]);4)*100&amp;&quot;\%&quot;" table:style-name="ce1">
            <text:p>99,62\%</text:p>
          </table:table-cell>
          <table:table-cell office:value-type="string" office:string-value="99,68\%" table:formula="of:=ROUND([.P42];4)*100 &amp;&quot;\%&quot;" table:style-name="ce1">
            <text:p>99,68\%</text:p>
          </table:table-cell>
          <table:table-cell office:value-type="string" office:string-value="\hline 99,94\% &amp; 99,99\% &amp; 99,99\% &amp; 99,83\% &amp; 98,65\% &amp; 99,01\% &amp; 99,94\% &amp; 99,39\% &amp; 99,96\% &amp; 99,92\% &amp; 99,96\% &amp; 99,11\% &amp; 99,6\% &amp; 99,35\% &amp; 99,62\% &amp; 99,68\% \\" table:formula="of:=&quot;\hline &quot;&amp;[.X42]&amp;&quot; &amp; &quot;&amp;[.Y42]&amp;&quot; &amp; &quot;&amp;[.Z42]&amp;&quot; &amp; &quot;&amp;[.AA42]&amp;&quot; &amp; &quot;&amp;[.AB42]&amp;&quot; &amp; &quot;&amp;[.AC42]&amp;&quot; &amp; &quot;&amp;[.AD42]&amp;&quot; &amp; &quot;&amp;[.AE42]&amp;&quot; &amp; &quot;&amp;[.AF42]&amp;&quot; &amp; &quot;&amp;[.AG42]&amp;&quot; &amp; &quot;&amp;[.AH42]&amp;&quot; &amp; &quot;&amp;[.AI42]&amp;&quot; &amp; &quot;&amp;[.AJ42]&amp;&quot; &amp; &quot;&amp;[.AK42]&amp;&quot; &amp; &quot;&amp;[.AL42]&amp;&quot; &amp; &quot;&amp;[.AM42]&amp;&quot; \\&quot;" table:style-name="ce1">
            <text:p>\hline 99,94\% &amp; 99,99\% &amp; 99,99\% &amp; 99,83\% &amp; 98,65\% &amp; 99,01\% &amp; 99,94\% &amp; 99,39\% &amp; 99,96\% &amp; 99,92\% &amp; 99,96\% &amp; 99,11\% &amp; 99,6\% &amp; 99,35\% &amp; 99,62\% &amp; 99,68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GunPointOldVersusYoung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.98962962962962997" table:style-name="ce4">
            <text:p>0,98962963</text:p>
          </table:table-cell>
          <table:table-cell office:value-type="float" office:value="1" table:style-name="ce4">
            <text:p>1</text:p>
          </table:table-cell>
          <table:table-cell office:value-type="float" office:value="0.97830687830687801" table:style-name="ce4">
            <text:p>0,97830687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.98603174603174604" table:style-name="ce4">
            <text:p>0,986031746</text:p>
          </table:table-cell>
          <table:table-cell office:value-type="float" office:value="0.99915343915343902" table:style-name="ce4">
            <text:p>0,999153439</text:p>
          </table:table-cell>
          <table:table-cell office:value-type="float" office:value="0.99915343915343902" table:style-name="ce4">
            <text:p>0,999153439</text:p>
          </table:table-cell>
          <table:table-cell office:value-type="float" office:value="0.99915343915343902" table:style-name="ce4">
            <text:p>0,999153439</text:p>
          </table:table-cell>
          <table:table-cell office:value-type="float" office:value="0.99978835978836" table:style-name="ce4">
            <text:p>0,99978836</text:p>
          </table:table-cell>
          <table:table-cell office:value-type="float" office:value="1" table:style-name="ce4">
            <text:p>1</text:p>
          </table:table-cell>
          <table:table-cell office:value-type="float" office:value="0.964232804232804" table:style-name="ce4">
            <text:p>0,964232804</text:p>
          </table:table-cell>
          <table:table-cell office:value-type="float" office:value="0.86666667461395197" table:style-name="ce4">
            <text:p>0,866666675</text:p>
          </table:table-cell>
          <table:table-cell office:value-type="float" office:value="0.10118524197740908" table:formula="of:=IF([.P43]; 1-[.P43]/MIN([.B43:.O43]); &quot;&quot;)" table:style-name="ce1">
            <text:p>0,101185242</text:p>
          </table:table-cell>
          <table:table-cell office:value-type="float" office:value="0.13333332538604803" table:formula="of:=IF([.P43]; 1-[.P43]/MAX([.B43:.O43]); &quot;&quot;)" table:style-name="ce1">
            <text:p>0,133333325</text:p>
          </table:table-cell>
          <table:table-cell office:value-type="float" office:value="0.12806745917197693" table:formula="of:=IF([.P43]; 1-[.P43]/AVERAGE([.B43:.O43]); &quot;&quot;)" table:style-name="ce1">
            <text:p>0,128067459</text:p>
          </table:table-cell>
          <table:table-cell office:value-type="float" office:value="4" table:formula="of:=IF([.P43]&gt;MAX([.B43:.O43]); 1; IF([.P43]&gt;AVERAGE([.B43:.O43]); 2; IF([.P43]&gt;MIN([.B43:.O43]); 3; IF([.P43]&gt;MAX([.B43:.O43])*0.75; 4; 5))))" table:style-name="ce5">
            <text:p>4</text:p>
          </table:table-cell>
          <table:table-cell table:style-name="ce1"/>
          <table:table-cell office:value-type="float" office:value="0.88888889551162698" table:style-name="ce1">
            <text:p>0,888888896</text:p>
          </table:table-cell>
          <table:table-cell table:style-name="ce1"/>
          <table:table-cell office:value-type="string" office:string-value="100\%" table:formula="of:=ROUND([.B43];4)*100 &amp;&quot;\%&quot;" table:style-name="ce1">
            <text:p>100\%</text:p>
          </table:table-cell>
          <table:table-cell office:value-type="string" office:string-value="100\%" table:formula="of:=ROUND([.C43];4)*100 &amp;&quot;\%&quot;" table:style-name="ce1">
            <text:p>100\%</text:p>
          </table:table-cell>
          <table:table-cell office:value-type="string" office:string-value="98,96\%" table:formula="of:=ROUND([.D43];4)*100 &amp;&quot;\%&quot;" table:style-name="ce1">
            <text:p>98,96\%</text:p>
          </table:table-cell>
          <table:table-cell office:value-type="string" office:string-value="100\%" table:formula="of:=ROUND([.E43];4)*100 &amp;&quot;\%&quot;" table:style-name="ce1">
            <text:p>100\%</text:p>
          </table:table-cell>
          <table:table-cell office:value-type="string" office:string-value="97,83\%" table:formula="of:=ROUND([.F43];4)*100 &amp;&quot;\%&quot;" table:style-name="ce1">
            <text:p>97,83\%</text:p>
          </table:table-cell>
          <table:table-cell office:value-type="string" office:string-value="100\%" table:formula="of:=ROUND([.G43];4)*100 &amp;&quot;\%&quot;" table:style-name="ce1">
            <text:p>100\%</text:p>
          </table:table-cell>
          <table:table-cell office:value-type="string" office:string-value="100\%" table:formula="of:=ROUND([.H43];4)*100 &amp;&quot;\%&quot;" table:style-name="ce1">
            <text:p>100\%</text:p>
          </table:table-cell>
          <table:table-cell office:value-type="string" office:string-value="98,6\%" table:formula="of:=ROUND([.I43];4)*100 &amp;&quot;\%&quot;" table:style-name="ce1">
            <text:p>98,6\%</text:p>
          </table:table-cell>
          <table:table-cell office:value-type="string" office:string-value="99,92\%" table:formula="of:=ROUND([.J43];4)*100 &amp;&quot;\%&quot;" table:style-name="ce1">
            <text:p>99,92\%</text:p>
          </table:table-cell>
          <table:table-cell office:value-type="string" office:string-value="99,92\%" table:formula="of:=ROUND([.K43];4)*100 &amp;&quot;\%&quot;" table:style-name="ce1">
            <text:p>99,92\%</text:p>
          </table:table-cell>
          <table:table-cell office:value-type="string" office:string-value="99,92\%" table:formula="of:=ROUND([.L43];4)*100 &amp;&quot;\%&quot;" table:style-name="ce1">
            <text:p>99,92\%</text:p>
          </table:table-cell>
          <table:table-cell office:value-type="string" office:string-value="99,98\%" table:formula="of:=ROUND([.M43];4)*100 &amp;&quot;\%&quot;" table:style-name="ce1">
            <text:p>99,98\%</text:p>
          </table:table-cell>
          <table:table-cell office:value-type="string" office:string-value="100\%" table:formula="of:=ROUND([.N43];4)*100 &amp;&quot;\%&quot;" table:style-name="ce1">
            <text:p>100\%</text:p>
          </table:table-cell>
          <table:table-cell office:value-type="string" office:string-value="96,42\%" table:formula="of:=ROUND([.O43];4)*100 &amp;&quot;\%&quot;" table:style-name="ce1">
            <text:p>96,42\%</text:p>
          </table:table-cell>
          <table:table-cell office:value-type="string" office:string-value="99,4\%" table:formula="of:=ROUND(AVERAGE([.B43:.O43]);4)*100&amp;&quot;\%&quot;" table:style-name="ce1">
            <text:p>99,4\%</text:p>
          </table:table-cell>
          <table:table-cell office:value-type="string" office:string-value="86,67\%" table:formula="of:=ROUND([.P43];4)*100 &amp;&quot;\%&quot;" table:style-name="ce1">
            <text:p>86,67\%</text:p>
          </table:table-cell>
          <table:table-cell office:value-type="string" office:string-value="\hline 100\% &amp; 100\% &amp; 98,96\% &amp; 100\% &amp; 97,83\% &amp; 100\% &amp; 100\% &amp; 98,6\% &amp; 99,92\% &amp; 99,92\% &amp; 99,92\% &amp; 99,98\% &amp; 100\% &amp; 96,42\% &amp; 99,4\% &amp; 86,67\% \\" table:formula="of:=&quot;\hline &quot;&amp;[.X43]&amp;&quot; &amp; &quot;&amp;[.Y43]&amp;&quot; &amp; &quot;&amp;[.Z43]&amp;&quot; &amp; &quot;&amp;[.AA43]&amp;&quot; &amp; &quot;&amp;[.AB43]&amp;&quot; &amp; &quot;&amp;[.AC43]&amp;&quot; &amp; &quot;&amp;[.AD43]&amp;&quot; &amp; &quot;&amp;[.AE43]&amp;&quot; &amp; &quot;&amp;[.AF43]&amp;&quot; &amp; &quot;&amp;[.AG43]&amp;&quot; &amp; &quot;&amp;[.AH43]&amp;&quot; &amp; &quot;&amp;[.AI43]&amp;&quot; &amp; &quot;&amp;[.AJ43]&amp;&quot; &amp; &quot;&amp;[.AK43]&amp;&quot; &amp; &quot;&amp;[.AL43]&amp;&quot; &amp; &quot;&amp;[.AM43]&amp;&quot; \\&quot;" table:style-name="ce1">
            <text:p>\hline 100\% &amp; 100\% &amp; 98,96\% &amp; 100\% &amp; 97,83\% &amp; 100\% &amp; 100\% &amp; 98,6\% &amp; 99,92\% &amp; 99,92\% &amp; 99,92\% &amp; 99,98\% &amp; 100\% &amp; 96,42\% &amp; 99,4\% &amp; 86,67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Ham</text:p>
          </table:table-cell>
          <table:table-cell office:value-type="float" office:value="0.80507936507936495" table:style-name="ce3">
            <text:p>0,805079365</text:p>
          </table:table-cell>
          <table:table-cell office:value-type="float" office:value="0.84" table:style-name="ce4">
            <text:p>0,84</text:p>
          </table:table-cell>
          <table:table-cell office:value-type="float" office:value="0.85523809523809502" table:style-name="ce4">
            <text:p>0,855238095</text:p>
          </table:table-cell>
          <table:table-cell office:value-type="float" office:value="0.85047619047619105" table:style-name="ce4">
            <text:p>0,85047619</text:p>
          </table:table-cell>
          <table:table-cell office:value-type="float" office:value="0.81079365079365096" table:style-name="ce4">
            <text:p>0,810793651</text:p>
          </table:table-cell>
          <table:table-cell office:value-type="float" office:value="0.80730158730158796" table:style-name="ce4">
            <text:p>0,807301587</text:p>
          </table:table-cell>
          <table:table-cell office:value-type="float" office:value="0.78349206349206402" table:style-name="ce4">
            <text:p>0,783492063</text:p>
          </table:table-cell>
          <table:table-cell office:value-type="float" office:value="0.82126984126984204" table:style-name="ce4">
            <text:p>0,821269841</text:p>
          </table:table-cell>
          <table:table-cell office:value-type="float" office:value="0.83492063492063495" table:style-name="ce4">
            <text:p>0,834920635</text:p>
          </table:table-cell>
          <table:table-cell office:value-type="float" office:value="0.81142857142857205" table:style-name="ce4">
            <text:p>0,811428571</text:p>
          </table:table-cell>
          <table:table-cell office:value-type="float" office:value="0.83746031746031802" table:style-name="ce4">
            <text:p>0,837460317</text:p>
          </table:table-cell>
          <table:table-cell office:value-type="float" office:value="0.81968253968254001" table:style-name="ce4">
            <text:p>0,81968254</text:p>
          </table:table-cell>
          <table:table-cell office:value-type="float" office:value="0.79936507936507994" table:style-name="ce4">
            <text:p>0,799365079</text:p>
          </table:table-cell>
          <table:table-cell office:value-type="float" office:value="0.69396825396825401" table:style-name="ce4">
            <text:p>0,693968254</text:p>
          </table:table-cell>
          <table:table-cell office:value-type="float" office:value="0.71428573131561202" table:style-name="ce4">
            <text:p>0,714285731</text:p>
          </table:table-cell>
          <table:table-cell office:value-type="float" office:value="-2.9277243204106851E-2" table:formula="of:=IF([.P44]; 1-[.P44]/MIN([.B44:.O44]); &quot;&quot;)" table:style-name="ce1">
            <text:p>-0,029277243</text:p>
          </table:table-cell>
          <table:table-cell office:value-type="float" office:value="0.16481067051069842" table:formula="of:=IF([.P44]; 1-[.P44]/MAX([.B44:.O44]); &quot;&quot;)" table:style-name="ce1">
            <text:p>0,164810671</text:p>
          </table:table-cell>
          <table:table-cell office:value-type="float" office:value="0.12052933659942267" table:formula="of:=IF([.P44]; 1-[.P44]/AVERAGE([.B44:.O44]); &quot;&quot;)" table:style-name="ce1">
            <text:p>0,120529337</text:p>
          </table:table-cell>
          <table:table-cell office:value-type="float" office:value="3" table:formula="of:=IF([.P44]&gt;MAX([.B44:.O44]); 1; IF([.P44]&gt;AVERAGE([.B44:.O44]); 2; IF([.P44]&gt;MIN([.B44:.O44]); 3; IF([.P44]&gt;MAX([.B44:.O44])*0.75; 4; 5))))" table:style-name="ce5">
            <text:p>3</text:p>
          </table:table-cell>
          <table:table-cell table:style-name="ce1"/>
          <table:table-cell office:value-type="float" office:value="0.69523811340331998" table:style-name="ce1">
            <text:p>0,695238113</text:p>
          </table:table-cell>
          <table:table-cell table:style-name="ce1"/>
          <table:table-cell office:value-type="string" office:string-value="80,51\%" table:formula="of:=ROUND([.B44];4)*100 &amp;&quot;\%&quot;" table:style-name="ce1">
            <text:p>80,51\%</text:p>
          </table:table-cell>
          <table:table-cell office:value-type="string" office:string-value="84\%" table:formula="of:=ROUND([.C44];4)*100 &amp;&quot;\%&quot;" table:style-name="ce1">
            <text:p>84\%</text:p>
          </table:table-cell>
          <table:table-cell office:value-type="string" office:string-value="85,52\%" table:formula="of:=ROUND([.D44];4)*100 &amp;&quot;\%&quot;" table:style-name="ce1">
            <text:p>85,52\%</text:p>
          </table:table-cell>
          <table:table-cell office:value-type="string" office:string-value="85,05\%" table:formula="of:=ROUND([.E44];4)*100 &amp;&quot;\%&quot;" table:style-name="ce1">
            <text:p>85,05\%</text:p>
          </table:table-cell>
          <table:table-cell office:value-type="string" office:string-value="81,08\%" table:formula="of:=ROUND([.F44];4)*100 &amp;&quot;\%&quot;" table:style-name="ce1">
            <text:p>81,08\%</text:p>
          </table:table-cell>
          <table:table-cell office:value-type="string" office:string-value="80,73\%" table:formula="of:=ROUND([.G44];4)*100 &amp;&quot;\%&quot;" table:style-name="ce1">
            <text:p>80,73\%</text:p>
          </table:table-cell>
          <table:table-cell office:value-type="string" office:string-value="78,35\%" table:formula="of:=ROUND([.H44];4)*100 &amp;&quot;\%&quot;" table:style-name="ce1">
            <text:p>78,35\%</text:p>
          </table:table-cell>
          <table:table-cell office:value-type="string" office:string-value="82,13\%" table:formula="of:=ROUND([.I44];4)*100 &amp;&quot;\%&quot;" table:style-name="ce1">
            <text:p>82,13\%</text:p>
          </table:table-cell>
          <table:table-cell office:value-type="string" office:string-value="83,49\%" table:formula="of:=ROUND([.J44];4)*100 &amp;&quot;\%&quot;" table:style-name="ce1">
            <text:p>83,49\%</text:p>
          </table:table-cell>
          <table:table-cell office:value-type="string" office:string-value="81,14\%" table:formula="of:=ROUND([.K44];4)*100 &amp;&quot;\%&quot;" table:style-name="ce1">
            <text:p>81,14\%</text:p>
          </table:table-cell>
          <table:table-cell office:value-type="string" office:string-value="83,75\%" table:formula="of:=ROUND([.L44];4)*100 &amp;&quot;\%&quot;" table:style-name="ce1">
            <text:p>83,75\%</text:p>
          </table:table-cell>
          <table:table-cell office:value-type="string" office:string-value="81,97\%" table:formula="of:=ROUND([.M44];4)*100 &amp;&quot;\%&quot;" table:style-name="ce1">
            <text:p>81,97\%</text:p>
          </table:table-cell>
          <table:table-cell office:value-type="string" office:string-value="79,94\%" table:formula="of:=ROUND([.N44];4)*100 &amp;&quot;\%&quot;" table:style-name="ce1">
            <text:p>79,94\%</text:p>
          </table:table-cell>
          <table:table-cell office:value-type="string" office:string-value="69,4\%" table:formula="of:=ROUND([.O44];4)*100 &amp;&quot;\%&quot;" table:style-name="ce1">
            <text:p>69,4\%</text:p>
          </table:table-cell>
          <table:table-cell office:value-type="string" office:string-value="81,22\%" table:formula="of:=ROUND(AVERAGE([.B44:.O44]);4)*100&amp;&quot;\%&quot;" table:style-name="ce1">
            <text:p>81,22\%</text:p>
          </table:table-cell>
          <table:table-cell office:value-type="string" office:string-value="71,43\%" table:formula="of:=ROUND([.P44];4)*100 &amp;&quot;\%&quot;" table:style-name="ce1">
            <text:p>71,43\%</text:p>
          </table:table-cell>
          <table:table-cell office:value-type="string" office:string-value="\hline 80,51\% &amp; 84\% &amp; 85,52\% &amp; 85,05\% &amp; 81,08\% &amp; 80,73\% &amp; 78,35\% &amp; 82,13\% &amp; 83,49\% &amp; 81,14\% &amp; 83,75\% &amp; 81,97\% &amp; 79,94\% &amp; 69,4\% &amp; 81,22\% &amp; 71,43\% \\" table:formula="of:=&quot;\hline &quot;&amp;[.X44]&amp;&quot; &amp; &quot;&amp;[.Y44]&amp;&quot; &amp; &quot;&amp;[.Z44]&amp;&quot; &amp; &quot;&amp;[.AA44]&amp;&quot; &amp; &quot;&amp;[.AB44]&amp;&quot; &amp; &quot;&amp;[.AC44]&amp;&quot; &amp; &quot;&amp;[.AD44]&amp;&quot; &amp; &quot;&amp;[.AE44]&amp;&quot; &amp; &quot;&amp;[.AF44]&amp;&quot; &amp; &quot;&amp;[.AG44]&amp;&quot; &amp; &quot;&amp;[.AH44]&amp;&quot; &amp; &quot;&amp;[.AI44]&amp;&quot; &amp; &quot;&amp;[.AJ44]&amp;&quot; &amp; &quot;&amp;[.AK44]&amp;&quot; &amp; &quot;&amp;[.AL44]&amp;&quot; &amp; &quot;&amp;[.AM44]&amp;&quot; \\&quot;" table:style-name="ce1">
            <text:p>\hline 80,51\% &amp; 84\% &amp; 85,52\% &amp; 85,05\% &amp; 81,08\% &amp; 80,73\% &amp; 78,35\% &amp; 82,13\% &amp; 83,49\% &amp; 81,14\% &amp; 83,75\% &amp; 81,97\% &amp; 79,94\% &amp; 69,4\% &amp; 81,22\% &amp; 71,43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Haptics</text:p>
          </table:table-cell>
          <table:table-cell office:value-type="float" office:value="0.52326839826839799" table:style-name="ce3">
            <text:p>0,523268398</text:p>
          </table:table-cell>
          <table:table-cell office:value-type="float" office:value="0.53939393939393898" table:style-name="ce4">
            <text:p>0,539393939</text:p>
          </table:table-cell>
          <table:table-cell office:value-type="float" office:value="0.53419913419913401" table:style-name="ce4">
            <text:p>0,534199134</text:p>
          </table:table-cell>
          <table:table-cell office:value-type="float" office:value="0.53701298701298705" table:style-name="ce4">
            <text:p>0,537012987</text:p>
          </table:table-cell>
          <table:table-cell office:value-type="float" office:value="0.54166666666666696" table:style-name="ce4">
            <text:p>0,541666667</text:p>
          </table:table-cell>
          <table:table-cell office:value-type="float" office:value="0.496536796536796" table:style-name="ce4">
            <text:p>0,496536797</text:p>
          </table:table-cell>
          <table:table-cell office:value-type="float" office:value="0.45833333333333298" table:style-name="ce4">
            <text:p>0,458333333</text:p>
          </table:table-cell>
          <table:table-cell office:value-type="float" office:value="0.449242424242424" table:style-name="ce4">
            <text:p>0,449242424</text:p>
          </table:table-cell>
          <table:table-cell office:value-type="float" office:value="0.49220779220779198" table:style-name="ce4">
            <text:p>0,492207792</text:p>
          </table:table-cell>
          <table:table-cell office:value-type="float" office:value="0.48019480519480501" table:style-name="ce4">
            <text:p>0,480194805</text:p>
          </table:table-cell>
          <table:table-cell office:value-type="float" office:value="0.46742424242424202" table:style-name="ce4">
            <text:p>0,467424242</text:p>
          </table:table-cell>
          <table:table-cell office:value-type="float" office:value="0.47878787878787898" table:style-name="ce4">
            <text:p>0,478787879</text:p>
          </table:table-cell>
          <table:table-cell office:value-type="float" office:value="0.46558441558441599" table:style-name="ce4">
            <text:p>0,465584416</text:p>
          </table:table-cell>
          <table:table-cell office:value-type="float" office:value="0.45865800865800899" table:style-name="ce4">
            <text:p>0,458658009</text:p>
          </table:table-cell>
          <table:table-cell office:value-type="float" office:value="0.21753247082233401" table:style-name="ce4">
            <text:p>0,217532471</text:p>
          </table:table-cell>
          <table:table-cell office:value-type="float" office:value="0.51577932295871665" table:formula="of:=IF([.P45]; 1-[.P45]/MIN([.B45:.O45]); &quot;&quot;)" table:style-name="ce1">
            <text:p>0,515779323</text:p>
          </table:table-cell>
          <table:table-cell office:value-type="float" office:value="0.59840159232799894" table:formula="of:=IF([.P45]; 1-[.P45]/MAX([.B45:.O45]); &quot;&quot;)" table:style-name="ce1">
            <text:p>0,598401592</text:p>
          </table:table-cell>
          <table:table-cell office:value-type="float" office:value="0.56006502992969276" table:formula="of:=IF([.P45]; 1-[.P45]/AVERAGE([.B45:.O45]); &quot;&quot;)" table:style-name="ce1">
            <text:p>0,56006503</text:p>
          </table:table-cell>
          <table:table-cell office:value-type="float" office:value="5" table:formula="of:=IF([.P45]&gt;MAX([.B45:.O45]); 1; IF([.P45]&gt;AVERAGE([.B45:.O45]); 2; IF([.P45]&gt;MIN([.B45:.O45]); 3; IF([.P45]&gt;MAX([.B45:.O45])*0.75; 4; 5))))" table:style-name="ce5">
            <text:p>5</text:p>
          </table:table-cell>
          <table:table-cell table:style-name="ce1"/>
          <table:table-cell office:value-type="float" office:value="0.18831168115138999" table:style-name="ce1">
            <text:p>0,188311681</text:p>
          </table:table-cell>
          <table:table-cell table:style-name="ce1"/>
          <table:table-cell office:value-type="string" office:string-value="52,33\%" table:formula="of:=ROUND([.B45];4)*100 &amp;&quot;\%&quot;" table:style-name="ce1">
            <text:p>52,33\%</text:p>
          </table:table-cell>
          <table:table-cell office:value-type="string" office:string-value="53,94\%" table:formula="of:=ROUND([.C45];4)*100 &amp;&quot;\%&quot;" table:style-name="ce1">
            <text:p>53,94\%</text:p>
          </table:table-cell>
          <table:table-cell office:value-type="string" office:string-value="53,42\%" table:formula="of:=ROUND([.D45];4)*100 &amp;&quot;\%&quot;" table:style-name="ce1">
            <text:p>53,42\%</text:p>
          </table:table-cell>
          <table:table-cell office:value-type="string" office:string-value="53,7\%" table:formula="of:=ROUND([.E45];4)*100 &amp;&quot;\%&quot;" table:style-name="ce1">
            <text:p>53,7\%</text:p>
          </table:table-cell>
          <table:table-cell office:value-type="string" office:string-value="54,17\%" table:formula="of:=ROUND([.F45];4)*100 &amp;&quot;\%&quot;" table:style-name="ce1">
            <text:p>54,17\%</text:p>
          </table:table-cell>
          <table:table-cell office:value-type="string" office:string-value="49,65\%" table:formula="of:=ROUND([.G45];4)*100 &amp;&quot;\%&quot;" table:style-name="ce1">
            <text:p>49,65\%</text:p>
          </table:table-cell>
          <table:table-cell office:value-type="string" office:string-value="45,83\%" table:formula="of:=ROUND([.H45];4)*100 &amp;&quot;\%&quot;" table:style-name="ce1">
            <text:p>45,83\%</text:p>
          </table:table-cell>
          <table:table-cell office:value-type="string" office:string-value="44,92\%" table:formula="of:=ROUND([.I45];4)*100 &amp;&quot;\%&quot;" table:style-name="ce1">
            <text:p>44,92\%</text:p>
          </table:table-cell>
          <table:table-cell office:value-type="string" office:string-value="49,22\%" table:formula="of:=ROUND([.J45];4)*100 &amp;&quot;\%&quot;" table:style-name="ce1">
            <text:p>49,22\%</text:p>
          </table:table-cell>
          <table:table-cell office:value-type="string" office:string-value="48,02\%" table:formula="of:=ROUND([.K45];4)*100 &amp;&quot;\%&quot;" table:style-name="ce1">
            <text:p>48,02\%</text:p>
          </table:table-cell>
          <table:table-cell office:value-type="string" office:string-value="46,74\%" table:formula="of:=ROUND([.L45];4)*100 &amp;&quot;\%&quot;" table:style-name="ce1">
            <text:p>46,74\%</text:p>
          </table:table-cell>
          <table:table-cell office:value-type="string" office:string-value="47,88\%" table:formula="of:=ROUND([.M45];4)*100 &amp;&quot;\%&quot;" table:style-name="ce1">
            <text:p>47,88\%</text:p>
          </table:table-cell>
          <table:table-cell office:value-type="string" office:string-value="46,56\%" table:formula="of:=ROUND([.N45];4)*100 &amp;&quot;\%&quot;" table:style-name="ce1">
            <text:p>46,56\%</text:p>
          </table:table-cell>
          <table:table-cell office:value-type="string" office:string-value="45,87\%" table:formula="of:=ROUND([.O45];4)*100 &amp;&quot;\%&quot;" table:style-name="ce1">
            <text:p>45,87\%</text:p>
          </table:table-cell>
          <table:table-cell office:value-type="string" office:string-value="49,45\%" table:formula="of:=ROUND(AVERAGE([.B45:.O45]);4)*100&amp;&quot;\%&quot;" table:style-name="ce1">
            <text:p>49,45\%</text:p>
          </table:table-cell>
          <table:table-cell office:value-type="string" office:string-value="21,75\%" table:formula="of:=ROUND([.P45];4)*100 &amp;&quot;\%&quot;" table:style-name="ce1">
            <text:p>21,75\%</text:p>
          </table:table-cell>
          <table:table-cell office:value-type="string" office:string-value="\hline 52,33\% &amp; 53,94\% &amp; 53,42\% &amp; 53,7\% &amp; 54,17\% &amp; 49,65\% &amp; 45,83\% &amp; 44,92\% &amp; 49,22\% &amp; 48,02\% &amp; 46,74\% &amp; 47,88\% &amp; 46,56\% &amp; 45,87\% &amp; 49,45\% &amp; 21,75\% \\" table:formula="of:=&quot;\hline &quot;&amp;[.X45]&amp;&quot; &amp; &quot;&amp;[.Y45]&amp;&quot; &amp; &quot;&amp;[.Z45]&amp;&quot; &amp; &quot;&amp;[.AA45]&amp;&quot; &amp; &quot;&amp;[.AB45]&amp;&quot; &amp; &quot;&amp;[.AC45]&amp;&quot; &amp; &quot;&amp;[.AD45]&amp;&quot; &amp; &quot;&amp;[.AE45]&amp;&quot; &amp; &quot;&amp;[.AF45]&amp;&quot; &amp; &quot;&amp;[.AG45]&amp;&quot; &amp; &quot;&amp;[.AH45]&amp;&quot; &amp; &quot;&amp;[.AI45]&amp;&quot; &amp; &quot;&amp;[.AJ45]&amp;&quot; &amp; &quot;&amp;[.AK45]&amp;&quot; &amp; &quot;&amp;[.AL45]&amp;&quot; &amp; &quot;&amp;[.AM45]&amp;&quot; \\&quot;" table:style-name="ce1">
            <text:p>\hline 52,33\% &amp; 53,94\% &amp; 53,42\% &amp; 53,7\% &amp; 54,17\% &amp; 49,65\% &amp; 45,83\% &amp; 44,92\% &amp; 49,22\% &amp; 48,02\% &amp; 46,74\% &amp; 47,88\% &amp; 46,56\% &amp; 45,87\% &amp; 49,45\% &amp; 21,75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Herring</text:p>
          </table:table-cell>
          <table:table-cell office:value-type="float" office:value="0.59739583333333302" table:style-name="ce3">
            <text:p>0,597395833</text:p>
          </table:table-cell>
          <table:table-cell office:value-type="float" office:value="0.61197916666666696" table:style-name="ce4">
            <text:p>0,611979167</text:p>
          </table:table-cell>
          <table:table-cell office:value-type="float" office:value="0.625" table:style-name="ce4">
            <text:p>0,625</text:p>
          </table:table-cell>
          <table:table-cell office:value-type="float" office:value="0.625" table:style-name="ce4">
            <text:p>0,625</text:p>
          </table:table-cell>
          <table:table-cell office:value-type="float" office:value="0.6328125" table:style-name="ce4">
            <text:p>0,6328125</text:p>
          </table:table-cell>
          <table:table-cell office:value-type="float" office:value="0.59687500000000004" table:style-name="ce4">
            <text:p>0,596875</text:p>
          </table:table-cell>
          <table:table-cell office:value-type="float" office:value="0.57447916666666698" table:style-name="ce4">
            <text:p>0,574479167</text:p>
          </table:table-cell>
          <table:table-cell office:value-type="float" office:value="0.60208333333333297" table:style-name="ce4">
            <text:p>0,602083333</text:p>
          </table:table-cell>
          <table:table-cell office:value-type="float" office:value="0.60833333333333295" table:style-name="ce4">
            <text:p>0,608333333</text:p>
          </table:table-cell>
          <table:table-cell office:value-type="float" office:value="0.57447916666666698" table:style-name="ce4">
            <text:p>0,574479167</text:p>
          </table:table-cell>
          <table:table-cell office:value-type="float" office:value="0.59583333333333299" table:style-name="ce4">
            <text:p>0,595833333</text:p>
          </table:table-cell>
          <table:table-cell office:value-type="float" office:value="0.59843749999999996" table:style-name="ce4">
            <text:p>0,5984375</text:p>
          </table:table-cell>
          <table:table-cell office:value-type="float" office:value="0.60416666666666696" table:style-name="ce4">
            <text:p>0,604166667</text:p>
          </table:table-cell>
          <table:table-cell office:value-type="float" office:value="0.55572916666666705" table:style-name="ce4">
            <text:p>0,555729167</text:p>
          </table:table-cell>
          <table:table-cell office:value-type="float" office:value="0.59375" table:style-name="ce4">
            <text:p>0,59375</text:p>
          </table:table-cell>
          <table:table-cell office:value-type="float" office:value="-6.8416119962511068E-2" table:formula="of:=IF([.P46]; 1-[.P46]/MIN([.B46:.O46]); &quot;&quot;)" table:style-name="ce1">
            <text:p>-0,06841612</text:p>
          </table:table-cell>
          <table:table-cell office:value-type="float" office:value="6.1728395061728447E-2" table:formula="of:=IF([.P46]; 1-[.P46]/MAX([.B46:.O46]); &quot;&quot;)" table:style-name="ce1">
            <text:p>0,061728395</text:p>
          </table:table-cell>
          <table:table-cell office:value-type="float" office:value="1.0723362052935226E-2" table:formula="of:=IF([.P46]; 1-[.P46]/AVERAGE([.B46:.O46]); &quot;&quot;)" table:style-name="ce1">
            <text:p>0,010723362</text:p>
          </table:table-cell>
          <table:table-cell office:value-type="float" office:value="3" table:formula="of:=IF([.P46]&gt;MAX([.B46:.O46]); 1; IF([.P46]&gt;AVERAGE([.B46:.O46]); 2; IF([.P46]&gt;MIN([.B46:.O46]); 3; IF([.P46]&gt;MAX([.B46:.O46])*0.75; 4; 5))))" table:style-name="ce5">
            <text:p>3</text:p>
          </table:table-cell>
          <table:table-cell table:style-name="ce1"/>
          <table:table-cell office:value-type="float" office:value="0.59375" table:style-name="ce1">
            <text:p>0,59375</text:p>
          </table:table-cell>
          <table:table-cell table:style-name="ce1"/>
          <table:table-cell office:value-type="string" office:string-value="59,74\%" table:formula="of:=ROUND([.B46];4)*100 &amp;&quot;\%&quot;" table:style-name="ce1">
            <text:p>59,74\%</text:p>
          </table:table-cell>
          <table:table-cell office:value-type="string" office:string-value="61,2\%" table:formula="of:=ROUND([.C46];4)*100 &amp;&quot;\%&quot;" table:style-name="ce1">
            <text:p>61,2\%</text:p>
          </table:table-cell>
          <table:table-cell office:value-type="string" office:string-value="62,5\%" table:formula="of:=ROUND([.D46];4)*100 &amp;&quot;\%&quot;" table:style-name="ce1">
            <text:p>62,5\%</text:p>
          </table:table-cell>
          <table:table-cell office:value-type="string" office:string-value="62,5\%" table:formula="of:=ROUND([.E46];4)*100 &amp;&quot;\%&quot;" table:style-name="ce1">
            <text:p>62,5\%</text:p>
          </table:table-cell>
          <table:table-cell office:value-type="string" office:string-value="63,28\%" table:formula="of:=ROUND([.F46];4)*100 &amp;&quot;\%&quot;" table:style-name="ce1">
            <text:p>63,28\%</text:p>
          </table:table-cell>
          <table:table-cell office:value-type="string" office:string-value="59,69\%" table:formula="of:=ROUND([.G46];4)*100 &amp;&quot;\%&quot;" table:style-name="ce1">
            <text:p>59,69\%</text:p>
          </table:table-cell>
          <table:table-cell office:value-type="string" office:string-value="57,45\%" table:formula="of:=ROUND([.H46];4)*100 &amp;&quot;\%&quot;" table:style-name="ce1">
            <text:p>57,45\%</text:p>
          </table:table-cell>
          <table:table-cell office:value-type="string" office:string-value="60,21\%" table:formula="of:=ROUND([.I46];4)*100 &amp;&quot;\%&quot;" table:style-name="ce1">
            <text:p>60,21\%</text:p>
          </table:table-cell>
          <table:table-cell office:value-type="string" office:string-value="60,83\%" table:formula="of:=ROUND([.J46];4)*100 &amp;&quot;\%&quot;" table:style-name="ce1">
            <text:p>60,83\%</text:p>
          </table:table-cell>
          <table:table-cell office:value-type="string" office:string-value="57,45\%" table:formula="of:=ROUND([.K46];4)*100 &amp;&quot;\%&quot;" table:style-name="ce1">
            <text:p>57,45\%</text:p>
          </table:table-cell>
          <table:table-cell office:value-type="string" office:string-value="59,58\%" table:formula="of:=ROUND([.L46];4)*100 &amp;&quot;\%&quot;" table:style-name="ce1">
            <text:p>59,58\%</text:p>
          </table:table-cell>
          <table:table-cell office:value-type="string" office:string-value="59,84\%" table:formula="of:=ROUND([.M46];4)*100 &amp;&quot;\%&quot;" table:style-name="ce1">
            <text:p>59,84\%</text:p>
          </table:table-cell>
          <table:table-cell office:value-type="string" office:string-value="60,42\%" table:formula="of:=ROUND([.N46];4)*100 &amp;&quot;\%&quot;" table:style-name="ce1">
            <text:p>60,42\%</text:p>
          </table:table-cell>
          <table:table-cell office:value-type="string" office:string-value="55,57\%" table:formula="of:=ROUND([.O46];4)*100 &amp;&quot;\%&quot;" table:style-name="ce1">
            <text:p>55,57\%</text:p>
          </table:table-cell>
          <table:table-cell office:value-type="string" office:string-value="60,02\%" table:formula="of:=ROUND(AVERAGE([.B46:.O46]);4)*100&amp;&quot;\%&quot;" table:style-name="ce1">
            <text:p>60,02\%</text:p>
          </table:table-cell>
          <table:table-cell office:value-type="string" office:string-value="59,38\%" table:formula="of:=ROUND([.P46];4)*100 &amp;&quot;\%&quot;" table:style-name="ce1">
            <text:p>59,38\%</text:p>
          </table:table-cell>
          <table:table-cell office:value-type="string" office:string-value="\hline 59,74\% &amp; 61,2\% &amp; 62,5\% &amp; 62,5\% &amp; 63,28\% &amp; 59,69\% &amp; 57,45\% &amp; 60,21\% &amp; 60,83\% &amp; 57,45\% &amp; 59,58\% &amp; 59,84\% &amp; 60,42\% &amp; 55,57\% &amp; 60,02\% &amp; 59,38\% \\" table:formula="of:=&quot;\hline &quot;&amp;[.X46]&amp;&quot; &amp; &quot;&amp;[.Y46]&amp;&quot; &amp; &quot;&amp;[.Z46]&amp;&quot; &amp; &quot;&amp;[.AA46]&amp;&quot; &amp; &quot;&amp;[.AB46]&amp;&quot; &amp; &quot;&amp;[.AC46]&amp;&quot; &amp; &quot;&amp;[.AD46]&amp;&quot; &amp; &quot;&amp;[.AE46]&amp;&quot; &amp; &quot;&amp;[.AF46]&amp;&quot; &amp; &quot;&amp;[.AG46]&amp;&quot; &amp; &quot;&amp;[.AH46]&amp;&quot; &amp; &quot;&amp;[.AI46]&amp;&quot; &amp; &quot;&amp;[.AJ46]&amp;&quot; &amp; &quot;&amp;[.AK46]&amp;&quot; &amp; &quot;&amp;[.AL46]&amp;&quot; &amp; &quot;&amp;[.AM46]&amp;&quot; \\&quot;" table:style-name="ce1">
            <text:p>\hline 59,74\% &amp; 61,2\% &amp; 62,5\% &amp; 62,5\% &amp; 63,28\% &amp; 59,69\% &amp; 57,45\% &amp; 60,21\% &amp; 60,83\% &amp; 57,45\% &amp; 59,58\% &amp; 59,84\% &amp; 60,42\% &amp; 55,57\% &amp; 60,02\% &amp; 59,38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HouseTwenty</text:p>
          </table:table-cell>
          <table:table-cell office:value-type="float" office:value="0.97030812324930005" table:style-name="ce3">
            <text:p>0,970308123</text:p>
          </table:table-cell>
          <table:table-cell office:value-type="float" office:value="0.97871148459383805" table:style-name="ce4">
            <text:p>0,978711485</text:p>
          </table:table-cell>
          <table:table-cell office:value-type="float" office:value="0.96274509803921604" table:style-name="ce4">
            <text:p>0,962745098</text:p>
          </table:table-cell>
          <table:table-cell office:value-type="float" office:value="0.953221288515406" table:style-name="ce4">
            <text:p>0,953221289</text:p>
          </table:table-cell>
          <table:table-cell office:value-type="float" office:value="0.97507002801120501" table:style-name="ce4">
            <text:p>0,975070028</text:p>
          </table:table-cell>
          <table:table-cell office:value-type="float" office:value="0.95546218487394996" table:style-name="ce4">
            <text:p>0,955462185</text:p>
          </table:table-cell>
          <table:table-cell office:value-type="float" office:value="0.93697478991596606" table:style-name="ce4">
            <text:p>0,93697479</text:p>
          </table:table-cell>
          <table:table-cell office:value-type="float" office:value="0.81064425770308202" table:style-name="ce4">
            <text:p>0,810644258</text:p>
          </table:table-cell>
          <table:table-cell office:value-type="float" office:value="0.92969187675069997" table:style-name="ce4">
            <text:p>0,929691877</text:p>
          </table:table-cell>
          <table:table-cell office:value-type="float" office:value="0.93977591036414598" table:style-name="ce4">
            <text:p>0,93977591</text:p>
          </table:table-cell>
          <table:table-cell office:value-type="float" office:value="0.95602240896358504" table:style-name="ce4">
            <text:p>0,956022409</text:p>
          </table:table-cell>
          <table:table-cell office:value-type="float" office:value="0.92969187675069997" table:style-name="ce4">
            <text:p>0,929691877</text:p>
          </table:table-cell>
          <table:table-cell office:value-type="float" office:value="0.83781512605041997" table:style-name="ce4">
            <text:p>0,837815126</text:p>
          </table:table-cell>
          <table:table-cell office:value-type="float" office:value="0.94621848739495795" table:style-name="ce4">
            <text:p>0,946218487</text:p>
          </table:table-cell>
          <table:table-cell office:value-type="float" office:value="0.85714286565780595" table:style-name="ce4">
            <text:p>0,857142866</text:p>
          </table:table-cell>
          <table:table-cell office:value-type="float" office:value="-5.7360065790727166E-2" table:formula="of:=IF([.P47]; 1-[.P47]/MIN([.B47:.O47]); &quot;&quot;)" table:style-name="ce1">
            <text:p>-0,057360066</text:p>
          </table:table-cell>
          <table:table-cell office:value-type="float" office:value="0.12421292776234527" table:formula="of:=IF([.P47]; 1-[.P47]/MAX([.B47:.O47]); &quot;&quot;)" table:style-name="ce1">
            <text:p>0,124212928</text:p>
          </table:table-cell>
          <table:table-cell office:value-type="float" office:value="8.2733803837420128E-2" table:formula="of:=IF([.P47]; 1-[.P47]/AVERAGE([.B47:.O47]); &quot;&quot;)" table:style-name="ce1">
            <text:p>0,082733804</text:p>
          </table:table-cell>
          <table:table-cell office:value-type="float" office:value="3" table:formula="of:=IF([.P47]&gt;MAX([.B47:.O47]); 1; IF([.P47]&gt;AVERAGE([.B47:.O47]); 2; IF([.P47]&gt;MIN([.B47:.O47]); 3; IF([.P47]&gt;MAX([.B47:.O47])*0.75; 4; 5))))" table:style-name="ce5">
            <text:p>3</text:p>
          </table:table-cell>
          <table:table-cell table:style-name="ce1"/>
          <table:table-cell office:value-type="float" office:value="0.88235294818878196" table:style-name="ce1">
            <text:p>0,882352948</text:p>
          </table:table-cell>
          <table:table-cell table:style-name="ce1"/>
          <table:table-cell office:value-type="string" office:string-value="97,03\%" table:formula="of:=ROUND([.B47];4)*100 &amp;&quot;\%&quot;" table:style-name="ce1">
            <text:p>97,03\%</text:p>
          </table:table-cell>
          <table:table-cell office:value-type="string" office:string-value="97,87\%" table:formula="of:=ROUND([.C47];4)*100 &amp;&quot;\%&quot;" table:style-name="ce1">
            <text:p>97,87\%</text:p>
          </table:table-cell>
          <table:table-cell office:value-type="string" office:string-value="96,27\%" table:formula="of:=ROUND([.D47];4)*100 &amp;&quot;\%&quot;" table:style-name="ce1">
            <text:p>96,27\%</text:p>
          </table:table-cell>
          <table:table-cell office:value-type="string" office:string-value="95,32\%" table:formula="of:=ROUND([.E47];4)*100 &amp;&quot;\%&quot;" table:style-name="ce1">
            <text:p>95,32\%</text:p>
          </table:table-cell>
          <table:table-cell office:value-type="string" office:string-value="97,51\%" table:formula="of:=ROUND([.F47];4)*100 &amp;&quot;\%&quot;" table:style-name="ce1">
            <text:p>97,51\%</text:p>
          </table:table-cell>
          <table:table-cell office:value-type="string" office:string-value="95,55\%" table:formula="of:=ROUND([.G47];4)*100 &amp;&quot;\%&quot;" table:style-name="ce1">
            <text:p>95,55\%</text:p>
          </table:table-cell>
          <table:table-cell office:value-type="string" office:string-value="93,7\%" table:formula="of:=ROUND([.H47];4)*100 &amp;&quot;\%&quot;" table:style-name="ce1">
            <text:p>93,7\%</text:p>
          </table:table-cell>
          <table:table-cell office:value-type="string" office:string-value="81,06\%" table:formula="of:=ROUND([.I47];4)*100 &amp;&quot;\%&quot;" table:style-name="ce1">
            <text:p>81,06\%</text:p>
          </table:table-cell>
          <table:table-cell office:value-type="string" office:string-value="92,97\%" table:formula="of:=ROUND([.J47];4)*100 &amp;&quot;\%&quot;" table:style-name="ce1">
            <text:p>92,97\%</text:p>
          </table:table-cell>
          <table:table-cell office:value-type="string" office:string-value="93,98\%" table:formula="of:=ROUND([.K47];4)*100 &amp;&quot;\%&quot;" table:style-name="ce1">
            <text:p>93,98\%</text:p>
          </table:table-cell>
          <table:table-cell office:value-type="string" office:string-value="95,6\%" table:formula="of:=ROUND([.L47];4)*100 &amp;&quot;\%&quot;" table:style-name="ce1">
            <text:p>95,6\%</text:p>
          </table:table-cell>
          <table:table-cell office:value-type="string" office:string-value="92,97\%" table:formula="of:=ROUND([.M47];4)*100 &amp;&quot;\%&quot;" table:style-name="ce1">
            <text:p>92,97\%</text:p>
          </table:table-cell>
          <table:table-cell office:value-type="string" office:string-value="83,78\%" table:formula="of:=ROUND([.N47];4)*100 &amp;&quot;\%&quot;" table:style-name="ce1">
            <text:p>83,78\%</text:p>
          </table:table-cell>
          <table:table-cell office:value-type="string" office:string-value="94,62\%" table:formula="of:=ROUND([.O47];4)*100 &amp;&quot;\%&quot;" table:style-name="ce1">
            <text:p>94,62\%</text:p>
          </table:table-cell>
          <table:table-cell office:value-type="string" office:string-value="93,45\%" table:formula="of:=ROUND(AVERAGE([.B47:.O47]);4)*100&amp;&quot;\%&quot;" table:style-name="ce1">
            <text:p>93,45\%</text:p>
          </table:table-cell>
          <table:table-cell office:value-type="string" office:string-value="85,71\%" table:formula="of:=ROUND([.P47];4)*100 &amp;&quot;\%&quot;" table:style-name="ce1">
            <text:p>85,71\%</text:p>
          </table:table-cell>
          <table:table-cell office:value-type="string" office:string-value="\hline 97,03\% &amp; 97,87\% &amp; 96,27\% &amp; 95,32\% &amp; 97,51\% &amp; 95,55\% &amp; 93,7\% &amp; 81,06\% &amp; 92,97\% &amp; 93,98\% &amp; 95,6\% &amp; 92,97\% &amp; 83,78\% &amp; 94,62\% &amp; 93,45\% &amp; 85,71\% \\" table:formula="of:=&quot;\hline &quot;&amp;[.X47]&amp;&quot; &amp; &quot;&amp;[.Y47]&amp;&quot; &amp; &quot;&amp;[.Z47]&amp;&quot; &amp; &quot;&amp;[.AA47]&amp;&quot; &amp; &quot;&amp;[.AB47]&amp;&quot; &amp; &quot;&amp;[.AC47]&amp;&quot; &amp; &quot;&amp;[.AD47]&amp;&quot; &amp; &quot;&amp;[.AE47]&amp;&quot; &amp; &quot;&amp;[.AF47]&amp;&quot; &amp; &quot;&amp;[.AG47]&amp;&quot; &amp; &quot;&amp;[.AH47]&amp;&quot; &amp; &quot;&amp;[.AI47]&amp;&quot; &amp; &quot;&amp;[.AJ47]&amp;&quot; &amp; &quot;&amp;[.AK47]&amp;&quot; &amp; &quot;&amp;[.AL47]&amp;&quot; &amp; &quot;&amp;[.AM47]&amp;&quot; \\&quot;" table:style-name="ce1">
            <text:p>\hline 97,03\% &amp; 97,87\% &amp; 96,27\% &amp; 95,32\% &amp; 97,51\% &amp; 95,55\% &amp; 93,7\% &amp; 81,06\% &amp; 92,97\% &amp; 93,98\% &amp; 95,6\% &amp; 92,97\% &amp; 83,78\% &amp; 94,62\% &amp; 93,45\% &amp; 85,71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InlineSkate</text:p>
          </table:table-cell>
          <table:table-cell office:value-type="float" office:value="0.57187878787878799" table:style-name="ce3">
            <text:p>0,571878788</text:p>
          </table:table-cell>
          <table:table-cell office:value-type="float" office:value="0.51515151515151503" table:style-name="ce4">
            <text:p>0,515151515</text:p>
          </table:table-cell>
          <table:table-cell office:value-type="float" office:value="0.43793939393939402" table:style-name="ce4">
            <text:p>0,437939394</text:p>
          </table:table-cell>
          <table:table-cell office:value-type="float" office:value="0.53442424242424202" table:style-name="ce4">
            <text:p>0,534424242</text:p>
          </table:table-cell>
          <table:table-cell office:value-type="float" office:value="0.43927272727272698" table:style-name="ce4">
            <text:p>0,439272727</text:p>
          </table:table-cell>
          <table:table-cell office:value-type="float" office:value="0.410121212121212" table:style-name="ce4">
            <text:p>0,410121212</text:p>
          </table:table-cell>
          <table:table-cell office:value-type="float" office:value="0.56103030303030299" table:style-name="ce4">
            <text:p>0,561030303</text:p>
          </table:table-cell>
          <table:table-cell office:value-type="float" office:value="0.67460606060606099" table:style-name="ce4">
            <text:p>0,674606061</text:p>
          </table:table-cell>
          <table:table-cell office:value-type="float" office:value="0.51424242424242395" table:style-name="ce4">
            <text:p>0,514242424</text:p>
          </table:table-cell>
          <table:table-cell office:value-type="float" office:value="0.50345454545454504" table:style-name="ce4">
            <text:p>0,503454545</text:p>
          </table:table-cell>
          <table:table-cell office:value-type="float" office:value="0.505636363636363" table:style-name="ce4">
            <text:p>0,505636364</text:p>
          </table:table-cell>
          <table:table-cell office:value-type="float" office:value="0.39042424242424201" table:style-name="ce4">
            <text:p>0,390424242</text:p>
          </table:table-cell>
          <table:table-cell office:value-type="float" office:value="0.372787878787879" table:style-name="ce4">
            <text:p>0,372787879</text:p>
          </table:table-cell>
          <table:table-cell office:value-type="float" office:value="0.47236363636363599" table:style-name="ce4">
            <text:p>0,472363636</text:p>
          </table:table-cell>
          <table:table-cell office:value-type="float" office:value="0.239999994635581" table:style-name="ce4">
            <text:p>0,239999995</text:p>
          </table:table-cell>
          <table:table-cell office:value-type="float" office:value="0.35620225792764038" table:formula="of:=IF([.P48]; 1-[.P48]/MIN([.B48:.O48]); &quot;&quot;)" table:style-name="ce1">
            <text:p>0,356202258</text:p>
          </table:table-cell>
          <table:table-cell office:value-type="float" office:value="0.64423682405111093" table:formula="of:=IF([.P48]; 1-[.P48]/MAX([.B48:.O48]); &quot;&quot;)" table:style-name="ce1">
            <text:p>0,644236824</text:p>
          </table:table-cell>
          <table:table-cell office:value-type="float" office:value="0.51327862024652804" table:formula="of:=IF([.P48]; 1-[.P48]/AVERAGE([.B48:.O48]); &quot;&quot;)" table:style-name="ce1">
            <text:p>0,51327862</text:p>
          </table:table-cell>
          <table:table-cell office:value-type="float" office:value="5" table:formula="of:=IF([.P48]&gt;MAX([.B48:.O48]); 1; IF([.P48]&gt;AVERAGE([.B48:.O48]); 2; IF([.P48]&gt;MIN([.B48:.O48]); 3; IF([.P48]&gt;MAX([.B48:.O48])*0.75; 4; 5))))" table:style-name="ce5">
            <text:p>5</text:p>
          </table:table-cell>
          <table:table-cell table:style-name="ce1"/>
          <table:table-cell office:value-type="float" office:value="0.198181822896004" table:style-name="ce1">
            <text:p>0,198181823</text:p>
          </table:table-cell>
          <table:table-cell table:style-name="ce1"/>
          <table:table-cell office:value-type="string" office:string-value="57,19\%" table:formula="of:=ROUND([.B48];4)*100 &amp;&quot;\%&quot;" table:style-name="ce1">
            <text:p>57,19\%</text:p>
          </table:table-cell>
          <table:table-cell office:value-type="string" office:string-value="51,52\%" table:formula="of:=ROUND([.C48];4)*100 &amp;&quot;\%&quot;" table:style-name="ce1">
            <text:p>51,52\%</text:p>
          </table:table-cell>
          <table:table-cell office:value-type="string" office:string-value="43,79\%" table:formula="of:=ROUND([.D48];4)*100 &amp;&quot;\%&quot;" table:style-name="ce1">
            <text:p>43,79\%</text:p>
          </table:table-cell>
          <table:table-cell office:value-type="string" office:string-value="53,44\%" table:formula="of:=ROUND([.E48];4)*100 &amp;&quot;\%&quot;" table:style-name="ce1">
            <text:p>53,44\%</text:p>
          </table:table-cell>
          <table:table-cell office:value-type="string" office:string-value="43,93\%" table:formula="of:=ROUND([.F48];4)*100 &amp;&quot;\%&quot;" table:style-name="ce1">
            <text:p>43,93\%</text:p>
          </table:table-cell>
          <table:table-cell office:value-type="string" office:string-value="41,01\%" table:formula="of:=ROUND([.G48];4)*100 &amp;&quot;\%&quot;" table:style-name="ce1">
            <text:p>41,01\%</text:p>
          </table:table-cell>
          <table:table-cell office:value-type="string" office:string-value="56,1\%" table:formula="of:=ROUND([.H48];4)*100 &amp;&quot;\%&quot;" table:style-name="ce1">
            <text:p>56,1\%</text:p>
          </table:table-cell>
          <table:table-cell office:value-type="string" office:string-value="67,46\%" table:formula="of:=ROUND([.I48];4)*100 &amp;&quot;\%&quot;" table:style-name="ce1">
            <text:p>67,46\%</text:p>
          </table:table-cell>
          <table:table-cell office:value-type="string" office:string-value="51,42\%" table:formula="of:=ROUND([.J48];4)*100 &amp;&quot;\%&quot;" table:style-name="ce1">
            <text:p>51,42\%</text:p>
          </table:table-cell>
          <table:table-cell office:value-type="string" office:string-value="50,35\%" table:formula="of:=ROUND([.K48];4)*100 &amp;&quot;\%&quot;" table:style-name="ce1">
            <text:p>50,35\%</text:p>
          </table:table-cell>
          <table:table-cell office:value-type="string" office:string-value="50,56\%" table:formula="of:=ROUND([.L48];4)*100 &amp;&quot;\%&quot;" table:style-name="ce1">
            <text:p>50,56\%</text:p>
          </table:table-cell>
          <table:table-cell office:value-type="string" office:string-value="39,04\%" table:formula="of:=ROUND([.M48];4)*100 &amp;&quot;\%&quot;" table:style-name="ce1">
            <text:p>39,04\%</text:p>
          </table:table-cell>
          <table:table-cell office:value-type="string" office:string-value="37,28\%" table:formula="of:=ROUND([.N48];4)*100 &amp;&quot;\%&quot;" table:style-name="ce1">
            <text:p>37,28\%</text:p>
          </table:table-cell>
          <table:table-cell office:value-type="string" office:string-value="47,24\%" table:formula="of:=ROUND([.O48];4)*100 &amp;&quot;\%&quot;" table:style-name="ce1">
            <text:p>47,24\%</text:p>
          </table:table-cell>
          <table:table-cell office:value-type="string" office:string-value="49,31\%" table:formula="of:=ROUND(AVERAGE([.B48:.O48]);4)*100&amp;&quot;\%&quot;" table:style-name="ce1">
            <text:p>49,31\%</text:p>
          </table:table-cell>
          <table:table-cell office:value-type="string" office:string-value="24\%" table:formula="of:=ROUND([.P48];4)*100 &amp;&quot;\%&quot;" table:style-name="ce1">
            <text:p>24\%</text:p>
          </table:table-cell>
          <table:table-cell office:value-type="string" office:string-value="\hline 57,19\% &amp; 51,52\% &amp; 43,79\% &amp; 53,44\% &amp; 43,93\% &amp; 41,01\% &amp; 56,1\% &amp; 67,46\% &amp; 51,42\% &amp; 50,35\% &amp; 50,56\% &amp; 39,04\% &amp; 37,28\% &amp; 47,24\% &amp; 49,31\% &amp; 24\% \\" table:formula="of:=&quot;\hline &quot;&amp;[.X48]&amp;&quot; &amp; &quot;&amp;[.Y48]&amp;&quot; &amp; &quot;&amp;[.Z48]&amp;&quot; &amp; &quot;&amp;[.AA48]&amp;&quot; &amp; &quot;&amp;[.AB48]&amp;&quot; &amp; &quot;&amp;[.AC48]&amp;&quot; &amp; &quot;&amp;[.AD48]&amp;&quot; &amp; &quot;&amp;[.AE48]&amp;&quot; &amp; &quot;&amp;[.AF48]&amp;&quot; &amp; &quot;&amp;[.AG48]&amp;&quot; &amp; &quot;&amp;[.AH48]&amp;&quot; &amp; &quot;&amp;[.AI48]&amp;&quot; &amp; &quot;&amp;[.AJ48]&amp;&quot; &amp; &quot;&amp;[.AK48]&amp;&quot; &amp; &quot;&amp;[.AL48]&amp;&quot; &amp; &quot;&amp;[.AM48]&amp;&quot; \\&quot;" table:style-name="ce1">
            <text:p>\hline 57,19\% &amp; 51,52\% &amp; 43,79\% &amp; 53,44\% &amp; 43,93\% &amp; 41,01\% &amp; 56,1\% &amp; 67,46\% &amp; 51,42\% &amp; 50,35\% &amp; 50,56\% &amp; 39,04\% &amp; 37,28\% &amp; 47,24\% &amp; 49,31\% &amp; 24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InsectEPGRegularTrai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.98701472556894199" table:style-name="ce4">
            <text:p>0,987014726</text:p>
          </table:table-cell>
          <table:table-cell office:value-type="float" office:value="1" table:style-name="ce4">
            <text:p>1</text:p>
          </table:table-cell>
          <table:table-cell office:value-type="float" office:value="0.99344042838018698" table:style-name="ce4">
            <text:p>0,99344042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.97175368139223595" table:style-name="ce4">
            <text:p>0,971753681</text:p>
          </table:table-cell>
          <table:table-cell office:value-type="float" office:value="0.977376171352075" table:style-name="ce4">
            <text:p>0,977376171</text:p>
          </table:table-cell>
          <table:table-cell office:value-type="float" office:value="1" table:style-name="ce4">
            <text:p>1</text:p>
          </table:table-cell>
          <table:table-cell office:value-type="float" office:value="0.996787148594378" table:style-name="ce4">
            <text:p>0,996787149</text:p>
          </table:table-cell>
          <table:table-cell office:value-type="float" office:value="0.99290495314591698" table:style-name="ce4">
            <text:p>0,992904953</text:p>
          </table:table-cell>
          <table:table-cell office:value-type="float" office:value="1" table:style-name="ce4">
            <text:p>1</text:p>
          </table:table-cell>
          <table:table-cell office:value-type="float" office:value="0.92878179384203496" table:style-name="ce4">
            <text:p>0,928781794</text:p>
          </table:table-cell>
          <table:table-cell office:value-type="float" office:value="1" table:style-name="ce4">
            <text:p>1</text:p>
          </table:table-cell>
          <table:table-cell office:value-type="float" office:value="-7.6679158258863955E-2" table:formula="of:=IF([.P49]; 1-[.P49]/MIN([.B49:.O49]); &quot;&quot;)" table:style-name="ce1">
            <text:p>-0,076679158</text:p>
          </table:table-cell>
          <table:table-cell office:value-type="float" office:value="0" table:formula="of:=IF([.P49]; 1-[.P49]/MAX([.B49:.O49]); &quot;&quot;)" table:style-name="ce1">
            <text:p>0</text:p>
          </table:table-cell>
          <table:table-cell office:value-type="float" office:value="-1.0972014113780348E-2" table:formula="of:=IF([.P49]; 1-[.P49]/AVERAGE([.B49:.O49]); &quot;&quot;)" table:style-name="ce1">
            <text:p>-0,010972014</text:p>
          </table:table-cell>
          <table:table-cell office:value-type="float" office:value="2" table:formula="of:=IF([.P49]&gt;MAX([.B49:.O49]); 1; IF([.P49]&gt;AVERAGE([.B49:.O49]); 2; IF([.P49]&gt;MIN([.B49:.O49]); 3; IF([.P49]&gt;MAX([.B49:.O49])*0.75; 4; 5))))" table:style-name="ce5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100\%" table:formula="of:=ROUND([.B49];4)*100 &amp;&quot;\%&quot;" table:style-name="ce1">
            <text:p>100\%</text:p>
          </table:table-cell>
          <table:table-cell office:value-type="string" office:string-value="100\%" table:formula="of:=ROUND([.C49];4)*100 &amp;&quot;\%&quot;" table:style-name="ce1">
            <text:p>100\%</text:p>
          </table:table-cell>
          <table:table-cell office:value-type="string" office:string-value="98,7\%" table:formula="of:=ROUND([.D49];4)*100 &amp;&quot;\%&quot;" table:style-name="ce1">
            <text:p>98,7\%</text:p>
          </table:table-cell>
          <table:table-cell office:value-type="string" office:string-value="100\%" table:formula="of:=ROUND([.E49];4)*100 &amp;&quot;\%&quot;" table:style-name="ce1">
            <text:p>100\%</text:p>
          </table:table-cell>
          <table:table-cell office:value-type="string" office:string-value="99,34\%" table:formula="of:=ROUND([.F49];4)*100 &amp;&quot;\%&quot;" table:style-name="ce1">
            <text:p>99,34\%</text:p>
          </table:table-cell>
          <table:table-cell office:value-type="string" office:string-value="100\%" table:formula="of:=ROUND([.G49];4)*100 &amp;&quot;\%&quot;" table:style-name="ce1">
            <text:p>100\%</text:p>
          </table:table-cell>
          <table:table-cell office:value-type="string" office:string-value="100\%" table:formula="of:=ROUND([.H49];4)*100 &amp;&quot;\%&quot;" table:style-name="ce1">
            <text:p>100\%</text:p>
          </table:table-cell>
          <table:table-cell office:value-type="string" office:string-value="97,18\%" table:formula="of:=ROUND([.I49];4)*100 &amp;&quot;\%&quot;" table:style-name="ce1">
            <text:p>97,18\%</text:p>
          </table:table-cell>
          <table:table-cell office:value-type="string" office:string-value="97,74\%" table:formula="of:=ROUND([.J49];4)*100 &amp;&quot;\%&quot;" table:style-name="ce1">
            <text:p>97,74\%</text:p>
          </table:table-cell>
          <table:table-cell office:value-type="string" office:string-value="100\%" table:formula="of:=ROUND([.K49];4)*100 &amp;&quot;\%&quot;" table:style-name="ce1">
            <text:p>100\%</text:p>
          </table:table-cell>
          <table:table-cell office:value-type="string" office:string-value="99,68\%" table:formula="of:=ROUND([.L49];4)*100 &amp;&quot;\%&quot;" table:style-name="ce1">
            <text:p>99,68\%</text:p>
          </table:table-cell>
          <table:table-cell office:value-type="string" office:string-value="99,29\%" table:formula="of:=ROUND([.M49];4)*100 &amp;&quot;\%&quot;" table:style-name="ce1">
            <text:p>99,29\%</text:p>
          </table:table-cell>
          <table:table-cell office:value-type="string" office:string-value="100\%" table:formula="of:=ROUND([.N49];4)*100 &amp;&quot;\%&quot;" table:style-name="ce1">
            <text:p>100\%</text:p>
          </table:table-cell>
          <table:table-cell office:value-type="string" office:string-value="92,88\%" table:formula="of:=ROUND([.O49];4)*100 &amp;&quot;\%&quot;" table:style-name="ce1">
            <text:p>92,88\%</text:p>
          </table:table-cell>
          <table:table-cell office:value-type="string" office:string-value="98,91\%" table:formula="of:=ROUND(AVERAGE([.B49:.O49]);4)*100&amp;&quot;\%&quot;" table:style-name="ce1">
            <text:p>98,91\%</text:p>
          </table:table-cell>
          <table:table-cell office:value-type="string" office:string-value="100\%" table:formula="of:=ROUND([.P49];4)*100 &amp;&quot;\%&quot;" table:style-name="ce1">
            <text:p>100\%</text:p>
          </table:table-cell>
          <table:table-cell office:value-type="string" office:string-value="\hline 100\% &amp; 100\% &amp; 98,7\% &amp; 100\% &amp; 99,34\% &amp; 100\% &amp; 100\% &amp; 97,18\% &amp; 97,74\% &amp; 100\% &amp; 99,68\% &amp; 99,29\% &amp; 100\% &amp; 92,88\% &amp; 98,91\% &amp; 100\% \\" table:formula="of:=&quot;\hline &quot;&amp;[.X49]&amp;&quot; &amp; &quot;&amp;[.Y49]&amp;&quot; &amp; &quot;&amp;[.Z49]&amp;&quot; &amp; &quot;&amp;[.AA49]&amp;&quot; &amp; &quot;&amp;[.AB49]&amp;&quot; &amp; &quot;&amp;[.AC49]&amp;&quot; &amp; &quot;&amp;[.AD49]&amp;&quot; &amp; &quot;&amp;[.AE49]&amp;&quot; &amp; &quot;&amp;[.AF49]&amp;&quot; &amp; &quot;&amp;[.AG49]&amp;&quot; &amp; &quot;&amp;[.AH49]&amp;&quot; &amp; &quot;&amp;[.AI49]&amp;&quot; &amp; &quot;&amp;[.AJ49]&amp;&quot; &amp; &quot;&amp;[.AK49]&amp;&quot; &amp; &quot;&amp;[.AL49]&amp;&quot; &amp; &quot;&amp;[.AM49]&amp;&quot; \\&quot;" table:style-name="ce1">
            <text:p>\hline 100\% &amp; 100\% &amp; 98,7\% &amp; 100\% &amp; 99,34\% &amp; 100\% &amp; 100\% &amp; 97,18\% &amp; 97,74\% &amp; 100\% &amp; 99,68\% &amp; 99,29\% &amp; 100\% &amp; 92,88\% &amp; 98,91\% &amp; 100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InsectEPGSmallTrain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.93427041499330699" table:style-name="ce4">
            <text:p>0,934270415</text:p>
          </table:table-cell>
          <table:table-cell office:value-type="float" office:value="1" table:style-name="ce4">
            <text:p>1</text:p>
          </table:table-cell>
          <table:table-cell office:value-type="float" office:value="0.88768406961178004" table:style-name="ce4">
            <text:p>0,88768407</text:p>
          </table:table-cell>
          <table:table-cell office:value-type="float" office:value="0.39625167336010703" table:style-name="ce4">
            <text:p>0,396251673</text:p>
          </table:table-cell>
          <table:table-cell office:value-type="float" office:value="1" table:style-name="ce4">
            <text:p>1</text:p>
          </table:table-cell>
          <table:table-cell office:value-type="float" office:value="0.90669344042837996" table:style-name="ce4">
            <text:p>0,90669344</text:p>
          </table:table-cell>
          <table:table-cell office:value-type="float" office:value="0.97550200803212905" table:style-name="ce4">
            <text:p>0,975502008</text:p>
          </table:table-cell>
          <table:table-cell office:value-type="float" office:value="0.99089692101740301" table:style-name="ce4">
            <text:p>0,990896921</text:p>
          </table:table-cell>
          <table:table-cell office:value-type="float" office:value="0.98487282463186099" table:style-name="ce4">
            <text:p>0,984872825</text:p>
          </table:table-cell>
          <table:table-cell office:value-type="float" office:value="0.97215528781793903" table:style-name="ce4">
            <text:p>0,972155288</text:p>
          </table:table-cell>
          <table:table-cell office:value-type="float" office:value="0.99585006693440403" table:style-name="ce4">
            <text:p>0,995850067</text:p>
          </table:table-cell>
          <table:table-cell office:value-type="float" office:value="0.83721552878179395" table:style-name="ce4">
            <text:p>0,837215529</text:p>
          </table:table-cell>
          <table:table-cell office:value-type="float" office:value="1" table:style-name="ce4">
            <text:p>1</text:p>
          </table:table-cell>
          <table:table-cell office:value-type="float" office:value="-1.5236486486486491" table:formula="of:=IF([.P50]; 1-[.P50]/MIN([.B50:.O50]); &quot;&quot;)" table:style-name="ce1">
            <text:p>-1,523648649</text:p>
          </table:table-cell>
          <table:table-cell office:value-type="float" office:value="0" table:formula="of:=IF([.P50]; 1-[.P50]/MAX([.B50:.O50]); &quot;&quot;)" table:style-name="ce1">
            <text:p>0</text:p>
          </table:table-cell>
          <table:table-cell office:value-type="float" office:value="-8.6839042234785557E-2" table:formula="of:=IF([.P50]; 1-[.P50]/AVERAGE([.B50:.O50]); &quot;&quot;)" table:style-name="ce1">
            <text:p>-0,086839042</text:p>
          </table:table-cell>
          <table:table-cell office:value-type="float" office:value="2" table:formula="of:=IF([.P50]&gt;MAX([.B50:.O50]); 1; IF([.P50]&gt;AVERAGE([.B50:.O50]); 2; IF([.P50]&gt;MIN([.B50:.O50]); 3; IF([.P50]&gt;MAX([.B50:.O50])*0.75; 4; 5))))" table:style-name="ce5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100\%" table:formula="of:=ROUND([.B50];4)*100 &amp;&quot;\%&quot;" table:style-name="ce1">
            <text:p>100\%</text:p>
          </table:table-cell>
          <table:table-cell office:value-type="string" office:string-value="100\%" table:formula="of:=ROUND([.C50];4)*100 &amp;&quot;\%&quot;" table:style-name="ce1">
            <text:p>100\%</text:p>
          </table:table-cell>
          <table:table-cell office:value-type="string" office:string-value="93,43\%" table:formula="of:=ROUND([.D50];4)*100 &amp;&quot;\%&quot;" table:style-name="ce1">
            <text:p>93,43\%</text:p>
          </table:table-cell>
          <table:table-cell office:value-type="string" office:string-value="100\%" table:formula="of:=ROUND([.E50];4)*100 &amp;&quot;\%&quot;" table:style-name="ce1">
            <text:p>100\%</text:p>
          </table:table-cell>
          <table:table-cell office:value-type="string" office:string-value="88,77\%" table:formula="of:=ROUND([.F50];4)*100 &amp;&quot;\%&quot;" table:style-name="ce1">
            <text:p>88,77\%</text:p>
          </table:table-cell>
          <table:table-cell office:value-type="string" office:string-value="39,63\%" table:formula="of:=ROUND([.G50];4)*100 &amp;&quot;\%&quot;" table:style-name="ce1">
            <text:p>39,63\%</text:p>
          </table:table-cell>
          <table:table-cell office:value-type="string" office:string-value="100\%" table:formula="of:=ROUND([.H50];4)*100 &amp;&quot;\%&quot;" table:style-name="ce1">
            <text:p>100\%</text:p>
          </table:table-cell>
          <table:table-cell office:value-type="string" office:string-value="90,67\%" table:formula="of:=ROUND([.I50];4)*100 &amp;&quot;\%&quot;" table:style-name="ce1">
            <text:p>90,67\%</text:p>
          </table:table-cell>
          <table:table-cell office:value-type="string" office:string-value="97,55\%" table:formula="of:=ROUND([.J50];4)*100 &amp;&quot;\%&quot;" table:style-name="ce1">
            <text:p>97,55\%</text:p>
          </table:table-cell>
          <table:table-cell office:value-type="string" office:string-value="99,09\%" table:formula="of:=ROUND([.K50];4)*100 &amp;&quot;\%&quot;" table:style-name="ce1">
            <text:p>99,09\%</text:p>
          </table:table-cell>
          <table:table-cell office:value-type="string" office:string-value="98,49\%" table:formula="of:=ROUND([.L50];4)*100 &amp;&quot;\%&quot;" table:style-name="ce1">
            <text:p>98,49\%</text:p>
          </table:table-cell>
          <table:table-cell office:value-type="string" office:string-value="97,22\%" table:formula="of:=ROUND([.M50];4)*100 &amp;&quot;\%&quot;" table:style-name="ce1">
            <text:p>97,22\%</text:p>
          </table:table-cell>
          <table:table-cell office:value-type="string" office:string-value="99,59\%" table:formula="of:=ROUND([.N50];4)*100 &amp;&quot;\%&quot;" table:style-name="ce1">
            <text:p>99,59\%</text:p>
          </table:table-cell>
          <table:table-cell office:value-type="string" office:string-value="83,72\%" table:formula="of:=ROUND([.O50];4)*100 &amp;&quot;\%&quot;" table:style-name="ce1">
            <text:p>83,72\%</text:p>
          </table:table-cell>
          <table:table-cell office:value-type="string" office:string-value="92,01\%" table:formula="of:=ROUND(AVERAGE([.B50:.O50]);4)*100&amp;&quot;\%&quot;" table:style-name="ce1">
            <text:p>92,01\%</text:p>
          </table:table-cell>
          <table:table-cell office:value-type="string" office:string-value="100\%" table:formula="of:=ROUND([.P50];4)*100 &amp;&quot;\%&quot;" table:style-name="ce1">
            <text:p>100\%</text:p>
          </table:table-cell>
          <table:table-cell office:value-type="string" office:string-value="\hline 100\% &amp; 100\% &amp; 93,43\% &amp; 100\% &amp; 88,77\% &amp; 39,63\% &amp; 100\% &amp; 90,67\% &amp; 97,55\% &amp; 99,09\% &amp; 98,49\% &amp; 97,22\% &amp; 99,59\% &amp; 83,72\% &amp; 92,01\% &amp; 100\% \\" table:formula="of:=&quot;\hline &quot;&amp;[.X50]&amp;&quot; &amp; &quot;&amp;[.Y50]&amp;&quot; &amp; &quot;&amp;[.Z50]&amp;&quot; &amp; &quot;&amp;[.AA50]&amp;&quot; &amp; &quot;&amp;[.AB50]&amp;&quot; &amp; &quot;&amp;[.AC50]&amp;&quot; &amp; &quot;&amp;[.AD50]&amp;&quot; &amp; &quot;&amp;[.AE50]&amp;&quot; &amp; &quot;&amp;[.AF50]&amp;&quot; &amp; &quot;&amp;[.AG50]&amp;&quot; &amp; &quot;&amp;[.AH50]&amp;&quot; &amp; &quot;&amp;[.AI50]&amp;&quot; &amp; &quot;&amp;[.AJ50]&amp;&quot; &amp; &quot;&amp;[.AK50]&amp;&quot; &amp; &quot;&amp;[.AL50]&amp;&quot; &amp; &quot;&amp;[.AM50]&amp;&quot; \\&quot;" table:style-name="ce1">
            <text:p>\hline 100\% &amp; 100\% &amp; 93,43\% &amp; 100\% &amp; 88,77\% &amp; 39,63\% &amp; 100\% &amp; 90,67\% &amp; 97,55\% &amp; 99,09\% &amp; 98,49\% &amp; 97,22\% &amp; 99,59\% &amp; 83,72\% &amp; 92,01\% &amp; 100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InsectWingbeatSound</text:p>
          </table:table-cell>
          <table:table-cell office:value-type="float" office:value="0.63222222222222202" table:style-name="ce3">
            <text:p>0,632222222</text:p>
          </table:table-cell>
          <table:table-cell office:value-type="float" office:value="0.64026936026935999" table:style-name="ce4">
            <text:p>0,64026936</text:p>
          </table:table-cell>
          <table:table-cell office:value-type="float" office:value="0.65668350168350198" table:style-name="ce4">
            <text:p>0,656683502</text:p>
          </table:table-cell>
          <table:table-cell office:value-type="float" office:value="0.627356902356902" table:style-name="ce4">
            <text:p>0,627356902</text:p>
          </table:table-cell>
          <table:table-cell office:value-type="float" office:value="0.62855218855218897" table:style-name="ce4">
            <text:p>0,628552189</text:p>
          </table:table-cell>
          <table:table-cell office:value-type="float" office:value="0.49138047138047097" table:style-name="ce4">
            <text:p>0,491380471</text:p>
          </table:table-cell>
          <table:table-cell office:value-type="float" office:value="0.60690235690235705" table:style-name="ce4">
            <text:p>0,606902357</text:p>
          </table:table-cell>
          <table:table-cell office:value-type="float" office:value="0.61949494949494999" table:style-name="ce4">
            <text:p>0,619494949</text:p>
          </table:table-cell>
          <table:table-cell office:value-type="float" office:value="0.51868686868686897" table:style-name="ce4">
            <text:p>0,518686869</text:p>
          </table:table-cell>
          <table:table-cell office:value-type="float" office:value="0.53898989898989902" table:style-name="ce4">
            <text:p>0,538989899</text:p>
          </table:table-cell>
          <table:table-cell office:value-type="float" office:value="0.51183501683501698" table:style-name="ce4">
            <text:p>0,511835017</text:p>
          </table:table-cell>
          <table:table-cell office:value-type="float" office:value="0.63636363636363602" table:style-name="ce4">
            <text:p>0,636363636</text:p>
          </table:table-cell>
          <table:table-cell office:value-type="float" office:value="0.60345117845117902" table:style-name="ce4">
            <text:p>0,603451178</text:p>
          </table:table-cell>
          <table:table-cell office:value-type="float" office:value="0.55922558922558896" table:style-name="ce4">
            <text:p>0,559225589</text:p>
          </table:table-cell>
          <table:table-cell table:style-name="ce4"/>
          <table:table-cell office:value-type="string" office:string-value="" table:formula="of:=IF([.P51]; 1-[.P51]/MIN([.B51:.O51]); &quot;&quot;)" table:style-name="ce1"/>
          <table:table-cell office:value-type="string" office:string-value="" table:formula="of:=IF([.P51]; 1-[.P51]/MAX([.B51:.O51]); &quot;&quot;)" table:style-name="ce1"/>
          <table:table-cell office:value-type="string" office:string-value="" table:formula="of:=IF([.P51]; 1-[.P51]/AVERAGE([.B51:.O51]); &quot;&quot;)" table:style-name="ce1"/>
          <table:table-cell table:style-name="ce5"/>
          <table:table-cell table:number-columns-repeated="3" table:style-name="ce1"/>
          <table:table-cell office:value-type="string" office:string-value="63,22\%" table:formula="of:=ROUND([.B51];4)*100 &amp;&quot;\%&quot;" table:style-name="ce1">
            <text:p>63,22\%</text:p>
          </table:table-cell>
          <table:table-cell office:value-type="string" office:string-value="64,03\%" table:formula="of:=ROUND([.C51];4)*100 &amp;&quot;\%&quot;" table:style-name="ce1">
            <text:p>64,03\%</text:p>
          </table:table-cell>
          <table:table-cell office:value-type="string" office:string-value="65,67\%" table:formula="of:=ROUND([.D51];4)*100 &amp;&quot;\%&quot;" table:style-name="ce1">
            <text:p>65,67\%</text:p>
          </table:table-cell>
          <table:table-cell office:value-type="string" office:string-value="62,74\%" table:formula="of:=ROUND([.E51];4)*100 &amp;&quot;\%&quot;" table:style-name="ce1">
            <text:p>62,74\%</text:p>
          </table:table-cell>
          <table:table-cell office:value-type="string" office:string-value="62,86\%" table:formula="of:=ROUND([.F51];4)*100 &amp;&quot;\%&quot;" table:style-name="ce1">
            <text:p>62,86\%</text:p>
          </table:table-cell>
          <table:table-cell office:value-type="string" office:string-value="49,14\%" table:formula="of:=ROUND([.G51];4)*100 &amp;&quot;\%&quot;" table:style-name="ce1">
            <text:p>49,14\%</text:p>
          </table:table-cell>
          <table:table-cell office:value-type="string" office:string-value="60,69\%" table:formula="of:=ROUND([.H51];4)*100 &amp;&quot;\%&quot;" table:style-name="ce1">
            <text:p>60,69\%</text:p>
          </table:table-cell>
          <table:table-cell office:value-type="string" office:string-value="61,95\%" table:formula="of:=ROUND([.I51];4)*100 &amp;&quot;\%&quot;" table:style-name="ce1">
            <text:p>61,95\%</text:p>
          </table:table-cell>
          <table:table-cell office:value-type="string" office:string-value="51,87\%" table:formula="of:=ROUND([.J51];4)*100 &amp;&quot;\%&quot;" table:style-name="ce1">
            <text:p>51,87\%</text:p>
          </table:table-cell>
          <table:table-cell office:value-type="string" office:string-value="53,9\%" table:formula="of:=ROUND([.K51];4)*100 &amp;&quot;\%&quot;" table:style-name="ce1">
            <text:p>53,9\%</text:p>
          </table:table-cell>
          <table:table-cell office:value-type="string" office:string-value="51,18\%" table:formula="of:=ROUND([.L51];4)*100 &amp;&quot;\%&quot;" table:style-name="ce1">
            <text:p>51,18\%</text:p>
          </table:table-cell>
          <table:table-cell office:value-type="string" office:string-value="63,64\%" table:formula="of:=ROUND([.M51];4)*100 &amp;&quot;\%&quot;" table:style-name="ce1">
            <text:p>63,64\%</text:p>
          </table:table-cell>
          <table:table-cell office:value-type="string" office:string-value="60,35\%" table:formula="of:=ROUND([.N51];4)*100 &amp;&quot;\%&quot;" table:style-name="ce1">
            <text:p>60,35\%</text:p>
          </table:table-cell>
          <table:table-cell office:value-type="string" office:string-value="55,92\%" table:formula="of:=ROUND([.O51];4)*100 &amp;&quot;\%&quot;" table:style-name="ce1">
            <text:p>55,92\%</text:p>
          </table:table-cell>
          <table:table-cell office:value-type="string" office:string-value="59,08\%" table:formula="of:=ROUND(AVERAGE([.B51:.O51]);4)*100&amp;&quot;\%&quot;" table:style-name="ce1">
            <text:p>59,08\%</text:p>
          </table:table-cell>
          <table:table-cell office:value-type="string" office:string-value="0\%" table:formula="of:=ROUND([.P51];4)*100 &amp;&quot;\%&quot;" table:style-name="ce1">
            <text:p>0\%</text:p>
          </table:table-cell>
          <table:table-cell office:value-type="string" office:string-value="\hline 63,22\% &amp; 64,03\% &amp; 65,67\% &amp; 62,74\% &amp; 62,86\% &amp; 49,14\% &amp; 60,69\% &amp; 61,95\% &amp; 51,87\% &amp; 53,9\% &amp; 51,18\% &amp; 63,64\% &amp; 60,35\% &amp; 55,92\% &amp; 59,08\% &amp; 0\% \\" table:formula="of:=&quot;\hline &quot;&amp;[.X51]&amp;&quot; &amp; &quot;&amp;[.Y51]&amp;&quot; &amp; &quot;&amp;[.Z51]&amp;&quot; &amp; &quot;&amp;[.AA51]&amp;&quot; &amp; &quot;&amp;[.AB51]&amp;&quot; &amp; &quot;&amp;[.AC51]&amp;&quot; &amp; &quot;&amp;[.AD51]&amp;&quot; &amp; &quot;&amp;[.AE51]&amp;&quot; &amp; &quot;&amp;[.AF51]&amp;&quot; &amp; &quot;&amp;[.AG51]&amp;&quot; &amp; &quot;&amp;[.AH51]&amp;&quot; &amp; &quot;&amp;[.AI51]&amp;&quot; &amp; &quot;&amp;[.AJ51]&amp;&quot; &amp; &quot;&amp;[.AK51]&amp;&quot; &amp; &quot;&amp;[.AL51]&amp;&quot; &amp; &quot;&amp;[.AM51]&amp;&quot; \\&quot;" table:style-name="ce1">
            <text:p>\hline 63,22\% &amp; 64,03\% &amp; 65,67\% &amp; 62,74\% &amp; 62,86\% &amp; 49,14\% &amp; 60,69\% &amp; 61,95\% &amp; 51,87\% &amp; 53,9\% &amp; 51,18\% &amp; 63,64\% &amp; 60,35\% &amp; 55,92\% &amp; 59,08\% &amp; 0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ItalyPowerDemand</text:p>
          </table:table-cell>
          <table:table-cell office:value-type="float" office:value="0.96242306446388104" table:style-name="ce3">
            <text:p>0,962423064</text:p>
          </table:table-cell>
          <table:table-cell office:value-type="float" office:value="0.95817946226109496" table:style-name="ce4">
            <text:p>0,958179462</text:p>
          </table:table-cell>
          <table:table-cell office:value-type="float" office:value="0.96161321671525701" table:style-name="ce4">
            <text:p>0,961613217</text:p>
          </table:table-cell>
          <table:table-cell office:value-type="float" office:value="0.96034985422740504" table:style-name="ce4">
            <text:p>0,960349854</text:p>
          </table:table-cell>
          <table:table-cell office:value-type="float" office:value="0.95380628441852899" table:style-name="ce4">
            <text:p>0,953806284</text:p>
          </table:table-cell>
          <table:table-cell office:value-type="float" office:value="0.95711046323291205" table:style-name="ce4">
            <text:p>0,957110463</text:p>
          </table:table-cell>
          <table:table-cell office:value-type="float" office:value="0.95600907029478399" table:style-name="ce4">
            <text:p>0,95600907</text:p>
          </table:table-cell>
          <table:table-cell office:value-type="float" office:value="0.946809199870424" table:style-name="ce4">
            <text:p>0,9468092</text:p>
          </table:table-cell>
          <table:table-cell office:value-type="float" office:value="0.86835114998380303" table:style-name="ce4">
            <text:p>0,86835115</text:p>
          </table:table-cell>
          <table:table-cell office:value-type="float" office:value="0.92646582442500802" table:style-name="ce4">
            <text:p>0,926465824</text:p>
          </table:table-cell>
          <table:table-cell office:value-type="float" office:value="0.87087787495950697" table:style-name="ce4">
            <text:p>0,870877875</text:p>
          </table:table-cell>
          <table:table-cell office:value-type="float" office:value="0.94454162617427895" table:style-name="ce4">
            <text:p>0,944541626</text:p>
          </table:table-cell>
          <table:table-cell office:value-type="float" office:value="0.95947521865889196" table:style-name="ce4">
            <text:p>0,959475219</text:p>
          </table:table-cell>
          <table:table-cell office:value-type="float" office:value="0.87748623258827296" table:style-name="ce4">
            <text:p>0,877486233</text:p>
          </table:table-cell>
          <table:table-cell office:value-type="float" office:value="0.96890187263488703" table:style-name="ce4">
            <text:p>0,968901873</text:p>
          </table:table-cell>
          <table:table-cell office:value-type="float" office:value="-0.11579500142650767" table:formula="of:=IF([.P52]; 1-[.P52]/MIN([.B52:.O52]); &quot;&quot;)" table:style-name="ce1">
            <text:p>-0,115795001</text:p>
          </table:table-cell>
          <table:table-cell office:value-type="float" office:value="-6.7317673591031912E-3" table:formula="of:=IF([.P52]; 1-[.P52]/MAX([.B52:.O52]); &quot;&quot;)" table:style-name="ce1">
            <text:p>-0,006731767</text:p>
          </table:table-cell>
          <table:table-cell office:value-type="float" office:value="-3.5191187538708979E-2" table:formula="of:=IF([.P52]; 1-[.P52]/AVERAGE([.B52:.O52]); &quot;&quot;)" table:style-name="ce1">
            <text:p>-0,035191188</text:p>
          </table:table-cell>
          <table:table-cell office:value-type="float" office:value="1" table:formula="of:=IF([.P52]&gt;MAX([.B52:.O52]); 1; IF([.P52]&gt;AVERAGE([.B52:.O52]); 2; IF([.P52]&gt;MIN([.B52:.O52]); 3; IF([.P52]&gt;MAX([.B52:.O52])*0.75; 4; 5))))" table:style-name="ce5">
            <text:p>1</text:p>
          </table:table-cell>
          <table:table-cell table:style-name="ce1"/>
          <table:table-cell office:value-type="float" office:value="0.96598637104034402" table:style-name="ce1">
            <text:p>0,965986371</text:p>
          </table:table-cell>
          <table:table-cell table:style-name="ce1"/>
          <table:table-cell office:value-type="string" office:string-value="96,24\%" table:formula="of:=ROUND([.B52];4)*100 &amp;&quot;\%&quot;" table:style-name="ce1">
            <text:p>96,24\%</text:p>
          </table:table-cell>
          <table:table-cell office:value-type="string" office:string-value="95,82\%" table:formula="of:=ROUND([.C52];4)*100 &amp;&quot;\%&quot;" table:style-name="ce1">
            <text:p>95,82\%</text:p>
          </table:table-cell>
          <table:table-cell office:value-type="string" office:string-value="96,16\%" table:formula="of:=ROUND([.D52];4)*100 &amp;&quot;\%&quot;" table:style-name="ce1">
            <text:p>96,16\%</text:p>
          </table:table-cell>
          <table:table-cell office:value-type="string" office:string-value="96,03\%" table:formula="of:=ROUND([.E52];4)*100 &amp;&quot;\%&quot;" table:style-name="ce1">
            <text:p>96,03\%</text:p>
          </table:table-cell>
          <table:table-cell office:value-type="string" office:string-value="95,38\%" table:formula="of:=ROUND([.F52];4)*100 &amp;&quot;\%&quot;" table:style-name="ce1">
            <text:p>95,38\%</text:p>
          </table:table-cell>
          <table:table-cell office:value-type="string" office:string-value="95,71\%" table:formula="of:=ROUND([.G52];4)*100 &amp;&quot;\%&quot;" table:style-name="ce1">
            <text:p>95,71\%</text:p>
          </table:table-cell>
          <table:table-cell office:value-type="string" office:string-value="95,6\%" table:formula="of:=ROUND([.H52];4)*100 &amp;&quot;\%&quot;" table:style-name="ce1">
            <text:p>95,6\%</text:p>
          </table:table-cell>
          <table:table-cell office:value-type="string" office:string-value="94,68\%" table:formula="of:=ROUND([.I52];4)*100 &amp;&quot;\%&quot;" table:style-name="ce1">
            <text:p>94,68\%</text:p>
          </table:table-cell>
          <table:table-cell office:value-type="string" office:string-value="86,84\%" table:formula="of:=ROUND([.J52];4)*100 &amp;&quot;\%&quot;" table:style-name="ce1">
            <text:p>86,84\%</text:p>
          </table:table-cell>
          <table:table-cell office:value-type="string" office:string-value="92,65\%" table:formula="of:=ROUND([.K52];4)*100 &amp;&quot;\%&quot;" table:style-name="ce1">
            <text:p>92,65\%</text:p>
          </table:table-cell>
          <table:table-cell office:value-type="string" office:string-value="87,09\%" table:formula="of:=ROUND([.L52];4)*100 &amp;&quot;\%&quot;" table:style-name="ce1">
            <text:p>87,09\%</text:p>
          </table:table-cell>
          <table:table-cell office:value-type="string" office:string-value="94,45\%" table:formula="of:=ROUND([.M52];4)*100 &amp;&quot;\%&quot;" table:style-name="ce1">
            <text:p>94,45\%</text:p>
          </table:table-cell>
          <table:table-cell office:value-type="string" office:string-value="95,95\%" table:formula="of:=ROUND([.N52];4)*100 &amp;&quot;\%&quot;" table:style-name="ce1">
            <text:p>95,95\%</text:p>
          </table:table-cell>
          <table:table-cell office:value-type="string" office:string-value="87,75\%" table:formula="of:=ROUND([.O52];4)*100 &amp;&quot;\%&quot;" table:style-name="ce1">
            <text:p>87,75\%</text:p>
          </table:table-cell>
          <table:table-cell office:value-type="string" office:string-value="93,6\%" table:formula="of:=ROUND(AVERAGE([.B52:.O52]);4)*100&amp;&quot;\%&quot;" table:style-name="ce1">
            <text:p>93,6\%</text:p>
          </table:table-cell>
          <table:table-cell office:value-type="string" office:string-value="96,89\%" table:formula="of:=ROUND([.P52];4)*100 &amp;&quot;\%&quot;" table:style-name="ce1">
            <text:p>96,89\%</text:p>
          </table:table-cell>
          <table:table-cell office:value-type="string" office:string-value="\hline 96,24\% &amp; 95,82\% &amp; 96,16\% &amp; 96,03\% &amp; 95,38\% &amp; 95,71\% &amp; 95,6\% &amp; 94,68\% &amp; 86,84\% &amp; 92,65\% &amp; 87,09\% &amp; 94,45\% &amp; 95,95\% &amp; 87,75\% &amp; 93,6\% &amp; 96,89\% \\" table:formula="of:=&quot;\hline &quot;&amp;[.X52]&amp;&quot; &amp; &quot;&amp;[.Y52]&amp;&quot; &amp; &quot;&amp;[.Z52]&amp;&quot; &amp; &quot;&amp;[.AA52]&amp;&quot; &amp; &quot;&amp;[.AB52]&amp;&quot; &amp; &quot;&amp;[.AC52]&amp;&quot; &amp; &quot;&amp;[.AD52]&amp;&quot; &amp; &quot;&amp;[.AE52]&amp;&quot; &amp; &quot;&amp;[.AF52]&amp;&quot; &amp; &quot;&amp;[.AG52]&amp;&quot; &amp; &quot;&amp;[.AH52]&amp;&quot; &amp; &quot;&amp;[.AI52]&amp;&quot; &amp; &quot;&amp;[.AJ52]&amp;&quot; &amp; &quot;&amp;[.AK52]&amp;&quot; &amp; &quot;&amp;[.AL52]&amp;&quot; &amp; &quot;&amp;[.AM52]&amp;&quot; \\&quot;" table:style-name="ce1">
            <text:p>\hline 96,24\% &amp; 95,82\% &amp; 96,16\% &amp; 96,03\% &amp; 95,38\% &amp; 95,71\% &amp; 95,6\% &amp; 94,68\% &amp; 86,84\% &amp; 92,65\% &amp; 87,09\% &amp; 94,45\% &amp; 95,95\% &amp; 87,75\% &amp; 93,6\% &amp; 96,89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LargeKitchenAppliances</text:p>
          </table:table-cell>
          <table:table-cell office:value-type="float" office:value="0.86017777777777804" table:style-name="ce3">
            <text:p>0,860177778</text:p>
          </table:table-cell>
          <table:table-cell office:value-type="float" office:value="0.92008888888888896" table:style-name="ce4">
            <text:p>0,920088889</text:p>
          </table:table-cell>
          <table:table-cell office:value-type="float" office:value="0.93004444444444401" table:style-name="ce4">
            <text:p>0,930044444</text:p>
          </table:table-cell>
          <table:table-cell office:value-type="float" office:value="0.95253333333333401" table:style-name="ce4">
            <text:p>0,952533333</text:p>
          </table:table-cell>
          <table:table-cell office:value-type="float" office:value="0.92986666666666695" table:style-name="ce4">
            <text:p>0,929866667</text:p>
          </table:table-cell>
          <table:table-cell office:value-type="float" office:value="0.95386666666666697" table:style-name="ce4">
            <text:p>0,953866667</text:p>
          </table:table-cell>
          <table:table-cell office:value-type="float" office:value="0.81013333333333304" table:style-name="ce4">
            <text:p>0,810133333</text:p>
          </table:table-cell>
          <table:table-cell office:value-type="float" office:value="0.79271111111111103" table:style-name="ce4">
            <text:p>0,792711111</text:p>
          </table:table-cell>
          <table:table-cell office:value-type="float" office:value="0.83697777777777804" table:style-name="ce4">
            <text:p>0,836977778</text:p>
          </table:table-cell>
          <table:table-cell office:value-type="float" office:value="0.83697777777777804" table:style-name="ce4">
            <text:p>0,836977778</text:p>
          </table:table-cell>
          <table:table-cell office:value-type="float" office:value="0.83582222222222202" table:style-name="ce4">
            <text:p>0,835822222</text:p>
          </table:table-cell>
          <table:table-cell office:value-type="float" office:value="0.73582222222222204" table:style-name="ce4">
            <text:p>0,735822222</text:p>
          </table:table-cell>
          <table:table-cell office:value-type="float" office:value="0.63626666666666698" table:style-name="ce4">
            <text:p>0,636266667</text:p>
          </table:table-cell>
          <table:table-cell office:value-type="float" office:value="0.88631111111111105" table:style-name="ce4">
            <text:p>0,886311111</text:p>
          </table:table-cell>
          <table:table-cell office:value-type="float" office:value="0.59733331203460605" table:style-name="ce4">
            <text:p>0,597333312</text:p>
          </table:table-cell>
          <table:table-cell office:value-type="float" office:value="6.1190310088109157E-2" table:formula="of:=IF([.P53]; 1-[.P53]/MIN([.B53:.O53]); &quot;&quot;)" table:style-name="ce1">
            <text:p>0,06119031</text:p>
          </table:table-cell>
          <table:table-cell office:value-type="float" office:value="0.3737769303523143" table:formula="of:=IF([.P53]; 1-[.P53]/MAX([.B53:.O53]); &quot;&quot;)" table:style-name="ce1">
            <text:p>0,37377693</text:p>
          </table:table-cell>
          <table:table-cell office:value-type="float" office:value="0.29829274614985524" table:formula="of:=IF([.P53]; 1-[.P53]/AVERAGE([.B53:.O53]); &quot;&quot;)" table:style-name="ce1">
            <text:p>0,298292746</text:p>
          </table:table-cell>
          <table:table-cell office:value-type="float" office:value="5" table:formula="of:=IF([.P53]&gt;MAX([.B53:.O53]); 1; IF([.P53]&gt;AVERAGE([.B53:.O53]); 2; IF([.P53]&gt;MIN([.B53:.O53]); 3; IF([.P53]&gt;MAX([.B53:.O53])*0.75; 4; 5))))" table:style-name="ce5">
            <text:p>5</text:p>
          </table:table-cell>
          <table:table-cell table:style-name="ce1"/>
          <table:table-cell office:value-type="float" office:value="0.58399999141693104" table:style-name="ce1">
            <text:p>0,583999991</text:p>
          </table:table-cell>
          <table:table-cell table:style-name="ce1"/>
          <table:table-cell office:value-type="string" office:string-value="86,02\%" table:formula="of:=ROUND([.B53];4)*100 &amp;&quot;\%&quot;" table:style-name="ce1">
            <text:p>86,02\%</text:p>
          </table:table-cell>
          <table:table-cell office:value-type="string" office:string-value="92,01\%" table:formula="of:=ROUND([.C53];4)*100 &amp;&quot;\%&quot;" table:style-name="ce1">
            <text:p>92,01\%</text:p>
          </table:table-cell>
          <table:table-cell office:value-type="string" office:string-value="93\%" table:formula="of:=ROUND([.D53];4)*100 &amp;&quot;\%&quot;" table:style-name="ce1">
            <text:p>93\%</text:p>
          </table:table-cell>
          <table:table-cell office:value-type="string" office:string-value="95,25\%" table:formula="of:=ROUND([.E53];4)*100 &amp;&quot;\%&quot;" table:style-name="ce1">
            <text:p>95,25\%</text:p>
          </table:table-cell>
          <table:table-cell office:value-type="string" office:string-value="92,99\%" table:formula="of:=ROUND([.F53];4)*100 &amp;&quot;\%&quot;" table:style-name="ce1">
            <text:p>92,99\%</text:p>
          </table:table-cell>
          <table:table-cell office:value-type="string" office:string-value="95,39\%" table:formula="of:=ROUND([.G53];4)*100 &amp;&quot;\%&quot;" table:style-name="ce1">
            <text:p>95,39\%</text:p>
          </table:table-cell>
          <table:table-cell office:value-type="string" office:string-value="81,01\%" table:formula="of:=ROUND([.H53];4)*100 &amp;&quot;\%&quot;" table:style-name="ce1">
            <text:p>81,01\%</text:p>
          </table:table-cell>
          <table:table-cell office:value-type="string" office:string-value="79,27\%" table:formula="of:=ROUND([.I53];4)*100 &amp;&quot;\%&quot;" table:style-name="ce1">
            <text:p>79,27\%</text:p>
          </table:table-cell>
          <table:table-cell office:value-type="string" office:string-value="83,7\%" table:formula="of:=ROUND([.J53];4)*100 &amp;&quot;\%&quot;" table:style-name="ce1">
            <text:p>83,7\%</text:p>
          </table:table-cell>
          <table:table-cell office:value-type="string" office:string-value="83,7\%" table:formula="of:=ROUND([.K53];4)*100 &amp;&quot;\%&quot;" table:style-name="ce1">
            <text:p>83,7\%</text:p>
          </table:table-cell>
          <table:table-cell office:value-type="string" office:string-value="83,58\%" table:formula="of:=ROUND([.L53];4)*100 &amp;&quot;\%&quot;" table:style-name="ce1">
            <text:p>83,58\%</text:p>
          </table:table-cell>
          <table:table-cell office:value-type="string" office:string-value="73,58\%" table:formula="of:=ROUND([.M53];4)*100 &amp;&quot;\%&quot;" table:style-name="ce1">
            <text:p>73,58\%</text:p>
          </table:table-cell>
          <table:table-cell office:value-type="string" office:string-value="63,63\%" table:formula="of:=ROUND([.N53];4)*100 &amp;&quot;\%&quot;" table:style-name="ce1">
            <text:p>63,63\%</text:p>
          </table:table-cell>
          <table:table-cell office:value-type="string" office:string-value="88,63\%" table:formula="of:=ROUND([.O53];4)*100 &amp;&quot;\%&quot;" table:style-name="ce1">
            <text:p>88,63\%</text:p>
          </table:table-cell>
          <table:table-cell office:value-type="string" office:string-value="85,13\%" table:formula="of:=ROUND(AVERAGE([.B53:.O53]);4)*100&amp;&quot;\%&quot;" table:style-name="ce1">
            <text:p>85,13\%</text:p>
          </table:table-cell>
          <table:table-cell office:value-type="string" office:string-value="59,73\%" table:formula="of:=ROUND([.P53];4)*100 &amp;&quot;\%&quot;" table:style-name="ce1">
            <text:p>59,73\%</text:p>
          </table:table-cell>
          <table:table-cell office:value-type="string" office:string-value="\hline 86,02\% &amp; 92,01\% &amp; 93\% &amp; 95,25\% &amp; 92,99\% &amp; 95,39\% &amp; 81,01\% &amp; 79,27\% &amp; 83,7\% &amp; 83,7\% &amp; 83,58\% &amp; 73,58\% &amp; 63,63\% &amp; 88,63\% &amp; 85,13\% &amp; 59,73\% \\" table:formula="of:=&quot;\hline &quot;&amp;[.X53]&amp;&quot; &amp; &quot;&amp;[.Y53]&amp;&quot; &amp; &quot;&amp;[.Z53]&amp;&quot; &amp; &quot;&amp;[.AA53]&amp;&quot; &amp; &quot;&amp;[.AB53]&amp;&quot; &amp; &quot;&amp;[.AC53]&amp;&quot; &amp; &quot;&amp;[.AD53]&amp;&quot; &amp; &quot;&amp;[.AE53]&amp;&quot; &amp; &quot;&amp;[.AF53]&amp;&quot; &amp; &quot;&amp;[.AG53]&amp;&quot; &amp; &quot;&amp;[.AH53]&amp;&quot; &amp; &quot;&amp;[.AI53]&amp;&quot; &amp; &quot;&amp;[.AJ53]&amp;&quot; &amp; &quot;&amp;[.AK53]&amp;&quot; &amp; &quot;&amp;[.AL53]&amp;&quot; &amp; &quot;&amp;[.AM53]&amp;&quot; \\&quot;" table:style-name="ce1">
            <text:p>\hline 86,02\% &amp; 92,01\% &amp; 93\% &amp; 95,25\% &amp; 92,99\% &amp; 95,39\% &amp; 81,01\% &amp; 79,27\% &amp; 83,7\% &amp; 83,7\% &amp; 83,58\% &amp; 73,58\% &amp; 63,63\% &amp; 88,63\% &amp; 85,13\% &amp; 59,73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Lightning2</text:p>
          </table:table-cell>
          <table:table-cell office:value-type="float" office:value="0.76885245901639299" table:style-name="ce3">
            <text:p>0,768852459</text:p>
          </table:table-cell>
          <table:table-cell office:value-type="float" office:value="0.77322404371584696" table:style-name="ce4">
            <text:p>0,773224044</text:p>
          </table:table-cell>
          <table:table-cell office:value-type="float" office:value="0.77650273224043698" table:style-name="ce4">
            <text:p>0,776502732</text:p>
          </table:table-cell>
          <table:table-cell office:value-type="float" office:value="0.81693989071038198" table:style-name="ce4">
            <text:p>0,816939891</text:p>
          </table:table-cell>
          <table:table-cell office:value-type="float" office:value="0.65846994535519099" table:style-name="ce4">
            <text:p>0,658469945</text:p>
          </table:table-cell>
          <table:table-cell office:value-type="float" office:value="0.80054644808743203" table:style-name="ce4">
            <text:p>0,800546448</text:p>
          </table:table-cell>
          <table:table-cell office:value-type="float" office:value="0.84863387978142102" table:style-name="ce4">
            <text:p>0,84863388</text:p>
          </table:table-cell>
          <table:table-cell office:value-type="float" office:value="0.62732240437158504" table:style-name="ce4">
            <text:p>0,627322404</text:p>
          </table:table-cell>
          <table:table-cell office:value-type="float" office:value="0.80819672131147502" table:style-name="ce4">
            <text:p>0,808196721</text:p>
          </table:table-cell>
          <table:table-cell office:value-type="float" office:value="0.79726775956284202" table:style-name="ce4">
            <text:p>0,79726776</text:p>
          </table:table-cell>
          <table:table-cell office:value-type="float" office:value="0.81912568306010902" table:style-name="ce4">
            <text:p>0,819125683</text:p>
          </table:table-cell>
          <table:table-cell office:value-type="float" office:value="0.68196721311475395" table:style-name="ce4">
            <text:p>0,681967213</text:p>
          </table:table-cell>
          <table:table-cell office:value-type="float" office:value="0.76448087431694001" table:style-name="ce4">
            <text:p>0,764480874</text:p>
          </table:table-cell>
          <table:table-cell office:value-type="float" office:value="0.74480874316939905" table:style-name="ce4">
            <text:p>0,744808743</text:p>
          </table:table-cell>
          <table:table-cell office:value-type="float" office:value="0.73770493268966597" table:style-name="ce4">
            <text:p>0,737704933</text:p>
          </table:table-cell>
          <table:table-cell office:value-type="float" office:value="-0.17595821151749824" table:formula="of:=IF([.P54]; 1-[.P54]/MIN([.B54:.O54]); &quot;&quot;)" table:style-name="ce1">
            <text:p>-0,175958212</text:p>
          </table:table-cell>
          <table:table-cell office:value-type="float" office:value="0.13071472838242859" table:formula="of:=IF([.P54]; 1-[.P54]/MAX([.B54:.O54]); &quot;&quot;)" table:style-name="ce1">
            <text:p>0,130714728</text:p>
          </table:table-cell>
          <table:table-cell office:value-type="float" office:value="3.3544672964346156E-2" table:formula="of:=IF([.P54]; 1-[.P54]/AVERAGE([.B54:.O54]); &quot;&quot;)" table:style-name="ce1">
            <text:p>0,033544673</text:p>
          </table:table-cell>
          <table:table-cell office:value-type="float" office:value="3" table:formula="of:=IF([.P54]&gt;MAX([.B54:.O54]); 1; IF([.P54]&gt;AVERAGE([.B54:.O54]); 2; IF([.P54]&gt;MIN([.B54:.O54]); 3; IF([.P54]&gt;MAX([.B54:.O54])*0.75; 4; 5))))" table:style-name="ce5">
            <text:p>3</text:p>
          </table:table-cell>
          <table:table-cell table:style-name="ce1"/>
          <table:table-cell office:value-type="float" office:value="0.75409835577011097" table:style-name="ce1">
            <text:p>0,754098356</text:p>
          </table:table-cell>
          <table:table-cell table:style-name="ce1"/>
          <table:table-cell office:value-type="string" office:string-value="76,89\%" table:formula="of:=ROUND([.B54];4)*100 &amp;&quot;\%&quot;" table:style-name="ce1">
            <text:p>76,89\%</text:p>
          </table:table-cell>
          <table:table-cell office:value-type="string" office:string-value="77,32\%" table:formula="of:=ROUND([.C54];4)*100 &amp;&quot;\%&quot;" table:style-name="ce1">
            <text:p>77,32\%</text:p>
          </table:table-cell>
          <table:table-cell office:value-type="string" office:string-value="77,65\%" table:formula="of:=ROUND([.D54];4)*100 &amp;&quot;\%&quot;" table:style-name="ce1">
            <text:p>77,65\%</text:p>
          </table:table-cell>
          <table:table-cell office:value-type="string" office:string-value="81,69\%" table:formula="of:=ROUND([.E54];4)*100 &amp;&quot;\%&quot;" table:style-name="ce1">
            <text:p>81,69\%</text:p>
          </table:table-cell>
          <table:table-cell office:value-type="string" office:string-value="65,85\%" table:formula="of:=ROUND([.F54];4)*100 &amp;&quot;\%&quot;" table:style-name="ce1">
            <text:p>65,85\%</text:p>
          </table:table-cell>
          <table:table-cell office:value-type="string" office:string-value="80,05\%" table:formula="of:=ROUND([.G54];4)*100 &amp;&quot;\%&quot;" table:style-name="ce1">
            <text:p>80,05\%</text:p>
          </table:table-cell>
          <table:table-cell office:value-type="string" office:string-value="84,86\%" table:formula="of:=ROUND([.H54];4)*100 &amp;&quot;\%&quot;" table:style-name="ce1">
            <text:p>84,86\%</text:p>
          </table:table-cell>
          <table:table-cell office:value-type="string" office:string-value="62,73\%" table:formula="of:=ROUND([.I54];4)*100 &amp;&quot;\%&quot;" table:style-name="ce1">
            <text:p>62,73\%</text:p>
          </table:table-cell>
          <table:table-cell office:value-type="string" office:string-value="80,82\%" table:formula="of:=ROUND([.J54];4)*100 &amp;&quot;\%&quot;" table:style-name="ce1">
            <text:p>80,82\%</text:p>
          </table:table-cell>
          <table:table-cell office:value-type="string" office:string-value="79,73\%" table:formula="of:=ROUND([.K54];4)*100 &amp;&quot;\%&quot;" table:style-name="ce1">
            <text:p>79,73\%</text:p>
          </table:table-cell>
          <table:table-cell office:value-type="string" office:string-value="81,91\%" table:formula="of:=ROUND([.L54];4)*100 &amp;&quot;\%&quot;" table:style-name="ce1">
            <text:p>81,91\%</text:p>
          </table:table-cell>
          <table:table-cell office:value-type="string" office:string-value="68,2\%" table:formula="of:=ROUND([.M54];4)*100 &amp;&quot;\%&quot;" table:style-name="ce1">
            <text:p>68,2\%</text:p>
          </table:table-cell>
          <table:table-cell office:value-type="string" office:string-value="76,45\%" table:formula="of:=ROUND([.N54];4)*100 &amp;&quot;\%&quot;" table:style-name="ce1">
            <text:p>76,45\%</text:p>
          </table:table-cell>
          <table:table-cell office:value-type="string" office:string-value="74,48\%" table:formula="of:=ROUND([.O54];4)*100 &amp;&quot;\%&quot;" table:style-name="ce1">
            <text:p>74,48\%</text:p>
          </table:table-cell>
          <table:table-cell office:value-type="string" office:string-value="76,33\%" table:formula="of:=ROUND(AVERAGE([.B54:.O54]);4)*100&amp;&quot;\%&quot;" table:style-name="ce1">
            <text:p>76,33\%</text:p>
          </table:table-cell>
          <table:table-cell office:value-type="string" office:string-value="73,77\%" table:formula="of:=ROUND([.P54];4)*100 &amp;&quot;\%&quot;" table:style-name="ce1">
            <text:p>73,77\%</text:p>
          </table:table-cell>
          <table:table-cell office:value-type="string" office:string-value="\hline 76,89\% &amp; 77,32\% &amp; 77,65\% &amp; 81,69\% &amp; 65,85\% &amp; 80,05\% &amp; 84,86\% &amp; 62,73\% &amp; 80,82\% &amp; 79,73\% &amp; 81,91\% &amp; 68,2\% &amp; 76,45\% &amp; 74,48\% &amp; 76,33\% &amp; 73,77\% \\" table:formula="of:=&quot;\hline &quot;&amp;[.X54]&amp;&quot; &amp; &quot;&amp;[.Y54]&amp;&quot; &amp; &quot;&amp;[.Z54]&amp;&quot; &amp; &quot;&amp;[.AA54]&amp;&quot; &amp; &quot;&amp;[.AB54]&amp;&quot; &amp; &quot;&amp;[.AC54]&amp;&quot; &amp; &quot;&amp;[.AD54]&amp;&quot; &amp; &quot;&amp;[.AE54]&amp;&quot; &amp; &quot;&amp;[.AF54]&amp;&quot; &amp; &quot;&amp;[.AG54]&amp;&quot; &amp; &quot;&amp;[.AH54]&amp;&quot; &amp; &quot;&amp;[.AI54]&amp;&quot; &amp; &quot;&amp;[.AJ54]&amp;&quot; &amp; &quot;&amp;[.AK54]&amp;&quot; &amp; &quot;&amp;[.AL54]&amp;&quot; &amp; &quot;&amp;[.AM54]&amp;&quot; \\&quot;" table:style-name="ce1">
            <text:p>\hline 76,89\% &amp; 77,32\% &amp; 77,65\% &amp; 81,69\% &amp; 65,85\% &amp; 80,05\% &amp; 84,86\% &amp; 62,73\% &amp; 80,82\% &amp; 79,73\% &amp; 81,91\% &amp; 68,2\% &amp; 76,45\% &amp; 74,48\% &amp; 76,33\% &amp; 73,77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Lightning7</text:p>
          </table:table-cell>
          <table:table-cell office:value-type="float" office:value="0.79360730593607298" table:style-name="ce3">
            <text:p>0,793607306</text:p>
          </table:table-cell>
          <table:table-cell office:value-type="float" office:value="0.75753424657534196" table:style-name="ce4">
            <text:p>0,757534247</text:p>
          </table:table-cell>
          <table:table-cell office:value-type="float" office:value="0.79771689497716902" table:style-name="ce4">
            <text:p>0,797716895</text:p>
          </table:table-cell>
          <table:table-cell office:value-type="float" office:value="0.82054794520547902" table:style-name="ce4">
            <text:p>0,820547945</text:p>
          </table:table-cell>
          <table:table-cell office:value-type="float" office:value="0.74337899543379005" table:style-name="ce4">
            <text:p>0,743378995</text:p>
          </table:table-cell>
          <table:table-cell office:value-type="float" office:value="0.81004566210045703" table:style-name="ce4">
            <text:p>0,810045662</text:p>
          </table:table-cell>
          <table:table-cell office:value-type="float" office:value="0.79223744292237397" table:style-name="ce4">
            <text:p>0,792237443</text:p>
          </table:table-cell>
          <table:table-cell office:value-type="float" office:value="0.71278538812785397" table:style-name="ce4">
            <text:p>0,712785388</text:p>
          </table:table-cell>
          <table:table-cell office:value-type="float" office:value="0.681278538812785" table:style-name="ce4">
            <text:p>0,681278539</text:p>
          </table:table-cell>
          <table:table-cell office:value-type="float" office:value="0.72009132420091304" table:style-name="ce4">
            <text:p>0,720091324</text:p>
          </table:table-cell>
          <table:table-cell office:value-type="float" office:value="0.67123287671232901" table:style-name="ce4">
            <text:p>0,671232877</text:p>
          </table:table-cell>
          <table:table-cell office:value-type="float" office:value="0.69771689497716904" table:style-name="ce4">
            <text:p>0,697716895</text:p>
          </table:table-cell>
          <table:table-cell office:value-type="float" office:value="0.72054794520547905" table:style-name="ce4">
            <text:p>0,720547945</text:p>
          </table:table-cell>
          <table:table-cell office:value-type="float" office:value="0.64611872146118698" table:style-name="ce4">
            <text:p>0,646118721</text:p>
          </table:table-cell>
          <table:table-cell office:value-type="float" office:value="0.616438329219818" table:style-name="ce4">
            <text:p>0,616438329</text:p>
          </table:table-cell>
          <table:table-cell office:value-type="float" office:value="4.5936437461906787E-2" table:formula="of:=IF([.P55]; 1-[.P55]/MIN([.B55:.O55]); &quot;&quot;)" table:style-name="ce1">
            <text:p>0,045936437</text:p>
          </table:table-cell>
          <table:table-cell office:value-type="float" office:value="0.24874794602593087" table:formula="of:=IF([.P55]; 1-[.P55]/MAX([.B55:.O55]); &quot;&quot;)" table:style-name="ce1">
            <text:p>0,248747946</text:p>
          </table:table-cell>
          <table:table-cell office:value-type="float" office:value="0.16736423746069784" table:formula="of:=IF([.P55]; 1-[.P55]/AVERAGE([.B55:.O55]); &quot;&quot;)" table:style-name="ce1">
            <text:p>0,167364237</text:p>
          </table:table-cell>
          <table:table-cell office:value-type="float" office:value="4" table:formula="of:=IF([.P55]&gt;MAX([.B55:.O55]); 1; IF([.P55]&gt;AVERAGE([.B55:.O55]); 2; IF([.P55]&gt;MIN([.B55:.O55]); 3; IF([.P55]&gt;MAX([.B55:.O55])*0.75; 4; 5))))" table:style-name="ce5">
            <text:p>4</text:p>
          </table:table-cell>
          <table:table-cell table:style-name="ce1"/>
          <table:table-cell office:value-type="float" office:value="0.54794520139694203" table:style-name="ce1">
            <text:p>0,547945201</text:p>
          </table:table-cell>
          <table:table-cell table:style-name="ce1"/>
          <table:table-cell office:value-type="string" office:string-value="79,36\%" table:formula="of:=ROUND([.B55];4)*100 &amp;&quot;\%&quot;" table:style-name="ce1">
            <text:p>79,36\%</text:p>
          </table:table-cell>
          <table:table-cell office:value-type="string" office:string-value="75,75\%" table:formula="of:=ROUND([.C55];4)*100 &amp;&quot;\%&quot;" table:style-name="ce1">
            <text:p>75,75\%</text:p>
          </table:table-cell>
          <table:table-cell office:value-type="string" office:string-value="79,77\%" table:formula="of:=ROUND([.D55];4)*100 &amp;&quot;\%&quot;" table:style-name="ce1">
            <text:p>79,77\%</text:p>
          </table:table-cell>
          <table:table-cell office:value-type="string" office:string-value="82,05\%" table:formula="of:=ROUND([.E55];4)*100 &amp;&quot;\%&quot;" table:style-name="ce1">
            <text:p>82,05\%</text:p>
          </table:table-cell>
          <table:table-cell office:value-type="string" office:string-value="74,34\%" table:formula="of:=ROUND([.F55];4)*100 &amp;&quot;\%&quot;" table:style-name="ce1">
            <text:p>74,34\%</text:p>
          </table:table-cell>
          <table:table-cell office:value-type="string" office:string-value="81\%" table:formula="of:=ROUND([.G55];4)*100 &amp;&quot;\%&quot;" table:style-name="ce1">
            <text:p>81\%</text:p>
          </table:table-cell>
          <table:table-cell office:value-type="string" office:string-value="79,22\%" table:formula="of:=ROUND([.H55];4)*100 &amp;&quot;\%&quot;" table:style-name="ce1">
            <text:p>79,22\%</text:p>
          </table:table-cell>
          <table:table-cell office:value-type="string" office:string-value="71,28\%" table:formula="of:=ROUND([.I55];4)*100 &amp;&quot;\%&quot;" table:style-name="ce1">
            <text:p>71,28\%</text:p>
          </table:table-cell>
          <table:table-cell office:value-type="string" office:string-value="68,13\%" table:formula="of:=ROUND([.J55];4)*100 &amp;&quot;\%&quot;" table:style-name="ce1">
            <text:p>68,13\%</text:p>
          </table:table-cell>
          <table:table-cell office:value-type="string" office:string-value="72,01\%" table:formula="of:=ROUND([.K55];4)*100 &amp;&quot;\%&quot;" table:style-name="ce1">
            <text:p>72,01\%</text:p>
          </table:table-cell>
          <table:table-cell office:value-type="string" office:string-value="67,12\%" table:formula="of:=ROUND([.L55];4)*100 &amp;&quot;\%&quot;" table:style-name="ce1">
            <text:p>67,12\%</text:p>
          </table:table-cell>
          <table:table-cell office:value-type="string" office:string-value="69,77\%" table:formula="of:=ROUND([.M55];4)*100 &amp;&quot;\%&quot;" table:style-name="ce1">
            <text:p>69,77\%</text:p>
          </table:table-cell>
          <table:table-cell office:value-type="string" office:string-value="72,05\%" table:formula="of:=ROUND([.N55];4)*100 &amp;&quot;\%&quot;" table:style-name="ce1">
            <text:p>72,05\%</text:p>
          </table:table-cell>
          <table:table-cell office:value-type="string" office:string-value="64,61\%" table:formula="of:=ROUND([.O55];4)*100 &amp;&quot;\%&quot;" table:style-name="ce1">
            <text:p>64,61\%</text:p>
          </table:table-cell>
          <table:table-cell office:value-type="string" office:string-value="74,03\%" table:formula="of:=ROUND(AVERAGE([.B55:.O55]);4)*100&amp;&quot;\%&quot;" table:style-name="ce1">
            <text:p>74,03\%</text:p>
          </table:table-cell>
          <table:table-cell office:value-type="string" office:string-value="61,64\%" table:formula="of:=ROUND([.P55];4)*100 &amp;&quot;\%&quot;" table:style-name="ce1">
            <text:p>61,64\%</text:p>
          </table:table-cell>
          <table:table-cell office:value-type="string" office:string-value="\hline 79,36\% &amp; 75,75\% &amp; 79,77\% &amp; 82,05\% &amp; 74,34\% &amp; 81\% &amp; 79,22\% &amp; 71,28\% &amp; 68,13\% &amp; 72,01\% &amp; 67,12\% &amp; 69,77\% &amp; 72,05\% &amp; 64,61\% &amp; 74,03\% &amp; 61,64\% \\" table:formula="of:=&quot;\hline &quot;&amp;[.X55]&amp;&quot; &amp; &quot;&amp;[.Y55]&amp;&quot; &amp; &quot;&amp;[.Z55]&amp;&quot; &amp; &quot;&amp;[.AA55]&amp;&quot; &amp; &quot;&amp;[.AB55]&amp;&quot; &amp; &quot;&amp;[.AC55]&amp;&quot; &amp; &quot;&amp;[.AD55]&amp;&quot; &amp; &quot;&amp;[.AE55]&amp;&quot; &amp; &quot;&amp;[.AF55]&amp;&quot; &amp; &quot;&amp;[.AG55]&amp;&quot; &amp; &quot;&amp;[.AH55]&amp;&quot; &amp; &quot;&amp;[.AI55]&amp;&quot; &amp; &quot;&amp;[.AJ55]&amp;&quot; &amp; &quot;&amp;[.AK55]&amp;&quot; &amp; &quot;&amp;[.AL55]&amp;&quot; &amp; &quot;&amp;[.AM55]&amp;&quot; \\&quot;" table:style-name="ce1">
            <text:p>\hline 79,36\% &amp; 75,75\% &amp; 79,77\% &amp; 82,05\% &amp; 74,34\% &amp; 81\% &amp; 79,22\% &amp; 71,28\% &amp; 68,13\% &amp; 72,01\% &amp; 67,12\% &amp; 69,77\% &amp; 72,05\% &amp; 64,61\% &amp; 74,03\% &amp; 61,64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Mallat</text:p>
          </table:table-cell>
          <table:table-cell office:value-type="float" office:value="0.97670220326936696" table:style-name="ce3">
            <text:p>0,976702203</text:p>
          </table:table-cell>
          <table:table-cell office:value-type="float" office:value="0.96719260838663801" table:style-name="ce4">
            <text:p>0,967192608</text:p>
          </table:table-cell>
          <table:table-cell office:value-type="float" office:value="0.95717128642501803" table:style-name="ce4">
            <text:p>0,957171286</text:p>
          </table:table-cell>
          <table:table-cell office:value-type="float" office:value="0.96260127931769701" table:style-name="ce4">
            <text:p>0,962601279</text:p>
          </table:table-cell>
          <table:table-cell office:value-type="float" office:value="0.90803127221037705" table:style-name="ce4">
            <text:p>0,908031272</text:p>
          </table:table-cell>
          <table:table-cell office:value-type="float" office:value="0.96896943852167705" table:style-name="ce4">
            <text:p>0,968969439</text:p>
          </table:table-cell>
          <table:table-cell office:value-type="float" office:value="0.972011371712864" table:style-name="ce4">
            <text:p>0,972011372</text:p>
          </table:table-cell>
          <table:table-cell office:value-type="float" office:value="0.96643923240938201" table:style-name="ce4">
            <text:p>0,966439232</text:p>
          </table:table-cell>
          <table:table-cell office:value-type="float" office:value="0.94845771144278601" table:style-name="ce4">
            <text:p>0,948457711</text:p>
          </table:table-cell>
          <table:table-cell office:value-type="float" office:value="0.94090973702914005" table:style-name="ce4">
            <text:p>0,940909737</text:p>
          </table:table-cell>
          <table:table-cell office:value-type="float" office:value="0.94979388770433504" table:style-name="ce4">
            <text:p>0,949793888</text:p>
          </table:table-cell>
          <table:table-cell office:value-type="float" office:value="0.95407249466951005" table:style-name="ce4">
            <text:p>0,954072495</text:p>
          </table:table-cell>
          <table:table-cell office:value-type="float" office:value="0.93572139303482604" table:style-name="ce4">
            <text:p>0,935721393</text:p>
          </table:table-cell>
          <table:table-cell office:value-type="float" office:value="0.906112295664534" table:style-name="ce4">
            <text:p>0,906112296</text:p>
          </table:table-cell>
          <table:table-cell office:value-type="float" office:value="0.88102346658706598" table:style-name="ce4">
            <text:p>0,881023467</text:p>
          </table:table-cell>
          <table:table-cell office:value-type="float" office:value="2.7688432435483135E-2" table:formula="of:=IF([.P56]; 1-[.P56]/MIN([.B56:.O56]); &quot;&quot;)" table:style-name="ce1">
            <text:p>0,027688432</text:p>
          </table:table-cell>
          <table:table-cell office:value-type="float" office:value="9.7961012437599138E-2" table:formula="of:=IF([.P56]; 1-[.P56]/MAX([.B56:.O56]); &quot;&quot;)" table:style-name="ce1">
            <text:p>0,097961012</text:p>
          </table:table-cell>
          <table:table-cell office:value-type="float" office:value="7.3595010914819792E-2" table:formula="of:=IF([.P56]; 1-[.P56]/AVERAGE([.B56:.O56]); &quot;&quot;)" table:style-name="ce1">
            <text:p>0,073595011</text:p>
          </table:table-cell>
          <table:table-cell office:value-type="float" office:value="4" table:formula="of:=IF([.P56]&gt;MAX([.B56:.O56]); 1; IF([.P56]&gt;AVERAGE([.B56:.O56]); 2; IF([.P56]&gt;MIN([.B56:.O56]); 3; IF([.P56]&gt;MAX([.B56:.O56])*0.75; 4; 5))))" table:style-name="ce5">
            <text:p>4</text:p>
          </table:table-cell>
          <table:table-cell table:style-name="ce1"/>
          <table:table-cell office:value-type="float" office:value="0.12324094027280801" table:style-name="ce1">
            <text:p>0,12324094</text:p>
          </table:table-cell>
          <table:table-cell table:style-name="ce1"/>
          <table:table-cell office:value-type="string" office:string-value="97,67\%" table:formula="of:=ROUND([.B56];4)*100 &amp;&quot;\%&quot;" table:style-name="ce1">
            <text:p>97,67\%</text:p>
          </table:table-cell>
          <table:table-cell office:value-type="string" office:string-value="96,72\%" table:formula="of:=ROUND([.C56];4)*100 &amp;&quot;\%&quot;" table:style-name="ce1">
            <text:p>96,72\%</text:p>
          </table:table-cell>
          <table:table-cell office:value-type="string" office:string-value="95,72\%" table:formula="of:=ROUND([.D56];4)*100 &amp;&quot;\%&quot;" table:style-name="ce1">
            <text:p>95,72\%</text:p>
          </table:table-cell>
          <table:table-cell office:value-type="string" office:string-value="96,26\%" table:formula="of:=ROUND([.E56];4)*100 &amp;&quot;\%&quot;" table:style-name="ce1">
            <text:p>96,26\%</text:p>
          </table:table-cell>
          <table:table-cell office:value-type="string" office:string-value="90,8\%" table:formula="of:=ROUND([.F56];4)*100 &amp;&quot;\%&quot;" table:style-name="ce1">
            <text:p>90,8\%</text:p>
          </table:table-cell>
          <table:table-cell office:value-type="string" office:string-value="96,9\%" table:formula="of:=ROUND([.G56];4)*100 &amp;&quot;\%&quot;" table:style-name="ce1">
            <text:p>96,9\%</text:p>
          </table:table-cell>
          <table:table-cell office:value-type="string" office:string-value="97,2\%" table:formula="of:=ROUND([.H56];4)*100 &amp;&quot;\%&quot;" table:style-name="ce1">
            <text:p>97,2\%</text:p>
          </table:table-cell>
          <table:table-cell office:value-type="string" office:string-value="96,64\%" table:formula="of:=ROUND([.I56];4)*100 &amp;&quot;\%&quot;" table:style-name="ce1">
            <text:p>96,64\%</text:p>
          </table:table-cell>
          <table:table-cell office:value-type="string" office:string-value="94,85\%" table:formula="of:=ROUND([.J56];4)*100 &amp;&quot;\%&quot;" table:style-name="ce1">
            <text:p>94,85\%</text:p>
          </table:table-cell>
          <table:table-cell office:value-type="string" office:string-value="94,09\%" table:formula="of:=ROUND([.K56];4)*100 &amp;&quot;\%&quot;" table:style-name="ce1">
            <text:p>94,09\%</text:p>
          </table:table-cell>
          <table:table-cell office:value-type="string" office:string-value="94,98\%" table:formula="of:=ROUND([.L56];4)*100 &amp;&quot;\%&quot;" table:style-name="ce1">
            <text:p>94,98\%</text:p>
          </table:table-cell>
          <table:table-cell office:value-type="string" office:string-value="95,41\%" table:formula="of:=ROUND([.M56];4)*100 &amp;&quot;\%&quot;" table:style-name="ce1">
            <text:p>95,41\%</text:p>
          </table:table-cell>
          <table:table-cell office:value-type="string" office:string-value="93,57\%" table:formula="of:=ROUND([.N56];4)*100 &amp;&quot;\%&quot;" table:style-name="ce1">
            <text:p>93,57\%</text:p>
          </table:table-cell>
          <table:table-cell office:value-type="string" office:string-value="90,61\%" table:formula="of:=ROUND([.O56];4)*100 &amp;&quot;\%&quot;" table:style-name="ce1">
            <text:p>90,61\%</text:p>
          </table:table-cell>
          <table:table-cell office:value-type="string" office:string-value="95,1\%" table:formula="of:=ROUND(AVERAGE([.B56:.O56]);4)*100&amp;&quot;\%&quot;" table:style-name="ce1">
            <text:p>95,1\%</text:p>
          </table:table-cell>
          <table:table-cell office:value-type="string" office:string-value="88,1\%" table:formula="of:=ROUND([.P56];4)*100 &amp;&quot;\%&quot;" table:style-name="ce1">
            <text:p>88,1\%</text:p>
          </table:table-cell>
          <table:table-cell office:value-type="string" office:string-value="\hline 97,67\% &amp; 96,72\% &amp; 95,72\% &amp; 96,26\% &amp; 90,8\% &amp; 96,9\% &amp; 97,2\% &amp; 96,64\% &amp; 94,85\% &amp; 94,09\% &amp; 94,98\% &amp; 95,41\% &amp; 93,57\% &amp; 90,61\% &amp; 95,1\% &amp; 88,1\% \\" table:formula="of:=&quot;\hline &quot;&amp;[.X56]&amp;&quot; &amp; &quot;&amp;[.Y56]&amp;&quot; &amp; &quot;&amp;[.Z56]&amp;&quot; &amp; &quot;&amp;[.AA56]&amp;&quot; &amp; &quot;&amp;[.AB56]&amp;&quot; &amp; &quot;&amp;[.AC56]&amp;&quot; &amp; &quot;&amp;[.AD56]&amp;&quot; &amp; &quot;&amp;[.AE56]&amp;&quot; &amp; &quot;&amp;[.AF56]&amp;&quot; &amp; &quot;&amp;[.AG56]&amp;&quot; &amp; &quot;&amp;[.AH56]&amp;&quot; &amp; &quot;&amp;[.AI56]&amp;&quot; &amp; &quot;&amp;[.AJ56]&amp;&quot; &amp; &quot;&amp;[.AK56]&amp;&quot; &amp; &quot;&amp;[.AL56]&amp;&quot; &amp; &quot;&amp;[.AM56]&amp;&quot; \\&quot;" table:style-name="ce1">
            <text:p>\hline 97,67\% &amp; 96,72\% &amp; 95,72\% &amp; 96,26\% &amp; 90,8\% &amp; 96,9\% &amp; 97,2\% &amp; 96,64\% &amp; 94,85\% &amp; 94,09\% &amp; 94,98\% &amp; 95,41\% &amp; 93,57\% &amp; 90,61\% &amp; 95,1\% &amp; 88,1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Meat</text:p>
          </table:table-cell>
          <table:table-cell office:value-type="float" office:value="0.98444444444444401" table:style-name="ce3">
            <text:p>0,984444444</text:p>
          </table:table-cell>
          <table:table-cell office:value-type="float" office:value="0.98611111111111105" table:style-name="ce4">
            <text:p>0,986111111</text:p>
          </table:table-cell>
          <table:table-cell office:value-type="float" office:value="0.98888888888888904" table:style-name="ce4">
            <text:p>0,988888889</text:p>
          </table:table-cell>
          <table:table-cell office:value-type="float" office:value="0.98444444444444401" table:style-name="ce4">
            <text:p>0,984444444</text:p>
          </table:table-cell>
          <table:table-cell office:value-type="float" office:value="0.96777777777777796" table:style-name="ce4">
            <text:p>0,967777778</text:p>
          </table:table-cell>
          <table:table-cell office:value-type="float" office:value="0.99388888888888904" table:style-name="ce4">
            <text:p>0,993888889</text:p>
          </table:table-cell>
          <table:table-cell office:value-type="float" office:value="0.987222222222222" table:style-name="ce4">
            <text:p>0,987222222</text:p>
          </table:table-cell>
          <table:table-cell office:value-type="float" office:value="0.97666666666666602" table:style-name="ce4">
            <text:p>0,976666667</text:p>
          </table:table-cell>
          <table:table-cell office:value-type="float" office:value="0.98388888888888903" table:style-name="ce4">
            <text:p>0,983888889</text:p>
          </table:table-cell>
          <table:table-cell office:value-type="float" office:value="0.97722222222222199" table:style-name="ce4">
            <text:p>0,977222222</text:p>
          </table:table-cell>
          <table:table-cell office:value-type="float" office:value="0.98055555555555496" table:style-name="ce4">
            <text:p>0,980555556</text:p>
          </table:table-cell>
          <table:table-cell office:value-type="float" office:value="0.98666666666666702" table:style-name="ce4">
            <text:p>0,986666667</text:p>
          </table:table-cell>
          <table:table-cell office:value-type="float" office:value="0.98388888888888903" table:style-name="ce4">
            <text:p>0,983888889</text:p>
          </table:table-cell>
          <table:table-cell office:value-type="float" office:value="0.94277777777777805" table:style-name="ce4">
            <text:p>0,942777778</text:p>
          </table:table-cell>
          <table:table-cell office:value-type="float" office:value="0.33333334326744002" table:style-name="ce4">
            <text:p>0,333333343</text:p>
          </table:table-cell>
          <table:table-cell office:value-type="float" office:value="0.64643487455427706" table:formula="of:=IF([.P57]; 1-[.P57]/MIN([.B57:.O57]); &quot;&quot;)" table:style-name="ce1">
            <text:p>0,646434875</text:p>
          </table:table-cell>
          <table:table-cell office:value-type="float" office:value="0.66461709453248075" table:formula="of:=IF([.P57]; 1-[.P57]/MAX([.B57:.O57]); &quot;&quot;)" table:style-name="ce1">
            <text:p>0,664617095</text:p>
          </table:table-cell>
          <table:table-cell office:value-type="float" office:value="0.65997408313068773" table:formula="of:=IF([.P57]; 1-[.P57]/AVERAGE([.B57:.O57]); &quot;&quot;)" table:style-name="ce1">
            <text:p>0,659974083</text:p>
          </table:table-cell>
          <table:table-cell office:value-type="float" office:value="5" table:formula="of:=IF([.P57]&gt;MAX([.B57:.O57]); 1; IF([.P57]&gt;AVERAGE([.B57:.O57]); 2; IF([.P57]&gt;MIN([.B57:.O57]); 3; IF([.P57]&gt;MAX([.B57:.O57])*0.75; 4; 5))))" table:style-name="ce5">
            <text:p>5</text:p>
          </table:table-cell>
          <table:table-cell table:style-name="ce1"/>
          <table:table-cell office:value-type="float" office:value="0.33333334326744102" table:style-name="ce1">
            <text:p>0,333333343</text:p>
          </table:table-cell>
          <table:table-cell table:style-name="ce1"/>
          <table:table-cell office:value-type="string" office:string-value="98,44\%" table:formula="of:=ROUND([.B57];4)*100 &amp;&quot;\%&quot;" table:style-name="ce1">
            <text:p>98,44\%</text:p>
          </table:table-cell>
          <table:table-cell office:value-type="string" office:string-value="98,61\%" table:formula="of:=ROUND([.C57];4)*100 &amp;&quot;\%&quot;" table:style-name="ce1">
            <text:p>98,61\%</text:p>
          </table:table-cell>
          <table:table-cell office:value-type="string" office:string-value="98,89\%" table:formula="of:=ROUND([.D57];4)*100 &amp;&quot;\%&quot;" table:style-name="ce1">
            <text:p>98,89\%</text:p>
          </table:table-cell>
          <table:table-cell office:value-type="string" office:string-value="98,44\%" table:formula="of:=ROUND([.E57];4)*100 &amp;&quot;\%&quot;" table:style-name="ce1">
            <text:p>98,44\%</text:p>
          </table:table-cell>
          <table:table-cell office:value-type="string" office:string-value="96,78\%" table:formula="of:=ROUND([.F57];4)*100 &amp;&quot;\%&quot;" table:style-name="ce1">
            <text:p>96,78\%</text:p>
          </table:table-cell>
          <table:table-cell office:value-type="string" office:string-value="99,39\%" table:formula="of:=ROUND([.G57];4)*100 &amp;&quot;\%&quot;" table:style-name="ce1">
            <text:p>99,39\%</text:p>
          </table:table-cell>
          <table:table-cell office:value-type="string" office:string-value="98,72\%" table:formula="of:=ROUND([.H57];4)*100 &amp;&quot;\%&quot;" table:style-name="ce1">
            <text:p>98,72\%</text:p>
          </table:table-cell>
          <table:table-cell office:value-type="string" office:string-value="97,67\%" table:formula="of:=ROUND([.I57];4)*100 &amp;&quot;\%&quot;" table:style-name="ce1">
            <text:p>97,67\%</text:p>
          </table:table-cell>
          <table:table-cell office:value-type="string" office:string-value="98,39\%" table:formula="of:=ROUND([.J57];4)*100 &amp;&quot;\%&quot;" table:style-name="ce1">
            <text:p>98,39\%</text:p>
          </table:table-cell>
          <table:table-cell office:value-type="string" office:string-value="97,72\%" table:formula="of:=ROUND([.K57];4)*100 &amp;&quot;\%&quot;" table:style-name="ce1">
            <text:p>97,72\%</text:p>
          </table:table-cell>
          <table:table-cell office:value-type="string" office:string-value="98,06\%" table:formula="of:=ROUND([.L57];4)*100 &amp;&quot;\%&quot;" table:style-name="ce1">
            <text:p>98,06\%</text:p>
          </table:table-cell>
          <table:table-cell office:value-type="string" office:string-value="98,67\%" table:formula="of:=ROUND([.M57];4)*100 &amp;&quot;\%&quot;" table:style-name="ce1">
            <text:p>98,67\%</text:p>
          </table:table-cell>
          <table:table-cell office:value-type="string" office:string-value="98,39\%" table:formula="of:=ROUND([.N57];4)*100 &amp;&quot;\%&quot;" table:style-name="ce1">
            <text:p>98,39\%</text:p>
          </table:table-cell>
          <table:table-cell office:value-type="string" office:string-value="94,28\%" table:formula="of:=ROUND([.O57];4)*100 &amp;&quot;\%&quot;" table:style-name="ce1">
            <text:p>94,28\%</text:p>
          </table:table-cell>
          <table:table-cell office:value-type="string" office:string-value="98,03\%" table:formula="of:=ROUND(AVERAGE([.B57:.O57]);4)*100&amp;&quot;\%&quot;" table:style-name="ce1">
            <text:p>98,03\%</text:p>
          </table:table-cell>
          <table:table-cell office:value-type="string" office:string-value="33,33\%" table:formula="of:=ROUND([.P57];4)*100 &amp;&quot;\%&quot;" table:style-name="ce1">
            <text:p>33,33\%</text:p>
          </table:table-cell>
          <table:table-cell office:value-type="string" office:string-value="\hline 98,44\% &amp; 98,61\% &amp; 98,89\% &amp; 98,44\% &amp; 96,78\% &amp; 99,39\% &amp; 98,72\% &amp; 97,67\% &amp; 98,39\% &amp; 97,72\% &amp; 98,06\% &amp; 98,67\% &amp; 98,39\% &amp; 94,28\% &amp; 98,03\% &amp; 33,33\% \\" table:formula="of:=&quot;\hline &quot;&amp;[.X57]&amp;&quot; &amp; &quot;&amp;[.Y57]&amp;&quot; &amp; &quot;&amp;[.Z57]&amp;&quot; &amp; &quot;&amp;[.AA57]&amp;&quot; &amp; &quot;&amp;[.AB57]&amp;&quot; &amp; &quot;&amp;[.AC57]&amp;&quot; &amp; &quot;&amp;[.AD57]&amp;&quot; &amp; &quot;&amp;[.AE57]&amp;&quot; &amp; &quot;&amp;[.AF57]&amp;&quot; &amp; &quot;&amp;[.AG57]&amp;&quot; &amp; &quot;&amp;[.AH57]&amp;&quot; &amp; &quot;&amp;[.AI57]&amp;&quot; &amp; &quot;&amp;[.AJ57]&amp;&quot; &amp; &quot;&amp;[.AK57]&amp;&quot; &amp; &quot;&amp;[.AL57]&amp;&quot; &amp; &quot;&amp;[.AM57]&amp;&quot; \\&quot;" table:style-name="ce1">
            <text:p>\hline 98,44\% &amp; 98,61\% &amp; 98,89\% &amp; 98,44\% &amp; 96,78\% &amp; 99,39\% &amp; 98,72\% &amp; 97,67\% &amp; 98,39\% &amp; 97,72\% &amp; 98,06\% &amp; 98,67\% &amp; 98,39\% &amp; 94,28\% &amp; 98,03\% &amp; 33,33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MedicalImages</text:p>
          </table:table-cell>
          <table:table-cell office:value-type="float" office:value="0.79912280701754401" table:style-name="ce3">
            <text:p>0,799122807</text:p>
          </table:table-cell>
          <table:table-cell office:value-type="float" office:value="0.74035087719298298" table:style-name="ce4">
            <text:p>0,740350877</text:p>
          </table:table-cell>
          <table:table-cell office:value-type="float" office:value="0.80513157894736798" table:style-name="ce4">
            <text:p>0,805131579</text:p>
          </table:table-cell>
          <table:table-cell office:value-type="float" office:value="0.79635964912280699" table:style-name="ce4">
            <text:p>0,796359649</text:p>
          </table:table-cell>
          <table:table-cell office:value-type="float" office:value="0.70982456140350902" table:style-name="ce4">
            <text:p>0,709824561</text:p>
          </table:table-cell>
          <table:table-cell office:value-type="float" office:value="0.79223684210526302" table:style-name="ce4">
            <text:p>0,792236842</text:p>
          </table:table-cell>
          <table:table-cell office:value-type="float" office:value="0.77144736842105199" table:style-name="ce4">
            <text:p>0,771447368</text:p>
          </table:table-cell>
          <table:table-cell office:value-type="float" office:value="0.70877192982456105" table:style-name="ce4">
            <text:p>0,70877193</text:p>
          </table:table-cell>
          <table:table-cell office:value-type="float" office:value="0.71679824561403505" table:style-name="ce4">
            <text:p>0,716798246</text:p>
          </table:table-cell>
          <table:table-cell office:value-type="float" office:value="0.68960526315789505" table:style-name="ce4">
            <text:p>0,689605263</text:p>
          </table:table-cell>
          <table:table-cell office:value-type="float" office:value="0.71583333333333299" table:style-name="ce4">
            <text:p>0,715833333</text:p>
          </table:table-cell>
          <table:table-cell office:value-type="float" office:value="0.66671052631578998" table:style-name="ce4">
            <text:p>0,666710526</text:p>
          </table:table-cell>
          <table:table-cell office:value-type="float" office:value="0.74622807017543902" table:style-name="ce4">
            <text:p>0,74622807</text:p>
          </table:table-cell>
          <table:table-cell office:value-type="float" office:value="0.75675438596491196" table:style-name="ce4">
            <text:p>0,756754386</text:p>
          </table:table-cell>
          <table:table-cell office:value-type="float" office:value="0.67105263471603305" table:style-name="ce4">
            <text:p>0,671052635</text:p>
          </table:table-cell>
          <table:table-cell office:value-type="float" office:value="-6.5127341310138309E-3" table:formula="of:=IF([.P58]; 1-[.P58]/MIN([.B58:.O58]); &quot;&quot;)" table:style-name="ce1">
            <text:p>-0,006512734</text:p>
          </table:table-cell>
          <table:table-cell office:value-type="float" office:value="0.16653047494004669" table:formula="of:=IF([.P58]; 1-[.P58]/MAX([.B58:.O58]); &quot;&quot;)" table:style-name="ce1">
            <text:p>0,166530475</text:p>
          </table:table-cell>
          <table:table-cell office:value-type="float" office:value="9.7976127103005184E-2" table:formula="of:=IF([.P58]; 1-[.P58]/AVERAGE([.B58:.O58]); &quot;&quot;)" table:style-name="ce1">
            <text:p>0,097976127</text:p>
          </table:table-cell>
          <table:table-cell office:value-type="float" office:value="3" table:formula="of:=IF([.P58]&gt;MAX([.B58:.O58]); 1; IF([.P58]&gt;AVERAGE([.B58:.O58]); 2; IF([.P58]&gt;MIN([.B58:.O58]); 3; IF([.P58]&gt;MAX([.B58:.O58])*0.75; 4; 5))))" table:style-name="ce5">
            <text:p>3</text:p>
          </table:table-cell>
          <table:table-cell table:style-name="ce1"/>
          <table:table-cell office:value-type="float" office:value="0.62894737720489502" table:style-name="ce1">
            <text:p>0,628947377</text:p>
          </table:table-cell>
          <table:table-cell table:style-name="ce1"/>
          <table:table-cell office:value-type="string" office:string-value="79,91\%" table:formula="of:=ROUND([.B58];4)*100 &amp;&quot;\%&quot;" table:style-name="ce1">
            <text:p>79,91\%</text:p>
          </table:table-cell>
          <table:table-cell office:value-type="string" office:string-value="74,04\%" table:formula="of:=ROUND([.C58];4)*100 &amp;&quot;\%&quot;" table:style-name="ce1">
            <text:p>74,04\%</text:p>
          </table:table-cell>
          <table:table-cell office:value-type="string" office:string-value="80,51\%" table:formula="of:=ROUND([.D58];4)*100 &amp;&quot;\%&quot;" table:style-name="ce1">
            <text:p>80,51\%</text:p>
          </table:table-cell>
          <table:table-cell office:value-type="string" office:string-value="79,64\%" table:formula="of:=ROUND([.E58];4)*100 &amp;&quot;\%&quot;" table:style-name="ce1">
            <text:p>79,64\%</text:p>
          </table:table-cell>
          <table:table-cell office:value-type="string" office:string-value="70,98\%" table:formula="of:=ROUND([.F58];4)*100 &amp;&quot;\%&quot;" table:style-name="ce1">
            <text:p>70,98\%</text:p>
          </table:table-cell>
          <table:table-cell office:value-type="string" office:string-value="79,22\%" table:formula="of:=ROUND([.G58];4)*100 &amp;&quot;\%&quot;" table:style-name="ce1">
            <text:p>79,22\%</text:p>
          </table:table-cell>
          <table:table-cell office:value-type="string" office:string-value="77,14\%" table:formula="of:=ROUND([.H58];4)*100 &amp;&quot;\%&quot;" table:style-name="ce1">
            <text:p>77,14\%</text:p>
          </table:table-cell>
          <table:table-cell office:value-type="string" office:string-value="70,88\%" table:formula="of:=ROUND([.I58];4)*100 &amp;&quot;\%&quot;" table:style-name="ce1">
            <text:p>70,88\%</text:p>
          </table:table-cell>
          <table:table-cell office:value-type="string" office:string-value="71,68\%" table:formula="of:=ROUND([.J58];4)*100 &amp;&quot;\%&quot;" table:style-name="ce1">
            <text:p>71,68\%</text:p>
          </table:table-cell>
          <table:table-cell office:value-type="string" office:string-value="68,96\%" table:formula="of:=ROUND([.K58];4)*100 &amp;&quot;\%&quot;" table:style-name="ce1">
            <text:p>68,96\%</text:p>
          </table:table-cell>
          <table:table-cell office:value-type="string" office:string-value="71,58\%" table:formula="of:=ROUND([.L58];4)*100 &amp;&quot;\%&quot;" table:style-name="ce1">
            <text:p>71,58\%</text:p>
          </table:table-cell>
          <table:table-cell office:value-type="string" office:string-value="66,67\%" table:formula="of:=ROUND([.M58];4)*100 &amp;&quot;\%&quot;" table:style-name="ce1">
            <text:p>66,67\%</text:p>
          </table:table-cell>
          <table:table-cell office:value-type="string" office:string-value="74,62\%" table:formula="of:=ROUND([.N58];4)*100 &amp;&quot;\%&quot;" table:style-name="ce1">
            <text:p>74,62\%</text:p>
          </table:table-cell>
          <table:table-cell office:value-type="string" office:string-value="75,68\%" table:formula="of:=ROUND([.O58];4)*100 &amp;&quot;\%&quot;" table:style-name="ce1">
            <text:p>75,68\%</text:p>
          </table:table-cell>
          <table:table-cell office:value-type="string" office:string-value="74,39\%" table:formula="of:=ROUND(AVERAGE([.B58:.O58]);4)*100&amp;&quot;\%&quot;" table:style-name="ce1">
            <text:p>74,39\%</text:p>
          </table:table-cell>
          <table:table-cell office:value-type="string" office:string-value="67,11\%" table:formula="of:=ROUND([.P58];4)*100 &amp;&quot;\%&quot;" table:style-name="ce1">
            <text:p>67,11\%</text:p>
          </table:table-cell>
          <table:table-cell office:value-type="string" office:string-value="\hline 79,91\% &amp; 74,04\% &amp; 80,51\% &amp; 79,64\% &amp; 70,98\% &amp; 79,22\% &amp; 77,14\% &amp; 70,88\% &amp; 71,68\% &amp; 68,96\% &amp; 71,58\% &amp; 66,67\% &amp; 74,62\% &amp; 75,68\% &amp; 74,39\% &amp; 67,11\% \\" table:formula="of:=&quot;\hline &quot;&amp;[.X58]&amp;&quot; &amp; &quot;&amp;[.Y58]&amp;&quot; &amp; &quot;&amp;[.Z58]&amp;&quot; &amp; &quot;&amp;[.AA58]&amp;&quot; &amp; &quot;&amp;[.AB58]&amp;&quot; &amp; &quot;&amp;[.AC58]&amp;&quot; &amp; &quot;&amp;[.AD58]&amp;&quot; &amp; &quot;&amp;[.AE58]&amp;&quot; &amp; &quot;&amp;[.AF58]&amp;&quot; &amp; &quot;&amp;[.AG58]&amp;&quot; &amp; &quot;&amp;[.AH58]&amp;&quot; &amp; &quot;&amp;[.AI58]&amp;&quot; &amp; &quot;&amp;[.AJ58]&amp;&quot; &amp; &quot;&amp;[.AK58]&amp;&quot; &amp; &quot;&amp;[.AL58]&amp;&quot; &amp; &quot;&amp;[.AM58]&amp;&quot; \\&quot;" table:style-name="ce1">
            <text:p>\hline 79,91\% &amp; 74,04\% &amp; 80,51\% &amp; 79,64\% &amp; 70,98\% &amp; 79,22\% &amp; 77,14\% &amp; 70,88\% &amp; 71,68\% &amp; 68,96\% &amp; 71,58\% &amp; 66,67\% &amp; 74,62\% &amp; 75,68\% &amp; 74,39\% &amp; 67,11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MiddlePhalanxOutlineAgeGroup</text:p>
          </table:table-cell>
          <table:table-cell office:value-type="float" office:value="0.69437229437229397" table:style-name="ce3">
            <text:p>0,694372294</text:p>
          </table:table-cell>
          <table:table-cell office:value-type="float" office:value="0.69783549783549803" table:style-name="ce4">
            <text:p>0,697835498</text:p>
          </table:table-cell>
          <table:table-cell office:value-type="float" office:value="0.71082251082251102" table:style-name="ce4">
            <text:p>0,710822511</text:p>
          </table:table-cell>
          <table:table-cell office:value-type="float" office:value="0.594372294372294" table:style-name="ce4">
            <text:p>0,594372294</text:p>
          </table:table-cell>
          <table:table-cell office:value-type="float" office:value="0.66753246753246798" table:style-name="ce4">
            <text:p>0,667532468</text:p>
          </table:table-cell>
          <table:table-cell office:value-type="float" office:value="0.59653679653679703" table:style-name="ce4">
            <text:p>0,596536797</text:p>
          </table:table-cell>
          <table:table-cell office:value-type="float" office:value="0.65887445887445895" table:style-name="ce4">
            <text:p>0,658874459</text:p>
          </table:table-cell>
          <table:table-cell office:value-type="float" office:value="0.66038961038960997" table:style-name="ce4">
            <text:p>0,66038961</text:p>
          </table:table-cell>
          <table:table-cell office:value-type="float" office:value="0.65909090909090895" table:style-name="ce4">
            <text:p>0,659090909</text:p>
          </table:table-cell>
          <table:table-cell office:value-type="float" office:value="0.67748917748917703" table:style-name="ce4">
            <text:p>0,677489177</text:p>
          </table:table-cell>
          <table:table-cell office:value-type="float" office:value="0.65627705627705601" table:style-name="ce4">
            <text:p>0,656277056</text:p>
          </table:table-cell>
          <table:table-cell office:value-type="float" office:value="0.69978354978354995" table:style-name="ce4">
            <text:p>0,69978355</text:p>
          </table:table-cell>
          <table:table-cell office:value-type="float" office:value="0.65952380952380896" table:style-name="ce4">
            <text:p>0,65952381</text:p>
          </table:table-cell>
          <table:table-cell office:value-type="float" office:value="0.68809523809523798" table:style-name="ce4">
            <text:p>0,688095238</text:p>
          </table:table-cell>
          <table:table-cell office:value-type="float" office:value="0.62987011671066195" table:style-name="ce4">
            <text:p>0,629870117</text:p>
          </table:table-cell>
          <table:table-cell office:value-type="float" office:value="-5.9723211654501007E-2" table:formula="of:=IF([.P59]; 1-[.P59]/MIN([.B59:.O59]); &quot;&quot;)" table:style-name="ce1">
            <text:p>-0,059723212</text:p>
          </table:table-cell>
          <table:table-cell office:value-type="float" office:value="0.11388552399413598" table:formula="of:=IF([.P59]; 1-[.P59]/MAX([.B59:.O59]); &quot;&quot;)" table:style-name="ce1">
            <text:p>0,113885524</text:p>
          </table:table-cell>
          <table:table-cell office:value-type="float" office:value="5.3944241022557127E-2" table:formula="of:=IF([.P59]; 1-[.P59]/AVERAGE([.B59:.O59]); &quot;&quot;)" table:style-name="ce1">
            <text:p>0,053944241</text:p>
          </table:table-cell>
          <table:table-cell office:value-type="float" office:value="3" table:formula="of:=IF([.P59]&gt;MAX([.B59:.O59]); 1; IF([.P59]&gt;AVERAGE([.B59:.O59]); 2; IF([.P59]&gt;MIN([.B59:.O59]); 3; IF([.P59]&gt;MAX([.B59:.O59])*0.75; 4; 5))))" table:style-name="ce5">
            <text:p>3</text:p>
          </table:table-cell>
          <table:table-cell table:style-name="ce1"/>
          <table:table-cell office:value-type="float" office:value="0.58441555500030495" table:style-name="ce1">
            <text:p>0,584415555</text:p>
          </table:table-cell>
          <table:table-cell table:style-name="ce1"/>
          <table:table-cell office:value-type="string" office:string-value="69,44\%" table:formula="of:=ROUND([.B59];4)*100 &amp;&quot;\%&quot;" table:style-name="ce1">
            <text:p>69,44\%</text:p>
          </table:table-cell>
          <table:table-cell office:value-type="string" office:string-value="69,78\%" table:formula="of:=ROUND([.C59];4)*100 &amp;&quot;\%&quot;" table:style-name="ce1">
            <text:p>69,78\%</text:p>
          </table:table-cell>
          <table:table-cell office:value-type="string" office:string-value="71,08\%" table:formula="of:=ROUND([.D59];4)*100 &amp;&quot;\%&quot;" table:style-name="ce1">
            <text:p>71,08\%</text:p>
          </table:table-cell>
          <table:table-cell office:value-type="string" office:string-value="59,44\%" table:formula="of:=ROUND([.E59];4)*100 &amp;&quot;\%&quot;" table:style-name="ce1">
            <text:p>59,44\%</text:p>
          </table:table-cell>
          <table:table-cell office:value-type="string" office:string-value="66,75\%" table:formula="of:=ROUND([.F59];4)*100 &amp;&quot;\%&quot;" table:style-name="ce1">
            <text:p>66,75\%</text:p>
          </table:table-cell>
          <table:table-cell office:value-type="string" office:string-value="59,65\%" table:formula="of:=ROUND([.G59];4)*100 &amp;&quot;\%&quot;" table:style-name="ce1">
            <text:p>59,65\%</text:p>
          </table:table-cell>
          <table:table-cell office:value-type="string" office:string-value="65,89\%" table:formula="of:=ROUND([.H59];4)*100 &amp;&quot;\%&quot;" table:style-name="ce1">
            <text:p>65,89\%</text:p>
          </table:table-cell>
          <table:table-cell office:value-type="string" office:string-value="66,04\%" table:formula="of:=ROUND([.I59];4)*100 &amp;&quot;\%&quot;" table:style-name="ce1">
            <text:p>66,04\%</text:p>
          </table:table-cell>
          <table:table-cell office:value-type="string" office:string-value="65,91\%" table:formula="of:=ROUND([.J59];4)*100 &amp;&quot;\%&quot;" table:style-name="ce1">
            <text:p>65,91\%</text:p>
          </table:table-cell>
          <table:table-cell office:value-type="string" office:string-value="67,75\%" table:formula="of:=ROUND([.K59];4)*100 &amp;&quot;\%&quot;" table:style-name="ce1">
            <text:p>67,75\%</text:p>
          </table:table-cell>
          <table:table-cell office:value-type="string" office:string-value="65,63\%" table:formula="of:=ROUND([.L59];4)*100 &amp;&quot;\%&quot;" table:style-name="ce1">
            <text:p>65,63\%</text:p>
          </table:table-cell>
          <table:table-cell office:value-type="string" office:string-value="69,98\%" table:formula="of:=ROUND([.M59];4)*100 &amp;&quot;\%&quot;" table:style-name="ce1">
            <text:p>69,98\%</text:p>
          </table:table-cell>
          <table:table-cell office:value-type="string" office:string-value="65,95\%" table:formula="of:=ROUND([.N59];4)*100 &amp;&quot;\%&quot;" table:style-name="ce1">
            <text:p>65,95\%</text:p>
          </table:table-cell>
          <table:table-cell office:value-type="string" office:string-value="68,81\%" table:formula="of:=ROUND([.O59];4)*100 &amp;&quot;\%&quot;" table:style-name="ce1">
            <text:p>68,81\%</text:p>
          </table:table-cell>
          <table:table-cell office:value-type="string" office:string-value="66,58\%" table:formula="of:=ROUND(AVERAGE([.B59:.O59]);4)*100&amp;&quot;\%&quot;" table:style-name="ce1">
            <text:p>66,58\%</text:p>
          </table:table-cell>
          <table:table-cell office:value-type="string" office:string-value="62,99\%" table:formula="of:=ROUND([.P59];4)*100 &amp;&quot;\%&quot;" table:style-name="ce1">
            <text:p>62,99\%</text:p>
          </table:table-cell>
          <table:table-cell office:value-type="string" office:string-value="\hline 69,44\% &amp; 69,78\% &amp; 71,08\% &amp; 59,44\% &amp; 66,75\% &amp; 59,65\% &amp; 65,89\% &amp; 66,04\% &amp; 65,91\% &amp; 67,75\% &amp; 65,63\% &amp; 69,98\% &amp; 65,95\% &amp; 68,81\% &amp; 66,58\% &amp; 62,99\% \\" table:formula="of:=&quot;\hline &quot;&amp;[.X59]&amp;&quot; &amp; &quot;&amp;[.Y59]&amp;&quot; &amp; &quot;&amp;[.Z59]&amp;&quot; &amp; &quot;&amp;[.AA59]&amp;&quot; &amp; &quot;&amp;[.AB59]&amp;&quot; &amp; &quot;&amp;[.AC59]&amp;&quot; &amp; &quot;&amp;[.AD59]&amp;&quot; &amp; &quot;&amp;[.AE59]&amp;&quot; &amp; &quot;&amp;[.AF59]&amp;&quot; &amp; &quot;&amp;[.AG59]&amp;&quot; &amp; &quot;&amp;[.AH59]&amp;&quot; &amp; &quot;&amp;[.AI59]&amp;&quot; &amp; &quot;&amp;[.AJ59]&amp;&quot; &amp; &quot;&amp;[.AK59]&amp;&quot; &amp; &quot;&amp;[.AL59]&amp;&quot; &amp; &quot;&amp;[.AM59]&amp;&quot; \\&quot;" table:style-name="ce1">
            <text:p>\hline 69,44\% &amp; 69,78\% &amp; 71,08\% &amp; 59,44\% &amp; 66,75\% &amp; 59,65\% &amp; 65,89\% &amp; 66,04\% &amp; 65,91\% &amp; 67,75\% &amp; 65,63\% &amp; 69,98\% &amp; 65,95\% &amp; 68,81\% &amp; 66,58\% &amp; 62,99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MiddlePhalanxOutlineCorrect</text:p>
          </table:table-cell>
          <table:table-cell office:value-type="float" office:value="0.80584192439862601" table:style-name="ce3">
            <text:p>0,805841924</text:p>
          </table:table-cell>
          <table:table-cell office:value-type="float" office:value="0.81294387170675897" table:style-name="ce4">
            <text:p>0,812943872</text:p>
          </table:table-cell>
          <table:table-cell office:value-type="float" office:value="0.83447880870561297" table:style-name="ce4">
            <text:p>0,834478809</text:p>
          </table:table-cell>
          <table:table-cell office:value-type="float" office:value="0.83424971363115696" table:style-name="ce4">
            <text:p>0,834249714</text:p>
          </table:table-cell>
          <table:table-cell office:value-type="float" office:value="0.83150057273768596" table:style-name="ce4">
            <text:p>0,831500573</text:p>
          </table:table-cell>
          <table:table-cell office:value-type="float" office:value="0.82359679266895802" table:style-name="ce4">
            <text:p>0,823596793</text:p>
          </table:table-cell>
          <table:table-cell office:value-type="float" office:value="0.82405498281787004" table:style-name="ce4">
            <text:p>0,824054983</text:p>
          </table:table-cell>
          <table:table-cell office:value-type="float" office:value="0.82829324169530405" table:style-name="ce4">
            <text:p>0,828293242</text:p>
          </table:table-cell>
          <table:table-cell office:value-type="float" office:value="0.80664375715922099" table:style-name="ce4">
            <text:p>0,806643757</text:p>
          </table:table-cell>
          <table:table-cell office:value-type="float" office:value="0.77216494845360895" table:style-name="ce4">
            <text:p>0,772164948</text:p>
          </table:table-cell>
          <table:table-cell office:value-type="float" office:value="0.80950744558992005" table:style-name="ce4">
            <text:p>0,809507446</text:p>
          </table:table-cell>
          <table:table-cell office:value-type="float" office:value="0.80549828178694205" table:style-name="ce4">
            <text:p>0,805498282</text:p>
          </table:table-cell>
          <table:table-cell office:value-type="float" office:value="0.79954180985108902" table:style-name="ce4">
            <text:p>0,79954181</text:p>
          </table:table-cell>
          <table:table-cell office:value-type="float" office:value="0.77273768613974803" table:style-name="ce4">
            <text:p>0,772737686</text:p>
          </table:table-cell>
          <table:table-cell office:value-type="float" office:value="0.80068731307983398" table:style-name="ce4">
            <text:p>0,800687313</text:p>
          </table:table-cell>
          <table:table-cell office:value-type="float" office:value="-3.6938175817674557E-2" table:formula="of:=IF([.P60]; 1-[.P60]/MIN([.B60:.O60]); &quot;&quot;)" table:style-name="ce1">
            <text:p>-0,036938176</text:p>
          </table:table-cell>
          <table:table-cell office:value-type="float" office:value="4.0494132712841524E-2" table:formula="of:=IF([.P60]; 1-[.P60]/MAX([.B60:.O60]); &quot;&quot;)" table:style-name="ce1">
            <text:p>0,040494133</text:p>
          </table:table-cell>
          <table:table-cell office:value-type="float" office:value="1.3328997150518718E-2" table:formula="of:=IF([.P60]; 1-[.P60]/AVERAGE([.B60:.O60]); &quot;&quot;)" table:style-name="ce1">
            <text:p>0,013328997</text:p>
          </table:table-cell>
          <table:table-cell office:value-type="float" office:value="3" table:formula="of:=IF([.P60]&gt;MAX([.B60:.O60]); 1; IF([.P60]&gt;AVERAGE([.B60:.O60]); 2; IF([.P60]&gt;MIN([.B60:.O60]); 3; IF([.P60]&gt;MAX([.B60:.O60])*0.75; 4; 5))))" table:style-name="ce5">
            <text:p>3</text:p>
          </table:table-cell>
          <table:table-cell table:style-name="ce1"/>
          <table:table-cell office:value-type="float" office:value="0.80756014585494995" table:style-name="ce1">
            <text:p>0,807560146</text:p>
          </table:table-cell>
          <table:table-cell table:style-name="ce1"/>
          <table:table-cell office:value-type="string" office:string-value="80,58\%" table:formula="of:=ROUND([.B60];4)*100 &amp;&quot;\%&quot;" table:style-name="ce1">
            <text:p>80,58\%</text:p>
          </table:table-cell>
          <table:table-cell office:value-type="string" office:string-value="81,29\%" table:formula="of:=ROUND([.C60];4)*100 &amp;&quot;\%&quot;" table:style-name="ce1">
            <text:p>81,29\%</text:p>
          </table:table-cell>
          <table:table-cell office:value-type="string" office:string-value="83,45\%" table:formula="of:=ROUND([.D60];4)*100 &amp;&quot;\%&quot;" table:style-name="ce1">
            <text:p>83,45\%</text:p>
          </table:table-cell>
          <table:table-cell office:value-type="string" office:string-value="83,42\%" table:formula="of:=ROUND([.E60];4)*100 &amp;&quot;\%&quot;" table:style-name="ce1">
            <text:p>83,42\%</text:p>
          </table:table-cell>
          <table:table-cell office:value-type="string" office:string-value="83,15\%" table:formula="of:=ROUND([.F60];4)*100 &amp;&quot;\%&quot;" table:style-name="ce1">
            <text:p>83,15\%</text:p>
          </table:table-cell>
          <table:table-cell office:value-type="string" office:string-value="82,36\%" table:formula="of:=ROUND([.G60];4)*100 &amp;&quot;\%&quot;" table:style-name="ce1">
            <text:p>82,36\%</text:p>
          </table:table-cell>
          <table:table-cell office:value-type="string" office:string-value="82,41\%" table:formula="of:=ROUND([.H60];4)*100 &amp;&quot;\%&quot;" table:style-name="ce1">
            <text:p>82,41\%</text:p>
          </table:table-cell>
          <table:table-cell office:value-type="string" office:string-value="82,83\%" table:formula="of:=ROUND([.I60];4)*100 &amp;&quot;\%&quot;" table:style-name="ce1">
            <text:p>82,83\%</text:p>
          </table:table-cell>
          <table:table-cell office:value-type="string" office:string-value="80,66\%" table:formula="of:=ROUND([.J60];4)*100 &amp;&quot;\%&quot;" table:style-name="ce1">
            <text:p>80,66\%</text:p>
          </table:table-cell>
          <table:table-cell office:value-type="string" office:string-value="77,22\%" table:formula="of:=ROUND([.K60];4)*100 &amp;&quot;\%&quot;" table:style-name="ce1">
            <text:p>77,22\%</text:p>
          </table:table-cell>
          <table:table-cell office:value-type="string" office:string-value="80,95\%" table:formula="of:=ROUND([.L60];4)*100 &amp;&quot;\%&quot;" table:style-name="ce1">
            <text:p>80,95\%</text:p>
          </table:table-cell>
          <table:table-cell office:value-type="string" office:string-value="80,55\%" table:formula="of:=ROUND([.M60];4)*100 &amp;&quot;\%&quot;" table:style-name="ce1">
            <text:p>80,55\%</text:p>
          </table:table-cell>
          <table:table-cell office:value-type="string" office:string-value="79,95\%" table:formula="of:=ROUND([.N60];4)*100 &amp;&quot;\%&quot;" table:style-name="ce1">
            <text:p>79,95\%</text:p>
          </table:table-cell>
          <table:table-cell office:value-type="string" office:string-value="77,27\%" table:formula="of:=ROUND([.O60];4)*100 &amp;&quot;\%&quot;" table:style-name="ce1">
            <text:p>77,27\%</text:p>
          </table:table-cell>
          <table:table-cell office:value-type="string" office:string-value="81,15\%" table:formula="of:=ROUND(AVERAGE([.B60:.O60]);4)*100&amp;&quot;\%&quot;" table:style-name="ce1">
            <text:p>81,15\%</text:p>
          </table:table-cell>
          <table:table-cell office:value-type="string" office:string-value="80,07\%" table:formula="of:=ROUND([.P60];4)*100 &amp;&quot;\%&quot;" table:style-name="ce1">
            <text:p>80,07\%</text:p>
          </table:table-cell>
          <table:table-cell office:value-type="string" office:string-value="\hline 80,58\% &amp; 81,29\% &amp; 83,45\% &amp; 83,42\% &amp; 83,15\% &amp; 82,36\% &amp; 82,41\% &amp; 82,83\% &amp; 80,66\% &amp; 77,22\% &amp; 80,95\% &amp; 80,55\% &amp; 79,95\% &amp; 77,27\% &amp; 81,15\% &amp; 80,07\% \\" table:formula="of:=&quot;\hline &quot;&amp;[.X60]&amp;&quot; &amp; &quot;&amp;[.Y60]&amp;&quot; &amp; &quot;&amp;[.Z60]&amp;&quot; &amp; &quot;&amp;[.AA60]&amp;&quot; &amp; &quot;&amp;[.AB60]&amp;&quot; &amp; &quot;&amp;[.AC60]&amp;&quot; &amp; &quot;&amp;[.AD60]&amp;&quot; &amp; &quot;&amp;[.AE60]&amp;&quot; &amp; &quot;&amp;[.AF60]&amp;&quot; &amp; &quot;&amp;[.AG60]&amp;&quot; &amp; &quot;&amp;[.AH60]&amp;&quot; &amp; &quot;&amp;[.AI60]&amp;&quot; &amp; &quot;&amp;[.AJ60]&amp;&quot; &amp; &quot;&amp;[.AK60]&amp;&quot; &amp; &quot;&amp;[.AL60]&amp;&quot; &amp; &quot;&amp;[.AM60]&amp;&quot; \\&quot;" table:style-name="ce1">
            <text:p>\hline 80,58\% &amp; 81,29\% &amp; 83,45\% &amp; 83,42\% &amp; 83,15\% &amp; 82,36\% &amp; 82,41\% &amp; 82,83\% &amp; 80,66\% &amp; 77,22\% &amp; 80,95\% &amp; 80,55\% &amp; 79,95\% &amp; 77,27\% &amp; 81,15\% &amp; 80,07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MiddlePhalanxTW</text:p>
          </table:table-cell>
          <table:table-cell office:value-type="float" office:value="0.57316017316017298" table:style-name="ce3">
            <text:p>0,573160173</text:p>
          </table:table-cell>
          <table:table-cell office:value-type="float" office:value="0.58376623376623404" table:style-name="ce4">
            <text:p>0,583766234</text:p>
          </table:table-cell>
          <table:table-cell office:value-type="float" office:value="0.58982683982684003" table:style-name="ce4">
            <text:p>0,58982684</text:p>
          </table:table-cell>
          <table:table-cell office:value-type="float" office:value="0.52748917748917701" table:style-name="ce4">
            <text:p>0,527489177</text:p>
          </table:table-cell>
          <table:table-cell office:value-type="float" office:value="0.57857142857142896" table:style-name="ce4">
            <text:p>0,578571429</text:p>
          </table:table-cell>
          <table:table-cell office:value-type="float" office:value="0.53116883116883096" table:style-name="ce4">
            <text:p>0,531168831</text:p>
          </table:table-cell>
          <table:table-cell office:value-type="float" office:value="0.54913419913419903" table:style-name="ce4">
            <text:p>0,549134199</text:p>
          </table:table-cell>
          <table:table-cell office:value-type="float" office:value="0.554329004329004" table:style-name="ce4">
            <text:p>0,554329004</text:p>
          </table:table-cell>
          <table:table-cell office:value-type="float" office:value="0.54155844155844202" table:style-name="ce4">
            <text:p>0,541558442</text:p>
          </table:table-cell>
          <table:table-cell office:value-type="float" office:value="0.567316017316017" table:style-name="ce4">
            <text:p>0,567316017</text:p>
          </table:table-cell>
          <table:table-cell office:value-type="float" office:value="0.53225108225108198" table:style-name="ce4">
            <text:p>0,532251082</text:p>
          </table:table-cell>
          <table:table-cell office:value-type="float" office:value="0.58506493506493495" table:style-name="ce4">
            <text:p>0,585064935</text:p>
          </table:table-cell>
          <table:table-cell office:value-type="float" office:value="0.56861471861471802" table:style-name="ce4">
            <text:p>0,568614719</text:p>
          </table:table-cell>
          <table:table-cell office:value-type="float" office:value="0.55735930735930705" table:style-name="ce4">
            <text:p>0,557359307</text:p>
          </table:table-cell>
          <table:table-cell office:value-type="float" office:value="0.545454561710357" table:style-name="ce4">
            <text:p>0,545454562</text:p>
          </table:table-cell>
          <table:table-cell office:value-type="float" office:value="-3.4058299180078633E-2" table:formula="of:=IF([.P61]; 1-[.P61]/MIN([.B61:.O61]); &quot;&quot;)" table:style-name="ce1">
            <text:p>-0,034058299</text:p>
          </table:table-cell>
          <table:table-cell office:value-type="float" office:value="7.5229330237853831E-2" table:formula="of:=IF([.P61]; 1-[.P61]/MAX([.B61:.O61]); &quot;&quot;)" table:style-name="ce1">
            <text:p>0,07522933</text:p>
          </table:table-cell>
          <table:table-cell office:value-type="float" office:value="2.5925590120492115E-2" table:formula="of:=IF([.P61]; 1-[.P61]/AVERAGE([.B61:.O61]); &quot;&quot;)" table:style-name="ce1">
            <text:p>0,02592559</text:p>
          </table:table-cell>
          <table:table-cell office:value-type="float" office:value="3" table:formula="of:=IF([.P61]&gt;MAX([.B61:.O61]); 1; IF([.P61]&gt;AVERAGE([.B61:.O61]); 2; IF([.P61]&gt;MIN([.B61:.O61]); 3; IF([.P61]&gt;MAX([.B61:.O61])*0.75; 4; 5))))" table:style-name="ce5">
            <text:p>3</text:p>
          </table:table-cell>
          <table:table-cell table:style-name="ce1"/>
          <table:table-cell office:value-type="float" office:value="0.56493508815765403" table:style-name="ce1">
            <text:p>0,564935088</text:p>
          </table:table-cell>
          <table:table-cell table:style-name="ce1"/>
          <table:table-cell office:value-type="string" office:string-value="57,32\%" table:formula="of:=ROUND([.B61];4)*100 &amp;&quot;\%&quot;" table:style-name="ce1">
            <text:p>57,32\%</text:p>
          </table:table-cell>
          <table:table-cell office:value-type="string" office:string-value="58,38\%" table:formula="of:=ROUND([.C61];4)*100 &amp;&quot;\%&quot;" table:style-name="ce1">
            <text:p>58,38\%</text:p>
          </table:table-cell>
          <table:table-cell office:value-type="string" office:string-value="58,98\%" table:formula="of:=ROUND([.D61];4)*100 &amp;&quot;\%&quot;" table:style-name="ce1">
            <text:p>58,98\%</text:p>
          </table:table-cell>
          <table:table-cell office:value-type="string" office:string-value="52,75\%" table:formula="of:=ROUND([.E61];4)*100 &amp;&quot;\%&quot;" table:style-name="ce1">
            <text:p>52,75\%</text:p>
          </table:table-cell>
          <table:table-cell office:value-type="string" office:string-value="57,86\%" table:formula="of:=ROUND([.F61];4)*100 &amp;&quot;\%&quot;" table:style-name="ce1">
            <text:p>57,86\%</text:p>
          </table:table-cell>
          <table:table-cell office:value-type="string" office:string-value="53,12\%" table:formula="of:=ROUND([.G61];4)*100 &amp;&quot;\%&quot;" table:style-name="ce1">
            <text:p>53,12\%</text:p>
          </table:table-cell>
          <table:table-cell office:value-type="string" office:string-value="54,91\%" table:formula="of:=ROUND([.H61];4)*100 &amp;&quot;\%&quot;" table:style-name="ce1">
            <text:p>54,91\%</text:p>
          </table:table-cell>
          <table:table-cell office:value-type="string" office:string-value="55,43\%" table:formula="of:=ROUND([.I61];4)*100 &amp;&quot;\%&quot;" table:style-name="ce1">
            <text:p>55,43\%</text:p>
          </table:table-cell>
          <table:table-cell office:value-type="string" office:string-value="54,16\%" table:formula="of:=ROUND([.J61];4)*100 &amp;&quot;\%&quot;" table:style-name="ce1">
            <text:p>54,16\%</text:p>
          </table:table-cell>
          <table:table-cell office:value-type="string" office:string-value="56,73\%" table:formula="of:=ROUND([.K61];4)*100 &amp;&quot;\%&quot;" table:style-name="ce1">
            <text:p>56,73\%</text:p>
          </table:table-cell>
          <table:table-cell office:value-type="string" office:string-value="53,23\%" table:formula="of:=ROUND([.L61];4)*100 &amp;&quot;\%&quot;" table:style-name="ce1">
            <text:p>53,23\%</text:p>
          </table:table-cell>
          <table:table-cell office:value-type="string" office:string-value="58,51\%" table:formula="of:=ROUND([.M61];4)*100 &amp;&quot;\%&quot;" table:style-name="ce1">
            <text:p>58,51\%</text:p>
          </table:table-cell>
          <table:table-cell office:value-type="string" office:string-value="56,86\%" table:formula="of:=ROUND([.N61];4)*100 &amp;&quot;\%&quot;" table:style-name="ce1">
            <text:p>56,86\%</text:p>
          </table:table-cell>
          <table:table-cell office:value-type="string" office:string-value="55,74\%" table:formula="of:=ROUND([.O61];4)*100 &amp;&quot;\%&quot;" table:style-name="ce1">
            <text:p>55,74\%</text:p>
          </table:table-cell>
          <table:table-cell office:value-type="string" office:string-value="56\%" table:formula="of:=ROUND(AVERAGE([.B61:.O61]);4)*100&amp;&quot;\%&quot;" table:style-name="ce1">
            <text:p>56\%</text:p>
          </table:table-cell>
          <table:table-cell office:value-type="string" office:string-value="54,55\%" table:formula="of:=ROUND([.P61];4)*100 &amp;&quot;\%&quot;" table:style-name="ce1">
            <text:p>54,55\%</text:p>
          </table:table-cell>
          <table:table-cell office:value-type="string" office:string-value="\hline 57,32\% &amp; 58,38\% &amp; 58,98\% &amp; 52,75\% &amp; 57,86\% &amp; 53,12\% &amp; 54,91\% &amp; 55,43\% &amp; 54,16\% &amp; 56,73\% &amp; 53,23\% &amp; 58,51\% &amp; 56,86\% &amp; 55,74\% &amp; 56\% &amp; 54,55\% \\" table:formula="of:=&quot;\hline &quot;&amp;[.X61]&amp;&quot; &amp; &quot;&amp;[.Y61]&amp;&quot; &amp; &quot;&amp;[.Z61]&amp;&quot; &amp; &quot;&amp;[.AA61]&amp;&quot; &amp; &quot;&amp;[.AB61]&amp;&quot; &amp; &quot;&amp;[.AC61]&amp;&quot; &amp; &quot;&amp;[.AD61]&amp;&quot; &amp; &quot;&amp;[.AE61]&amp;&quot; &amp; &quot;&amp;[.AF61]&amp;&quot; &amp; &quot;&amp;[.AG61]&amp;&quot; &amp; &quot;&amp;[.AH61]&amp;&quot; &amp; &quot;&amp;[.AI61]&amp;&quot; &amp; &quot;&amp;[.AJ61]&amp;&quot; &amp; &quot;&amp;[.AK61]&amp;&quot; &amp; &quot;&amp;[.AL61]&amp;&quot; &amp; &quot;&amp;[.AM61]&amp;&quot; \\&quot;" table:style-name="ce1">
            <text:p>\hline 57,32\% &amp; 58,38\% &amp; 58,98\% &amp; 52,75\% &amp; 57,86\% &amp; 53,12\% &amp; 54,91\% &amp; 55,43\% &amp; 54,16\% &amp; 56,73\% &amp; 53,23\% &amp; 58,51\% &amp; 56,86\% &amp; 55,74\% &amp; 56\% &amp; 54,55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MixedShapesRegularTrain</text:p>
          </table:table-cell>
          <table:table-cell office:value-type="float" office:value="0.97138144329896903" table:style-name="ce3">
            <text:p>0,971381443</text:p>
          </table:table-cell>
          <table:table-cell office:value-type="float" office:value="0.965924398625429" table:style-name="ce4">
            <text:p>0,965924399</text:p>
          </table:table-cell>
          <table:table-cell office:value-type="float" office:value="0.96566323024055001" table:style-name="ce4">
            <text:p>0,96566323</text:p>
          </table:table-cell>
          <table:table-cell office:value-type="float" office:value="0.96637800687285202" table:style-name="ce4">
            <text:p>0,966378007</text:p>
          </table:table-cell>
          <table:table-cell office:value-type="float" office:value="0.96023367697594497" table:style-name="ce4">
            <text:p>0,960233677</text:p>
          </table:table-cell>
          <table:table-cell office:value-type="float" office:value="0.97007560137457105" table:style-name="ce4">
            <text:p>0,970075601</text:p>
          </table:table-cell>
          <table:table-cell office:value-type="float" office:value="0.96380756013745705" table:style-name="ce4">
            <text:p>0,96380756</text:p>
          </table:table-cell>
          <table:table-cell office:value-type="float" office:value="0.96328522336769695" table:style-name="ce4">
            <text:p>0,963285223</text:p>
          </table:table-cell>
          <table:table-cell office:value-type="float" office:value="0.93206872852233702" table:style-name="ce4">
            <text:p>0,932068729</text:p>
          </table:table-cell>
          <table:table-cell office:value-type="float" office:value="0.93392439862542898" table:style-name="ce4">
            <text:p>0,933924399</text:p>
          </table:table-cell>
          <table:table-cell office:value-type="float" office:value="0.91791065292096197" table:style-name="ce4">
            <text:p>0,917910653</text:p>
          </table:table-cell>
          <table:table-cell office:value-type="float" office:value="0.93770446735395196" table:style-name="ce4">
            <text:p>0,937704467</text:p>
          </table:table-cell>
          <table:table-cell office:value-type="float" office:value="0.92299656357388304" table:style-name="ce4">
            <text:p>0,922996564</text:p>
          </table:table-cell>
          <table:table-cell office:value-type="float" office:value="0.92147079037800705" table:style-name="ce4">
            <text:p>0,92147079</text:p>
          </table:table-cell>
          <table:table-cell office:value-type="float" office:value="0.88989692926406805" table:style-name="ce4">
            <text:p>0,889896929</text:p>
          </table:table-cell>
          <table:table-cell office:value-type="float" office:value="3.051900919522943E-2" table:formula="of:=IF([.P62]; 1-[.P62]/MIN([.B62:.O62]); &quot;&quot;)" table:style-name="ce1">
            <text:p>0,030519009</text:p>
          </table:table-cell>
          <table:table-cell office:value-type="float" office:value="8.3885187015891871E-2" table:formula="of:=IF([.P62]; 1-[.P62]/MAX([.B62:.O62]); &quot;&quot;)" table:style-name="ce1">
            <text:p>0,083885187</text:p>
          </table:table-cell>
          <table:table-cell office:value-type="float" office:value="6.276075617835486E-2" table:formula="of:=IF([.P62]; 1-[.P62]/AVERAGE([.B62:.O62]); &quot;&quot;)" table:style-name="ce1">
            <text:p>0,062760756</text:p>
          </table:table-cell>
          <table:table-cell office:value-type="float" office:value="4" table:formula="of:=IF([.P62]&gt;MAX([.B62:.O62]); 1; IF([.P62]&gt;AVERAGE([.B62:.O62]); 2; IF([.P62]&gt;MIN([.B62:.O62]); 3; IF([.P62]&gt;MAX([.B62:.O62])*0.75; 4; 5))))" table:style-name="ce5">
            <text:p>4</text:p>
          </table:table-cell>
          <table:table-cell table:number-columns-repeated="3" table:style-name="ce1"/>
          <table:table-cell office:value-type="string" office:string-value="97,14\%" table:formula="of:=ROUND([.B62];4)*100 &amp;&quot;\%&quot;" table:style-name="ce1">
            <text:p>97,14\%</text:p>
          </table:table-cell>
          <table:table-cell office:value-type="string" office:string-value="96,59\%" table:formula="of:=ROUND([.C62];4)*100 &amp;&quot;\%&quot;" table:style-name="ce1">
            <text:p>96,59\%</text:p>
          </table:table-cell>
          <table:table-cell office:value-type="string" office:string-value="96,57\%" table:formula="of:=ROUND([.D62];4)*100 &amp;&quot;\%&quot;" table:style-name="ce1">
            <text:p>96,57\%</text:p>
          </table:table-cell>
          <table:table-cell office:value-type="string" office:string-value="96,64\%" table:formula="of:=ROUND([.E62];4)*100 &amp;&quot;\%&quot;" table:style-name="ce1">
            <text:p>96,64\%</text:p>
          </table:table-cell>
          <table:table-cell office:value-type="string" office:string-value="96,02\%" table:formula="of:=ROUND([.F62];4)*100 &amp;&quot;\%&quot;" table:style-name="ce1">
            <text:p>96,02\%</text:p>
          </table:table-cell>
          <table:table-cell office:value-type="string" office:string-value="97,01\%" table:formula="of:=ROUND([.G62];4)*100 &amp;&quot;\%&quot;" table:style-name="ce1">
            <text:p>97,01\%</text:p>
          </table:table-cell>
          <table:table-cell office:value-type="string" office:string-value="96,38\%" table:formula="of:=ROUND([.H62];4)*100 &amp;&quot;\%&quot;" table:style-name="ce1">
            <text:p>96,38\%</text:p>
          </table:table-cell>
          <table:table-cell office:value-type="string" office:string-value="96,33\%" table:formula="of:=ROUND([.I62];4)*100 &amp;&quot;\%&quot;" table:style-name="ce1">
            <text:p>96,33\%</text:p>
          </table:table-cell>
          <table:table-cell office:value-type="string" office:string-value="93,21\%" table:formula="of:=ROUND([.J62];4)*100 &amp;&quot;\%&quot;" table:style-name="ce1">
            <text:p>93,21\%</text:p>
          </table:table-cell>
          <table:table-cell office:value-type="string" office:string-value="93,39\%" table:formula="of:=ROUND([.K62];4)*100 &amp;&quot;\%&quot;" table:style-name="ce1">
            <text:p>93,39\%</text:p>
          </table:table-cell>
          <table:table-cell office:value-type="string" office:string-value="91,79\%" table:formula="of:=ROUND([.L62];4)*100 &amp;&quot;\%&quot;" table:style-name="ce1">
            <text:p>91,79\%</text:p>
          </table:table-cell>
          <table:table-cell office:value-type="string" office:string-value="93,77\%" table:formula="of:=ROUND([.M62];4)*100 &amp;&quot;\%&quot;" table:style-name="ce1">
            <text:p>93,77\%</text:p>
          </table:table-cell>
          <table:table-cell office:value-type="string" office:string-value="92,3\%" table:formula="of:=ROUND([.N62];4)*100 &amp;&quot;\%&quot;" table:style-name="ce1">
            <text:p>92,3\%</text:p>
          </table:table-cell>
          <table:table-cell office:value-type="string" office:string-value="92,15\%" table:formula="of:=ROUND([.O62];4)*100 &amp;&quot;\%&quot;" table:style-name="ce1">
            <text:p>92,15\%</text:p>
          </table:table-cell>
          <table:table-cell office:value-type="string" office:string-value="94,95\%" table:formula="of:=ROUND(AVERAGE([.B62:.O62]);4)*100&amp;&quot;\%&quot;" table:style-name="ce1">
            <text:p>94,95\%</text:p>
          </table:table-cell>
          <table:table-cell office:value-type="string" office:string-value="88,99\%" table:formula="of:=ROUND([.P62];4)*100 &amp;&quot;\%&quot;" table:style-name="ce1">
            <text:p>88,99\%</text:p>
          </table:table-cell>
          <table:table-cell office:value-type="string" office:string-value="\hline 97,14\% &amp; 96,59\% &amp; 96,57\% &amp; 96,64\% &amp; 96,02\% &amp; 97,01\% &amp; 96,38\% &amp; 96,33\% &amp; 93,21\% &amp; 93,39\% &amp; 91,79\% &amp; 93,77\% &amp; 92,3\% &amp; 92,15\% &amp; 94,95\% &amp; 88,99\% \\" table:formula="of:=&quot;\hline &quot;&amp;[.X62]&amp;&quot; &amp; &quot;&amp;[.Y62]&amp;&quot; &amp; &quot;&amp;[.Z62]&amp;&quot; &amp; &quot;&amp;[.AA62]&amp;&quot; &amp; &quot;&amp;[.AB62]&amp;&quot; &amp; &quot;&amp;[.AC62]&amp;&quot; &amp; &quot;&amp;[.AD62]&amp;&quot; &amp; &quot;&amp;[.AE62]&amp;&quot; &amp; &quot;&amp;[.AF62]&amp;&quot; &amp; &quot;&amp;[.AG62]&amp;&quot; &amp; &quot;&amp;[.AH62]&amp;&quot; &amp; &quot;&amp;[.AI62]&amp;&quot; &amp; &quot;&amp;[.AJ62]&amp;&quot; &amp; &quot;&amp;[.AK62]&amp;&quot; &amp; &quot;&amp;[.AL62]&amp;&quot; &amp; &quot;&amp;[.AM62]&amp;&quot; \\&quot;" table:style-name="ce1">
            <text:p>\hline 97,14\% &amp; 96,59\% &amp; 96,57\% &amp; 96,64\% &amp; 96,02\% &amp; 97,01\% &amp; 96,38\% &amp; 96,33\% &amp; 93,21\% &amp; 93,39\% &amp; 91,79\% &amp; 93,77\% &amp; 92,3\% &amp; 92,15\% &amp; 94,95\% &amp; 88,99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MixedShapesSmallTrain</text:p>
          </table:table-cell>
          <table:table-cell office:value-type="float" office:value="0.94725773195876295" table:style-name="ce3">
            <text:p>0,947257732</text:p>
          </table:table-cell>
          <table:table-cell office:value-type="float" office:value="0.94468728522336798" table:style-name="ce4">
            <text:p>0,944687285</text:p>
          </table:table-cell>
          <table:table-cell office:value-type="float" office:value="0.93068041237113397" table:style-name="ce4">
            <text:p>0,930680412</text:p>
          </table:table-cell>
          <table:table-cell office:value-type="float" office:value="0.913333333333333" table:style-name="ce4">
            <text:p>0,913333333</text:p>
          </table:table-cell>
          <table:table-cell office:value-type="float" office:value="0.93681099656357403" table:style-name="ce4">
            <text:p>0,936810997</text:p>
          </table:table-cell>
          <table:table-cell office:value-type="float" office:value="0.91624742268041204" table:style-name="ce4">
            <text:p>0,916247423</text:p>
          </table:table-cell>
          <table:table-cell office:value-type="float" office:value="0.92805498281787002" table:style-name="ce4">
            <text:p>0,928054983</text:p>
          </table:table-cell>
          <table:table-cell office:value-type="float" office:value="0.92446735395188995" table:style-name="ce4">
            <text:p>0,924467354</text:p>
          </table:table-cell>
          <table:table-cell office:value-type="float" office:value="0.92977319587628904" table:style-name="ce4">
            <text:p>0,929773196</text:p>
          </table:table-cell>
          <table:table-cell office:value-type="float" office:value="0.89312714776632296" table:style-name="ce4">
            <text:p>0,893127148</text:p>
          </table:table-cell>
          <table:table-cell office:value-type="float" office:value="0.87169759450171802" table:style-name="ce4">
            <text:p>0,871697595</text:p>
          </table:table-cell>
          <table:table-cell office:value-type="float" office:value="0.89828178694158101" table:style-name="ce4">
            <text:p>0,898281787</text:p>
          </table:table-cell>
          <table:table-cell office:value-type="float" office:value="0.84015120274914101" table:style-name="ce4">
            <text:p>0,840151203</text:p>
          </table:table-cell>
          <table:table-cell office:value-type="float" office:value="0.87516151202749104" table:style-name="ce4">
            <text:p>0,875161512</text:p>
          </table:table-cell>
          <table:table-cell office:value-type="float" office:value="0.81319588422775202" table:style-name="ce4">
            <text:p>0,813195884</text:p>
          </table:table-cell>
          <table:table-cell office:value-type="float" office:value="3.2083889701265522E-2" table:formula="of:=IF([.P63]; 1-[.P63]/MIN([.B63:.O63]); &quot;&quot;)" table:style-name="ce1">
            <text:p>0,03208389</text:p>
          </table:table-cell>
          <table:table-cell office:value-type="float" office:value="0.14152626387519107" table:formula="of:=IF([.P63]; 1-[.P63]/MAX([.B63:.O63]); &quot;&quot;)" table:style-name="ce1">
            <text:p>0,141526264</text:p>
          </table:table-cell>
          <table:table-cell office:value-type="float" office:value="0.10706025695200605" table:formula="of:=IF([.P63]; 1-[.P63]/AVERAGE([.B63:.O63]); &quot;&quot;)" table:style-name="ce1">
            <text:p>0,107060257</text:p>
          </table:table-cell>
          <table:table-cell office:value-type="float" office:value="4" table:formula="of:=IF([.P63]&gt;MAX([.B63:.O63]); 1; IF([.P63]&gt;AVERAGE([.B63:.O63]); 2; IF([.P63]&gt;MIN([.B63:.O63]); 3; IF([.P63]&gt;MAX([.B63:.O63])*0.75; 4; 5))))" table:style-name="ce5">
            <text:p>4</text:p>
          </table:table-cell>
          <table:table-cell table:style-name="ce1"/>
          <table:table-cell office:value-type="float" office:value="0.81195878982543901" table:style-name="ce1">
            <text:p>0,81195879</text:p>
          </table:table-cell>
          <table:table-cell table:style-name="ce1"/>
          <table:table-cell office:value-type="string" office:string-value="94,73\%" table:formula="of:=ROUND([.B63];4)*100 &amp;&quot;\%&quot;" table:style-name="ce1">
            <text:p>94,73\%</text:p>
          </table:table-cell>
          <table:table-cell office:value-type="string" office:string-value="94,47\%" table:formula="of:=ROUND([.C63];4)*100 &amp;&quot;\%&quot;" table:style-name="ce1">
            <text:p>94,47\%</text:p>
          </table:table-cell>
          <table:table-cell office:value-type="string" office:string-value="93,07\%" table:formula="of:=ROUND([.D63];4)*100 &amp;&quot;\%&quot;" table:style-name="ce1">
            <text:p>93,07\%</text:p>
          </table:table-cell>
          <table:table-cell office:value-type="string" office:string-value="91,33\%" table:formula="of:=ROUND([.E63];4)*100 &amp;&quot;\%&quot;" table:style-name="ce1">
            <text:p>91,33\%</text:p>
          </table:table-cell>
          <table:table-cell office:value-type="string" office:string-value="93,68\%" table:formula="of:=ROUND([.F63];4)*100 &amp;&quot;\%&quot;" table:style-name="ce1">
            <text:p>93,68\%</text:p>
          </table:table-cell>
          <table:table-cell office:value-type="string" office:string-value="91,62\%" table:formula="of:=ROUND([.G63];4)*100 &amp;&quot;\%&quot;" table:style-name="ce1">
            <text:p>91,62\%</text:p>
          </table:table-cell>
          <table:table-cell office:value-type="string" office:string-value="92,81\%" table:formula="of:=ROUND([.H63];4)*100 &amp;&quot;\%&quot;" table:style-name="ce1">
            <text:p>92,81\%</text:p>
          </table:table-cell>
          <table:table-cell office:value-type="string" office:string-value="92,45\%" table:formula="of:=ROUND([.I63];4)*100 &amp;&quot;\%&quot;" table:style-name="ce1">
            <text:p>92,45\%</text:p>
          </table:table-cell>
          <table:table-cell office:value-type="string" office:string-value="92,98\%" table:formula="of:=ROUND([.J63];4)*100 &amp;&quot;\%&quot;" table:style-name="ce1">
            <text:p>92,98\%</text:p>
          </table:table-cell>
          <table:table-cell office:value-type="string" office:string-value="89,31\%" table:formula="of:=ROUND([.K63];4)*100 &amp;&quot;\%&quot;" table:style-name="ce1">
            <text:p>89,31\%</text:p>
          </table:table-cell>
          <table:table-cell office:value-type="string" office:string-value="87,17\%" table:formula="of:=ROUND([.L63];4)*100 &amp;&quot;\%&quot;" table:style-name="ce1">
            <text:p>87,17\%</text:p>
          </table:table-cell>
          <table:table-cell office:value-type="string" office:string-value="89,83\%" table:formula="of:=ROUND([.M63];4)*100 &amp;&quot;\%&quot;" table:style-name="ce1">
            <text:p>89,83\%</text:p>
          </table:table-cell>
          <table:table-cell office:value-type="string" office:string-value="84,02\%" table:formula="of:=ROUND([.N63];4)*100 &amp;&quot;\%&quot;" table:style-name="ce1">
            <text:p>84,02\%</text:p>
          </table:table-cell>
          <table:table-cell office:value-type="string" office:string-value="87,52\%" table:formula="of:=ROUND([.O63];4)*100 &amp;&quot;\%&quot;" table:style-name="ce1">
            <text:p>87,52\%</text:p>
          </table:table-cell>
          <table:table-cell office:value-type="string" office:string-value="91,07\%" table:formula="of:=ROUND(AVERAGE([.B63:.O63]);4)*100&amp;&quot;\%&quot;" table:style-name="ce1">
            <text:p>91,07\%</text:p>
          </table:table-cell>
          <table:table-cell office:value-type="string" office:string-value="81,32\%" table:formula="of:=ROUND([.P63];4)*100 &amp;&quot;\%&quot;" table:style-name="ce1">
            <text:p>81,32\%</text:p>
          </table:table-cell>
          <table:table-cell office:value-type="string" office:string-value="\hline 94,73\% &amp; 94,47\% &amp; 93,07\% &amp; 91,33\% &amp; 93,68\% &amp; 91,62\% &amp; 92,81\% &amp; 92,45\% &amp; 92,98\% &amp; 89,31\% &amp; 87,17\% &amp; 89,83\% &amp; 84,02\% &amp; 87,52\% &amp; 91,07\% &amp; 81,32\% \\" table:formula="of:=&quot;\hline &quot;&amp;[.X63]&amp;&quot; &amp; &quot;&amp;[.Y63]&amp;&quot; &amp; &quot;&amp;[.Z63]&amp;&quot; &amp; &quot;&amp;[.AA63]&amp;&quot; &amp; &quot;&amp;[.AB63]&amp;&quot; &amp; &quot;&amp;[.AC63]&amp;&quot; &amp; &quot;&amp;[.AD63]&amp;&quot; &amp; &quot;&amp;[.AE63]&amp;&quot; &amp; &quot;&amp;[.AF63]&amp;&quot; &amp; &quot;&amp;[.AG63]&amp;&quot; &amp; &quot;&amp;[.AH63]&amp;&quot; &amp; &quot;&amp;[.AI63]&amp;&quot; &amp; &quot;&amp;[.AJ63]&amp;&quot; &amp; &quot;&amp;[.AK63]&amp;&quot; &amp; &quot;&amp;[.AL63]&amp;&quot; &amp; &quot;&amp;[.AM63]&amp;&quot; \\&quot;" table:style-name="ce1">
            <text:p>\hline 94,73\% &amp; 94,47\% &amp; 93,07\% &amp; 91,33\% &amp; 93,68\% &amp; 91,62\% &amp; 92,81\% &amp; 92,45\% &amp; 92,98\% &amp; 89,31\% &amp; 87,17\% &amp; 89,83\% &amp; 84,02\% &amp; 87,52\% &amp; 91,07\% &amp; 81,32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MoteStrain</text:p>
          </table:table-cell>
          <table:table-cell office:value-type="float" office:value="0.930111821086262" table:style-name="ce3">
            <text:p>0,930111821</text:p>
          </table:table-cell>
          <table:table-cell office:value-type="float" office:value="0.93650159744408901" table:style-name="ce4">
            <text:p>0,936501597</text:p>
          </table:table-cell>
          <table:table-cell office:value-type="float" office:value="0.90548455804046801" table:style-name="ce4">
            <text:p>0,905484558</text:p>
          </table:table-cell>
          <table:table-cell office:value-type="float" office:value="0.88056443024494102" table:style-name="ce4">
            <text:p>0,88056443</text:p>
          </table:table-cell>
          <table:table-cell office:value-type="float" office:value="0.90889243876464298" table:style-name="ce4">
            <text:p>0,908892439</text:p>
          </table:table-cell>
          <table:table-cell office:value-type="float" office:value="0.90311501597444099" table:style-name="ce4">
            <text:p>0,903115016</text:p>
          </table:table-cell>
          <table:table-cell office:value-type="float" office:value="0.91496272630457898" table:style-name="ce4">
            <text:p>0,914962726</text:p>
          </table:table-cell>
          <table:table-cell office:value-type="float" office:value="0.90476570820021296" table:style-name="ce4">
            <text:p>0,904765708</text:p>
          </table:table-cell>
          <table:table-cell office:value-type="float" office:value="0.85098509052183202" table:style-name="ce4">
            <text:p>0,850985091</text:p>
          </table:table-cell>
          <table:table-cell office:value-type="float" office:value="0.89669861554845598" table:style-name="ce4">
            <text:p>0,896698616</text:p>
          </table:table-cell>
          <table:table-cell office:value-type="float" office:value="0.84419595314163998" table:style-name="ce4">
            <text:p>0,844195953</text:p>
          </table:table-cell>
          <table:table-cell office:value-type="float" office:value="0.87803514376996805" table:style-name="ce4">
            <text:p>0,878035144</text:p>
          </table:table-cell>
          <table:table-cell office:value-type="float" office:value="0.85545793397231096" table:style-name="ce4">
            <text:p>0,855457934</text:p>
          </table:table-cell>
          <table:table-cell office:value-type="float" office:value="0.84848242811501595" table:style-name="ce4">
            <text:p>0,848482428</text:p>
          </table:table-cell>
          <table:table-cell office:value-type="float" office:value="0.88897764682769698" table:style-name="ce4">
            <text:p>0,888977647</text:p>
          </table:table-cell>
          <table:table-cell office:value-type="float" office:value="-5.3046562850015855E-2" table:formula="of:=IF([.P64]; 1-[.P64]/MIN([.B64:.O64]); &quot;&quot;)" table:style-name="ce1">
            <text:p>-0,053046563</text:p>
          </table:table-cell>
          <table:table-cell office:value-type="float" office:value="5.0746256862876593E-2" table:formula="of:=IF([.P64]; 1-[.P64]/MAX([.B64:.O64]); &quot;&quot;)" table:style-name="ce1">
            <text:p>0,050746257</text:p>
          </table:table-cell>
          <table:table-cell office:value-type="float" office:value="1.0086811590652722E-3" table:formula="of:=IF([.P64]; 1-[.P64]/AVERAGE([.B64:.O64]); &quot;&quot;)" table:style-name="ce1">
            <text:p>0,001008681</text:p>
          </table:table-cell>
          <table:table-cell office:value-type="float" office:value="3" table:formula="of:=IF([.P64]&gt;MAX([.B64:.O64]); 1; IF([.P64]&gt;AVERAGE([.B64:.O64]); 2; IF([.P64]&gt;MIN([.B64:.O64]); 3; IF([.P64]&gt;MAX([.B64:.O64])*0.75; 4; 5))))" table:style-name="ce5">
            <text:p>3</text:p>
          </table:table-cell>
          <table:table-cell table:style-name="ce1"/>
          <table:table-cell office:value-type="float" office:value="0.87779551744461104" table:style-name="ce1">
            <text:p>0,877795517</text:p>
          </table:table-cell>
          <table:table-cell table:style-name="ce1"/>
          <table:table-cell office:value-type="string" office:string-value="93,01\%" table:formula="of:=ROUND([.B64];4)*100 &amp;&quot;\%&quot;" table:style-name="ce1">
            <text:p>93,01\%</text:p>
          </table:table-cell>
          <table:table-cell office:value-type="string" office:string-value="93,65\%" table:formula="of:=ROUND([.C64];4)*100 &amp;&quot;\%&quot;" table:style-name="ce1">
            <text:p>93,65\%</text:p>
          </table:table-cell>
          <table:table-cell office:value-type="string" office:string-value="90,55\%" table:formula="of:=ROUND([.D64];4)*100 &amp;&quot;\%&quot;" table:style-name="ce1">
            <text:p>90,55\%</text:p>
          </table:table-cell>
          <table:table-cell office:value-type="string" office:string-value="88,06\%" table:formula="of:=ROUND([.E64];4)*100 &amp;&quot;\%&quot;" table:style-name="ce1">
            <text:p>88,06\%</text:p>
          </table:table-cell>
          <table:table-cell office:value-type="string" office:string-value="90,89\%" table:formula="of:=ROUND([.F64];4)*100 &amp;&quot;\%&quot;" table:style-name="ce1">
            <text:p>90,89\%</text:p>
          </table:table-cell>
          <table:table-cell office:value-type="string" office:string-value="90,31\%" table:formula="of:=ROUND([.G64];4)*100 &amp;&quot;\%&quot;" table:style-name="ce1">
            <text:p>90,31\%</text:p>
          </table:table-cell>
          <table:table-cell office:value-type="string" office:string-value="91,5\%" table:formula="of:=ROUND([.H64];4)*100 &amp;&quot;\%&quot;" table:style-name="ce1">
            <text:p>91,5\%</text:p>
          </table:table-cell>
          <table:table-cell office:value-type="string" office:string-value="90,48\%" table:formula="of:=ROUND([.I64];4)*100 &amp;&quot;\%&quot;" table:style-name="ce1">
            <text:p>90,48\%</text:p>
          </table:table-cell>
          <table:table-cell office:value-type="string" office:string-value="85,1\%" table:formula="of:=ROUND([.J64];4)*100 &amp;&quot;\%&quot;" table:style-name="ce1">
            <text:p>85,1\%</text:p>
          </table:table-cell>
          <table:table-cell office:value-type="string" office:string-value="89,67\%" table:formula="of:=ROUND([.K64];4)*100 &amp;&quot;\%&quot;" table:style-name="ce1">
            <text:p>89,67\%</text:p>
          </table:table-cell>
          <table:table-cell office:value-type="string" office:string-value="84,42\%" table:formula="of:=ROUND([.L64];4)*100 &amp;&quot;\%&quot;" table:style-name="ce1">
            <text:p>84,42\%</text:p>
          </table:table-cell>
          <table:table-cell office:value-type="string" office:string-value="87,8\%" table:formula="of:=ROUND([.M64];4)*100 &amp;&quot;\%&quot;" table:style-name="ce1">
            <text:p>87,8\%</text:p>
          </table:table-cell>
          <table:table-cell office:value-type="string" office:string-value="85,55\%" table:formula="of:=ROUND([.N64];4)*100 &amp;&quot;\%&quot;" table:style-name="ce1">
            <text:p>85,55\%</text:p>
          </table:table-cell>
          <table:table-cell office:value-type="string" office:string-value="84,85\%" table:formula="of:=ROUND([.O64];4)*100 &amp;&quot;\%&quot;" table:style-name="ce1">
            <text:p>84,85\%</text:p>
          </table:table-cell>
          <table:table-cell office:value-type="string" office:string-value="88,99\%" table:formula="of:=ROUND(AVERAGE([.B64:.O64]);4)*100&amp;&quot;\%&quot;" table:style-name="ce1">
            <text:p>88,99\%</text:p>
          </table:table-cell>
          <table:table-cell office:value-type="string" office:string-value="88,9\%" table:formula="of:=ROUND([.P64];4)*100 &amp;&quot;\%&quot;" table:style-name="ce1">
            <text:p>88,9\%</text:p>
          </table:table-cell>
          <table:table-cell office:value-type="string" office:string-value="\hline 93,01\% &amp; 93,65\% &amp; 90,55\% &amp; 88,06\% &amp; 90,89\% &amp; 90,31\% &amp; 91,5\% &amp; 90,48\% &amp; 85,1\% &amp; 89,67\% &amp; 84,42\% &amp; 87,8\% &amp; 85,55\% &amp; 84,85\% &amp; 88,99\% &amp; 88,9\% \\" table:formula="of:=&quot;\hline &quot;&amp;[.X64]&amp;&quot; &amp; &quot;&amp;[.Y64]&amp;&quot; &amp; &quot;&amp;[.Z64]&amp;&quot; &amp; &quot;&amp;[.AA64]&amp;&quot; &amp; &quot;&amp;[.AB64]&amp;&quot; &amp; &quot;&amp;[.AC64]&amp;&quot; &amp; &quot;&amp;[.AD64]&amp;&quot; &amp; &quot;&amp;[.AE64]&amp;&quot; &amp; &quot;&amp;[.AF64]&amp;&quot; &amp; &quot;&amp;[.AG64]&amp;&quot; &amp; &quot;&amp;[.AH64]&amp;&quot; &amp; &quot;&amp;[.AI64]&amp;&quot; &amp; &quot;&amp;[.AJ64]&amp;&quot; &amp; &quot;&amp;[.AK64]&amp;&quot; &amp; &quot;&amp;[.AL64]&amp;&quot; &amp; &quot;&amp;[.AM64]&amp;&quot; \\&quot;" table:style-name="ce1">
            <text:p>\hline 93,01\% &amp; 93,65\% &amp; 90,55\% &amp; 88,06\% &amp; 90,89\% &amp; 90,31\% &amp; 91,5\% &amp; 90,48\% &amp; 85,1\% &amp; 89,67\% &amp; 84,42\% &amp; 87,8\% &amp; 85,55\% &amp; 84,85\% &amp; 88,99\% &amp; 88,9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OliveOil</text:p>
          </table:table-cell>
          <table:table-cell office:value-type="float" office:value="0.91666666666666596" table:style-name="ce3">
            <text:p>0,916666667</text:p>
          </table:table-cell>
          <table:table-cell office:value-type="float" office:value="0.88333333333333297" table:style-name="ce4">
            <text:p>0,883333333</text:p>
          </table:table-cell>
          <table:table-cell office:value-type="float" office:value="0.90222222222222204" table:style-name="ce4">
            <text:p>0,902222222</text:p>
          </table:table-cell>
          <table:table-cell office:value-type="float" office:value="0.87444444444444402" table:style-name="ce4">
            <text:p>0,874444444</text:p>
          </table:table-cell>
          <table:table-cell office:value-type="float" office:value="0.87888888888888805" table:style-name="ce4">
            <text:p>0,878888889</text:p>
          </table:table-cell>
          <table:table-cell office:value-type="float" office:value="0.862222222222222" table:style-name="ce4">
            <text:p>0,862222222</text:p>
          </table:table-cell>
          <table:table-cell office:value-type="float" office:value="0.87888888888888905" table:style-name="ce4">
            <text:p>0,878888889</text:p>
          </table:table-cell>
          <table:table-cell office:value-type="float" office:value="0.913333333333333" table:style-name="ce4">
            <text:p>0,913333333</text:p>
          </table:table-cell>
          <table:table-cell office:value-type="float" office:value="0.87444444444444402" table:style-name="ce4">
            <text:p>0,874444444</text:p>
          </table:table-cell>
          <table:table-cell office:value-type="float" office:value="0.87444444444444402" table:style-name="ce4">
            <text:p>0,874444444</text:p>
          </table:table-cell>
          <table:table-cell office:value-type="float" office:value="0.87555555555555598" table:style-name="ce4">
            <text:p>0,875555556</text:p>
          </table:table-cell>
          <table:table-cell office:value-type="float" office:value="0.89333333333333298" table:style-name="ce4">
            <text:p>0,893333333</text:p>
          </table:table-cell>
          <table:table-cell office:value-type="float" office:value="0.89333333333333298" table:style-name="ce4">
            <text:p>0,893333333</text:p>
          </table:table-cell>
          <table:table-cell office:value-type="float" office:value="0.74555555555555597" table:style-name="ce4">
            <text:p>0,745555556</text:p>
          </table:table-cell>
          <table:table-cell office:value-type="float" office:value="0.40000000596046398" table:style-name="ce4">
            <text:p>0,400000006</text:p>
          </table:table-cell>
          <table:table-cell office:value-type="float" office:value="0.46348732434513062" table:formula="of:=IF([.P65]; 1-[.P65]/MIN([.B65:.O65]); &quot;&quot;)" table:style-name="ce1">
            <text:p>0,463487324</text:p>
          </table:table-cell>
          <table:table-cell office:value-type="float" office:value="0.56363635713403903" table:formula="of:=IF([.P65]; 1-[.P65]/MAX([.B65:.O65]); &quot;&quot;)" table:style-name="ce1">
            <text:p>0,563636357</text:p>
          </table:table-cell>
          <table:table-cell office:value-type="float" office:value="0.54347825406686157" table:formula="of:=IF([.P65]; 1-[.P65]/AVERAGE([.B65:.O65]); &quot;&quot;)" table:style-name="ce1">
            <text:p>0,543478254</text:p>
          </table:table-cell>
          <table:table-cell office:value-type="float" office:value="5" table:formula="of:=IF([.P65]&gt;MAX([.B65:.O65]); 1; IF([.P65]&gt;AVERAGE([.B65:.O65]); 2; IF([.P65]&gt;MIN([.B65:.O65]); 3; IF([.P65]&gt;MAX([.B65:.O65])*0.75; 4; 5))))" table:style-name="ce5">
            <text:p>5</text:p>
          </table:table-cell>
          <table:table-cell table:style-name="ce1"/>
          <table:table-cell office:value-type="float" office:value="0.40000000596046498" table:style-name="ce1">
            <text:p>0,400000006</text:p>
          </table:table-cell>
          <table:table-cell table:style-name="ce1"/>
          <table:table-cell office:value-type="string" office:string-value="91,67\%" table:formula="of:=ROUND([.B65];4)*100 &amp;&quot;\%&quot;" table:style-name="ce1">
            <text:p>91,67\%</text:p>
          </table:table-cell>
          <table:table-cell office:value-type="string" office:string-value="88,33\%" table:formula="of:=ROUND([.C65];4)*100 &amp;&quot;\%&quot;" table:style-name="ce1">
            <text:p>88,33\%</text:p>
          </table:table-cell>
          <table:table-cell office:value-type="string" office:string-value="90,22\%" table:formula="of:=ROUND([.D65];4)*100 &amp;&quot;\%&quot;" table:style-name="ce1">
            <text:p>90,22\%</text:p>
          </table:table-cell>
          <table:table-cell office:value-type="string" office:string-value="87,44\%" table:formula="of:=ROUND([.E65];4)*100 &amp;&quot;\%&quot;" table:style-name="ce1">
            <text:p>87,44\%</text:p>
          </table:table-cell>
          <table:table-cell office:value-type="string" office:string-value="87,89\%" table:formula="of:=ROUND([.F65];4)*100 &amp;&quot;\%&quot;" table:style-name="ce1">
            <text:p>87,89\%</text:p>
          </table:table-cell>
          <table:table-cell office:value-type="string" office:string-value="86,22\%" table:formula="of:=ROUND([.G65];4)*100 &amp;&quot;\%&quot;" table:style-name="ce1">
            <text:p>86,22\%</text:p>
          </table:table-cell>
          <table:table-cell office:value-type="string" office:string-value="87,89\%" table:formula="of:=ROUND([.H65];4)*100 &amp;&quot;\%&quot;" table:style-name="ce1">
            <text:p>87,89\%</text:p>
          </table:table-cell>
          <table:table-cell office:value-type="string" office:string-value="91,33\%" table:formula="of:=ROUND([.I65];4)*100 &amp;&quot;\%&quot;" table:style-name="ce1">
            <text:p>91,33\%</text:p>
          </table:table-cell>
          <table:table-cell office:value-type="string" office:string-value="87,44\%" table:formula="of:=ROUND([.J65];4)*100 &amp;&quot;\%&quot;" table:style-name="ce1">
            <text:p>87,44\%</text:p>
          </table:table-cell>
          <table:table-cell office:value-type="string" office:string-value="87,44\%" table:formula="of:=ROUND([.K65];4)*100 &amp;&quot;\%&quot;" table:style-name="ce1">
            <text:p>87,44\%</text:p>
          </table:table-cell>
          <table:table-cell office:value-type="string" office:string-value="87,56\%" table:formula="of:=ROUND([.L65];4)*100 &amp;&quot;\%&quot;" table:style-name="ce1">
            <text:p>87,56\%</text:p>
          </table:table-cell>
          <table:table-cell office:value-type="string" office:string-value="89,33\%" table:formula="of:=ROUND([.M65];4)*100 &amp;&quot;\%&quot;" table:style-name="ce1">
            <text:p>89,33\%</text:p>
          </table:table-cell>
          <table:table-cell office:value-type="string" office:string-value="89,33\%" table:formula="of:=ROUND([.N65];4)*100 &amp;&quot;\%&quot;" table:style-name="ce1">
            <text:p>89,33\%</text:p>
          </table:table-cell>
          <table:table-cell office:value-type="string" office:string-value="74,56\%" table:formula="of:=ROUND([.O65];4)*100 &amp;&quot;\%&quot;" table:style-name="ce1">
            <text:p>74,56\%</text:p>
          </table:table-cell>
          <table:table-cell office:value-type="string" office:string-value="87,62\%" table:formula="of:=ROUND(AVERAGE([.B65:.O65]);4)*100&amp;&quot;\%&quot;" table:style-name="ce1">
            <text:p>87,62\%</text:p>
          </table:table-cell>
          <table:table-cell office:value-type="string" office:string-value="40\%" table:formula="of:=ROUND([.P65];4)*100 &amp;&quot;\%&quot;" table:style-name="ce1">
            <text:p>40\%</text:p>
          </table:table-cell>
          <table:table-cell office:value-type="string" office:string-value="\hline 91,67\% &amp; 88,33\% &amp; 90,22\% &amp; 87,44\% &amp; 87,89\% &amp; 86,22\% &amp; 87,89\% &amp; 91,33\% &amp; 87,44\% &amp; 87,44\% &amp; 87,56\% &amp; 89,33\% &amp; 89,33\% &amp; 74,56\% &amp; 87,62\% &amp; 40\% \\" table:formula="of:=&quot;\hline &quot;&amp;[.X65]&amp;&quot; &amp; &quot;&amp;[.Y65]&amp;&quot; &amp; &quot;&amp;[.Z65]&amp;&quot; &amp; &quot;&amp;[.AA65]&amp;&quot; &amp; &quot;&amp;[.AB65]&amp;&quot; &amp; &quot;&amp;[.AC65]&amp;&quot; &amp; &quot;&amp;[.AD65]&amp;&quot; &amp; &quot;&amp;[.AE65]&amp;&quot; &amp; &quot;&amp;[.AF65]&amp;&quot; &amp; &quot;&amp;[.AG65]&amp;&quot; &amp; &quot;&amp;[.AH65]&amp;&quot; &amp; &quot;&amp;[.AI65]&amp;&quot; &amp; &quot;&amp;[.AJ65]&amp;&quot; &amp; &quot;&amp;[.AK65]&amp;&quot; &amp; &quot;&amp;[.AL65]&amp;&quot; &amp; &quot;&amp;[.AM65]&amp;&quot; \\&quot;" table:style-name="ce1">
            <text:p>\hline 91,67\% &amp; 88,33\% &amp; 90,22\% &amp; 87,44\% &amp; 87,89\% &amp; 86,22\% &amp; 87,89\% &amp; 91,33\% &amp; 87,44\% &amp; 87,44\% &amp; 87,56\% &amp; 89,33\% &amp; 89,33\% &amp; 74,56\% &amp; 87,62\% &amp; 40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OSULeaf</text:p>
          </table:table-cell>
          <table:table-cell office:value-type="float" office:value="0.97355371900826504" table:style-name="ce3">
            <text:p>0,973553719</text:p>
          </table:table-cell>
          <table:table-cell office:value-type="float" office:value="0.97479338842975205" table:style-name="ce4">
            <text:p>0,974793388</text:p>
          </table:table-cell>
          <table:table-cell office:value-type="float" office:value="0.93870523415977902" table:style-name="ce4">
            <text:p>0,938705234</text:p>
          </table:table-cell>
          <table:table-cell office:value-type="float" office:value="0.95247933884297498" table:style-name="ce4">
            <text:p>0,952479339</text:p>
          </table:table-cell>
          <table:table-cell office:value-type="float" office:value="0.95633608815426996" table:style-name="ce4">
            <text:p>0,956336088</text:p>
          </table:table-cell>
          <table:table-cell office:value-type="float" office:value="0.97465564738291999" table:style-name="ce4">
            <text:p>0,974655647</text:p>
          </table:table-cell>
          <table:table-cell office:value-type="float" office:value="0.85853994490358099" table:style-name="ce4">
            <text:p>0,858539945</text:p>
          </table:table-cell>
          <table:table-cell office:value-type="float" office:value="0.85179063360881502" table:style-name="ce4">
            <text:p>0,851790634</text:p>
          </table:table-cell>
          <table:table-cell office:value-type="float" office:value="0.97685950413223099" table:style-name="ce4">
            <text:p>0,976859504</text:p>
          </table:table-cell>
          <table:table-cell office:value-type="float" office:value="0.96005509641873299" table:style-name="ce4">
            <text:p>0,960055096</text:p>
          </table:table-cell>
          <table:table-cell office:value-type="float" office:value="0.96914600550964203" table:style-name="ce4">
            <text:p>0,969146006</text:p>
          </table:table-cell>
          <table:table-cell office:value-type="float" office:value="0.65426997245179097" table:style-name="ce4">
            <text:p>0,654269972</text:p>
          </table:table-cell>
          <table:table-cell office:value-type="float" office:value="0.64325068870523405" table:style-name="ce4">
            <text:p>0,643250689</text:p>
          </table:table-cell>
          <table:table-cell office:value-type="float" office:value="0.72424242424242402" table:style-name="ce4">
            <text:p>0,724242424</text:p>
          </table:table-cell>
          <table:table-cell office:value-type="float" office:value="0.50826448202133101" table:style-name="ce4">
            <text:p>0,508264482</text:p>
          </table:table-cell>
          <table:table-cell office:value-type="float" office:value="0.20985007720024329" table:formula="of:=IF([.P66]; 1-[.P66]/MIN([.B66:.O66]); &quot;&quot;)" table:style-name="ce1">
            <text:p>0,209850077</text:p>
          </table:table-cell>
          <table:table-cell office:value-type="float" office:value="0.47969541180557462" table:formula="of:=IF([.P66]; 1-[.P66]/MAX([.B66:.O66]); &quot;&quot;)" table:style-name="ce1">
            <text:p>0,479695412</text:p>
          </table:table-cell>
          <table:table-cell office:value-type="float" office:value="0.42655430913840964" table:formula="of:=IF([.P66]; 1-[.P66]/AVERAGE([.B66:.O66]); &quot;&quot;)" table:style-name="ce1">
            <text:p>0,426554309</text:p>
          </table:table-cell>
          <table:table-cell office:value-type="float" office:value="5" table:formula="of:=IF([.P66]&gt;MAX([.B66:.O66]); 1; IF([.P66]&gt;AVERAGE([.B66:.O66]); 2; IF([.P66]&gt;MIN([.B66:.O66]); 3; IF([.P66]&gt;MAX([.B66:.O66])*0.75; 4; 5))))" table:style-name="ce5">
            <text:p>5</text:p>
          </table:table-cell>
          <table:table-cell table:style-name="ce1"/>
          <table:table-cell office:value-type="float" office:value="0.51239669322967496" table:style-name="ce1">
            <text:p>0,512396693</text:p>
          </table:table-cell>
          <table:table-cell table:style-name="ce1"/>
          <table:table-cell office:value-type="string" office:string-value="97,36\%" table:formula="of:=ROUND([.B66];4)*100 &amp;&quot;\%&quot;" table:style-name="ce1">
            <text:p>97,36\%</text:p>
          </table:table-cell>
          <table:table-cell office:value-type="string" office:string-value="97,48\%" table:formula="of:=ROUND([.C66];4)*100 &amp;&quot;\%&quot;" table:style-name="ce1">
            <text:p>97,48\%</text:p>
          </table:table-cell>
          <table:table-cell office:value-type="string" office:string-value="93,87\%" table:formula="of:=ROUND([.D66];4)*100 &amp;&quot;\%&quot;" table:style-name="ce1">
            <text:p>93,87\%</text:p>
          </table:table-cell>
          <table:table-cell office:value-type="string" office:string-value="95,25\%" table:formula="of:=ROUND([.E66];4)*100 &amp;&quot;\%&quot;" table:style-name="ce1">
            <text:p>95,25\%</text:p>
          </table:table-cell>
          <table:table-cell office:value-type="string" office:string-value="95,63\%" table:formula="of:=ROUND([.F66];4)*100 &amp;&quot;\%&quot;" table:style-name="ce1">
            <text:p>95,63\%</text:p>
          </table:table-cell>
          <table:table-cell office:value-type="string" office:string-value="97,47\%" table:formula="of:=ROUND([.G66];4)*100 &amp;&quot;\%&quot;" table:style-name="ce1">
            <text:p>97,47\%</text:p>
          </table:table-cell>
          <table:table-cell office:value-type="string" office:string-value="85,85\%" table:formula="of:=ROUND([.H66];4)*100 &amp;&quot;\%&quot;" table:style-name="ce1">
            <text:p>85,85\%</text:p>
          </table:table-cell>
          <table:table-cell office:value-type="string" office:string-value="85,18\%" table:formula="of:=ROUND([.I66];4)*100 &amp;&quot;\%&quot;" table:style-name="ce1">
            <text:p>85,18\%</text:p>
          </table:table-cell>
          <table:table-cell office:value-type="string" office:string-value="97,69\%" table:formula="of:=ROUND([.J66];4)*100 &amp;&quot;\%&quot;" table:style-name="ce1">
            <text:p>97,69\%</text:p>
          </table:table-cell>
          <table:table-cell office:value-type="string" office:string-value="96,01\%" table:formula="of:=ROUND([.K66];4)*100 &amp;&quot;\%&quot;" table:style-name="ce1">
            <text:p>96,01\%</text:p>
          </table:table-cell>
          <table:table-cell office:value-type="string" office:string-value="96,91\%" table:formula="of:=ROUND([.L66];4)*100 &amp;&quot;\%&quot;" table:style-name="ce1">
            <text:p>96,91\%</text:p>
          </table:table-cell>
          <table:table-cell office:value-type="string" office:string-value="65,43\%" table:formula="of:=ROUND([.M66];4)*100 &amp;&quot;\%&quot;" table:style-name="ce1">
            <text:p>65,43\%</text:p>
          </table:table-cell>
          <table:table-cell office:value-type="string" office:string-value="64,33\%" table:formula="of:=ROUND([.N66];4)*100 &amp;&quot;\%&quot;" table:style-name="ce1">
            <text:p>64,33\%</text:p>
          </table:table-cell>
          <table:table-cell office:value-type="string" office:string-value="72,42\%" table:formula="of:=ROUND([.O66];4)*100 &amp;&quot;\%&quot;" table:style-name="ce1">
            <text:p>72,42\%</text:p>
          </table:table-cell>
          <table:table-cell office:value-type="string" office:string-value="88,63\%" table:formula="of:=ROUND(AVERAGE([.B66:.O66]);4)*100&amp;&quot;\%&quot;" table:style-name="ce1">
            <text:p>88,63\%</text:p>
          </table:table-cell>
          <table:table-cell office:value-type="string" office:string-value="50,83\%" table:formula="of:=ROUND([.P66];4)*100 &amp;&quot;\%&quot;" table:style-name="ce1">
            <text:p>50,83\%</text:p>
          </table:table-cell>
          <table:table-cell office:value-type="string" office:string-value="\hline 97,36\% &amp; 97,48\% &amp; 93,87\% &amp; 95,25\% &amp; 95,63\% &amp; 97,47\% &amp; 85,85\% &amp; 85,18\% &amp; 97,69\% &amp; 96,01\% &amp; 96,91\% &amp; 65,43\% &amp; 64,33\% &amp; 72,42\% &amp; 88,63\% &amp; 50,83\% \\" table:formula="of:=&quot;\hline &quot;&amp;[.X66]&amp;&quot; &amp; &quot;&amp;[.Y66]&amp;&quot; &amp; &quot;&amp;[.Z66]&amp;&quot; &amp; &quot;&amp;[.AA66]&amp;&quot; &amp; &quot;&amp;[.AB66]&amp;&quot; &amp; &quot;&amp;[.AC66]&amp;&quot; &amp; &quot;&amp;[.AD66]&amp;&quot; &amp; &quot;&amp;[.AE66]&amp;&quot; &amp; &quot;&amp;[.AF66]&amp;&quot; &amp; &quot;&amp;[.AG66]&amp;&quot; &amp; &quot;&amp;[.AH66]&amp;&quot; &amp; &quot;&amp;[.AI66]&amp;&quot; &amp; &quot;&amp;[.AJ66]&amp;&quot; &amp; &quot;&amp;[.AK66]&amp;&quot; &amp; &quot;&amp;[.AL66]&amp;&quot; &amp; &quot;&amp;[.AM66]&amp;&quot; \\&quot;" table:style-name="ce1">
            <text:p>\hline 97,36\% &amp; 97,48\% &amp; 93,87\% &amp; 95,25\% &amp; 95,63\% &amp; 97,47\% &amp; 85,85\% &amp; 85,18\% &amp; 97,69\% &amp; 96,01\% &amp; 96,91\% &amp; 65,43\% &amp; 64,33\% &amp; 72,42\% &amp; 88,63\% &amp; 50,83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PhalangesOutlinesCorrect</text:p>
          </table:table-cell>
          <table:table-cell office:value-type="float" office:value="0.82533022533022504" table:style-name="ce3">
            <text:p>0,825330225</text:p>
          </table:table-cell>
          <table:table-cell office:value-type="float" office:value="0.826495726495727" table:style-name="ce4">
            <text:p>0,826495726</text:p>
          </table:table-cell>
          <table:table-cell office:value-type="float" office:value="0.84471639471639504" table:style-name="ce4">
            <text:p>0,844716395</text:p>
          </table:table-cell>
          <table:table-cell office:value-type="float" office:value="0.86134421134421102" table:style-name="ce4">
            <text:p>0,861344211</text:p>
          </table:table-cell>
          <table:table-cell office:value-type="float" office:value="0.83368298368298399" table:style-name="ce4">
            <text:p>0,833682984</text:p>
          </table:table-cell>
          <table:table-cell office:value-type="float" office:value="0.84766899766899795" table:style-name="ce4">
            <text:p>0,847668998</text:p>
          </table:table-cell>
          <table:table-cell office:value-type="float" office:value="0.82909867909867896" table:style-name="ce4">
            <text:p>0,829098679</text:p>
          </table:table-cell>
          <table:table-cell office:value-type="float" office:value="0.82171717171717196" table:style-name="ce4">
            <text:p>0,821717172</text:p>
          </table:table-cell>
          <table:table-cell office:value-type="float" office:value="0.81888111888111903" table:style-name="ce4">
            <text:p>0,818881119</text:p>
          </table:table-cell>
          <table:table-cell office:value-type="float" office:value="0.77917637917637905" table:style-name="ce4">
            <text:p>0,779176379</text:p>
          </table:table-cell>
          <table:table-cell office:value-type="float" office:value="0.81736596736596701" table:style-name="ce4">
            <text:p>0,817365967</text:p>
          </table:table-cell>
          <table:table-cell office:value-type="float" office:value="0.81250971250971205" table:style-name="ce4">
            <text:p>0,812509713</text:p>
          </table:table-cell>
          <table:table-cell office:value-type="float" office:value="0.80571095571095497" table:style-name="ce4">
            <text:p>0,805710956</text:p>
          </table:table-cell>
          <table:table-cell office:value-type="float" office:value="0.79191919191919202" table:style-name="ce4">
            <text:p>0,791919192</text:p>
          </table:table-cell>
          <table:table-cell office:value-type="float" office:value="0.78088575601577703" table:style-name="ce4">
            <text:p>0,780885756</text:p>
          </table:table-cell>
          <table:table-cell office:value-type="float" office:value="-2.1938252815170145E-3" table:formula="of:=IF([.P67]; 1-[.P67]/MIN([.B67:.O67]); &quot;&quot;)" table:style-name="ce1">
            <text:p>-0,002193825</text:p>
          </table:table-cell>
          <table:table-cell office:value-type="float" office:value="9.3410339639794837E-2" table:formula="of:=IF([.P67]; 1-[.P67]/MAX([.B67:.O67]); &quot;&quot;)" table:style-name="ce1">
            <text:p>0,09341034</text:p>
          </table:table-cell>
          <table:table-cell office:value-type="float" office:value="5.0645753080693634E-2" table:formula="of:=IF([.P67]; 1-[.P67]/AVERAGE([.B67:.O67]); &quot;&quot;)" table:style-name="ce1">
            <text:p>0,050645753</text:p>
          </table:table-cell>
          <table:table-cell office:value-type="float" office:value="3" table:formula="of:=IF([.P67]&gt;MAX([.B67:.O67]); 1; IF([.P67]&gt;AVERAGE([.B67:.O67]); 2; IF([.P67]&gt;MIN([.B67:.O67]); 3; IF([.P67]&gt;MAX([.B67:.O67])*0.75; 4; 5))))" table:style-name="ce5">
            <text:p>3</text:p>
          </table:table-cell>
          <table:table-cell table:style-name="ce1"/>
          <table:table-cell office:value-type="float" office:value="0.78321677446365401" table:style-name="ce1">
            <text:p>0,783216774</text:p>
          </table:table-cell>
          <table:table-cell table:style-name="ce1"/>
          <table:table-cell office:value-type="string" office:string-value="82,53\%" table:formula="of:=ROUND([.B67];4)*100 &amp;&quot;\%&quot;" table:style-name="ce1">
            <text:p>82,53\%</text:p>
          </table:table-cell>
          <table:table-cell office:value-type="string" office:string-value="82,65\%" table:formula="of:=ROUND([.C67];4)*100 &amp;&quot;\%&quot;" table:style-name="ce1">
            <text:p>82,65\%</text:p>
          </table:table-cell>
          <table:table-cell office:value-type="string" office:string-value="84,47\%" table:formula="of:=ROUND([.D67];4)*100 &amp;&quot;\%&quot;" table:style-name="ce1">
            <text:p>84,47\%</text:p>
          </table:table-cell>
          <table:table-cell office:value-type="string" office:string-value="86,13\%" table:formula="of:=ROUND([.E67];4)*100 &amp;&quot;\%&quot;" table:style-name="ce1">
            <text:p>86,13\%</text:p>
          </table:table-cell>
          <table:table-cell office:value-type="string" office:string-value="83,37\%" table:formula="of:=ROUND([.F67];4)*100 &amp;&quot;\%&quot;" table:style-name="ce1">
            <text:p>83,37\%</text:p>
          </table:table-cell>
          <table:table-cell office:value-type="string" office:string-value="84,77\%" table:formula="of:=ROUND([.G67];4)*100 &amp;&quot;\%&quot;" table:style-name="ce1">
            <text:p>84,77\%</text:p>
          </table:table-cell>
          <table:table-cell office:value-type="string" office:string-value="82,91\%" table:formula="of:=ROUND([.H67];4)*100 &amp;&quot;\%&quot;" table:style-name="ce1">
            <text:p>82,91\%</text:p>
          </table:table-cell>
          <table:table-cell office:value-type="string" office:string-value="82,17\%" table:formula="of:=ROUND([.I67];4)*100 &amp;&quot;\%&quot;" table:style-name="ce1">
            <text:p>82,17\%</text:p>
          </table:table-cell>
          <table:table-cell office:value-type="string" office:string-value="81,89\%" table:formula="of:=ROUND([.J67];4)*100 &amp;&quot;\%&quot;" table:style-name="ce1">
            <text:p>81,89\%</text:p>
          </table:table-cell>
          <table:table-cell office:value-type="string" office:string-value="77,92\%" table:formula="of:=ROUND([.K67];4)*100 &amp;&quot;\%&quot;" table:style-name="ce1">
            <text:p>77,92\%</text:p>
          </table:table-cell>
          <table:table-cell office:value-type="string" office:string-value="81,74\%" table:formula="of:=ROUND([.L67];4)*100 &amp;&quot;\%&quot;" table:style-name="ce1">
            <text:p>81,74\%</text:p>
          </table:table-cell>
          <table:table-cell office:value-type="string" office:string-value="81,25\%" table:formula="of:=ROUND([.M67];4)*100 &amp;&quot;\%&quot;" table:style-name="ce1">
            <text:p>81,25\%</text:p>
          </table:table-cell>
          <table:table-cell office:value-type="string" office:string-value="80,57\%" table:formula="of:=ROUND([.N67];4)*100 &amp;&quot;\%&quot;" table:style-name="ce1">
            <text:p>80,57\%</text:p>
          </table:table-cell>
          <table:table-cell office:value-type="string" office:string-value="79,19\%" table:formula="of:=ROUND([.O67];4)*100 &amp;&quot;\%&quot;" table:style-name="ce1">
            <text:p>79,19\%</text:p>
          </table:table-cell>
          <table:table-cell office:value-type="string" office:string-value="82,25\%" table:formula="of:=ROUND(AVERAGE([.B67:.O67]);4)*100&amp;&quot;\%&quot;" table:style-name="ce1">
            <text:p>82,25\%</text:p>
          </table:table-cell>
          <table:table-cell office:value-type="string" office:string-value="78,09\%" table:formula="of:=ROUND([.P67];4)*100 &amp;&quot;\%&quot;" table:style-name="ce1">
            <text:p>78,09\%</text:p>
          </table:table-cell>
          <table:table-cell office:value-type="string" office:string-value="\hline 82,53\% &amp; 82,65\% &amp; 84,47\% &amp; 86,13\% &amp; 83,37\% &amp; 84,77\% &amp; 82,91\% &amp; 82,17\% &amp; 81,89\% &amp; 77,92\% &amp; 81,74\% &amp; 81,25\% &amp; 80,57\% &amp; 79,19\% &amp; 82,25\% &amp; 78,09\% \\" table:formula="of:=&quot;\hline &quot;&amp;[.X67]&amp;&quot; &amp; &quot;&amp;[.Y67]&amp;&quot; &amp; &quot;&amp;[.Z67]&amp;&quot; &amp; &quot;&amp;[.AA67]&amp;&quot; &amp; &quot;&amp;[.AB67]&amp;&quot; &amp; &quot;&amp;[.AC67]&amp;&quot; &amp; &quot;&amp;[.AD67]&amp;&quot; &amp; &quot;&amp;[.AE67]&amp;&quot; &amp; &quot;&amp;[.AF67]&amp;&quot; &amp; &quot;&amp;[.AG67]&amp;&quot; &amp; &quot;&amp;[.AH67]&amp;&quot; &amp; &quot;&amp;[.AI67]&amp;&quot; &amp; &quot;&amp;[.AJ67]&amp;&quot; &amp; &quot;&amp;[.AK67]&amp;&quot; &amp; &quot;&amp;[.AL67]&amp;&quot; &amp; &quot;&amp;[.AM67]&amp;&quot; \\&quot;" table:style-name="ce1">
            <text:p>\hline 82,53\% &amp; 82,65\% &amp; 84,47\% &amp; 86,13\% &amp; 83,37\% &amp; 84,77\% &amp; 82,91\% &amp; 82,17\% &amp; 81,89\% &amp; 77,92\% &amp; 81,74\% &amp; 81,25\% &amp; 80,57\% &amp; 79,19\% &amp; 82,25\% &amp; 78,09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Phoneme</text:p>
          </table:table-cell>
          <table:table-cell office:value-type="float" office:value="0.36984880450070301" table:style-name="ce3">
            <text:p>0,369848805</text:p>
          </table:table-cell>
          <table:table-cell office:value-type="float" office:value="0.37116736990154697" table:style-name="ce4">
            <text:p>0,37116737</text:p>
          </table:table-cell>
          <table:table-cell office:value-type="float" office:value="0.27514064697608998" table:style-name="ce4">
            <text:p>0,275140647</text:p>
          </table:table-cell>
          <table:table-cell office:value-type="float" office:value="0.33444092827004201" table:style-name="ce4">
            <text:p>0,334440928</text:p>
          </table:table-cell>
          <table:table-cell office:value-type="float" office:value="0.35652250351617398" table:style-name="ce4">
            <text:p>0,356522504</text:p>
          </table:table-cell>
          <table:table-cell office:value-type="float" office:value="0.345675105485232" table:style-name="ce4">
            <text:p>0,345675105</text:p>
          </table:table-cell>
          <table:table-cell office:value-type="float" office:value="0.320411392405063" table:style-name="ce4">
            <text:p>0,320411392</text:p>
          </table:table-cell>
          <table:table-cell office:value-type="float" office:value="0.25947609001406502" table:style-name="ce4">
            <text:p>0,25947609</text:p>
          </table:table-cell>
          <table:table-cell office:value-type="float" office:value="0.27958860759493698" table:style-name="ce4">
            <text:p>0,279588608</text:p>
          </table:table-cell>
          <table:table-cell office:value-type="float" office:value="0.27260900140646999" table:style-name="ce4">
            <text:p>0,272609001</text:p>
          </table:table-cell>
          <table:table-cell office:value-type="float" office:value="0.25460618846694799" table:style-name="ce4">
            <text:p>0,254606188</text:p>
          </table:table-cell>
          <table:table-cell office:value-type="float" office:value="0.34662447257383999" table:style-name="ce4">
            <text:p>0,346624473</text:p>
          </table:table-cell>
          <table:table-cell office:value-type="float" office:value="0.193653305203938" table:style-name="ce4">
            <text:p>0,193653305</text:p>
          </table:table-cell>
          <table:table-cell office:value-type="float" office:value="0.30015822784810098" table:style-name="ce4">
            <text:p>0,300158228</text:p>
          </table:table-cell>
          <table:table-cell office:value-type="float" office:value="0.17457805573940199" table:style-name="ce4">
            <text:p>0,174578056</text:p>
          </table:table-cell>
          <table:table-cell office:value-type="float" office:value="9.8502059876786952E-2" table:formula="of:=IF([.P68]; 1-[.P68]/MIN([.B68:.O68]); &quot;&quot;)" table:style-name="ce1">
            <text:p>0,09850206</text:p>
          </table:table-cell>
          <table:table-cell office:value-type="float" office:value="0.52965139207762468" table:formula="of:=IF([.P68]; 1-[.P68]/MAX([.B68:.O68]); &quot;&quot;)" table:style-name="ce1">
            <text:p>0,529651392</text:p>
          </table:table-cell>
          <table:table-cell office:value-type="float" office:value="0.42893996374331211" table:formula="of:=IF([.P68]; 1-[.P68]/AVERAGE([.B68:.O68]); &quot;&quot;)" table:style-name="ce1">
            <text:p>0,428939964</text:p>
          </table:table-cell>
          <table:table-cell office:value-type="float" office:value="5" table:formula="of:=IF([.P68]&gt;MAX([.B68:.O68]); 1; IF([.P68]&gt;AVERAGE([.B68:.O68]); 2; IF([.P68]&gt;MIN([.B68:.O68]); 3; IF([.P68]&gt;MAX([.B68:.O68])*0.75; 4; 5))))" table:style-name="ce5">
            <text:p>5</text:p>
          </table:table-cell>
          <table:table-cell table:style-name="ce1"/>
          <table:table-cell office:value-type="float" office:value="0.17510548233985901" table:style-name="ce1">
            <text:p>0,175105482</text:p>
          </table:table-cell>
          <table:table-cell table:style-name="ce1"/>
          <table:table-cell office:value-type="string" office:string-value="36,98\%" table:formula="of:=ROUND([.B68];4)*100 &amp;&quot;\%&quot;" table:style-name="ce1">
            <text:p>36,98\%</text:p>
          </table:table-cell>
          <table:table-cell office:value-type="string" office:string-value="37,12\%" table:formula="of:=ROUND([.C68];4)*100 &amp;&quot;\%&quot;" table:style-name="ce1">
            <text:p>37,12\%</text:p>
          </table:table-cell>
          <table:table-cell office:value-type="string" office:string-value="27,51\%" table:formula="of:=ROUND([.D68];4)*100 &amp;&quot;\%&quot;" table:style-name="ce1">
            <text:p>27,51\%</text:p>
          </table:table-cell>
          <table:table-cell office:value-type="string" office:string-value="33,44\%" table:formula="of:=ROUND([.E68];4)*100 &amp;&quot;\%&quot;" table:style-name="ce1">
            <text:p>33,44\%</text:p>
          </table:table-cell>
          <table:table-cell office:value-type="string" office:string-value="35,65\%" table:formula="of:=ROUND([.F68];4)*100 &amp;&quot;\%&quot;" table:style-name="ce1">
            <text:p>35,65\%</text:p>
          </table:table-cell>
          <table:table-cell office:value-type="string" office:string-value="34,57\%" table:formula="of:=ROUND([.G68];4)*100 &amp;&quot;\%&quot;" table:style-name="ce1">
            <text:p>34,57\%</text:p>
          </table:table-cell>
          <table:table-cell office:value-type="string" office:string-value="32,04\%" table:formula="of:=ROUND([.H68];4)*100 &amp;&quot;\%&quot;" table:style-name="ce1">
            <text:p>32,04\%</text:p>
          </table:table-cell>
          <table:table-cell office:value-type="string" office:string-value="25,95\%" table:formula="of:=ROUND([.I68];4)*100 &amp;&quot;\%&quot;" table:style-name="ce1">
            <text:p>25,95\%</text:p>
          </table:table-cell>
          <table:table-cell office:value-type="string" office:string-value="27,96\%" table:formula="of:=ROUND([.J68];4)*100 &amp;&quot;\%&quot;" table:style-name="ce1">
            <text:p>27,96\%</text:p>
          </table:table-cell>
          <table:table-cell office:value-type="string" office:string-value="27,26\%" table:formula="of:=ROUND([.K68];4)*100 &amp;&quot;\%&quot;" table:style-name="ce1">
            <text:p>27,26\%</text:p>
          </table:table-cell>
          <table:table-cell office:value-type="string" office:string-value="25,46\%" table:formula="of:=ROUND([.L68];4)*100 &amp;&quot;\%&quot;" table:style-name="ce1">
            <text:p>25,46\%</text:p>
          </table:table-cell>
          <table:table-cell office:value-type="string" office:string-value="34,66\%" table:formula="of:=ROUND([.M68];4)*100 &amp;&quot;\%&quot;" table:style-name="ce1">
            <text:p>34,66\%</text:p>
          </table:table-cell>
          <table:table-cell office:value-type="string" office:string-value="19,37\%" table:formula="of:=ROUND([.N68];4)*100 &amp;&quot;\%&quot;" table:style-name="ce1">
            <text:p>19,37\%</text:p>
          </table:table-cell>
          <table:table-cell office:value-type="string" office:string-value="30,02\%" table:formula="of:=ROUND([.O68];4)*100 &amp;&quot;\%&quot;" table:style-name="ce1">
            <text:p>30,02\%</text:p>
          </table:table-cell>
          <table:table-cell office:value-type="string" office:string-value="30,57\%" table:formula="of:=ROUND(AVERAGE([.B68:.O68]);4)*100&amp;&quot;\%&quot;" table:style-name="ce1">
            <text:p>30,57\%</text:p>
          </table:table-cell>
          <table:table-cell office:value-type="string" office:string-value="17,46\%" table:formula="of:=ROUND([.P68];4)*100 &amp;&quot;\%&quot;" table:style-name="ce1">
            <text:p>17,46\%</text:p>
          </table:table-cell>
          <table:table-cell office:value-type="string" office:string-value="\hline 36,98\% &amp; 37,12\% &amp; 27,51\% &amp; 33,44\% &amp; 35,65\% &amp; 34,57\% &amp; 32,04\% &amp; 25,95\% &amp; 27,96\% &amp; 27,26\% &amp; 25,46\% &amp; 34,66\% &amp; 19,37\% &amp; 30,02\% &amp; 30,57\% &amp; 17,46\% \\" table:formula="of:=&quot;\hline &quot;&amp;[.X68]&amp;&quot; &amp; &quot;&amp;[.Y68]&amp;&quot; &amp; &quot;&amp;[.Z68]&amp;&quot; &amp; &quot;&amp;[.AA68]&amp;&quot; &amp; &quot;&amp;[.AB68]&amp;&quot; &amp; &quot;&amp;[.AC68]&amp;&quot; &amp; &quot;&amp;[.AD68]&amp;&quot; &amp; &quot;&amp;[.AE68]&amp;&quot; &amp; &quot;&amp;[.AF68]&amp;&quot; &amp; &quot;&amp;[.AG68]&amp;&quot; &amp; &quot;&amp;[.AH68]&amp;&quot; &amp; &quot;&amp;[.AI68]&amp;&quot; &amp; &quot;&amp;[.AJ68]&amp;&quot; &amp; &quot;&amp;[.AK68]&amp;&quot; &amp; &quot;&amp;[.AL68]&amp;&quot; &amp; &quot;&amp;[.AM68]&amp;&quot; \\&quot;" table:style-name="ce1">
            <text:p>\hline 36,98\% &amp; 37,12\% &amp; 27,51\% &amp; 33,44\% &amp; 35,65\% &amp; 34,57\% &amp; 32,04\% &amp; 25,95\% &amp; 27,96\% &amp; 27,26\% &amp; 25,46\% &amp; 34,66\% &amp; 19,37\% &amp; 30,02\% &amp; 30,57\% &amp; 17,46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PigAirwayPressure</text:p>
          </table:table-cell>
          <table:table-cell office:value-type="float" office:value="0.96009615384615399" table:style-name="ce3">
            <text:p>0,960096154</text:p>
          </table:table-cell>
          <table:table-cell office:value-type="float" office:value="0.95769230769230795" table:style-name="ce4">
            <text:p>0,957692308</text:p>
          </table:table-cell>
          <table:table-cell office:value-type="float" office:value="0.19551282051282101" table:style-name="ce4">
            <text:p>0,195512821</text:p>
          </table:table-cell>
          <table:table-cell office:value-type="float" office:value="0.922115384615385" table:style-name="ce4">
            <text:p>0,922115385</text:p>
          </table:table-cell>
          <table:table-cell office:value-type="float" office:value="0.97740384615384601" table:style-name="ce4">
            <text:p>0,977403846</text:p>
          </table:table-cell>
          <table:table-cell office:value-type="float" office:value="0.43701923076923099" table:style-name="ce4">
            <text:p>0,437019231</text:p>
          </table:table-cell>
          <table:table-cell office:value-type="float" office:value="0.27548076923076897" table:style-name="ce4">
            <text:p>0,275480769</text:p>
          </table:table-cell>
          <table:table-cell office:value-type="float" office:value="0.53782051282051302" table:style-name="ce4">
            <text:p>0,537820513</text:p>
          </table:table-cell>
          <table:table-cell office:value-type="float" office:value="0.95737179487179502" table:style-name="ce4">
            <text:p>0,957371795</text:p>
          </table:table-cell>
          <table:table-cell office:value-type="float" office:value="0.95096153846153897" table:style-name="ce4">
            <text:p>0,950961538</text:p>
          </table:table-cell>
          <table:table-cell office:value-type="float" office:value="0.94182692307692295" table:style-name="ce4">
            <text:p>0,941826923</text:p>
          </table:table-cell>
          <table:table-cell office:value-type="float" office:value="0.18253205128205099" table:style-name="ce4">
            <text:p>0,182532051</text:p>
          </table:table-cell>
          <table:table-cell office:value-type="float" office:value="0.28012820512820502" table:style-name="ce4">
            <text:p>0,280128205</text:p>
          </table:table-cell>
          <table:table-cell office:value-type="float" office:value="0.27692307692307699" table:style-name="ce4">
            <text:p>0,276923077</text:p>
          </table:table-cell>
          <table:table-cell office:value-type="float" office:value="3.8461539894342402E-2" table:style-name="ce4">
            <text:p>0,03846154</text:p>
          </table:table-cell>
          <table:table-cell office:value-type="float" office:value="0.78928884201870331" table:formula="of:=IF([.P69]; 1-[.P69]/MIN([.B69:.O69]); &quot;&quot;)" table:style-name="ce1">
            <text:p>0,789288842</text:p>
          </table:table-cell>
          <table:table-cell office:value-type="float" office:value="0.96064928530239435" table:formula="of:=IF([.P69]; 1-[.P69]/MAX([.B69:.O69]); &quot;&quot;)" table:style-name="ce1">
            <text:p>0,960649285</text:p>
          </table:table-cell>
          <table:table-cell office:value-type="float" office:value="0.93917671110441781" table:formula="of:=IF([.P69]; 1-[.P69]/AVERAGE([.B69:.O69]); &quot;&quot;)" table:style-name="ce1">
            <text:p>0,939176711</text:p>
          </table:table-cell>
          <table:table-cell office:value-type="float" office:value="5" table:formula="of:=IF([.P69]&gt;MAX([.B69:.O69]); 1; IF([.P69]&gt;AVERAGE([.B69:.O69]); 2; IF([.P69]&gt;MIN([.B69:.O69]); 3; IF([.P69]&gt;MAX([.B69:.O69])*0.75; 4; 5))))" table:style-name="ce5">
            <text:p>5</text:p>
          </table:table-cell>
          <table:table-cell table:number-columns-repeated="3" table:style-name="ce1"/>
          <table:table-cell office:value-type="string" office:string-value="96,01\%" table:formula="of:=ROUND([.B69];4)*100 &amp;&quot;\%&quot;" table:style-name="ce1">
            <text:p>96,01\%</text:p>
          </table:table-cell>
          <table:table-cell office:value-type="string" office:string-value="95,77\%" table:formula="of:=ROUND([.C69];4)*100 &amp;&quot;\%&quot;" table:style-name="ce1">
            <text:p>95,77\%</text:p>
          </table:table-cell>
          <table:table-cell office:value-type="string" office:string-value="19,55\%" table:formula="of:=ROUND([.D69];4)*100 &amp;&quot;\%&quot;" table:style-name="ce1">
            <text:p>19,55\%</text:p>
          </table:table-cell>
          <table:table-cell office:value-type="string" office:string-value="92,21\%" table:formula="of:=ROUND([.E69];4)*100 &amp;&quot;\%&quot;" table:style-name="ce1">
            <text:p>92,21\%</text:p>
          </table:table-cell>
          <table:table-cell office:value-type="string" office:string-value="97,74\%" table:formula="of:=ROUND([.F69];4)*100 &amp;&quot;\%&quot;" table:style-name="ce1">
            <text:p>97,74\%</text:p>
          </table:table-cell>
          <table:table-cell office:value-type="string" office:string-value="43,7\%" table:formula="of:=ROUND([.G69];4)*100 &amp;&quot;\%&quot;" table:style-name="ce1">
            <text:p>43,7\%</text:p>
          </table:table-cell>
          <table:table-cell office:value-type="string" office:string-value="27,55\%" table:formula="of:=ROUND([.H69];4)*100 &amp;&quot;\%&quot;" table:style-name="ce1">
            <text:p>27,55\%</text:p>
          </table:table-cell>
          <table:table-cell office:value-type="string" office:string-value="53,78\%" table:formula="of:=ROUND([.I69];4)*100 &amp;&quot;\%&quot;" table:style-name="ce1">
            <text:p>53,78\%</text:p>
          </table:table-cell>
          <table:table-cell office:value-type="string" office:string-value="95,74\%" table:formula="of:=ROUND([.J69];4)*100 &amp;&quot;\%&quot;" table:style-name="ce1">
            <text:p>95,74\%</text:p>
          </table:table-cell>
          <table:table-cell office:value-type="string" office:string-value="95,1\%" table:formula="of:=ROUND([.K69];4)*100 &amp;&quot;\%&quot;" table:style-name="ce1">
            <text:p>95,1\%</text:p>
          </table:table-cell>
          <table:table-cell office:value-type="string" office:string-value="94,18\%" table:formula="of:=ROUND([.L69];4)*100 &amp;&quot;\%&quot;" table:style-name="ce1">
            <text:p>94,18\%</text:p>
          </table:table-cell>
          <table:table-cell office:value-type="string" office:string-value="18,25\%" table:formula="of:=ROUND([.M69];4)*100 &amp;&quot;\%&quot;" table:style-name="ce1">
            <text:p>18,25\%</text:p>
          </table:table-cell>
          <table:table-cell office:value-type="string" office:string-value="28,01\%" table:formula="of:=ROUND([.N69];4)*100 &amp;&quot;\%&quot;" table:style-name="ce1">
            <text:p>28,01\%</text:p>
          </table:table-cell>
          <table:table-cell office:value-type="string" office:string-value="27,69\%" table:formula="of:=ROUND([.O69];4)*100 &amp;&quot;\%&quot;" table:style-name="ce1">
            <text:p>27,69\%</text:p>
          </table:table-cell>
          <table:table-cell office:value-type="string" office:string-value="63,23\%" table:formula="of:=ROUND(AVERAGE([.B69:.O69]);4)*100&amp;&quot;\%&quot;" table:style-name="ce1">
            <text:p>63,23\%</text:p>
          </table:table-cell>
          <table:table-cell office:value-type="string" office:string-value="3,85\%" table:formula="of:=ROUND([.P69];4)*100 &amp;&quot;\%&quot;" table:style-name="ce1">
            <text:p>3,85\%</text:p>
          </table:table-cell>
          <table:table-cell office:value-type="string" office:string-value="\hline 96,01\% &amp; 95,77\% &amp; 19,55\% &amp; 92,21\% &amp; 97,74\% &amp; 43,7\% &amp; 27,55\% &amp; 53,78\% &amp; 95,74\% &amp; 95,1\% &amp; 94,18\% &amp; 18,25\% &amp; 28,01\% &amp; 27,69\% &amp; 63,23\% &amp; 3,85\% \\" table:formula="of:=&quot;\hline &quot;&amp;[.X69]&amp;&quot; &amp; &quot;&amp;[.Y69]&amp;&quot; &amp; &quot;&amp;[.Z69]&amp;&quot; &amp; &quot;&amp;[.AA69]&amp;&quot; &amp; &quot;&amp;[.AB69]&amp;&quot; &amp; &quot;&amp;[.AC69]&amp;&quot; &amp; &quot;&amp;[.AD69]&amp;&quot; &amp; &quot;&amp;[.AE69]&amp;&quot; &amp; &quot;&amp;[.AF69]&amp;&quot; &amp; &quot;&amp;[.AG69]&amp;&quot; &amp; &quot;&amp;[.AH69]&amp;&quot; &amp; &quot;&amp;[.AI69]&amp;&quot; &amp; &quot;&amp;[.AJ69]&amp;&quot; &amp; &quot;&amp;[.AK69]&amp;&quot; &amp; &quot;&amp;[.AL69]&amp;&quot; &amp; &quot;&amp;[.AM69]&amp;&quot; \\&quot;" table:style-name="ce1">
            <text:p>\hline 96,01\% &amp; 95,77\% &amp; 19,55\% &amp; 92,21\% &amp; 97,74\% &amp; 43,7\% &amp; 27,55\% &amp; 53,78\% &amp; 95,74\% &amp; 95,1\% &amp; 94,18\% &amp; 18,25\% &amp; 28,01\% &amp; 27,69\% &amp; 63,23\% &amp; 3,85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PigArtPressure</text:p>
          </table:table-cell>
          <table:table-cell office:value-type="float" office:value="0.96891025641025597" table:style-name="ce3">
            <text:p>0,968910256</text:p>
          </table:table-cell>
          <table:table-cell office:value-type="float" office:value="0.96682692307692297" table:style-name="ce4">
            <text:p>0,966826923</text:p>
          </table:table-cell>
          <table:table-cell office:value-type="float" office:value="0.90849358974358996" table:style-name="ce4">
            <text:p>0,90849359</text:p>
          </table:table-cell>
          <table:table-cell office:value-type="float" office:value="0.93333333333333302" table:style-name="ce4">
            <text:p>0,933333333</text:p>
          </table:table-cell>
          <table:table-cell office:value-type="float" office:value="0.94567307692307701" table:style-name="ce4">
            <text:p>0,945673077</text:p>
          </table:table-cell>
          <table:table-cell office:value-type="float" office:value="0.95368589743589705" table:style-name="ce4">
            <text:p>0,953685897</text:p>
          </table:table-cell>
          <table:table-cell office:value-type="float" office:value="0.71570512820512799" table:style-name="ce4">
            <text:p>0,715705128</text:p>
          </table:table-cell>
          <table:table-cell office:value-type="float" office:value="0.93782051282051304" table:style-name="ce4">
            <text:p>0,937820513</text:p>
          </table:table-cell>
          <table:table-cell office:value-type="float" office:value="0.97499999999999998" table:style-name="ce4">
            <text:p>0,975</text:p>
          </table:table-cell>
          <table:table-cell office:value-type="float" office:value="0.96217948717948698" table:style-name="ce4">
            <text:p>0,962179487</text:p>
          </table:table-cell>
          <table:table-cell office:value-type="float" office:value="0.96762820512820502" table:style-name="ce4">
            <text:p>0,967628205</text:p>
          </table:table-cell>
          <table:table-cell office:value-type="float" office:value="0.794551282051282" table:style-name="ce4">
            <text:p>0,794551282</text:p>
          </table:table-cell>
          <table:table-cell office:value-type="float" office:value="0.30721153846153798" table:style-name="ce4">
            <text:p>0,307211538</text:p>
          </table:table-cell>
          <table:table-cell office:value-type="float" office:value="0.82355769230769205" table:style-name="ce4">
            <text:p>0,823557692</text:p>
          </table:table-cell>
          <table:table-cell office:value-type="float" office:value="8.1730768084526007E-2" table:style-name="ce4">
            <text:p>0,081730768</text:p>
          </table:table-cell>
          <table:table-cell office:value-type="float" office:value="0.73395931515522017" table:formula="of:=IF([.P70]; 1-[.P70]/MIN([.B70:.O70]); &quot;&quot;)" table:style-name="ce1">
            <text:p>0,733959315</text:p>
          </table:table-cell>
          <table:table-cell office:value-type="float" office:value="0.91617357119535792" table:formula="of:=IF([.P70]; 1-[.P70]/MAX([.B70:.O70]); &quot;&quot;)" table:style-name="ce1">
            <text:p>0,916173571</text:p>
          </table:table-cell>
          <table:table-cell office:value-type="float" office:value="0.90590654041980712" table:formula="of:=IF([.P70]; 1-[.P70]/AVERAGE([.B70:.O70]); &quot;&quot;)" table:style-name="ce1">
            <text:p>0,90590654</text:p>
          </table:table-cell>
          <table:table-cell office:value-type="float" office:value="5" table:formula="of:=IF([.P70]&gt;MAX([.B70:.O70]); 1; IF([.P70]&gt;AVERAGE([.B70:.O70]); 2; IF([.P70]&gt;MIN([.B70:.O70]); 3; IF([.P70]&gt;MAX([.B70:.O70])*0.75; 4; 5))))" table:style-name="ce5">
            <text:p>5</text:p>
          </table:table-cell>
          <table:table-cell table:number-columns-repeated="3" table:style-name="ce1"/>
          <table:table-cell office:value-type="string" office:string-value="96,89\%" table:formula="of:=ROUND([.B70];4)*100 &amp;&quot;\%&quot;" table:style-name="ce1">
            <text:p>96,89\%</text:p>
          </table:table-cell>
          <table:table-cell office:value-type="string" office:string-value="96,68\%" table:formula="of:=ROUND([.C70];4)*100 &amp;&quot;\%&quot;" table:style-name="ce1">
            <text:p>96,68\%</text:p>
          </table:table-cell>
          <table:table-cell office:value-type="string" office:string-value="90,85\%" table:formula="of:=ROUND([.D70];4)*100 &amp;&quot;\%&quot;" table:style-name="ce1">
            <text:p>90,85\%</text:p>
          </table:table-cell>
          <table:table-cell office:value-type="string" office:string-value="93,33\%" table:formula="of:=ROUND([.E70];4)*100 &amp;&quot;\%&quot;" table:style-name="ce1">
            <text:p>93,33\%</text:p>
          </table:table-cell>
          <table:table-cell office:value-type="string" office:string-value="94,57\%" table:formula="of:=ROUND([.F70];4)*100 &amp;&quot;\%&quot;" table:style-name="ce1">
            <text:p>94,57\%</text:p>
          </table:table-cell>
          <table:table-cell office:value-type="string" office:string-value="95,37\%" table:formula="of:=ROUND([.G70];4)*100 &amp;&quot;\%&quot;" table:style-name="ce1">
            <text:p>95,37\%</text:p>
          </table:table-cell>
          <table:table-cell office:value-type="string" office:string-value="71,57\%" table:formula="of:=ROUND([.H70];4)*100 &amp;&quot;\%&quot;" table:style-name="ce1">
            <text:p>71,57\%</text:p>
          </table:table-cell>
          <table:table-cell office:value-type="string" office:string-value="93,78\%" table:formula="of:=ROUND([.I70];4)*100 &amp;&quot;\%&quot;" table:style-name="ce1">
            <text:p>93,78\%</text:p>
          </table:table-cell>
          <table:table-cell office:value-type="string" office:string-value="97,5\%" table:formula="of:=ROUND([.J70];4)*100 &amp;&quot;\%&quot;" table:style-name="ce1">
            <text:p>97,5\%</text:p>
          </table:table-cell>
          <table:table-cell office:value-type="string" office:string-value="96,22\%" table:formula="of:=ROUND([.K70];4)*100 &amp;&quot;\%&quot;" table:style-name="ce1">
            <text:p>96,22\%</text:p>
          </table:table-cell>
          <table:table-cell office:value-type="string" office:string-value="96,76\%" table:formula="of:=ROUND([.L70];4)*100 &amp;&quot;\%&quot;" table:style-name="ce1">
            <text:p>96,76\%</text:p>
          </table:table-cell>
          <table:table-cell office:value-type="string" office:string-value="79,46\%" table:formula="of:=ROUND([.M70];4)*100 &amp;&quot;\%&quot;" table:style-name="ce1">
            <text:p>79,46\%</text:p>
          </table:table-cell>
          <table:table-cell office:value-type="string" office:string-value="30,72\%" table:formula="of:=ROUND([.N70];4)*100 &amp;&quot;\%&quot;" table:style-name="ce1">
            <text:p>30,72\%</text:p>
          </table:table-cell>
          <table:table-cell office:value-type="string" office:string-value="82,36\%" table:formula="of:=ROUND([.O70];4)*100 &amp;&quot;\%&quot;" table:style-name="ce1">
            <text:p>82,36\%</text:p>
          </table:table-cell>
          <table:table-cell office:value-type="string" office:string-value="86,86\%" table:formula="of:=ROUND(AVERAGE([.B70:.O70]);4)*100&amp;&quot;\%&quot;" table:style-name="ce1">
            <text:p>86,86\%</text:p>
          </table:table-cell>
          <table:table-cell office:value-type="string" office:string-value="8,17\%" table:formula="of:=ROUND([.P70];4)*100 &amp;&quot;\%&quot;" table:style-name="ce1">
            <text:p>8,17\%</text:p>
          </table:table-cell>
          <table:table-cell office:value-type="string" office:string-value="\hline 96,89\% &amp; 96,68\% &amp; 90,85\% &amp; 93,33\% &amp; 94,57\% &amp; 95,37\% &amp; 71,57\% &amp; 93,78\% &amp; 97,5\% &amp; 96,22\% &amp; 96,76\% &amp; 79,46\% &amp; 30,72\% &amp; 82,36\% &amp; 86,86\% &amp; 8,17\% \\" table:formula="of:=&quot;\hline &quot;&amp;[.X70]&amp;&quot; &amp; &quot;&amp;[.Y70]&amp;&quot; &amp; &quot;&amp;[.Z70]&amp;&quot; &amp; &quot;&amp;[.AA70]&amp;&quot; &amp; &quot;&amp;[.AB70]&amp;&quot; &amp; &quot;&amp;[.AC70]&amp;&quot; &amp; &quot;&amp;[.AD70]&amp;&quot; &amp; &quot;&amp;[.AE70]&amp;&quot; &amp; &quot;&amp;[.AF70]&amp;&quot; &amp; &quot;&amp;[.AG70]&amp;&quot; &amp; &quot;&amp;[.AH70]&amp;&quot; &amp; &quot;&amp;[.AI70]&amp;&quot; &amp; &quot;&amp;[.AJ70]&amp;&quot; &amp; &quot;&amp;[.AK70]&amp;&quot; &amp; &quot;&amp;[.AL70]&amp;&quot; &amp; &quot;&amp;[.AM70]&amp;&quot; \\&quot;" table:style-name="ce1">
            <text:p>\hline 96,89\% &amp; 96,68\% &amp; 90,85\% &amp; 93,33\% &amp; 94,57\% &amp; 95,37\% &amp; 71,57\% &amp; 93,78\% &amp; 97,5\% &amp; 96,22\% &amp; 96,76\% &amp; 79,46\% &amp; 30,72\% &amp; 82,36\% &amp; 86,86\% &amp; 8,17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PigCVP</text:p>
          </table:table-cell>
          <table:table-cell office:value-type="float" office:value="0.96137820512820504" table:style-name="ce3">
            <text:p>0,961378205</text:p>
          </table:table-cell>
          <table:table-cell office:value-type="float" office:value="0.95304487179487196" table:style-name="ce4">
            <text:p>0,953044872</text:p>
          </table:table-cell>
          <table:table-cell office:value-type="float" office:value="0.88173076923076898" table:style-name="ce4">
            <text:p>0,881730769</text:p>
          </table:table-cell>
          <table:table-cell office:value-type="float" office:value="0.90528846153846099" table:style-name="ce4">
            <text:p>0,905288462</text:p>
          </table:table-cell>
          <table:table-cell office:value-type="float" office:value="0.89967948717948698" table:style-name="ce4">
            <text:p>0,899679487</text:p>
          </table:table-cell>
          <table:table-cell office:value-type="float" office:value="0.45400641025640998" table:style-name="ce4">
            <text:p>0,45400641</text:p>
          </table:table-cell>
          <table:table-cell office:value-type="float" office:value="0.50048076923076901" table:style-name="ce4">
            <text:p>0,500480769</text:p>
          </table:table-cell>
          <table:table-cell office:value-type="float" office:value="0.89791666666666703" table:style-name="ce4">
            <text:p>0,897916667</text:p>
          </table:table-cell>
          <table:table-cell office:value-type="float" office:value="0.95801282051282" table:style-name="ce4">
            <text:p>0,958012821</text:p>
          </table:table-cell>
          <table:table-cell office:value-type="float" office:value="0.952884615384615" table:style-name="ce4">
            <text:p>0,952884615</text:p>
          </table:table-cell>
          <table:table-cell office:value-type="float" office:value="0.95945512820512802" table:style-name="ce4">
            <text:p>0,959455128</text:p>
          </table:table-cell>
          <table:table-cell office:value-type="float" office:value="0.68253205128205097" table:style-name="ce4">
            <text:p>0,682532051</text:p>
          </table:table-cell>
          <table:table-cell office:value-type="float" office:value="0.17820512820512799" table:style-name="ce4">
            <text:p>0,178205128</text:p>
          </table:table-cell>
          <table:table-cell office:value-type="float" office:value="0.47612179487179501" table:style-name="ce4">
            <text:p>0,476121795</text:p>
          </table:table-cell>
          <table:table-cell office:value-type="float" office:value="9.6153847873210893E-2" table:style-name="ce4">
            <text:p>0,096153848</text:p>
          </table:table-cell>
          <table:table-cell office:value-type="float" office:value="0.46043164502802458" table:formula="of:=IF([.P71]; 1-[.P71]/MIN([.B71:.O71]); &quot;&quot;)" table:style-name="ce1">
            <text:p>0,460431645</text:p>
          </table:table-cell>
          <table:table-cell office:value-type="float" office:value="0.8999833287666551" table:formula="of:=IF([.P71]; 1-[.P71]/MAX([.B71:.O71]); &quot;&quot;)" table:style-name="ce1">
            <text:p>0,899983329</text:p>
          </table:table-cell>
          <table:table-cell office:value-type="float" office:value="0.87372788133121326" table:formula="of:=IF([.P71]; 1-[.P71]/AVERAGE([.B71:.O71]); &quot;&quot;)" table:style-name="ce1">
            <text:p>0,873727881</text:p>
          </table:table-cell>
          <table:table-cell office:value-type="float" office:value="5" table:formula="of:=IF([.P71]&gt;MAX([.B71:.O71]); 1; IF([.P71]&gt;AVERAGE([.B71:.O71]); 2; IF([.P71]&gt;MIN([.B71:.O71]); 3; IF([.P71]&gt;MAX([.B71:.O71])*0.75; 4; 5))))" table:style-name="ce5">
            <text:p>5</text:p>
          </table:table-cell>
          <table:table-cell table:number-columns-repeated="3" table:style-name="ce1"/>
          <table:table-cell office:value-type="string" office:string-value="96,14\%" table:formula="of:=ROUND([.B71];4)*100 &amp;&quot;\%&quot;" table:style-name="ce1">
            <text:p>96,14\%</text:p>
          </table:table-cell>
          <table:table-cell office:value-type="string" office:string-value="95,3\%" table:formula="of:=ROUND([.C71];4)*100 &amp;&quot;\%&quot;" table:style-name="ce1">
            <text:p>95,3\%</text:p>
          </table:table-cell>
          <table:table-cell office:value-type="string" office:string-value="88,17\%" table:formula="of:=ROUND([.D71];4)*100 &amp;&quot;\%&quot;" table:style-name="ce1">
            <text:p>88,17\%</text:p>
          </table:table-cell>
          <table:table-cell office:value-type="string" office:string-value="90,53\%" table:formula="of:=ROUND([.E71];4)*100 &amp;&quot;\%&quot;" table:style-name="ce1">
            <text:p>90,53\%</text:p>
          </table:table-cell>
          <table:table-cell office:value-type="string" office:string-value="89,97\%" table:formula="of:=ROUND([.F71];4)*100 &amp;&quot;\%&quot;" table:style-name="ce1">
            <text:p>89,97\%</text:p>
          </table:table-cell>
          <table:table-cell office:value-type="string" office:string-value="45,4\%" table:formula="of:=ROUND([.G71];4)*100 &amp;&quot;\%&quot;" table:style-name="ce1">
            <text:p>45,4\%</text:p>
          </table:table-cell>
          <table:table-cell office:value-type="string" office:string-value="50,05\%" table:formula="of:=ROUND([.H71];4)*100 &amp;&quot;\%&quot;" table:style-name="ce1">
            <text:p>50,05\%</text:p>
          </table:table-cell>
          <table:table-cell office:value-type="string" office:string-value="89,79\%" table:formula="of:=ROUND([.I71];4)*100 &amp;&quot;\%&quot;" table:style-name="ce1">
            <text:p>89,79\%</text:p>
          </table:table-cell>
          <table:table-cell office:value-type="string" office:string-value="95,8\%" table:formula="of:=ROUND([.J71];4)*100 &amp;&quot;\%&quot;" table:style-name="ce1">
            <text:p>95,8\%</text:p>
          </table:table-cell>
          <table:table-cell office:value-type="string" office:string-value="95,29\%" table:formula="of:=ROUND([.K71];4)*100 &amp;&quot;\%&quot;" table:style-name="ce1">
            <text:p>95,29\%</text:p>
          </table:table-cell>
          <table:table-cell office:value-type="string" office:string-value="95,95\%" table:formula="of:=ROUND([.L71];4)*100 &amp;&quot;\%&quot;" table:style-name="ce1">
            <text:p>95,95\%</text:p>
          </table:table-cell>
          <table:table-cell office:value-type="string" office:string-value="68,25\%" table:formula="of:=ROUND([.M71];4)*100 &amp;&quot;\%&quot;" table:style-name="ce1">
            <text:p>68,25\%</text:p>
          </table:table-cell>
          <table:table-cell office:value-type="string" office:string-value="17,82\%" table:formula="of:=ROUND([.N71];4)*100 &amp;&quot;\%&quot;" table:style-name="ce1">
            <text:p>17,82\%</text:p>
          </table:table-cell>
          <table:table-cell office:value-type="string" office:string-value="47,61\%" table:formula="of:=ROUND([.O71];4)*100 &amp;&quot;\%&quot;" table:style-name="ce1">
            <text:p>47,61\%</text:p>
          </table:table-cell>
          <table:table-cell office:value-type="string" office:string-value="76,15\%" table:formula="of:=ROUND(AVERAGE([.B71:.O71]);4)*100&amp;&quot;\%&quot;" table:style-name="ce1">
            <text:p>76,15\%</text:p>
          </table:table-cell>
          <table:table-cell office:value-type="string" office:string-value="9,62\%" table:formula="of:=ROUND([.P71];4)*100 &amp;&quot;\%&quot;" table:style-name="ce1">
            <text:p>9,62\%</text:p>
          </table:table-cell>
          <table:table-cell office:value-type="string" office:string-value="\hline 96,14\% &amp; 95,3\% &amp; 88,17\% &amp; 90,53\% &amp; 89,97\% &amp; 45,4\% &amp; 50,05\% &amp; 89,79\% &amp; 95,8\% &amp; 95,29\% &amp; 95,95\% &amp; 68,25\% &amp; 17,82\% &amp; 47,61\% &amp; 76,15\% &amp; 9,62\% \\" table:formula="of:=&quot;\hline &quot;&amp;[.X71]&amp;&quot; &amp; &quot;&amp;[.Y71]&amp;&quot; &amp; &quot;&amp;[.Z71]&amp;&quot; &amp; &quot;&amp;[.AA71]&amp;&quot; &amp; &quot;&amp;[.AB71]&amp;&quot; &amp; &quot;&amp;[.AC71]&amp;&quot; &amp; &quot;&amp;[.AD71]&amp;&quot; &amp; &quot;&amp;[.AE71]&amp;&quot; &amp; &quot;&amp;[.AF71]&amp;&quot; &amp; &quot;&amp;[.AG71]&amp;&quot; &amp; &quot;&amp;[.AH71]&amp;&quot; &amp; &quot;&amp;[.AI71]&amp;&quot; &amp; &quot;&amp;[.AJ71]&amp;&quot; &amp; &quot;&amp;[.AK71]&amp;&quot; &amp; &quot;&amp;[.AL71]&amp;&quot; &amp; &quot;&amp;[.AM71]&amp;&quot; \\&quot;" table:style-name="ce1">
            <text:p>\hline 96,14\% &amp; 95,3\% &amp; 88,17\% &amp; 90,53\% &amp; 89,97\% &amp; 45,4\% &amp; 50,05\% &amp; 89,79\% &amp; 95,8\% &amp; 95,29\% &amp; 95,95\% &amp; 68,25\% &amp; 17,82\% &amp; 47,61\% &amp; 76,15\% &amp; 9,62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Plan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.99682539682539695" table:style-name="ce4">
            <text:p>0,996825397</text:p>
          </table:table-cell>
          <table:table-cell office:value-type="float" office:value="0.99904761904761896" table:style-name="ce4">
            <text:p>0,99904761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.99492063492063498" table:style-name="ce4">
            <text:p>0,994920635</text:p>
          </table:table-cell>
          <table:table-cell office:value-type="float" office:value="0.99777777777777799" table:style-name="ce4">
            <text:p>0,997777778</text:p>
          </table:table-cell>
          <table:table-cell office:value-type="float" office:value="1" table:style-name="ce4">
            <text:p>1</text:p>
          </table:table-cell>
          <table:table-cell office:value-type="float" office:value="0.99809523809523804" table:style-name="ce4">
            <text:p>0,998095238</text:p>
          </table:table-cell>
          <table:table-cell office:value-type="float" office:value="0.99650793650793701" table:style-name="ce4">
            <text:p>0,996507937</text:p>
          </table:table-cell>
          <table:table-cell office:value-type="float" office:value="0.99587301587301602" table:style-name="ce4">
            <text:p>0,995873016</text:p>
          </table:table-cell>
          <table:table-cell office:value-type="float" office:value="0.98825396825396805" table:style-name="ce4">
            <text:p>0,988253968</text:p>
          </table:table-cell>
          <table:table-cell office:value-type="float" office:value="1" table:style-name="ce4">
            <text:p>1</text:p>
          </table:table-cell>
          <table:table-cell office:value-type="float" office:value="-1.1885640860906044E-2" table:formula="of:=IF([.P72]; 1-[.P72]/MIN([.B72:.O72]); &quot;&quot;)" table:style-name="ce1">
            <text:p>-0,011885641</text:p>
          </table:table-cell>
          <table:table-cell office:value-type="float" office:value="0" table:formula="of:=IF([.P72]; 1-[.P72]/MAX([.B72:.O72]); &quot;&quot;)" table:style-name="ce1">
            <text:p>0</text:p>
          </table:table-cell>
          <table:table-cell office:value-type="float" office:value="-2.3410687092300098E-3" table:formula="of:=IF([.P72]; 1-[.P72]/AVERAGE([.B72:.O72]); &quot;&quot;)" table:style-name="ce1">
            <text:p>-0,002341069</text:p>
          </table:table-cell>
          <table:table-cell office:value-type="float" office:value="2" table:formula="of:=IF([.P72]&gt;MAX([.B72:.O72]); 1; IF([.P72]&gt;AVERAGE([.B72:.O72]); 2; IF([.P72]&gt;MIN([.B72:.O72]); 3; IF([.P72]&gt;MAX([.B72:.O72])*0.75; 4; 5))))" table:style-name="ce5">
            <text:p>2</text:p>
          </table:table-cell>
          <table:table-cell table:style-name="ce1"/>
          <table:table-cell office:value-type="float" office:value="0.97142857313156095" table:style-name="ce1">
            <text:p>0,971428573</text:p>
          </table:table-cell>
          <table:table-cell table:style-name="ce1"/>
          <table:table-cell office:value-type="string" office:string-value="100\%" table:formula="of:=ROUND([.B72];4)*100 &amp;&quot;\%&quot;" table:style-name="ce1">
            <text:p>100\%</text:p>
          </table:table-cell>
          <table:table-cell office:value-type="string" office:string-value="100\%" table:formula="of:=ROUND([.C72];4)*100 &amp;&quot;\%&quot;" table:style-name="ce1">
            <text:p>100\%</text:p>
          </table:table-cell>
          <table:table-cell office:value-type="string" office:string-value="100\%" table:formula="of:=ROUND([.D72];4)*100 &amp;&quot;\%&quot;" table:style-name="ce1">
            <text:p>100\%</text:p>
          </table:table-cell>
          <table:table-cell office:value-type="string" office:string-value="99,68\%" table:formula="of:=ROUND([.E72];4)*100 &amp;&quot;\%&quot;" table:style-name="ce1">
            <text:p>99,68\%</text:p>
          </table:table-cell>
          <table:table-cell office:value-type="string" office:string-value="99,9\%" table:formula="of:=ROUND([.F72];4)*100 &amp;&quot;\%&quot;" table:style-name="ce1">
            <text:p>99,9\%</text:p>
          </table:table-cell>
          <table:table-cell office:value-type="string" office:string-value="100\%" table:formula="of:=ROUND([.G72];4)*100 &amp;&quot;\%&quot;" table:style-name="ce1">
            <text:p>100\%</text:p>
          </table:table-cell>
          <table:table-cell office:value-type="string" office:string-value="100\%" table:formula="of:=ROUND([.H72];4)*100 &amp;&quot;\%&quot;" table:style-name="ce1">
            <text:p>100\%</text:p>
          </table:table-cell>
          <table:table-cell office:value-type="string" office:string-value="99,49\%" table:formula="of:=ROUND([.I72];4)*100 &amp;&quot;\%&quot;" table:style-name="ce1">
            <text:p>99,49\%</text:p>
          </table:table-cell>
          <table:table-cell office:value-type="string" office:string-value="99,78\%" table:formula="of:=ROUND([.J72];4)*100 &amp;&quot;\%&quot;" table:style-name="ce1">
            <text:p>99,78\%</text:p>
          </table:table-cell>
          <table:table-cell office:value-type="string" office:string-value="100\%" table:formula="of:=ROUND([.K72];4)*100 &amp;&quot;\%&quot;" table:style-name="ce1">
            <text:p>100\%</text:p>
          </table:table-cell>
          <table:table-cell office:value-type="string" office:string-value="99,81\%" table:formula="of:=ROUND([.L72];4)*100 &amp;&quot;\%&quot;" table:style-name="ce1">
            <text:p>99,81\%</text:p>
          </table:table-cell>
          <table:table-cell office:value-type="string" office:string-value="99,65\%" table:formula="of:=ROUND([.M72];4)*100 &amp;&quot;\%&quot;" table:style-name="ce1">
            <text:p>99,65\%</text:p>
          </table:table-cell>
          <table:table-cell office:value-type="string" office:string-value="99,59\%" table:formula="of:=ROUND([.N72];4)*100 &amp;&quot;\%&quot;" table:style-name="ce1">
            <text:p>99,59\%</text:p>
          </table:table-cell>
          <table:table-cell office:value-type="string" office:string-value="98,83\%" table:formula="of:=ROUND([.O72];4)*100 &amp;&quot;\%&quot;" table:style-name="ce1">
            <text:p>98,83\%</text:p>
          </table:table-cell>
          <table:table-cell office:value-type="string" office:string-value="99,77\%" table:formula="of:=ROUND(AVERAGE([.B72:.O72]);4)*100&amp;&quot;\%&quot;" table:style-name="ce1">
            <text:p>99,77\%</text:p>
          </table:table-cell>
          <table:table-cell office:value-type="string" office:string-value="100\%" table:formula="of:=ROUND([.P72];4)*100 &amp;&quot;\%&quot;" table:style-name="ce1">
            <text:p>100\%</text:p>
          </table:table-cell>
          <table:table-cell office:value-type="string" office:string-value="\hline 100\% &amp; 100\% &amp; 100\% &amp; 99,68\% &amp; 99,9\% &amp; 100\% &amp; 100\% &amp; 99,49\% &amp; 99,78\% &amp; 100\% &amp; 99,81\% &amp; 99,65\% &amp; 99,59\% &amp; 98,83\% &amp; 99,77\% &amp; 100\% \\" table:formula="of:=&quot;\hline &quot;&amp;[.X72]&amp;&quot; &amp; &quot;&amp;[.Y72]&amp;&quot; &amp; &quot;&amp;[.Z72]&amp;&quot; &amp; &quot;&amp;[.AA72]&amp;&quot; &amp; &quot;&amp;[.AB72]&amp;&quot; &amp; &quot;&amp;[.AC72]&amp;&quot; &amp; &quot;&amp;[.AD72]&amp;&quot; &amp; &quot;&amp;[.AE72]&amp;&quot; &amp; &quot;&amp;[.AF72]&amp;&quot; &amp; &quot;&amp;[.AG72]&amp;&quot; &amp; &quot;&amp;[.AH72]&amp;&quot; &amp; &quot;&amp;[.AI72]&amp;&quot; &amp; &quot;&amp;[.AJ72]&amp;&quot; &amp; &quot;&amp;[.AK72]&amp;&quot; &amp; &quot;&amp;[.AL72]&amp;&quot; &amp; &quot;&amp;[.AM72]&amp;&quot; \\&quot;" table:style-name="ce1">
            <text:p>\hline 100\% &amp; 100\% &amp; 100\% &amp; 99,68\% &amp; 99,9\% &amp; 100\% &amp; 100\% &amp; 99,49\% &amp; 99,78\% &amp; 100\% &amp; 99,81\% &amp; 99,65\% &amp; 99,59\% &amp; 98,83\% &amp; 99,77\% &amp; 100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PowerCons</text:p>
          </table:table-cell>
          <table:table-cell office:value-type="float" office:value="0.97944444444444401" table:style-name="ce3">
            <text:p>0,979444444</text:p>
          </table:table-cell>
          <table:table-cell office:value-type="float" office:value="0.99240740740740696" table:style-name="ce4">
            <text:p>0,992407407</text:p>
          </table:table-cell>
          <table:table-cell office:value-type="float" office:value="0.95611111111111102" table:style-name="ce4">
            <text:p>0,956111111</text:p>
          </table:table-cell>
          <table:table-cell office:value-type="float" office:value="0.986296296296296" table:style-name="ce4">
            <text:p>0,986296296</text:p>
          </table:table-cell>
          <table:table-cell office:value-type="float" office:value="0.94055555555555503" table:style-name="ce4">
            <text:p>0,940555556</text:p>
          </table:table-cell>
          <table:table-cell office:value-type="float" office:value="0.88611111111111096" table:style-name="ce4">
            <text:p>0,886111111</text:p>
          </table:table-cell>
          <table:table-cell office:value-type="float" office:value="0.98740740740740696" table:style-name="ce4">
            <text:p>0,987407407</text:p>
          </table:table-cell>
          <table:table-cell office:value-type="float" office:value="0.91944444444444395" table:style-name="ce4">
            <text:p>0,919444444</text:p>
          </table:table-cell>
          <table:table-cell office:value-type="float" office:value="0.89703703703703697" table:style-name="ce4">
            <text:p>0,897037037</text:p>
          </table:table-cell>
          <table:table-cell office:value-type="float" office:value="0.89759259259259305" table:style-name="ce4">
            <text:p>0,897592593</text:p>
          </table:table-cell>
          <table:table-cell office:value-type="float" office:value="0.89" table:style-name="ce4">
            <text:p>0,89</text:p>
          </table:table-cell>
          <table:table-cell office:value-type="float" office:value="0.95796296296296302" table:style-name="ce4">
            <text:p>0,957962963</text:p>
          </table:table-cell>
          <table:table-cell office:value-type="float" office:value="0.993148148148148" table:style-name="ce4">
            <text:p>0,993148148</text:p>
          </table:table-cell>
          <table:table-cell office:value-type="float" office:value="0.88629629629629603" table:style-name="ce4">
            <text:p>0,886296296</text:p>
          </table:table-cell>
          <table:table-cell office:value-type="float" office:value="0.96666663885116499" table:style-name="ce4">
            <text:p>0,966666639</text:p>
          </table:table-cell>
          <table:table-cell office:value-type="float" office:value="-9.0909059518556212E-2" table:formula="of:=IF([.P73]; 1-[.P73]/MIN([.B73:.O73]); &quot;&quot;)" table:style-name="ce1">
            <text:p>-0,09090906</text:p>
          </table:table-cell>
          <table:table-cell office:value-type="float" office:value="2.6664208503395126E-2" table:formula="of:=IF([.P73]; 1-[.P73]/MAX([.B73:.O73]); &quot;&quot;)" table:style-name="ce1">
            <text:p>0,026664209</text:p>
          </table:table-cell>
          <table:table-cell office:value-type="float" office:value="-2.7602372107204953E-2" table:formula="of:=IF([.P73]; 1-[.P73]/AVERAGE([.B73:.O73]); &quot;&quot;)" table:style-name="ce1">
            <text:p>-0,027602372</text:p>
          </table:table-cell>
          <table:table-cell office:value-type="float" office:value="2" table:formula="of:=IF([.P73]&gt;MAX([.B73:.O73]); 1; IF([.P73]&gt;AVERAGE([.B73:.O73]); 2; IF([.P73]&gt;MIN([.B73:.O73]); 3; IF([.P73]&gt;MAX([.B73:.O73])*0.75; 4; 5))))" table:style-name="ce5">
            <text:p>2</text:p>
          </table:table-cell>
          <table:table-cell table:style-name="ce1"/>
          <table:table-cell office:value-type="float" office:value="0.95555555820465099" table:style-name="ce1">
            <text:p>0,955555558</text:p>
          </table:table-cell>
          <table:table-cell table:style-name="ce1"/>
          <table:table-cell office:value-type="string" office:string-value="97,94\%" table:formula="of:=ROUND([.B73];4)*100 &amp;&quot;\%&quot;" table:style-name="ce1">
            <text:p>97,94\%</text:p>
          </table:table-cell>
          <table:table-cell office:value-type="string" office:string-value="99,24\%" table:formula="of:=ROUND([.C73];4)*100 &amp;&quot;\%&quot;" table:style-name="ce1">
            <text:p>99,24\%</text:p>
          </table:table-cell>
          <table:table-cell office:value-type="string" office:string-value="95,61\%" table:formula="of:=ROUND([.D73];4)*100 &amp;&quot;\%&quot;" table:style-name="ce1">
            <text:p>95,61\%</text:p>
          </table:table-cell>
          <table:table-cell office:value-type="string" office:string-value="98,63\%" table:formula="of:=ROUND([.E73];4)*100 &amp;&quot;\%&quot;" table:style-name="ce1">
            <text:p>98,63\%</text:p>
          </table:table-cell>
          <table:table-cell office:value-type="string" office:string-value="94,06\%" table:formula="of:=ROUND([.F73];4)*100 &amp;&quot;\%&quot;" table:style-name="ce1">
            <text:p>94,06\%</text:p>
          </table:table-cell>
          <table:table-cell office:value-type="string" office:string-value="88,61\%" table:formula="of:=ROUND([.G73];4)*100 &amp;&quot;\%&quot;" table:style-name="ce1">
            <text:p>88,61\%</text:p>
          </table:table-cell>
          <table:table-cell office:value-type="string" office:string-value="98,74\%" table:formula="of:=ROUND([.H73];4)*100 &amp;&quot;\%&quot;" table:style-name="ce1">
            <text:p>98,74\%</text:p>
          </table:table-cell>
          <table:table-cell office:value-type="string" office:string-value="91,94\%" table:formula="of:=ROUND([.I73];4)*100 &amp;&quot;\%&quot;" table:style-name="ce1">
            <text:p>91,94\%</text:p>
          </table:table-cell>
          <table:table-cell office:value-type="string" office:string-value="89,7\%" table:formula="of:=ROUND([.J73];4)*100 &amp;&quot;\%&quot;" table:style-name="ce1">
            <text:p>89,7\%</text:p>
          </table:table-cell>
          <table:table-cell office:value-type="string" office:string-value="89,76\%" table:formula="of:=ROUND([.K73];4)*100 &amp;&quot;\%&quot;" table:style-name="ce1">
            <text:p>89,76\%</text:p>
          </table:table-cell>
          <table:table-cell office:value-type="string" office:string-value="89\%" table:formula="of:=ROUND([.L73];4)*100 &amp;&quot;\%&quot;" table:style-name="ce1">
            <text:p>89\%</text:p>
          </table:table-cell>
          <table:table-cell office:value-type="string" office:string-value="95,8\%" table:formula="of:=ROUND([.M73];4)*100 &amp;&quot;\%&quot;" table:style-name="ce1">
            <text:p>95,8\%</text:p>
          </table:table-cell>
          <table:table-cell office:value-type="string" office:string-value="99,31\%" table:formula="of:=ROUND([.N73];4)*100 &amp;&quot;\%&quot;" table:style-name="ce1">
            <text:p>99,31\%</text:p>
          </table:table-cell>
          <table:table-cell office:value-type="string" office:string-value="88,63\%" table:formula="of:=ROUND([.O73];4)*100 &amp;&quot;\%&quot;" table:style-name="ce1">
            <text:p>88,63\%</text:p>
          </table:table-cell>
          <table:table-cell office:value-type="string" office:string-value="94,07\%" table:formula="of:=ROUND(AVERAGE([.B73:.O73]);4)*100&amp;&quot;\%&quot;" table:style-name="ce1">
            <text:p>94,07\%</text:p>
          </table:table-cell>
          <table:table-cell office:value-type="string" office:string-value="96,67\%" table:formula="of:=ROUND([.P73];4)*100 &amp;&quot;\%&quot;" table:style-name="ce1">
            <text:p>96,67\%</text:p>
          </table:table-cell>
          <table:table-cell office:value-type="string" office:string-value="\hline 97,94\% &amp; 99,24\% &amp; 95,61\% &amp; 98,63\% &amp; 94,06\% &amp; 88,61\% &amp; 98,74\% &amp; 91,94\% &amp; 89,7\% &amp; 89,76\% &amp; 89\% &amp; 95,8\% &amp; 99,31\% &amp; 88,63\% &amp; 94,07\% &amp; 96,67\% \\" table:formula="of:=&quot;\hline &quot;&amp;[.X73]&amp;&quot; &amp; &quot;&amp;[.Y73]&amp;&quot; &amp; &quot;&amp;[.Z73]&amp;&quot; &amp; &quot;&amp;[.AA73]&amp;&quot; &amp; &quot;&amp;[.AB73]&amp;&quot; &amp; &quot;&amp;[.AC73]&amp;&quot; &amp; &quot;&amp;[.AD73]&amp;&quot; &amp; &quot;&amp;[.AE73]&amp;&quot; &amp; &quot;&amp;[.AF73]&amp;&quot; &amp; &quot;&amp;[.AG73]&amp;&quot; &amp; &quot;&amp;[.AH73]&amp;&quot; &amp; &quot;&amp;[.AI73]&amp;&quot; &amp; &quot;&amp;[.AJ73]&amp;&quot; &amp; &quot;&amp;[.AK73]&amp;&quot; &amp; &quot;&amp;[.AL73]&amp;&quot; &amp; &quot;&amp;[.AM73]&amp;&quot; \\&quot;" table:style-name="ce1">
            <text:p>\hline 97,94\% &amp; 99,24\% &amp; 95,61\% &amp; 98,63\% &amp; 94,06\% &amp; 88,61\% &amp; 98,74\% &amp; 91,94\% &amp; 89,7\% &amp; 89,76\% &amp; 89\% &amp; 95,8\% &amp; 99,31\% &amp; 88,63\% &amp; 94,07\% &amp; 96,67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ProximalPhalanxOutlineAgeGroup</text:p>
          </table:table-cell>
          <table:table-cell office:value-type="float" office:value="0.84634146341463401" table:style-name="ce3">
            <text:p>0,846341463</text:p>
          </table:table-cell>
          <table:table-cell office:value-type="float" office:value="0.85593495934959396" table:style-name="ce4">
            <text:p>0,855934959</text:p>
          </table:table-cell>
          <table:table-cell office:value-type="float" office:value="0.85235772357723605" table:style-name="ce4">
            <text:p>0,852357724</text:p>
          </table:table-cell>
          <table:table-cell office:value-type="float" office:value="0.82211382113821196" table:style-name="ce4">
            <text:p>0,822113821</text:p>
          </table:table-cell>
          <table:table-cell office:value-type="float" office:value="0.845528455284553" table:style-name="ce4">
            <text:p>0,845528455</text:p>
          </table:table-cell>
          <table:table-cell office:value-type="float" office:value="0.81739837398374005" table:style-name="ce4">
            <text:p>0,817398374</text:p>
          </table:table-cell>
          <table:table-cell office:value-type="float" office:value="0.84016260162601597" table:style-name="ce4">
            <text:p>0,840162602</text:p>
          </table:table-cell>
          <table:table-cell office:value-type="float" office:value="0.844878048780488" table:style-name="ce4">
            <text:p>0,844878049</text:p>
          </table:table-cell>
          <table:table-cell office:value-type="float" office:value="0.83252032520325203" table:style-name="ce4">
            <text:p>0,832520325</text:p>
          </table:table-cell>
          <table:table-cell office:value-type="float" office:value="0.84975609756097603" table:style-name="ce4">
            <text:p>0,849756098</text:p>
          </table:table-cell>
          <table:table-cell office:value-type="float" office:value="0.82845528455284601" table:style-name="ce4">
            <text:p>0,828455285</text:p>
          </table:table-cell>
          <table:table-cell office:value-type="float" office:value="0.85723577235772397" table:style-name="ce4">
            <text:p>0,857235772</text:p>
          </table:table-cell>
          <table:table-cell office:value-type="float" office:value="0.845040650406504" table:style-name="ce4">
            <text:p>0,84504065</text:p>
          </table:table-cell>
          <table:table-cell office:value-type="float" office:value="0.85837398373983698" table:style-name="ce4">
            <text:p>0,858373984</text:p>
          </table:table-cell>
          <table:table-cell office:value-type="float" office:value="0.84878051280975297" table:style-name="ce4">
            <text:p>0,848780513</text:p>
          </table:table-cell>
          <table:table-cell office:value-type="float" office:value="-3.8392710121340601E-2" table:formula="of:=IF([.P74]; 1-[.P74]/MIN([.B74:.O74]); &quot;&quot;)" table:style-name="ce1">
            <text:p>-0,03839271</text:p>
          </table:table-cell>
          <table:table-cell office:value-type="float" office:value="1.1176330028417669E-2" table:formula="of:=IF([.P74]; 1-[.P74]/MAX([.B74:.O74]); &quot;&quot;)" table:style-name="ce1">
            <text:p>0,01117633</text:p>
          </table:table-cell>
          <table:table-cell office:value-type="float" office:value="-7.36087658754081E-3" table:formula="of:=IF([.P74]; 1-[.P74]/AVERAGE([.B74:.O74]); &quot;&quot;)" table:style-name="ce1">
            <text:p>-0,007360877</text:p>
          </table:table-cell>
          <table:table-cell office:value-type="float" office:value="2" table:formula="of:=IF([.P74]&gt;MAX([.B74:.O74]); 1; IF([.P74]&gt;AVERAGE([.B74:.O74]); 2; IF([.P74]&gt;MIN([.B74:.O74]); 3; IF([.P74]&gt;MAX([.B74:.O74])*0.75; 4; 5))))" table:style-name="ce5">
            <text:p>2</text:p>
          </table:table-cell>
          <table:table-cell table:style-name="ce1"/>
          <table:table-cell office:value-type="float" office:value="0.84878051280975297" table:style-name="ce1">
            <text:p>0,848780513</text:p>
          </table:table-cell>
          <table:table-cell table:style-name="ce1"/>
          <table:table-cell office:value-type="string" office:string-value="84,63\%" table:formula="of:=ROUND([.B74];4)*100 &amp;&quot;\%&quot;" table:style-name="ce1">
            <text:p>84,63\%</text:p>
          </table:table-cell>
          <table:table-cell office:value-type="string" office:string-value="85,59\%" table:formula="of:=ROUND([.C74];4)*100 &amp;&quot;\%&quot;" table:style-name="ce1">
            <text:p>85,59\%</text:p>
          </table:table-cell>
          <table:table-cell office:value-type="string" office:string-value="85,24\%" table:formula="of:=ROUND([.D74];4)*100 &amp;&quot;\%&quot;" table:style-name="ce1">
            <text:p>85,24\%</text:p>
          </table:table-cell>
          <table:table-cell office:value-type="string" office:string-value="82,21\%" table:formula="of:=ROUND([.E74];4)*100 &amp;&quot;\%&quot;" table:style-name="ce1">
            <text:p>82,21\%</text:p>
          </table:table-cell>
          <table:table-cell office:value-type="string" office:string-value="84,55\%" table:formula="of:=ROUND([.F74];4)*100 &amp;&quot;\%&quot;" table:style-name="ce1">
            <text:p>84,55\%</text:p>
          </table:table-cell>
          <table:table-cell office:value-type="string" office:string-value="81,74\%" table:formula="of:=ROUND([.G74];4)*100 &amp;&quot;\%&quot;" table:style-name="ce1">
            <text:p>81,74\%</text:p>
          </table:table-cell>
          <table:table-cell office:value-type="string" office:string-value="84,02\%" table:formula="of:=ROUND([.H74];4)*100 &amp;&quot;\%&quot;" table:style-name="ce1">
            <text:p>84,02\%</text:p>
          </table:table-cell>
          <table:table-cell office:value-type="string" office:string-value="84,49\%" table:formula="of:=ROUND([.I74];4)*100 &amp;&quot;\%&quot;" table:style-name="ce1">
            <text:p>84,49\%</text:p>
          </table:table-cell>
          <table:table-cell office:value-type="string" office:string-value="83,25\%" table:formula="of:=ROUND([.J74];4)*100 &amp;&quot;\%&quot;" table:style-name="ce1">
            <text:p>83,25\%</text:p>
          </table:table-cell>
          <table:table-cell office:value-type="string" office:string-value="84,98\%" table:formula="of:=ROUND([.K74];4)*100 &amp;&quot;\%&quot;" table:style-name="ce1">
            <text:p>84,98\%</text:p>
          </table:table-cell>
          <table:table-cell office:value-type="string" office:string-value="82,85\%" table:formula="of:=ROUND([.L74];4)*100 &amp;&quot;\%&quot;" table:style-name="ce1">
            <text:p>82,85\%</text:p>
          </table:table-cell>
          <table:table-cell office:value-type="string" office:string-value="85,72\%" table:formula="of:=ROUND([.M74];4)*100 &amp;&quot;\%&quot;" table:style-name="ce1">
            <text:p>85,72\%</text:p>
          </table:table-cell>
          <table:table-cell office:value-type="string" office:string-value="84,5\%" table:formula="of:=ROUND([.N74];4)*100 &amp;&quot;\%&quot;" table:style-name="ce1">
            <text:p>84,5\%</text:p>
          </table:table-cell>
          <table:table-cell office:value-type="string" office:string-value="85,84\%" table:formula="of:=ROUND([.O74];4)*100 &amp;&quot;\%&quot;" table:style-name="ce1">
            <text:p>85,84\%</text:p>
          </table:table-cell>
          <table:table-cell office:value-type="string" office:string-value="84,26\%" table:formula="of:=ROUND(AVERAGE([.B74:.O74]);4)*100&amp;&quot;\%&quot;" table:style-name="ce1">
            <text:p>84,26\%</text:p>
          </table:table-cell>
          <table:table-cell office:value-type="string" office:string-value="84,88\%" table:formula="of:=ROUND([.P74];4)*100 &amp;&quot;\%&quot;" table:style-name="ce1">
            <text:p>84,88\%</text:p>
          </table:table-cell>
          <table:table-cell office:value-type="string" office:string-value="\hline 84,63\% &amp; 85,59\% &amp; 85,24\% &amp; 82,21\% &amp; 84,55\% &amp; 81,74\% &amp; 84,02\% &amp; 84,49\% &amp; 83,25\% &amp; 84,98\% &amp; 82,85\% &amp; 85,72\% &amp; 84,5\% &amp; 85,84\% &amp; 84,26\% &amp; 84,88\% \\" table:formula="of:=&quot;\hline &quot;&amp;[.X74]&amp;&quot; &amp; &quot;&amp;[.Y74]&amp;&quot; &amp; &quot;&amp;[.Z74]&amp;&quot; &amp; &quot;&amp;[.AA74]&amp;&quot; &amp; &quot;&amp;[.AB74]&amp;&quot; &amp; &quot;&amp;[.AC74]&amp;&quot; &amp; &quot;&amp;[.AD74]&amp;&quot; &amp; &quot;&amp;[.AE74]&amp;&quot; &amp; &quot;&amp;[.AF74]&amp;&quot; &amp; &quot;&amp;[.AG74]&amp;&quot; &amp; &quot;&amp;[.AH74]&amp;&quot; &amp; &quot;&amp;[.AI74]&amp;&quot; &amp; &quot;&amp;[.AJ74]&amp;&quot; &amp; &quot;&amp;[.AK74]&amp;&quot; &amp; &quot;&amp;[.AL74]&amp;&quot; &amp; &quot;&amp;[.AM74]&amp;&quot; \\&quot;" table:style-name="ce1">
            <text:p>\hline 84,63\% &amp; 85,59\% &amp; 85,24\% &amp; 82,21\% &amp; 84,55\% &amp; 81,74\% &amp; 84,02\% &amp; 84,49\% &amp; 83,25\% &amp; 84,98\% &amp; 82,85\% &amp; 85,72\% &amp; 84,5\% &amp; 85,84\% &amp; 84,26\% &amp; 84,88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ProximalPhalanxOutlineCorrect</text:p>
          </table:table-cell>
          <table:table-cell office:value-type="float" office:value="0.87548682703321901" table:style-name="ce3">
            <text:p>0,875486827</text:p>
          </table:table-cell>
          <table:table-cell office:value-type="float" office:value="0.88522336769759502" table:style-name="ce4">
            <text:p>0,885223368</text:p>
          </table:table-cell>
          <table:table-cell office:value-type="float" office:value="0.89931271477663299" table:style-name="ce4">
            <text:p>0,899312715</text:p>
          </table:table-cell>
          <table:table-cell office:value-type="float" office:value="0.90630011454753701" table:style-name="ce4">
            <text:p>0,906300115</text:p>
          </table:table-cell>
          <table:table-cell office:value-type="float" office:value="0.89530355097365399" table:style-name="ce4">
            <text:p>0,895303551</text:p>
          </table:table-cell>
          <table:table-cell office:value-type="float" office:value="0.90561282932416998" table:style-name="ce4">
            <text:p>0,905612829</text:p>
          </table:table-cell>
          <table:table-cell office:value-type="float" office:value="0.86586483390607105" table:style-name="ce4">
            <text:p>0,865864834</text:p>
          </table:table-cell>
          <table:table-cell office:value-type="float" office:value="0.87628865979381498" table:style-name="ce4">
            <text:p>0,87628866</text:p>
          </table:table-cell>
          <table:table-cell office:value-type="float" office:value="0.86620847651775501" table:style-name="ce4">
            <text:p>0,866208477</text:p>
          </table:table-cell>
          <table:table-cell office:value-type="float" office:value="0.86460481099656405" table:style-name="ce4">
            <text:p>0,864604811</text:p>
          </table:table-cell>
          <table:table-cell office:value-type="float" office:value="0.86552119129438798" table:style-name="ce4">
            <text:p>0,865521191</text:p>
          </table:table-cell>
          <table:table-cell office:value-type="float" office:value="0.87365406643757204" table:style-name="ce4">
            <text:p>0,873654066</text:p>
          </table:table-cell>
          <table:table-cell office:value-type="float" office:value="0.84891179839633502" table:style-name="ce4">
            <text:p>0,848911798</text:p>
          </table:table-cell>
          <table:table-cell office:value-type="float" office:value="0.833676975945017" table:style-name="ce4">
            <text:p>0,833676976</text:p>
          </table:table-cell>
          <table:table-cell office:value-type="float" office:value="0.87972509860992398" table:style-name="ce4">
            <text:p>0,879725099</text:p>
          </table:table-cell>
          <table:table-cell office:value-type="float" office:value="-5.5234969890717078E-2" table:formula="of:=IF([.P75]; 1-[.P75]/MIN([.B75:.O75]); &quot;&quot;)" table:style-name="ce1">
            <text:p>-0,05523497</text:p>
          </table:table-cell>
          <table:table-cell office:value-type="float" office:value="2.9322534016097301E-2" table:formula="of:=IF([.P75]; 1-[.P75]/MAX([.B75:.O75]); &quot;&quot;)" table:style-name="ce1">
            <text:p>0,029322534</text:p>
          </table:table-cell>
          <table:table-cell office:value-type="float" office:value="-4.4186343578507259E-3" table:formula="of:=IF([.P75]; 1-[.P75]/AVERAGE([.B75:.O75]); &quot;&quot;)" table:style-name="ce1">
            <text:p>-0,004418634</text:p>
          </table:table-cell>
          <table:table-cell office:value-type="float" office:value="2" table:formula="of:=IF([.P75]&gt;MAX([.B75:.O75]); 1; IF([.P75]&gt;AVERAGE([.B75:.O75]); 2; IF([.P75]&gt;MIN([.B75:.O75]); 3; IF([.P75]&gt;MAX([.B75:.O75])*0.75; 4; 5))))" table:style-name="ce5">
            <text:p>2</text:p>
          </table:table-cell>
          <table:table-cell table:style-name="ce1"/>
          <table:table-cell office:value-type="float" office:value="0.86597937345504805" table:style-name="ce1">
            <text:p>0,865979373</text:p>
          </table:table-cell>
          <table:table-cell table:style-name="ce1"/>
          <table:table-cell office:value-type="string" office:string-value="87,55\%" table:formula="of:=ROUND([.B75];4)*100 &amp;&quot;\%&quot;" table:style-name="ce1">
            <text:p>87,55\%</text:p>
          </table:table-cell>
          <table:table-cell office:value-type="string" office:string-value="88,52\%" table:formula="of:=ROUND([.C75];4)*100 &amp;&quot;\%&quot;" table:style-name="ce1">
            <text:p>88,52\%</text:p>
          </table:table-cell>
          <table:table-cell office:value-type="string" office:string-value="89,93\%" table:formula="of:=ROUND([.D75];4)*100 &amp;&quot;\%&quot;" table:style-name="ce1">
            <text:p>89,93\%</text:p>
          </table:table-cell>
          <table:table-cell office:value-type="string" office:string-value="90,63\%" table:formula="of:=ROUND([.E75];4)*100 &amp;&quot;\%&quot;" table:style-name="ce1">
            <text:p>90,63\%</text:p>
          </table:table-cell>
          <table:table-cell office:value-type="string" office:string-value="89,53\%" table:formula="of:=ROUND([.F75];4)*100 &amp;&quot;\%&quot;" table:style-name="ce1">
            <text:p>89,53\%</text:p>
          </table:table-cell>
          <table:table-cell office:value-type="string" office:string-value="90,56\%" table:formula="of:=ROUND([.G75];4)*100 &amp;&quot;\%&quot;" table:style-name="ce1">
            <text:p>90,56\%</text:p>
          </table:table-cell>
          <table:table-cell office:value-type="string" office:string-value="86,59\%" table:formula="of:=ROUND([.H75];4)*100 &amp;&quot;\%&quot;" table:style-name="ce1">
            <text:p>86,59\%</text:p>
          </table:table-cell>
          <table:table-cell office:value-type="string" office:string-value="87,63\%" table:formula="of:=ROUND([.I75];4)*100 &amp;&quot;\%&quot;" table:style-name="ce1">
            <text:p>87,63\%</text:p>
          </table:table-cell>
          <table:table-cell office:value-type="string" office:string-value="86,62\%" table:formula="of:=ROUND([.J75];4)*100 &amp;&quot;\%&quot;" table:style-name="ce1">
            <text:p>86,62\%</text:p>
          </table:table-cell>
          <table:table-cell office:value-type="string" office:string-value="86,46\%" table:formula="of:=ROUND([.K75];4)*100 &amp;&quot;\%&quot;" table:style-name="ce1">
            <text:p>86,46\%</text:p>
          </table:table-cell>
          <table:table-cell office:value-type="string" office:string-value="86,55\%" table:formula="of:=ROUND([.L75];4)*100 &amp;&quot;\%&quot;" table:style-name="ce1">
            <text:p>86,55\%</text:p>
          </table:table-cell>
          <table:table-cell office:value-type="string" office:string-value="87,37\%" table:formula="of:=ROUND([.M75];4)*100 &amp;&quot;\%&quot;" table:style-name="ce1">
            <text:p>87,37\%</text:p>
          </table:table-cell>
          <table:table-cell office:value-type="string" office:string-value="84,89\%" table:formula="of:=ROUND([.N75];4)*100 &amp;&quot;\%&quot;" table:style-name="ce1">
            <text:p>84,89\%</text:p>
          </table:table-cell>
          <table:table-cell office:value-type="string" office:string-value="83,37\%" table:formula="of:=ROUND([.O75];4)*100 &amp;&quot;\%&quot;" table:style-name="ce1">
            <text:p>83,37\%</text:p>
          </table:table-cell>
          <table:table-cell office:value-type="string" office:string-value="87,59\%" table:formula="of:=ROUND(AVERAGE([.B75:.O75]);4)*100&amp;&quot;\%&quot;" table:style-name="ce1">
            <text:p>87,59\%</text:p>
          </table:table-cell>
          <table:table-cell office:value-type="string" office:string-value="87,97\%" table:formula="of:=ROUND([.P75];4)*100 &amp;&quot;\%&quot;" table:style-name="ce1">
            <text:p>87,97\%</text:p>
          </table:table-cell>
          <table:table-cell office:value-type="string" office:string-value="\hline 87,55\% &amp; 88,52\% &amp; 89,93\% &amp; 90,63\% &amp; 89,53\% &amp; 90,56\% &amp; 86,59\% &amp; 87,63\% &amp; 86,62\% &amp; 86,46\% &amp; 86,55\% &amp; 87,37\% &amp; 84,89\% &amp; 83,37\% &amp; 87,59\% &amp; 87,97\% \\" table:formula="of:=&quot;\hline &quot;&amp;[.X75]&amp;&quot; &amp; &quot;&amp;[.Y75]&amp;&quot; &amp; &quot;&amp;[.Z75]&amp;&quot; &amp; &quot;&amp;[.AA75]&amp;&quot; &amp; &quot;&amp;[.AB75]&amp;&quot; &amp; &quot;&amp;[.AC75]&amp;&quot; &amp; &quot;&amp;[.AD75]&amp;&quot; &amp; &quot;&amp;[.AE75]&amp;&quot; &amp; &quot;&amp;[.AF75]&amp;&quot; &amp; &quot;&amp;[.AG75]&amp;&quot; &amp; &quot;&amp;[.AH75]&amp;&quot; &amp; &quot;&amp;[.AI75]&amp;&quot; &amp; &quot;&amp;[.AJ75]&amp;&quot; &amp; &quot;&amp;[.AK75]&amp;&quot; &amp; &quot;&amp;[.AL75]&amp;&quot; &amp; &quot;&amp;[.AM75]&amp;&quot; \\&quot;" table:style-name="ce1">
            <text:p>\hline 87,55\% &amp; 88,52\% &amp; 89,93\% &amp; 90,63\% &amp; 89,53\% &amp; 90,56\% &amp; 86,59\% &amp; 87,63\% &amp; 86,62\% &amp; 86,46\% &amp; 86,55\% &amp; 87,37\% &amp; 84,89\% &amp; 83,37\% &amp; 87,59\% &amp; 87,97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ProximalPhalanxTW</text:p>
          </table:table-cell>
          <table:table-cell office:value-type="float" office:value="0.811056910569106" table:style-name="ce3">
            <text:p>0,811056911</text:p>
          </table:table-cell>
          <table:table-cell office:value-type="float" office:value="0.81609756097561004" table:style-name="ce4">
            <text:p>0,816097561</text:p>
          </table:table-cell>
          <table:table-cell office:value-type="float" office:value="0.80357723577235796" table:style-name="ce4">
            <text:p>0,803577236</text:p>
          </table:table-cell>
          <table:table-cell office:value-type="float" office:value="0.78162601626016304" table:style-name="ce4">
            <text:p>0,781626016</text:p>
          </table:table-cell>
          <table:table-cell office:value-type="float" office:value="0.80764227642276398" table:style-name="ce4">
            <text:p>0,807642276</text:p>
          </table:table-cell>
          <table:table-cell office:value-type="float" office:value="0.78943089430894298" table:style-name="ce4">
            <text:p>0,789430894</text:p>
          </table:table-cell>
          <table:table-cell office:value-type="float" office:value="0.79073170731707298" table:style-name="ce4">
            <text:p>0,790731707</text:p>
          </table:table-cell>
          <table:table-cell office:value-type="float" office:value="0.80146341463414705" table:style-name="ce4">
            <text:p>0,801463415</text:p>
          </table:table-cell>
          <table:table-cell office:value-type="float" office:value="0.77463414634146399" table:style-name="ce4">
            <text:p>0,774634146</text:p>
          </table:table-cell>
          <table:table-cell office:value-type="float" office:value="0.79463414634146401" table:style-name="ce4">
            <text:p>0,794634146</text:p>
          </table:table-cell>
          <table:table-cell office:value-type="float" office:value="0.76861788617886195" table:style-name="ce4">
            <text:p>0,768617886</text:p>
          </table:table-cell>
          <table:table-cell office:value-type="float" office:value="0.81317073170731702" table:style-name="ce4">
            <text:p>0,813170732</text:p>
          </table:table-cell>
          <table:table-cell office:value-type="float" office:value="0.80162601626016305" table:style-name="ce4">
            <text:p>0,801626016</text:p>
          </table:table-cell>
          <table:table-cell office:value-type="float" office:value="0.78634146341463396" table:style-name="ce4">
            <text:p>0,786341463</text:p>
          </table:table-cell>
          <table:table-cell office:value-type="float" office:value="0.77073168754577603" table:style-name="ce4">
            <text:p>0,770731688</text:p>
          </table:table-cell>
          <table:table-cell office:value-type="float" office:value="-2.750132939818295E-3" table:formula="of:=IF([.P76]; 1-[.P76]/MIN([.B76:.O76]); &quot;&quot;)" table:style-name="ce1">
            <text:p>-0,002750133</text:p>
          </table:table-cell>
          <table:table-cell office:value-type="float" office:value="5.5588786928367995E-2" table:formula="of:=IF([.P76]; 1-[.P76]/MAX([.B76:.O76]); &quot;&quot;)" table:style-name="ce1">
            <text:p>0,055588787</text:p>
          </table:table-cell>
          <table:table-cell office:value-type="float" office:value="3.1452991349466664E-2" table:formula="of:=IF([.P76]; 1-[.P76]/AVERAGE([.B76:.O76]); &quot;&quot;)" table:style-name="ce1">
            <text:p>0,031452991</text:p>
          </table:table-cell>
          <table:table-cell office:value-type="float" office:value="3" table:formula="of:=IF([.P76]&gt;MAX([.B76:.O76]); 1; IF([.P76]&gt;AVERAGE([.B76:.O76]); 2; IF([.P76]&gt;MIN([.B76:.O76]); 3; IF([.P76]&gt;MAX([.B76:.O76])*0.75; 4; 5))))" table:style-name="ce5">
            <text:p>3</text:p>
          </table:table-cell>
          <table:table-cell table:style-name="ce1"/>
          <table:table-cell office:value-type="float" office:value="0.76097559928893999" table:style-name="ce1">
            <text:p>0,760975599</text:p>
          </table:table-cell>
          <table:table-cell table:style-name="ce1"/>
          <table:table-cell office:value-type="string" office:string-value="81,11\%" table:formula="of:=ROUND([.B76];4)*100 &amp;&quot;\%&quot;" table:style-name="ce1">
            <text:p>81,11\%</text:p>
          </table:table-cell>
          <table:table-cell office:value-type="string" office:string-value="81,61\%" table:formula="of:=ROUND([.C76];4)*100 &amp;&quot;\%&quot;" table:style-name="ce1">
            <text:p>81,61\%</text:p>
          </table:table-cell>
          <table:table-cell office:value-type="string" office:string-value="80,36\%" table:formula="of:=ROUND([.D76];4)*100 &amp;&quot;\%&quot;" table:style-name="ce1">
            <text:p>80,36\%</text:p>
          </table:table-cell>
          <table:table-cell office:value-type="string" office:string-value="78,16\%" table:formula="of:=ROUND([.E76];4)*100 &amp;&quot;\%&quot;" table:style-name="ce1">
            <text:p>78,16\%</text:p>
          </table:table-cell>
          <table:table-cell office:value-type="string" office:string-value="80,76\%" table:formula="of:=ROUND([.F76];4)*100 &amp;&quot;\%&quot;" table:style-name="ce1">
            <text:p>80,76\%</text:p>
          </table:table-cell>
          <table:table-cell office:value-type="string" office:string-value="78,94\%" table:formula="of:=ROUND([.G76];4)*100 &amp;&quot;\%&quot;" table:style-name="ce1">
            <text:p>78,94\%</text:p>
          </table:table-cell>
          <table:table-cell office:value-type="string" office:string-value="79,07\%" table:formula="of:=ROUND([.H76];4)*100 &amp;&quot;\%&quot;" table:style-name="ce1">
            <text:p>79,07\%</text:p>
          </table:table-cell>
          <table:table-cell office:value-type="string" office:string-value="80,15\%" table:formula="of:=ROUND([.I76];4)*100 &amp;&quot;\%&quot;" table:style-name="ce1">
            <text:p>80,15\%</text:p>
          </table:table-cell>
          <table:table-cell office:value-type="string" office:string-value="77,46\%" table:formula="of:=ROUND([.J76];4)*100 &amp;&quot;\%&quot;" table:style-name="ce1">
            <text:p>77,46\%</text:p>
          </table:table-cell>
          <table:table-cell office:value-type="string" office:string-value="79,46\%" table:formula="of:=ROUND([.K76];4)*100 &amp;&quot;\%&quot;" table:style-name="ce1">
            <text:p>79,46\%</text:p>
          </table:table-cell>
          <table:table-cell office:value-type="string" office:string-value="76,86\%" table:formula="of:=ROUND([.L76];4)*100 &amp;&quot;\%&quot;" table:style-name="ce1">
            <text:p>76,86\%</text:p>
          </table:table-cell>
          <table:table-cell office:value-type="string" office:string-value="81,32\%" table:formula="of:=ROUND([.M76];4)*100 &amp;&quot;\%&quot;" table:style-name="ce1">
            <text:p>81,32\%</text:p>
          </table:table-cell>
          <table:table-cell office:value-type="string" office:string-value="80,16\%" table:formula="of:=ROUND([.N76];4)*100 &amp;&quot;\%&quot;" table:style-name="ce1">
            <text:p>80,16\%</text:p>
          </table:table-cell>
          <table:table-cell office:value-type="string" office:string-value="78,63\%" table:formula="of:=ROUND([.O76];4)*100 &amp;&quot;\%&quot;" table:style-name="ce1">
            <text:p>78,63\%</text:p>
          </table:table-cell>
          <table:table-cell office:value-type="string" office:string-value="79,58\%" table:formula="of:=ROUND(AVERAGE([.B76:.O76]);4)*100&amp;&quot;\%&quot;" table:style-name="ce1">
            <text:p>79,58\%</text:p>
          </table:table-cell>
          <table:table-cell office:value-type="string" office:string-value="77,07\%" table:formula="of:=ROUND([.P76];4)*100 &amp;&quot;\%&quot;" table:style-name="ce1">
            <text:p>77,07\%</text:p>
          </table:table-cell>
          <table:table-cell office:value-type="string" office:string-value="\hline 81,11\% &amp; 81,61\% &amp; 80,36\% &amp; 78,16\% &amp; 80,76\% &amp; 78,94\% &amp; 79,07\% &amp; 80,15\% &amp; 77,46\% &amp; 79,46\% &amp; 76,86\% &amp; 81,32\% &amp; 80,16\% &amp; 78,63\% &amp; 79,58\% &amp; 77,07\% \\" table:formula="of:=&quot;\hline &quot;&amp;[.X76]&amp;&quot; &amp; &quot;&amp;[.Y76]&amp;&quot; &amp; &quot;&amp;[.Z76]&amp;&quot; &amp; &quot;&amp;[.AA76]&amp;&quot; &amp; &quot;&amp;[.AB76]&amp;&quot; &amp; &quot;&amp;[.AC76]&amp;&quot; &amp; &quot;&amp;[.AD76]&amp;&quot; &amp; &quot;&amp;[.AE76]&amp;&quot; &amp; &quot;&amp;[.AF76]&amp;&quot; &amp; &quot;&amp;[.AG76]&amp;&quot; &amp; &quot;&amp;[.AH76]&amp;&quot; &amp; &quot;&amp;[.AI76]&amp;&quot; &amp; &quot;&amp;[.AJ76]&amp;&quot; &amp; &quot;&amp;[.AK76]&amp;&quot; &amp; &quot;&amp;[.AL76]&amp;&quot; &amp; &quot;&amp;[.AM76]&amp;&quot; \\&quot;" table:style-name="ce1">
            <text:p>\hline 81,11\% &amp; 81,61\% &amp; 80,36\% &amp; 78,16\% &amp; 80,76\% &amp; 78,94\% &amp; 79,07\% &amp; 80,15\% &amp; 77,46\% &amp; 79,46\% &amp; 76,86\% &amp; 81,32\% &amp; 80,16\% &amp; 78,63\% &amp; 79,58\% &amp; 77,07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RefrigerationDevices</text:p>
          </table:table-cell>
          <table:table-cell office:value-type="float" office:value="0.72684444444444496" table:style-name="ce3">
            <text:p>0,726844444</text:p>
          </table:table-cell>
          <table:table-cell office:value-type="float" office:value="0.79093333333333304" table:style-name="ce4">
            <text:p>0,790933333</text:p>
          </table:table-cell>
          <table:table-cell office:value-type="float" office:value="0.72995555555555602" table:style-name="ce4">
            <text:p>0,729955556</text:p>
          </table:table-cell>
          <table:table-cell office:value-type="float" office:value="0.75893333333333302" table:style-name="ce4">
            <text:p>0,758933333</text:p>
          </table:table-cell>
          <table:table-cell office:value-type="float" office:value="0.77715555555555604" table:style-name="ce4">
            <text:p>0,777155556</text:p>
          </table:table-cell>
          <table:table-cell office:value-type="float" office:value="0.78684444444444501" table:style-name="ce4">
            <text:p>0,786844444</text:p>
          </table:table-cell>
          <table:table-cell office:value-type="float" office:value="0.67235555555555504" table:style-name="ce4">
            <text:p>0,672355556</text:p>
          </table:table-cell>
          <table:table-cell office:value-type="float" office:value="0.73973333333333302" table:style-name="ce4">
            <text:p>0,739733333</text:p>
          </table:table-cell>
          <table:table-cell office:value-type="float" office:value="0.77839999999999998" table:style-name="ce4">
            <text:p>0,7784</text:p>
          </table:table-cell>
          <table:table-cell office:value-type="float" office:value="0.76293333333333302" table:style-name="ce4">
            <text:p>0,762933333</text:p>
          </table:table-cell>
          <table:table-cell office:value-type="float" office:value="0.78284444444444501" table:style-name="ce4">
            <text:p>0,782844444</text:p>
          </table:table-cell>
          <table:table-cell office:value-type="float" office:value="0.65182222222222197" table:style-name="ce4">
            <text:p>0,651822222</text:p>
          </table:table-cell>
          <table:table-cell office:value-type="float" office:value="0.61164444444444499" table:style-name="ce4">
            <text:p>0,611644444</text:p>
          </table:table-cell>
          <table:table-cell office:value-type="float" office:value="0.70879999999999999" table:style-name="ce4">
            <text:p>0,7088</text:p>
          </table:table-cell>
          <table:table-cell office:value-type="float" office:value="0.45333334803581199" table:style-name="ce4">
            <text:p>0,453333348</text:p>
          </table:table-cell>
          <table:table-cell office:value-type="float" office:value="0.25882863458757732" table:formula="of:=IF([.P77]; 1-[.P77]/MIN([.B77:.O77]); &quot;&quot;)" table:style-name="ce1">
            <text:p>0,258828635</text:p>
          </table:table-cell>
          <table:table-cell office:value-type="float" office:value="0.42683747298236829" table:formula="of:=IF([.P77]; 1-[.P77]/MAX([.B77:.O77]); &quot;&quot;)" table:style-name="ce1">
            <text:p>0,426837473</text:p>
          </table:table-cell>
          <table:table-cell office:value-type="float" office:value="0.382571905157856" table:formula="of:=IF([.P77]; 1-[.P77]/AVERAGE([.B77:.O77]); &quot;&quot;)" table:style-name="ce1">
            <text:p>0,382571905</text:p>
          </table:table-cell>
          <table:table-cell office:value-type="float" office:value="5" table:formula="of:=IF([.P77]&gt;MAX([.B77:.O77]); 1; IF([.P77]&gt;AVERAGE([.B77:.O77]); 2; IF([.P77]&gt;MIN([.B77:.O77]); 3; IF([.P77]&gt;MAX([.B77:.O77])*0.75; 4; 5))))" table:style-name="ce5">
            <text:p>5</text:p>
          </table:table-cell>
          <table:table-cell table:style-name="ce1"/>
          <table:table-cell office:value-type="float" office:value="0.42933332920074502" table:style-name="ce1">
            <text:p>0,429333329</text:p>
          </table:table-cell>
          <table:table-cell table:style-name="ce1"/>
          <table:table-cell office:value-type="string" office:string-value="72,68\%" table:formula="of:=ROUND([.B77];4)*100 &amp;&quot;\%&quot;" table:style-name="ce1">
            <text:p>72,68\%</text:p>
          </table:table-cell>
          <table:table-cell office:value-type="string" office:string-value="79,09\%" table:formula="of:=ROUND([.C77];4)*100 &amp;&quot;\%&quot;" table:style-name="ce1">
            <text:p>79,09\%</text:p>
          </table:table-cell>
          <table:table-cell office:value-type="string" office:string-value="73\%" table:formula="of:=ROUND([.D77];4)*100 &amp;&quot;\%&quot;" table:style-name="ce1">
            <text:p>73\%</text:p>
          </table:table-cell>
          <table:table-cell office:value-type="string" office:string-value="75,89\%" table:formula="of:=ROUND([.E77];4)*100 &amp;&quot;\%&quot;" table:style-name="ce1">
            <text:p>75,89\%</text:p>
          </table:table-cell>
          <table:table-cell office:value-type="string" office:string-value="77,72\%" table:formula="of:=ROUND([.F77];4)*100 &amp;&quot;\%&quot;" table:style-name="ce1">
            <text:p>77,72\%</text:p>
          </table:table-cell>
          <table:table-cell office:value-type="string" office:string-value="78,68\%" table:formula="of:=ROUND([.G77];4)*100 &amp;&quot;\%&quot;" table:style-name="ce1">
            <text:p>78,68\%</text:p>
          </table:table-cell>
          <table:table-cell office:value-type="string" office:string-value="67,24\%" table:formula="of:=ROUND([.H77];4)*100 &amp;&quot;\%&quot;" table:style-name="ce1">
            <text:p>67,24\%</text:p>
          </table:table-cell>
          <table:table-cell office:value-type="string" office:string-value="73,97\%" table:formula="of:=ROUND([.I77];4)*100 &amp;&quot;\%&quot;" table:style-name="ce1">
            <text:p>73,97\%</text:p>
          </table:table-cell>
          <table:table-cell office:value-type="string" office:string-value="77,84\%" table:formula="of:=ROUND([.J77];4)*100 &amp;&quot;\%&quot;" table:style-name="ce1">
            <text:p>77,84\%</text:p>
          </table:table-cell>
          <table:table-cell office:value-type="string" office:string-value="76,29\%" table:formula="of:=ROUND([.K77];4)*100 &amp;&quot;\%&quot;" table:style-name="ce1">
            <text:p>76,29\%</text:p>
          </table:table-cell>
          <table:table-cell office:value-type="string" office:string-value="78,28\%" table:formula="of:=ROUND([.L77];4)*100 &amp;&quot;\%&quot;" table:style-name="ce1">
            <text:p>78,28\%</text:p>
          </table:table-cell>
          <table:table-cell office:value-type="string" office:string-value="65,18\%" table:formula="of:=ROUND([.M77];4)*100 &amp;&quot;\%&quot;" table:style-name="ce1">
            <text:p>65,18\%</text:p>
          </table:table-cell>
          <table:table-cell office:value-type="string" office:string-value="61,16\%" table:formula="of:=ROUND([.N77];4)*100 &amp;&quot;\%&quot;" table:style-name="ce1">
            <text:p>61,16\%</text:p>
          </table:table-cell>
          <table:table-cell office:value-type="string" office:string-value="70,88\%" table:formula="of:=ROUND([.O77];4)*100 &amp;&quot;\%&quot;" table:style-name="ce1">
            <text:p>70,88\%</text:p>
          </table:table-cell>
          <table:table-cell office:value-type="string" office:string-value="73,42\%" table:formula="of:=ROUND(AVERAGE([.B77:.O77]);4)*100&amp;&quot;\%&quot;" table:style-name="ce1">
            <text:p>73,42\%</text:p>
          </table:table-cell>
          <table:table-cell office:value-type="string" office:string-value="45,33\%" table:formula="of:=ROUND([.P77];4)*100 &amp;&quot;\%&quot;" table:style-name="ce1">
            <text:p>45,33\%</text:p>
          </table:table-cell>
          <table:table-cell office:value-type="string" office:string-value="\hline 72,68\% &amp; 79,09\% &amp; 73\% &amp; 75,89\% &amp; 77,72\% &amp; 78,68\% &amp; 67,24\% &amp; 73,97\% &amp; 77,84\% &amp; 76,29\% &amp; 78,28\% &amp; 65,18\% &amp; 61,16\% &amp; 70,88\% &amp; 73,42\% &amp; 45,33\% \\" table:formula="of:=&quot;\hline &quot;&amp;[.X77]&amp;&quot; &amp; &quot;&amp;[.Y77]&amp;&quot; &amp; &quot;&amp;[.Z77]&amp;&quot; &amp; &quot;&amp;[.AA77]&amp;&quot; &amp; &quot;&amp;[.AB77]&amp;&quot; &amp; &quot;&amp;[.AC77]&amp;&quot; &amp; &quot;&amp;[.AD77]&amp;&quot; &amp; &quot;&amp;[.AE77]&amp;&quot; &amp; &quot;&amp;[.AF77]&amp;&quot; &amp; &quot;&amp;[.AG77]&amp;&quot; &amp; &quot;&amp;[.AH77]&amp;&quot; &amp; &quot;&amp;[.AI77]&amp;&quot; &amp; &quot;&amp;[.AJ77]&amp;&quot; &amp; &quot;&amp;[.AK77]&amp;&quot; &amp; &quot;&amp;[.AL77]&amp;&quot; &amp; &quot;&amp;[.AM77]&amp;&quot; \\&quot;" table:style-name="ce1">
            <text:p>\hline 72,68\% &amp; 79,09\% &amp; 73\% &amp; 75,89\% &amp; 77,72\% &amp; 78,68\% &amp; 67,24\% &amp; 73,97\% &amp; 77,84\% &amp; 76,29\% &amp; 78,28\% &amp; 65,18\% &amp; 61,16\% &amp; 70,88\% &amp; 73,42\% &amp; 45,33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Rock</text:p>
          </table:table-cell>
          <table:table-cell office:value-type="float" office:value="0.83199999999999996" table:style-name="ce3">
            <text:p>0,832</text:p>
          </table:table-cell>
          <table:table-cell office:value-type="float" office:value="0.85533333333333295" table:style-name="ce4">
            <text:p>0,855333333</text:p>
          </table:table-cell>
          <table:table-cell office:value-type="float" office:value="0.80466666666666697" table:style-name="ce4">
            <text:p>0,804666667</text:p>
          </table:table-cell>
          <table:table-cell office:value-type="float" office:value="0.628" table:style-name="ce4">
            <text:p>0,628</text:p>
          </table:table-cell>
          <table:table-cell office:value-type="float" office:value="0.86733333333333296" table:style-name="ce4">
            <text:p>0,867333333</text:p>
          </table:table-cell>
          <table:table-cell office:value-type="float" office:value="0.41599999999999998" table:style-name="ce4">
            <text:p>0,416</text:p>
          </table:table-cell>
          <table:table-cell office:value-type="float" office:value="0.77466666666666695" table:style-name="ce4">
            <text:p>0,774666667</text:p>
          </table:table-cell>
          <table:table-cell office:value-type="float" office:value="0.85466666666666702" table:style-name="ce4">
            <text:p>0,854666667</text:p>
          </table:table-cell>
          <table:table-cell office:value-type="float" office:value="0.82599999999999996" table:style-name="ce4">
            <text:p>0,826</text:p>
          </table:table-cell>
          <table:table-cell office:value-type="float" office:value="0.80133333333333301" table:style-name="ce4">
            <text:p>0,801333333</text:p>
          </table:table-cell>
          <table:table-cell office:value-type="float" office:value="0.80266666666666697" table:style-name="ce4">
            <text:p>0,802666667</text:p>
          </table:table-cell>
          <table:table-cell office:value-type="float" office:value="0.78200000000000003" table:style-name="ce4">
            <text:p>0,782</text:p>
          </table:table-cell>
          <table:table-cell office:value-type="float" office:value="0.76" table:style-name="ce4">
            <text:p>0,76</text:p>
          </table:table-cell>
          <table:table-cell office:value-type="float" office:value="0.70533333333333303" table:style-name="ce4">
            <text:p>0,705333333</text:p>
          </table:table-cell>
          <table:table-cell office:value-type="float" office:value="0.74000000953674305" table:style-name="ce4">
            <text:p>0,74000001</text:p>
          </table:table-cell>
          <table:table-cell office:value-type="float" office:value="-0.77884617677101708" table:formula="of:=IF([.P78]; 1-[.P78]/MIN([.B78:.O78]); &quot;&quot;)" table:style-name="ce1">
            <text:p>-0,778846177</text:p>
          </table:table-cell>
          <table:table-cell office:value-type="float" office:value="0.14681013504602991" table:formula="of:=IF([.P78]; 1-[.P78]/MAX([.B78:.O78]); &quot;&quot;)" table:style-name="ce1">
            <text:p>0,146810135</text:p>
          </table:table-cell>
          <table:table-cell office:value-type="float" office:value="3.2679726095760642E-2" table:formula="of:=IF([.P78]; 1-[.P78]/AVERAGE([.B78:.O78]); &quot;&quot;)" table:style-name="ce1">
            <text:p>0,032679726</text:p>
          </table:table-cell>
          <table:table-cell office:value-type="float" office:value="3" table:formula="of:=IF([.P78]&gt;MAX([.B78:.O78]); 1; IF([.P78]&gt;AVERAGE([.B78:.O78]); 2; IF([.P78]&gt;MIN([.B78:.O78]); 3; IF([.P78]&gt;MAX([.B78:.O78])*0.75; 4; 5))))" table:style-name="ce5">
            <text:p>3</text:p>
          </table:table-cell>
          <table:table-cell table:style-name="ce1"/>
          <table:table-cell office:value-type="float" office:value="0.69999998807907104" table:style-name="ce1">
            <text:p>0,699999988</text:p>
          </table:table-cell>
          <table:table-cell table:style-name="ce1"/>
          <table:table-cell office:value-type="string" office:string-value="83,2\%" table:formula="of:=ROUND([.B78];4)*100 &amp;&quot;\%&quot;" table:style-name="ce1">
            <text:p>83,2\%</text:p>
          </table:table-cell>
          <table:table-cell office:value-type="string" office:string-value="85,53\%" table:formula="of:=ROUND([.C78];4)*100 &amp;&quot;\%&quot;" table:style-name="ce1">
            <text:p>85,53\%</text:p>
          </table:table-cell>
          <table:table-cell office:value-type="string" office:string-value="80,47\%" table:formula="of:=ROUND([.D78];4)*100 &amp;&quot;\%&quot;" table:style-name="ce1">
            <text:p>80,47\%</text:p>
          </table:table-cell>
          <table:table-cell office:value-type="string" office:string-value="62,8\%" table:formula="of:=ROUND([.E78];4)*100 &amp;&quot;\%&quot;" table:style-name="ce1">
            <text:p>62,8\%</text:p>
          </table:table-cell>
          <table:table-cell office:value-type="string" office:string-value="86,73\%" table:formula="of:=ROUND([.F78];4)*100 &amp;&quot;\%&quot;" table:style-name="ce1">
            <text:p>86,73\%</text:p>
          </table:table-cell>
          <table:table-cell office:value-type="string" office:string-value="41,6\%" table:formula="of:=ROUND([.G78];4)*100 &amp;&quot;\%&quot;" table:style-name="ce1">
            <text:p>41,6\%</text:p>
          </table:table-cell>
          <table:table-cell office:value-type="string" office:string-value="77,47\%" table:formula="of:=ROUND([.H78];4)*100 &amp;&quot;\%&quot;" table:style-name="ce1">
            <text:p>77,47\%</text:p>
          </table:table-cell>
          <table:table-cell office:value-type="string" office:string-value="85,47\%" table:formula="of:=ROUND([.I78];4)*100 &amp;&quot;\%&quot;" table:style-name="ce1">
            <text:p>85,47\%</text:p>
          </table:table-cell>
          <table:table-cell office:value-type="string" office:string-value="82,6\%" table:formula="of:=ROUND([.J78];4)*100 &amp;&quot;\%&quot;" table:style-name="ce1">
            <text:p>82,6\%</text:p>
          </table:table-cell>
          <table:table-cell office:value-type="string" office:string-value="80,13\%" table:formula="of:=ROUND([.K78];4)*100 &amp;&quot;\%&quot;" table:style-name="ce1">
            <text:p>80,13\%</text:p>
          </table:table-cell>
          <table:table-cell office:value-type="string" office:string-value="80,27\%" table:formula="of:=ROUND([.L78];4)*100 &amp;&quot;\%&quot;" table:style-name="ce1">
            <text:p>80,27\%</text:p>
          </table:table-cell>
          <table:table-cell office:value-type="string" office:string-value="78,2\%" table:formula="of:=ROUND([.M78];4)*100 &amp;&quot;\%&quot;" table:style-name="ce1">
            <text:p>78,2\%</text:p>
          </table:table-cell>
          <table:table-cell office:value-type="string" office:string-value="76\%" table:formula="of:=ROUND([.N78];4)*100 &amp;&quot;\%&quot;" table:style-name="ce1">
            <text:p>76\%</text:p>
          </table:table-cell>
          <table:table-cell office:value-type="string" office:string-value="70,53\%" table:formula="of:=ROUND([.O78];4)*100 &amp;&quot;\%&quot;" table:style-name="ce1">
            <text:p>70,53\%</text:p>
          </table:table-cell>
          <table:table-cell office:value-type="string" office:string-value="76,5\%" table:formula="of:=ROUND(AVERAGE([.B78:.O78]);4)*100&amp;&quot;\%&quot;" table:style-name="ce1">
            <text:p>76,5\%</text:p>
          </table:table-cell>
          <table:table-cell office:value-type="string" office:string-value="74\%" table:formula="of:=ROUND([.P78];4)*100 &amp;&quot;\%&quot;" table:style-name="ce1">
            <text:p>74\%</text:p>
          </table:table-cell>
          <table:table-cell office:value-type="string" office:string-value="\hline 83,2\% &amp; 85,53\% &amp; 80,47\% &amp; 62,8\% &amp; 86,73\% &amp; 41,6\% &amp; 77,47\% &amp; 85,47\% &amp; 82,6\% &amp; 80,13\% &amp; 80,27\% &amp; 78,2\% &amp; 76\% &amp; 70,53\% &amp; 76,5\% &amp; 74\% \\" table:formula="of:=&quot;\hline &quot;&amp;[.X78]&amp;&quot; &amp; &quot;&amp;[.Y78]&amp;&quot; &amp; &quot;&amp;[.Z78]&amp;&quot; &amp; &quot;&amp;[.AA78]&amp;&quot; &amp; &quot;&amp;[.AB78]&amp;&quot; &amp; &quot;&amp;[.AC78]&amp;&quot; &amp; &quot;&amp;[.AD78]&amp;&quot; &amp; &quot;&amp;[.AE78]&amp;&quot; &amp; &quot;&amp;[.AF78]&amp;&quot; &amp; &quot;&amp;[.AG78]&amp;&quot; &amp; &quot;&amp;[.AH78]&amp;&quot; &amp; &quot;&amp;[.AI78]&amp;&quot; &amp; &quot;&amp;[.AJ78]&amp;&quot; &amp; &quot;&amp;[.AK78]&amp;&quot; &amp; &quot;&amp;[.AL78]&amp;&quot; &amp; &quot;&amp;[.AM78]&amp;&quot; \\&quot;" table:style-name="ce1">
            <text:p>\hline 83,2\% &amp; 85,53\% &amp; 80,47\% &amp; 62,8\% &amp; 86,73\% &amp; 41,6\% &amp; 77,47\% &amp; 85,47\% &amp; 82,6\% &amp; 80,13\% &amp; 80,27\% &amp; 78,2\% &amp; 76\% &amp; 70,53\% &amp; 76,5\% &amp; 74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ScreenType</text:p>
          </table:table-cell>
          <table:table-cell office:value-type="float" office:value="0.59422222222222199" table:style-name="ce3">
            <text:p>0,594222222</text:p>
          </table:table-cell>
          <table:table-cell office:value-type="float" office:value="0.72417777777777703" table:style-name="ce4">
            <text:p>0,724177778</text:p>
          </table:table-cell>
          <table:table-cell office:value-type="float" office:value="0.60897777777777795" table:style-name="ce4">
            <text:p>0,608977778</text:p>
          </table:table-cell>
          <table:table-cell office:value-type="float" office:value="0.70604444444444503" table:style-name="ce4">
            <text:p>0,706044444</text:p>
          </table:table-cell>
          <table:table-cell office:value-type="float" office:value="0.71786666666666699" table:style-name="ce4">
            <text:p>0,717866667</text:p>
          </table:table-cell>
          <table:table-cell office:value-type="float" office:value="0.75528888888888901" table:style-name="ce4">
            <text:p>0,755288889</text:p>
          </table:table-cell>
          <table:table-cell office:value-type="float" office:value="0.57199999999999995" table:style-name="ce4">
            <text:p>0,572</text:p>
          </table:table-cell>
          <table:table-cell office:value-type="float" office:value="0.59591111111111095" table:style-name="ce4">
            <text:p>0,595911111</text:p>
          </table:table-cell>
          <table:table-cell office:value-type="float" office:value="0.58897777777777804" table:style-name="ce4">
            <text:p>0,588977778</text:p>
          </table:table-cell>
          <table:table-cell office:value-type="float" office:value="0.57706666666666695" table:style-name="ce4">
            <text:p>0,577066667</text:p>
          </table:table-cell>
          <table:table-cell office:value-type="float" office:value="0.58479999999999999" table:style-name="ce4">
            <text:p>0,5848</text:p>
          </table:table-cell>
          <table:table-cell office:value-type="float" office:value="0.605866666666667" table:style-name="ce4">
            <text:p>0,605866667</text:p>
          </table:table-cell>
          <table:table-cell office:value-type="float" office:value="0.47182222222222198" table:style-name="ce4">
            <text:p>0,471822222</text:p>
          </table:table-cell>
          <table:table-cell office:value-type="float" office:value="0.60071111111111097" table:style-name="ce4">
            <text:p>0,600711111</text:p>
          </table:table-cell>
          <table:table-cell office:value-type="float" office:value="0.44266667962074202" table:style-name="ce4">
            <text:p>0,44266668</text:p>
          </table:table-cell>
          <table:table-cell office:value-type="float" office:value="6.1793491760860908E-2" table:formula="of:=IF([.P79]; 1-[.P79]/MIN([.B79:.O79]); &quot;&quot;)" table:style-name="ce1">
            <text:p>0,061793492</text:p>
          </table:table-cell>
          <table:table-cell office:value-type="float" office:value="0.41391077489309791" table:formula="of:=IF([.P79]; 1-[.P79]/MAX([.B79:.O79]); &quot;&quot;)" table:style-name="ce1">
            <text:p>0,413910775</text:p>
          </table:table-cell>
          <table:table-cell office:value-type="float" office:value="0.28796836054753672" table:formula="of:=IF([.P79]; 1-[.P79]/AVERAGE([.B79:.O79]); &quot;&quot;)" table:style-name="ce1">
            <text:p>0,287968361</text:p>
          </table:table-cell>
          <table:table-cell office:value-type="float" office:value="5" table:formula="of:=IF([.P79]&gt;MAX([.B79:.O79]); 1; IF([.P79]&gt;AVERAGE([.B79:.O79]); 2; IF([.P79]&gt;MIN([.B79:.O79]); 3; IF([.P79]&gt;MAX([.B79:.O79])*0.75; 4; 5))))" table:style-name="ce5">
            <text:p>5</text:p>
          </table:table-cell>
          <table:table-cell table:style-name="ce1"/>
          <table:table-cell office:value-type="float" office:value="0.43466666340827897" table:style-name="ce1">
            <text:p>0,434666663</text:p>
          </table:table-cell>
          <table:table-cell table:style-name="ce1"/>
          <table:table-cell office:value-type="string" office:string-value="59,42\%" table:formula="of:=ROUND([.B79];4)*100 &amp;&quot;\%&quot;" table:style-name="ce1">
            <text:p>59,42\%</text:p>
          </table:table-cell>
          <table:table-cell office:value-type="string" office:string-value="72,42\%" table:formula="of:=ROUND([.C79];4)*100 &amp;&quot;\%&quot;" table:style-name="ce1">
            <text:p>72,42\%</text:p>
          </table:table-cell>
          <table:table-cell office:value-type="string" office:string-value="60,9\%" table:formula="of:=ROUND([.D79];4)*100 &amp;&quot;\%&quot;" table:style-name="ce1">
            <text:p>60,9\%</text:p>
          </table:table-cell>
          <table:table-cell office:value-type="string" office:string-value="70,6\%" table:formula="of:=ROUND([.E79];4)*100 &amp;&quot;\%&quot;" table:style-name="ce1">
            <text:p>70,6\%</text:p>
          </table:table-cell>
          <table:table-cell office:value-type="string" office:string-value="71,79\%" table:formula="of:=ROUND([.F79];4)*100 &amp;&quot;\%&quot;" table:style-name="ce1">
            <text:p>71,79\%</text:p>
          </table:table-cell>
          <table:table-cell office:value-type="string" office:string-value="75,53\%" table:formula="of:=ROUND([.G79];4)*100 &amp;&quot;\%&quot;" table:style-name="ce1">
            <text:p>75,53\%</text:p>
          </table:table-cell>
          <table:table-cell office:value-type="string" office:string-value="57,2\%" table:formula="of:=ROUND([.H79];4)*100 &amp;&quot;\%&quot;" table:style-name="ce1">
            <text:p>57,2\%</text:p>
          </table:table-cell>
          <table:table-cell office:value-type="string" office:string-value="59,59\%" table:formula="of:=ROUND([.I79];4)*100 &amp;&quot;\%&quot;" table:style-name="ce1">
            <text:p>59,59\%</text:p>
          </table:table-cell>
          <table:table-cell office:value-type="string" office:string-value="58,9\%" table:formula="of:=ROUND([.J79];4)*100 &amp;&quot;\%&quot;" table:style-name="ce1">
            <text:p>58,9\%</text:p>
          </table:table-cell>
          <table:table-cell office:value-type="string" office:string-value="57,71\%" table:formula="of:=ROUND([.K79];4)*100 &amp;&quot;\%&quot;" table:style-name="ce1">
            <text:p>57,71\%</text:p>
          </table:table-cell>
          <table:table-cell office:value-type="string" office:string-value="58,48\%" table:formula="of:=ROUND([.L79];4)*100 &amp;&quot;\%&quot;" table:style-name="ce1">
            <text:p>58,48\%</text:p>
          </table:table-cell>
          <table:table-cell office:value-type="string" office:string-value="60,59\%" table:formula="of:=ROUND([.M79];4)*100 &amp;&quot;\%&quot;" table:style-name="ce1">
            <text:p>60,59\%</text:p>
          </table:table-cell>
          <table:table-cell office:value-type="string" office:string-value="47,18\%" table:formula="of:=ROUND([.N79];4)*100 &amp;&quot;\%&quot;" table:style-name="ce1">
            <text:p>47,18\%</text:p>
          </table:table-cell>
          <table:table-cell office:value-type="string" office:string-value="60,07\%" table:formula="of:=ROUND([.O79];4)*100 &amp;&quot;\%&quot;" table:style-name="ce1">
            <text:p>60,07\%</text:p>
          </table:table-cell>
          <table:table-cell office:value-type="string" office:string-value="62,17\%" table:formula="of:=ROUND(AVERAGE([.B79:.O79]);4)*100&amp;&quot;\%&quot;" table:style-name="ce1">
            <text:p>62,17\%</text:p>
          </table:table-cell>
          <table:table-cell office:value-type="string" office:string-value="44,27\%" table:formula="of:=ROUND([.P79];4)*100 &amp;&quot;\%&quot;" table:style-name="ce1">
            <text:p>44,27\%</text:p>
          </table:table-cell>
          <table:table-cell office:value-type="string" office:string-value="\hline 59,42\% &amp; 72,42\% &amp; 60,9\% &amp; 70,6\% &amp; 71,79\% &amp; 75,53\% &amp; 57,2\% &amp; 59,59\% &amp; 58,9\% &amp; 57,71\% &amp; 58,48\% &amp; 60,59\% &amp; 47,18\% &amp; 60,07\% &amp; 62,17\% &amp; 44,27\% \\" table:formula="of:=&quot;\hline &quot;&amp;[.X79]&amp;&quot; &amp; &quot;&amp;[.Y79]&amp;&quot; &amp; &quot;&amp;[.Z79]&amp;&quot; &amp; &quot;&amp;[.AA79]&amp;&quot; &amp; &quot;&amp;[.AB79]&amp;&quot; &amp; &quot;&amp;[.AC79]&amp;&quot; &amp; &quot;&amp;[.AD79]&amp;&quot; &amp; &quot;&amp;[.AE79]&amp;&quot; &amp; &quot;&amp;[.AF79]&amp;&quot; &amp; &quot;&amp;[.AG79]&amp;&quot; &amp; &quot;&amp;[.AH79]&amp;&quot; &amp; &quot;&amp;[.AI79]&amp;&quot; &amp; &quot;&amp;[.AJ79]&amp;&quot; &amp; &quot;&amp;[.AK79]&amp;&quot; &amp; &quot;&amp;[.AL79]&amp;&quot; &amp; &quot;&amp;[.AM79]&amp;&quot; \\&quot;" table:style-name="ce1">
            <text:p>\hline 59,42\% &amp; 72,42\% &amp; 60,9\% &amp; 70,6\% &amp; 71,79\% &amp; 75,53\% &amp; 57,2\% &amp; 59,59\% &amp; 58,9\% &amp; 57,71\% &amp; 58,48\% &amp; 60,59\% &amp; 47,18\% &amp; 60,07\% &amp; 62,17\% &amp; 44,27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SemgHandGenderCh2</text:p>
          </table:table-cell>
          <table:table-cell office:value-type="float" office:value="0.93888888888888899" table:style-name="ce3">
            <text:p>0,938888889</text:p>
          </table:table-cell>
          <table:table-cell office:value-type="float" office:value="0.96916666666666695" table:style-name="ce4">
            <text:p>0,969166667</text:p>
          </table:table-cell>
          <table:table-cell office:value-type="float" office:value="0.92311111111111099" table:style-name="ce4">
            <text:p>0,923111111</text:p>
          </table:table-cell>
          <table:table-cell office:value-type="float" office:value="0.88466666666666705" table:style-name="ce4">
            <text:p>0,884666667</text:p>
          </table:table-cell>
          <table:table-cell office:value-type="float" office:value="0.93227777777777798" table:style-name="ce4">
            <text:p>0,932277778</text:p>
          </table:table-cell>
          <table:table-cell office:value-type="float" office:value="0.80888888888888899" table:style-name="ce4">
            <text:p>0,808888889</text:p>
          </table:table-cell>
          <table:table-cell office:value-type="float" office:value="0.96311111111111103" table:style-name="ce4">
            <text:p>0,963111111</text:p>
          </table:table-cell>
          <table:table-cell office:value-type="float" office:value="0.78144444444444505" table:style-name="ce4">
            <text:p>0,781444444</text:p>
          </table:table-cell>
          <table:table-cell office:value-type="float" office:value="0.88516666666666699" table:style-name="ce4">
            <text:p>0,885166667</text:p>
          </table:table-cell>
          <table:table-cell office:value-type="float" office:value="0.87911111111111095" table:style-name="ce4">
            <text:p>0,879111111</text:p>
          </table:table-cell>
          <table:table-cell office:value-type="float" office:value="0.88766666666666705" table:style-name="ce4">
            <text:p>0,887666667</text:p>
          </table:table-cell>
          <table:table-cell office:value-type="float" office:value="0.87" table:style-name="ce4">
            <text:p>0,87</text:p>
          </table:table-cell>
          <table:table-cell office:value-type="float" office:value="0.94738888888888895" table:style-name="ce4">
            <text:p>0,947388889</text:p>
          </table:table-cell>
          <table:table-cell office:value-type="float" office:value="0.870611111111111" table:style-name="ce4">
            <text:p>0,870611111</text:p>
          </table:table-cell>
          <table:table-cell office:value-type="float" office:value="0.79500001668929998" table:style-name="ce4">
            <text:p>0,795000017</text:p>
          </table:table-cell>
          <table:table-cell office:value-type="float" office:value="-1.7346815043892239E-2" table:formula="of:=IF([.P80]; 1-[.P80]/MIN([.B80:.O80]); &quot;&quot;)" table:style-name="ce1">
            <text:p>-0,017346815</text:p>
          </table:table-cell>
          <table:table-cell office:value-type="float" office:value="0.1797076354022703" table:formula="of:=IF([.P80]; 1-[.P80]/MAX([.B80:.O80]); &quot;&quot;)" table:style-name="ce1">
            <text:p>0,179707635</text:p>
          </table:table-cell>
          <table:table-cell office:value-type="float" office:value="0.11254632750068205" table:formula="of:=IF([.P80]; 1-[.P80]/AVERAGE([.B80:.O80]); &quot;&quot;)" table:style-name="ce1">
            <text:p>0,112546328</text:p>
          </table:table-cell>
          <table:table-cell office:value-type="float" office:value="3" table:formula="of:=IF([.P80]&gt;MAX([.B80:.O80]); 1; IF([.P80]&gt;AVERAGE([.B80:.O80]); 2; IF([.P80]&gt;MIN([.B80:.O80]); 3; IF([.P80]&gt;MAX([.B80:.O80])*0.75; 4; 5))))" table:style-name="ce5">
            <text:p>3</text:p>
          </table:table-cell>
          <table:table-cell table:style-name="ce1"/>
          <table:table-cell office:value-type="float" office:value="0.70833331346511796" table:style-name="ce1">
            <text:p>0,708333313</text:p>
          </table:table-cell>
          <table:table-cell table:style-name="ce1"/>
          <table:table-cell office:value-type="string" office:string-value="93,89\%" table:formula="of:=ROUND([.B80];4)*100 &amp;&quot;\%&quot;" table:style-name="ce1">
            <text:p>93,89\%</text:p>
          </table:table-cell>
          <table:table-cell office:value-type="string" office:string-value="96,92\%" table:formula="of:=ROUND([.C80];4)*100 &amp;&quot;\%&quot;" table:style-name="ce1">
            <text:p>96,92\%</text:p>
          </table:table-cell>
          <table:table-cell office:value-type="string" office:string-value="92,31\%" table:formula="of:=ROUND([.D80];4)*100 &amp;&quot;\%&quot;" table:style-name="ce1">
            <text:p>92,31\%</text:p>
          </table:table-cell>
          <table:table-cell office:value-type="string" office:string-value="88,47\%" table:formula="of:=ROUND([.E80];4)*100 &amp;&quot;\%&quot;" table:style-name="ce1">
            <text:p>88,47\%</text:p>
          </table:table-cell>
          <table:table-cell office:value-type="string" office:string-value="93,23\%" table:formula="of:=ROUND([.F80];4)*100 &amp;&quot;\%&quot;" table:style-name="ce1">
            <text:p>93,23\%</text:p>
          </table:table-cell>
          <table:table-cell office:value-type="string" office:string-value="80,89\%" table:formula="of:=ROUND([.G80];4)*100 &amp;&quot;\%&quot;" table:style-name="ce1">
            <text:p>80,89\%</text:p>
          </table:table-cell>
          <table:table-cell office:value-type="string" office:string-value="96,31\%" table:formula="of:=ROUND([.H80];4)*100 &amp;&quot;\%&quot;" table:style-name="ce1">
            <text:p>96,31\%</text:p>
          </table:table-cell>
          <table:table-cell office:value-type="string" office:string-value="78,14\%" table:formula="of:=ROUND([.I80];4)*100 &amp;&quot;\%&quot;" table:style-name="ce1">
            <text:p>78,14\%</text:p>
          </table:table-cell>
          <table:table-cell office:value-type="string" office:string-value="88,52\%" table:formula="of:=ROUND([.J80];4)*100 &amp;&quot;\%&quot;" table:style-name="ce1">
            <text:p>88,52\%</text:p>
          </table:table-cell>
          <table:table-cell office:value-type="string" office:string-value="87,91\%" table:formula="of:=ROUND([.K80];4)*100 &amp;&quot;\%&quot;" table:style-name="ce1">
            <text:p>87,91\%</text:p>
          </table:table-cell>
          <table:table-cell office:value-type="string" office:string-value="88,77\%" table:formula="of:=ROUND([.L80];4)*100 &amp;&quot;\%&quot;" table:style-name="ce1">
            <text:p>88,77\%</text:p>
          </table:table-cell>
          <table:table-cell office:value-type="string" office:string-value="87\%" table:formula="of:=ROUND([.M80];4)*100 &amp;&quot;\%&quot;" table:style-name="ce1">
            <text:p>87\%</text:p>
          </table:table-cell>
          <table:table-cell office:value-type="string" office:string-value="94,74\%" table:formula="of:=ROUND([.N80];4)*100 &amp;&quot;\%&quot;" table:style-name="ce1">
            <text:p>94,74\%</text:p>
          </table:table-cell>
          <table:table-cell office:value-type="string" office:string-value="87,06\%" table:formula="of:=ROUND([.O80];4)*100 &amp;&quot;\%&quot;" table:style-name="ce1">
            <text:p>87,06\%</text:p>
          </table:table-cell>
          <table:table-cell office:value-type="string" office:string-value="89,58\%" table:formula="of:=ROUND(AVERAGE([.B80:.O80]);4)*100&amp;&quot;\%&quot;" table:style-name="ce1">
            <text:p>89,58\%</text:p>
          </table:table-cell>
          <table:table-cell office:value-type="string" office:string-value="79,5\%" table:formula="of:=ROUND([.P80];4)*100 &amp;&quot;\%&quot;" table:style-name="ce1">
            <text:p>79,5\%</text:p>
          </table:table-cell>
          <table:table-cell office:value-type="string" office:string-value="\hline 93,89\% &amp; 96,92\% &amp; 92,31\% &amp; 88,47\% &amp; 93,23\% &amp; 80,89\% &amp; 96,31\% &amp; 78,14\% &amp; 88,52\% &amp; 87,91\% &amp; 88,77\% &amp; 87\% &amp; 94,74\% &amp; 87,06\% &amp; 89,58\% &amp; 79,5\% \\" table:formula="of:=&quot;\hline &quot;&amp;[.X80]&amp;&quot; &amp; &quot;&amp;[.Y80]&amp;&quot; &amp; &quot;&amp;[.Z80]&amp;&quot; &amp; &quot;&amp;[.AA80]&amp;&quot; &amp; &quot;&amp;[.AB80]&amp;&quot; &amp; &quot;&amp;[.AC80]&amp;&quot; &amp; &quot;&amp;[.AD80]&amp;&quot; &amp; &quot;&amp;[.AE80]&amp;&quot; &amp; &quot;&amp;[.AF80]&amp;&quot; &amp; &quot;&amp;[.AG80]&amp;&quot; &amp; &quot;&amp;[.AH80]&amp;&quot; &amp; &quot;&amp;[.AI80]&amp;&quot; &amp; &quot;&amp;[.AJ80]&amp;&quot; &amp; &quot;&amp;[.AK80]&amp;&quot; &amp; &quot;&amp;[.AL80]&amp;&quot; &amp; &quot;&amp;[.AM80]&amp;&quot; \\&quot;" table:style-name="ce1">
            <text:p>\hline 93,89\% &amp; 96,92\% &amp; 92,31\% &amp; 88,47\% &amp; 93,23\% &amp; 80,89\% &amp; 96,31\% &amp; 78,14\% &amp; 88,52\% &amp; 87,91\% &amp; 88,77\% &amp; 87\% &amp; 94,74\% &amp; 87,06\% &amp; 89,58\% &amp; 79,5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SemgHandMovementCh2</text:p>
          </table:table-cell>
          <table:table-cell office:value-type="float" office:value="0.88496296296296295" table:style-name="ce3">
            <text:p>0,884962963</text:p>
          </table:table-cell>
          <table:table-cell office:value-type="float" office:value="0.88896296296296295" table:style-name="ce4">
            <text:p>0,888962963</text:p>
          </table:table-cell>
          <table:table-cell office:value-type="float" office:value="0.65259259259259195" table:style-name="ce4">
            <text:p>0,652592593</text:p>
          </table:table-cell>
          <table:table-cell office:value-type="float" office:value="0.55155555555555602" table:style-name="ce4">
            <text:p>0,551555556</text:p>
          </table:table-cell>
          <table:table-cell office:value-type="float" office:value="0.78829629629629605" table:style-name="ce4">
            <text:p>0,788296296</text:p>
          </table:table-cell>
          <table:table-cell office:value-type="float" office:value="0.42096296296296298" table:style-name="ce4">
            <text:p>0,420962963</text:p>
          </table:table-cell>
          <table:table-cell office:value-type="float" office:value="0.89088888888888895" table:style-name="ce4">
            <text:p>0,890888889</text:p>
          </table:table-cell>
          <table:table-cell office:value-type="float" office:value="0.46029629629629598" table:style-name="ce4">
            <text:p>0,460296296</text:p>
          </table:table-cell>
          <table:table-cell office:value-type="float" office:value="0.68177777777777804" table:style-name="ce4">
            <text:p>0,681777778</text:p>
          </table:table-cell>
          <table:table-cell office:value-type="float" office:value="0.69214814814814796" table:style-name="ce4">
            <text:p>0,692148148</text:p>
          </table:table-cell>
          <table:table-cell office:value-type="float" office:value="0.66488888888888897" table:style-name="ce4">
            <text:p>0,664888889</text:p>
          </table:table-cell>
          <table:table-cell office:value-type="float" office:value="0.72399999999999998" table:style-name="ce4">
            <text:p>0,724</text:p>
          </table:table-cell>
          <table:table-cell office:value-type="float" office:value="0.864148148148148" table:style-name="ce4">
            <text:p>0,864148148</text:p>
          </table:table-cell>
          <table:table-cell office:value-type="float" office:value="0.68251851851851897" table:style-name="ce4">
            <text:p>0,682518519</text:p>
          </table:table-cell>
          <table:table-cell office:value-type="float" office:value="0.43777778744697499" table:style-name="ce4">
            <text:p>0,437777787</text:p>
          </table:table-cell>
          <table:table-cell office:value-type="float" office:value="-3.9943714681358822E-2" table:formula="of:=IF([.P81]; 1-[.P81]/MIN([.B81:.O81]); &quot;&quot;)" table:style-name="ce1">
            <text:p>-0,039943715</text:p>
          </table:table-cell>
          <table:table-cell office:value-type="float" office:value="0.50860562646261231" table:formula="of:=IF([.P81]; 1-[.P81]/MAX([.B81:.O81]); &quot;&quot;)" table:style-name="ce1">
            <text:p>0,508605626</text:p>
          </table:table-cell>
          <table:table-cell office:value-type="float" office:value="0.37765139883655052" table:formula="of:=IF([.P81]; 1-[.P81]/AVERAGE([.B81:.O81]); &quot;&quot;)" table:style-name="ce1">
            <text:p>0,377651399</text:p>
          </table:table-cell>
          <table:table-cell office:value-type="float" office:value="3" table:formula="of:=IF([.P81]&gt;MAX([.B81:.O81]); 1; IF([.P81]&gt;AVERAGE([.B81:.O81]); 2; IF([.P81]&gt;MIN([.B81:.O81]); 3; IF([.P81]&gt;MAX([.B81:.O81])*0.75; 4; 5))))" table:style-name="ce5">
            <text:p>3</text:p>
          </table:table-cell>
          <table:table-cell table:style-name="ce1"/>
          <table:table-cell office:value-type="float" office:value="0.35555556416511502" table:style-name="ce1">
            <text:p>0,355555564</text:p>
          </table:table-cell>
          <table:table-cell table:style-name="ce1"/>
          <table:table-cell office:value-type="string" office:string-value="88,5\%" table:formula="of:=ROUND([.B81];4)*100 &amp;&quot;\%&quot;" table:style-name="ce1">
            <text:p>88,5\%</text:p>
          </table:table-cell>
          <table:table-cell office:value-type="string" office:string-value="88,9\%" table:formula="of:=ROUND([.C81];4)*100 &amp;&quot;\%&quot;" table:style-name="ce1">
            <text:p>88,9\%</text:p>
          </table:table-cell>
          <table:table-cell office:value-type="string" office:string-value="65,26\%" table:formula="of:=ROUND([.D81];4)*100 &amp;&quot;\%&quot;" table:style-name="ce1">
            <text:p>65,26\%</text:p>
          </table:table-cell>
          <table:table-cell office:value-type="string" office:string-value="55,16\%" table:formula="of:=ROUND([.E81];4)*100 &amp;&quot;\%&quot;" table:style-name="ce1">
            <text:p>55,16\%</text:p>
          </table:table-cell>
          <table:table-cell office:value-type="string" office:string-value="78,83\%" table:formula="of:=ROUND([.F81];4)*100 &amp;&quot;\%&quot;" table:style-name="ce1">
            <text:p>78,83\%</text:p>
          </table:table-cell>
          <table:table-cell office:value-type="string" office:string-value="42,1\%" table:formula="of:=ROUND([.G81];4)*100 &amp;&quot;\%&quot;" table:style-name="ce1">
            <text:p>42,1\%</text:p>
          </table:table-cell>
          <table:table-cell office:value-type="string" office:string-value="89,09\%" table:formula="of:=ROUND([.H81];4)*100 &amp;&quot;\%&quot;" table:style-name="ce1">
            <text:p>89,09\%</text:p>
          </table:table-cell>
          <table:table-cell office:value-type="string" office:string-value="46,03\%" table:formula="of:=ROUND([.I81];4)*100 &amp;&quot;\%&quot;" table:style-name="ce1">
            <text:p>46,03\%</text:p>
          </table:table-cell>
          <table:table-cell office:value-type="string" office:string-value="68,18\%" table:formula="of:=ROUND([.J81];4)*100 &amp;&quot;\%&quot;" table:style-name="ce1">
            <text:p>68,18\%</text:p>
          </table:table-cell>
          <table:table-cell office:value-type="string" office:string-value="69,21\%" table:formula="of:=ROUND([.K81];4)*100 &amp;&quot;\%&quot;" table:style-name="ce1">
            <text:p>69,21\%</text:p>
          </table:table-cell>
          <table:table-cell office:value-type="string" office:string-value="66,49\%" table:formula="of:=ROUND([.L81];4)*100 &amp;&quot;\%&quot;" table:style-name="ce1">
            <text:p>66,49\%</text:p>
          </table:table-cell>
          <table:table-cell office:value-type="string" office:string-value="72,4\%" table:formula="of:=ROUND([.M81];4)*100 &amp;&quot;\%&quot;" table:style-name="ce1">
            <text:p>72,4\%</text:p>
          </table:table-cell>
          <table:table-cell office:value-type="string" office:string-value="86,41\%" table:formula="of:=ROUND([.N81];4)*100 &amp;&quot;\%&quot;" table:style-name="ce1">
            <text:p>86,41\%</text:p>
          </table:table-cell>
          <table:table-cell office:value-type="string" office:string-value="68,25\%" table:formula="of:=ROUND([.O81];4)*100 &amp;&quot;\%&quot;" table:style-name="ce1">
            <text:p>68,25\%</text:p>
          </table:table-cell>
          <table:table-cell office:value-type="string" office:string-value="70,34\%" table:formula="of:=ROUND(AVERAGE([.B81:.O81]);4)*100&amp;&quot;\%&quot;" table:style-name="ce1">
            <text:p>70,34\%</text:p>
          </table:table-cell>
          <table:table-cell office:value-type="string" office:string-value="43,78\%" table:formula="of:=ROUND([.P81];4)*100 &amp;&quot;\%&quot;" table:style-name="ce1">
            <text:p>43,78\%</text:p>
          </table:table-cell>
          <table:table-cell office:value-type="string" office:string-value="\hline 88,5\% &amp; 88,9\% &amp; 65,26\% &amp; 55,16\% &amp; 78,83\% &amp; 42,1\% &amp; 89,09\% &amp; 46,03\% &amp; 68,18\% &amp; 69,21\% &amp; 66,49\% &amp; 72,4\% &amp; 86,41\% &amp; 68,25\% &amp; 70,34\% &amp; 43,78\% \\" table:formula="of:=&quot;\hline &quot;&amp;[.X81]&amp;&quot; &amp; &quot;&amp;[.Y81]&amp;&quot; &amp; &quot;&amp;[.Z81]&amp;&quot; &amp; &quot;&amp;[.AA81]&amp;&quot; &amp; &quot;&amp;[.AB81]&amp;&quot; &amp; &quot;&amp;[.AC81]&amp;&quot; &amp; &quot;&amp;[.AD81]&amp;&quot; &amp; &quot;&amp;[.AE81]&amp;&quot; &amp; &quot;&amp;[.AF81]&amp;&quot; &amp; &quot;&amp;[.AG81]&amp;&quot; &amp; &quot;&amp;[.AH81]&amp;&quot; &amp; &quot;&amp;[.AI81]&amp;&quot; &amp; &quot;&amp;[.AJ81]&amp;&quot; &amp; &quot;&amp;[.AK81]&amp;&quot; &amp; &quot;&amp;[.AL81]&amp;&quot; &amp; &quot;&amp;[.AM81]&amp;&quot; \\&quot;" table:style-name="ce1">
            <text:p>\hline 88,5\% &amp; 88,9\% &amp; 65,26\% &amp; 55,16\% &amp; 78,83\% &amp; 42,1\% &amp; 89,09\% &amp; 46,03\% &amp; 68,18\% &amp; 69,21\% &amp; 66,49\% &amp; 72,4\% &amp; 86,41\% &amp; 68,25\% &amp; 70,34\% &amp; 43,78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SemgHandSubjectCh2</text:p>
          </table:table-cell>
          <table:table-cell office:value-type="float" office:value="0.933111111111111" table:style-name="ce3">
            <text:p>0,933111111</text:p>
          </table:table-cell>
          <table:table-cell office:value-type="float" office:value="0.95059259259259299" table:style-name="ce4">
            <text:p>0,950592593</text:p>
          </table:table-cell>
          <table:table-cell office:value-type="float" office:value="0.91185185185185202" table:style-name="ce4">
            <text:p>0,911851852</text:p>
          </table:table-cell>
          <table:table-cell office:value-type="float" office:value="0.76288888888888895" table:style-name="ce4">
            <text:p>0,762888889</text:p>
          </table:table-cell>
          <table:table-cell office:value-type="float" office:value="0.913333333333333" table:style-name="ce4">
            <text:p>0,913333333</text:p>
          </table:table-cell>
          <table:table-cell office:value-type="float" office:value="0.55474074074074098" table:style-name="ce4">
            <text:p>0,554740741</text:p>
          </table:table-cell>
          <table:table-cell office:value-type="float" office:value="0.93807407407407395" table:style-name="ce4">
            <text:p>0,938074074</text:p>
          </table:table-cell>
          <table:table-cell office:value-type="float" office:value="0.79348148148148201" table:style-name="ce4">
            <text:p>0,793481481</text:p>
          </table:table-cell>
          <table:table-cell office:value-type="float" office:value="0.84274074074074101" table:style-name="ce4">
            <text:p>0,842740741</text:p>
          </table:table-cell>
          <table:table-cell office:value-type="float" office:value="0.84540740740740705" table:style-name="ce4">
            <text:p>0,845407407</text:p>
          </table:table-cell>
          <table:table-cell office:value-type="float" office:value="0.83511111111111103" table:style-name="ce4">
            <text:p>0,835111111</text:p>
          </table:table-cell>
          <table:table-cell office:value-type="float" office:value="0.82414814814814796" table:style-name="ce4">
            <text:p>0,824148148</text:p>
          </table:table-cell>
          <table:table-cell office:value-type="float" office:value="0.91600000000000004" table:style-name="ce4">
            <text:p>0,916</text:p>
          </table:table-cell>
          <table:table-cell office:value-type="float" office:value="0.84874074074074102" table:style-name="ce4">
            <text:p>0,848740741</text:p>
          </table:table-cell>
          <table:table-cell office:value-type="float" office:value="0.59333330392837502" table:style-name="ce4">
            <text:p>0,593333304</text:p>
          </table:table-cell>
          <table:table-cell office:value-type="float" office:value="-6.956864775444771E-2" table:formula="of:=IF([.P82]; 1-[.P82]/MIN([.B82:.O82]); &quot;&quot;)" table:style-name="ce1">
            <text:p>-0,069568648</text:p>
          </table:table-cell>
          <table:table-cell office:value-type="float" office:value="0.3758279745162425" table:formula="of:=IF([.P82]; 1-[.P82]/MAX([.B82:.O82]); &quot;&quot;)" table:style-name="ce1">
            <text:p>0,375827975</text:p>
          </table:table-cell>
          <table:table-cell office:value-type="float" office:value="0.30020970968459582" table:formula="of:=IF([.P82]; 1-[.P82]/AVERAGE([.B82:.O82]); &quot;&quot;)" table:style-name="ce1">
            <text:p>0,30020971</text:p>
          </table:table-cell>
          <table:table-cell office:value-type="float" office:value="3" table:formula="of:=IF([.P82]&gt;MAX([.B82:.O82]); 1; IF([.P82]&gt;AVERAGE([.B82:.O82]); 2; IF([.P82]&gt;MIN([.B82:.O82]); 3; IF([.P82]&gt;MAX([.B82:.O82])*0.75; 4; 5))))" table:style-name="ce5">
            <text:p>3</text:p>
          </table:table-cell>
          <table:table-cell table:style-name="ce1"/>
          <table:table-cell office:value-type="float" office:value="0.55111110210418701" table:style-name="ce1">
            <text:p>0,551111102</text:p>
          </table:table-cell>
          <table:table-cell table:style-name="ce1"/>
          <table:table-cell office:value-type="string" office:string-value="93,31\%" table:formula="of:=ROUND([.B82];4)*100 &amp;&quot;\%&quot;" table:style-name="ce1">
            <text:p>93,31\%</text:p>
          </table:table-cell>
          <table:table-cell office:value-type="string" office:string-value="95,06\%" table:formula="of:=ROUND([.C82];4)*100 &amp;&quot;\%&quot;" table:style-name="ce1">
            <text:p>95,06\%</text:p>
          </table:table-cell>
          <table:table-cell office:value-type="string" office:string-value="91,19\%" table:formula="of:=ROUND([.D82];4)*100 &amp;&quot;\%&quot;" table:style-name="ce1">
            <text:p>91,19\%</text:p>
          </table:table-cell>
          <table:table-cell office:value-type="string" office:string-value="76,29\%" table:formula="of:=ROUND([.E82];4)*100 &amp;&quot;\%&quot;" table:style-name="ce1">
            <text:p>76,29\%</text:p>
          </table:table-cell>
          <table:table-cell office:value-type="string" office:string-value="91,33\%" table:formula="of:=ROUND([.F82];4)*100 &amp;&quot;\%&quot;" table:style-name="ce1">
            <text:p>91,33\%</text:p>
          </table:table-cell>
          <table:table-cell office:value-type="string" office:string-value="55,47\%" table:formula="of:=ROUND([.G82];4)*100 &amp;&quot;\%&quot;" table:style-name="ce1">
            <text:p>55,47\%</text:p>
          </table:table-cell>
          <table:table-cell office:value-type="string" office:string-value="93,81\%" table:formula="of:=ROUND([.H82];4)*100 &amp;&quot;\%&quot;" table:style-name="ce1">
            <text:p>93,81\%</text:p>
          </table:table-cell>
          <table:table-cell office:value-type="string" office:string-value="79,35\%" table:formula="of:=ROUND([.I82];4)*100 &amp;&quot;\%&quot;" table:style-name="ce1">
            <text:p>79,35\%</text:p>
          </table:table-cell>
          <table:table-cell office:value-type="string" office:string-value="84,27\%" table:formula="of:=ROUND([.J82];4)*100 &amp;&quot;\%&quot;" table:style-name="ce1">
            <text:p>84,27\%</text:p>
          </table:table-cell>
          <table:table-cell office:value-type="string" office:string-value="84,54\%" table:formula="of:=ROUND([.K82];4)*100 &amp;&quot;\%&quot;" table:style-name="ce1">
            <text:p>84,54\%</text:p>
          </table:table-cell>
          <table:table-cell office:value-type="string" office:string-value="83,51\%" table:formula="of:=ROUND([.L82];4)*100 &amp;&quot;\%&quot;" table:style-name="ce1">
            <text:p>83,51\%</text:p>
          </table:table-cell>
          <table:table-cell office:value-type="string" office:string-value="82,41\%" table:formula="of:=ROUND([.M82];4)*100 &amp;&quot;\%&quot;" table:style-name="ce1">
            <text:p>82,41\%</text:p>
          </table:table-cell>
          <table:table-cell office:value-type="string" office:string-value="91,6\%" table:formula="of:=ROUND([.N82];4)*100 &amp;&quot;\%&quot;" table:style-name="ce1">
            <text:p>91,6\%</text:p>
          </table:table-cell>
          <table:table-cell office:value-type="string" office:string-value="84,87\%" table:formula="of:=ROUND([.O82];4)*100 &amp;&quot;\%&quot;" table:style-name="ce1">
            <text:p>84,87\%</text:p>
          </table:table-cell>
          <table:table-cell office:value-type="string" office:string-value="84,79\%" table:formula="of:=ROUND(AVERAGE([.B82:.O82]);4)*100&amp;&quot;\%&quot;" table:style-name="ce1">
            <text:p>84,79\%</text:p>
          </table:table-cell>
          <table:table-cell office:value-type="string" office:string-value="59,33\%" table:formula="of:=ROUND([.P82];4)*100 &amp;&quot;\%&quot;" table:style-name="ce1">
            <text:p>59,33\%</text:p>
          </table:table-cell>
          <table:table-cell office:value-type="string" office:string-value="\hline 93,31\% &amp; 95,06\% &amp; 91,19\% &amp; 76,29\% &amp; 91,33\% &amp; 55,47\% &amp; 93,81\% &amp; 79,35\% &amp; 84,27\% &amp; 84,54\% &amp; 83,51\% &amp; 82,41\% &amp; 91,6\% &amp; 84,87\% &amp; 84,79\% &amp; 59,33\% \\" table:formula="of:=&quot;\hline &quot;&amp;[.X82]&amp;&quot; &amp; &quot;&amp;[.Y82]&amp;&quot; &amp; &quot;&amp;[.Z82]&amp;&quot; &amp; &quot;&amp;[.AA82]&amp;&quot; &amp; &quot;&amp;[.AB82]&amp;&quot; &amp; &quot;&amp;[.AC82]&amp;&quot; &amp; &quot;&amp;[.AD82]&amp;&quot; &amp; &quot;&amp;[.AE82]&amp;&quot; &amp; &quot;&amp;[.AF82]&amp;&quot; &amp; &quot;&amp;[.AG82]&amp;&quot; &amp; &quot;&amp;[.AH82]&amp;&quot; &amp; &quot;&amp;[.AI82]&amp;&quot; &amp; &quot;&amp;[.AJ82]&amp;&quot; &amp; &quot;&amp;[.AK82]&amp;&quot; &amp; &quot;&amp;[.AL82]&amp;&quot; &amp; &quot;&amp;[.AM82]&amp;&quot; \\&quot;" table:style-name="ce1">
            <text:p>\hline 93,31\% &amp; 95,06\% &amp; 91,19\% &amp; 76,29\% &amp; 91,33\% &amp; 55,47\% &amp; 93,81\% &amp; 79,35\% &amp; 84,27\% &amp; 84,54\% &amp; 83,51\% &amp; 82,41\% &amp; 91,6\% &amp; 84,87\% &amp; 84,79\% &amp; 59,33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ShapeletSim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.99814814814814801" table:style-name="ce4">
            <text:p>0,998148148</text:p>
          </table:table-cell>
          <table:table-cell office:value-type="float" office:value="0.92351851851851796" table:style-name="ce4">
            <text:p>0,923518519</text:p>
          </table:table-cell>
          <table:table-cell office:value-type="float" office:value="0.99962962962962998" table:style-name="ce4">
            <text:p>0,99962963</text:p>
          </table:table-cell>
          <table:table-cell office:value-type="float" office:value="0.72722222222222199" table:style-name="ce4">
            <text:p>0,727222222</text:p>
          </table:table-cell>
          <table:table-cell office:value-type="float" office:value="0.78925925925925899" table:style-name="ce4">
            <text:p>0,789259259</text:p>
          </table:table-cell>
          <table:table-cell office:value-type="float" office:value="0.99740740740740796" table:style-name="ce4">
            <text:p>0,997407407</text:p>
          </table:table-cell>
          <table:table-cell office:value-type="float" office:value="1" table:style-name="ce4">
            <text:p>1</text:p>
          </table:table-cell>
          <table:table-cell office:value-type="float" office:value="0.98518518518518505" table:style-name="ce4">
            <text:p>0,985185185</text:p>
          </table:table-cell>
          <table:table-cell office:value-type="float" office:value="1" table:style-name="ce4">
            <text:p>1</text:p>
          </table:table-cell>
          <table:table-cell office:value-type="float" office:value="0.76759259259259305" table:style-name="ce4">
            <text:p>0,767592593</text:p>
          </table:table-cell>
          <table:table-cell office:value-type="float" office:value="0.513703703703704" table:style-name="ce4">
            <text:p>0,513703704</text:p>
          </table:table-cell>
          <table:table-cell office:value-type="float" office:value="0.99370370370370398" table:style-name="ce4">
            <text:p>0,993703704</text:p>
          </table:table-cell>
          <table:table-cell office:value-type="float" office:value="0.51666665077209395" table:style-name="ce4">
            <text:p>0,516666651</text:p>
          </table:table-cell>
          <table:table-cell office:value-type="float" office:value="-5.7678133270748777E-3" table:formula="of:=IF([.P83]; 1-[.P83]/MIN([.B83:.O83]); &quot;&quot;)" table:style-name="ce1">
            <text:p>-0,005767813</text:p>
          </table:table-cell>
          <table:table-cell office:value-type="float" office:value="0.48333334922790605" table:formula="of:=IF([.P83]; 1-[.P83]/MAX([.B83:.O83]); &quot;&quot;)" table:style-name="ce1">
            <text:p>0,483333349</text:p>
          </table:table-cell>
          <table:table-cell office:value-type="float" office:value="0.43023851216730657" table:formula="of:=IF([.P83]; 1-[.P83]/AVERAGE([.B83:.O83]); &quot;&quot;)" table:style-name="ce1">
            <text:p>0,430238512</text:p>
          </table:table-cell>
          <table:table-cell office:value-type="float" office:value="3" table:formula="of:=IF([.P83]&gt;MAX([.B83:.O83]); 1; IF([.P83]&gt;AVERAGE([.B83:.O83]); 2; IF([.P83]&gt;MIN([.B83:.O83]); 3; IF([.P83]&gt;MAX([.B83:.O83])*0.75; 4; 5))))" table:style-name="ce5">
            <text:p>3</text:p>
          </table:table-cell>
          <table:table-cell table:style-name="ce1"/>
          <table:table-cell office:value-type="float" office:value="0.53333336114883401" table:style-name="ce1">
            <text:p>0,533333361</text:p>
          </table:table-cell>
          <table:table-cell table:style-name="ce1"/>
          <table:table-cell office:value-type="string" office:string-value="100\%" table:formula="of:=ROUND([.B83];4)*100 &amp;&quot;\%&quot;" table:style-name="ce1">
            <text:p>100\%</text:p>
          </table:table-cell>
          <table:table-cell office:value-type="string" office:string-value="100\%" table:formula="of:=ROUND([.C83];4)*100 &amp;&quot;\%&quot;" table:style-name="ce1">
            <text:p>100\%</text:p>
          </table:table-cell>
          <table:table-cell office:value-type="string" office:string-value="99,81\%" table:formula="of:=ROUND([.D83];4)*100 &amp;&quot;\%&quot;" table:style-name="ce1">
            <text:p>99,81\%</text:p>
          </table:table-cell>
          <table:table-cell office:value-type="string" office:string-value="92,35\%" table:formula="of:=ROUND([.E83];4)*100 &amp;&quot;\%&quot;" table:style-name="ce1">
            <text:p>92,35\%</text:p>
          </table:table-cell>
          <table:table-cell office:value-type="string" office:string-value="99,96\%" table:formula="of:=ROUND([.F83];4)*100 &amp;&quot;\%&quot;" table:style-name="ce1">
            <text:p>99,96\%</text:p>
          </table:table-cell>
          <table:table-cell office:value-type="string" office:string-value="72,72\%" table:formula="of:=ROUND([.G83];4)*100 &amp;&quot;\%&quot;" table:style-name="ce1">
            <text:p>72,72\%</text:p>
          </table:table-cell>
          <table:table-cell office:value-type="string" office:string-value="78,93\%" table:formula="of:=ROUND([.H83];4)*100 &amp;&quot;\%&quot;" table:style-name="ce1">
            <text:p>78,93\%</text:p>
          </table:table-cell>
          <table:table-cell office:value-type="string" office:string-value="99,74\%" table:formula="of:=ROUND([.I83];4)*100 &amp;&quot;\%&quot;" table:style-name="ce1">
            <text:p>99,74\%</text:p>
          </table:table-cell>
          <table:table-cell office:value-type="string" office:string-value="100\%" table:formula="of:=ROUND([.J83];4)*100 &amp;&quot;\%&quot;" table:style-name="ce1">
            <text:p>100\%</text:p>
          </table:table-cell>
          <table:table-cell office:value-type="string" office:string-value="98,52\%" table:formula="of:=ROUND([.K83];4)*100 &amp;&quot;\%&quot;" table:style-name="ce1">
            <text:p>98,52\%</text:p>
          </table:table-cell>
          <table:table-cell office:value-type="string" office:string-value="100\%" table:formula="of:=ROUND([.L83];4)*100 &amp;&quot;\%&quot;" table:style-name="ce1">
            <text:p>100\%</text:p>
          </table:table-cell>
          <table:table-cell office:value-type="string" office:string-value="76,76\%" table:formula="of:=ROUND([.M83];4)*100 &amp;&quot;\%&quot;" table:style-name="ce1">
            <text:p>76,76\%</text:p>
          </table:table-cell>
          <table:table-cell office:value-type="string" office:string-value="51,37\%" table:formula="of:=ROUND([.N83];4)*100 &amp;&quot;\%&quot;" table:style-name="ce1">
            <text:p>51,37\%</text:p>
          </table:table-cell>
          <table:table-cell office:value-type="string" office:string-value="99,37\%" table:formula="of:=ROUND([.O83];4)*100 &amp;&quot;\%&quot;" table:style-name="ce1">
            <text:p>99,37\%</text:p>
          </table:table-cell>
          <table:table-cell office:value-type="string" office:string-value="90,68\%" table:formula="of:=ROUND(AVERAGE([.B83:.O83]);4)*100&amp;&quot;\%&quot;" table:style-name="ce1">
            <text:p>90,68\%</text:p>
          </table:table-cell>
          <table:table-cell office:value-type="string" office:string-value="51,67\%" table:formula="of:=ROUND([.P83];4)*100 &amp;&quot;\%&quot;" table:style-name="ce1">
            <text:p>51,67\%</text:p>
          </table:table-cell>
          <table:table-cell office:value-type="string" office:string-value="\hline 100\% &amp; 100\% &amp; 99,81\% &amp; 92,35\% &amp; 99,96\% &amp; 72,72\% &amp; 78,93\% &amp; 99,74\% &amp; 100\% &amp; 98,52\% &amp; 100\% &amp; 76,76\% &amp; 51,37\% &amp; 99,37\% &amp; 90,68\% &amp; 51,67\% \\" table:formula="of:=&quot;\hline &quot;&amp;[.X83]&amp;&quot; &amp; &quot;&amp;[.Y83]&amp;&quot; &amp; &quot;&amp;[.Z83]&amp;&quot; &amp; &quot;&amp;[.AA83]&amp;&quot; &amp; &quot;&amp;[.AB83]&amp;&quot; &amp; &quot;&amp;[.AC83]&amp;&quot; &amp; &quot;&amp;[.AD83]&amp;&quot; &amp; &quot;&amp;[.AE83]&amp;&quot; &amp; &quot;&amp;[.AF83]&amp;&quot; &amp; &quot;&amp;[.AG83]&amp;&quot; &amp; &quot;&amp;[.AH83]&amp;&quot; &amp; &quot;&amp;[.AI83]&amp;&quot; &amp; &quot;&amp;[.AJ83]&amp;&quot; &amp; &quot;&amp;[.AK83]&amp;&quot; &amp; &quot;&amp;[.AL83]&amp;&quot; &amp; &quot;&amp;[.AM83]&amp;&quot; \\&quot;" table:style-name="ce1">
            <text:p>\hline 100\% &amp; 100\% &amp; 99,81\% &amp; 92,35\% &amp; 99,96\% &amp; 72,72\% &amp; 78,93\% &amp; 99,74\% &amp; 100\% &amp; 98,52\% &amp; 100\% &amp; 76,76\% &amp; 51,37\% &amp; 99,37\% &amp; 90,68\% &amp; 51,67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ShapesAll</text:p>
          </table:table-cell>
          <table:table-cell office:value-type="float" office:value="0.94105555555555498" table:style-name="ce3">
            <text:p>0,941055556</text:p>
          </table:table-cell>
          <table:table-cell office:value-type="float" office:value="0.93127777777777798" table:style-name="ce4">
            <text:p>0,931277778</text:p>
          </table:table-cell>
          <table:table-cell office:value-type="float" office:value="0.92322222222222206" table:style-name="ce4">
            <text:p>0,923222222</text:p>
          </table:table-cell>
          <table:table-cell office:value-type="float" office:value="0.93805555555555498" table:style-name="ce4">
            <text:p>0,938055556</text:p>
          </table:table-cell>
          <table:table-cell office:value-type="float" office:value="0.86533333333333295" table:style-name="ce4">
            <text:p>0,865333333</text:p>
          </table:table-cell>
          <table:table-cell office:value-type="float" office:value="0.93305555555555597" table:style-name="ce4">
            <text:p>0,933055556</text:p>
          </table:table-cell>
          <table:table-cell office:value-type="float" office:value="0.89005555555555604" table:style-name="ce4">
            <text:p>0,890055556</text:p>
          </table:table-cell>
          <table:table-cell office:value-type="float" office:value="0.91600000000000004" table:style-name="ce4">
            <text:p>0,916</text:p>
          </table:table-cell>
          <table:table-cell office:value-type="float" office:value="0.92044444444444395" table:style-name="ce4">
            <text:p>0,920444444</text:p>
          </table:table-cell>
          <table:table-cell office:value-type="float" office:value="0.90405555555555595" table:style-name="ce4">
            <text:p>0,904055556</text:p>
          </table:table-cell>
          <table:table-cell office:value-type="float" office:value="0.90849999999999997" table:style-name="ce4">
            <text:p>0,9085</text:p>
          </table:table-cell>
          <table:table-cell office:value-type="float" office:value="0.85005555555555501" table:style-name="ce4">
            <text:p>0,850055556</text:p>
          </table:table-cell>
          <table:table-cell office:value-type="float" office:value="0.80427777777777798" table:style-name="ce4">
            <text:p>0,804277778</text:p>
          </table:table-cell>
          <table:table-cell office:value-type="float" office:value="0.82933333333333303" table:style-name="ce4">
            <text:p>0,829333333</text:p>
          </table:table-cell>
          <table:table-cell office:value-type="float" office:value="0.75333333015441895" table:style-name="ce4">
            <text:p>0,75333333</text:p>
          </table:table-cell>
          <table:table-cell office:value-type="float" office:value="6.3341856546277664E-2" table:formula="of:=IF([.P84]; 1-[.P84]/MIN([.B84:.O84]); &quot;&quot;)" table:style-name="ce1">
            <text:p>0,063341857</text:p>
          </table:table-cell>
          <table:table-cell office:value-type="float" office:value="0.19948049219082886" table:formula="of:=IF([.P84]; 1-[.P84]/MAX([.B84:.O84]); &quot;&quot;)" table:style-name="ce1">
            <text:p>0,199480492</text:p>
          </table:table-cell>
          <table:table-cell office:value-type="float" office:value="0.15994424763186232" table:formula="of:=IF([.P84]; 1-[.P84]/AVERAGE([.B84:.O84]); &quot;&quot;)" table:style-name="ce1">
            <text:p>0,159944248</text:p>
          </table:table-cell>
          <table:table-cell office:value-type="float" office:value="4" table:formula="of:=IF([.P84]&gt;MAX([.B84:.O84]); 1; IF([.P84]&gt;AVERAGE([.B84:.O84]); 2; IF([.P84]&gt;MIN([.B84:.O84]); 3; IF([.P84]&gt;MAX([.B84:.O84])*0.75; 4; 5))))" table:style-name="ce5">
            <text:p>4</text:p>
          </table:table-cell>
          <table:table-cell table:style-name="ce1"/>
          <table:table-cell office:value-type="float" office:value="0.66833335161209095" table:style-name="ce1">
            <text:p>0,668333352</text:p>
          </table:table-cell>
          <table:table-cell table:style-name="ce1"/>
          <table:table-cell office:value-type="string" office:string-value="94,11\%" table:formula="of:=ROUND([.B84];4)*100 &amp;&quot;\%&quot;" table:style-name="ce1">
            <text:p>94,11\%</text:p>
          </table:table-cell>
          <table:table-cell office:value-type="string" office:string-value="93,13\%" table:formula="of:=ROUND([.C84];4)*100 &amp;&quot;\%&quot;" table:style-name="ce1">
            <text:p>93,13\%</text:p>
          </table:table-cell>
          <table:table-cell office:value-type="string" office:string-value="92,32\%" table:formula="of:=ROUND([.D84];4)*100 &amp;&quot;\%&quot;" table:style-name="ce1">
            <text:p>92,32\%</text:p>
          </table:table-cell>
          <table:table-cell office:value-type="string" office:string-value="93,81\%" table:formula="of:=ROUND([.E84];4)*100 &amp;&quot;\%&quot;" table:style-name="ce1">
            <text:p>93,81\%</text:p>
          </table:table-cell>
          <table:table-cell office:value-type="string" office:string-value="86,53\%" table:formula="of:=ROUND([.F84];4)*100 &amp;&quot;\%&quot;" table:style-name="ce1">
            <text:p>86,53\%</text:p>
          </table:table-cell>
          <table:table-cell office:value-type="string" office:string-value="93,31\%" table:formula="of:=ROUND([.G84];4)*100 &amp;&quot;\%&quot;" table:style-name="ce1">
            <text:p>93,31\%</text:p>
          </table:table-cell>
          <table:table-cell office:value-type="string" office:string-value="89,01\%" table:formula="of:=ROUND([.H84];4)*100 &amp;&quot;\%&quot;" table:style-name="ce1">
            <text:p>89,01\%</text:p>
          </table:table-cell>
          <table:table-cell office:value-type="string" office:string-value="91,6\%" table:formula="of:=ROUND([.I84];4)*100 &amp;&quot;\%&quot;" table:style-name="ce1">
            <text:p>91,6\%</text:p>
          </table:table-cell>
          <table:table-cell office:value-type="string" office:string-value="92,04\%" table:formula="of:=ROUND([.J84];4)*100 &amp;&quot;\%&quot;" table:style-name="ce1">
            <text:p>92,04\%</text:p>
          </table:table-cell>
          <table:table-cell office:value-type="string" office:string-value="90,41\%" table:formula="of:=ROUND([.K84];4)*100 &amp;&quot;\%&quot;" table:style-name="ce1">
            <text:p>90,41\%</text:p>
          </table:table-cell>
          <table:table-cell office:value-type="string" office:string-value="90,85\%" table:formula="of:=ROUND([.L84];4)*100 &amp;&quot;\%&quot;" table:style-name="ce1">
            <text:p>90,85\%</text:p>
          </table:table-cell>
          <table:table-cell office:value-type="string" office:string-value="85,01\%" table:formula="of:=ROUND([.M84];4)*100 &amp;&quot;\%&quot;" table:style-name="ce1">
            <text:p>85,01\%</text:p>
          </table:table-cell>
          <table:table-cell office:value-type="string" office:string-value="80,43\%" table:formula="of:=ROUND([.N84];4)*100 &amp;&quot;\%&quot;" table:style-name="ce1">
            <text:p>80,43\%</text:p>
          </table:table-cell>
          <table:table-cell office:value-type="string" office:string-value="82,93\%" table:formula="of:=ROUND([.O84];4)*100 &amp;&quot;\%&quot;" table:style-name="ce1">
            <text:p>82,93\%</text:p>
          </table:table-cell>
          <table:table-cell office:value-type="string" office:string-value="89,68\%" table:formula="of:=ROUND(AVERAGE([.B84:.O84]);4)*100&amp;&quot;\%&quot;" table:style-name="ce1">
            <text:p>89,68\%</text:p>
          </table:table-cell>
          <table:table-cell office:value-type="string" office:string-value="75,33\%" table:formula="of:=ROUND([.P84];4)*100 &amp;&quot;\%&quot;" table:style-name="ce1">
            <text:p>75,33\%</text:p>
          </table:table-cell>
          <table:table-cell office:value-type="string" office:string-value="\hline 94,11\% &amp; 93,13\% &amp; 92,32\% &amp; 93,81\% &amp; 86,53\% &amp; 93,31\% &amp; 89,01\% &amp; 91,6\% &amp; 92,04\% &amp; 90,41\% &amp; 90,85\% &amp; 85,01\% &amp; 80,43\% &amp; 82,93\% &amp; 89,68\% &amp; 75,33\% \\" table:formula="of:=&quot;\hline &quot;&amp;[.X84]&amp;&quot; &amp; &quot;&amp;[.Y84]&amp;&quot; &amp; &quot;&amp;[.Z84]&amp;&quot; &amp; &quot;&amp;[.AA84]&amp;&quot; &amp; &quot;&amp;[.AB84]&amp;&quot; &amp; &quot;&amp;[.AC84]&amp;&quot; &amp; &quot;&amp;[.AD84]&amp;&quot; &amp; &quot;&amp;[.AE84]&amp;&quot; &amp; &quot;&amp;[.AF84]&amp;&quot; &amp; &quot;&amp;[.AG84]&amp;&quot; &amp; &quot;&amp;[.AH84]&amp;&quot; &amp; &quot;&amp;[.AI84]&amp;&quot; &amp; &quot;&amp;[.AJ84]&amp;&quot; &amp; &quot;&amp;[.AK84]&amp;&quot; &amp; &quot;&amp;[.AL84]&amp;&quot; &amp; &quot;&amp;[.AM84]&amp;&quot; \\&quot;" table:style-name="ce1">
            <text:p>\hline 94,11\% &amp; 93,13\% &amp; 92,32\% &amp; 93,81\% &amp; 86,53\% &amp; 93,31\% &amp; 89,01\% &amp; 91,6\% &amp; 92,04\% &amp; 90,41\% &amp; 90,85\% &amp; 85,01\% &amp; 80,43\% &amp; 82,93\% &amp; 89,68\% &amp; 75,33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SmallKitchenAppliances</text:p>
          </table:table-cell>
          <table:table-cell office:value-type="float" office:value="0.83795555555555601" table:style-name="ce3">
            <text:p>0,837955556</text:p>
          </table:table-cell>
          <table:table-cell office:value-type="float" office:value="0.82826666666666704" table:style-name="ce4">
            <text:p>0,828266667</text:p>
          </table:table-cell>
          <table:table-cell office:value-type="float" office:value="0.81831111111111099" table:style-name="ce4">
            <text:p>0,818311111</text:p>
          </table:table-cell>
          <table:table-cell office:value-type="float" office:value="0.77075555555555597" table:style-name="ce4">
            <text:p>0,770755556</text:p>
          </table:table-cell>
          <table:table-cell office:value-type="float" office:value="0.81279999999999997" table:style-name="ce4">
            <text:p>0,8128</text:p>
          </table:table-cell>
          <table:table-cell office:value-type="float" office:value="0.79662222222222201" table:style-name="ce4">
            <text:p>0,796622222</text:p>
          </table:table-cell>
          <table:table-cell office:value-type="float" office:value="0.73813333333333297" table:style-name="ce4">
            <text:p>0,738133333</text:p>
          </table:table-cell>
          <table:table-cell office:value-type="float" office:value="0.80524444444444399" table:style-name="ce4">
            <text:p>0,805244444</text:p>
          </table:table-cell>
          <table:table-cell office:value-type="float" office:value="0.79093333333333304" table:style-name="ce4">
            <text:p>0,790933333</text:p>
          </table:table-cell>
          <table:table-cell office:value-type="float" office:value="0.77377777777777801" table:style-name="ce4">
            <text:p>0,773777778</text:p>
          </table:table-cell>
          <table:table-cell office:value-type="float" office:value="0.74711111111111095" table:style-name="ce4">
            <text:p>0,747111111</text:p>
          </table:table-cell>
          <table:table-cell office:value-type="float" office:value="0.80595555555555598" table:style-name="ce4">
            <text:p>0,805955556</text:p>
          </table:table-cell>
          <table:table-cell office:value-type="float" office:value="0.78817777777777798" table:style-name="ce4">
            <text:p>0,788177778</text:p>
          </table:table-cell>
          <table:table-cell office:value-type="float" office:value="0.81697777777777802" table:style-name="ce4">
            <text:p>0,816977778</text:p>
          </table:table-cell>
          <table:table-cell office:value-type="float" office:value="0.615999996662139" table:style-name="ce4">
            <text:p>0,615999997</text:p>
          </table:table-cell>
          <table:table-cell office:value-type="float" office:value="0.16546243226769419" table:formula="of:=IF([.P85]; 1-[.P85]/MIN([.B85:.O85]); &quot;&quot;)" table:style-name="ce1">
            <text:p>0,165462432</text:p>
          </table:table-cell>
          <table:table-cell office:value-type="float" office:value="0.26487748356326934" table:formula="of:=IF([.P85]; 1-[.P85]/MAX([.B85:.O85]); &quot;&quot;)" table:style-name="ce1">
            <text:p>0,264877484</text:p>
          </table:table-cell>
          <table:table-cell office:value-type="float" office:value="0.22522839492200464" table:formula="of:=IF([.P85]; 1-[.P85]/AVERAGE([.B85:.O85]); &quot;&quot;)" table:style-name="ce1">
            <text:p>0,225228395</text:p>
          </table:table-cell>
          <table:table-cell office:value-type="float" office:value="5" table:formula="of:=IF([.P85]&gt;MAX([.B85:.O85]); 1; IF([.P85]&gt;AVERAGE([.B85:.O85]); 2; IF([.P85]&gt;MIN([.B85:.O85]); 3; IF([.P85]&gt;MAX([.B85:.O85])*0.75; 4; 5))))" table:style-name="ce5">
            <text:p>5</text:p>
          </table:table-cell>
          <table:table-cell table:style-name="ce1"/>
          <table:table-cell office:value-type="float" office:value="0.61599999666214" table:style-name="ce1">
            <text:p>0,615999997</text:p>
          </table:table-cell>
          <table:table-cell table:style-name="ce1"/>
          <table:table-cell office:value-type="string" office:string-value="83,8\%" table:formula="of:=ROUND([.B85];4)*100 &amp;&quot;\%&quot;" table:style-name="ce1">
            <text:p>83,8\%</text:p>
          </table:table-cell>
          <table:table-cell office:value-type="string" office:string-value="82,83\%" table:formula="of:=ROUND([.C85];4)*100 &amp;&quot;\%&quot;" table:style-name="ce1">
            <text:p>82,83\%</text:p>
          </table:table-cell>
          <table:table-cell office:value-type="string" office:string-value="81,83\%" table:formula="of:=ROUND([.D85];4)*100 &amp;&quot;\%&quot;" table:style-name="ce1">
            <text:p>81,83\%</text:p>
          </table:table-cell>
          <table:table-cell office:value-type="string" office:string-value="77,08\%" table:formula="of:=ROUND([.E85];4)*100 &amp;&quot;\%&quot;" table:style-name="ce1">
            <text:p>77,08\%</text:p>
          </table:table-cell>
          <table:table-cell office:value-type="string" office:string-value="81,28\%" table:formula="of:=ROUND([.F85];4)*100 &amp;&quot;\%&quot;" table:style-name="ce1">
            <text:p>81,28\%</text:p>
          </table:table-cell>
          <table:table-cell office:value-type="string" office:string-value="79,66\%" table:formula="of:=ROUND([.G85];4)*100 &amp;&quot;\%&quot;" table:style-name="ce1">
            <text:p>79,66\%</text:p>
          </table:table-cell>
          <table:table-cell office:value-type="string" office:string-value="73,81\%" table:formula="of:=ROUND([.H85];4)*100 &amp;&quot;\%&quot;" table:style-name="ce1">
            <text:p>73,81\%</text:p>
          </table:table-cell>
          <table:table-cell office:value-type="string" office:string-value="80,52\%" table:formula="of:=ROUND([.I85];4)*100 &amp;&quot;\%&quot;" table:style-name="ce1">
            <text:p>80,52\%</text:p>
          </table:table-cell>
          <table:table-cell office:value-type="string" office:string-value="79,09\%" table:formula="of:=ROUND([.J85];4)*100 &amp;&quot;\%&quot;" table:style-name="ce1">
            <text:p>79,09\%</text:p>
          </table:table-cell>
          <table:table-cell office:value-type="string" office:string-value="77,38\%" table:formula="of:=ROUND([.K85];4)*100 &amp;&quot;\%&quot;" table:style-name="ce1">
            <text:p>77,38\%</text:p>
          </table:table-cell>
          <table:table-cell office:value-type="string" office:string-value="74,71\%" table:formula="of:=ROUND([.L85];4)*100 &amp;&quot;\%&quot;" table:style-name="ce1">
            <text:p>74,71\%</text:p>
          </table:table-cell>
          <table:table-cell office:value-type="string" office:string-value="80,6\%" table:formula="of:=ROUND([.M85];4)*100 &amp;&quot;\%&quot;" table:style-name="ce1">
            <text:p>80,6\%</text:p>
          </table:table-cell>
          <table:table-cell office:value-type="string" office:string-value="78,82\%" table:formula="of:=ROUND([.N85];4)*100 &amp;&quot;\%&quot;" table:style-name="ce1">
            <text:p>78,82\%</text:p>
          </table:table-cell>
          <table:table-cell office:value-type="string" office:string-value="81,7\%" table:formula="of:=ROUND([.O85];4)*100 &amp;&quot;\%&quot;" table:style-name="ce1">
            <text:p>81,7\%</text:p>
          </table:table-cell>
          <table:table-cell office:value-type="string" office:string-value="79,51\%" table:formula="of:=ROUND(AVERAGE([.B85:.O85]);4)*100&amp;&quot;\%&quot;" table:style-name="ce1">
            <text:p>79,51\%</text:p>
          </table:table-cell>
          <table:table-cell office:value-type="string" office:string-value="61,6\%" table:formula="of:=ROUND([.P85];4)*100 &amp;&quot;\%&quot;" table:style-name="ce1">
            <text:p>61,6\%</text:p>
          </table:table-cell>
          <table:table-cell office:value-type="string" office:string-value="\hline 83,8\% &amp; 82,83\% &amp; 81,83\% &amp; 77,08\% &amp; 81,28\% &amp; 79,66\% &amp; 73,81\% &amp; 80,52\% &amp; 79,09\% &amp; 77,38\% &amp; 74,71\% &amp; 80,6\% &amp; 78,82\% &amp; 81,7\% &amp; 79,51\% &amp; 61,6\% \\" table:formula="of:=&quot;\hline &quot;&amp;[.X85]&amp;&quot; &amp; &quot;&amp;[.Y85]&amp;&quot; &amp; &quot;&amp;[.Z85]&amp;&quot; &amp; &quot;&amp;[.AA85]&amp;&quot; &amp; &quot;&amp;[.AB85]&amp;&quot; &amp; &quot;&amp;[.AC85]&amp;&quot; &amp; &quot;&amp;[.AD85]&amp;&quot; &amp; &quot;&amp;[.AE85]&amp;&quot; &amp; &quot;&amp;[.AF85]&amp;&quot; &amp; &quot;&amp;[.AG85]&amp;&quot; &amp; &quot;&amp;[.AH85]&amp;&quot; &amp; &quot;&amp;[.AI85]&amp;&quot; &amp; &quot;&amp;[.AJ85]&amp;&quot; &amp; &quot;&amp;[.AK85]&amp;&quot; &amp; &quot;&amp;[.AL85]&amp;&quot; &amp; &quot;&amp;[.AM85]&amp;&quot; \\&quot;" table:style-name="ce1">
            <text:p>\hline 83,8\% &amp; 82,83\% &amp; 81,83\% &amp; 77,08\% &amp; 81,28\% &amp; 79,66\% &amp; 73,81\% &amp; 80,52\% &amp; 79,09\% &amp; 77,38\% &amp; 74,71\% &amp; 80,6\% &amp; 78,82\% &amp; 81,7\% &amp; 79,51\% &amp; 61,6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SmoothSubspace</text:p>
          </table:table-cell>
          <table:table-cell office:value-type="float" office:value="0.99733333333333296" table:style-name="ce3">
            <text:p>0,997333333</text:p>
          </table:table-cell>
          <table:table-cell office:value-type="float" office:value="0.986222222222222" table:style-name="ce4">
            <text:p>0,986222222</text:p>
          </table:table-cell>
          <table:table-cell office:value-type="float" office:value="0.97488888888888903" table:style-name="ce4">
            <text:p>0,974888889</text:p>
          </table:table-cell>
          <table:table-cell office:value-type="float" office:value="0.98466666666666702" table:style-name="ce4">
            <text:p>0,984666667</text:p>
          </table:table-cell>
          <table:table-cell office:value-type="float" office:value="0.93577777777777804" table:style-name="ce4">
            <text:p>0,935777778</text:p>
          </table:table-cell>
          <table:table-cell office:value-type="float" office:value="0.99288888888888904" table:style-name="ce4">
            <text:p>0,992888889</text:p>
          </table:table-cell>
          <table:table-cell office:value-type="float" office:value="0.998" table:style-name="ce4">
            <text:p>0,998</text:p>
          </table:table-cell>
          <table:table-cell office:value-type="float" office:value="0.85533333333333295" table:style-name="ce4">
            <text:p>0,855333333</text:p>
          </table:table-cell>
          <table:table-cell office:value-type="float" office:value="0.41177777777777802" table:style-name="ce4">
            <text:p>0,411777778</text:p>
          </table:table-cell>
          <table:table-cell office:value-type="float" office:value="0.44400000000000001" table:style-name="ce4">
            <text:p>0,444</text:p>
          </table:table-cell>
          <table:table-cell office:value-type="float" office:value="0.40733333333333299" table:style-name="ce4">
            <text:p>0,407333333</text:p>
          </table:table-cell>
          <table:table-cell office:value-type="float" office:value="0.848444444444444" table:style-name="ce4">
            <text:p>0,848444444</text:p>
          </table:table-cell>
          <table:table-cell office:value-type="float" office:value="0.98733333333333395" table:style-name="ce4">
            <text:p>0,987333333</text:p>
          </table:table-cell>
          <table:table-cell office:value-type="float" office:value="0.85533333333333295" table:style-name="ce4">
            <text:p>0,855333333</text:p>
          </table:table-cell>
          <table:table-cell office:value-type="float" office:value="0.87999999523162797" table:style-name="ce4">
            <text:p>0,879999995</text:p>
          </table:table-cell>
          <table:table-cell office:value-type="float" office:value="-1.1603927869843584" table:formula="of:=IF([.P86]; 1-[.P86]/MIN([.B86:.O86]); &quot;&quot;)" table:style-name="ce1">
            <text:p>-1,160392787</text:p>
          </table:table-cell>
          <table:table-cell office:value-type="float" office:value="0.11823647772381962" table:formula="of:=IF([.P86]; 1-[.P86]/MAX([.B86:.O86]); &quot;&quot;)" table:style-name="ce1">
            <text:p>0,118236478</text:p>
          </table:table-cell>
          <table:table-cell office:value-type="float" office:value="-5.4854723435366237E-2" table:formula="of:=IF([.P86]; 1-[.P86]/AVERAGE([.B86:.O86]); &quot;&quot;)" table:style-name="ce1">
            <text:p>-0,054854723</text:p>
          </table:table-cell>
          <table:table-cell office:value-type="float" office:value="2" table:formula="of:=IF([.P86]&gt;MAX([.B86:.O86]); 1; IF([.P86]&gt;AVERAGE([.B86:.O86]); 2; IF([.P86]&gt;MIN([.B86:.O86]); 3; IF([.P86]&gt;MAX([.B86:.O86])*0.75; 4; 5))))" table:style-name="ce5">
            <text:p>2</text:p>
          </table:table-cell>
          <table:table-cell table:style-name="ce1"/>
          <table:table-cell office:value-type="float" office:value="0.89333331584930398" table:style-name="ce1">
            <text:p>0,893333316</text:p>
          </table:table-cell>
          <table:table-cell table:style-name="ce1"/>
          <table:table-cell office:value-type="string" office:string-value="99,73\%" table:formula="of:=ROUND([.B86];4)*100 &amp;&quot;\%&quot;" table:style-name="ce1">
            <text:p>99,73\%</text:p>
          </table:table-cell>
          <table:table-cell office:value-type="string" office:string-value="98,62\%" table:formula="of:=ROUND([.C86];4)*100 &amp;&quot;\%&quot;" table:style-name="ce1">
            <text:p>98,62\%</text:p>
          </table:table-cell>
          <table:table-cell office:value-type="string" office:string-value="97,49\%" table:formula="of:=ROUND([.D86];4)*100 &amp;&quot;\%&quot;" table:style-name="ce1">
            <text:p>97,49\%</text:p>
          </table:table-cell>
          <table:table-cell office:value-type="string" office:string-value="98,47\%" table:formula="of:=ROUND([.E86];4)*100 &amp;&quot;\%&quot;" table:style-name="ce1">
            <text:p>98,47\%</text:p>
          </table:table-cell>
          <table:table-cell office:value-type="string" office:string-value="93,58\%" table:formula="of:=ROUND([.F86];4)*100 &amp;&quot;\%&quot;" table:style-name="ce1">
            <text:p>93,58\%</text:p>
          </table:table-cell>
          <table:table-cell office:value-type="string" office:string-value="99,29\%" table:formula="of:=ROUND([.G86];4)*100 &amp;&quot;\%&quot;" table:style-name="ce1">
            <text:p>99,29\%</text:p>
          </table:table-cell>
          <table:table-cell office:value-type="string" office:string-value="99,8\%" table:formula="of:=ROUND([.H86];4)*100 &amp;&quot;\%&quot;" table:style-name="ce1">
            <text:p>99,8\%</text:p>
          </table:table-cell>
          <table:table-cell office:value-type="string" office:string-value="85,53\%" table:formula="of:=ROUND([.I86];4)*100 &amp;&quot;\%&quot;" table:style-name="ce1">
            <text:p>85,53\%</text:p>
          </table:table-cell>
          <table:table-cell office:value-type="string" office:string-value="41,18\%" table:formula="of:=ROUND([.J86];4)*100 &amp;&quot;\%&quot;" table:style-name="ce1">
            <text:p>41,18\%</text:p>
          </table:table-cell>
          <table:table-cell office:value-type="string" office:string-value="44,4\%" table:formula="of:=ROUND([.K86];4)*100 &amp;&quot;\%&quot;" table:style-name="ce1">
            <text:p>44,4\%</text:p>
          </table:table-cell>
          <table:table-cell office:value-type="string" office:string-value="40,73\%" table:formula="of:=ROUND([.L86];4)*100 &amp;&quot;\%&quot;" table:style-name="ce1">
            <text:p>40,73\%</text:p>
          </table:table-cell>
          <table:table-cell office:value-type="string" office:string-value="84,84\%" table:formula="of:=ROUND([.M86];4)*100 &amp;&quot;\%&quot;" table:style-name="ce1">
            <text:p>84,84\%</text:p>
          </table:table-cell>
          <table:table-cell office:value-type="string" office:string-value="98,73\%" table:formula="of:=ROUND([.N86];4)*100 &amp;&quot;\%&quot;" table:style-name="ce1">
            <text:p>98,73\%</text:p>
          </table:table-cell>
          <table:table-cell office:value-type="string" office:string-value="85,53\%" table:formula="of:=ROUND([.O86];4)*100 &amp;&quot;\%&quot;" table:style-name="ce1">
            <text:p>85,53\%</text:p>
          </table:table-cell>
          <table:table-cell office:value-type="string" office:string-value="83,42\%" table:formula="of:=ROUND(AVERAGE([.B86:.O86]);4)*100&amp;&quot;\%&quot;" table:style-name="ce1">
            <text:p>83,42\%</text:p>
          </table:table-cell>
          <table:table-cell office:value-type="string" office:string-value="88\%" table:formula="of:=ROUND([.P86];4)*100 &amp;&quot;\%&quot;" table:style-name="ce1">
            <text:p>88\%</text:p>
          </table:table-cell>
          <table:table-cell office:value-type="string" office:string-value="\hline 99,73\% &amp; 98,62\% &amp; 97,49\% &amp; 98,47\% &amp; 93,58\% &amp; 99,29\% &amp; 99,8\% &amp; 85,53\% &amp; 41,18\% &amp; 44,4\% &amp; 40,73\% &amp; 84,84\% &amp; 98,73\% &amp; 85,53\% &amp; 83,42\% &amp; 88\% \\" table:formula="of:=&quot;\hline &quot;&amp;[.X86]&amp;&quot; &amp; &quot;&amp;[.Y86]&amp;&quot; &amp; &quot;&amp;[.Z86]&amp;&quot; &amp; &quot;&amp;[.AA86]&amp;&quot; &amp; &quot;&amp;[.AB86]&amp;&quot; &amp; &quot;&amp;[.AC86]&amp;&quot; &amp; &quot;&amp;[.AD86]&amp;&quot; &amp; &quot;&amp;[.AE86]&amp;&quot; &amp; &quot;&amp;[.AF86]&amp;&quot; &amp; &quot;&amp;[.AG86]&amp;&quot; &amp; &quot;&amp;[.AH86]&amp;&quot; &amp; &quot;&amp;[.AI86]&amp;&quot; &amp; &quot;&amp;[.AJ86]&amp;&quot; &amp; &quot;&amp;[.AK86]&amp;&quot; &amp; &quot;&amp;[.AL86]&amp;&quot; &amp; &quot;&amp;[.AM86]&amp;&quot; \\&quot;" table:style-name="ce1">
            <text:p>\hline 99,73\% &amp; 98,62\% &amp; 97,49\% &amp; 98,47\% &amp; 93,58\% &amp; 99,29\% &amp; 99,8\% &amp; 85,53\% &amp; 41,18\% &amp; 44,4\% &amp; 40,73\% &amp; 84,84\% &amp; 98,73\% &amp; 85,53\% &amp; 83,42\% &amp; 88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SonyAIBORobotSurface1</text:p>
          </table:table-cell>
          <table:table-cell office:value-type="float" office:value="0.88973932334997197" table:style-name="ce3">
            <text:p>0,889739323</text:p>
          </table:table-cell>
          <table:table-cell office:value-type="float" office:value="0.82634498058790895" table:style-name="ce4">
            <text:p>0,826344981</text:p>
          </table:table-cell>
          <table:table-cell office:value-type="float" office:value="0.95806988352745404" table:style-name="ce4">
            <text:p>0,958069884</text:p>
          </table:table-cell>
          <table:table-cell office:value-type="float" office:value="0.95418746533555199" table:style-name="ce4">
            <text:p>0,954187465</text:p>
          </table:table-cell>
          <table:table-cell office:value-type="float" office:value="0.80094287298946198" table:style-name="ce4">
            <text:p>0,800942873</text:p>
          </table:table-cell>
          <table:table-cell office:value-type="float" office:value="0.96039933444259595" table:style-name="ce4">
            <text:p>0,960399334</text:p>
          </table:table-cell>
          <table:table-cell office:value-type="float" office:value="0.92013311148086496" table:style-name="ce4">
            <text:p>0,920133111</text:p>
          </table:table-cell>
          <table:table-cell office:value-type="float" office:value="0.90926234054353805" table:style-name="ce4">
            <text:p>0,909262341</text:p>
          </table:table-cell>
          <table:table-cell office:value-type="float" office:value="0.89534109816971696" table:style-name="ce4">
            <text:p>0,895341098</text:p>
          </table:table-cell>
          <table:table-cell office:value-type="float" office:value="0.62285080421519701" table:style-name="ce4">
            <text:p>0,622850804</text:p>
          </table:table-cell>
          <table:table-cell office:value-type="float" office:value="0.89767054908485799" table:style-name="ce4">
            <text:p>0,897670549</text:p>
          </table:table-cell>
          <table:table-cell office:value-type="float" office:value="0.86699944536883" table:style-name="ce4">
            <text:p>0,866999445</text:p>
          </table:table-cell>
          <table:table-cell office:value-type="float" office:value="0.86372712146422603" table:style-name="ce4">
            <text:p>0,863727121</text:p>
          </table:table-cell>
          <table:table-cell office:value-type="float" office:value="0.88336106489184696" table:style-name="ce4">
            <text:p>0,883361065</text:p>
          </table:table-cell>
          <table:table-cell office:value-type="float" office:value="0.73377704620361295" table:style-name="ce4">
            <text:p>0,733777046</text:p>
          </table:table-cell>
          <table:table-cell office:value-type="float" office:value="-0.17809440276501687" table:formula="of:=IF([.P87]; 1-[.P87]/MIN([.B87:.O87]); &quot;&quot;)" table:style-name="ce1">
            <text:p>-0,178094403</text:p>
          </table:table-cell>
          <table:table-cell office:value-type="float" office:value="0.23596672770552451" table:formula="of:=IF([.P87]; 1-[.P87]/MAX([.B87:.O87]); &quot;&quot;)" table:style-name="ce1">
            <text:p>0,235966728</text:p>
          </table:table-cell>
          <table:table-cell office:value-type="float" office:value="0.16133121121704319" table:formula="of:=IF([.P87]; 1-[.P87]/AVERAGE([.B87:.O87]); &quot;&quot;)" table:style-name="ce1">
            <text:p>0,161331211</text:p>
          </table:table-cell>
          <table:table-cell office:value-type="float" office:value="3" table:formula="of:=IF([.P87]&gt;MAX([.B87:.O87]); 1; IF([.P87]&gt;AVERAGE([.B87:.O87]); 2; IF([.P87]&gt;MIN([.B87:.O87]); 3; IF([.P87]&gt;MAX([.B87:.O87])*0.75; 4; 5))))" table:style-name="ce5">
            <text:p>3</text:p>
          </table:table-cell>
          <table:table-cell table:style-name="ce1"/>
          <table:table-cell office:value-type="float" office:value="0.81031614542007402" table:style-name="ce1">
            <text:p>0,810316145</text:p>
          </table:table-cell>
          <table:table-cell table:style-name="ce1"/>
          <table:table-cell office:value-type="string" office:string-value="88,97\%" table:formula="of:=ROUND([.B87];4)*100 &amp;&quot;\%&quot;" table:style-name="ce1">
            <text:p>88,97\%</text:p>
          </table:table-cell>
          <table:table-cell office:value-type="string" office:string-value="82,63\%" table:formula="of:=ROUND([.C87];4)*100 &amp;&quot;\%&quot;" table:style-name="ce1">
            <text:p>82,63\%</text:p>
          </table:table-cell>
          <table:table-cell office:value-type="string" office:string-value="95,81\%" table:formula="of:=ROUND([.D87];4)*100 &amp;&quot;\%&quot;" table:style-name="ce1">
            <text:p>95,81\%</text:p>
          </table:table-cell>
          <table:table-cell office:value-type="string" office:string-value="95,42\%" table:formula="of:=ROUND([.E87];4)*100 &amp;&quot;\%&quot;" table:style-name="ce1">
            <text:p>95,42\%</text:p>
          </table:table-cell>
          <table:table-cell office:value-type="string" office:string-value="80,09\%" table:formula="of:=ROUND([.F87];4)*100 &amp;&quot;\%&quot;" table:style-name="ce1">
            <text:p>80,09\%</text:p>
          </table:table-cell>
          <table:table-cell office:value-type="string" office:string-value="96,04\%" table:formula="of:=ROUND([.G87];4)*100 &amp;&quot;\%&quot;" table:style-name="ce1">
            <text:p>96,04\%</text:p>
          </table:table-cell>
          <table:table-cell office:value-type="string" office:string-value="92,01\%" table:formula="of:=ROUND([.H87];4)*100 &amp;&quot;\%&quot;" table:style-name="ce1">
            <text:p>92,01\%</text:p>
          </table:table-cell>
          <table:table-cell office:value-type="string" office:string-value="90,93\%" table:formula="of:=ROUND([.I87];4)*100 &amp;&quot;\%&quot;" table:style-name="ce1">
            <text:p>90,93\%</text:p>
          </table:table-cell>
          <table:table-cell office:value-type="string" office:string-value="89,53\%" table:formula="of:=ROUND([.J87];4)*100 &amp;&quot;\%&quot;" table:style-name="ce1">
            <text:p>89,53\%</text:p>
          </table:table-cell>
          <table:table-cell office:value-type="string" office:string-value="62,29\%" table:formula="of:=ROUND([.K87];4)*100 &amp;&quot;\%&quot;" table:style-name="ce1">
            <text:p>62,29\%</text:p>
          </table:table-cell>
          <table:table-cell office:value-type="string" office:string-value="89,77\%" table:formula="of:=ROUND([.L87];4)*100 &amp;&quot;\%&quot;" table:style-name="ce1">
            <text:p>89,77\%</text:p>
          </table:table-cell>
          <table:table-cell office:value-type="string" office:string-value="86,7\%" table:formula="of:=ROUND([.M87];4)*100 &amp;&quot;\%&quot;" table:style-name="ce1">
            <text:p>86,7\%</text:p>
          </table:table-cell>
          <table:table-cell office:value-type="string" office:string-value="86,37\%" table:formula="of:=ROUND([.N87];4)*100 &amp;&quot;\%&quot;" table:style-name="ce1">
            <text:p>86,37\%</text:p>
          </table:table-cell>
          <table:table-cell office:value-type="string" office:string-value="88,34\%" table:formula="of:=ROUND([.O87];4)*100 &amp;&quot;\%&quot;" table:style-name="ce1">
            <text:p>88,34\%</text:p>
          </table:table-cell>
          <table:table-cell office:value-type="string" office:string-value="87,49\%" table:formula="of:=ROUND(AVERAGE([.B87:.O87]);4)*100&amp;&quot;\%&quot;" table:style-name="ce1">
            <text:p>87,49\%</text:p>
          </table:table-cell>
          <table:table-cell office:value-type="string" office:string-value="73,38\%" table:formula="of:=ROUND([.P87];4)*100 &amp;&quot;\%&quot;" table:style-name="ce1">
            <text:p>73,38\%</text:p>
          </table:table-cell>
          <table:table-cell office:value-type="string" office:string-value="\hline 88,97\% &amp; 82,63\% &amp; 95,81\% &amp; 95,42\% &amp; 80,09\% &amp; 96,04\% &amp; 92,01\% &amp; 90,93\% &amp; 89,53\% &amp; 62,29\% &amp; 89,77\% &amp; 86,7\% &amp; 86,37\% &amp; 88,34\% &amp; 87,49\% &amp; 73,38\% \\" table:formula="of:=&quot;\hline &quot;&amp;[.X87]&amp;&quot; &amp; &quot;&amp;[.Y87]&amp;&quot; &amp; &quot;&amp;[.Z87]&amp;&quot; &amp; &quot;&amp;[.AA87]&amp;&quot; &amp; &quot;&amp;[.AB87]&amp;&quot; &amp; &quot;&amp;[.AC87]&amp;&quot; &amp; &quot;&amp;[.AD87]&amp;&quot; &amp; &quot;&amp;[.AE87]&amp;&quot; &amp; &quot;&amp;[.AF87]&amp;&quot; &amp; &quot;&amp;[.AG87]&amp;&quot; &amp; &quot;&amp;[.AH87]&amp;&quot; &amp; &quot;&amp;[.AI87]&amp;&quot; &amp; &quot;&amp;[.AJ87]&amp;&quot; &amp; &quot;&amp;[.AK87]&amp;&quot; &amp; &quot;&amp;[.AL87]&amp;&quot; &amp; &quot;&amp;[.AM87]&amp;&quot; \\&quot;" table:style-name="ce1">
            <text:p>\hline 88,97\% &amp; 82,63\% &amp; 95,81\% &amp; 95,42\% &amp; 80,09\% &amp; 96,04\% &amp; 92,01\% &amp; 90,93\% &amp; 89,53\% &amp; 62,29\% &amp; 89,77\% &amp; 86,7\% &amp; 86,37\% &amp; 88,34\% &amp; 87,49\% &amp; 73,38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SonyAIBORobotSurface2</text:p>
          </table:table-cell>
          <table:table-cell office:value-type="float" office:value="0.90108429520811495" table:style-name="ce3">
            <text:p>0,901084295</text:p>
          </table:table-cell>
          <table:table-cell office:value-type="float" office:value="0.93665617348723296" table:style-name="ce4">
            <text:p>0,936656173</text:p>
          </table:table-cell>
          <table:table-cell office:value-type="float" office:value="0.93504721930745005" table:style-name="ce4">
            <text:p>0,935047219</text:p>
          </table:table-cell>
          <table:table-cell office:value-type="float" office:value="0.95127667016439299" table:style-name="ce4">
            <text:p>0,95127667</text:p>
          </table:table-cell>
          <table:table-cell office:value-type="float" office:value="0.93697096887023401" table:style-name="ce4">
            <text:p>0,936970969</text:p>
          </table:table-cell>
          <table:table-cell office:value-type="float" office:value="0.96887023434767405" table:style-name="ce4">
            <text:p>0,968870234</text:p>
          </table:table-cell>
          <table:table-cell office:value-type="float" office:value="0.899020636586219" table:style-name="ce4">
            <text:p>0,899020637</text:p>
          </table:table-cell>
          <table:table-cell office:value-type="float" office:value="0.93529206016089494" table:style-name="ce4">
            <text:p>0,93529206</text:p>
          </table:table-cell>
          <table:table-cell office:value-type="float" office:value="0.88426023084994698" table:style-name="ce4">
            <text:p>0,884260231</text:p>
          </table:table-cell>
          <table:table-cell office:value-type="float" office:value="0.87579573277369704" table:style-name="ce4">
            <text:p>0,875795733</text:p>
          </table:table-cell>
          <table:table-cell office:value-type="float" office:value="0.87936341378104199" table:style-name="ce4">
            <text:p>0,879363414</text:p>
          </table:table-cell>
          <table:table-cell office:value-type="float" office:value="0.91248688352570795" table:style-name="ce4">
            <text:p>0,912486884</text:p>
          </table:table-cell>
          <table:table-cell office:value-type="float" office:value="0.87432668765302601" table:style-name="ce4">
            <text:p>0,874326688</text:p>
          </table:table-cell>
          <table:table-cell office:value-type="float" office:value="0.90234347674011905" table:style-name="ce4">
            <text:p>0,902343477</text:p>
          </table:table-cell>
          <table:table-cell office:value-type="float" office:value="0.87408185005187899" table:style-name="ce4">
            <text:p>0,87408185</text:p>
          </table:table-cell>
          <table:table-cell office:value-type="float" office:value="2.8002988425779307E-4" table:formula="of:=IF([.P88]; 1-[.P88]/MIN([.B88:.O88]); &quot;&quot;)" table:style-name="ce1">
            <text:p>0,00028003</text:p>
          </table:table-cell>
          <table:table-cell office:value-type="float" office:value="9.7833931661255646E-2" table:formula="of:=IF([.P88]; 1-[.P88]/MAX([.B88:.O88]); &quot;&quot;)" table:style-name="ce1">
            <text:p>0,097833932</text:p>
          </table:table-cell>
          <table:table-cell office:value-type="float" office:value="4.3434511103976114E-2" table:formula="of:=IF([.P88]; 1-[.P88]/AVERAGE([.B88:.O88]); &quot;&quot;)" table:style-name="ce1">
            <text:p>0,043434511</text:p>
          </table:table-cell>
          <table:table-cell office:value-type="float" office:value="4" table:formula="of:=IF([.P88]&gt;MAX([.B88:.O88]); 1; IF([.P88]&gt;AVERAGE([.B88:.O88]); 2; IF([.P88]&gt;MIN([.B88:.O88]); 3; IF([.P88]&gt;MAX([.B88:.O88])*0.75; 4; 5))))" table:style-name="ce5">
            <text:p>4</text:p>
          </table:table-cell>
          <table:table-cell table:style-name="ce1"/>
          <table:table-cell office:value-type="float" office:value="0.84155297279357899" table:style-name="ce1">
            <text:p>0,841552973</text:p>
          </table:table-cell>
          <table:table-cell table:style-name="ce1"/>
          <table:table-cell office:value-type="string" office:string-value="90,11\%" table:formula="of:=ROUND([.B88];4)*100 &amp;&quot;\%&quot;" table:style-name="ce1">
            <text:p>90,11\%</text:p>
          </table:table-cell>
          <table:table-cell office:value-type="string" office:string-value="93,67\%" table:formula="of:=ROUND([.C88];4)*100 &amp;&quot;\%&quot;" table:style-name="ce1">
            <text:p>93,67\%</text:p>
          </table:table-cell>
          <table:table-cell office:value-type="string" office:string-value="93,5\%" table:formula="of:=ROUND([.D88];4)*100 &amp;&quot;\%&quot;" table:style-name="ce1">
            <text:p>93,5\%</text:p>
          </table:table-cell>
          <table:table-cell office:value-type="string" office:string-value="95,13\%" table:formula="of:=ROUND([.E88];4)*100 &amp;&quot;\%&quot;" table:style-name="ce1">
            <text:p>95,13\%</text:p>
          </table:table-cell>
          <table:table-cell office:value-type="string" office:string-value="93,7\%" table:formula="of:=ROUND([.F88];4)*100 &amp;&quot;\%&quot;" table:style-name="ce1">
            <text:p>93,7\%</text:p>
          </table:table-cell>
          <table:table-cell office:value-type="string" office:string-value="96,89\%" table:formula="of:=ROUND([.G88];4)*100 &amp;&quot;\%&quot;" table:style-name="ce1">
            <text:p>96,89\%</text:p>
          </table:table-cell>
          <table:table-cell office:value-type="string" office:string-value="89,9\%" table:formula="of:=ROUND([.H88];4)*100 &amp;&quot;\%&quot;" table:style-name="ce1">
            <text:p>89,9\%</text:p>
          </table:table-cell>
          <table:table-cell office:value-type="string" office:string-value="93,53\%" table:formula="of:=ROUND([.I88];4)*100 &amp;&quot;\%&quot;" table:style-name="ce1">
            <text:p>93,53\%</text:p>
          </table:table-cell>
          <table:table-cell office:value-type="string" office:string-value="88,43\%" table:formula="of:=ROUND([.J88];4)*100 &amp;&quot;\%&quot;" table:style-name="ce1">
            <text:p>88,43\%</text:p>
          </table:table-cell>
          <table:table-cell office:value-type="string" office:string-value="87,58\%" table:formula="of:=ROUND([.K88];4)*100 &amp;&quot;\%&quot;" table:style-name="ce1">
            <text:p>87,58\%</text:p>
          </table:table-cell>
          <table:table-cell office:value-type="string" office:string-value="87,94\%" table:formula="of:=ROUND([.L88];4)*100 &amp;&quot;\%&quot;" table:style-name="ce1">
            <text:p>87,94\%</text:p>
          </table:table-cell>
          <table:table-cell office:value-type="string" office:string-value="91,25\%" table:formula="of:=ROUND([.M88];4)*100 &amp;&quot;\%&quot;" table:style-name="ce1">
            <text:p>91,25\%</text:p>
          </table:table-cell>
          <table:table-cell office:value-type="string" office:string-value="87,43\%" table:formula="of:=ROUND([.N88];4)*100 &amp;&quot;\%&quot;" table:style-name="ce1">
            <text:p>87,43\%</text:p>
          </table:table-cell>
          <table:table-cell office:value-type="string" office:string-value="90,23\%" table:formula="of:=ROUND([.O88];4)*100 &amp;&quot;\%&quot;" table:style-name="ce1">
            <text:p>90,23\%</text:p>
          </table:table-cell>
          <table:table-cell office:value-type="string" office:string-value="91,38\%" table:formula="of:=ROUND(AVERAGE([.B88:.O88]);4)*100&amp;&quot;\%&quot;" table:style-name="ce1">
            <text:p>91,38\%</text:p>
          </table:table-cell>
          <table:table-cell office:value-type="string" office:string-value="87,41\%" table:formula="of:=ROUND([.P88];4)*100 &amp;&quot;\%&quot;" table:style-name="ce1">
            <text:p>87,41\%</text:p>
          </table:table-cell>
          <table:table-cell office:value-type="string" office:string-value="\hline 90,11\% &amp; 93,67\% &amp; 93,5\% &amp; 95,13\% &amp; 93,7\% &amp; 96,89\% &amp; 89,9\% &amp; 93,53\% &amp; 88,43\% &amp; 87,58\% &amp; 87,94\% &amp; 91,25\% &amp; 87,43\% &amp; 90,23\% &amp; 91,38\% &amp; 87,41\% \\" table:formula="of:=&quot;\hline &quot;&amp;[.X88]&amp;&quot; &amp; &quot;&amp;[.Y88]&amp;&quot; &amp; &quot;&amp;[.Z88]&amp;&quot; &amp; &quot;&amp;[.AA88]&amp;&quot; &amp; &quot;&amp;[.AB88]&amp;&quot; &amp; &quot;&amp;[.AC88]&amp;&quot; &amp; &quot;&amp;[.AD88]&amp;&quot; &amp; &quot;&amp;[.AE88]&amp;&quot; &amp; &quot;&amp;[.AF88]&amp;&quot; &amp; &quot;&amp;[.AG88]&amp;&quot; &amp; &quot;&amp;[.AH88]&amp;&quot; &amp; &quot;&amp;[.AI88]&amp;&quot; &amp; &quot;&amp;[.AJ88]&amp;&quot; &amp; &quot;&amp;[.AK88]&amp;&quot; &amp; &quot;&amp;[.AL88]&amp;&quot; &amp; &quot;&amp;[.AM88]&amp;&quot; \\&quot;" table:style-name="ce1">
            <text:p>\hline 90,11\% &amp; 93,67\% &amp; 93,5\% &amp; 95,13\% &amp; 93,7\% &amp; 96,89\% &amp; 89,9\% &amp; 93,53\% &amp; 88,43\% &amp; 87,58\% &amp; 87,94\% &amp; 91,25\% &amp; 87,43\% &amp; 90,23\% &amp; 91,38\% &amp; 87,41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StarLightCurves</text:p>
          </table:table-cell>
          <table:table-cell office:value-type="float" office:value="0.98112757001780804" table:style-name="ce3">
            <text:p>0,98112757</text:p>
          </table:table-cell>
          <table:table-cell office:value-type="float" office:value="0.97955722842803905" table:style-name="ce4">
            <text:p>0,979557228</text:p>
          </table:table-cell>
          <table:table-cell office:value-type="float" office:value="0.98099401003723496" table:style-name="ce4">
            <text:p>0,98099401</text:p>
          </table:table-cell>
          <table:table-cell office:value-type="float" office:value="0.978128541363121" table:style-name="ce4">
            <text:p>0,978128541</text:p>
          </table:table-cell>
          <table:table-cell office:value-type="float" office:value="0.97860611947547405" table:style-name="ce4">
            <text:p>0,978606119</text:p>
          </table:table-cell>
          <table:table-cell office:value-type="float" office:value="0.97202930225028294" table:style-name="ce4">
            <text:p>0,972029302</text:p>
          </table:table-cell>
          <table:table-cell office:value-type="float" office:value="0.97956937024445501" table:style-name="ce4">
            <text:p>0,97956937</text:p>
          </table:table-cell>
          <table:table-cell office:value-type="float" office:value="0.980431439209973" table:style-name="ce4">
            <text:p>0,980431439</text:p>
          </table:table-cell>
          <table:table-cell office:value-type="float" office:value="0.95209648696778404" table:style-name="ce4">
            <text:p>0,952096487</text:p>
          </table:table-cell>
          <table:table-cell office:value-type="float" office:value="0.97775214505423302" table:style-name="ce4">
            <text:p>0,977752145</text:p>
          </table:table-cell>
          <table:table-cell office:value-type="float" office:value="0.97657843613404605" table:style-name="ce4">
            <text:p>0,976578436</text:p>
          </table:table-cell>
          <table:table-cell office:value-type="float" office:value="0.974380767362797" table:style-name="ce4">
            <text:p>0,974380767</text:p>
          </table:table-cell>
          <table:table-cell office:value-type="float" office:value="0.97042658248340596" table:style-name="ce4">
            <text:p>0,970426582</text:p>
          </table:table-cell>
          <table:table-cell office:value-type="float" office:value="0.97017565161081398" table:style-name="ce4">
            <text:p>0,970175652</text:p>
          </table:table-cell>
          <table:table-cell office:value-type="float" office:value="0.92362797260284402" table:style-name="ce4">
            <text:p>0,923627973</text:p>
          </table:table-cell>
          <table:table-cell office:value-type="float" office:value="2.9900871135031593E-2" table:formula="of:=IF([.P89]; 1-[.P89]/MIN([.B89:.O89]); &quot;&quot;)" table:style-name="ce1">
            <text:p>0,029900871</text:p>
          </table:table-cell>
          <table:table-cell office:value-type="float" office:value="5.8605628026455747E-2" table:formula="of:=IF([.P89]; 1-[.P89]/MAX([.B89:.O89]); &quot;&quot;)" table:style-name="ce1">
            <text:p>0,058605628</text:p>
          </table:table-cell>
          <table:table-cell office:value-type="float" office:value="5.2817884856674713E-2" table:formula="of:=IF([.P89]; 1-[.P89]/AVERAGE([.B89:.O89]); &quot;&quot;)" table:style-name="ce1">
            <text:p>0,052817885</text:p>
          </table:table-cell>
          <table:table-cell office:value-type="float" office:value="4" table:formula="of:=IF([.P89]&gt;MAX([.B89:.O89]); 1; IF([.P89]&gt;AVERAGE([.B89:.O89]); 2; IF([.P89]&gt;MIN([.B89:.O89]); 3; IF([.P89]&gt;MAX([.B89:.O89])*0.75; 4; 5))))" table:style-name="ce5">
            <text:p>4</text:p>
          </table:table-cell>
          <table:table-cell table:number-columns-repeated="3" table:style-name="ce1"/>
          <table:table-cell office:value-type="string" office:string-value="98,11\%" table:formula="of:=ROUND([.B89];4)*100 &amp;&quot;\%&quot;" table:style-name="ce1">
            <text:p>98,11\%</text:p>
          </table:table-cell>
          <table:table-cell office:value-type="string" office:string-value="97,96\%" table:formula="of:=ROUND([.C89];4)*100 &amp;&quot;\%&quot;" table:style-name="ce1">
            <text:p>97,96\%</text:p>
          </table:table-cell>
          <table:table-cell office:value-type="string" office:string-value="98,1\%" table:formula="of:=ROUND([.D89];4)*100 &amp;&quot;\%&quot;" table:style-name="ce1">
            <text:p>98,1\%</text:p>
          </table:table-cell>
          <table:table-cell office:value-type="string" office:string-value="97,81\%" table:formula="of:=ROUND([.E89];4)*100 &amp;&quot;\%&quot;" table:style-name="ce1">
            <text:p>97,81\%</text:p>
          </table:table-cell>
          <table:table-cell office:value-type="string" office:string-value="97,86\%" table:formula="of:=ROUND([.F89];4)*100 &amp;&quot;\%&quot;" table:style-name="ce1">
            <text:p>97,86\%</text:p>
          </table:table-cell>
          <table:table-cell office:value-type="string" office:string-value="97,2\%" table:formula="of:=ROUND([.G89];4)*100 &amp;&quot;\%&quot;" table:style-name="ce1">
            <text:p>97,2\%</text:p>
          </table:table-cell>
          <table:table-cell office:value-type="string" office:string-value="97,96\%" table:formula="of:=ROUND([.H89];4)*100 &amp;&quot;\%&quot;" table:style-name="ce1">
            <text:p>97,96\%</text:p>
          </table:table-cell>
          <table:table-cell office:value-type="string" office:string-value="98,04\%" table:formula="of:=ROUND([.I89];4)*100 &amp;&quot;\%&quot;" table:style-name="ce1">
            <text:p>98,04\%</text:p>
          </table:table-cell>
          <table:table-cell office:value-type="string" office:string-value="95,21\%" table:formula="of:=ROUND([.J89];4)*100 &amp;&quot;\%&quot;" table:style-name="ce1">
            <text:p>95,21\%</text:p>
          </table:table-cell>
          <table:table-cell office:value-type="string" office:string-value="97,78\%" table:formula="of:=ROUND([.K89];4)*100 &amp;&quot;\%&quot;" table:style-name="ce1">
            <text:p>97,78\%</text:p>
          </table:table-cell>
          <table:table-cell office:value-type="string" office:string-value="97,66\%" table:formula="of:=ROUND([.L89];4)*100 &amp;&quot;\%&quot;" table:style-name="ce1">
            <text:p>97,66\%</text:p>
          </table:table-cell>
          <table:table-cell office:value-type="string" office:string-value="97,44\%" table:formula="of:=ROUND([.M89];4)*100 &amp;&quot;\%&quot;" table:style-name="ce1">
            <text:p>97,44\%</text:p>
          </table:table-cell>
          <table:table-cell office:value-type="string" office:string-value="97,04\%" table:formula="of:=ROUND([.N89];4)*100 &amp;&quot;\%&quot;" table:style-name="ce1">
            <text:p>97,04\%</text:p>
          </table:table-cell>
          <table:table-cell office:value-type="string" office:string-value="97,02\%" table:formula="of:=ROUND([.O89];4)*100 &amp;&quot;\%&quot;" table:style-name="ce1">
            <text:p>97,02\%</text:p>
          </table:table-cell>
          <table:table-cell office:value-type="string" office:string-value="97,51\%" table:formula="of:=ROUND(AVERAGE([.B89:.O89]);4)*100&amp;&quot;\%&quot;" table:style-name="ce1">
            <text:p>97,51\%</text:p>
          </table:table-cell>
          <table:table-cell office:value-type="string" office:string-value="92,36\%" table:formula="of:=ROUND([.P89];4)*100 &amp;&quot;\%&quot;" table:style-name="ce1">
            <text:p>92,36\%</text:p>
          </table:table-cell>
          <table:table-cell office:value-type="string" office:string-value="\hline 98,11\% &amp; 97,96\% &amp; 98,1\% &amp; 97,81\% &amp; 97,86\% &amp; 97,2\% &amp; 97,96\% &amp; 98,04\% &amp; 95,21\% &amp; 97,78\% &amp; 97,66\% &amp; 97,44\% &amp; 97,04\% &amp; 97,02\% &amp; 97,51\% &amp; 92,36\% \\" table:formula="of:=&quot;\hline &quot;&amp;[.X89]&amp;&quot; &amp; &quot;&amp;[.Y89]&amp;&quot; &amp; &quot;&amp;[.Z89]&amp;&quot; &amp; &quot;&amp;[.AA89]&amp;&quot; &amp; &quot;&amp;[.AB89]&amp;&quot; &amp; &quot;&amp;[.AC89]&amp;&quot; &amp; &quot;&amp;[.AD89]&amp;&quot; &amp; &quot;&amp;[.AE89]&amp;&quot; &amp; &quot;&amp;[.AF89]&amp;&quot; &amp; &quot;&amp;[.AG89]&amp;&quot; &amp; &quot;&amp;[.AH89]&amp;&quot; &amp; &quot;&amp;[.AI89]&amp;&quot; &amp; &quot;&amp;[.AJ89]&amp;&quot; &amp; &quot;&amp;[.AK89]&amp;&quot; &amp; &quot;&amp;[.AL89]&amp;&quot; &amp; &quot;&amp;[.AM89]&amp;&quot; \\&quot;" table:style-name="ce1">
            <text:p>\hline 98,11\% &amp; 97,96\% &amp; 98,1\% &amp; 97,81\% &amp; 97,86\% &amp; 97,2\% &amp; 97,96\% &amp; 98,04\% &amp; 95,21\% &amp; 97,78\% &amp; 97,66\% &amp; 97,44\% &amp; 97,04\% &amp; 97,02\% &amp; 97,51\% &amp; 92,36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Strawberry</text:p>
          </table:table-cell>
          <table:table-cell office:value-type="float" office:value="0.97396396396396401" table:style-name="ce3">
            <text:p>0,973963964</text:p>
          </table:table-cell>
          <table:table-cell office:value-type="float" office:value="0.97513513513513495" table:style-name="ce4">
            <text:p>0,975135135</text:p>
          </table:table-cell>
          <table:table-cell office:value-type="float" office:value="0.97873873873873896" table:style-name="ce4">
            <text:p>0,978738739</text:p>
          </table:table-cell>
          <table:table-cell office:value-type="float" office:value="0.97549549549549497" table:style-name="ce4">
            <text:p>0,975495495</text:p>
          </table:table-cell>
          <table:table-cell office:value-type="float" office:value="0.971711711711711" table:style-name="ce4">
            <text:p>0,971711712</text:p>
          </table:table-cell>
          <table:table-cell office:value-type="float" office:value="0.97486486486486501" table:style-name="ce4">
            <text:p>0,974864865</text:p>
          </table:table-cell>
          <table:table-cell office:value-type="float" office:value="0.96045045045044997" table:style-name="ce4">
            <text:p>0,96045045</text:p>
          </table:table-cell>
          <table:table-cell office:value-type="float" office:value="0.978558558558558" table:style-name="ce4">
            <text:p>0,978558559</text:p>
          </table:table-cell>
          <table:table-cell office:value-type="float" office:value="0.96603603603603605" table:style-name="ce4">
            <text:p>0,966036036</text:p>
          </table:table-cell>
          <table:table-cell office:value-type="float" office:value="0.972162162162162" table:style-name="ce4">
            <text:p>0,972162162</text:p>
          </table:table-cell>
          <table:table-cell office:value-type="float" office:value="0.97045045045044998" table:style-name="ce4">
            <text:p>0,97045045</text:p>
          </table:table-cell>
          <table:table-cell office:value-type="float" office:value="0.97297297297297303" table:style-name="ce4">
            <text:p>0,972972973</text:p>
          </table:table-cell>
          <table:table-cell office:value-type="float" office:value="0.96747747747747703" table:style-name="ce4">
            <text:p>0,967477477</text:p>
          </table:table-cell>
          <table:table-cell office:value-type="float" office:value="0.922882882882883" table:style-name="ce4">
            <text:p>0,922882883</text:p>
          </table:table-cell>
          <table:table-cell office:value-type="float" office:value="0.94864863157272294" table:style-name="ce4">
            <text:p>0,948648632</text:p>
          </table:table-cell>
          <table:table-cell office:value-type="float" office:value="-2.791876322307929E-2" table:formula="of:=IF([.P90]; 1-[.P90]/MIN([.B90:.O90]); &quot;&quot;)" table:style-name="ce1">
            <text:p>-0,027918763</text:p>
          </table:table-cell>
          <table:table-cell office:value-type="float" office:value="3.0743758242155472E-2" table:formula="of:=IF([.P90]; 1-[.P90]/MAX([.B90:.O90]); &quot;&quot;)" table:style-name="ce1">
            <text:p>0,030743758</text:p>
          </table:table-cell>
          <table:table-cell office:value-type="float" office:value="2.0634326651866375E-2" table:formula="of:=IF([.P90]; 1-[.P90]/AVERAGE([.B90:.O90]); &quot;&quot;)" table:style-name="ce1">
            <text:p>0,020634327</text:p>
          </table:table-cell>
          <table:table-cell office:value-type="float" office:value="3" table:formula="of:=IF([.P90]&gt;MAX([.B90:.O90]); 1; IF([.P90]&gt;AVERAGE([.B90:.O90]); 2; IF([.P90]&gt;MIN([.B90:.O90]); 3; IF([.P90]&gt;MAX([.B90:.O90])*0.75; 4; 5))))" table:style-name="ce5">
            <text:p>3</text:p>
          </table:table-cell>
          <table:table-cell table:style-name="ce1"/>
          <table:table-cell office:value-type="float" office:value="0.91351354122161899" table:style-name="ce1">
            <text:p>0,913513541</text:p>
          </table:table-cell>
          <table:table-cell table:style-name="ce1"/>
          <table:table-cell office:value-type="string" office:string-value="97,4\%" table:formula="of:=ROUND([.B90];4)*100 &amp;&quot;\%&quot;" table:style-name="ce1">
            <text:p>97,4\%</text:p>
          </table:table-cell>
          <table:table-cell office:value-type="string" office:string-value="97,51\%" table:formula="of:=ROUND([.C90];4)*100 &amp;&quot;\%&quot;" table:style-name="ce1">
            <text:p>97,51\%</text:p>
          </table:table-cell>
          <table:table-cell office:value-type="string" office:string-value="97,87\%" table:formula="of:=ROUND([.D90];4)*100 &amp;&quot;\%&quot;" table:style-name="ce1">
            <text:p>97,87\%</text:p>
          </table:table-cell>
          <table:table-cell office:value-type="string" office:string-value="97,55\%" table:formula="of:=ROUND([.E90];4)*100 &amp;&quot;\%&quot;" table:style-name="ce1">
            <text:p>97,55\%</text:p>
          </table:table-cell>
          <table:table-cell office:value-type="string" office:string-value="97,17\%" table:formula="of:=ROUND([.F90];4)*100 &amp;&quot;\%&quot;" table:style-name="ce1">
            <text:p>97,17\%</text:p>
          </table:table-cell>
          <table:table-cell office:value-type="string" office:string-value="97,49\%" table:formula="of:=ROUND([.G90];4)*100 &amp;&quot;\%&quot;" table:style-name="ce1">
            <text:p>97,49\%</text:p>
          </table:table-cell>
          <table:table-cell office:value-type="string" office:string-value="96,05\%" table:formula="of:=ROUND([.H90];4)*100 &amp;&quot;\%&quot;" table:style-name="ce1">
            <text:p>96,05\%</text:p>
          </table:table-cell>
          <table:table-cell office:value-type="string" office:string-value="97,86\%" table:formula="of:=ROUND([.I90];4)*100 &amp;&quot;\%&quot;" table:style-name="ce1">
            <text:p>97,86\%</text:p>
          </table:table-cell>
          <table:table-cell office:value-type="string" office:string-value="96,6\%" table:formula="of:=ROUND([.J90];4)*100 &amp;&quot;\%&quot;" table:style-name="ce1">
            <text:p>96,6\%</text:p>
          </table:table-cell>
          <table:table-cell office:value-type="string" office:string-value="97,22\%" table:formula="of:=ROUND([.K90];4)*100 &amp;&quot;\%&quot;" table:style-name="ce1">
            <text:p>97,22\%</text:p>
          </table:table-cell>
          <table:table-cell office:value-type="string" office:string-value="97,05\%" table:formula="of:=ROUND([.L90];4)*100 &amp;&quot;\%&quot;" table:style-name="ce1">
            <text:p>97,05\%</text:p>
          </table:table-cell>
          <table:table-cell office:value-type="string" office:string-value="97,3\%" table:formula="of:=ROUND([.M90];4)*100 &amp;&quot;\%&quot;" table:style-name="ce1">
            <text:p>97,3\%</text:p>
          </table:table-cell>
          <table:table-cell office:value-type="string" office:string-value="96,75\%" table:formula="of:=ROUND([.N90];4)*100 &amp;&quot;\%&quot;" table:style-name="ce1">
            <text:p>96,75\%</text:p>
          </table:table-cell>
          <table:table-cell office:value-type="string" office:string-value="92,29\%" table:formula="of:=ROUND([.O90];4)*100 &amp;&quot;\%&quot;" table:style-name="ce1">
            <text:p>92,29\%</text:p>
          </table:table-cell>
          <table:table-cell office:value-type="string" office:string-value="96,86\%" table:formula="of:=ROUND(AVERAGE([.B90:.O90]);4)*100&amp;&quot;\%&quot;" table:style-name="ce1">
            <text:p>96,86\%</text:p>
          </table:table-cell>
          <table:table-cell office:value-type="string" office:string-value="94,86\%" table:formula="of:=ROUND([.P90];4)*100 &amp;&quot;\%&quot;" table:style-name="ce1">
            <text:p>94,86\%</text:p>
          </table:table-cell>
          <table:table-cell office:value-type="string" office:string-value="\hline 97,4\% &amp; 97,51\% &amp; 97,87\% &amp; 97,55\% &amp; 97,17\% &amp; 97,49\% &amp; 96,05\% &amp; 97,86\% &amp; 96,6\% &amp; 97,22\% &amp; 97,05\% &amp; 97,3\% &amp; 96,75\% &amp; 92,29\% &amp; 96,86\% &amp; 94,86\% \\" table:formula="of:=&quot;\hline &quot;&amp;[.X90]&amp;&quot; &amp; &quot;&amp;[.Y90]&amp;&quot; &amp; &quot;&amp;[.Z90]&amp;&quot; &amp; &quot;&amp;[.AA90]&amp;&quot; &amp; &quot;&amp;[.AB90]&amp;&quot; &amp; &quot;&amp;[.AC90]&amp;&quot; &amp; &quot;&amp;[.AD90]&amp;&quot; &amp; &quot;&amp;[.AE90]&amp;&quot; &amp; &quot;&amp;[.AF90]&amp;&quot; &amp; &quot;&amp;[.AG90]&amp;&quot; &amp; &quot;&amp;[.AH90]&amp;&quot; &amp; &quot;&amp;[.AI90]&amp;&quot; &amp; &quot;&amp;[.AJ90]&amp;&quot; &amp; &quot;&amp;[.AK90]&amp;&quot; &amp; &quot;&amp;[.AL90]&amp;&quot; &amp; &quot;&amp;[.AM90]&amp;&quot; \\&quot;" table:style-name="ce1">
            <text:p>\hline 97,4\% &amp; 97,51\% &amp; 97,87\% &amp; 97,55\% &amp; 97,17\% &amp; 97,49\% &amp; 96,05\% &amp; 97,86\% &amp; 96,6\% &amp; 97,22\% &amp; 97,05\% &amp; 97,3\% &amp; 96,75\% &amp; 92,29\% &amp; 96,86\% &amp; 94,86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SwedishLeaf</text:p>
          </table:table-cell>
          <table:table-cell office:value-type="float" office:value="0.96192" table:style-name="ce3">
            <text:p>0,96192</text:p>
          </table:table-cell>
          <table:table-cell office:value-type="float" office:value="0.94943999999999995" table:style-name="ce4">
            <text:p>0,94944</text:p>
          </table:table-cell>
          <table:table-cell office:value-type="float" office:value="0.96319999999999995" table:style-name="ce4">
            <text:p>0,9632</text:p>
          </table:table-cell>
          <table:table-cell office:value-type="float" office:value="0.96975999999999996" table:style-name="ce4">
            <text:p>0,96976</text:p>
          </table:table-cell>
          <table:table-cell office:value-type="float" office:value="0.93397333333333299" table:style-name="ce4">
            <text:p>0,933973333</text:p>
          </table:table-cell>
          <table:table-cell office:value-type="float" office:value="0.95855999999999997" table:style-name="ce4">
            <text:p>0,95856</text:p>
          </table:table-cell>
          <table:table-cell office:value-type="float" office:value="0.95306666666666695" table:style-name="ce4">
            <text:p>0,953066667</text:p>
          </table:table-cell>
          <table:table-cell office:value-type="float" office:value="0.95760000000000001" table:style-name="ce4">
            <text:p>0,9576</text:p>
          </table:table-cell>
          <table:table-cell office:value-type="float" office:value="0.92544000000000004" table:style-name="ce4">
            <text:p>0,92544</text:p>
          </table:table-cell>
          <table:table-cell office:value-type="float" office:value="0.91056000000000004" table:style-name="ce4">
            <text:p>0,91056</text:p>
          </table:table-cell>
          <table:table-cell office:value-type="float" office:value="0.92015999999999998" table:style-name="ce4">
            <text:p>0,92016</text:p>
          </table:table-cell>
          <table:table-cell office:value-type="float" office:value="0.92293333333333305" table:style-name="ce4">
            <text:p>0,922933333</text:p>
          </table:table-cell>
          <table:table-cell office:value-type="float" office:value="0.89786666666666703" table:style-name="ce4">
            <text:p>0,897866667</text:p>
          </table:table-cell>
          <table:table-cell office:value-type="float" office:value="0.88048000000000004" table:style-name="ce4">
            <text:p>0,88048</text:p>
          </table:table-cell>
          <table:table-cell office:value-type="float" office:value="0.94400000572204501" table:style-name="ce4">
            <text:p>0,944000006</text:p>
          </table:table-cell>
          <table:table-cell office:value-type="float" office:value="-7.2142474243645394E-2" table:formula="of:=IF([.P91]; 1-[.P91]/MIN([.B91:.O91]); &quot;&quot;)" table:style-name="ce1">
            <text:p>-0,072142474</text:p>
          </table:table-cell>
          <table:table-cell office:value-type="float" office:value="2.6563267486754416E-2" table:formula="of:=IF([.P91]; 1-[.P91]/MAX([.B91:.O91]); &quot;&quot;)" table:style-name="ce1">
            <text:p>0,026563267</text:p>
          </table:table-cell>
          <table:table-cell office:value-type="float" office:value="-8.4731338446379922E-3" table:formula="of:=IF([.P91]; 1-[.P91]/AVERAGE([.B91:.O91]); &quot;&quot;)" table:style-name="ce1">
            <text:p>-0,008473134</text:p>
          </table:table-cell>
          <table:table-cell office:value-type="float" office:value="2" table:formula="of:=IF([.P91]&gt;MAX([.B91:.O91]); 1; IF([.P91]&gt;AVERAGE([.B91:.O91]); 2; IF([.P91]&gt;MIN([.B91:.O91]); 3; IF([.P91]&gt;MAX([.B91:.O91])*0.75; 4; 5))))" table:style-name="ce5">
            <text:p>2</text:p>
          </table:table-cell>
          <table:table-cell table:style-name="ce1"/>
          <table:table-cell office:value-type="float" office:value="0.91360002756118797" table:style-name="ce1">
            <text:p>0,913600028</text:p>
          </table:table-cell>
          <table:table-cell table:style-name="ce1"/>
          <table:table-cell office:value-type="string" office:string-value="96,19\%" table:formula="of:=ROUND([.B91];4)*100 &amp;&quot;\%&quot;" table:style-name="ce1">
            <text:p>96,19\%</text:p>
          </table:table-cell>
          <table:table-cell office:value-type="string" office:string-value="94,94\%" table:formula="of:=ROUND([.C91];4)*100 &amp;&quot;\%&quot;" table:style-name="ce1">
            <text:p>94,94\%</text:p>
          </table:table-cell>
          <table:table-cell office:value-type="string" office:string-value="96,32\%" table:formula="of:=ROUND([.D91];4)*100 &amp;&quot;\%&quot;" table:style-name="ce1">
            <text:p>96,32\%</text:p>
          </table:table-cell>
          <table:table-cell office:value-type="string" office:string-value="96,98\%" table:formula="of:=ROUND([.E91];4)*100 &amp;&quot;\%&quot;" table:style-name="ce1">
            <text:p>96,98\%</text:p>
          </table:table-cell>
          <table:table-cell office:value-type="string" office:string-value="93,4\%" table:formula="of:=ROUND([.F91];4)*100 &amp;&quot;\%&quot;" table:style-name="ce1">
            <text:p>93,4\%</text:p>
          </table:table-cell>
          <table:table-cell office:value-type="string" office:string-value="95,86\%" table:formula="of:=ROUND([.G91];4)*100 &amp;&quot;\%&quot;" table:style-name="ce1">
            <text:p>95,86\%</text:p>
          </table:table-cell>
          <table:table-cell office:value-type="string" office:string-value="95,31\%" table:formula="of:=ROUND([.H91];4)*100 &amp;&quot;\%&quot;" table:style-name="ce1">
            <text:p>95,31\%</text:p>
          </table:table-cell>
          <table:table-cell office:value-type="string" office:string-value="95,76\%" table:formula="of:=ROUND([.I91];4)*100 &amp;&quot;\%&quot;" table:style-name="ce1">
            <text:p>95,76\%</text:p>
          </table:table-cell>
          <table:table-cell office:value-type="string" office:string-value="92,54\%" table:formula="of:=ROUND([.J91];4)*100 &amp;&quot;\%&quot;" table:style-name="ce1">
            <text:p>92,54\%</text:p>
          </table:table-cell>
          <table:table-cell office:value-type="string" office:string-value="91,06\%" table:formula="of:=ROUND([.K91];4)*100 &amp;&quot;\%&quot;" table:style-name="ce1">
            <text:p>91,06\%</text:p>
          </table:table-cell>
          <table:table-cell office:value-type="string" office:string-value="92,02\%" table:formula="of:=ROUND([.L91];4)*100 &amp;&quot;\%&quot;" table:style-name="ce1">
            <text:p>92,02\%</text:p>
          </table:table-cell>
          <table:table-cell office:value-type="string" office:string-value="92,29\%" table:formula="of:=ROUND([.M91];4)*100 &amp;&quot;\%&quot;" table:style-name="ce1">
            <text:p>92,29\%</text:p>
          </table:table-cell>
          <table:table-cell office:value-type="string" office:string-value="89,79\%" table:formula="of:=ROUND([.N91];4)*100 &amp;&quot;\%&quot;" table:style-name="ce1">
            <text:p>89,79\%</text:p>
          </table:table-cell>
          <table:table-cell office:value-type="string" office:string-value="88,05\%" table:formula="of:=ROUND([.O91];4)*100 &amp;&quot;\%&quot;" table:style-name="ce1">
            <text:p>88,05\%</text:p>
          </table:table-cell>
          <table:table-cell office:value-type="string" office:string-value="93,61\%" table:formula="of:=ROUND(AVERAGE([.B91:.O91]);4)*100&amp;&quot;\%&quot;" table:style-name="ce1">
            <text:p>93,61\%</text:p>
          </table:table-cell>
          <table:table-cell office:value-type="string" office:string-value="94,4\%" table:formula="of:=ROUND([.P91];4)*100 &amp;&quot;\%&quot;" table:style-name="ce1">
            <text:p>94,4\%</text:p>
          </table:table-cell>
          <table:table-cell office:value-type="string" office:string-value="\hline 96,19\% &amp; 94,94\% &amp; 96,32\% &amp; 96,98\% &amp; 93,4\% &amp; 95,86\% &amp; 95,31\% &amp; 95,76\% &amp; 92,54\% &amp; 91,06\% &amp; 92,02\% &amp; 92,29\% &amp; 89,79\% &amp; 88,05\% &amp; 93,61\% &amp; 94,4\% \\" table:formula="of:=&quot;\hline &quot;&amp;[.X91]&amp;&quot; &amp; &quot;&amp;[.Y91]&amp;&quot; &amp; &quot;&amp;[.Z91]&amp;&quot; &amp; &quot;&amp;[.AA91]&amp;&quot; &amp; &quot;&amp;[.AB91]&amp;&quot; &amp; &quot;&amp;[.AC91]&amp;&quot; &amp; &quot;&amp;[.AD91]&amp;&quot; &amp; &quot;&amp;[.AE91]&amp;&quot; &amp; &quot;&amp;[.AF91]&amp;&quot; &amp; &quot;&amp;[.AG91]&amp;&quot; &amp; &quot;&amp;[.AH91]&amp;&quot; &amp; &quot;&amp;[.AI91]&amp;&quot; &amp; &quot;&amp;[.AJ91]&amp;&quot; &amp; &quot;&amp;[.AK91]&amp;&quot; &amp; &quot;&amp;[.AL91]&amp;&quot; &amp; &quot;&amp;[.AM91]&amp;&quot; \\&quot;" table:style-name="ce1">
            <text:p>\hline 96,19\% &amp; 94,94\% &amp; 96,32\% &amp; 96,98\% &amp; 93,4\% &amp; 95,86\% &amp; 95,31\% &amp; 95,76\% &amp; 92,54\% &amp; 91,06\% &amp; 92,02\% &amp; 92,29\% &amp; 89,79\% &amp; 88,05\% &amp; 93,61\% &amp; 94,4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Symbols</text:p>
          </table:table-cell>
          <table:table-cell office:value-type="float" office:value="0.97082077051926297" table:style-name="ce3">
            <text:p>0,970820771</text:p>
          </table:table-cell>
          <table:table-cell office:value-type="float" office:value="0.96850921273031798" table:style-name="ce4">
            <text:p>0,968509213</text:p>
          </table:table-cell>
          <table:table-cell office:value-type="float" office:value="0.96857621440536001" table:style-name="ce4">
            <text:p>0,968576214</text:p>
          </table:table-cell>
          <table:table-cell office:value-type="float" office:value="0.96958123953098796" table:style-name="ce4">
            <text:p>0,96958124</text:p>
          </table:table-cell>
          <table:table-cell office:value-type="float" office:value="0.90140703517587895" table:style-name="ce4">
            <text:p>0,901407035</text:p>
          </table:table-cell>
          <table:table-cell office:value-type="float" office:value="0.94670016750418795" table:style-name="ce4">
            <text:p>0,946700168</text:p>
          </table:table-cell>
          <table:table-cell office:value-type="float" office:value="0.96703517587939702" table:style-name="ce4">
            <text:p>0,967035176</text:p>
          </table:table-cell>
          <table:table-cell office:value-type="float" office:value="0.95323283082077004" table:style-name="ce4">
            <text:p>0,953232831</text:p>
          </table:table-cell>
          <table:table-cell office:value-type="float" office:value="0.96415410385259603" table:style-name="ce4">
            <text:p>0,964154104</text:p>
          </table:table-cell>
          <table:table-cell office:value-type="float" office:value="0.96251256281407005" table:style-name="ce4">
            <text:p>0,962512563</text:p>
          </table:table-cell>
          <table:table-cell office:value-type="float" office:value="0.96318257956448905" table:style-name="ce4">
            <text:p>0,96318258</text:p>
          </table:table-cell>
          <table:table-cell office:value-type="float" office:value="0.91273031825795603" table:style-name="ce4">
            <text:p>0,912730318</text:p>
          </table:table-cell>
          <table:table-cell office:value-type="float" office:value="0.87788944723618101" table:style-name="ce4">
            <text:p>0,877889447</text:p>
          </table:table-cell>
          <table:table-cell office:value-type="float" office:value="0.94800670016750399" table:style-name="ce4">
            <text:p>0,9480067</text:p>
          </table:table-cell>
          <table:table-cell office:value-type="float" office:value="0.89748746156692505" table:style-name="ce4">
            <text:p>0,897487462</text:p>
          </table:table-cell>
          <table:table-cell office:value-type="float" office:value="-2.2324011744808692E-2" table:formula="of:=IF([.P92]; 1-[.P92]/MIN([.B92:.O92]); &quot;&quot;)" table:style-name="ce1">
            <text:p>-0,022324012</text:p>
          </table:table-cell>
          <table:table-cell office:value-type="float" office:value="7.5537433045560154E-2" table:formula="of:=IF([.P92]; 1-[.P92]/MAX([.B92:.O92]); &quot;&quot;)" table:style-name="ce1">
            <text:p>0,075537433</text:p>
          </table:table-cell>
          <table:table-cell office:value-type="float" office:value="5.3450038515093001E-2" table:formula="of:=IF([.P92]; 1-[.P92]/AVERAGE([.B92:.O92]); &quot;&quot;)" table:style-name="ce1">
            <text:p>0,053450039</text:p>
          </table:table-cell>
          <table:table-cell office:value-type="float" office:value="3" table:formula="of:=IF([.P92]&gt;MAX([.B92:.O92]); 1; IF([.P92]&gt;AVERAGE([.B92:.O92]); 2; IF([.P92]&gt;MIN([.B92:.O92]); 3; IF([.P92]&gt;MAX([.B92:.O92])*0.75; 4; 5))))" table:style-name="ce5">
            <text:p>3</text:p>
          </table:table-cell>
          <table:table-cell table:style-name="ce1"/>
          <table:table-cell office:value-type="float" office:value="0.77085429430007901" table:style-name="ce1">
            <text:p>0,770854294</text:p>
          </table:table-cell>
          <table:table-cell table:style-name="ce1"/>
          <table:table-cell office:value-type="string" office:string-value="97,08\%" table:formula="of:=ROUND([.B92];4)*100 &amp;&quot;\%&quot;" table:style-name="ce1">
            <text:p>97,08\%</text:p>
          </table:table-cell>
          <table:table-cell office:value-type="string" office:string-value="96,85\%" table:formula="of:=ROUND([.C92];4)*100 &amp;&quot;\%&quot;" table:style-name="ce1">
            <text:p>96,85\%</text:p>
          </table:table-cell>
          <table:table-cell office:value-type="string" office:string-value="96,86\%" table:formula="of:=ROUND([.D92];4)*100 &amp;&quot;\%&quot;" table:style-name="ce1">
            <text:p>96,86\%</text:p>
          </table:table-cell>
          <table:table-cell office:value-type="string" office:string-value="96,96\%" table:formula="of:=ROUND([.E92];4)*100 &amp;&quot;\%&quot;" table:style-name="ce1">
            <text:p>96,96\%</text:p>
          </table:table-cell>
          <table:table-cell office:value-type="string" office:string-value="90,14\%" table:formula="of:=ROUND([.F92];4)*100 &amp;&quot;\%&quot;" table:style-name="ce1">
            <text:p>90,14\%</text:p>
          </table:table-cell>
          <table:table-cell office:value-type="string" office:string-value="94,67\%" table:formula="of:=ROUND([.G92];4)*100 &amp;&quot;\%&quot;" table:style-name="ce1">
            <text:p>94,67\%</text:p>
          </table:table-cell>
          <table:table-cell office:value-type="string" office:string-value="96,7\%" table:formula="of:=ROUND([.H92];4)*100 &amp;&quot;\%&quot;" table:style-name="ce1">
            <text:p>96,7\%</text:p>
          </table:table-cell>
          <table:table-cell office:value-type="string" office:string-value="95,32\%" table:formula="of:=ROUND([.I92];4)*100 &amp;&quot;\%&quot;" table:style-name="ce1">
            <text:p>95,32\%</text:p>
          </table:table-cell>
          <table:table-cell office:value-type="string" office:string-value="96,42\%" table:formula="of:=ROUND([.J92];4)*100 &amp;&quot;\%&quot;" table:style-name="ce1">
            <text:p>96,42\%</text:p>
          </table:table-cell>
          <table:table-cell office:value-type="string" office:string-value="96,25\%" table:formula="of:=ROUND([.K92];4)*100 &amp;&quot;\%&quot;" table:style-name="ce1">
            <text:p>96,25\%</text:p>
          </table:table-cell>
          <table:table-cell office:value-type="string" office:string-value="96,32\%" table:formula="of:=ROUND([.L92];4)*100 &amp;&quot;\%&quot;" table:style-name="ce1">
            <text:p>96,32\%</text:p>
          </table:table-cell>
          <table:table-cell office:value-type="string" office:string-value="91,27\%" table:formula="of:=ROUND([.M92];4)*100 &amp;&quot;\%&quot;" table:style-name="ce1">
            <text:p>91,27\%</text:p>
          </table:table-cell>
          <table:table-cell office:value-type="string" office:string-value="87,79\%" table:formula="of:=ROUND([.N92];4)*100 &amp;&quot;\%&quot;" table:style-name="ce1">
            <text:p>87,79\%</text:p>
          </table:table-cell>
          <table:table-cell office:value-type="string" office:string-value="94,8\%" table:formula="of:=ROUND([.O92];4)*100 &amp;&quot;\%&quot;" table:style-name="ce1">
            <text:p>94,8\%</text:p>
          </table:table-cell>
          <table:table-cell office:value-type="string" office:string-value="94,82\%" table:formula="of:=ROUND(AVERAGE([.B92:.O92]);4)*100&amp;&quot;\%&quot;" table:style-name="ce1">
            <text:p>94,82\%</text:p>
          </table:table-cell>
          <table:table-cell office:value-type="string" office:string-value="89,75\%" table:formula="of:=ROUND([.P92];4)*100 &amp;&quot;\%&quot;" table:style-name="ce1">
            <text:p>89,75\%</text:p>
          </table:table-cell>
          <table:table-cell office:value-type="string" office:string-value="\hline 97,08\% &amp; 96,85\% &amp; 96,86\% &amp; 96,96\% &amp; 90,14\% &amp; 94,67\% &amp; 96,7\% &amp; 95,32\% &amp; 96,42\% &amp; 96,25\% &amp; 96,32\% &amp; 91,27\% &amp; 87,79\% &amp; 94,8\% &amp; 94,82\% &amp; 89,75\% \\" table:formula="of:=&quot;\hline &quot;&amp;[.X92]&amp;&quot; &amp; &quot;&amp;[.Y92]&amp;&quot; &amp; &quot;&amp;[.Z92]&amp;&quot; &amp; &quot;&amp;[.AA92]&amp;&quot; &amp; &quot;&amp;[.AB92]&amp;&quot; &amp; &quot;&amp;[.AC92]&amp;&quot; &amp; &quot;&amp;[.AD92]&amp;&quot; &amp; &quot;&amp;[.AE92]&amp;&quot; &amp; &quot;&amp;[.AF92]&amp;&quot; &amp; &quot;&amp;[.AG92]&amp;&quot; &amp; &quot;&amp;[.AH92]&amp;&quot; &amp; &quot;&amp;[.AI92]&amp;&quot; &amp; &quot;&amp;[.AJ92]&amp;&quot; &amp; &quot;&amp;[.AK92]&amp;&quot; &amp; &quot;&amp;[.AL92]&amp;&quot; &amp; &quot;&amp;[.AM92]&amp;&quot; \\&quot;" table:style-name="ce1">
            <text:p>\hline 97,08\% &amp; 96,85\% &amp; 96,86\% &amp; 96,96\% &amp; 90,14\% &amp; 94,67\% &amp; 96,7\% &amp; 95,32\% &amp; 96,42\% &amp; 96,25\% &amp; 96,32\% &amp; 91,27\% &amp; 87,79\% &amp; 94,8\% &amp; 94,82\% &amp; 89,75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SyntheticControl</text:p>
          </table:table-cell>
          <table:table-cell office:value-type="float" office:value="0.999" table:style-name="ce3">
            <text:p>0,999</text:p>
          </table:table-cell>
          <table:table-cell office:value-type="float" office:value="0.99422222222222201" table:style-name="ce4">
            <text:p>0,994222222</text:p>
          </table:table-cell>
          <table:table-cell office:value-type="float" office:value="0.99777777777777699" table:style-name="ce4">
            <text:p>0,997777778</text:p>
          </table:table-cell>
          <table:table-cell office:value-type="float" office:value="0.99577777777777798" table:style-name="ce4">
            <text:p>0,995777778</text:p>
          </table:table-cell>
          <table:table-cell office:value-type="float" office:value="0.99188888888888904" table:style-name="ce4">
            <text:p>0,991888889</text:p>
          </table:table-cell>
          <table:table-cell office:value-type="float" office:value="0.99444444444444402" table:style-name="ce4">
            <text:p>0,994444444</text:p>
          </table:table-cell>
          <table:table-cell office:value-type="float" office:value="0.99833333333333296" table:style-name="ce4">
            <text:p>0,998333333</text:p>
          </table:table-cell>
          <table:table-cell office:value-type="float" office:value="0.98699999999999999" table:style-name="ce4">
            <text:p>0,987</text:p>
          </table:table-cell>
          <table:table-cell office:value-type="float" office:value="0.96488888888888902" table:style-name="ce4">
            <text:p>0,964888889</text:p>
          </table:table-cell>
          <table:table-cell office:value-type="float" office:value="0.95111111111111102" table:style-name="ce4">
            <text:p>0,951111111</text:p>
          </table:table-cell>
          <table:table-cell office:value-type="float" office:value="0.96655555555555595" table:style-name="ce4">
            <text:p>0,966555556</text:p>
          </table:table-cell>
          <table:table-cell office:value-type="float" office:value="0.67788888888888899" table:style-name="ce4">
            <text:p>0,677888889</text:p>
          </table:table-cell>
          <table:table-cell office:value-type="float" office:value="0.99155555555555497" table:style-name="ce4">
            <text:p>0,991555556</text:p>
          </table:table-cell>
          <table:table-cell office:value-type="float" office:value="0.96699999999999997" table:style-name="ce4">
            <text:p>0,967</text:p>
          </table:table-cell>
          <table:table-cell office:value-type="float" office:value="0.94666665792465199" table:style-name="ce4">
            <text:p>0,946666658</text:p>
          </table:table-cell>
          <table:table-cell office:value-type="float" office:value="-0.39649236540269905" table:formula="of:=IF([.P93]; 1-[.P93]/MIN([.B93:.O93]); &quot;&quot;)" table:style-name="ce1">
            <text:p>-0,396492365</text:p>
          </table:table-cell>
          <table:table-cell office:value-type="float" office:value="5.2385727803151205E-2" table:formula="of:=IF([.P93]; 1-[.P93]/MAX([.B93:.O93]); &quot;&quot;)" table:style-name="ce1">
            <text:p>0,052385728</text:p>
          </table:table-cell>
          <table:table-cell office:value-type="float" office:value="1.6628614899740768E-2" table:formula="of:=IF([.P93]; 1-[.P93]/AVERAGE([.B93:.O93]); &quot;&quot;)" table:style-name="ce1">
            <text:p>0,016628615</text:p>
          </table:table-cell>
          <table:table-cell office:value-type="float" office:value="3" table:formula="of:=IF([.P93]&gt;MAX([.B93:.O93]); 1; IF([.P93]&gt;AVERAGE([.B93:.O93]); 2; IF([.P93]&gt;MIN([.B93:.O93]); 3; IF([.P93]&gt;MAX([.B93:.O93])*0.75; 4; 5))))" table:style-name="ce5">
            <text:p>3</text:p>
          </table:table-cell>
          <table:table-cell table:style-name="ce1"/>
          <table:table-cell office:value-type="float" office:value="0.93666666746139504" table:style-name="ce1">
            <text:p>0,936666667</text:p>
          </table:table-cell>
          <table:table-cell table:style-name="ce1"/>
          <table:table-cell office:value-type="string" office:string-value="99,9\%" table:formula="of:=ROUND([.B93];4)*100 &amp;&quot;\%&quot;" table:style-name="ce1">
            <text:p>99,9\%</text:p>
          </table:table-cell>
          <table:table-cell office:value-type="string" office:string-value="99,42\%" table:formula="of:=ROUND([.C93];4)*100 &amp;&quot;\%&quot;" table:style-name="ce1">
            <text:p>99,42\%</text:p>
          </table:table-cell>
          <table:table-cell office:value-type="string" office:string-value="99,78\%" table:formula="of:=ROUND([.D93];4)*100 &amp;&quot;\%&quot;" table:style-name="ce1">
            <text:p>99,78\%</text:p>
          </table:table-cell>
          <table:table-cell office:value-type="string" office:string-value="99,58\%" table:formula="of:=ROUND([.E93];4)*100 &amp;&quot;\%&quot;" table:style-name="ce1">
            <text:p>99,58\%</text:p>
          </table:table-cell>
          <table:table-cell office:value-type="string" office:string-value="99,19\%" table:formula="of:=ROUND([.F93];4)*100 &amp;&quot;\%&quot;" table:style-name="ce1">
            <text:p>99,19\%</text:p>
          </table:table-cell>
          <table:table-cell office:value-type="string" office:string-value="99,44\%" table:formula="of:=ROUND([.G93];4)*100 &amp;&quot;\%&quot;" table:style-name="ce1">
            <text:p>99,44\%</text:p>
          </table:table-cell>
          <table:table-cell office:value-type="string" office:string-value="99,83\%" table:formula="of:=ROUND([.H93];4)*100 &amp;&quot;\%&quot;" table:style-name="ce1">
            <text:p>99,83\%</text:p>
          </table:table-cell>
          <table:table-cell office:value-type="string" office:string-value="98,7\%" table:formula="of:=ROUND([.I93];4)*100 &amp;&quot;\%&quot;" table:style-name="ce1">
            <text:p>98,7\%</text:p>
          </table:table-cell>
          <table:table-cell office:value-type="string" office:string-value="96,49\%" table:formula="of:=ROUND([.J93];4)*100 &amp;&quot;\%&quot;" table:style-name="ce1">
            <text:p>96,49\%</text:p>
          </table:table-cell>
          <table:table-cell office:value-type="string" office:string-value="95,11\%" table:formula="of:=ROUND([.K93];4)*100 &amp;&quot;\%&quot;" table:style-name="ce1">
            <text:p>95,11\%</text:p>
          </table:table-cell>
          <table:table-cell office:value-type="string" office:string-value="96,66\%" table:formula="of:=ROUND([.L93];4)*100 &amp;&quot;\%&quot;" table:style-name="ce1">
            <text:p>96,66\%</text:p>
          </table:table-cell>
          <table:table-cell office:value-type="string" office:string-value="67,79\%" table:formula="of:=ROUND([.M93];4)*100 &amp;&quot;\%&quot;" table:style-name="ce1">
            <text:p>67,79\%</text:p>
          </table:table-cell>
          <table:table-cell office:value-type="string" office:string-value="99,16\%" table:formula="of:=ROUND([.N93];4)*100 &amp;&quot;\%&quot;" table:style-name="ce1">
            <text:p>99,16\%</text:p>
          </table:table-cell>
          <table:table-cell office:value-type="string" office:string-value="96,7\%" table:formula="of:=ROUND([.O93];4)*100 &amp;&quot;\%&quot;" table:style-name="ce1">
            <text:p>96,7\%</text:p>
          </table:table-cell>
          <table:table-cell office:value-type="string" office:string-value="96,27\%" table:formula="of:=ROUND(AVERAGE([.B93:.O93]);4)*100&amp;&quot;\%&quot;" table:style-name="ce1">
            <text:p>96,27\%</text:p>
          </table:table-cell>
          <table:table-cell office:value-type="string" office:string-value="94,67\%" table:formula="of:=ROUND([.P93];4)*100 &amp;&quot;\%&quot;" table:style-name="ce1">
            <text:p>94,67\%</text:p>
          </table:table-cell>
          <table:table-cell office:value-type="string" office:string-value="\hline 99,9\% &amp; 99,42\% &amp; 99,78\% &amp; 99,58\% &amp; 99,19\% &amp; 99,44\% &amp; 99,83\% &amp; 98,7\% &amp; 96,49\% &amp; 95,11\% &amp; 96,66\% &amp; 67,79\% &amp; 99,16\% &amp; 96,7\% &amp; 96,27\% &amp; 94,67\% \\" table:formula="of:=&quot;\hline &quot;&amp;[.X93]&amp;&quot; &amp; &quot;&amp;[.Y93]&amp;&quot; &amp; &quot;&amp;[.Z93]&amp;&quot; &amp; &quot;&amp;[.AA93]&amp;&quot; &amp; &quot;&amp;[.AB93]&amp;&quot; &amp; &quot;&amp;[.AC93]&amp;&quot; &amp; &quot;&amp;[.AD93]&amp;&quot; &amp; &quot;&amp;[.AE93]&amp;&quot; &amp; &quot;&amp;[.AF93]&amp;&quot; &amp; &quot;&amp;[.AG93]&amp;&quot; &amp; &quot;&amp;[.AH93]&amp;&quot; &amp; &quot;&amp;[.AI93]&amp;&quot; &amp; &quot;&amp;[.AJ93]&amp;&quot; &amp; &quot;&amp;[.AK93]&amp;&quot; &amp; &quot;&amp;[.AL93]&amp;&quot; &amp; &quot;&amp;[.AM93]&amp;&quot; \\&quot;" table:style-name="ce1">
            <text:p>\hline 99,9\% &amp; 99,42\% &amp; 99,78\% &amp; 99,58\% &amp; 99,19\% &amp; 99,44\% &amp; 99,83\% &amp; 98,7\% &amp; 96,49\% &amp; 95,11\% &amp; 96,66\% &amp; 67,79\% &amp; 99,16\% &amp; 96,7\% &amp; 96,27\% &amp; 94,67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ToeSegmentation1</text:p>
          </table:table-cell>
          <table:table-cell office:value-type="float" office:value="0.95979532163742598" table:style-name="ce3">
            <text:p>0,959795322</text:p>
          </table:table-cell>
          <table:table-cell office:value-type="float" office:value="0.95964912280701697" table:style-name="ce4">
            <text:p>0,959649123</text:p>
          </table:table-cell>
          <table:table-cell office:value-type="float" office:value="0.932894736842106" table:style-name="ce4">
            <text:p>0,932894737</text:p>
          </table:table-cell>
          <table:table-cell office:value-type="float" office:value="0.95307017543859596" table:style-name="ce4">
            <text:p>0,953070175</text:p>
          </table:table-cell>
          <table:table-cell office:value-type="float" office:value="0.95336257309941497" table:style-name="ce4">
            <text:p>0,953362573</text:p>
          </table:table-cell>
          <table:table-cell office:value-type="float" office:value="0.954239766081871" table:style-name="ce4">
            <text:p>0,954239766</text:p>
          </table:table-cell>
          <table:table-cell office:value-type="float" office:value="0.83552631578947401" table:style-name="ce4">
            <text:p>0,835526316</text:p>
          </table:table-cell>
          <table:table-cell office:value-type="float" office:value="0.94298245614035103" table:style-name="ce4">
            <text:p>0,942982456</text:p>
          </table:table-cell>
          <table:table-cell office:value-type="float" office:value="0.92032163742690098" table:style-name="ce4">
            <text:p>0,920321637</text:p>
          </table:table-cell>
          <table:table-cell office:value-type="float" office:value="0.95175438596491202" table:style-name="ce4">
            <text:p>0,951754386</text:p>
          </table:table-cell>
          <table:table-cell office:value-type="float" office:value="0.92485380116959004" table:style-name="ce4">
            <text:p>0,924853801</text:p>
          </table:table-cell>
          <table:table-cell office:value-type="float" office:value="0.88040935672514598" table:style-name="ce4">
            <text:p>0,880409357</text:p>
          </table:table-cell>
          <table:table-cell office:value-type="float" office:value="0.66710526315789498" table:style-name="ce4">
            <text:p>0,667105263</text:p>
          </table:table-cell>
          <table:table-cell office:value-type="float" office:value="0.81271929824561395" table:style-name="ce4">
            <text:p>0,812719298</text:p>
          </table:table-cell>
          <table:table-cell office:value-type="float" office:value="0.68859648704528797" table:style-name="ce4">
            <text:p>0,688596487</text:p>
          </table:table-cell>
          <table:table-cell office:value-type="float" office:value="-3.2215641330214373E-2" table:formula="of:=IF([.P94]; 1-[.P94]/MIN([.B94:.O94]); &quot;&quot;)" table:style-name="ce1">
            <text:p>-0,032215641</text:p>
          </table:table-cell>
          <table:table-cell office:value-type="float" office:value="0.28255902949127587" table:formula="of:=IF([.P94]; 1-[.P94]/MAX([.B94:.O94]); &quot;&quot;)" table:style-name="ce1">
            <text:p>0,282559029</text:p>
          </table:table-cell>
          <table:table-cell office:value-type="float" office:value="0.23783765503361454" table:formula="of:=IF([.P94]; 1-[.P94]/AVERAGE([.B94:.O94]); &quot;&quot;)" table:style-name="ce1">
            <text:p>0,237837655</text:p>
          </table:table-cell>
          <table:table-cell office:value-type="float" office:value="3" table:formula="of:=IF([.P94]&gt;MAX([.B94:.O94]); 1; IF([.P94]&gt;AVERAGE([.B94:.O94]); 2; IF([.P94]&gt;MIN([.B94:.O94]); 3; IF([.P94]&gt;MAX([.B94:.O94])*0.75; 4; 5))))" table:style-name="ce5">
            <text:p>3</text:p>
          </table:table-cell>
          <table:table-cell table:style-name="ce1"/>
          <table:table-cell office:value-type="float" office:value="0.84649121761321999" table:style-name="ce1">
            <text:p>0,846491218</text:p>
          </table:table-cell>
          <table:table-cell table:style-name="ce1"/>
          <table:table-cell office:value-type="string" office:string-value="95,98\%" table:formula="of:=ROUND([.B94];4)*100 &amp;&quot;\%&quot;" table:style-name="ce1">
            <text:p>95,98\%</text:p>
          </table:table-cell>
          <table:table-cell office:value-type="string" office:string-value="95,96\%" table:formula="of:=ROUND([.C94];4)*100 &amp;&quot;\%&quot;" table:style-name="ce1">
            <text:p>95,96\%</text:p>
          </table:table-cell>
          <table:table-cell office:value-type="string" office:string-value="93,29\%" table:formula="of:=ROUND([.D94];4)*100 &amp;&quot;\%&quot;" table:style-name="ce1">
            <text:p>93,29\%</text:p>
          </table:table-cell>
          <table:table-cell office:value-type="string" office:string-value="95,31\%" table:formula="of:=ROUND([.E94];4)*100 &amp;&quot;\%&quot;" table:style-name="ce1">
            <text:p>95,31\%</text:p>
          </table:table-cell>
          <table:table-cell office:value-type="string" office:string-value="95,34\%" table:formula="of:=ROUND([.F94];4)*100 &amp;&quot;\%&quot;" table:style-name="ce1">
            <text:p>95,34\%</text:p>
          </table:table-cell>
          <table:table-cell office:value-type="string" office:string-value="95,42\%" table:formula="of:=ROUND([.G94];4)*100 &amp;&quot;\%&quot;" table:style-name="ce1">
            <text:p>95,42\%</text:p>
          </table:table-cell>
          <table:table-cell office:value-type="string" office:string-value="83,55\%" table:formula="of:=ROUND([.H94];4)*100 &amp;&quot;\%&quot;" table:style-name="ce1">
            <text:p>83,55\%</text:p>
          </table:table-cell>
          <table:table-cell office:value-type="string" office:string-value="94,3\%" table:formula="of:=ROUND([.I94];4)*100 &amp;&quot;\%&quot;" table:style-name="ce1">
            <text:p>94,3\%</text:p>
          </table:table-cell>
          <table:table-cell office:value-type="string" office:string-value="92,03\%" table:formula="of:=ROUND([.J94];4)*100 &amp;&quot;\%&quot;" table:style-name="ce1">
            <text:p>92,03\%</text:p>
          </table:table-cell>
          <table:table-cell office:value-type="string" office:string-value="95,18\%" table:formula="of:=ROUND([.K94];4)*100 &amp;&quot;\%&quot;" table:style-name="ce1">
            <text:p>95,18\%</text:p>
          </table:table-cell>
          <table:table-cell office:value-type="string" office:string-value="92,49\%" table:formula="of:=ROUND([.L94];4)*100 &amp;&quot;\%&quot;" table:style-name="ce1">
            <text:p>92,49\%</text:p>
          </table:table-cell>
          <table:table-cell office:value-type="string" office:string-value="88,04\%" table:formula="of:=ROUND([.M94];4)*100 &amp;&quot;\%&quot;" table:style-name="ce1">
            <text:p>88,04\%</text:p>
          </table:table-cell>
          <table:table-cell office:value-type="string" office:string-value="66,71\%" table:formula="of:=ROUND([.N94];4)*100 &amp;&quot;\%&quot;" table:style-name="ce1">
            <text:p>66,71\%</text:p>
          </table:table-cell>
          <table:table-cell office:value-type="string" office:string-value="81,27\%" table:formula="of:=ROUND([.O94];4)*100 &amp;&quot;\%&quot;" table:style-name="ce1">
            <text:p>81,27\%</text:p>
          </table:table-cell>
          <table:table-cell office:value-type="string" office:string-value="90,35\%" table:formula="of:=ROUND(AVERAGE([.B94:.O94]);4)*100&amp;&quot;\%&quot;" table:style-name="ce1">
            <text:p>90,35\%</text:p>
          </table:table-cell>
          <table:table-cell office:value-type="string" office:string-value="68,86\%" table:formula="of:=ROUND([.P94];4)*100 &amp;&quot;\%&quot;" table:style-name="ce1">
            <text:p>68,86\%</text:p>
          </table:table-cell>
          <table:table-cell office:value-type="string" office:string-value="\hline 95,98\% &amp; 95,96\% &amp; 93,29\% &amp; 95,31\% &amp; 95,34\% &amp; 95,42\% &amp; 83,55\% &amp; 94,3\% &amp; 92,03\% &amp; 95,18\% &amp; 92,49\% &amp; 88,04\% &amp; 66,71\% &amp; 81,27\% &amp; 90,35\% &amp; 68,86\% \\" table:formula="of:=&quot;\hline &quot;&amp;[.X94]&amp;&quot; &amp; &quot;&amp;[.Y94]&amp;&quot; &amp; &quot;&amp;[.Z94]&amp;&quot; &amp; &quot;&amp;[.AA94]&amp;&quot; &amp; &quot;&amp;[.AB94]&amp;&quot; &amp; &quot;&amp;[.AC94]&amp;&quot; &amp; &quot;&amp;[.AD94]&amp;&quot; &amp; &quot;&amp;[.AE94]&amp;&quot; &amp; &quot;&amp;[.AF94]&amp;&quot; &amp; &quot;&amp;[.AG94]&amp;&quot; &amp; &quot;&amp;[.AH94]&amp;&quot; &amp; &quot;&amp;[.AI94]&amp;&quot; &amp; &quot;&amp;[.AJ94]&amp;&quot; &amp; &quot;&amp;[.AK94]&amp;&quot; &amp; &quot;&amp;[.AL94]&amp;&quot; &amp; &quot;&amp;[.AM94]&amp;&quot; \\&quot;" table:style-name="ce1">
            <text:p>\hline 95,98\% &amp; 95,96\% &amp; 93,29\% &amp; 95,31\% &amp; 95,34\% &amp; 95,42\% &amp; 83,55\% &amp; 94,3\% &amp; 92,03\% &amp; 95,18\% &amp; 92,49\% &amp; 88,04\% &amp; 66,71\% &amp; 81,27\% &amp; 90,35\% &amp; 68,86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ToeSegmentation2</text:p>
          </table:table-cell>
          <table:table-cell office:value-type="float" office:value="0.96256410256410196" table:style-name="ce3">
            <text:p>0,962564103</text:p>
          </table:table-cell>
          <table:table-cell office:value-type="float" office:value="0.96820512820512805" table:style-name="ce4">
            <text:p>0,968205128</text:p>
          </table:table-cell>
          <table:table-cell office:value-type="float" office:value="0.93256410256410205" table:style-name="ce4">
            <text:p>0,932564103</text:p>
          </table:table-cell>
          <table:table-cell office:value-type="float" office:value="0.96358974358974303" table:style-name="ce4">
            <text:p>0,963589744</text:p>
          </table:table-cell>
          <table:table-cell office:value-type="float" office:value="0.94512820512820495" table:style-name="ce4">
            <text:p>0,945128205</text:p>
          </table:table-cell>
          <table:table-cell office:value-type="float" office:value="0.95307692307692304" table:style-name="ce4">
            <text:p>0,953076923</text:p>
          </table:table-cell>
          <table:table-cell office:value-type="float" office:value="0.88589743589743597" table:style-name="ce4">
            <text:p>0,885897436</text:p>
          </table:table-cell>
          <table:table-cell office:value-type="float" office:value="0.92846153846153801" table:style-name="ce4">
            <text:p>0,928461538</text:p>
          </table:table-cell>
          <table:table-cell office:value-type="float" office:value="0.96307692307692305" table:style-name="ce4">
            <text:p>0,963076923</text:p>
          </table:table-cell>
          <table:table-cell office:value-type="float" office:value="0.96487179487179398" table:style-name="ce4">
            <text:p>0,964871795</text:p>
          </table:table-cell>
          <table:table-cell office:value-type="float" office:value="0.96153846153846101" table:style-name="ce4">
            <text:p>0,961538462</text:p>
          </table:table-cell>
          <table:table-cell office:value-type="float" office:value="0.91179487179487195" table:style-name="ce4">
            <text:p>0,911794872</text:p>
          </table:table-cell>
          <table:table-cell office:value-type="float" office:value="0.80256410256410304" table:style-name="ce4">
            <text:p>0,802564103</text:p>
          </table:table-cell>
          <table:table-cell office:value-type="float" office:value="0.83512820512820496" table:style-name="ce4">
            <text:p>0,835128205</text:p>
          </table:table-cell>
          <table:table-cell office:value-type="float" office:value="0.79230767488479603" table:style-name="ce4">
            <text:p>0,792307675</text:p>
          </table:table-cell>
          <table:table-cell office:value-type="float" office:value="1.2779574424695683E-2" table:formula="of:=IF([.P95]; 1-[.P95]/MIN([.B95:.O95]); &quot;&quot;)" table:style-name="ce1">
            <text:p>0,012779574</text:p>
          </table:table-cell>
          <table:table-cell office:value-type="float" office:value="0.18167374680860571" table:formula="of:=IF([.P95]; 1-[.P95]/MAX([.B95:.O95]); &quot;&quot;)" table:style-name="ce1">
            <text:p>0,181673747</text:p>
          </table:table-cell>
          <table:table-cell office:value-type="float" office:value="0.14532955886063947" table:formula="of:=IF([.P95]; 1-[.P95]/AVERAGE([.B95:.O95]); &quot;&quot;)" table:style-name="ce1">
            <text:p>0,145329559</text:p>
          </table:table-cell>
          <table:table-cell office:value-type="float" office:value="4" table:formula="of:=IF([.P95]&gt;MAX([.B95:.O95]); 1; IF([.P95]&gt;AVERAGE([.B95:.O95]); 2; IF([.P95]&gt;MIN([.B95:.O95]); 3; IF([.P95]&gt;MAX([.B95:.O95])*0.75; 4; 5))))" table:style-name="ce5">
            <text:p>4</text:p>
          </table:table-cell>
          <table:table-cell table:style-name="ce1"/>
          <table:table-cell office:value-type="float" office:value="0.78461539745330799" table:style-name="ce1">
            <text:p>0,784615397</text:p>
          </table:table-cell>
          <table:table-cell table:style-name="ce1"/>
          <table:table-cell office:value-type="string" office:string-value="96,26\%" table:formula="of:=ROUND([.B95];4)*100 &amp;&quot;\%&quot;" table:style-name="ce1">
            <text:p>96,26\%</text:p>
          </table:table-cell>
          <table:table-cell office:value-type="string" office:string-value="96,82\%" table:formula="of:=ROUND([.C95];4)*100 &amp;&quot;\%&quot;" table:style-name="ce1">
            <text:p>96,82\%</text:p>
          </table:table-cell>
          <table:table-cell office:value-type="string" office:string-value="93,26\%" table:formula="of:=ROUND([.D95];4)*100 &amp;&quot;\%&quot;" table:style-name="ce1">
            <text:p>93,26\%</text:p>
          </table:table-cell>
          <table:table-cell office:value-type="string" office:string-value="96,36\%" table:formula="of:=ROUND([.E95];4)*100 &amp;&quot;\%&quot;" table:style-name="ce1">
            <text:p>96,36\%</text:p>
          </table:table-cell>
          <table:table-cell office:value-type="string" office:string-value="94,51\%" table:formula="of:=ROUND([.F95];4)*100 &amp;&quot;\%&quot;" table:style-name="ce1">
            <text:p>94,51\%</text:p>
          </table:table-cell>
          <table:table-cell office:value-type="string" office:string-value="95,31\%" table:formula="of:=ROUND([.G95];4)*100 &amp;&quot;\%&quot;" table:style-name="ce1">
            <text:p>95,31\%</text:p>
          </table:table-cell>
          <table:table-cell office:value-type="string" office:string-value="88,59\%" table:formula="of:=ROUND([.H95];4)*100 &amp;&quot;\%&quot;" table:style-name="ce1">
            <text:p>88,59\%</text:p>
          </table:table-cell>
          <table:table-cell office:value-type="string" office:string-value="92,85\%" table:formula="of:=ROUND([.I95];4)*100 &amp;&quot;\%&quot;" table:style-name="ce1">
            <text:p>92,85\%</text:p>
          </table:table-cell>
          <table:table-cell office:value-type="string" office:string-value="96,31\%" table:formula="of:=ROUND([.J95];4)*100 &amp;&quot;\%&quot;" table:style-name="ce1">
            <text:p>96,31\%</text:p>
          </table:table-cell>
          <table:table-cell office:value-type="string" office:string-value="96,49\%" table:formula="of:=ROUND([.K95];4)*100 &amp;&quot;\%&quot;" table:style-name="ce1">
            <text:p>96,49\%</text:p>
          </table:table-cell>
          <table:table-cell office:value-type="string" office:string-value="96,15\%" table:formula="of:=ROUND([.L95];4)*100 &amp;&quot;\%&quot;" table:style-name="ce1">
            <text:p>96,15\%</text:p>
          </table:table-cell>
          <table:table-cell office:value-type="string" office:string-value="91,18\%" table:formula="of:=ROUND([.M95];4)*100 &amp;&quot;\%&quot;" table:style-name="ce1">
            <text:p>91,18\%</text:p>
          </table:table-cell>
          <table:table-cell office:value-type="string" office:string-value="80,26\%" table:formula="of:=ROUND([.N95];4)*100 &amp;&quot;\%&quot;" table:style-name="ce1">
            <text:p>80,26\%</text:p>
          </table:table-cell>
          <table:table-cell office:value-type="string" office:string-value="83,51\%" table:formula="of:=ROUND([.O95];4)*100 &amp;&quot;\%&quot;" table:style-name="ce1">
            <text:p>83,51\%</text:p>
          </table:table-cell>
          <table:table-cell office:value-type="string" office:string-value="92,7\%" table:formula="of:=ROUND(AVERAGE([.B95:.O95]);4)*100&amp;&quot;\%&quot;" table:style-name="ce1">
            <text:p>92,7\%</text:p>
          </table:table-cell>
          <table:table-cell office:value-type="string" office:string-value="79,23\%" table:formula="of:=ROUND([.P95];4)*100 &amp;&quot;\%&quot;" table:style-name="ce1">
            <text:p>79,23\%</text:p>
          </table:table-cell>
          <table:table-cell office:value-type="string" office:string-value="\hline 96,26\% &amp; 96,82\% &amp; 93,26\% &amp; 96,36\% &amp; 94,51\% &amp; 95,31\% &amp; 88,59\% &amp; 92,85\% &amp; 96,31\% &amp; 96,49\% &amp; 96,15\% &amp; 91,18\% &amp; 80,26\% &amp; 83,51\% &amp; 92,7\% &amp; 79,23\% \\" table:formula="of:=&quot;\hline &quot;&amp;[.X95]&amp;&quot; &amp; &quot;&amp;[.Y95]&amp;&quot; &amp; &quot;&amp;[.Z95]&amp;&quot; &amp; &quot;&amp;[.AA95]&amp;&quot; &amp; &quot;&amp;[.AB95]&amp;&quot; &amp; &quot;&amp;[.AC95]&amp;&quot; &amp; &quot;&amp;[.AD95]&amp;&quot; &amp; &quot;&amp;[.AE95]&amp;&quot; &amp; &quot;&amp;[.AF95]&amp;&quot; &amp; &quot;&amp;[.AG95]&amp;&quot; &amp; &quot;&amp;[.AH95]&amp;&quot; &amp; &quot;&amp;[.AI95]&amp;&quot; &amp; &quot;&amp;[.AJ95]&amp;&quot; &amp; &quot;&amp;[.AK95]&amp;&quot; &amp; &quot;&amp;[.AL95]&amp;&quot; &amp; &quot;&amp;[.AM95]&amp;&quot; \\&quot;" table:style-name="ce1">
            <text:p>\hline 96,26\% &amp; 96,82\% &amp; 93,26\% &amp; 96,36\% &amp; 94,51\% &amp; 95,31\% &amp; 88,59\% &amp; 92,85\% &amp; 96,31\% &amp; 96,49\% &amp; 96,15\% &amp; 91,18\% &amp; 80,26\% &amp; 83,51\% &amp; 92,7\% &amp; 79,23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Trace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.98299999999999998" table:style-name="ce4">
            <text:p>0,983</text:p>
          </table:table-cell>
          <table:table-cell office:value-type="float" office:value="0.99199999999999999" table:style-name="ce4">
            <text:p>0,992</text:p>
          </table:table-cell>
          <table:table-cell office:value-type="float" office:value="0.99966666666666704" table:style-name="ce4">
            <text:p>0,999666667</text:p>
          </table:table-cell>
          <table:table-cell office:value-type="float" office:value="0.99000000953674305" table:style-name="ce4">
            <text:p>0,99000001</text:p>
          </table:table-cell>
          <table:table-cell office:value-type="float" office:value="-7.1210676874293721E-3" table:formula="of:=IF([.P96]; 1-[.P96]/MIN([.B96:.O96]); &quot;&quot;)" table:style-name="ce1">
            <text:p>-0,007121068</text:p>
          </table:table-cell>
          <table:table-cell office:value-type="float" office:value="9.999990463256947E-3" table:formula="of:=IF([.P96]; 1-[.P96]/MAX([.B96:.O96]); &quot;&quot;)" table:style-name="ce1">
            <text:p>0,00999999</text:p>
          </table:table-cell>
          <table:table-cell office:value-type="float" office:value="8.2053143654421401E-3" table:formula="of:=IF([.P96]; 1-[.P96]/AVERAGE([.B96:.O96]); &quot;&quot;)" table:style-name="ce1">
            <text:p>0,008205314</text:p>
          </table:table-cell>
          <table:table-cell office:value-type="float" office:value="3" table:formula="of:=IF([.P96]&gt;MAX([.B96:.O96]); 1; IF([.P96]&gt;AVERAGE([.B96:.O96]); 2; IF([.P96]&gt;MIN([.B96:.O96]); 3; IF([.P96]&gt;MAX([.B96:.O96])*0.75; 4; 5))))" table:style-name="ce5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100\%" table:formula="of:=ROUND([.B96];4)*100 &amp;&quot;\%&quot;" table:style-name="ce1">
            <text:p>100\%</text:p>
          </table:table-cell>
          <table:table-cell office:value-type="string" office:string-value="100\%" table:formula="of:=ROUND([.C96];4)*100 &amp;&quot;\%&quot;" table:style-name="ce1">
            <text:p>100\%</text:p>
          </table:table-cell>
          <table:table-cell office:value-type="string" office:string-value="100\%" table:formula="of:=ROUND([.D96];4)*100 &amp;&quot;\%&quot;" table:style-name="ce1">
            <text:p>100\%</text:p>
          </table:table-cell>
          <table:table-cell office:value-type="string" office:string-value="100\%" table:formula="of:=ROUND([.E96];4)*100 &amp;&quot;\%&quot;" table:style-name="ce1">
            <text:p>100\%</text:p>
          </table:table-cell>
          <table:table-cell office:value-type="string" office:string-value="100\%" table:formula="of:=ROUND([.F96];4)*100 &amp;&quot;\%&quot;" table:style-name="ce1">
            <text:p>100\%</text:p>
          </table:table-cell>
          <table:table-cell office:value-type="string" office:string-value="100\%" table:formula="of:=ROUND([.G96];4)*100 &amp;&quot;\%&quot;" table:style-name="ce1">
            <text:p>100\%</text:p>
          </table:table-cell>
          <table:table-cell office:value-type="string" office:string-value="100\%" table:formula="of:=ROUND([.H96];4)*100 &amp;&quot;\%&quot;" table:style-name="ce1">
            <text:p>100\%</text:p>
          </table:table-cell>
          <table:table-cell office:value-type="string" office:string-value="100\%" table:formula="of:=ROUND([.I96];4)*100 &amp;&quot;\%&quot;" table:style-name="ce1">
            <text:p>100\%</text:p>
          </table:table-cell>
          <table:table-cell office:value-type="string" office:string-value="100\%" table:formula="of:=ROUND([.J96];4)*100 &amp;&quot;\%&quot;" table:style-name="ce1">
            <text:p>100\%</text:p>
          </table:table-cell>
          <table:table-cell office:value-type="string" office:string-value="100\%" table:formula="of:=ROUND([.K96];4)*100 &amp;&quot;\%&quot;" table:style-name="ce1">
            <text:p>100\%</text:p>
          </table:table-cell>
          <table:table-cell office:value-type="string" office:string-value="100\%" table:formula="of:=ROUND([.L96];4)*100 &amp;&quot;\%&quot;" table:style-name="ce1">
            <text:p>100\%</text:p>
          </table:table-cell>
          <table:table-cell office:value-type="string" office:string-value="98,3\%" table:formula="of:=ROUND([.M96];4)*100 &amp;&quot;\%&quot;" table:style-name="ce1">
            <text:p>98,3\%</text:p>
          </table:table-cell>
          <table:table-cell office:value-type="string" office:string-value="99,2\%" table:formula="of:=ROUND([.N96];4)*100 &amp;&quot;\%&quot;" table:style-name="ce1">
            <text:p>99,2\%</text:p>
          </table:table-cell>
          <table:table-cell office:value-type="string" office:string-value="99,97\%" table:formula="of:=ROUND([.O96];4)*100 &amp;&quot;\%&quot;" table:style-name="ce1">
            <text:p>99,97\%</text:p>
          </table:table-cell>
          <table:table-cell office:value-type="string" office:string-value="99,82\%" table:formula="of:=ROUND(AVERAGE([.B96:.O96]);4)*100&amp;&quot;\%&quot;" table:style-name="ce1">
            <text:p>99,82\%</text:p>
          </table:table-cell>
          <table:table-cell office:value-type="string" office:string-value="99\%" table:formula="of:=ROUND([.P96];4)*100 &amp;&quot;\%&quot;" table:style-name="ce1">
            <text:p>99\%</text:p>
          </table:table-cell>
          <table:table-cell office:value-type="string" office:string-value="\hline 100\% &amp; 100\% &amp; 100\% &amp; 100\% &amp; 100\% &amp; 100\% &amp; 100\% &amp; 100\% &amp; 100\% &amp; 100\% &amp; 100\% &amp; 98,3\% &amp; 99,2\% &amp; 99,97\% &amp; 99,82\% &amp; 99\% \\" table:formula="of:=&quot;\hline &quot;&amp;[.X96]&amp;&quot; &amp; &quot;&amp;[.Y96]&amp;&quot; &amp; &quot;&amp;[.Z96]&amp;&quot; &amp; &quot;&amp;[.AA96]&amp;&quot; &amp; &quot;&amp;[.AB96]&amp;&quot; &amp; &quot;&amp;[.AC96]&amp;&quot; &amp; &quot;&amp;[.AD96]&amp;&quot; &amp; &quot;&amp;[.AE96]&amp;&quot; &amp; &quot;&amp;[.AF96]&amp;&quot; &amp; &quot;&amp;[.AG96]&amp;&quot; &amp; &quot;&amp;[.AH96]&amp;&quot; &amp; &quot;&amp;[.AI96]&amp;&quot; &amp; &quot;&amp;[.AJ96]&amp;&quot; &amp; &quot;&amp;[.AK96]&amp;&quot; &amp; &quot;&amp;[.AL96]&amp;&quot; &amp; &quot;&amp;[.AM96]&amp;&quot; \\&quot;" table:style-name="ce1">
            <text:p>\hline 100\% &amp; 100\% &amp; 100\% &amp; 100\% &amp; 100\% &amp; 100\% &amp; 100\% &amp; 100\% &amp; 100\% &amp; 100\% &amp; 100\% &amp; 98,3\% &amp; 99,2\% &amp; 99,97\% &amp; 99,82\% &amp; 99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TwoLeadECG</text:p>
          </table:table-cell>
          <table:table-cell office:value-type="float" office:value="0.99007901668129905" table:style-name="ce3">
            <text:p>0,990079017</text:p>
          </table:table-cell>
          <table:table-cell office:value-type="float" office:value="0.99628328943517697" table:style-name="ce4">
            <text:p>0,996283289</text:p>
          </table:table-cell>
          <table:table-cell office:value-type="float" office:value="0.998536728124085" table:style-name="ce4">
            <text:p>0,998536728</text:p>
          </table:table-cell>
          <table:table-cell office:value-type="float" office:value="0.99482001755926297" table:style-name="ce4">
            <text:p>0,994820018</text:p>
          </table:table-cell>
          <table:table-cell office:value-type="float" office:value="0.999122036874451" table:style-name="ce4">
            <text:p>0,999122037</text:p>
          </table:table-cell>
          <table:table-cell office:value-type="float" office:value="0.99944395668715202" table:style-name="ce4">
            <text:p>0,999443957</text:p>
          </table:table-cell>
          <table:table-cell office:value-type="float" office:value="0.98179689786362301" table:style-name="ce4">
            <text:p>0,981796898</text:p>
          </table:table-cell>
          <table:table-cell office:value-type="float" office:value="0.99754170324846303" table:style-name="ce4">
            <text:p>0,997541703</text:p>
          </table:table-cell>
          <table:table-cell office:value-type="float" office:value="0.985601404741001" table:style-name="ce4">
            <text:p>0,985601405</text:p>
          </table:table-cell>
          <table:table-cell office:value-type="float" office:value="0.99376646180860395" table:style-name="ce4">
            <text:p>0,993766462</text:p>
          </table:table-cell>
          <table:table-cell office:value-type="float" office:value="0.984723441615452" table:style-name="ce4">
            <text:p>0,984723442</text:p>
          </table:table-cell>
          <table:table-cell office:value-type="float" office:value="0.91074041556921304" table:style-name="ce4">
            <text:p>0,910740416</text:p>
          </table:table-cell>
          <table:table-cell office:value-type="float" office:value="0.87064676616915404" table:style-name="ce4">
            <text:p>0,870646766</text:p>
          </table:table-cell>
          <table:table-cell office:value-type="float" office:value="0.85390693590869204" table:style-name="ce4">
            <text:p>0,853906936</text:p>
          </table:table-cell>
          <table:table-cell office:value-type="float" office:value="0.85162425041198697" table:style-name="ce4">
            <text:p>0,85162425</text:p>
          </table:table-cell>
          <table:table-cell office:value-type="float" office:value="2.6732251498530202E-3" table:formula="of:=IF([.P97]; 1-[.P97]/MIN([.B97:.O97]); &quot;&quot;)" table:style-name="ce1">
            <text:p>0,002673225</text:p>
          </table:table-cell>
          <table:table-cell office:value-type="float" office:value="0.14790194616328634" table:formula="of:=IF([.P97]; 1-[.P97]/MAX([.B97:.O97]); &quot;&quot;)" table:style-name="ce1">
            <text:p>0,147901946</text:p>
          </table:table-cell>
          <table:table-cell office:value-type="float" office:value="0.12054794370970234" table:formula="of:=IF([.P97]; 1-[.P97]/AVERAGE([.B97:.O97]); &quot;&quot;)" table:style-name="ce1">
            <text:p>0,120547944</text:p>
          </table:table-cell>
          <table:table-cell office:value-type="float" office:value="4" table:formula="of:=IF([.P97]&gt;MAX([.B97:.O97]); 1; IF([.P97]&gt;AVERAGE([.B97:.O97]); 2; IF([.P97]&gt;MIN([.B97:.O97]); 3; IF([.P97]&gt;MAX([.B97:.O97])*0.75; 4; 5))))" table:style-name="ce5">
            <text:p>4</text:p>
          </table:table-cell>
          <table:table-cell table:style-name="ce1"/>
          <table:table-cell office:value-type="float" office:value="0.82967513799667403" table:style-name="ce1">
            <text:p>0,829675138</text:p>
          </table:table-cell>
          <table:table-cell table:style-name="ce1"/>
          <table:table-cell office:value-type="string" office:string-value="99,01\%" table:formula="of:=ROUND([.B97];4)*100 &amp;&quot;\%&quot;" table:style-name="ce1">
            <text:p>99,01\%</text:p>
          </table:table-cell>
          <table:table-cell office:value-type="string" office:string-value="99,63\%" table:formula="of:=ROUND([.C97];4)*100 &amp;&quot;\%&quot;" table:style-name="ce1">
            <text:p>99,63\%</text:p>
          </table:table-cell>
          <table:table-cell office:value-type="string" office:string-value="99,85\%" table:formula="of:=ROUND([.D97];4)*100 &amp;&quot;\%&quot;" table:style-name="ce1">
            <text:p>99,85\%</text:p>
          </table:table-cell>
          <table:table-cell office:value-type="string" office:string-value="99,48\%" table:formula="of:=ROUND([.E97];4)*100 &amp;&quot;\%&quot;" table:style-name="ce1">
            <text:p>99,48\%</text:p>
          </table:table-cell>
          <table:table-cell office:value-type="string" office:string-value="99,91\%" table:formula="of:=ROUND([.F97];4)*100 &amp;&quot;\%&quot;" table:style-name="ce1">
            <text:p>99,91\%</text:p>
          </table:table-cell>
          <table:table-cell office:value-type="string" office:string-value="99,94\%" table:formula="of:=ROUND([.G97];4)*100 &amp;&quot;\%&quot;" table:style-name="ce1">
            <text:p>99,94\%</text:p>
          </table:table-cell>
          <table:table-cell office:value-type="string" office:string-value="98,18\%" table:formula="of:=ROUND([.H97];4)*100 &amp;&quot;\%&quot;" table:style-name="ce1">
            <text:p>98,18\%</text:p>
          </table:table-cell>
          <table:table-cell office:value-type="string" office:string-value="99,75\%" table:formula="of:=ROUND([.I97];4)*100 &amp;&quot;\%&quot;" table:style-name="ce1">
            <text:p>99,75\%</text:p>
          </table:table-cell>
          <table:table-cell office:value-type="string" office:string-value="98,56\%" table:formula="of:=ROUND([.J97];4)*100 &amp;&quot;\%&quot;" table:style-name="ce1">
            <text:p>98,56\%</text:p>
          </table:table-cell>
          <table:table-cell office:value-type="string" office:string-value="99,38\%" table:formula="of:=ROUND([.K97];4)*100 &amp;&quot;\%&quot;" table:style-name="ce1">
            <text:p>99,38\%</text:p>
          </table:table-cell>
          <table:table-cell office:value-type="string" office:string-value="98,47\%" table:formula="of:=ROUND([.L97];4)*100 &amp;&quot;\%&quot;" table:style-name="ce1">
            <text:p>98,47\%</text:p>
          </table:table-cell>
          <table:table-cell office:value-type="string" office:string-value="91,07\%" table:formula="of:=ROUND([.M97];4)*100 &amp;&quot;\%&quot;" table:style-name="ce1">
            <text:p>91,07\%</text:p>
          </table:table-cell>
          <table:table-cell office:value-type="string" office:string-value="87,06\%" table:formula="of:=ROUND([.N97];4)*100 &amp;&quot;\%&quot;" table:style-name="ce1">
            <text:p>87,06\%</text:p>
          </table:table-cell>
          <table:table-cell office:value-type="string" office:string-value="85,39\%" table:formula="of:=ROUND([.O97];4)*100 &amp;&quot;\%&quot;" table:style-name="ce1">
            <text:p>85,39\%</text:p>
          </table:table-cell>
          <table:table-cell office:value-type="string" office:string-value="96,84\%" table:formula="of:=ROUND(AVERAGE([.B97:.O97]);4)*100&amp;&quot;\%&quot;" table:style-name="ce1">
            <text:p>96,84\%</text:p>
          </table:table-cell>
          <table:table-cell office:value-type="string" office:string-value="85,16\%" table:formula="of:=ROUND([.P97];4)*100 &amp;&quot;\%&quot;" table:style-name="ce1">
            <text:p>85,16\%</text:p>
          </table:table-cell>
          <table:table-cell office:value-type="string" office:string-value="\hline 99,01\% &amp; 99,63\% &amp; 99,85\% &amp; 99,48\% &amp; 99,91\% &amp; 99,94\% &amp; 98,18\% &amp; 99,75\% &amp; 98,56\% &amp; 99,38\% &amp; 98,47\% &amp; 91,07\% &amp; 87,06\% &amp; 85,39\% &amp; 96,84\% &amp; 85,16\% \\" table:formula="of:=&quot;\hline &quot;&amp;[.X97]&amp;&quot; &amp; &quot;&amp;[.Y97]&amp;&quot; &amp; &quot;&amp;[.Z97]&amp;&quot; &amp; &quot;&amp;[.AA97]&amp;&quot; &amp; &quot;&amp;[.AB97]&amp;&quot; &amp; &quot;&amp;[.AC97]&amp;&quot; &amp; &quot;&amp;[.AD97]&amp;&quot; &amp; &quot;&amp;[.AE97]&amp;&quot; &amp; &quot;&amp;[.AF97]&amp;&quot; &amp; &quot;&amp;[.AG97]&amp;&quot; &amp; &quot;&amp;[.AH97]&amp;&quot; &amp; &quot;&amp;[.AI97]&amp;&quot; &amp; &quot;&amp;[.AJ97]&amp;&quot; &amp; &quot;&amp;[.AK97]&amp;&quot; &amp; &quot;&amp;[.AL97]&amp;&quot; &amp; &quot;&amp;[.AM97]&amp;&quot; \\&quot;" table:style-name="ce1">
            <text:p>\hline 99,01\% &amp; 99,63\% &amp; 99,85\% &amp; 99,48\% &amp; 99,91\% &amp; 99,94\% &amp; 98,18\% &amp; 99,75\% &amp; 98,56\% &amp; 99,38\% &amp; 98,47\% &amp; 91,07\% &amp; 87,06\% &amp; 85,39\% &amp; 96,84\% &amp; 85,16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TwoPatterns</text:p>
          </table:table-cell>
          <table:table-cell office:value-type="float" office:value="0.99999166666666695" table:style-name="ce3">
            <text:p>0,999991667</text:p>
          </table:table-cell>
          <table:table-cell office:value-type="float" office:value="0.99948333333333295" table:style-name="ce4">
            <text:p>0,99948333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.99025833333333302" table:style-name="ce4">
            <text:p>0,990258333</text:p>
          </table:table-cell>
          <table:table-cell office:value-type="float" office:value="0.99977499999999997" table:style-name="ce4">
            <text:p>0,999775</text:p>
          </table:table-cell>
          <table:table-cell office:value-type="float" office:value="0.99999166666666695" table:style-name="ce4">
            <text:p>0,999991667</text:p>
          </table:table-cell>
          <table:table-cell office:value-type="float" office:value="0.98140000000000005" table:style-name="ce4">
            <text:p>0,9814</text:p>
          </table:table-cell>
          <table:table-cell office:value-type="float" office:value="0.99575000000000002" table:style-name="ce4">
            <text:p>0,99575</text:p>
          </table:table-cell>
          <table:table-cell office:value-type="float" office:value="0.99204999999999999" table:style-name="ce4">
            <text:p>0,99205</text:p>
          </table:table-cell>
          <table:table-cell office:value-type="float" office:value="0.99169166666666697" table:style-name="ce4">
            <text:p>0,991691667</text:p>
          </table:table-cell>
          <table:table-cell office:value-type="float" office:value="0.438966666666667" table:style-name="ce4">
            <text:p>0,438966667</text:p>
          </table:table-cell>
          <table:table-cell office:value-type="float" office:value="0.99382499999999996" table:style-name="ce4">
            <text:p>0,993825</text:p>
          </table:table-cell>
          <table:table-cell office:value-type="float" office:value="0.84855833333333297" table:style-name="ce4">
            <text:p>0,848558333</text:p>
          </table:table-cell>
          <table:table-cell office:value-type="float" office:value="0.99199998378753595" table:style-name="ce4">
            <text:p>0,991999984</text:p>
          </table:table-cell>
          <table:table-cell office:value-type="float" office:value="-1.2598526474011735" table:formula="of:=IF([.P98]; 1-[.P98]/MIN([.B98:.O98]); &quot;&quot;)" table:style-name="ce1">
            <text:p>-1,259852647</text:p>
          </table:table-cell>
          <table:table-cell office:value-type="float" office:value="8.000016212464045E-3" table:formula="of:=IF([.P98]; 1-[.P98]/MAX([.B98:.O98]); &quot;&quot;)" table:style-name="ce1">
            <text:p>0,008000016</text:p>
          </table:table-cell>
          <table:table-cell office:value-type="float" office:value="-4.9597258085235962E-2" table:formula="of:=IF([.P98]; 1-[.P98]/AVERAGE([.B98:.O98]); &quot;&quot;)" table:style-name="ce1">
            <text:p>-0,049597258</text:p>
          </table:table-cell>
          <table:table-cell office:value-type="float" office:value="2" table:formula="of:=IF([.P98]&gt;MAX([.B98:.O98]); 1; IF([.P98]&gt;AVERAGE([.B98:.O98]); 2; IF([.P98]&gt;MIN([.B98:.O98]); 3; IF([.P98]&gt;MAX([.B98:.O98])*0.75; 4; 5))))" table:style-name="ce5">
            <text:p>2</text:p>
          </table:table-cell>
          <table:table-cell table:style-name="ce1"/>
          <table:table-cell office:value-type="float" office:value="0.98100000619888295" table:style-name="ce1">
            <text:p>0,981000006</text:p>
          </table:table-cell>
          <table:table-cell table:style-name="ce1"/>
          <table:table-cell office:value-type="string" office:string-value="100\%" table:formula="of:=ROUND([.B98];4)*100 &amp;&quot;\%&quot;" table:style-name="ce1">
            <text:p>100\%</text:p>
          </table:table-cell>
          <table:table-cell office:value-type="string" office:string-value="99,95\%" table:formula="of:=ROUND([.C98];4)*100 &amp;&quot;\%&quot;" table:style-name="ce1">
            <text:p>99,95\%</text:p>
          </table:table-cell>
          <table:table-cell office:value-type="string" office:string-value="100\%" table:formula="of:=ROUND([.D98];4)*100 &amp;&quot;\%&quot;" table:style-name="ce1">
            <text:p>100\%</text:p>
          </table:table-cell>
          <table:table-cell office:value-type="string" office:string-value="100\%" table:formula="of:=ROUND([.E98];4)*100 &amp;&quot;\%&quot;" table:style-name="ce1">
            <text:p>100\%</text:p>
          </table:table-cell>
          <table:table-cell office:value-type="string" office:string-value="99,03\%" table:formula="of:=ROUND([.F98];4)*100 &amp;&quot;\%&quot;" table:style-name="ce1">
            <text:p>99,03\%</text:p>
          </table:table-cell>
          <table:table-cell office:value-type="string" office:string-value="99,98\%" table:formula="of:=ROUND([.G98];4)*100 &amp;&quot;\%&quot;" table:style-name="ce1">
            <text:p>99,98\%</text:p>
          </table:table-cell>
          <table:table-cell office:value-type="string" office:string-value="100\%" table:formula="of:=ROUND([.H98];4)*100 &amp;&quot;\%&quot;" table:style-name="ce1">
            <text:p>100\%</text:p>
          </table:table-cell>
          <table:table-cell office:value-type="string" office:string-value="98,14\%" table:formula="of:=ROUND([.I98];4)*100 &amp;&quot;\%&quot;" table:style-name="ce1">
            <text:p>98,14\%</text:p>
          </table:table-cell>
          <table:table-cell office:value-type="string" office:string-value="99,58\%" table:formula="of:=ROUND([.J98];4)*100 &amp;&quot;\%&quot;" table:style-name="ce1">
            <text:p>99,58\%</text:p>
          </table:table-cell>
          <table:table-cell office:value-type="string" office:string-value="99,21\%" table:formula="of:=ROUND([.K98];4)*100 &amp;&quot;\%&quot;" table:style-name="ce1">
            <text:p>99,21\%</text:p>
          </table:table-cell>
          <table:table-cell office:value-type="string" office:string-value="99,17\%" table:formula="of:=ROUND([.L98];4)*100 &amp;&quot;\%&quot;" table:style-name="ce1">
            <text:p>99,17\%</text:p>
          </table:table-cell>
          <table:table-cell office:value-type="string" office:string-value="43,9\%" table:formula="of:=ROUND([.M98];4)*100 &amp;&quot;\%&quot;" table:style-name="ce1">
            <text:p>43,9\%</text:p>
          </table:table-cell>
          <table:table-cell office:value-type="string" office:string-value="99,38\%" table:formula="of:=ROUND([.N98];4)*100 &amp;&quot;\%&quot;" table:style-name="ce1">
            <text:p>99,38\%</text:p>
          </table:table-cell>
          <table:table-cell office:value-type="string" office:string-value="84,86\%" table:formula="of:=ROUND([.O98];4)*100 &amp;&quot;\%&quot;" table:style-name="ce1">
            <text:p>84,86\%</text:p>
          </table:table-cell>
          <table:table-cell office:value-type="string" office:string-value="94,51\%" table:formula="of:=ROUND(AVERAGE([.B98:.O98]);4)*100&amp;&quot;\%&quot;" table:style-name="ce1">
            <text:p>94,51\%</text:p>
          </table:table-cell>
          <table:table-cell office:value-type="string" office:string-value="99,2\%" table:formula="of:=ROUND([.P98];4)*100 &amp;&quot;\%&quot;" table:style-name="ce1">
            <text:p>99,2\%</text:p>
          </table:table-cell>
          <table:table-cell office:value-type="string" office:string-value="\hline 100\% &amp; 99,95\% &amp; 100\% &amp; 100\% &amp; 99,03\% &amp; 99,98\% &amp; 100\% &amp; 98,14\% &amp; 99,58\% &amp; 99,21\% &amp; 99,17\% &amp; 43,9\% &amp; 99,38\% &amp; 84,86\% &amp; 94,51\% &amp; 99,2\% \\" table:formula="of:=&quot;\hline &quot;&amp;[.X98]&amp;&quot; &amp; &quot;&amp;[.Y98]&amp;&quot; &amp; &quot;&amp;[.Z98]&amp;&quot; &amp; &quot;&amp;[.AA98]&amp;&quot; &amp; &quot;&amp;[.AB98]&amp;&quot; &amp; &quot;&amp;[.AC98]&amp;&quot; &amp; &quot;&amp;[.AD98]&amp;&quot; &amp; &quot;&amp;[.AE98]&amp;&quot; &amp; &quot;&amp;[.AF98]&amp;&quot; &amp; &quot;&amp;[.AG98]&amp;&quot; &amp; &quot;&amp;[.AH98]&amp;&quot; &amp; &quot;&amp;[.AI98]&amp;&quot; &amp; &quot;&amp;[.AJ98]&amp;&quot; &amp; &quot;&amp;[.AK98]&amp;&quot; &amp; &quot;&amp;[.AL98]&amp;&quot; &amp; &quot;&amp;[.AM98]&amp;&quot; \\&quot;" table:style-name="ce1">
            <text:p>\hline 100\% &amp; 99,95\% &amp; 100\% &amp; 100\% &amp; 99,03\% &amp; 99,98\% &amp; 100\% &amp; 98,14\% &amp; 99,58\% &amp; 99,21\% &amp; 99,17\% &amp; 43,9\% &amp; 99,38\% &amp; 84,86\% &amp; 94,51\% &amp; 99,2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UMD</text:p>
          </table:table-cell>
          <table:table-cell office:value-type="float" office:value="0.98333333333333295" table:style-name="ce3">
            <text:p>0,983333333</text:p>
          </table:table-cell>
          <table:table-cell office:value-type="float" office:value="0.96736111111111101" table:style-name="ce4">
            <text:p>0,967361111</text:p>
          </table:table-cell>
          <table:table-cell office:value-type="float" office:value="0.98287037037036995" table:style-name="ce4">
            <text:p>0,98287037</text:p>
          </table:table-cell>
          <table:table-cell office:value-type="float" office:value="0.97986111111111096" table:style-name="ce4">
            <text:p>0,979861111</text:p>
          </table:table-cell>
          <table:table-cell office:value-type="float" office:value="0.936805555555556" table:style-name="ce4">
            <text:p>0,936805556</text:p>
          </table:table-cell>
          <table:table-cell office:value-type="float" office:value="0.95254629629629695" table:style-name="ce4">
            <text:p>0,952546296</text:p>
          </table:table-cell>
          <table:table-cell office:value-type="float" office:value="0.95439814814814905" table:style-name="ce4">
            <text:p>0,954398148</text:p>
          </table:table-cell>
          <table:table-cell office:value-type="float" office:value="0.93217592592592602" table:style-name="ce4">
            <text:p>0,932175926</text:p>
          </table:table-cell>
          <table:table-cell office:value-type="float" office:value="0.93912037037036999" table:style-name="ce4">
            <text:p>0,93912037</text:p>
          </table:table-cell>
          <table:table-cell office:value-type="float" office:value="0.92175925925925895" table:style-name="ce4">
            <text:p>0,921759259</text:p>
          </table:table-cell>
          <table:table-cell office:value-type="float" office:value="0.96643518518518501" table:style-name="ce4">
            <text:p>0,966435185</text:p>
          </table:table-cell>
          <table:table-cell office:value-type="float" office:value="0.54120370370370396" table:style-name="ce4">
            <text:p>0,541203704</text:p>
          </table:table-cell>
          <table:table-cell office:value-type="float" office:value="0.83333333333333304" table:style-name="ce4">
            <text:p>0,833333333</text:p>
          </table:table-cell>
          <table:table-cell office:value-type="float" office:value="0.86944444444444402" table:style-name="ce4">
            <text:p>0,869444444</text:p>
          </table:table-cell>
          <table:table-cell office:value-type="float" office:value="0.96527779102325395" table:style-name="ce4">
            <text:p>0,965277791</text:p>
          </table:table-cell>
          <table:table-cell office:value-type="float" office:value="-0.78357573020549842" table:formula="of:=IF([.P99]; 1-[.P99]/MIN([.B99:.O99]); &quot;&quot;)" table:style-name="ce1">
            <text:p>-0,78357573</text:p>
          </table:table-cell>
          <table:table-cell office:value-type="float" office:value="1.8361568450927845E-2" table:formula="of:=IF([.P99]; 1-[.P99]/MAX([.B99:.O99]); &quot;&quot;)" table:style-name="ce1">
            <text:p>0,018361568</text:p>
          </table:table-cell>
          <table:table-cell office:value-type="float" office:value="-5.9028422179849604E-2" table:formula="of:=IF([.P99]; 1-[.P99]/AVERAGE([.B99:.O99]); &quot;&quot;)" table:style-name="ce1">
            <text:p>-0,059028422</text:p>
          </table:table-cell>
          <table:table-cell office:value-type="float" office:value="2" table:formula="of:=IF([.P99]&gt;MAX([.B99:.O99]); 1; IF([.P99]&gt;AVERAGE([.B99:.O99]); 2; IF([.P99]&gt;MIN([.B99:.O99]); 3; IF([.P99]&gt;MAX([.B99:.O99])*0.75; 4; 5))))" table:style-name="ce5">
            <text:p>2</text:p>
          </table:table-cell>
          <table:table-cell table:style-name="ce1"/>
          <table:table-cell office:value-type="float" office:value="0.93055558204650901" table:style-name="ce1">
            <text:p>0,930555582</text:p>
          </table:table-cell>
          <table:table-cell table:style-name="ce1"/>
          <table:table-cell office:value-type="string" office:string-value="98,33\%" table:formula="of:=ROUND([.B99];4)*100 &amp;&quot;\%&quot;" table:style-name="ce1">
            <text:p>98,33\%</text:p>
          </table:table-cell>
          <table:table-cell office:value-type="string" office:string-value="96,74\%" table:formula="of:=ROUND([.C99];4)*100 &amp;&quot;\%&quot;" table:style-name="ce1">
            <text:p>96,74\%</text:p>
          </table:table-cell>
          <table:table-cell office:value-type="string" office:string-value="98,29\%" table:formula="of:=ROUND([.D99];4)*100 &amp;&quot;\%&quot;" table:style-name="ce1">
            <text:p>98,29\%</text:p>
          </table:table-cell>
          <table:table-cell office:value-type="string" office:string-value="97,99\%" table:formula="of:=ROUND([.E99];4)*100 &amp;&quot;\%&quot;" table:style-name="ce1">
            <text:p>97,99\%</text:p>
          </table:table-cell>
          <table:table-cell office:value-type="string" office:string-value="93,68\%" table:formula="of:=ROUND([.F99];4)*100 &amp;&quot;\%&quot;" table:style-name="ce1">
            <text:p>93,68\%</text:p>
          </table:table-cell>
          <table:table-cell office:value-type="string" office:string-value="95,25\%" table:formula="of:=ROUND([.G99];4)*100 &amp;&quot;\%&quot;" table:style-name="ce1">
            <text:p>95,25\%</text:p>
          </table:table-cell>
          <table:table-cell office:value-type="string" office:string-value="95,44\%" table:formula="of:=ROUND([.H99];4)*100 &amp;&quot;\%&quot;" table:style-name="ce1">
            <text:p>95,44\%</text:p>
          </table:table-cell>
          <table:table-cell office:value-type="string" office:string-value="93,22\%" table:formula="of:=ROUND([.I99];4)*100 &amp;&quot;\%&quot;" table:style-name="ce1">
            <text:p>93,22\%</text:p>
          </table:table-cell>
          <table:table-cell office:value-type="string" office:string-value="93,91\%" table:formula="of:=ROUND([.J99];4)*100 &amp;&quot;\%&quot;" table:style-name="ce1">
            <text:p>93,91\%</text:p>
          </table:table-cell>
          <table:table-cell office:value-type="string" office:string-value="92,18\%" table:formula="of:=ROUND([.K99];4)*100 &amp;&quot;\%&quot;" table:style-name="ce1">
            <text:p>92,18\%</text:p>
          </table:table-cell>
          <table:table-cell office:value-type="string" office:string-value="96,64\%" table:formula="of:=ROUND([.L99];4)*100 &amp;&quot;\%&quot;" table:style-name="ce1">
            <text:p>96,64\%</text:p>
          </table:table-cell>
          <table:table-cell office:value-type="string" office:string-value="54,12\%" table:formula="of:=ROUND([.M99];4)*100 &amp;&quot;\%&quot;" table:style-name="ce1">
            <text:p>54,12\%</text:p>
          </table:table-cell>
          <table:table-cell office:value-type="string" office:string-value="83,33\%" table:formula="of:=ROUND([.N99];4)*100 &amp;&quot;\%&quot;" table:style-name="ce1">
            <text:p>83,33\%</text:p>
          </table:table-cell>
          <table:table-cell office:value-type="string" office:string-value="86,94\%" table:formula="of:=ROUND([.O99];4)*100 &amp;&quot;\%&quot;" table:style-name="ce1">
            <text:p>86,94\%</text:p>
          </table:table-cell>
          <table:table-cell office:value-type="string" office:string-value="91,15\%" table:formula="of:=ROUND(AVERAGE([.B99:.O99]);4)*100&amp;&quot;\%&quot;" table:style-name="ce1">
            <text:p>91,15\%</text:p>
          </table:table-cell>
          <table:table-cell office:value-type="string" office:string-value="96,53\%" table:formula="of:=ROUND([.P99];4)*100 &amp;&quot;\%&quot;" table:style-name="ce1">
            <text:p>96,53\%</text:p>
          </table:table-cell>
          <table:table-cell office:value-type="string" office:string-value="\hline 98,33\% &amp; 96,74\% &amp; 98,29\% &amp; 97,99\% &amp; 93,68\% &amp; 95,25\% &amp; 95,44\% &amp; 93,22\% &amp; 93,91\% &amp; 92,18\% &amp; 96,64\% &amp; 54,12\% &amp; 83,33\% &amp; 86,94\% &amp; 91,15\% &amp; 96,53\% \\" table:formula="of:=&quot;\hline &quot;&amp;[.X99]&amp;&quot; &amp; &quot;&amp;[.Y99]&amp;&quot; &amp; &quot;&amp;[.Z99]&amp;&quot; &amp; &quot;&amp;[.AA99]&amp;&quot; &amp; &quot;&amp;[.AB99]&amp;&quot; &amp; &quot;&amp;[.AC99]&amp;&quot; &amp; &quot;&amp;[.AD99]&amp;&quot; &amp; &quot;&amp;[.AE99]&amp;&quot; &amp; &quot;&amp;[.AF99]&amp;&quot; &amp; &quot;&amp;[.AG99]&amp;&quot; &amp; &quot;&amp;[.AH99]&amp;&quot; &amp; &quot;&amp;[.AI99]&amp;&quot; &amp; &quot;&amp;[.AJ99]&amp;&quot; &amp; &quot;&amp;[.AK99]&amp;&quot; &amp; &quot;&amp;[.AL99]&amp;&quot; &amp; &quot;&amp;[.AM99]&amp;&quot; \\&quot;" table:style-name="ce1">
            <text:p>\hline 98,33\% &amp; 96,74\% &amp; 98,29\% &amp; 97,99\% &amp; 93,68\% &amp; 95,25\% &amp; 95,44\% &amp; 93,22\% &amp; 93,91\% &amp; 92,18\% &amp; 96,64\% &amp; 54,12\% &amp; 83,33\% &amp; 86,94\% &amp; 91,15\% &amp; 96,53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UWaveGestureLibraryAll</text:p>
          </table:table-cell>
          <table:table-cell office:value-type="float" office:value="0.97074260189838002" table:style-name="ce3">
            <text:p>0,970742602</text:p>
          </table:table-cell>
          <table:table-cell office:value-type="float" office:value="0.96662013772566502" table:style-name="ce4">
            <text:p>0,966620138</text:p>
          </table:table-cell>
          <table:table-cell office:value-type="float" office:value="0.97726595942676397" table:style-name="ce4">
            <text:p>0,977265959</text:p>
          </table:table-cell>
          <table:table-cell office:value-type="float" office:value="0.95119114088963297" table:style-name="ce4">
            <text:p>0,951191141</text:p>
          </table:table-cell>
          <table:table-cell office:value-type="float" office:value="0.95796575469942302" table:style-name="ce4">
            <text:p>0,957965755</text:p>
          </table:table-cell>
          <table:table-cell office:value-type="float" office:value="0.86899311371673205" table:style-name="ce4">
            <text:p>0,868993114</text:p>
          </table:table-cell>
          <table:table-cell office:value-type="float" office:value="0.97305974316024602" table:style-name="ce4">
            <text:p>0,973059743</text:p>
          </table:table-cell>
          <table:table-cell office:value-type="float" office:value="0.95776102735901703" table:style-name="ce4">
            <text:p>0,957761027</text:p>
          </table:table-cell>
          <table:table-cell office:value-type="float" office:value="0.94771077610273602" table:style-name="ce4">
            <text:p>0,947710776</text:p>
          </table:table-cell>
          <table:table-cell office:value-type="float" office:value="0.94485389912525597" table:style-name="ce4">
            <text:p>0,944853899</text:p>
          </table:table-cell>
          <table:table-cell office:value-type="float" office:value="0.94485389912525597" table:style-name="ce4">
            <text:p>0,944853899</text:p>
          </table:table-cell>
          <table:table-cell office:value-type="float" office:value="0.91737390656988704" table:style-name="ce4">
            <text:p>0,917373907</text:p>
          </table:table-cell>
          <table:table-cell office:value-type="float" office:value="0.96236739251814596" table:style-name="ce4">
            <text:p>0,962367393</text:p>
          </table:table-cell>
          <table:table-cell office:value-type="float" office:value="0.82639121533593896" table:style-name="ce4">
            <text:p>0,826391215</text:p>
          </table:table-cell>
          <table:table-cell office:value-type="float" office:value="0.96677833795547397" table:style-name="ce4">
            <text:p>0,966778338</text:p>
          </table:table-cell>
          <table:table-cell office:value-type="float" office:value="-0.16987973736200201" table:formula="of:=IF([.P100]; 1-[.P100]/MIN([.B100:.O100]); &quot;&quot;)" table:style-name="ce1">
            <text:p>-0,169879737</text:p>
          </table:table-cell>
          <table:table-cell office:value-type="float" office:value="1.0731593963880348E-2" table:formula="of:=IF([.P100]; 1-[.P100]/MAX([.B100:.O100]); &quot;&quot;)" table:style-name="ce1">
            <text:p>0,010731594</text:p>
          </table:table-cell>
          <table:table-cell office:value-type="float" office:value="-2.7929061935919153E-2" table:formula="of:=IF([.P100]; 1-[.P100]/AVERAGE([.B100:.O100]); &quot;&quot;)" table:style-name="ce1">
            <text:p>-0,027929062</text:p>
          </table:table-cell>
          <table:table-cell office:value-type="float" office:value="2" table:formula="of:=IF([.P100]&gt;MAX([.B100:.O100]); 1; IF([.P100]&gt;AVERAGE([.B100:.O100]); 2; IF([.P100]&gt;MIN([.B100:.O100]); 3; IF([.P100]&gt;MAX([.B100:.O100])*0.75; 4; 5))))" table:style-name="ce5">
            <text:p>2</text:p>
          </table:table-cell>
          <table:table-cell table:style-name="ce1"/>
          <table:table-cell office:value-type="float" office:value="0.95477384328842196" table:style-name="ce1">
            <text:p>0,954773843</text:p>
          </table:table-cell>
          <table:table-cell table:style-name="ce1"/>
          <table:table-cell office:value-type="string" office:string-value="97,07\%" table:formula="of:=ROUND([.B100];4)*100 &amp;&quot;\%&quot;" table:style-name="ce1">
            <text:p>97,07\%</text:p>
          </table:table-cell>
          <table:table-cell office:value-type="string" office:string-value="96,66\%" table:formula="of:=ROUND([.C100];4)*100 &amp;&quot;\%&quot;" table:style-name="ce1">
            <text:p>96,66\%</text:p>
          </table:table-cell>
          <table:table-cell office:value-type="string" office:string-value="97,73\%" table:formula="of:=ROUND([.D100];4)*100 &amp;&quot;\%&quot;" table:style-name="ce1">
            <text:p>97,73\%</text:p>
          </table:table-cell>
          <table:table-cell office:value-type="string" office:string-value="95,12\%" table:formula="of:=ROUND([.E100];4)*100 &amp;&quot;\%&quot;" table:style-name="ce1">
            <text:p>95,12\%</text:p>
          </table:table-cell>
          <table:table-cell office:value-type="string" office:string-value="95,8\%" table:formula="of:=ROUND([.F100];4)*100 &amp;&quot;\%&quot;" table:style-name="ce1">
            <text:p>95,8\%</text:p>
          </table:table-cell>
          <table:table-cell office:value-type="string" office:string-value="86,9\%" table:formula="of:=ROUND([.G100];4)*100 &amp;&quot;\%&quot;" table:style-name="ce1">
            <text:p>86,9\%</text:p>
          </table:table-cell>
          <table:table-cell office:value-type="string" office:string-value="97,31\%" table:formula="of:=ROUND([.H100];4)*100 &amp;&quot;\%&quot;" table:style-name="ce1">
            <text:p>97,31\%</text:p>
          </table:table-cell>
          <table:table-cell office:value-type="string" office:string-value="95,78\%" table:formula="of:=ROUND([.I100];4)*100 &amp;&quot;\%&quot;" table:style-name="ce1">
            <text:p>95,78\%</text:p>
          </table:table-cell>
          <table:table-cell office:value-type="string" office:string-value="94,77\%" table:formula="of:=ROUND([.J100];4)*100 &amp;&quot;\%&quot;" table:style-name="ce1">
            <text:p>94,77\%</text:p>
          </table:table-cell>
          <table:table-cell office:value-type="string" office:string-value="94,49\%" table:formula="of:=ROUND([.K100];4)*100 &amp;&quot;\%&quot;" table:style-name="ce1">
            <text:p>94,49\%</text:p>
          </table:table-cell>
          <table:table-cell office:value-type="string" office:string-value="94,49\%" table:formula="of:=ROUND([.L100];4)*100 &amp;&quot;\%&quot;" table:style-name="ce1">
            <text:p>94,49\%</text:p>
          </table:table-cell>
          <table:table-cell office:value-type="string" office:string-value="91,74\%" table:formula="of:=ROUND([.M100];4)*100 &amp;&quot;\%&quot;" table:style-name="ce1">
            <text:p>91,74\%</text:p>
          </table:table-cell>
          <table:table-cell office:value-type="string" office:string-value="96,24\%" table:formula="of:=ROUND([.N100];4)*100 &amp;&quot;\%&quot;" table:style-name="ce1">
            <text:p>96,24\%</text:p>
          </table:table-cell>
          <table:table-cell office:value-type="string" office:string-value="82,64\%" table:formula="of:=ROUND([.O100];4)*100 &amp;&quot;\%&quot;" table:style-name="ce1">
            <text:p>82,64\%</text:p>
          </table:table-cell>
          <table:table-cell office:value-type="string" office:string-value="94,05\%" table:formula="of:=ROUND(AVERAGE([.B100:.O100]);4)*100&amp;&quot;\%&quot;" table:style-name="ce1">
            <text:p>94,05\%</text:p>
          </table:table-cell>
          <table:table-cell office:value-type="string" office:string-value="96,68\%" table:formula="of:=ROUND([.P100];4)*100 &amp;&quot;\%&quot;" table:style-name="ce1">
            <text:p>96,68\%</text:p>
          </table:table-cell>
          <table:table-cell office:value-type="string" office:string-value="\hline 97,07\% &amp; 96,66\% &amp; 97,73\% &amp; 95,12\% &amp; 95,8\% &amp; 86,9\% &amp; 97,31\% &amp; 95,78\% &amp; 94,77\% &amp; 94,49\% &amp; 94,49\% &amp; 91,74\% &amp; 96,24\% &amp; 82,64\% &amp; 94,05\% &amp; 96,68\% \\" table:formula="of:=&quot;\hline &quot;&amp;[.X100]&amp;&quot; &amp; &quot;&amp;[.Y100]&amp;&quot; &amp; &quot;&amp;[.Z100]&amp;&quot; &amp; &quot;&amp;[.AA100]&amp;&quot; &amp; &quot;&amp;[.AB100]&amp;&quot; &amp; &quot;&amp;[.AC100]&amp;&quot; &amp; &quot;&amp;[.AD100]&amp;&quot; &amp; &quot;&amp;[.AE100]&amp;&quot; &amp; &quot;&amp;[.AF100]&amp;&quot; &amp; &quot;&amp;[.AG100]&amp;&quot; &amp; &quot;&amp;[.AH100]&amp;&quot; &amp; &quot;&amp;[.AI100]&amp;&quot; &amp; &quot;&amp;[.AJ100]&amp;&quot; &amp; &quot;&amp;[.AK100]&amp;&quot; &amp; &quot;&amp;[.AL100]&amp;&quot; &amp; &quot;&amp;[.AM100]&amp;&quot; \\&quot;" table:style-name="ce1">
            <text:p>\hline 97,07\% &amp; 96,66\% &amp; 97,73\% &amp; 95,12\% &amp; 95,8\% &amp; 86,9\% &amp; 97,31\% &amp; 95,78\% &amp; 94,77\% &amp; 94,49\% &amp; 94,49\% &amp; 91,74\% &amp; 96,24\% &amp; 82,64\% &amp; 94,05\% &amp; 96,68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UWaveGestureLibraryX</text:p>
          </table:table-cell>
          <table:table-cell office:value-type="float" office:value="0.84678019728271003" table:style-name="ce3">
            <text:p>0,846780197</text:p>
          </table:table-cell>
          <table:table-cell office:value-type="float" office:value="0.83345430857993696" table:style-name="ce4">
            <text:p>0,833454309</text:p>
          </table:table-cell>
          <table:table-cell office:value-type="float" office:value="0.85712823376140002" table:style-name="ce4">
            <text:p>0,857128234</text:p>
          </table:table-cell>
          <table:table-cell office:value-type="float" office:value="0.83353806067373903" table:style-name="ce4">
            <text:p>0,833538061</text:p>
          </table:table-cell>
          <table:table-cell office:value-type="float" office:value="0.82016564302996497" table:style-name="ce4">
            <text:p>0,820165643</text:p>
          </table:table-cell>
          <table:table-cell office:value-type="float" office:value="0.790396426577331" table:style-name="ce4">
            <text:p>0,790396427</text:p>
          </table:table-cell>
          <table:table-cell office:value-type="float" office:value="0.83139772938767897" table:style-name="ce4">
            <text:p>0,831397729</text:p>
          </table:table-cell>
          <table:table-cell office:value-type="float" office:value="0.81760655127489301" table:style-name="ce4">
            <text:p>0,817606551</text:p>
          </table:table-cell>
          <table:table-cell office:value-type="float" office:value="0.78817234319746898" table:style-name="ce4">
            <text:p>0,788172343</text:p>
          </table:table-cell>
          <table:table-cell office:value-type="float" office:value="0.77405546249767399" table:style-name="ce4">
            <text:p>0,774055462</text:p>
          </table:table-cell>
          <table:table-cell office:value-type="float" office:value="0.75258700911967202" table:style-name="ce4">
            <text:p>0,752587009</text:p>
          </table:table-cell>
          <table:table-cell office:value-type="float" office:value="0.63394751535455096" table:style-name="ce4">
            <text:p>0,633947515</text:p>
          </table:table-cell>
          <table:table-cell office:value-type="float" office:value="0.79999069421180002" table:style-name="ce4">
            <text:p>0,799990694</text:p>
          </table:table-cell>
          <table:table-cell office:value-type="float" office:value="0.76854643588311899" table:style-name="ce4">
            <text:p>0,768546436</text:p>
          </table:table-cell>
          <table:table-cell office:value-type="float" office:value="0.79480737447738603" table:style-name="ce4">
            <text:p>0,794807374</text:p>
          </table:table-cell>
          <table:table-cell office:value-type="float" office:value="-0.253743180983792" table:formula="of:=IF([.P101]; 1-[.P101]/MIN([.B101:.O101]); &quot;&quot;)" table:style-name="ce1">
            <text:p>-0,253743181</text:p>
          </table:table-cell>
          <table:table-cell office:value-type="float" office:value="7.2708909623157236E-2" table:formula="of:=IF([.P101]; 1-[.P101]/MAX([.B101:.O101]); &quot;&quot;)" table:style-name="ce1">
            <text:p>0,07270891</text:p>
          </table:table-cell>
          <table:table-cell office:value-type="float" office:value="1.8356473420111374E-3" table:formula="of:=IF([.P101]; 1-[.P101]/AVERAGE([.B101:.O101]); &quot;&quot;)" table:style-name="ce1">
            <text:p>0,001835647</text:p>
          </table:table-cell>
          <table:table-cell office:value-type="float" office:value="3" table:formula="of:=IF([.P101]&gt;MAX([.B101:.O101]); 1; IF([.P101]&gt;AVERAGE([.B101:.O101]); 2; IF([.P101]&gt;MIN([.B101:.O101]); 3; IF([.P101]&gt;MAX([.B101:.O101])*0.75; 4; 5))))" table:style-name="ce5">
            <text:p>3</text:p>
          </table:table-cell>
          <table:table-cell table:style-name="ce1"/>
          <table:table-cell office:value-type="float" office:value="0.78447794914245605" table:style-name="ce1">
            <text:p>0,784477949</text:p>
          </table:table-cell>
          <table:table-cell table:style-name="ce1"/>
          <table:table-cell office:value-type="string" office:string-value="84,68\%" table:formula="of:=ROUND([.B101];4)*100 &amp;&quot;\%&quot;" table:style-name="ce1">
            <text:p>84,68\%</text:p>
          </table:table-cell>
          <table:table-cell office:value-type="string" office:string-value="83,35\%" table:formula="of:=ROUND([.C101];4)*100 &amp;&quot;\%&quot;" table:style-name="ce1">
            <text:p>83,35\%</text:p>
          </table:table-cell>
          <table:table-cell office:value-type="string" office:string-value="85,71\%" table:formula="of:=ROUND([.D101];4)*100 &amp;&quot;\%&quot;" table:style-name="ce1">
            <text:p>85,71\%</text:p>
          </table:table-cell>
          <table:table-cell office:value-type="string" office:string-value="83,35\%" table:formula="of:=ROUND([.E101];4)*100 &amp;&quot;\%&quot;" table:style-name="ce1">
            <text:p>83,35\%</text:p>
          </table:table-cell>
          <table:table-cell office:value-type="string" office:string-value="82,02\%" table:formula="of:=ROUND([.F101];4)*100 &amp;&quot;\%&quot;" table:style-name="ce1">
            <text:p>82,02\%</text:p>
          </table:table-cell>
          <table:table-cell office:value-type="string" office:string-value="79,04\%" table:formula="of:=ROUND([.G101];4)*100 &amp;&quot;\%&quot;" table:style-name="ce1">
            <text:p>79,04\%</text:p>
          </table:table-cell>
          <table:table-cell office:value-type="string" office:string-value="83,14\%" table:formula="of:=ROUND([.H101];4)*100 &amp;&quot;\%&quot;" table:style-name="ce1">
            <text:p>83,14\%</text:p>
          </table:table-cell>
          <table:table-cell office:value-type="string" office:string-value="81,76\%" table:formula="of:=ROUND([.I101];4)*100 &amp;&quot;\%&quot;" table:style-name="ce1">
            <text:p>81,76\%</text:p>
          </table:table-cell>
          <table:table-cell office:value-type="string" office:string-value="78,82\%" table:formula="of:=ROUND([.J101];4)*100 &amp;&quot;\%&quot;" table:style-name="ce1">
            <text:p>78,82\%</text:p>
          </table:table-cell>
          <table:table-cell office:value-type="string" office:string-value="77,41\%" table:formula="of:=ROUND([.K101];4)*100 &amp;&quot;\%&quot;" table:style-name="ce1">
            <text:p>77,41\%</text:p>
          </table:table-cell>
          <table:table-cell office:value-type="string" office:string-value="75,26\%" table:formula="of:=ROUND([.L101];4)*100 &amp;&quot;\%&quot;" table:style-name="ce1">
            <text:p>75,26\%</text:p>
          </table:table-cell>
          <table:table-cell office:value-type="string" office:string-value="63,39\%" table:formula="of:=ROUND([.M101];4)*100 &amp;&quot;\%&quot;" table:style-name="ce1">
            <text:p>63,39\%</text:p>
          </table:table-cell>
          <table:table-cell office:value-type="string" office:string-value="80\%" table:formula="of:=ROUND([.N101];4)*100 &amp;&quot;\%&quot;" table:style-name="ce1">
            <text:p>80\%</text:p>
          </table:table-cell>
          <table:table-cell office:value-type="string" office:string-value="76,85\%" table:formula="of:=ROUND([.O101];4)*100 &amp;&quot;\%&quot;" table:style-name="ce1">
            <text:p>76,85\%</text:p>
          </table:table-cell>
          <table:table-cell office:value-type="string" office:string-value="79,63\%" table:formula="of:=ROUND(AVERAGE([.B101:.O101]);4)*100&amp;&quot;\%&quot;" table:style-name="ce1">
            <text:p>79,63\%</text:p>
          </table:table-cell>
          <table:table-cell office:value-type="string" office:string-value="79,48\%" table:formula="of:=ROUND([.P101];4)*100 &amp;&quot;\%&quot;" table:style-name="ce1">
            <text:p>79,48\%</text:p>
          </table:table-cell>
          <table:table-cell office:value-type="string" office:string-value="\hline 84,68\% &amp; 83,35\% &amp; 85,71\% &amp; 83,35\% &amp; 82,02\% &amp; 79,04\% &amp; 83,14\% &amp; 81,76\% &amp; 78,82\% &amp; 77,41\% &amp; 75,26\% &amp; 63,39\% &amp; 80\% &amp; 76,85\% &amp; 79,63\% &amp; 79,48\% \\" table:formula="of:=&quot;\hline &quot;&amp;[.X101]&amp;&quot; &amp; &quot;&amp;[.Y101]&amp;&quot; &amp; &quot;&amp;[.Z101]&amp;&quot; &amp; &quot;&amp;[.AA101]&amp;&quot; &amp; &quot;&amp;[.AB101]&amp;&quot; &amp; &quot;&amp;[.AC101]&amp;&quot; &amp; &quot;&amp;[.AD101]&amp;&quot; &amp; &quot;&amp;[.AE101]&amp;&quot; &amp; &quot;&amp;[.AF101]&amp;&quot; &amp; &quot;&amp;[.AG101]&amp;&quot; &amp; &quot;&amp;[.AH101]&amp;&quot; &amp; &quot;&amp;[.AI101]&amp;&quot; &amp; &quot;&amp;[.AJ101]&amp;&quot; &amp; &quot;&amp;[.AK101]&amp;&quot; &amp; &quot;&amp;[.AL101]&amp;&quot; &amp; &quot;&amp;[.AM101]&amp;&quot; \\&quot;" table:style-name="ce1">
            <text:p>\hline 84,68\% &amp; 83,35\% &amp; 85,71\% &amp; 83,35\% &amp; 82,02\% &amp; 79,04\% &amp; 83,14\% &amp; 81,76\% &amp; 78,82\% &amp; 77,41\% &amp; 75,26\% &amp; 63,39\% &amp; 80\% &amp; 76,85\% &amp; 79,63\% &amp; 79,48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UWaveGestureLibraryY</text:p>
          </table:table-cell>
          <table:table-cell office:value-type="float" office:value="0.788023450586265" table:style-name="ce3">
            <text:p>0,788023451</text:p>
          </table:table-cell>
          <table:table-cell office:value-type="float" office:value="0.75468081146473098" table:style-name="ce4">
            <text:p>0,754680811</text:p>
          </table:table-cell>
          <table:table-cell office:value-type="float" office:value="0.78363111855574197" table:style-name="ce4">
            <text:p>0,783631119</text:p>
          </table:table-cell>
          <table:table-cell office:value-type="float" office:value="0.77076121347478099" table:style-name="ce4">
            <text:p>0,770761213</text:p>
          </table:table-cell>
          <table:table-cell office:value-type="float" office:value="0.74491903964265804" table:style-name="ce4">
            <text:p>0,74491904</text:p>
          </table:table-cell>
          <table:table-cell office:value-type="float" office:value="0.67585147962032399" table:style-name="ce4">
            <text:p>0,67585148</text:p>
          </table:table-cell>
          <table:table-cell office:value-type="float" office:value="0.76721570817048201" table:style-name="ce4">
            <text:p>0,767215708</text:p>
          </table:table-cell>
          <table:table-cell office:value-type="float" office:value="0.72582356225572298" table:style-name="ce4">
            <text:p>0,725823562</text:p>
          </table:table-cell>
          <table:table-cell office:value-type="float" office:value="0.71482412060301503" table:style-name="ce4">
            <text:p>0,714824121</text:p>
          </table:table-cell>
          <table:table-cell office:value-type="float" office:value="0.69436999813884204" table:style-name="ce4">
            <text:p>0,694369998</text:p>
          </table:table-cell>
          <table:table-cell office:value-type="float" office:value="0.66212544202493995" table:style-name="ce4">
            <text:p>0,662125442</text:p>
          </table:table-cell>
          <table:table-cell office:value-type="float" office:value="0.66822073329610998" table:style-name="ce4">
            <text:p>0,668220733</text:p>
          </table:table-cell>
          <table:table-cell office:value-type="float" office:value="0.72187790805881302" table:style-name="ce4">
            <text:p>0,721877908</text:p>
          </table:table-cell>
          <table:table-cell office:value-type="float" office:value="0.70438302624232296" table:style-name="ce4">
            <text:p>0,704383026</text:p>
          </table:table-cell>
          <table:table-cell office:value-type="float" office:value="0.71831381320953303" table:style-name="ce4">
            <text:p>0,718313813</text:p>
          </table:table-cell>
          <table:table-cell office:value-type="float" office:value="-8.486061344018947E-2" table:formula="of:=IF([.P102]; 1-[.P102]/MIN([.B102:.O102]); &quot;&quot;)" table:style-name="ce1">
            <text:p>-0,084860613</text:p>
          </table:table-cell>
          <table:table-cell office:value-type="float" office:value="8.8461374245741298E-2" table:formula="of:=IF([.P102]; 1-[.P102]/MAX([.B102:.O102]); &quot;&quot;)" table:style-name="ce1">
            <text:p>0,088461374</text:p>
          </table:table-cell>
          <table:table-cell office:value-type="float" office:value="1.1822509969513395E-2" table:formula="of:=IF([.P102]; 1-[.P102]/AVERAGE([.B102:.O102]); &quot;&quot;)" table:style-name="ce1">
            <text:p>0,01182251</text:p>
          </table:table-cell>
          <table:table-cell office:value-type="float" office:value="3" table:formula="of:=IF([.P102]&gt;MAX([.B102:.O102]); 1; IF([.P102]&gt;AVERAGE([.B102:.O102]); 2; IF([.P102]&gt;MIN([.B102:.O102]); 3; IF([.P102]&gt;MAX([.B102:.O102])*0.75; 4; 5))))" table:style-name="ce5">
            <text:p>3</text:p>
          </table:table-cell>
          <table:table-cell table:style-name="ce1"/>
          <table:table-cell office:value-type="float" office:value="0.69570070505142201" table:style-name="ce1">
            <text:p>0,695700705</text:p>
          </table:table-cell>
          <table:table-cell table:style-name="ce1"/>
          <table:table-cell office:value-type="string" office:string-value="78,8\%" table:formula="of:=ROUND([.B102];4)*100 &amp;&quot;\%&quot;" table:style-name="ce1">
            <text:p>78,8\%</text:p>
          </table:table-cell>
          <table:table-cell office:value-type="string" office:string-value="75,47\%" table:formula="of:=ROUND([.C102];4)*100 &amp;&quot;\%&quot;" table:style-name="ce1">
            <text:p>75,47\%</text:p>
          </table:table-cell>
          <table:table-cell office:value-type="string" office:string-value="78,36\%" table:formula="of:=ROUND([.D102];4)*100 &amp;&quot;\%&quot;" table:style-name="ce1">
            <text:p>78,36\%</text:p>
          </table:table-cell>
          <table:table-cell office:value-type="string" office:string-value="77,08\%" table:formula="of:=ROUND([.E102];4)*100 &amp;&quot;\%&quot;" table:style-name="ce1">
            <text:p>77,08\%</text:p>
          </table:table-cell>
          <table:table-cell office:value-type="string" office:string-value="74,49\%" table:formula="of:=ROUND([.F102];4)*100 &amp;&quot;\%&quot;" table:style-name="ce1">
            <text:p>74,49\%</text:p>
          </table:table-cell>
          <table:table-cell office:value-type="string" office:string-value="67,59\%" table:formula="of:=ROUND([.G102];4)*100 &amp;&quot;\%&quot;" table:style-name="ce1">
            <text:p>67,59\%</text:p>
          </table:table-cell>
          <table:table-cell office:value-type="string" office:string-value="76,72\%" table:formula="of:=ROUND([.H102];4)*100 &amp;&quot;\%&quot;" table:style-name="ce1">
            <text:p>76,72\%</text:p>
          </table:table-cell>
          <table:table-cell office:value-type="string" office:string-value="72,58\%" table:formula="of:=ROUND([.I102];4)*100 &amp;&quot;\%&quot;" table:style-name="ce1">
            <text:p>72,58\%</text:p>
          </table:table-cell>
          <table:table-cell office:value-type="string" office:string-value="71,48\%" table:formula="of:=ROUND([.J102];4)*100 &amp;&quot;\%&quot;" table:style-name="ce1">
            <text:p>71,48\%</text:p>
          </table:table-cell>
          <table:table-cell office:value-type="string" office:string-value="69,44\%" table:formula="of:=ROUND([.K102];4)*100 &amp;&quot;\%&quot;" table:style-name="ce1">
            <text:p>69,44\%</text:p>
          </table:table-cell>
          <table:table-cell office:value-type="string" office:string-value="66,21\%" table:formula="of:=ROUND([.L102];4)*100 &amp;&quot;\%&quot;" table:style-name="ce1">
            <text:p>66,21\%</text:p>
          </table:table-cell>
          <table:table-cell office:value-type="string" office:string-value="66,82\%" table:formula="of:=ROUND([.M102];4)*100 &amp;&quot;\%&quot;" table:style-name="ce1">
            <text:p>66,82\%</text:p>
          </table:table-cell>
          <table:table-cell office:value-type="string" office:string-value="72,19\%" table:formula="of:=ROUND([.N102];4)*100 &amp;&quot;\%&quot;" table:style-name="ce1">
            <text:p>72,19\%</text:p>
          </table:table-cell>
          <table:table-cell office:value-type="string" office:string-value="70,44\%" table:formula="of:=ROUND([.O102];4)*100 &amp;&quot;\%&quot;" table:style-name="ce1">
            <text:p>70,44\%</text:p>
          </table:table-cell>
          <table:table-cell office:value-type="string" office:string-value="72,69\%" table:formula="of:=ROUND(AVERAGE([.B102:.O102]);4)*100&amp;&quot;\%&quot;" table:style-name="ce1">
            <text:p>72,69\%</text:p>
          </table:table-cell>
          <table:table-cell office:value-type="string" office:string-value="71,83\%" table:formula="of:=ROUND([.P102];4)*100 &amp;&quot;\%&quot;" table:style-name="ce1">
            <text:p>71,83\%</text:p>
          </table:table-cell>
          <table:table-cell office:value-type="string" office:string-value="\hline 78,8\% &amp; 75,47\% &amp; 78,36\% &amp; 77,08\% &amp; 74,49\% &amp; 67,59\% &amp; 76,72\% &amp; 72,58\% &amp; 71,48\% &amp; 69,44\% &amp; 66,21\% &amp; 66,82\% &amp; 72,19\% &amp; 70,44\% &amp; 72,69\% &amp; 71,83\% \\" table:formula="of:=&quot;\hline &quot;&amp;[.X102]&amp;&quot; &amp; &quot;&amp;[.Y102]&amp;&quot; &amp; &quot;&amp;[.Z102]&amp;&quot; &amp; &quot;&amp;[.AA102]&amp;&quot; &amp; &quot;&amp;[.AB102]&amp;&quot; &amp; &quot;&amp;[.AC102]&amp;&quot; &amp; &quot;&amp;[.AD102]&amp;&quot; &amp; &quot;&amp;[.AE102]&amp;&quot; &amp; &quot;&amp;[.AF102]&amp;&quot; &amp; &quot;&amp;[.AG102]&amp;&quot; &amp; &quot;&amp;[.AH102]&amp;&quot; &amp; &quot;&amp;[.AI102]&amp;&quot; &amp; &quot;&amp;[.AJ102]&amp;&quot; &amp; &quot;&amp;[.AK102]&amp;&quot; &amp; &quot;&amp;[.AL102]&amp;&quot; &amp; &quot;&amp;[.AM102]&amp;&quot; \\&quot;" table:style-name="ce1">
            <text:p>\hline 78,8\% &amp; 75,47\% &amp; 78,36\% &amp; 77,08\% &amp; 74,49\% &amp; 67,59\% &amp; 76,72\% &amp; 72,58\% &amp; 71,48\% &amp; 69,44\% &amp; 66,21\% &amp; 66,82\% &amp; 72,19\% &amp; 70,44\% &amp; 72,69\% &amp; 71,83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UWaveGestureLibraryZ</text:p>
          </table:table-cell>
          <table:table-cell office:value-type="float" office:value="0.79117811278615302" table:style-name="ce3">
            <text:p>0,791178113</text:p>
          </table:table-cell>
          <table:table-cell office:value-type="float" office:value="0.775144239717104" table:style-name="ce4">
            <text:p>0,77514424</text:p>
          </table:table-cell>
          <table:table-cell office:value-type="float" office:value="0.79583100688628305" table:style-name="ce4">
            <text:p>0,795831007</text:p>
          </table:table-cell>
          <table:table-cell office:value-type="float" office:value="0.77321794155964996" table:style-name="ce4">
            <text:p>0,773217942</text:p>
          </table:table-cell>
          <table:table-cell office:value-type="float" office:value="0.77247347850362902" table:style-name="ce4">
            <text:p>0,772473479</text:p>
          </table:table-cell>
          <table:table-cell office:value-type="float" office:value="0.75138656244183899" table:style-name="ce4">
            <text:p>0,751386562</text:p>
          </table:table-cell>
          <table:table-cell office:value-type="float" office:value="0.76738321235808704" table:style-name="ce4">
            <text:p>0,767383212</text:p>
          </table:table-cell>
          <table:table-cell office:value-type="float" office:value="0.75482039828773495" table:style-name="ce4">
            <text:p>0,754820398</text:p>
          </table:table-cell>
          <table:table-cell office:value-type="float" office:value="0.73637632607481796" table:style-name="ce4">
            <text:p>0,736376326</text:p>
          </table:table-cell>
          <table:table-cell office:value-type="float" office:value="0.71058068118369599" table:style-name="ce4">
            <text:p>0,710580681</text:p>
          </table:table-cell>
          <table:table-cell office:value-type="float" office:value="0.69549599851107402" table:style-name="ce4">
            <text:p>0,695495999</text:p>
          </table:table-cell>
          <table:table-cell office:value-type="float" office:value="0.66352131025497896" table:style-name="ce4">
            <text:p>0,66352131</text:p>
          </table:table-cell>
          <table:table-cell office:value-type="float" office:value="0.733407779638935" table:style-name="ce4">
            <text:p>0,73340778</text:p>
          </table:table-cell>
          <table:table-cell office:value-type="float" office:value="0.70637446491717903" table:style-name="ce4">
            <text:p>0,706374465</text:p>
          </table:table-cell>
          <table:table-cell office:value-type="float" office:value="0.69932997226714999" table:style-name="ce4">
            <text:p>0,699329972</text:p>
          </table:table-cell>
          <table:table-cell office:value-type="float" office:value="-5.3967614089757587E-2" table:formula="of:=IF([.P103]; 1-[.P103]/MIN([.B103:.O103]); &quot;&quot;)" table:style-name="ce1">
            <text:p>-0,053967614</text:p>
          </table:table-cell>
          <table:table-cell office:value-type="float" office:value="0.1212581990197853" table:formula="of:=IF([.P103]; 1-[.P103]/MAX([.B103:.O103]); &quot;&quot;)" table:style-name="ce1">
            <text:p>0,121258199</text:p>
          </table:table-cell>
          <table:table-cell office:value-type="float" office:value="6.1049219301287705E-2" table:formula="of:=IF([.P103]; 1-[.P103]/AVERAGE([.B103:.O103]); &quot;&quot;)" table:style-name="ce1">
            <text:p>0,061049219</text:p>
          </table:table-cell>
          <table:table-cell office:value-type="float" office:value="3" table:formula="of:=IF([.P103]&gt;MAX([.B103:.O103]); 1; IF([.P103]&gt;AVERAGE([.B103:.O103]); 2; IF([.P103]&gt;MIN([.B103:.O103]); 3; IF([.P103]&gt;MAX([.B103:.O103])*0.75; 4; 5))))" table:style-name="ce5">
            <text:p>3</text:p>
          </table:table-cell>
          <table:table-cell table:style-name="ce1"/>
          <table:table-cell office:value-type="float" office:value="0.72026801109313998" table:style-name="ce1">
            <text:p>0,720268011</text:p>
          </table:table-cell>
          <table:table-cell table:style-name="ce1"/>
          <table:table-cell office:value-type="string" office:string-value="79,12\%" table:formula="of:=ROUND([.B103];4)*100 &amp;&quot;\%&quot;" table:style-name="ce1">
            <text:p>79,12\%</text:p>
          </table:table-cell>
          <table:table-cell office:value-type="string" office:string-value="77,51\%" table:formula="of:=ROUND([.C103];4)*100 &amp;&quot;\%&quot;" table:style-name="ce1">
            <text:p>77,51\%</text:p>
          </table:table-cell>
          <table:table-cell office:value-type="string" office:string-value="79,58\%" table:formula="of:=ROUND([.D103];4)*100 &amp;&quot;\%&quot;" table:style-name="ce1">
            <text:p>79,58\%</text:p>
          </table:table-cell>
          <table:table-cell office:value-type="string" office:string-value="77,32\%" table:formula="of:=ROUND([.E103];4)*100 &amp;&quot;\%&quot;" table:style-name="ce1">
            <text:p>77,32\%</text:p>
          </table:table-cell>
          <table:table-cell office:value-type="string" office:string-value="77,25\%" table:formula="of:=ROUND([.F103];4)*100 &amp;&quot;\%&quot;" table:style-name="ce1">
            <text:p>77,25\%</text:p>
          </table:table-cell>
          <table:table-cell office:value-type="string" office:string-value="75,14\%" table:formula="of:=ROUND([.G103];4)*100 &amp;&quot;\%&quot;" table:style-name="ce1">
            <text:p>75,14\%</text:p>
          </table:table-cell>
          <table:table-cell office:value-type="string" office:string-value="76,74\%" table:formula="of:=ROUND([.H103];4)*100 &amp;&quot;\%&quot;" table:style-name="ce1">
            <text:p>76,74\%</text:p>
          </table:table-cell>
          <table:table-cell office:value-type="string" office:string-value="75,48\%" table:formula="of:=ROUND([.I103];4)*100 &amp;&quot;\%&quot;" table:style-name="ce1">
            <text:p>75,48\%</text:p>
          </table:table-cell>
          <table:table-cell office:value-type="string" office:string-value="73,64\%" table:formula="of:=ROUND([.J103];4)*100 &amp;&quot;\%&quot;" table:style-name="ce1">
            <text:p>73,64\%</text:p>
          </table:table-cell>
          <table:table-cell office:value-type="string" office:string-value="71,06\%" table:formula="of:=ROUND([.K103];4)*100 &amp;&quot;\%&quot;" table:style-name="ce1">
            <text:p>71,06\%</text:p>
          </table:table-cell>
          <table:table-cell office:value-type="string" office:string-value="69,55\%" table:formula="of:=ROUND([.L103];4)*100 &amp;&quot;\%&quot;" table:style-name="ce1">
            <text:p>69,55\%</text:p>
          </table:table-cell>
          <table:table-cell office:value-type="string" office:string-value="66,35\%" table:formula="of:=ROUND([.M103];4)*100 &amp;&quot;\%&quot;" table:style-name="ce1">
            <text:p>66,35\%</text:p>
          </table:table-cell>
          <table:table-cell office:value-type="string" office:string-value="73,34\%" table:formula="of:=ROUND([.N103];4)*100 &amp;&quot;\%&quot;" table:style-name="ce1">
            <text:p>73,34\%</text:p>
          </table:table-cell>
          <table:table-cell office:value-type="string" office:string-value="70,64\%" table:formula="of:=ROUND([.O103];4)*100 &amp;&quot;\%&quot;" table:style-name="ce1">
            <text:p>70,64\%</text:p>
          </table:table-cell>
          <table:table-cell office:value-type="string" office:string-value="74,48\%" table:formula="of:=ROUND(AVERAGE([.B103:.O103]);4)*100&amp;&quot;\%&quot;" table:style-name="ce1">
            <text:p>74,48\%</text:p>
          </table:table-cell>
          <table:table-cell office:value-type="string" office:string-value="69,93\%" table:formula="of:=ROUND([.P103];4)*100 &amp;&quot;\%&quot;" table:style-name="ce1">
            <text:p>69,93\%</text:p>
          </table:table-cell>
          <table:table-cell office:value-type="string" office:string-value="\hline 79,12\% &amp; 77,51\% &amp; 79,58\% &amp; 77,32\% &amp; 77,25\% &amp; 75,14\% &amp; 76,74\% &amp; 75,48\% &amp; 73,64\% &amp; 71,06\% &amp; 69,55\% &amp; 66,35\% &amp; 73,34\% &amp; 70,64\% &amp; 74,48\% &amp; 69,93\% \\" table:formula="of:=&quot;\hline &quot;&amp;[.X103]&amp;&quot; &amp; &quot;&amp;[.Y103]&amp;&quot; &amp; &quot;&amp;[.Z103]&amp;&quot; &amp; &quot;&amp;[.AA103]&amp;&quot; &amp; &quot;&amp;[.AB103]&amp;&quot; &amp; &quot;&amp;[.AC103]&amp;&quot; &amp; &quot;&amp;[.AD103]&amp;&quot; &amp; &quot;&amp;[.AE103]&amp;&quot; &amp; &quot;&amp;[.AF103]&amp;&quot; &amp; &quot;&amp;[.AG103]&amp;&quot; &amp; &quot;&amp;[.AH103]&amp;&quot; &amp; &quot;&amp;[.AI103]&amp;&quot; &amp; &quot;&amp;[.AJ103]&amp;&quot; &amp; &quot;&amp;[.AK103]&amp;&quot; &amp; &quot;&amp;[.AL103]&amp;&quot; &amp; &quot;&amp;[.AM103]&amp;&quot; \\&quot;" table:style-name="ce1">
            <text:p>\hline 79,12\% &amp; 77,51\% &amp; 79,58\% &amp; 77,32\% &amp; 77,25\% &amp; 75,14\% &amp; 76,74\% &amp; 75,48\% &amp; 73,64\% &amp; 71,06\% &amp; 69,55\% &amp; 66,35\% &amp; 73,34\% &amp; 70,64\% &amp; 74,48\% &amp; 69,93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Wafer</text:p>
          </table:table-cell>
          <table:table-cell office:value-type="float" office:value="0.99892385896603897" table:style-name="ce3">
            <text:p>0,998923859</text:p>
          </table:table-cell>
          <table:table-cell office:value-type="float" office:value="0.99985939865887896" table:style-name="ce4">
            <text:p>0,999859399</text:p>
          </table:table-cell>
          <table:table-cell office:value-type="float" office:value="0.99864806402768802" table:style-name="ce4">
            <text:p>0,998648064</text:p>
          </table:table-cell>
          <table:table-cell office:value-type="float" office:value="0.99862643305213095" table:style-name="ce4">
            <text:p>0,998626433</text:p>
          </table:table-cell>
          <table:table-cell office:value-type="float" office:value="0.99997836902444304" table:style-name="ce4">
            <text:p>0,999978369</text:p>
          </table:table-cell>
          <table:table-cell office:value-type="float" office:value="0.99888059701492504" table:style-name="ce4">
            <text:p>0,998880597</text:p>
          </table:table-cell>
          <table:table-cell office:value-type="float" office:value="0.99614427860696497" table:style-name="ce4">
            <text:p>0,996144279</text:p>
          </table:table-cell>
          <table:table-cell office:value-type="float" office:value="0.99991347609777204" table:style-name="ce4">
            <text:p>0,999913476</text:p>
          </table:table-cell>
          <table:table-cell office:value-type="float" office:value="0.99904282933160304" table:style-name="ce4">
            <text:p>0,999042829</text:p>
          </table:table-cell>
          <table:table-cell office:value-type="float" office:value="0.99892926670992799" table:style-name="ce4">
            <text:p>0,998929267</text:p>
          </table:table-cell>
          <table:table-cell office:value-type="float" office:value="0.99890763573437102" table:style-name="ce4">
            <text:p>0,998907636</text:p>
          </table:table-cell>
          <table:table-cell office:value-type="float" office:value="0.99535474799913504" table:style-name="ce4">
            <text:p>0,995354748</text:p>
          </table:table-cell>
          <table:table-cell office:value-type="float" office:value="0.99659312134977296" table:style-name="ce4">
            <text:p>0,996593121</text:p>
          </table:table-cell>
          <table:table-cell office:value-type="float" office:value="0.997252866104261" table:style-name="ce4">
            <text:p>0,997252866</text:p>
          </table:table-cell>
          <table:table-cell office:value-type="float" office:value="0.99237507581710804" table:style-name="ce4">
            <text:p>0,992375076</text:p>
          </table:table-cell>
          <table:table-cell office:value-type="float" office:value="2.9935781067169653E-3" table:formula="of:=IF([.P104]; 1-[.P104]/MIN([.B104:.O104]); &quot;&quot;)" table:style-name="ce1">
            <text:p>0,002993578</text:p>
          </table:table-cell>
          <table:table-cell office:value-type="float" office:value="7.6034576775421137E-3" table:formula="of:=IF([.P104]; 1-[.P104]/MAX([.B104:.O104]); &quot;&quot;)" table:style-name="ce1">
            <text:p>0,007603458</text:p>
          </table:table-cell>
          <table:table-cell office:value-type="float" office:value="5.9958182594327392E-3" table:formula="of:=IF([.P104]; 1-[.P104]/AVERAGE([.B104:.O104]); &quot;&quot;)" table:style-name="ce1">
            <text:p>0,005995818</text:p>
          </table:table-cell>
          <table:table-cell office:value-type="float" office:value="4" table:formula="of:=IF([.P104]&gt;MAX([.B104:.O104]); 1; IF([.P104]&gt;AVERAGE([.B104:.O104]); 2; IF([.P104]&gt;MIN([.B104:.O104]); 3; IF([.P104]&gt;MAX([.B104:.O104])*0.75; 4; 5))))" table:style-name="ce5">
            <text:p>4</text:p>
          </table:table-cell>
          <table:table-cell table:style-name="ce1"/>
          <table:table-cell office:value-type="float" office:value="0.99594420194625799" table:style-name="ce1">
            <text:p>0,995944202</text:p>
          </table:table-cell>
          <table:table-cell table:style-name="ce1"/>
          <table:table-cell office:value-type="string" office:string-value="99,89\%" table:formula="of:=ROUND([.B104];4)*100 &amp;&quot;\%&quot;" table:style-name="ce1">
            <text:p>99,89\%</text:p>
          </table:table-cell>
          <table:table-cell office:value-type="string" office:string-value="99,99\%" table:formula="of:=ROUND([.C104];4)*100 &amp;&quot;\%&quot;" table:style-name="ce1">
            <text:p>99,99\%</text:p>
          </table:table-cell>
          <table:table-cell office:value-type="string" office:string-value="99,86\%" table:formula="of:=ROUND([.D104];4)*100 &amp;&quot;\%&quot;" table:style-name="ce1">
            <text:p>99,86\%</text:p>
          </table:table-cell>
          <table:table-cell office:value-type="string" office:string-value="99,86\%" table:formula="of:=ROUND([.E104];4)*100 &amp;&quot;\%&quot;" table:style-name="ce1">
            <text:p>99,86\%</text:p>
          </table:table-cell>
          <table:table-cell office:value-type="string" office:string-value="100\%" table:formula="of:=ROUND([.F104];4)*100 &amp;&quot;\%&quot;" table:style-name="ce1">
            <text:p>100\%</text:p>
          </table:table-cell>
          <table:table-cell office:value-type="string" office:string-value="99,89\%" table:formula="of:=ROUND([.G104];4)*100 &amp;&quot;\%&quot;" table:style-name="ce1">
            <text:p>99,89\%</text:p>
          </table:table-cell>
          <table:table-cell office:value-type="string" office:string-value="99,61\%" table:formula="of:=ROUND([.H104];4)*100 &amp;&quot;\%&quot;" table:style-name="ce1">
            <text:p>99,61\%</text:p>
          </table:table-cell>
          <table:table-cell office:value-type="string" office:string-value="99,99\%" table:formula="of:=ROUND([.I104];4)*100 &amp;&quot;\%&quot;" table:style-name="ce1">
            <text:p>99,99\%</text:p>
          </table:table-cell>
          <table:table-cell office:value-type="string" office:string-value="99,9\%" table:formula="of:=ROUND([.J104];4)*100 &amp;&quot;\%&quot;" table:style-name="ce1">
            <text:p>99,9\%</text:p>
          </table:table-cell>
          <table:table-cell office:value-type="string" office:string-value="99,89\%" table:formula="of:=ROUND([.K104];4)*100 &amp;&quot;\%&quot;" table:style-name="ce1">
            <text:p>99,89\%</text:p>
          </table:table-cell>
          <table:table-cell office:value-type="string" office:string-value="99,89\%" table:formula="of:=ROUND([.L104];4)*100 &amp;&quot;\%&quot;" table:style-name="ce1">
            <text:p>99,89\%</text:p>
          </table:table-cell>
          <table:table-cell office:value-type="string" office:string-value="99,54\%" table:formula="of:=ROUND([.M104];4)*100 &amp;&quot;\%&quot;" table:style-name="ce1">
            <text:p>99,54\%</text:p>
          </table:table-cell>
          <table:table-cell office:value-type="string" office:string-value="99,66\%" table:formula="of:=ROUND([.N104];4)*100 &amp;&quot;\%&quot;" table:style-name="ce1">
            <text:p>99,66\%</text:p>
          </table:table-cell>
          <table:table-cell office:value-type="string" office:string-value="99,73\%" table:formula="of:=ROUND([.O104];4)*100 &amp;&quot;\%&quot;" table:style-name="ce1">
            <text:p>99,73\%</text:p>
          </table:table-cell>
          <table:table-cell office:value-type="string" office:string-value="99,84\%" table:formula="of:=ROUND(AVERAGE([.B104:.O104]);4)*100&amp;&quot;\%&quot;" table:style-name="ce1">
            <text:p>99,84\%</text:p>
          </table:table-cell>
          <table:table-cell office:value-type="string" office:string-value="99,24\%" table:formula="of:=ROUND([.P104];4)*100 &amp;&quot;\%&quot;" table:style-name="ce1">
            <text:p>99,24\%</text:p>
          </table:table-cell>
          <table:table-cell office:value-type="string" office:string-value="\hline 99,89\% &amp; 99,99\% &amp; 99,86\% &amp; 99,86\% &amp; 100\% &amp; 99,89\% &amp; 99,61\% &amp; 99,99\% &amp; 99,9\% &amp; 99,89\% &amp; 99,89\% &amp; 99,54\% &amp; 99,66\% &amp; 99,73\% &amp; 99,84\% &amp; 99,24\% \\" table:formula="of:=&quot;\hline &quot;&amp;[.X104]&amp;&quot; &amp; &quot;&amp;[.Y104]&amp;&quot; &amp; &quot;&amp;[.Z104]&amp;&quot; &amp; &quot;&amp;[.AA104]&amp;&quot; &amp; &quot;&amp;[.AB104]&amp;&quot; &amp; &quot;&amp;[.AC104]&amp;&quot; &amp; &quot;&amp;[.AD104]&amp;&quot; &amp; &quot;&amp;[.AE104]&amp;&quot; &amp; &quot;&amp;[.AF104]&amp;&quot; &amp; &quot;&amp;[.AG104]&amp;&quot; &amp; &quot;&amp;[.AH104]&amp;&quot; &amp; &quot;&amp;[.AI104]&amp;&quot; &amp; &quot;&amp;[.AJ104]&amp;&quot; &amp; &quot;&amp;[.AK104]&amp;&quot; &amp; &quot;&amp;[.AL104]&amp;&quot; &amp; &quot;&amp;[.AM104]&amp;&quot; \\&quot;" table:style-name="ce1">
            <text:p>\hline 99,89\% &amp; 99,99\% &amp; 99,86\% &amp; 99,86\% &amp; 100\% &amp; 99,89\% &amp; 99,61\% &amp; 99,99\% &amp; 99,9\% &amp; 99,89\% &amp; 99,89\% &amp; 99,54\% &amp; 99,66\% &amp; 99,73\% &amp; 99,84\% &amp; 99,24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Wine</text:p>
          </table:table-cell>
          <table:table-cell office:value-type="float" office:value="0.89814814814814803" table:style-name="ce3">
            <text:p>0,898148148</text:p>
          </table:table-cell>
          <table:table-cell office:value-type="float" office:value="0.89197530864197605" table:style-name="ce4">
            <text:p>0,891975309</text:p>
          </table:table-cell>
          <table:table-cell office:value-type="float" office:value="0.91419753086419697" table:style-name="ce4">
            <text:p>0,914197531</text:p>
          </table:table-cell>
          <table:table-cell office:value-type="float" office:value="0.88703703703703696" table:style-name="ce4">
            <text:p>0,887037037</text:p>
          </table:table-cell>
          <table:table-cell office:value-type="float" office:value="0.88580246913580196" table:style-name="ce4">
            <text:p>0,885802469</text:p>
          </table:table-cell>
          <table:table-cell office:value-type="float" office:value="0.85617283950617296" table:style-name="ce4">
            <text:p>0,85617284</text:p>
          </table:table-cell>
          <table:table-cell office:value-type="float" office:value="0.85617283950617296" table:style-name="ce4">
            <text:p>0,85617284</text:p>
          </table:table-cell>
          <table:table-cell office:value-type="float" office:value="0.93024691358024703" table:style-name="ce4">
            <text:p>0,930246914</text:p>
          </table:table-cell>
          <table:table-cell office:value-type="float" office:value="0.89382716049382704" table:style-name="ce4">
            <text:p>0,89382716</text:p>
          </table:table-cell>
          <table:table-cell office:value-type="float" office:value="0.87777777777777799" table:style-name="ce4">
            <text:p>0,877777778</text:p>
          </table:table-cell>
          <table:table-cell office:value-type="float" office:value="0.89259259259259205" table:style-name="ce4">
            <text:p>0,892592593</text:p>
          </table:table-cell>
          <table:table-cell office:value-type="float" office:value="0.87098765432098801" table:style-name="ce4">
            <text:p>0,870987654</text:p>
          </table:table-cell>
          <table:table-cell office:value-type="float" office:value="0.86234567901234604" table:style-name="ce4">
            <text:p>0,862345679</text:p>
          </table:table-cell>
          <table:table-cell office:value-type="float" office:value="0.7" table:style-name="ce4">
            <text:p>0,7</text:p>
          </table:table-cell>
          <table:table-cell office:value-type="float" office:value="0.5" table:style-name="ce4">
            <text:p>0,5</text:p>
          </table:table-cell>
          <table:table-cell office:value-type="float" office:value="0.2857142857142857" table:formula="of:=IF([.P105]; 1-[.P105]/MIN([.B105:.O105]); &quot;&quot;)" table:style-name="ce1">
            <text:p>0,285714286</text:p>
          </table:table-cell>
          <table:table-cell office:value-type="float" office:value="0.46250829462508303" table:formula="of:=IF([.P105]; 1-[.P105]/MAX([.B105:.O105]); &quot;&quot;)" table:style-name="ce1">
            <text:p>0,462508295</text:p>
          </table:table-cell>
          <table:table-cell office:value-type="float" office:value="0.42704122877930473" table:formula="of:=IF([.P105]; 1-[.P105]/AVERAGE([.B105:.O105]); &quot;&quot;)" table:style-name="ce1">
            <text:p>0,427041229</text:p>
          </table:table-cell>
          <table:table-cell office:value-type="float" office:value="5" table:formula="of:=IF([.P105]&gt;MAX([.B105:.O105]); 1; IF([.P105]&gt;AVERAGE([.B105:.O105]); 2; IF([.P105]&gt;MIN([.B105:.O105]); 3; IF([.P105]&gt;MAX([.B105:.O105])*0.75; 4; 5))))" table:style-name="ce5">
            <text:p>5</text:p>
          </table:table-cell>
          <table:table-cell table:style-name="ce1"/>
          <table:table-cell office:value-type="float" office:value="0.5" table:style-name="ce1">
            <text:p>0,5</text:p>
          </table:table-cell>
          <table:table-cell table:style-name="ce1"/>
          <table:table-cell office:value-type="string" office:string-value="89,81\%" table:formula="of:=ROUND([.B105];4)*100 &amp;&quot;\%&quot;" table:style-name="ce1">
            <text:p>89,81\%</text:p>
          </table:table-cell>
          <table:table-cell office:value-type="string" office:string-value="89,2\%" table:formula="of:=ROUND([.C105];4)*100 &amp;&quot;\%&quot;" table:style-name="ce1">
            <text:p>89,2\%</text:p>
          </table:table-cell>
          <table:table-cell office:value-type="string" office:string-value="91,42\%" table:formula="of:=ROUND([.D105];4)*100 &amp;&quot;\%&quot;" table:style-name="ce1">
            <text:p>91,42\%</text:p>
          </table:table-cell>
          <table:table-cell office:value-type="string" office:string-value="88,7\%" table:formula="of:=ROUND([.E105];4)*100 &amp;&quot;\%&quot;" table:style-name="ce1">
            <text:p>88,7\%</text:p>
          </table:table-cell>
          <table:table-cell office:value-type="string" office:string-value="88,58\%" table:formula="of:=ROUND([.F105];4)*100 &amp;&quot;\%&quot;" table:style-name="ce1">
            <text:p>88,58\%</text:p>
          </table:table-cell>
          <table:table-cell office:value-type="string" office:string-value="85,62\%" table:formula="of:=ROUND([.G105];4)*100 &amp;&quot;\%&quot;" table:style-name="ce1">
            <text:p>85,62\%</text:p>
          </table:table-cell>
          <table:table-cell office:value-type="string" office:string-value="85,62\%" table:formula="of:=ROUND([.H105];4)*100 &amp;&quot;\%&quot;" table:style-name="ce1">
            <text:p>85,62\%</text:p>
          </table:table-cell>
          <table:table-cell office:value-type="string" office:string-value="93,02\%" table:formula="of:=ROUND([.I105];4)*100 &amp;&quot;\%&quot;" table:style-name="ce1">
            <text:p>93,02\%</text:p>
          </table:table-cell>
          <table:table-cell office:value-type="string" office:string-value="89,38\%" table:formula="of:=ROUND([.J105];4)*100 &amp;&quot;\%&quot;" table:style-name="ce1">
            <text:p>89,38\%</text:p>
          </table:table-cell>
          <table:table-cell office:value-type="string" office:string-value="87,78\%" table:formula="of:=ROUND([.K105];4)*100 &amp;&quot;\%&quot;" table:style-name="ce1">
            <text:p>87,78\%</text:p>
          </table:table-cell>
          <table:table-cell office:value-type="string" office:string-value="89,26\%" table:formula="of:=ROUND([.L105];4)*100 &amp;&quot;\%&quot;" table:style-name="ce1">
            <text:p>89,26\%</text:p>
          </table:table-cell>
          <table:table-cell office:value-type="string" office:string-value="87,1\%" table:formula="of:=ROUND([.M105];4)*100 &amp;&quot;\%&quot;" table:style-name="ce1">
            <text:p>87,1\%</text:p>
          </table:table-cell>
          <table:table-cell office:value-type="string" office:string-value="86,23\%" table:formula="of:=ROUND([.N105];4)*100 &amp;&quot;\%&quot;" table:style-name="ce1">
            <text:p>86,23\%</text:p>
          </table:table-cell>
          <table:table-cell office:value-type="string" office:string-value="70\%" table:formula="of:=ROUND([.O105];4)*100 &amp;&quot;\%&quot;" table:style-name="ce1">
            <text:p>70\%</text:p>
          </table:table-cell>
          <table:table-cell office:value-type="string" office:string-value="87,27\%" table:formula="of:=ROUND(AVERAGE([.B105:.O105]);4)*100&amp;&quot;\%&quot;" table:style-name="ce1">
            <text:p>87,27\%</text:p>
          </table:table-cell>
          <table:table-cell office:value-type="string" office:string-value="50\%" table:formula="of:=ROUND([.P105];4)*100 &amp;&quot;\%&quot;" table:style-name="ce1">
            <text:p>50\%</text:p>
          </table:table-cell>
          <table:table-cell office:value-type="string" office:string-value="\hline 89,81\% &amp; 89,2\% &amp; 91,42\% &amp; 88,7\% &amp; 88,58\% &amp; 85,62\% &amp; 85,62\% &amp; 93,02\% &amp; 89,38\% &amp; 87,78\% &amp; 89,26\% &amp; 87,1\% &amp; 86,23\% &amp; 70\% &amp; 87,27\% &amp; 50\% \\" table:formula="of:=&quot;\hline &quot;&amp;[.X105]&amp;&quot; &amp; &quot;&amp;[.Y105]&amp;&quot; &amp; &quot;&amp;[.Z105]&amp;&quot; &amp; &quot;&amp;[.AA105]&amp;&quot; &amp; &quot;&amp;[.AB105]&amp;&quot; &amp; &quot;&amp;[.AC105]&amp;&quot; &amp; &quot;&amp;[.AD105]&amp;&quot; &amp; &quot;&amp;[.AE105]&amp;&quot; &amp; &quot;&amp;[.AF105]&amp;&quot; &amp; &quot;&amp;[.AG105]&amp;&quot; &amp; &quot;&amp;[.AH105]&amp;&quot; &amp; &quot;&amp;[.AI105]&amp;&quot; &amp; &quot;&amp;[.AJ105]&amp;&quot; &amp; &quot;&amp;[.AK105]&amp;&quot; &amp; &quot;&amp;[.AL105]&amp;&quot; &amp; &quot;&amp;[.AM105]&amp;&quot; \\&quot;" table:style-name="ce1">
            <text:p>\hline 89,81\% &amp; 89,2\% &amp; 91,42\% &amp; 88,7\% &amp; 88,58\% &amp; 85,62\% &amp; 85,62\% &amp; 93,02\% &amp; 89,38\% &amp; 87,78\% &amp; 89,26\% &amp; 87,1\% &amp; 86,23\% &amp; 70\% &amp; 87,27\% &amp; 50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WordSynonyms</text:p>
          </table:table-cell>
          <table:table-cell office:value-type="float" office:value="0.79367816091954002" table:style-name="ce3">
            <text:p>0,793678161</text:p>
          </table:table-cell>
          <table:table-cell office:value-type="float" office:value="0.69315569487983297" table:style-name="ce4">
            <text:p>0,693155695</text:p>
          </table:table-cell>
          <table:table-cell office:value-type="float" office:value="0.764420062695925" table:style-name="ce4">
            <text:p>0,764420063</text:p>
          </table:table-cell>
          <table:table-cell office:value-type="float" office:value="0.75208986415882995" table:style-name="ce4">
            <text:p>0,752089864</text:p>
          </table:table-cell>
          <table:table-cell office:value-type="float" office:value="0.62304075235109702" table:style-name="ce4">
            <text:p>0,623040752</text:p>
          </table:table-cell>
          <table:table-cell office:value-type="float" office:value="0.61332288401253898" table:style-name="ce4">
            <text:p>0,613322884</text:p>
          </table:table-cell>
          <table:table-cell office:value-type="float" office:value="0.77816091954023003" table:style-name="ce4">
            <text:p>0,77816092</text:p>
          </table:table-cell>
          <table:table-cell office:value-type="float" office:value="0.71274817136886104" table:style-name="ce4">
            <text:p>0,712748171</text:p>
          </table:table-cell>
          <table:table-cell office:value-type="float" office:value="0.73756530825496303" table:style-name="ce4">
            <text:p>0,737565308</text:p>
          </table:table-cell>
          <table:table-cell office:value-type="float" office:value="0.66781609195402303" table:style-name="ce4">
            <text:p>0,667816092</text:p>
          </table:table-cell>
          <table:table-cell office:value-type="float" office:value="0.65841170323928999" table:style-name="ce4">
            <text:p>0,658411703</text:p>
          </table:table-cell>
          <table:table-cell office:value-type="float" office:value="0.59164054336468097" table:style-name="ce4">
            <text:p>0,591640543</text:p>
          </table:table-cell>
          <table:table-cell office:value-type="float" office:value="0.64791013584117096" table:style-name="ce4">
            <text:p>0,647910136</text:p>
          </table:table-cell>
          <table:table-cell office:value-type="float" office:value="0.54399164054336502" table:style-name="ce4">
            <text:p>0,543991641</text:p>
          </table:table-cell>
          <table:table-cell office:value-type="float" office:value="0.57680249214172297" table:style-name="ce4">
            <text:p>0,576802492</text:p>
          </table:table-cell>
          <table:table-cell office:value-type="float" office:value="-6.0314992277427093E-2" table:formula="of:=IF([.P106]; 1-[.P106]/MIN([.B106:.O106]); &quot;&quot;)" table:style-name="ce1">
            <text:p>-0,060314992</text:p>
          </table:table-cell>
          <table:table-cell office:value-type="float" office:value="0.27325392011108018" table:formula="of:=IF([.P106]; 1-[.P106]/MAX([.B106:.O106]); &quot;&quot;)" table:style-name="ce1">
            <text:p>0,27325392</text:p>
          </table:table-cell>
          <table:table-cell office:value-type="float" office:value="0.1568933581659806" table:formula="of:=IF([.P106]; 1-[.P106]/AVERAGE([.B106:.O106]); &quot;&quot;)" table:style-name="ce1">
            <text:p>0,156893358</text:p>
          </table:table-cell>
          <table:table-cell office:value-type="float" office:value="3" table:formula="of:=IF([.P106]&gt;MAX([.B106:.O106]); 1; IF([.P106]&gt;AVERAGE([.B106:.O106]); 2; IF([.P106]&gt;MIN([.B106:.O106]); 3; IF([.P106]&gt;MAX([.B106:.O106])*0.75; 4; 5))))" table:style-name="ce5">
            <text:p>3</text:p>
          </table:table-cell>
          <table:table-cell table:style-name="ce1"/>
          <table:table-cell office:value-type="float" office:value="0.56583070755004905" table:style-name="ce1">
            <text:p>0,565830708</text:p>
          </table:table-cell>
          <table:table-cell table:style-name="ce1"/>
          <table:table-cell office:value-type="string" office:string-value="79,37\%" table:formula="of:=ROUND([.B106];4)*100 &amp;&quot;\%&quot;" table:style-name="ce1">
            <text:p>79,37\%</text:p>
          </table:table-cell>
          <table:table-cell office:value-type="string" office:string-value="69,32\%" table:formula="of:=ROUND([.C106];4)*100 &amp;&quot;\%&quot;" table:style-name="ce1">
            <text:p>69,32\%</text:p>
          </table:table-cell>
          <table:table-cell office:value-type="string" office:string-value="76,44\%" table:formula="of:=ROUND([.D106];4)*100 &amp;&quot;\%&quot;" table:style-name="ce1">
            <text:p>76,44\%</text:p>
          </table:table-cell>
          <table:table-cell office:value-type="string" office:string-value="75,21\%" table:formula="of:=ROUND([.E106];4)*100 &amp;&quot;\%&quot;" table:style-name="ce1">
            <text:p>75,21\%</text:p>
          </table:table-cell>
          <table:table-cell office:value-type="string" office:string-value="62,3\%" table:formula="of:=ROUND([.F106];4)*100 &amp;&quot;\%&quot;" table:style-name="ce1">
            <text:p>62,3\%</text:p>
          </table:table-cell>
          <table:table-cell office:value-type="string" office:string-value="61,33\%" table:formula="of:=ROUND([.G106];4)*100 &amp;&quot;\%&quot;" table:style-name="ce1">
            <text:p>61,33\%</text:p>
          </table:table-cell>
          <table:table-cell office:value-type="string" office:string-value="77,82\%" table:formula="of:=ROUND([.H106];4)*100 &amp;&quot;\%&quot;" table:style-name="ce1">
            <text:p>77,82\%</text:p>
          </table:table-cell>
          <table:table-cell office:value-type="string" office:string-value="71,27\%" table:formula="of:=ROUND([.I106];4)*100 &amp;&quot;\%&quot;" table:style-name="ce1">
            <text:p>71,27\%</text:p>
          </table:table-cell>
          <table:table-cell office:value-type="string" office:string-value="73,76\%" table:formula="of:=ROUND([.J106];4)*100 &amp;&quot;\%&quot;" table:style-name="ce1">
            <text:p>73,76\%</text:p>
          </table:table-cell>
          <table:table-cell office:value-type="string" office:string-value="66,78\%" table:formula="of:=ROUND([.K106];4)*100 &amp;&quot;\%&quot;" table:style-name="ce1">
            <text:p>66,78\%</text:p>
          </table:table-cell>
          <table:table-cell office:value-type="string" office:string-value="65,84\%" table:formula="of:=ROUND([.L106];4)*100 &amp;&quot;\%&quot;" table:style-name="ce1">
            <text:p>65,84\%</text:p>
          </table:table-cell>
          <table:table-cell office:value-type="string" office:string-value="59,16\%" table:formula="of:=ROUND([.M106];4)*100 &amp;&quot;\%&quot;" table:style-name="ce1">
            <text:p>59,16\%</text:p>
          </table:table-cell>
          <table:table-cell office:value-type="string" office:string-value="64,79\%" table:formula="of:=ROUND([.N106];4)*100 &amp;&quot;\%&quot;" table:style-name="ce1">
            <text:p>64,79\%</text:p>
          </table:table-cell>
          <table:table-cell office:value-type="string" office:string-value="54,4\%" table:formula="of:=ROUND([.O106];4)*100 &amp;&quot;\%&quot;" table:style-name="ce1">
            <text:p>54,4\%</text:p>
          </table:table-cell>
          <table:table-cell office:value-type="string" office:string-value="68,41\%" table:formula="of:=ROUND(AVERAGE([.B106:.O106]);4)*100&amp;&quot;\%&quot;" table:style-name="ce1">
            <text:p>68,41\%</text:p>
          </table:table-cell>
          <table:table-cell office:value-type="string" office:string-value="57,68\%" table:formula="of:=ROUND([.P106];4)*100 &amp;&quot;\%&quot;" table:style-name="ce1">
            <text:p>57,68\%</text:p>
          </table:table-cell>
          <table:table-cell office:value-type="string" office:string-value="\hline 79,37\% &amp; 69,32\% &amp; 76,44\% &amp; 75,21\% &amp; 62,3\% &amp; 61,33\% &amp; 77,82\% &amp; 71,27\% &amp; 73,76\% &amp; 66,78\% &amp; 65,84\% &amp; 59,16\% &amp; 64,79\% &amp; 54,4\% &amp; 68,41\% &amp; 57,68\% \\" table:formula="of:=&quot;\hline &quot;&amp;[.X106]&amp;&quot; &amp; &quot;&amp;[.Y106]&amp;&quot; &amp; &quot;&amp;[.Z106]&amp;&quot; &amp; &quot;&amp;[.AA106]&amp;&quot; &amp; &quot;&amp;[.AB106]&amp;&quot; &amp; &quot;&amp;[.AC106]&amp;&quot; &amp; &quot;&amp;[.AD106]&amp;&quot; &amp; &quot;&amp;[.AE106]&amp;&quot; &amp; &quot;&amp;[.AF106]&amp;&quot; &amp; &quot;&amp;[.AG106]&amp;&quot; &amp; &quot;&amp;[.AH106]&amp;&quot; &amp; &quot;&amp;[.AI106]&amp;&quot; &amp; &quot;&amp;[.AJ106]&amp;&quot; &amp; &quot;&amp;[.AK106]&amp;&quot; &amp; &quot;&amp;[.AL106]&amp;&quot; &amp; &quot;&amp;[.AM106]&amp;&quot; \\&quot;" table:style-name="ce1">
            <text:p>\hline 79,37\% &amp; 69,32\% &amp; 76,44\% &amp; 75,21\% &amp; 62,3\% &amp; 61,33\% &amp; 77,82\% &amp; 71,27\% &amp; 73,76\% &amp; 66,78\% &amp; 65,84\% &amp; 59,16\% &amp; 64,79\% &amp; 54,4\% &amp; 68,41\% &amp; 57,68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Worms</text:p>
          </table:table-cell>
          <table:table-cell office:value-type="float" office:value="0.76839826839826797" table:style-name="ce3">
            <text:p>0,768398268</text:p>
          </table:table-cell>
          <table:table-cell office:value-type="float" office:value="0.716450216450216" table:style-name="ce4">
            <text:p>0,716450216</text:p>
          </table:table-cell>
          <table:table-cell office:value-type="float" office:value="0.72034632034632096" table:style-name="ce4">
            <text:p>0,72034632</text:p>
          </table:table-cell>
          <table:table-cell office:value-type="float" office:value="0.78095238095238095" table:style-name="ce4">
            <text:p>0,780952381</text:p>
          </table:table-cell>
          <table:table-cell office:value-type="float" office:value="0.73333333333333295" table:style-name="ce4">
            <text:p>0,733333333</text:p>
          </table:table-cell>
          <table:table-cell office:value-type="float" office:value="0.75887445887445903" table:style-name="ce4">
            <text:p>0,758874459</text:p>
          </table:table-cell>
          <table:table-cell office:value-type="float" office:value="0.69307359307359295" table:style-name="ce4">
            <text:p>0,693073593</text:p>
          </table:table-cell>
          <table:table-cell office:value-type="float" office:value="0.77835497835497802" table:style-name="ce4">
            <text:p>0,778354978</text:p>
          </table:table-cell>
          <table:table-cell office:value-type="float" office:value="0.71731601731601702" table:style-name="ce4">
            <text:p>0,717316017</text:p>
          </table:table-cell>
          <table:table-cell office:value-type="float" office:value="0.662337662337662" table:style-name="ce4">
            <text:p>0,662337662</text:p>
          </table:table-cell>
          <table:table-cell office:value-type="float" office:value="0.72554112554112504" table:style-name="ce4">
            <text:p>0,725541126</text:p>
          </table:table-cell>
          <table:table-cell office:value-type="float" office:value="0.68658008658008696" table:style-name="ce4">
            <text:p>0,686580087</text:p>
          </table:table-cell>
          <table:table-cell office:value-type="float" office:value="0.61212121212121196" table:style-name="ce4">
            <text:p>0,612121212</text:p>
          </table:table-cell>
          <table:table-cell office:value-type="float" office:value="0.72510822510822504" table:style-name="ce4">
            <text:p>0,725108225</text:p>
          </table:table-cell>
          <table:table-cell office:value-type="float" office:value="0.58441555500030495" table:style-name="ce4">
            <text:p>0,584415555</text:p>
          </table:table-cell>
          <table:table-cell office:value-type="float" office:value="4.5261717078709518E-2" table:formula="of:=IF([.P107]; 1-[.P107]/MIN([.B107:.O107]); &quot;&quot;)" table:style-name="ce1">
            <text:p>0,045261717</text:p>
          </table:table-cell>
          <table:table-cell office:value-type="float" office:value="0.25166300884107295" table:formula="of:=IF([.P107]; 1-[.P107]/MAX([.B107:.O107]); &quot;&quot;)" table:style-name="ce1">
            <text:p>0,251663009</text:p>
          </table:table-cell>
          <table:table-cell office:value-type="float" office:value="0.18821411181557124" table:formula="of:=IF([.P107]; 1-[.P107]/AVERAGE([.B107:.O107]); &quot;&quot;)" table:style-name="ce1">
            <text:p>0,188214112</text:p>
          </table:table-cell>
          <table:table-cell office:value-type="float" office:value="5" table:formula="of:=IF([.P107]&gt;MAX([.B107:.O107]); 1; IF([.P107]&gt;AVERAGE([.B107:.O107]); 2; IF([.P107]&gt;MIN([.B107:.O107]); 3; IF([.P107]&gt;MAX([.B107:.O107])*0.75; 4; 5))))" table:style-name="ce5">
            <text:p>5</text:p>
          </table:table-cell>
          <table:table-cell table:style-name="ce1"/>
          <table:table-cell office:value-type="float" office:value="0.46753245592117298" table:style-name="ce1">
            <text:p>0,467532456</text:p>
          </table:table-cell>
          <table:table-cell table:style-name="ce1"/>
          <table:table-cell office:value-type="string" office:string-value="76,84\%" table:formula="of:=ROUND([.B107];4)*100 &amp;&quot;\%&quot;" table:style-name="ce1">
            <text:p>76,84\%</text:p>
          </table:table-cell>
          <table:table-cell office:value-type="string" office:string-value="71,65\%" table:formula="of:=ROUND([.C107];4)*100 &amp;&quot;\%&quot;" table:style-name="ce1">
            <text:p>71,65\%</text:p>
          </table:table-cell>
          <table:table-cell office:value-type="string" office:string-value="72,03\%" table:formula="of:=ROUND([.D107];4)*100 &amp;&quot;\%&quot;" table:style-name="ce1">
            <text:p>72,03\%</text:p>
          </table:table-cell>
          <table:table-cell office:value-type="string" office:string-value="78,1\%" table:formula="of:=ROUND([.E107];4)*100 &amp;&quot;\%&quot;" table:style-name="ce1">
            <text:p>78,1\%</text:p>
          </table:table-cell>
          <table:table-cell office:value-type="string" office:string-value="73,33\%" table:formula="of:=ROUND([.F107];4)*100 &amp;&quot;\%&quot;" table:style-name="ce1">
            <text:p>73,33\%</text:p>
          </table:table-cell>
          <table:table-cell office:value-type="string" office:string-value="75,89\%" table:formula="of:=ROUND([.G107];4)*100 &amp;&quot;\%&quot;" table:style-name="ce1">
            <text:p>75,89\%</text:p>
          </table:table-cell>
          <table:table-cell office:value-type="string" office:string-value="69,31\%" table:formula="of:=ROUND([.H107];4)*100 &amp;&quot;\%&quot;" table:style-name="ce1">
            <text:p>69,31\%</text:p>
          </table:table-cell>
          <table:table-cell office:value-type="string" office:string-value="77,84\%" table:formula="of:=ROUND([.I107];4)*100 &amp;&quot;\%&quot;" table:style-name="ce1">
            <text:p>77,84\%</text:p>
          </table:table-cell>
          <table:table-cell office:value-type="string" office:string-value="71,73\%" table:formula="of:=ROUND([.J107];4)*100 &amp;&quot;\%&quot;" table:style-name="ce1">
            <text:p>71,73\%</text:p>
          </table:table-cell>
          <table:table-cell office:value-type="string" office:string-value="66,23\%" table:formula="of:=ROUND([.K107];4)*100 &amp;&quot;\%&quot;" table:style-name="ce1">
            <text:p>66,23\%</text:p>
          </table:table-cell>
          <table:table-cell office:value-type="string" office:string-value="72,55\%" table:formula="of:=ROUND([.L107];4)*100 &amp;&quot;\%&quot;" table:style-name="ce1">
            <text:p>72,55\%</text:p>
          </table:table-cell>
          <table:table-cell office:value-type="string" office:string-value="68,66\%" table:formula="of:=ROUND([.M107];4)*100 &amp;&quot;\%&quot;" table:style-name="ce1">
            <text:p>68,66\%</text:p>
          </table:table-cell>
          <table:table-cell office:value-type="string" office:string-value="61,21\%" table:formula="of:=ROUND([.N107];4)*100 &amp;&quot;\%&quot;" table:style-name="ce1">
            <text:p>61,21\%</text:p>
          </table:table-cell>
          <table:table-cell office:value-type="string" office:string-value="72,51\%" table:formula="of:=ROUND([.O107];4)*100 &amp;&quot;\%&quot;" table:style-name="ce1">
            <text:p>72,51\%</text:p>
          </table:table-cell>
          <table:table-cell office:value-type="string" office:string-value="71,99\%" table:formula="of:=ROUND(AVERAGE([.B107:.O107]);4)*100&amp;&quot;\%&quot;" table:style-name="ce1">
            <text:p>71,99\%</text:p>
          </table:table-cell>
          <table:table-cell office:value-type="string" office:string-value="58,44\%" table:formula="of:=ROUND([.P107];4)*100 &amp;&quot;\%&quot;" table:style-name="ce1">
            <text:p>58,44\%</text:p>
          </table:table-cell>
          <table:table-cell office:value-type="string" office:string-value="\hline 76,84\% &amp; 71,65\% &amp; 72,03\% &amp; 78,1\% &amp; 73,33\% &amp; 75,89\% &amp; 69,31\% &amp; 77,84\% &amp; 71,73\% &amp; 66,23\% &amp; 72,55\% &amp; 68,66\% &amp; 61,21\% &amp; 72,51\% &amp; 71,99\% &amp; 58,44\% \\" table:formula="of:=&quot;\hline &quot;&amp;[.X107]&amp;&quot; &amp; &quot;&amp;[.Y107]&amp;&quot; &amp; &quot;&amp;[.Z107]&amp;&quot; &amp; &quot;&amp;[.AA107]&amp;&quot; &amp; &quot;&amp;[.AB107]&amp;&quot; &amp; &quot;&amp;[.AC107]&amp;&quot; &amp; &quot;&amp;[.AD107]&amp;&quot; &amp; &quot;&amp;[.AE107]&amp;&quot; &amp; &quot;&amp;[.AF107]&amp;&quot; &amp; &quot;&amp;[.AG107]&amp;&quot; &amp; &quot;&amp;[.AH107]&amp;&quot; &amp; &quot;&amp;[.AI107]&amp;&quot; &amp; &quot;&amp;[.AJ107]&amp;&quot; &amp; &quot;&amp;[.AK107]&amp;&quot; &amp; &quot;&amp;[.AL107]&amp;&quot; &amp; &quot;&amp;[.AM107]&amp;&quot; \\&quot;" table:style-name="ce1">
            <text:p>\hline 76,84\% &amp; 71,65\% &amp; 72,03\% &amp; 78,1\% &amp; 73,33\% &amp; 75,89\% &amp; 69,31\% &amp; 77,84\% &amp; 71,73\% &amp; 66,23\% &amp; 72,55\% &amp; 68,66\% &amp; 61,21\% &amp; 72,51\% &amp; 71,99\% &amp; 58,44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WormsTwoClass</text:p>
          </table:table-cell>
          <table:table-cell office:value-type="float" office:value="0.78614718614718604" table:style-name="ce3">
            <text:p>0,786147186</text:p>
          </table:table-cell>
          <table:table-cell office:value-type="float" office:value="0.78961038961038899" table:style-name="ce4">
            <text:p>0,78961039</text:p>
          </table:table-cell>
          <table:table-cell office:value-type="float" office:value="0.78961038961038998" table:style-name="ce4">
            <text:p>0,78961039</text:p>
          </table:table-cell>
          <table:table-cell office:value-type="float" office:value="0.80259740259740198" table:style-name="ce4">
            <text:p>0,802597403</text:p>
          </table:table-cell>
          <table:table-cell office:value-type="float" office:value="0.78528138528138502" table:style-name="ce4">
            <text:p>0,785281385</text:p>
          </table:table-cell>
          <table:table-cell office:value-type="float" office:value="0.76796536796536796" table:style-name="ce4">
            <text:p>0,767965368</text:p>
          </table:table-cell>
          <table:table-cell office:value-type="float" office:value="0.76926406926406898" table:style-name="ce4">
            <text:p>0,769264069</text:p>
          </table:table-cell>
          <table:table-cell office:value-type="float" office:value="0.80043290043290105" table:style-name="ce4">
            <text:p>0,8004329</text:p>
          </table:table-cell>
          <table:table-cell office:value-type="float" office:value="0.80779220779220795" table:style-name="ce4">
            <text:p>0,807792208</text:p>
          </table:table-cell>
          <table:table-cell office:value-type="float" office:value="0.79090909090909101" table:style-name="ce4">
            <text:p>0,790909091</text:p>
          </table:table-cell>
          <table:table-cell office:value-type="float" office:value="0.80779220779220795" table:style-name="ce4">
            <text:p>0,807792208</text:p>
          </table:table-cell>
          <table:table-cell office:value-type="float" office:value="0.78528138528138502" table:style-name="ce4">
            <text:p>0,785281385</text:p>
          </table:table-cell>
          <table:table-cell office:value-type="float" office:value="0.69350649350649296" table:style-name="ce4">
            <text:p>0,693506494</text:p>
          </table:table-cell>
          <table:table-cell office:value-type="float" office:value="0.79220779220779203" table:style-name="ce4">
            <text:p>0,792207792</text:p>
          </table:table-cell>
          <table:table-cell office:value-type="float" office:value="0.68831169605255105" table:style-name="ce4">
            <text:p>0,688311696</text:p>
          </table:table-cell>
          <table:table-cell office:value-type="float" office:value="7.4906255422009238E-3" table:formula="of:=IF([.P108]; 1-[.P108]/MIN([.B108:.O108]); &quot;&quot;)" table:style-name="ce1">
            <text:p>0,007490626</text:p>
          </table:table-cell>
          <table:table-cell office:value-type="float" office:value="0.14790995826291931" table:formula="of:=IF([.P108]; 1-[.P108]/MAX([.B108:.O108]); &quot;&quot;)" table:style-name="ce1">
            <text:p>0,147909958</text:p>
          </table:table-cell>
          <table:table-cell office:value-type="float" office:value="0.1214429391664561" table:formula="of:=IF([.P108]; 1-[.P108]/AVERAGE([.B108:.O108]); &quot;&quot;)" table:style-name="ce1">
            <text:p>0,121442939</text:p>
          </table:table-cell>
          <table:table-cell office:value-type="float" office:value="4" table:formula="of:=IF([.P108]&gt;MAX([.B108:.O108]); 1; IF([.P108]&gt;AVERAGE([.B108:.O108]); 2; IF([.P108]&gt;MIN([.B108:.O108]); 3; IF([.P108]&gt;MAX([.B108:.O108])*0.75; 4; 5))))" table:style-name="ce5">
            <text:p>4</text:p>
          </table:table-cell>
          <table:table-cell table:style-name="ce1"/>
          <table:table-cell office:value-type="float" office:value="0.74025976657867398" table:style-name="ce1">
            <text:p>0,740259767</text:p>
          </table:table-cell>
          <table:table-cell table:style-name="ce1"/>
          <table:table-cell office:value-type="string" office:string-value="78,61\%" table:formula="of:=ROUND([.B108];4)*100 &amp;&quot;\%&quot;" table:style-name="ce1">
            <text:p>78,61\%</text:p>
          </table:table-cell>
          <table:table-cell office:value-type="string" office:string-value="78,96\%" table:formula="of:=ROUND([.C108];4)*100 &amp;&quot;\%&quot;" table:style-name="ce1">
            <text:p>78,96\%</text:p>
          </table:table-cell>
          <table:table-cell office:value-type="string" office:string-value="78,96\%" table:formula="of:=ROUND([.D108];4)*100 &amp;&quot;\%&quot;" table:style-name="ce1">
            <text:p>78,96\%</text:p>
          </table:table-cell>
          <table:table-cell office:value-type="string" office:string-value="80,26\%" table:formula="of:=ROUND([.E108];4)*100 &amp;&quot;\%&quot;" table:style-name="ce1">
            <text:p>80,26\%</text:p>
          </table:table-cell>
          <table:table-cell office:value-type="string" office:string-value="78,53\%" table:formula="of:=ROUND([.F108];4)*100 &amp;&quot;\%&quot;" table:style-name="ce1">
            <text:p>78,53\%</text:p>
          </table:table-cell>
          <table:table-cell office:value-type="string" office:string-value="76,8\%" table:formula="of:=ROUND([.G108];4)*100 &amp;&quot;\%&quot;" table:style-name="ce1">
            <text:p>76,8\%</text:p>
          </table:table-cell>
          <table:table-cell office:value-type="string" office:string-value="76,93\%" table:formula="of:=ROUND([.H108];4)*100 &amp;&quot;\%&quot;" table:style-name="ce1">
            <text:p>76,93\%</text:p>
          </table:table-cell>
          <table:table-cell office:value-type="string" office:string-value="80,04\%" table:formula="of:=ROUND([.I108];4)*100 &amp;&quot;\%&quot;" table:style-name="ce1">
            <text:p>80,04\%</text:p>
          </table:table-cell>
          <table:table-cell office:value-type="string" office:string-value="80,78\%" table:formula="of:=ROUND([.J108];4)*100 &amp;&quot;\%&quot;" table:style-name="ce1">
            <text:p>80,78\%</text:p>
          </table:table-cell>
          <table:table-cell office:value-type="string" office:string-value="79,09\%" table:formula="of:=ROUND([.K108];4)*100 &amp;&quot;\%&quot;" table:style-name="ce1">
            <text:p>79,09\%</text:p>
          </table:table-cell>
          <table:table-cell office:value-type="string" office:string-value="80,78\%" table:formula="of:=ROUND([.L108];4)*100 &amp;&quot;\%&quot;" table:style-name="ce1">
            <text:p>80,78\%</text:p>
          </table:table-cell>
          <table:table-cell office:value-type="string" office:string-value="78,53\%" table:formula="of:=ROUND([.M108];4)*100 &amp;&quot;\%&quot;" table:style-name="ce1">
            <text:p>78,53\%</text:p>
          </table:table-cell>
          <table:table-cell office:value-type="string" office:string-value="69,35\%" table:formula="of:=ROUND([.N108];4)*100 &amp;&quot;\%&quot;" table:style-name="ce1">
            <text:p>69,35\%</text:p>
          </table:table-cell>
          <table:table-cell office:value-type="string" office:string-value="79,22\%" table:formula="of:=ROUND([.O108];4)*100 &amp;&quot;\%&quot;" table:style-name="ce1">
            <text:p>79,22\%</text:p>
          </table:table-cell>
          <table:table-cell office:value-type="string" office:string-value="78,35\%" table:formula="of:=ROUND(AVERAGE([.B108:.O108]);4)*100&amp;&quot;\%&quot;" table:style-name="ce1">
            <text:p>78,35\%</text:p>
          </table:table-cell>
          <table:table-cell office:value-type="string" office:string-value="68,83\%" table:formula="of:=ROUND([.P108];4)*100 &amp;&quot;\%&quot;" table:style-name="ce1">
            <text:p>68,83\%</text:p>
          </table:table-cell>
          <table:table-cell office:value-type="string" office:string-value="\hline 78,61\% &amp; 78,96\% &amp; 78,96\% &amp; 80,26\% &amp; 78,53\% &amp; 76,8\% &amp; 76,93\% &amp; 80,04\% &amp; 80,78\% &amp; 79,09\% &amp; 80,78\% &amp; 78,53\% &amp; 69,35\% &amp; 79,22\% &amp; 78,35\% &amp; 68,83\% \\" table:formula="of:=&quot;\hline &quot;&amp;[.X108]&amp;&quot; &amp; &quot;&amp;[.Y108]&amp;&quot; &amp; &quot;&amp;[.Z108]&amp;&quot; &amp; &quot;&amp;[.AA108]&amp;&quot; &amp; &quot;&amp;[.AB108]&amp;&quot; &amp; &quot;&amp;[.AC108]&amp;&quot; &amp; &quot;&amp;[.AD108]&amp;&quot; &amp; &quot;&amp;[.AE108]&amp;&quot; &amp; &quot;&amp;[.AF108]&amp;&quot; &amp; &quot;&amp;[.AG108]&amp;&quot; &amp; &quot;&amp;[.AH108]&amp;&quot; &amp; &quot;&amp;[.AI108]&amp;&quot; &amp; &quot;&amp;[.AJ108]&amp;&quot; &amp; &quot;&amp;[.AK108]&amp;&quot; &amp; &quot;&amp;[.AL108]&amp;&quot; &amp; &quot;&amp;[.AM108]&amp;&quot; \\&quot;" table:style-name="ce1">
            <text:p>\hline 78,61\% &amp; 78,96\% &amp; 78,96\% &amp; 80,26\% &amp; 78,53\% &amp; 76,8\% &amp; 76,93\% &amp; 80,04\% &amp; 80,78\% &amp; 79,09\% &amp; 80,78\% &amp; 78,53\% &amp; 69,35\% &amp; 79,22\% &amp; 78,35\% &amp; 68,83\% \\</text:p>
          </table:table-cell>
          <table:table-cell table:number-columns-repeated="16344"/>
        </table:table-row>
        <table:table-row table:style-name="ro1">
          <table:table-cell office:value-type="string" table:style-name="ce1">
            <text:p>Yoga</text:p>
          </table:table-cell>
          <table:table-cell office:value-type="float" office:value="0.87263333333333304" table:style-name="ce3">
            <text:p>0,872633333</text:p>
          </table:table-cell>
          <table:table-cell office:value-type="float" office:value="0.91243333333333299" table:style-name="ce4">
            <text:p>0,912433333</text:p>
          </table:table-cell>
          <table:table-cell office:value-type="float" office:value="0.91384444444444402" table:style-name="ce4">
            <text:p>0,913844444</text:p>
          </table:table-cell>
          <table:table-cell office:value-type="float" office:value="0.91241111111111095" table:style-name="ce4">
            <text:p>0,912411111</text:p>
          </table:table-cell>
          <table:table-cell office:value-type="float" office:value="0.87998888888888904" table:style-name="ce4">
            <text:p>0,879988889</text:p>
          </table:table-cell>
          <table:table-cell office:value-type="float" office:value="0.87721111111111105" table:style-name="ce4">
            <text:p>0,877211111</text:p>
          </table:table-cell>
          <table:table-cell office:value-type="float" office:value="0.88744444444444404" table:style-name="ce4">
            <text:p>0,887444444</text:p>
          </table:table-cell>
          <table:table-cell office:value-type="float" office:value="0.89237777777777805" table:style-name="ce4">
            <text:p>0,892377778</text:p>
          </table:table-cell>
          <table:table-cell office:value-type="float" office:value="0.91505555555555496" table:style-name="ce4">
            <text:p>0,915055556</text:p>
          </table:table-cell>
          <table:table-cell office:value-type="float" office:value="0.91212222222222195" table:style-name="ce4">
            <text:p>0,912122222</text:p>
          </table:table-cell>
          <table:table-cell office:value-type="float" office:value="0.91015555555555505" table:style-name="ce4">
            <text:p>0,910155556</text:p>
          </table:table-cell>
          <table:table-cell office:value-type="float" office:value="0.83720000000000006" table:style-name="ce4">
            <text:p>0,8372</text:p>
          </table:table-cell>
          <table:table-cell office:value-type="float" office:value="0.86580000000000001" table:style-name="ce4">
            <text:p>0,8658</text:p>
          </table:table-cell>
          <table:table-cell office:value-type="float" office:value="0.80382222222222199" table:style-name="ce4">
            <text:p>0,803822222</text:p>
          </table:table-cell>
          <table:table-cell office:value-type="float" office:value="0.72799998521804798" table:style-name="ce4">
            <text:p>0,727999985</text:p>
          </table:table-cell>
          <table:table-cell office:value-type="float" office:value="9.4327122226800619E-2" table:formula="of:=IF([.P109]; 1-[.P109]/MIN([.B109:.O109]); &quot;&quot;)" table:style-name="ce1">
            <text:p>0,094327122</text:p>
          </table:table-cell>
          <table:table-cell office:value-type="float" office:value="0.20441990565691992" table:formula="of:=IF([.P109]; 1-[.P109]/MAX([.B109:.O109]); &quot;&quot;)" table:style-name="ce1">
            <text:p>0,204419906</text:p>
          </table:table-cell>
          <table:table-cell office:value-type="float" office:value="0.17756709356040534" table:formula="of:=IF([.P109]; 1-[.P109]/AVERAGE([.B109:.O109]); &quot;&quot;)" table:style-name="ce1">
            <text:p>0,177567094</text:p>
          </table:table-cell>
          <table:table-cell office:value-type="float" office:value="4" table:formula="of:=IF([.P109]&gt;MAX([.B109:.O109]); 1; IF([.P109]&gt;AVERAGE([.B109:.O109]); 2; IF([.P109]&gt;MIN([.B109:.O109]); 3; IF([.P109]&gt;MAX([.B109:.O109])*0.75; 4; 5))))" table:style-name="ce5">
            <text:p>4</text:p>
          </table:table-cell>
          <table:table-cell table:style-name="ce1"/>
          <table:table-cell office:value-type="float" office:value="0.68533331155777" table:style-name="ce1">
            <text:p>0,685333312</text:p>
          </table:table-cell>
          <table:table-cell table:style-name="ce1"/>
          <table:table-cell office:value-type="string" office:string-value="87,26\%" table:formula="of:=ROUND([.B109];4)*100 &amp;&quot;\%&quot;" table:style-name="ce1">
            <text:p>87,26\%</text:p>
          </table:table-cell>
          <table:table-cell office:value-type="string" office:string-value="91,24\%" table:formula="of:=ROUND([.C109];4)*100 &amp;&quot;\%&quot;" table:style-name="ce1">
            <text:p>91,24\%</text:p>
          </table:table-cell>
          <table:table-cell office:value-type="string" office:string-value="91,38\%" table:formula="of:=ROUND([.D109];4)*100 &amp;&quot;\%&quot;" table:style-name="ce1">
            <text:p>91,38\%</text:p>
          </table:table-cell>
          <table:table-cell office:value-type="string" office:string-value="91,24\%" table:formula="of:=ROUND([.E109];4)*100 &amp;&quot;\%&quot;" table:style-name="ce1">
            <text:p>91,24\%</text:p>
          </table:table-cell>
          <table:table-cell office:value-type="string" office:string-value="88\%" table:formula="of:=ROUND([.F109];4)*100 &amp;&quot;\%&quot;" table:style-name="ce1">
            <text:p>88\%</text:p>
          </table:table-cell>
          <table:table-cell office:value-type="string" office:string-value="87,72\%" table:formula="of:=ROUND([.G109];4)*100 &amp;&quot;\%&quot;" table:style-name="ce1">
            <text:p>87,72\%</text:p>
          </table:table-cell>
          <table:table-cell office:value-type="string" office:string-value="88,74\%" table:formula="of:=ROUND([.H109];4)*100 &amp;&quot;\%&quot;" table:style-name="ce1">
            <text:p>88,74\%</text:p>
          </table:table-cell>
          <table:table-cell office:value-type="string" office:string-value="89,24\%" table:formula="of:=ROUND([.I109];4)*100 &amp;&quot;\%&quot;" table:style-name="ce1">
            <text:p>89,24\%</text:p>
          </table:table-cell>
          <table:table-cell office:value-type="string" office:string-value="91,51\%" table:formula="of:=ROUND([.J109];4)*100 &amp;&quot;\%&quot;" table:style-name="ce1">
            <text:p>91,51\%</text:p>
          </table:table-cell>
          <table:table-cell office:value-type="string" office:string-value="91,21\%" table:formula="of:=ROUND([.K109];4)*100 &amp;&quot;\%&quot;" table:style-name="ce1">
            <text:p>91,21\%</text:p>
          </table:table-cell>
          <table:table-cell office:value-type="string" office:string-value="91,02\%" table:formula="of:=ROUND([.L109];4)*100 &amp;&quot;\%&quot;" table:style-name="ce1">
            <text:p>91,02\%</text:p>
          </table:table-cell>
          <table:table-cell office:value-type="string" office:string-value="83,72\%" table:formula="of:=ROUND([.M109];4)*100 &amp;&quot;\%&quot;" table:style-name="ce1">
            <text:p>83,72\%</text:p>
          </table:table-cell>
          <table:table-cell office:value-type="string" office:string-value="86,58\%" table:formula="of:=ROUND([.N109];4)*100 &amp;&quot;\%&quot;" table:style-name="ce1">
            <text:p>86,58\%</text:p>
          </table:table-cell>
          <table:table-cell office:value-type="string" office:string-value="80,38\%" table:formula="of:=ROUND([.O109];4)*100 &amp;&quot;\%&quot;" table:style-name="ce1">
            <text:p>80,38\%</text:p>
          </table:table-cell>
          <table:table-cell office:value-type="string" office:string-value="88,52\%" table:formula="of:=ROUND(AVERAGE([.B109:.O109]);4)*100&amp;&quot;\%&quot;" table:style-name="ce1">
            <text:p>88,52\%</text:p>
          </table:table-cell>
          <table:table-cell office:value-type="string" office:string-value="72,8\%" table:formula="of:=ROUND([.P109];4)*100 &amp;&quot;\%&quot;" table:style-name="ce1">
            <text:p>72,8\%</text:p>
          </table:table-cell>
          <table:table-cell office:value-type="string" office:string-value="\hline 87,26\% &amp; 91,24\% &amp; 91,38\% &amp; 91,24\% &amp; 88\% &amp; 87,72\% &amp; 88,74\% &amp; 89,24\% &amp; 91,51\% &amp; 91,21\% &amp; 91,02\% &amp; 83,72\% &amp; 86,58\% &amp; 80,38\% &amp; 88,52\% &amp; 72,8\% \\" table:formula="of:=&quot;\hline &quot;&amp;[.X109]&amp;&quot; &amp; &quot;&amp;[.Y109]&amp;&quot; &amp; &quot;&amp;[.Z109]&amp;&quot; &amp; &quot;&amp;[.AA109]&amp;&quot; &amp; &quot;&amp;[.AB109]&amp;&quot; &amp; &quot;&amp;[.AC109]&amp;&quot; &amp; &quot;&amp;[.AD109]&amp;&quot; &amp; &quot;&amp;[.AE109]&amp;&quot; &amp; &quot;&amp;[.AF109]&amp;&quot; &amp; &quot;&amp;[.AG109]&amp;&quot; &amp; &quot;&amp;[.AH109]&amp;&quot; &amp; &quot;&amp;[.AI109]&amp;&quot; &amp; &quot;&amp;[.AJ109]&amp;&quot; &amp; &quot;&amp;[.AK109]&amp;&quot; &amp; &quot;&amp;[.AL109]&amp;&quot; &amp; &quot;&amp;[.AM109]&amp;&quot; \\&quot;" table:style-name="ce1">
            <text:p>\hline 87,26\% &amp; 91,24\% &amp; 91,38\% &amp; 91,24\% &amp; 88\% &amp; 87,72\% &amp; 88,74\% &amp; 89,24\% &amp; 91,51\% &amp; 91,21\% &amp; 91,02\% &amp; 83,72\% &amp; 86,58\% &amp; 80,38\% &amp; 88,52\% &amp; 72,8\% \\</text:p>
          </table:table-cell>
          <table:table-cell table:number-columns-repeated="16344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office:value-type="float" office:value="0.87572838667496722" table:formula="of:=AVERAGE([.B2:.B109])" table:style-name="ce2">
            <text:p>0,875728387</text:p>
          </table:table-cell>
          <table:table-cell office:value-type="float" office:value="0.87817350343907352" table:formula="of:=AVERAGE([.C2:.C109])" table:style-name="ce1">
            <text:p>0,878173503</text:p>
          </table:table-cell>
          <table:table-cell office:value-type="float" office:value="0.86399658154853254" table:formula="of:=AVERAGE([.D2:.D109])" table:style-name="ce1">
            <text:p>0,863996582</text:p>
          </table:table-cell>
          <table:table-cell office:value-type="float" office:value="0.8714822641708051" table:formula="of:=AVERAGE([.E2:.E109])" table:style-name="ce1">
            <text:p>0,871482264</text:p>
          </table:table-cell>
          <table:table-cell office:value-type="float" office:value="0.85566395055922451" table:formula="of:=AVERAGE([.F2:.F109])" table:style-name="ce1">
            <text:p>0,855663951</text:p>
          </table:table-cell>
          <table:table-cell office:value-type="float" office:value="0.82920438050823653" table:formula="of:=AVERAGE([.G2:.G109])" table:style-name="ce1">
            <text:p>0,829204381</text:p>
          </table:table-cell>
          <table:table-cell office:value-type="float" office:value="0.83472728466577606" table:formula="of:=AVERAGE([.H2:.H109])" table:style-name="ce1">
            <text:p>0,834727285</text:p>
          </table:table-cell>
          <table:table-cell office:value-type="float" office:value="0.84448893255110702" table:formula="of:=AVERAGE([.I2:.I109])" table:style-name="ce1">
            <text:p>0,844488933</text:p>
          </table:table-cell>
          <table:table-cell office:value-type="float" office:value="0.84258642436261566" table:formula="of:=AVERAGE([.J2:.J109])" table:style-name="ce1">
            <text:p>0,842586424</text:p>
          </table:table-cell>
          <table:table-cell office:value-type="float" office:value="0.83312455241521455" table:formula="of:=AVERAGE([.K2:.K109])" table:style-name="ce1">
            <text:p>0,833124552</text:p>
          </table:table-cell>
          <table:table-cell office:value-type="float" office:value="0.83624530742107706" table:formula="of:=AVERAGE([.L2:.L109])" table:style-name="ce1">
            <text:p>0,836245307</text:p>
          </table:table-cell>
          <table:table-cell office:value-type="float" office:value="0.80055315463396237" table:formula="of:=AVERAGE([.M2:.M109])" table:style-name="ce1">
            <text:p>0,800553155</text:p>
          </table:table-cell>
          <table:table-cell office:value-type="float" office:value="0.79546750090440888" table:formula="of:=AVERAGE([.N2:.N109])" table:style-name="ce1">
            <text:p>0,795467501</text:p>
          </table:table-cell>
          <table:table-cell office:value-type="float" office:value="0.78204119732157318" table:formula="of:=AVERAGE([.O2:.O109])" table:style-name="ce1">
            <text:p>0,782041197</text:p>
          </table:table-cell>
          <table:table-cell office:value-type="float" office:value="0.73033152781775068" table:formula="of:=AVERAGE([.P2:.P109])" table:style-name="ce1">
            <text:p>0,730331528</text:p>
          </table:table-cell>
          <table:table-cell office:value-type="float" office:value="-5.31169859922574E-2" table:formula="of:=AVERAGE([.Q2:.Q109])" table:style-name="ce1">
            <text:p>-0,053116986</text:p>
          </table:table-cell>
          <table:table-cell office:value-type="float" office:value="0.19425378991058173" table:formula="of:=AVERAGE([.R2:.R109])" table:style-name="ce1">
            <text:p>0,19425379</text:p>
          </table:table-cell>
          <table:table-cell office:value-type="float" office:value="0.14266536370892505" table:formula="of:=AVERAGE([.S2:.S109])" table:style-name="ce1">
            <text:p>0,142665364</text:p>
          </table:table-cell>
          <table:table-cell table:number-columns-repeated="2" table:style-name="ce1"/>
          <table:table-cell office:value-type="float" office:value="0.69241865075165687" table:formula="of:=AVERAGE([.V2:.V109])" table:style-name="ce1">
            <text:p>0,692418651</text:p>
          </table:table-cell>
          <table:table-cell table:style-name="ce1"/>
          <table:table-cell office:value-type="string" office:string-value="87,57\%" table:formula="of:=ROUND([.B111];4)*100 &amp;&quot;\%&quot;" table:style-name="ce1">
            <text:p>87,57\%</text:p>
          </table:table-cell>
          <table:table-cell office:value-type="string" office:string-value="87,82\%" table:formula="of:=ROUND([.C111];4)*100 &amp;&quot;\%&quot;" table:style-name="ce1">
            <text:p>87,82\%</text:p>
          </table:table-cell>
          <table:table-cell office:value-type="string" office:string-value="86,4\%" table:formula="of:=ROUND([.D111];4)*100 &amp;&quot;\%&quot;" table:style-name="ce1">
            <text:p>86,4\%</text:p>
          </table:table-cell>
          <table:table-cell office:value-type="string" office:string-value="87,15\%" table:formula="of:=ROUND([.E111];4)*100 &amp;&quot;\%&quot;" table:style-name="ce1">
            <text:p>87,15\%</text:p>
          </table:table-cell>
          <table:table-cell office:value-type="string" office:string-value="85,57\%" table:formula="of:=ROUND([.F111];4)*100 &amp;&quot;\%&quot;" table:style-name="ce1">
            <text:p>85,57\%</text:p>
          </table:table-cell>
          <table:table-cell office:value-type="string" office:string-value="82,92\%" table:formula="of:=ROUND([.G111];4)*100 &amp;&quot;\%&quot;" table:style-name="ce1">
            <text:p>82,92\%</text:p>
          </table:table-cell>
          <table:table-cell office:value-type="string" office:string-value="83,47\%" table:formula="of:=ROUND([.H111];4)*100 &amp;&quot;\%&quot;" table:style-name="ce1">
            <text:p>83,47\%</text:p>
          </table:table-cell>
          <table:table-cell office:value-type="string" office:string-value="84,45\%" table:formula="of:=ROUND([.I111];4)*100 &amp;&quot;\%&quot;" table:style-name="ce1">
            <text:p>84,45\%</text:p>
          </table:table-cell>
          <table:table-cell office:value-type="string" office:string-value="84,26\%" table:formula="of:=ROUND([.J111];4)*100 &amp;&quot;\%&quot;" table:style-name="ce1">
            <text:p>84,26\%</text:p>
          </table:table-cell>
          <table:table-cell office:value-type="string" office:string-value="83,31\%" table:formula="of:=ROUND([.K111];4)*100 &amp;&quot;\%&quot;" table:style-name="ce1">
            <text:p>83,31\%</text:p>
          </table:table-cell>
          <table:table-cell office:value-type="string" office:string-value="83,62\%" table:formula="of:=ROUND([.L111];4)*100 &amp;&quot;\%&quot;" table:style-name="ce1">
            <text:p>83,62\%</text:p>
          </table:table-cell>
          <table:table-cell office:value-type="string" office:string-value="80,06\%" table:formula="of:=ROUND([.M111];4)*100 &amp;&quot;\%&quot;" table:style-name="ce1">
            <text:p>80,06\%</text:p>
          </table:table-cell>
          <table:table-cell office:value-type="string" office:string-value="79,55\%" table:formula="of:=ROUND([.N111];4)*100 &amp;&quot;\%&quot;" table:style-name="ce1">
            <text:p>79,55\%</text:p>
          </table:table-cell>
          <table:table-cell office:value-type="string" office:string-value="78,2\%" table:formula="of:=ROUND([.O111];4)*100 &amp;&quot;\%&quot;" table:style-name="ce1">
            <text:p>78,2\%</text:p>
          </table:table-cell>
          <table:table-cell office:value-type="string" office:string-value="83,88\%" table:formula="of:=ROUND(AVERAGE([.B111:.O111]);4)*100&amp;&quot;\%&quot;" table:style-name="ce1">
            <text:p>83,88\%</text:p>
          </table:table-cell>
          <table:table-cell office:value-type="string" office:string-value="73,03\%" table:formula="of:=ROUND([.P111];4)*100 &amp;&quot;\%&quot;" table:style-name="ce1">
            <text:p>73,03\%</text:p>
          </table:table-cell>
          <table:table-cell office:value-type="string" office:string-value="\hline 87,57\% &amp; 87,82\% &amp; 86,4\% &amp; 87,15\% &amp; 85,57\% &amp; 82,92\% &amp; 83,47\% &amp; 84,45\% &amp; 84,26\% &amp; 83,31\% &amp; 83,62\% &amp; 80,06\% &amp; 79,55\% &amp; 78,2\% &amp; 83,88\% &amp; 73,03\% \\" table:formula="of:=&quot;\hline &quot;&amp;[.X111]&amp;&quot; &amp; &quot;&amp;[.Y111]&amp;&quot; &amp; &quot;&amp;[.Z111]&amp;&quot; &amp; &quot;&amp;[.AA111]&amp;&quot; &amp; &quot;&amp;[.AB111]&amp;&quot; &amp; &quot;&amp;[.AC111]&amp;&quot; &amp; &quot;&amp;[.AD111]&amp;&quot; &amp; &quot;&amp;[.AE111]&amp;&quot; &amp; &quot;&amp;[.AF111]&amp;&quot; &amp; &quot;&amp;[.AG111]&amp;&quot; &amp; &quot;&amp;[.AH111]&amp;&quot; &amp; &quot;&amp;[.AI111]&amp;&quot; &amp; &quot;&amp;[.AJ111]&amp;&quot; &amp; &quot;&amp;[.AK111]&amp;&quot; &amp; &quot;&amp;[.AL111]&amp;&quot; &amp; &quot;&amp;[.AM111]&amp;&quot; \\&quot;" table:style-name="ce1">
            <text:p>\hline 87,57\% &amp; 87,82\% &amp; 86,4\% &amp; 87,15\% &amp; 85,57\% &amp; 82,92\% &amp; 83,47\% &amp; 84,45\% &amp; 84,26\% &amp; 83,31\% &amp; 83,62\% &amp; 80,06\% &amp; 79,55\% &amp; 78,2\% &amp; 83,88\% &amp; 73,03\% \\</text:p>
          </table:table-cell>
          <table:table-cell table:number-columns-repeated="16344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8"/>
          <table:table-cell office:value-type="float" office:value="1" table:style-name="ce1">
            <text:p>1</text:p>
          </table:table-cell>
          <table:table-cell office:value-type="float" office:value="2" table:formula="of:=COUNTIF([.T$2:.T$109]; [.S113])" table:style-name="ce1">
            <text:p>2</text:p>
          </table:table-cell>
          <table:table-cell table:number-columns-repeated="16364"/>
        </table:table-row>
        <table:table-row table:style-name="ro1">
          <table:table-cell table:number-columns-repeated="18"/>
          <table:table-cell office:value-type="float" office:value="2" table:style-name="ce1">
            <text:p>2</text:p>
          </table:table-cell>
          <table:table-cell office:value-type="float" office:value="22" table:formula="of:=COUNTIF([.T$2:.T$109]; [.S114])" table:style-name="ce1">
            <text:p>22</text:p>
          </table:table-cell>
          <table:table-cell table:number-columns-repeated="16364"/>
        </table:table-row>
        <table:table-row table:style-name="ro1">
          <table:table-cell table:number-columns-repeated="18"/>
          <table:table-cell office:value-type="float" office:value="3" table:style-name="ce1">
            <text:p>3</text:p>
          </table:table-cell>
          <table:table-cell office:value-type="float" office:value="41" table:formula="of:=COUNTIF([.T$2:.T$109]; [.S115])" table:style-name="ce1">
            <text:p>41</text:p>
          </table:table-cell>
          <table:table-cell table:number-columns-repeated="16364"/>
        </table:table-row>
        <table:table-row table:style-name="ro1">
          <table:table-cell table:number-columns-repeated="18"/>
          <table:table-cell office:value-type="float" office:value="4" table:style-name="ce1">
            <text:p>4</text:p>
          </table:table-cell>
          <table:table-cell office:value-type="float" office:value="19" table:formula="of:=COUNTIF([.T$2:.T$109]; [.S116])" table:style-name="ce1">
            <text:p>19</text:p>
          </table:table-cell>
          <table:table-cell table:number-columns-repeated="16364"/>
        </table:table-row>
        <table:table-row table:style-name="ro1">
          <table:table-cell table:number-columns-repeated="18"/>
          <table:table-cell office:value-type="float" office:value="5" table:style-name="ce1">
            <text:p>5</text:p>
          </table:table-cell>
          <table:table-cell office:value-type="float" office:value="23" table:formula="of:=COUNTIF([.T$2:.T$109]; [.S117])" table:style-name="ce1">
            <text:p>23</text:p>
          </table:table-cell>
          <table:table-cell table:number-columns-repeated="16364"/>
        </table:table-row>
        <table:table-row table:number-rows-repeated="10484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eryGood" style:family="table-cell" style:data-style-name="N0">
      <style:table-cell-properties style:vertical-align="automatic" fo:background-color="#00A933"/>
      <style:text-properties fo:color="#006600" fo:font-size="10pt" style:font-size-asian="10pt" style:font-size-complex="10p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00A933"/>
      <style:text-properties fo:color="#006600"/>
    </style:style>
    <style:style style:name="cf2" style:family="table-cell">
      <style:table-cell-properties fo:background-color="#CCFFCC"/>
      <style:text-properties fo:color="#006600"/>
    </style:style>
    <style:style style:name="cf3" style:family="table-cell">
      <style:table-cell-properties fo:background-color="#FFFFCC"/>
      <style:text-properties fo:color="#996600"/>
    </style:style>
    <style:style style:name="cf4" style:family="table-cell">
      <style:table-cell-properties fo:background-color="#FFCCCC"/>
      <style:text-properties fo:color="#CC0000"/>
    </style:style>
    <style:style style:name="cf5" style:family="table-cell">
      <style:table-cell-properties fo:background-color="#CC0000"/>
      <style:text-properties fo:color="#FFFFF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dc:creator>Marcin Galiński</dc:creator>
    <dc:date>2022-01-03T11:29:25Z</dc:date>
    <meta:editing-cycles>3</meta:editing-cycles>
    <meta:editing-duration>PT1285S</meta:editing-duration>
  </office:meta>
</office:document-meta>
</file>